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String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76pt"/>
    </style:style>
    <style:style style:name="co2" style:family="table-column">
      <style:table-column-properties fo:break-before="auto" style:column-width="311.24pt"/>
    </style:style>
    <style:style style:name="co3" style:family="table-column">
      <style:table-column-properties fo:break-before="auto" style:column-width="204.69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39.15pt"/>
    </style:style>
    <style:style style:name="co6" style:family="table-column">
      <style:table-column-properties fo:break-before="auto" style:column-width="185.84pt"/>
    </style:style>
    <style:style style:name="co7" style:family="table-column">
      <style:table-column-properties fo:break-before="auto" style:column-width="362.0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310.31pt"/>
    </style:style>
    <style:style style:name="co10" style:family="table-column">
      <style:table-column-properties fo:break-before="auto" style:column-width="31.29pt"/>
    </style:style>
    <style:style style:name="ro1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style:font-name="Courier New" fo:font-size="9pt" style:font-size-asian="9pt" style:font-size-complex="9pt"/>
    </style:style>
    <style:style style:name="ce3" style:family="table-cell" style:parent-style-name="Default">
      <style:table-cell-properties style:vertical-align="top"/>
      <style:text-properties style:font-name="Courier New" fo:font-size="9pt" style:font-size-asian="9pt" style:font-size-complex="9pt"/>
    </style:style>
    <style:style style:name="ce4" style:family="table-cell" style:parent-style-name="Default">
      <style:table-cell-properties style:text-align-source="value-type" style:repeat-content="false"/>
      <style:paragraph-properties fo:margin-left="0pt"/>
      <style:text-properties style:font-name="Courier New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Courier New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Courier New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Courier New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9pt" fo:font-weight="bold" style:font-name-asian="Courier New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end" fo:margin-left="0pt"/>
      <style:text-properties style:font-name="Courier New" fo:font-size="9pt" fo:font-weight="normal" style:font-name-asian="Courier New" style:font-size-asian="9pt" style:font-weight-asian="normal" style:font-size-complex="9pt" style:font-weight-complex="normal"/>
    </style:style>
    <style:style style:name="ce10" style:family="table-cell" style:parent-style-name="Default">
      <style:table-cell-properties style:vertical-align="top"/>
      <style:text-properties style:font-name="Courier New" fo:font-size="9pt" style:font-name-asian="Courier New" style:font-size-asian="9pt" style:font-size-complex="9pt"/>
    </style:style>
    <style:style style:name="ce11" style:family="table-cell" style:parent-style-name="Default">
      <style:text-properties style:font-name="Courier New" fo:font-size="9pt" style:font-name-asian="Courier New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 fo:font-size="9pt" fo:font-weight="normal" style:font-name-asian="Courier New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text-align-source="value-type" style:repeat-content="false"/>
      <style:paragraph-properties fo:margin-left="0pt"/>
      <style:text-properties style:font-name="Courier New" fo:font-size="9pt" style:font-name-asian="Courier New" style:font-size-asian="9pt" style:font-size-complex="9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Courier New" fo:font-size="9pt" fo:font-weight="bold" style:font-name-asian="Courier New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font-name="Courier New" fo:font-size="9pt" fo:font-weight="normal" style:font-name-asian="Courier New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Courier New" fo:font-size="9pt" style:font-name-asian="Courier New" style:font-size-asian="9pt" style:font-size-complex="9pt"/>
    </style:style>
  </office:automatic-styles>
  <office:body>
    <office:spreadsheet>
      <table:table table:name="e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sort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p</text:p>
          </table:table-cell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binding</text:p>
          </table:table-cell>
          <table:table-cell table:style-name="ce1" office:value-type="string" calcext:value-type="string">
            <text:p>image</text:p>
          </table:table-cell>
          <table:table-cell table:style-name="ce6" office:value-type="string" calcext:value-type="string">
            <text:p>gf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owa.null</text:p>
          </table:table-cell>
          <table:table-cell table:number-columns-repeated="5"/>
          <table:table-cell table:style-name="ce7" table:formula="of:=IF([.C2]=&quot;&quot;; &quot;&quot;; &quot;api.ctg-&quot;&amp;[.B2]&amp;&quot;-name&quot;     &amp;&quot;|&quot;&amp;[.C2]&amp;CHAR(10)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owa.app</text:p>
          </table:table-cell>
          <table:table-cell office:value-type="string" calcext:value-type="string">
            <text:p>Application</text:p>
          </table:table-cell>
          <table:table-cell table:number-columns-repeated="4"/>
          <table:table-cell table:style-name="ce7" table:formula="of:=IF([.C3]=&quot;&quot;; &quot;&quot;; &quot;api.ctg-&quot;&amp;[.B3]&amp;&quot;-name&quot;     &amp;&quot;|&quot;&amp;[.C3]&amp;CHAR(10))" office:value-type="string" office:string-value="api.ctg-xowa.app-name|Application&#10;" calcext:value-type="string">
            <text:p>api.ctg-xowa.app-name|Application</text:p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owa.nav</text:p>
          </table:table-cell>
          <table:table-cell office:value-type="string" calcext:value-type="string">
            <text:p>Navigation</text:p>
          </table:table-cell>
          <table:table-cell table:number-columns-repeated="4"/>
          <table:table-cell table:style-name="ce7" table:formula="of:=IF([.C4]=&quot;&quot;; &quot;&quot;; &quot;api.ctg-&quot;&amp;[.B4]&amp;&quot;-name&quot;     &amp;&quot;|&quot;&amp;[.C4]&amp;CHAR(10))" office:value-type="string" office:string-value="api.ctg-xowa.nav-name|Navigation&#10;" calcext:value-type="string">
            <text:p>api.ctg-xowa.nav-name|Navigation</text:p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owa.nav.pages</text:p>
          </table:table-cell>
          <table:table-cell office:value-type="string" calcext:value-type="string">
            <text:p>Navigation (Pages)</text:p>
          </table:table-cell>
          <table:table-cell table:number-columns-repeated="4"/>
          <table:table-cell table:style-name="ce7" table:formula="of:=IF([.C5]=&quot;&quot;; &quot;&quot;; &quot;api.ctg-&quot;&amp;[.B5]&amp;&quot;-name&quot;     &amp;&quot;|&quot;&amp;[.C5]&amp;CHAR(10))" office:value-type="string" office:string-value="api.ctg-xowa.nav.pages-name|Navigation (Pages)&#10;" calcext:value-type="string">
            <text:p>api.ctg-xowa.nav.pages-name|Navigation (Pages)</text:p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owa.font</text:p>
          </table:table-cell>
          <table:table-cell office:value-type="string" calcext:value-type="string">
            <text:p>Font</text:p>
          </table:table-cell>
          <table:table-cell table:number-columns-repeated="4"/>
          <table:table-cell table:style-name="ce7" table:formula="of:=IF([.C6]=&quot;&quot;; &quot;&quot;; &quot;api.ctg-&quot;&amp;[.B6]&amp;&quot;-name&quot;     &amp;&quot;|&quot;&amp;[.C6]&amp;CHAR(10))" office:value-type="string" office:string-value="api.ctg-xowa.font-name|Font&#10;" calcext:value-type="string">
            <text:p>api.ctg-xowa.font-name|Font</text:p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owa.page</text:p>
          </table:table-cell>
          <table:table-cell office:value-type="string" calcext:value-type="string">
            <text:p>Page View</text:p>
          </table:table-cell>
          <table:table-cell table:number-columns-repeated="4"/>
          <table:table-cell table:style-name="ce7" table:formula="of:=IF([.C7]=&quot;&quot;; &quot;&quot;; &quot;api.ctg-&quot;&amp;[.B7]&amp;&quot;-name&quot;     &amp;&quot;|&quot;&amp;[.C7]&amp;CHAR(10))" office:value-type="string" office:string-value="api.ctg-xowa.page-name|Page View&#10;" calcext:value-type="string">
            <text:p>api.ctg-xowa.page-name|Page View</text:p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owa.edit</text:p>
          </table:table-cell>
          <table:table-cell office:value-type="string" calcext:value-type="string">
            <text:p>Page Edit</text:p>
          </table:table-cell>
          <table:table-cell table:number-columns-repeated="4"/>
          <table:table-cell table:style-name="ce7" table:formula="of:=IF([.C8]=&quot;&quot;; &quot;&quot;; &quot;api.ctg-&quot;&amp;[.B8]&amp;&quot;-name&quot;     &amp;&quot;|&quot;&amp;[.C8]&amp;CHAR(10))" office:value-type="string" office:string-value="api.ctg-xowa.edit-name|Page Edit&#10;" calcext:value-type="string">
            <text:p>api.ctg-xowa.edit-name|Page Edit</text:p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owa.selection</text:p>
          </table:table-cell>
          <table:table-cell office:value-type="string" calcext:value-type="string">
            <text:p>Page Selection</text:p>
          </table:table-cell>
          <table:table-cell table:number-columns-repeated="4"/>
          <table:table-cell table:style-name="ce7" table:formula="of:=IF([.C9]=&quot;&quot;; &quot;&quot;; &quot;api.ctg-&quot;&amp;[.B9]&amp;&quot;-name&quot;     &amp;&quot;|&quot;&amp;[.C9]&amp;CHAR(10))" office:value-type="string" office:string-value="api.ctg-xowa.selection-name|Page Selection&#10;" calcext:value-type="string">
            <text:p>api.ctg-xowa.selection-name|Page Selection</text:p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owa.browser</text:p>
          </table:table-cell>
          <table:table-cell office:value-type="string" calcext:value-type="string">
            <text:p>Browser</text:p>
          </table:table-cell>
          <table:table-cell table:number-columns-repeated="4"/>
          <table:table-cell table:style-name="ce7" table:formula="of:=IF([.C10]=&quot;&quot;; &quot;&quot;; &quot;api.ctg-&quot;&amp;[.B10]&amp;&quot;-name&quot;     &amp;&quot;|&quot;&amp;[.C10]&amp;CHAR(10))" office:value-type="string" office:string-value="api.ctg-xowa.browser-name|Browser&#10;" calcext:value-type="string">
            <text:p>api.ctg-xowa.browser-name|Browser</text:p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owa.tabs</text:p>
          </table:table-cell>
          <table:table-cell office:value-type="string" calcext:value-type="string">
            <text:p>Tabs</text:p>
          </table:table-cell>
          <table:table-cell table:number-columns-repeated="4"/>
          <table:table-cell table:style-name="ce7" table:formula="of:=IF([.C11]=&quot;&quot;; &quot;&quot;; &quot;api.ctg-&quot;&amp;[.B11]&amp;&quot;-name&quot;     &amp;&quot;|&quot;&amp;[.C11]&amp;CHAR(10))" office:value-type="string" office:string-value="api.ctg-xowa.tabs-name|Tabs&#10;" calcext:value-type="string">
            <text:p>api.ctg-xowa.tabs-name|Tabs</text:p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owa.html</text:p>
          </table:table-cell>
          <table:table-cell office:value-type="string" calcext:value-type="string">
            <text:p>HTML</text:p>
          </table:table-cell>
          <table:table-cell table:number-columns-repeated="4"/>
          <table:table-cell table:style-name="ce7" table:formula="of:=IF([.C12]=&quot;&quot;; &quot;&quot;; &quot;api.ctg-&quot;&amp;[.B12]&amp;&quot;-name&quot;     &amp;&quot;|&quot;&amp;[.C12]&amp;CHAR(10))" office:value-type="string" office:string-value="api.ctg-xowa.html-name|HTML&#10;" calcext:value-type="string">
            <text:p>api.ctg-xowa.html-name|HTML</text:p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owa.net</text:p>
          </table:table-cell>
          <table:table-cell office:value-type="string" calcext:value-type="string">
            <text:p>Net</text:p>
          </table:table-cell>
          <table:table-cell table:number-columns-repeated="4"/>
          <table:table-cell table:style-name="ce7" table:formula="of:=IF([.C13]=&quot;&quot;; &quot;&quot;; &quot;api.ctg-&quot;&amp;[.B13]&amp;&quot;-name&quot;     &amp;&quot;|&quot;&amp;[.C13]&amp;CHAR(10))" office:value-type="string" office:string-value="api.ctg-xowa.net-name|Net&#10;" calcext:value-type="string">
            <text:p>api.ctg-xowa.net-name|Net</text:p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owa.bookmarks</text:p>
          </table:table-cell>
          <table:table-cell office:value-type="string" calcext:value-type="string">
            <text:p>Bookmarks</text:p>
          </table:table-cell>
          <table:table-cell table:number-columns-repeated="4"/>
          <table:table-cell table:style-name="ce7" table:formula="of:=IF([.C14]=&quot;&quot;; &quot;&quot;; &quot;api.ctg-&quot;&amp;[.B14]&amp;&quot;-name&quot;     &amp;&quot;|&quot;&amp;[.C14]&amp;CHAR(10))" office:value-type="string" office:string-value="api.ctg-xowa.bookmarks-name|Bookmarks&#10;" calcext:value-type="string">
            <text:p>api.ctg-xowa.bookmarks-name|Bookmarks</text:p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owa.history</text:p>
          </table:table-cell>
          <table:table-cell office:value-type="string" calcext:value-type="string">
            <text:p>History</text:p>
          </table:table-cell>
          <table:table-cell table:number-columns-repeated="4"/>
          <table:table-cell table:style-name="ce7" table:formula="of:=IF([.C15]=&quot;&quot;; &quot;&quot;; &quot;api.ctg-&quot;&amp;[.B15]&amp;&quot;-name&quot;     &amp;&quot;|&quot;&amp;[.C15]&amp;CHAR(10))" office:value-type="string" office:string-value="api.ctg-xowa.history-name|History&#10;" calcext:value-type="string">
            <text:p>api.ctg-xowa.history-name|History</text:p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owa.xtns</text:p>
          </table:table-cell>
          <table:table-cell office:value-type="string" calcext:value-type="string">
            <text:p>Extensions</text:p>
          </table:table-cell>
          <table:table-cell table:number-columns-repeated="4"/>
          <table:table-cell table:style-name="ce7" table:formula="of:=IF([.C16]=&quot;&quot;; &quot;&quot;; &quot;api.ctg-&quot;&amp;[.B16]&amp;&quot;-name&quot;     &amp;&quot;|&quot;&amp;[.C16]&amp;CHAR(10))" office:value-type="string" office:string-value="api.ctg-xowa.xtns-name|Extensions&#10;" calcext:value-type="string">
            <text:p>api.ctg-xowa.xtns-name|Extensions</text:p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Custom</text:p>
          </table:table-cell>
          <table:table-cell table:number-columns-repeated="4"/>
          <table:table-cell table:style-name="ce7" table:formula="of:=IF([.C17]=&quot;&quot;; &quot;&quot;; &quot;api.ctg-&quot;&amp;[.B17]&amp;&quot;-name&quot;     &amp;&quot;|&quot;&amp;[.C17]&amp;CHAR(10))" office:value-type="string" office:string-value="api.ctg-custom-name|Custom&#10;" calcext:value-type="string">
            <text:p>api.ctg-custom-name|Custom</text:p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owa.app.exit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Exit XOWA by shutting down applicat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ile/exit.png</text:p>
          </table:table-cell>
          <table:table-cell table:style-name="ce7" table:formula="of:=IF([.C18]=&quot;&quot;; &quot;&quot;; &quot;api-&quot;&amp;[.B18]&amp;&quot;-name&quot;     &amp;&quot;|&quot;&amp;[.C18]&amp;CHAR(10)) &amp;IF([.D18]=&quot;&quot;; &quot;&quot;; &quot;api-&quot;&amp;[.B18]&amp;&quot;-tip&quot;      &amp;&quot;|&quot;&amp;REPLACEMACRO([.D18];&quot;|&quot;;&quot;\u007C&quot;)&amp;CHAR(10)) &amp;IF([.E18]=&quot;&quot;; &quot;&quot;; &quot;api-&quot;&amp;[.B18]&amp;&quot;-letter&quot;   &amp;&quot;|&quot;&amp;[.E18]&amp;CHAR(10)) &amp;IF([.F18]=&quot;&quot;; &quot;&quot;; &quot;api-&quot;&amp;[.B18]&amp;&quot;-shortcut&quot; &amp;&quot;|&quot;&amp;[.F18]&amp;CHAR(10)) &amp;IF([.G18]=&quot;&quot;; &quot;&quot;; &quot;api-&quot;&amp;[.B18]&amp;&quot;-image&quot;    &amp;&quot;|&quot;&amp;[.G18]&amp;CHAR(10))" office:value-type="string" office:string-value="api-xowa.app.exit-name|Exit&#10;api-xowa.app.exit-tip|Exit XOWA by shutting down application&#10;api-xowa.app.exit-letter|x&#10;api-xowa.app.exit-image|file/exit.png&#10;" calcext:value-type="string">
            <text:p>api-xowa.app.exit-name|Exit</text:p>
            <text:p>api-xowa.app.exit-tip|Exit XOWA by shutting down application</text:p>
            <text:p>api-xowa.app.exit-letter|x</text:p>
            <text:p>api-xowa.app.exit-image|file/exit.png</text:p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xowa.nav.go_bwd</text:p>
          </table:table-cell>
          <table:table-cell table:style-name="ce3" office:value-type="string" calcext:value-type="string">
            <text:p>Back</text:p>
          </table:table-cell>
          <table:table-cell table:style-name="ce3" office:value-type="string" calcext:value-type="string">
            <text:p>Go back one page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history/go_bwd.png</text:p>
          </table:table-cell>
          <table:table-cell table:style-name="ce7" table:formula="of:=IF([.C19]=&quot;&quot;; &quot;&quot;; &quot;api-&quot;&amp;[.B19]&amp;&quot;-name&quot;     &amp;&quot;|&quot;&amp;[.C19]&amp;CHAR(10)) &amp;IF([.D19]=&quot;&quot;; &quot;&quot;; &quot;api-&quot;&amp;[.B19]&amp;&quot;-tip&quot;      &amp;&quot;|&quot;&amp;REPLACEMACRO([.D19];&quot;|&quot;;&quot;\u007C&quot;)&amp;CHAR(10)) &amp;IF([.E19]=&quot;&quot;; &quot;&quot;; &quot;api-&quot;&amp;[.B19]&amp;&quot;-letter&quot;   &amp;&quot;|&quot;&amp;[.E19]&amp;CHAR(10)) &amp;IF([.F19]=&quot;&quot;; &quot;&quot;; &quot;api-&quot;&amp;[.B19]&amp;&quot;-shortcut&quot; &amp;&quot;|&quot;&amp;[.F19]&amp;CHAR(10)) &amp;IF([.G19]=&quot;&quot;; &quot;&quot;; &quot;api-&quot;&amp;[.B19]&amp;&quot;-image&quot;    &amp;&quot;|&quot;&amp;[.G19]&amp;CHAR(10))" office:value-type="string" office:string-value="api-xowa.nav.go_bwd-name|Back&#10;api-xowa.nav.go_bwd-tip|Go back one page&#10;api-xowa.nav.go_bwd-letter|b&#10;api-xowa.nav.go_bwd-image|history/go_bwd.png&#10;" calcext:value-type="string">
            <text:p>api-xowa.nav.go_bwd-name|Back</text:p>
            <text:p>api-xowa.nav.go_bwd-tip|Go back one page</text:p>
            <text:p>api-xowa.nav.go_bwd-letter|b</text:p>
            <text:p>api-xowa.nav.go_bwd-image|history/go_bwd.png</text:p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xowa.nav.go_fwd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Go forward one page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history/go_fwd.png</text:p>
          </table:table-cell>
          <table:table-cell table:style-name="ce7" table:formula="of:=IF([.C20]=&quot;&quot;; &quot;&quot;; &quot;api-&quot;&amp;[.B20]&amp;&quot;-name&quot;     &amp;&quot;|&quot;&amp;[.C20]&amp;CHAR(10)) &amp;IF([.D20]=&quot;&quot;; &quot;&quot;; &quot;api-&quot;&amp;[.B20]&amp;&quot;-tip&quot;      &amp;&quot;|&quot;&amp;REPLACEMACRO([.D20];&quot;|&quot;;&quot;\u007C&quot;)&amp;CHAR(10)) &amp;IF([.E20]=&quot;&quot;; &quot;&quot;; &quot;api-&quot;&amp;[.B20]&amp;&quot;-letter&quot;   &amp;&quot;|&quot;&amp;[.E20]&amp;CHAR(10)) &amp;IF([.F20]=&quot;&quot;; &quot;&quot;; &quot;api-&quot;&amp;[.B20]&amp;&quot;-shortcut&quot; &amp;&quot;|&quot;&amp;[.F20]&amp;CHAR(10)) &amp;IF([.G20]=&quot;&quot;; &quot;&quot;; &quot;api-&quot;&amp;[.B20]&amp;&quot;-image&quot;    &amp;&quot;|&quot;&amp;[.G20]&amp;CHAR(10))" office:value-type="string" office:string-value="api-xowa.nav.go_fwd-name|Forward&#10;api-xowa.nav.go_fwd-tip|Go forward one page&#10;api-xowa.nav.go_fwd-letter|f&#10;api-xowa.nav.go_fwd-image|history/go_fwd.png&#10;" calcext:value-type="string">
            <text:p>api-xowa.nav.go_fwd-name|Forward</text:p>
            <text:p>api-xowa.nav.go_fwd-tip|Go forward one page</text:p>
            <text:p>api-xowa.nav.go_fwd-letter|f</text:p>
            <text:p>api-xowa.nav.go_fwd-image|history/go_fwd.png</text:p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xowa.nav.cfg.main</text:p>
          </table:table-cell>
          <table:table-cell table:style-name="ce3" office:value-type="string" calcext:value-type="string">
            <text:p>Options</text:p>
          </table:table-cell>
          <table:table-cell table:style-name="ce3" office:value-type="string" calcext:value-type="string">
            <text:p>Show Options Page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3" office:value-type="string" calcext:value-type="string">
            <text:p>tools/options.png</text:p>
          </table:table-cell>
          <table:table-cell table:style-name="ce7" table:formula="of:=IF([.C21]=&quot;&quot;; &quot;&quot;; &quot;api-&quot;&amp;[.B21]&amp;&quot;-name&quot;     &amp;&quot;|&quot;&amp;[.C21]&amp;CHAR(10)) &amp;IF([.D21]=&quot;&quot;; &quot;&quot;; &quot;api-&quot;&amp;[.B21]&amp;&quot;-tip&quot;      &amp;&quot;|&quot;&amp;REPLACEMACRO([.D21];&quot;|&quot;;&quot;\u007C&quot;)&amp;CHAR(10)) &amp;IF([.E21]=&quot;&quot;; &quot;&quot;; &quot;api-&quot;&amp;[.B21]&amp;&quot;-letter&quot;   &amp;&quot;|&quot;&amp;[.E21]&amp;CHAR(10)) &amp;IF([.F21]=&quot;&quot;; &quot;&quot;; &quot;api-&quot;&amp;[.B21]&amp;&quot;-shortcut&quot; &amp;&quot;|&quot;&amp;[.F21]&amp;CHAR(10)) &amp;IF([.G21]=&quot;&quot;; &quot;&quot;; &quot;api-&quot;&amp;[.B21]&amp;&quot;-image&quot;    &amp;&quot;|&quot;&amp;[.G21]&amp;CHAR(10))" office:value-type="string" office:string-value="api-xowa.nav.cfg.main-name|Options&#10;api-xowa.nav.cfg.main-tip|Show Options Page&#10;api-xowa.nav.cfg.main-letter|o&#10;api-xowa.nav.cfg.main-image|tools/options.png&#10;" calcext:value-type="string">
            <text:p>api-xowa.nav.cfg.main-name|Options</text:p>
            <text:p>api-xowa.nav.cfg.main-tip|Show Options Page</text:p>
            <text:p>api-xowa.nav.cfg.main-letter|o</text:p>
            <text:p>api-xowa.nav.cfg.main-image|tools/options.png</text:p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xowa.nav.cfg.menus</text:p>
          </table:table-cell>
          <table:table-cell table:style-name="ce3" office:value-type="string" calcext:value-type="string">
            <text:p>Configure Menus</text:p>
          </table:table-cell>
          <table:table-cell table:style-name="ce3" office:value-type="string" calcext:value-type="string">
            <text:p>Configure the main menu bar or the popup menus</text:p>
          </table:table-cell>
          <table:table-cell table:style-name="ce3" office:value-type="string" calcext:value-type="string">
            <text:p>m</text:p>
          </table:table-cell>
          <table:table-cell table:style-name="ce3" table:number-columns-repeated="2"/>
          <table:table-cell table:style-name="ce7" table:formula="of:=IF([.C22]=&quot;&quot;; &quot;&quot;; &quot;api-&quot;&amp;[.B22]&amp;&quot;-name&quot;     &amp;&quot;|&quot;&amp;[.C22]&amp;CHAR(10)) &amp;IF([.D22]=&quot;&quot;; &quot;&quot;; &quot;api-&quot;&amp;[.B22]&amp;&quot;-tip&quot;      &amp;&quot;|&quot;&amp;REPLACEMACRO([.D22];&quot;|&quot;;&quot;\u007C&quot;)&amp;CHAR(10)) &amp;IF([.E22]=&quot;&quot;; &quot;&quot;; &quot;api-&quot;&amp;[.B22]&amp;&quot;-letter&quot;   &amp;&quot;|&quot;&amp;[.E22]&amp;CHAR(10)) &amp;IF([.F22]=&quot;&quot;; &quot;&quot;; &quot;api-&quot;&amp;[.B22]&amp;&quot;-shortcut&quot; &amp;&quot;|&quot;&amp;[.F22]&amp;CHAR(10)) &amp;IF([.G22]=&quot;&quot;; &quot;&quot;; &quot;api-&quot;&amp;[.B22]&amp;&quot;-image&quot;    &amp;&quot;|&quot;&amp;[.G22]&amp;CHAR(10))" office:value-type="string" office:string-value="api-xowa.nav.cfg.menus-name|Configure Menus&#10;api-xowa.nav.cfg.menus-tip|Configure the main menu bar or the popup menus&#10;api-xowa.nav.cfg.menus-letter|m&#10;" calcext:value-type="string">
            <text:p>api-xowa.nav.cfg.menus-name|Configure Menus</text:p>
            <text:p>api-xowa.nav.cfg.menus-tip|Configure the main menu bar or the popup menus</text:p>
            <text:p>api-xowa.nav.cfg.menus-letter|m</text:p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xowa.nav.wiki.main_page</text:p>
          </table:table-cell>
          <table:table-cell table:style-name="ce3" office:value-type="string" calcext:value-type="string">
            <text:p>Go to Main Page</text:p>
          </table:table-cell>
          <table:table-cell table:style-name="ce3" office:value-type="string" calcext:value-type="string">
            <text:p>Go to Main Page of current wiki</text:p>
          </table:table-cell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bookmarks/goto_main_page.png</text:p>
          </table:table-cell>
          <table:table-cell table:style-name="ce7" table:formula="of:=IF([.C23]=&quot;&quot;; &quot;&quot;; &quot;api-&quot;&amp;[.B23]&amp;&quot;-name&quot;     &amp;&quot;|&quot;&amp;[.C23]&amp;CHAR(10)) &amp;IF([.D23]=&quot;&quot;; &quot;&quot;; &quot;api-&quot;&amp;[.B23]&amp;&quot;-tip&quot;      &amp;&quot;|&quot;&amp;REPLACEMACRO([.D23];&quot;|&quot;;&quot;\u007C&quot;)&amp;CHAR(10)) &amp;IF([.E23]=&quot;&quot;; &quot;&quot;; &quot;api-&quot;&amp;[.B23]&amp;&quot;-letter&quot;   &amp;&quot;|&quot;&amp;[.E23]&amp;CHAR(10)) &amp;IF([.F23]=&quot;&quot;; &quot;&quot;; &quot;api-&quot;&amp;[.B23]&amp;&quot;-shortcut&quot; &amp;&quot;|&quot;&amp;[.F23]&amp;CHAR(10)) &amp;IF([.G23]=&quot;&quot;; &quot;&quot;; &quot;api-&quot;&amp;[.B23]&amp;&quot;-image&quot;    &amp;&quot;|&quot;&amp;[.G23]&amp;CHAR(10))" office:value-type="string" office:string-value="api-xowa.nav.wiki.main_page-name|Go to Main Page&#10;api-xowa.nav.wiki.main_page-tip|Go to Main Page of current wiki&#10;api-xowa.nav.wiki.main_page-letter|m&#10;api-xowa.nav.wiki.main_page-image|bookmarks/goto_main_page.png&#10;" calcext:value-type="string">
            <text:p>api-xowa.nav.wiki.main_page-name|Go to Main Page</text:p>
            <text:p>api-xowa.nav.wiki.main_page-tip|Go to Main Page of current wiki</text:p>
            <text:p>api-xowa.nav.wiki.main_page-letter|m</text:p>
            <text:p>api-xowa.nav.wiki.main_page-image|bookmarks/goto_main_page.png</text:p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xowa.nav.wiki.sandbox</text:p>
          </table:table-cell>
          <table:table-cell table:style-name="ce3" office:value-type="string" calcext:value-type="string">
            <text:p>Go to Sandbox</text:p>
          </table:table-cell>
          <table:table-cell table:style-name="ce3" office:value-type="string" calcext:value-type="string">
            <text:p>Go to sandbox for current wiki. Note that some wikis may not have a sandbox</text:p>
          </table:table-cell>
          <table:table-cell table:style-name="ce3" table:number-columns-repeated="3"/>
          <table:table-cell table:style-name="ce7" table:formula="of:=IF([.C24]=&quot;&quot;; &quot;&quot;; &quot;api-&quot;&amp;[.B24]&amp;&quot;-name&quot;     &amp;&quot;|&quot;&amp;[.C24]&amp;CHAR(10)) &amp;IF([.D24]=&quot;&quot;; &quot;&quot;; &quot;api-&quot;&amp;[.B24]&amp;&quot;-tip&quot;      &amp;&quot;|&quot;&amp;REPLACEMACRO([.D24];&quot;|&quot;;&quot;\u007C&quot;)&amp;CHAR(10)) &amp;IF([.E24]=&quot;&quot;; &quot;&quot;; &quot;api-&quot;&amp;[.B24]&amp;&quot;-letter&quot;   &amp;&quot;|&quot;&amp;[.E24]&amp;CHAR(10)) &amp;IF([.F24]=&quot;&quot;; &quot;&quot;; &quot;api-&quot;&amp;[.B24]&amp;&quot;-shortcut&quot; &amp;&quot;|&quot;&amp;[.F24]&amp;CHAR(10)) &amp;IF([.G24]=&quot;&quot;; &quot;&quot;; &quot;api-&quot;&amp;[.B24]&amp;&quot;-image&quot;    &amp;&quot;|&quot;&amp;[.G24]&amp;CHAR(10))" office:value-type="string" office:string-value="api-xowa.nav.wiki.sandbox-name|Go to Sandbox&#10;api-xowa.nav.wiki.sandbox-tip|Go to sandbox for current wiki. Note that some wikis may not have a sandbox&#10;" calcext:value-type="string">
            <text:p>api-xowa.nav.wiki.sandbox-name|Go to Sandbox</text:p>
            <text:p>api-xowa.nav.wiki.sandbox-tip|Go to sandbox for current wiki. Note that some wikis may not have a sandbox</text:p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xowa.nav.wiki.random</text:p>
          </table:table-cell>
          <table:table-cell table:style-name="ce3" office:value-type="string" calcext:value-type="string">
            <text:p>Go to Random Page</text:p>
          </table:table-cell>
          <table:table-cell table:style-name="ce3" office:value-type="string" calcext:value-type="string">
            <text:p>Go to random page in mainspace (no Category:, File:, Help:, etc.)</text:p>
          </table:table-cell>
          <table:table-cell table:style-name="ce3" table:number-columns-repeated="3"/>
          <table:table-cell table:style-name="ce7" table:formula="of:=IF([.C25]=&quot;&quot;; &quot;&quot;; &quot;api-&quot;&amp;[.B25]&amp;&quot;-name&quot;     &amp;&quot;|&quot;&amp;[.C25]&amp;CHAR(10)) &amp;IF([.D25]=&quot;&quot;; &quot;&quot;; &quot;api-&quot;&amp;[.B25]&amp;&quot;-tip&quot;      &amp;&quot;|&quot;&amp;REPLACEMACRO([.D25];&quot;|&quot;;&quot;\u007C&quot;)&amp;CHAR(10)) &amp;IF([.E25]=&quot;&quot;; &quot;&quot;; &quot;api-&quot;&amp;[.B25]&amp;&quot;-letter&quot;   &amp;&quot;|&quot;&amp;[.E25]&amp;CHAR(10)) &amp;IF([.F25]=&quot;&quot;; &quot;&quot;; &quot;api-&quot;&amp;[.B25]&amp;&quot;-shortcut&quot; &amp;&quot;|&quot;&amp;[.F25]&amp;CHAR(10)) &amp;IF([.G25]=&quot;&quot;; &quot;&quot;; &quot;api-&quot;&amp;[.B25]&amp;&quot;-image&quot;    &amp;&quot;|&quot;&amp;[.G25]&amp;CHAR(10))" office:value-type="string" office:string-value="api-xowa.nav.wiki.random-name|Go to Random Page&#10;api-xowa.nav.wiki.random-tip|Go to random page in mainspace (no Category:, File:, Help:, etc.)&#10;" calcext:value-type="string">
            <text:p>api-xowa.nav.wiki.random-name|Go to Random Page</text:p>
            <text:p>api-xowa.nav.wiki.random-tip|Go to random page in mainspace (no Category:, File:, Help:, etc.)</text:p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xowa.nav.help.help</text:p>
          </table:table-cell>
          <table:table-cell table:style-name="ce3" office:value-type="string" calcext:value-type="string">
            <text:p>XOWA Help</text:p>
          </table:table-cell>
          <table:table-cell table:style-name="ce3" office:value-type="string" calcext:value-type="string">
            <text:p>View XOWA's Help page</text:p>
          </table:table-cell>
          <table:table-cell table:style-name="ce3" office:value-type="string" calcext:value-type="string">
            <text:p>h</text:p>
          </table:table-cell>
          <table:table-cell table:style-name="ce3"/>
          <table:table-cell table:style-name="ce3" office:value-type="string" calcext:value-type="string">
            <text:p>help/contents.png</text:p>
          </table:table-cell>
          <table:table-cell table:style-name="ce7" table:formula="of:=IF([.C26]=&quot;&quot;; &quot;&quot;; &quot;api-&quot;&amp;[.B26]&amp;&quot;-name&quot;     &amp;&quot;|&quot;&amp;[.C26]&amp;CHAR(10)) &amp;IF([.D26]=&quot;&quot;; &quot;&quot;; &quot;api-&quot;&amp;[.B26]&amp;&quot;-tip&quot;      &amp;&quot;|&quot;&amp;REPLACEMACRO([.D26];&quot;|&quot;;&quot;\u007C&quot;)&amp;CHAR(10)) &amp;IF([.E26]=&quot;&quot;; &quot;&quot;; &quot;api-&quot;&amp;[.B26]&amp;&quot;-letter&quot;   &amp;&quot;|&quot;&amp;[.E26]&amp;CHAR(10)) &amp;IF([.F26]=&quot;&quot;; &quot;&quot;; &quot;api-&quot;&amp;[.B26]&amp;&quot;-shortcut&quot; &amp;&quot;|&quot;&amp;[.F26]&amp;CHAR(10)) &amp;IF([.G26]=&quot;&quot;; &quot;&quot;; &quot;api-&quot;&amp;[.B26]&amp;&quot;-image&quot;    &amp;&quot;|&quot;&amp;[.G26]&amp;CHAR(10))" office:value-type="string" office:string-value="api-xowa.nav.help.help-name|XOWA Help&#10;api-xowa.nav.help.help-tip|View XOWA's Help page&#10;api-xowa.nav.help.help-letter|h&#10;api-xowa.nav.help.help-image|help/contents.png&#10;" calcext:value-type="string">
            <text:p>api-xowa.nav.help.help-name|XOWA Help</text:p>
            <text:p>api-xowa.nav.help.help-tip|View XOWA's Help page</text:p>
            <text:p>api-xowa.nav.help.help-letter|h</text:p>
            <text:p>api-xowa.nav.help.help-image|help/contents.png</text:p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xowa.nav.help.about</text:p>
          </table:table-cell>
          <table:table-cell table:style-name="ce3" office:value-type="string" calcext:value-type="string">
            <text:p>About XOWA</text:p>
          </table:table-cell>
          <table:table-cell table:style-name="ce3" office:value-type="string" calcext:value-type="string">
            <text:p>View information about XOWA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help/about.png</text:p>
          </table:table-cell>
          <table:table-cell table:style-name="ce7" table:formula="of:=IF([.C27]=&quot;&quot;; &quot;&quot;; &quot;api-&quot;&amp;[.B27]&amp;&quot;-name&quot;     &amp;&quot;|&quot;&amp;[.C27]&amp;CHAR(10)) &amp;IF([.D27]=&quot;&quot;; &quot;&quot;; &quot;api-&quot;&amp;[.B27]&amp;&quot;-tip&quot;      &amp;&quot;|&quot;&amp;REPLACEMACRO([.D27];&quot;|&quot;;&quot;\u007C&quot;)&amp;CHAR(10)) &amp;IF([.E27]=&quot;&quot;; &quot;&quot;; &quot;api-&quot;&amp;[.B27]&amp;&quot;-letter&quot;   &amp;&quot;|&quot;&amp;[.E27]&amp;CHAR(10)) &amp;IF([.F27]=&quot;&quot;; &quot;&quot;; &quot;api-&quot;&amp;[.B27]&amp;&quot;-shortcut&quot; &amp;&quot;|&quot;&amp;[.F27]&amp;CHAR(10)) &amp;IF([.G27]=&quot;&quot;; &quot;&quot;; &quot;api-&quot;&amp;[.B27]&amp;&quot;-image&quot;    &amp;&quot;|&quot;&amp;[.G27]&amp;CHAR(10))" office:value-type="string" office:string-value="api-xowa.nav.help.about-name|About XOWA&#10;api-xowa.nav.help.about-tip|View information about XOWA&#10;api-xowa.nav.help.about-letter|a&#10;api-xowa.nav.help.about-image|help/about.png&#10;" calcext:value-type="string">
            <text:p>api-xowa.nav.help.about-name|About XOWA</text:p>
            <text:p>api-xowa.nav.help.about-tip|View information about XOWA</text:p>
            <text:p>api-xowa.nav.help.about-letter|a</text:p>
            <text:p>api-xowa.nav.help.about-image|help/about.png</text:p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xowa.nav.help.xowa_main</text:p>
          </table:table-cell>
          <table:table-cell table:style-name="ce3" office:value-type="string" calcext:value-type="string">
            <text:p>XOWA Main Page</text:p>
          </table:table-cell>
          <table:table-cell table:style-name="ce3" office:value-type="string" calcext:value-type="string">
            <text:p>Go to XOWA's Main Page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7" table:formula="of:=IF([.C28]=&quot;&quot;; &quot;&quot;; &quot;api-&quot;&amp;[.B28]&amp;&quot;-name&quot;     &amp;&quot;|&quot;&amp;[.C28]&amp;CHAR(10)) &amp;IF([.D28]=&quot;&quot;; &quot;&quot;; &quot;api-&quot;&amp;[.B28]&amp;&quot;-tip&quot;      &amp;&quot;|&quot;&amp;REPLACEMACRO([.D28];&quot;|&quot;;&quot;\u007C&quot;)&amp;CHAR(10)) &amp;IF([.E28]=&quot;&quot;; &quot;&quot;; &quot;api-&quot;&amp;[.B28]&amp;&quot;-letter&quot;   &amp;&quot;|&quot;&amp;[.E28]&amp;CHAR(10)) &amp;IF([.F28]=&quot;&quot;; &quot;&quot;; &quot;api-&quot;&amp;[.B28]&amp;&quot;-shortcut&quot; &amp;&quot;|&quot;&amp;[.F28]&amp;CHAR(10)) &amp;IF([.G28]=&quot;&quot;; &quot;&quot;; &quot;api-&quot;&amp;[.B28]&amp;&quot;-image&quot;    &amp;&quot;|&quot;&amp;[.G28]&amp;CHAR(10))" office:value-type="string" office:string-value="api-xowa.nav.help.xowa_main-name|XOWA Main Page&#10;api-xowa.nav.help.xowa_main-tip|Go to XOWA's Main Page&#10;api-xowa.nav.help.xowa_main-letter|x&#10;" calcext:value-type="string">
            <text:p>api-xowa.nav.help.xowa_main-name|XOWA Main Page</text:p>
            <text:p>api-xowa.nav.help.xowa_main-tip|Go to XOWA's Main Page</text:p>
            <text:p>api-xowa.nav.help.xowa_main-letter|x</text:p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xowa.nav.help.change_log</text:p>
          </table:table-cell>
          <table:table-cell table:style-name="ce3" office:value-type="string" calcext:value-type="string">
            <text:p>Change log</text:p>
          </table:table-cell>
          <table:table-cell table:style-name="ce3" office:value-type="string" calcext:value-type="string">
            <text:p>View XOWA's change log</text:p>
          </table:table-cell>
          <table:table-cell table:style-name="ce3" office:value-type="string" calcext:value-type="string">
            <text:p>l</text:p>
          </table:table-cell>
          <table:table-cell table:style-name="ce3" table:number-columns-repeated="2"/>
          <table:table-cell table:style-name="ce7" table:formula="of:=IF([.C29]=&quot;&quot;; &quot;&quot;; &quot;api-&quot;&amp;[.B29]&amp;&quot;-name&quot;     &amp;&quot;|&quot;&amp;[.C29]&amp;CHAR(10)) &amp;IF([.D29]=&quot;&quot;; &quot;&quot;; &quot;api-&quot;&amp;[.B29]&amp;&quot;-tip&quot;      &amp;&quot;|&quot;&amp;REPLACEMACRO([.D29];&quot;|&quot;;&quot;\u007C&quot;)&amp;CHAR(10)) &amp;IF([.E29]=&quot;&quot;; &quot;&quot;; &quot;api-&quot;&amp;[.B29]&amp;&quot;-letter&quot;   &amp;&quot;|&quot;&amp;[.E29]&amp;CHAR(10)) &amp;IF([.F29]=&quot;&quot;; &quot;&quot;; &quot;api-&quot;&amp;[.B29]&amp;&quot;-shortcut&quot; &amp;&quot;|&quot;&amp;[.F29]&amp;CHAR(10)) &amp;IF([.G29]=&quot;&quot;; &quot;&quot;; &quot;api-&quot;&amp;[.B29]&amp;&quot;-image&quot;    &amp;&quot;|&quot;&amp;[.G29]&amp;CHAR(10))" office:value-type="string" office:string-value="api-xowa.nav.help.change_log-name|Change log&#10;api-xowa.nav.help.change_log-tip|View XOWA's change log&#10;api-xowa.nav.help.change_log-letter|l&#10;" calcext:value-type="string">
            <text:p>api-xowa.nav.help.change_log-name|Change log</text:p>
            <text:p>api-xowa.nav.help.change_log-tip|View XOWA's change log</text:p>
            <text:p>api-xowa.nav.help.change_log-letter|l</text:p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xowa.nav.help.diagnostics</text:p>
          </table:table-cell>
          <table:table-cell table:style-name="ce3" office:value-type="string" calcext:value-type="string">
            <text:p>Diagnostics</text:p>
          </table:table-cell>
          <table:table-cell table:style-name="ce3" office:value-type="string" calcext:value-type="string">
            <text:p>Diagnose parts of your XOWA installation</text:p>
          </table:table-cell>
          <table:table-cell table:style-name="ce3" office:value-type="string" calcext:value-type="string">
            <text:p>d</text:p>
          </table:table-cell>
          <table:table-cell table:style-name="ce3" table:number-columns-repeated="2"/>
          <table:table-cell table:style-name="ce7" table:formula="of:=IF([.C30]=&quot;&quot;; &quot;&quot;; &quot;api-&quot;&amp;[.B30]&amp;&quot;-name&quot;     &amp;&quot;|&quot;&amp;[.C30]&amp;CHAR(10)) &amp;IF([.D30]=&quot;&quot;; &quot;&quot;; &quot;api-&quot;&amp;[.B30]&amp;&quot;-tip&quot;      &amp;&quot;|&quot;&amp;REPLACEMACRO([.D30];&quot;|&quot;;&quot;\u007C&quot;)&amp;CHAR(10)) &amp;IF([.E30]=&quot;&quot;; &quot;&quot;; &quot;api-&quot;&amp;[.B30]&amp;&quot;-letter&quot;   &amp;&quot;|&quot;&amp;[.E30]&amp;CHAR(10)) &amp;IF([.F30]=&quot;&quot;; &quot;&quot;; &quot;api-&quot;&amp;[.B30]&amp;&quot;-shortcut&quot; &amp;&quot;|&quot;&amp;[.F30]&amp;CHAR(10)) &amp;IF([.G30]=&quot;&quot;; &quot;&quot;; &quot;api-&quot;&amp;[.B30]&amp;&quot;-image&quot;    &amp;&quot;|&quot;&amp;[.G30]&amp;CHAR(10))" office:value-type="string" office:string-value="api-xowa.nav.help.diagnostics-name|Diagnostics&#10;api-xowa.nav.help.diagnostics-tip|Diagnose parts of your XOWA installation&#10;api-xowa.nav.help.diagnostics-letter|d&#10;" calcext:value-type="string">
            <text:p>api-xowa.nav.help.diagnostics-name|Diagnostics</text:p>
            <text:p>api-xowa.nav.help.diagnostics-tip|Diagnose parts of your XOWA installation</text:p>
            <text:p>api-xowa.nav.help.diagnostics-letter|d</text:p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xowa.nav.setup.download_central</text:p>
          </table:table-cell>
          <table:table-cell table:style-name="ce3" office:value-type="string" calcext:value-type="string">
            <text:p>Download Central</text:p>
          </table:table-cell>
          <table:table-cell table:style-name="ce3" office:value-type="string" calcext:value-type="string">
            <text:p>Download wikis</text:p>
          </table:table-cell>
          <table:table-cell table:style-name="ce3" office:value-type="string" calcext:value-type="string">
            <text:p>d</text:p>
          </table:table-cell>
          <table:table-cell table:style-name="ce3" table:number-columns-repeated="2"/>
          <table:table-cell table:style-name="ce7" table:formula="of:=IF([.C31]=&quot;&quot;; &quot;&quot;; &quot;api-&quot;&amp;[.B31]&amp;&quot;-name&quot;     &amp;&quot;|&quot;&amp;[.C31]&amp;CHAR(10)) &amp;IF([.D31]=&quot;&quot;; &quot;&quot;; &quot;api-&quot;&amp;[.B31]&amp;&quot;-tip&quot;      &amp;&quot;|&quot;&amp;REPLACEMACRO([.D31];&quot;|&quot;;&quot;\u007C&quot;)&amp;CHAR(10)) &amp;IF([.E31]=&quot;&quot;; &quot;&quot;; &quot;api-&quot;&amp;[.B31]&amp;&quot;-letter&quot;   &amp;&quot;|&quot;&amp;[.E31]&amp;CHAR(10)) &amp;IF([.F31]=&quot;&quot;; &quot;&quot;; &quot;api-&quot;&amp;[.B31]&amp;&quot;-shortcut&quot; &amp;&quot;|&quot;&amp;[.F31]&amp;CHAR(10)) &amp;IF([.G31]=&quot;&quot;; &quot;&quot;; &quot;api-&quot;&amp;[.B31]&amp;&quot;-image&quot;    &amp;&quot;|&quot;&amp;[.G31]&amp;CHAR(10))" office:value-type="string" office:string-value="api-xowa.nav.setup.download_central-name|Download Central&#10;api-xowa.nav.setup.download_central-tip|Download wikis&#10;api-xowa.nav.setup.download_central-letter|d&#10;" calcext:value-type="string">
            <text:p>api-xowa.nav.setup.download_central-name|Download Central</text:p>
            <text:p>api-xowa.nav.setup.download_central-tip|Download wikis</text:p>
            <text:p>api-xowa.nav.setup.download_central-letter|d</text:p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xowa.nav.setup.import_from_list</text:p>
          </table:table-cell>
          <table:table-cell table:style-name="ce3" office:value-type="string" calcext:value-type="string">
            <text:p>Import from List</text:p>
          </table:table-cell>
          <table:table-cell table:style-name="ce3" office:value-type="string" calcext:value-type="string">
            <text:p>Import a wiki from a list of known Wikimedia dumps (online connection needed)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2"/>
          <table:table-cell table:style-name="ce7" table:formula="of:=IF([.C32]=&quot;&quot;; &quot;&quot;; &quot;api-&quot;&amp;[.B32]&amp;&quot;-name&quot;     &amp;&quot;|&quot;&amp;[.C32]&amp;CHAR(10)) &amp;IF([.D32]=&quot;&quot;; &quot;&quot;; &quot;api-&quot;&amp;[.B32]&amp;&quot;-tip&quot;      &amp;&quot;|&quot;&amp;REPLACEMACRO([.D32];&quot;|&quot;;&quot;\u007C&quot;)&amp;CHAR(10)) &amp;IF([.E32]=&quot;&quot;; &quot;&quot;; &quot;api-&quot;&amp;[.B32]&amp;&quot;-letter&quot;   &amp;&quot;|&quot;&amp;[.E32]&amp;CHAR(10)) &amp;IF([.F32]=&quot;&quot;; &quot;&quot;; &quot;api-&quot;&amp;[.B32]&amp;&quot;-shortcut&quot; &amp;&quot;|&quot;&amp;[.F32]&amp;CHAR(10)) &amp;IF([.G32]=&quot;&quot;; &quot;&quot;; &quot;api-&quot;&amp;[.B32]&amp;&quot;-image&quot;    &amp;&quot;|&quot;&amp;[.G32]&amp;CHAR(10))" office:value-type="string" office:string-value="api-xowa.nav.setup.import_from_list-name|Import from List&#10;api-xowa.nav.setup.import_from_list-tip|Import a wiki from a list of known Wikimedia dumps (online connection needed)&#10;api-xowa.nav.setup.import_from_list-letter|i&#10;" calcext:value-type="string">
            <text:p>api-xowa.nav.setup.import_from_list-name|Import from List</text:p>
            <text:p>api-xowa.nav.setup.import_from_list-tip|Import a wiki from a list of known Wikimedia dumps (online connection needed)</text:p>
            <text:p>api-xowa.nav.setup.import_from_list-letter|i</text:p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xowa.nav.setup.import_from_script</text:p>
          </table:table-cell>
          <table:table-cell table:style-name="ce3" office:value-type="string" calcext:value-type="string">
            <text:p>Import from Script</text:p>
          </table:table-cell>
          <table:table-cell table:style-name="ce3" office:value-type="string" calcext:value-type="string">
            <text:p>Import a wiki using a script (works with offline dumps)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2"/>
          <table:table-cell table:style-name="ce7" table:formula="of:=IF([.C33]=&quot;&quot;; &quot;&quot;; &quot;api-&quot;&amp;[.B33]&amp;&quot;-name&quot;     &amp;&quot;|&quot;&amp;[.C33]&amp;CHAR(10)) &amp;IF([.D33]=&quot;&quot;; &quot;&quot;; &quot;api-&quot;&amp;[.B33]&amp;&quot;-tip&quot;      &amp;&quot;|&quot;&amp;REPLACEMACRO([.D33];&quot;|&quot;;&quot;\u007C&quot;)&amp;CHAR(10)) &amp;IF([.E33]=&quot;&quot;; &quot;&quot;; &quot;api-&quot;&amp;[.B33]&amp;&quot;-letter&quot;   &amp;&quot;|&quot;&amp;[.E33]&amp;CHAR(10)) &amp;IF([.F33]=&quot;&quot;; &quot;&quot;; &quot;api-&quot;&amp;[.B33]&amp;&quot;-shortcut&quot; &amp;&quot;|&quot;&amp;[.F33]&amp;CHAR(10)) &amp;IF([.G33]=&quot;&quot;; &quot;&quot;; &quot;api-&quot;&amp;[.B33]&amp;&quot;-image&quot;    &amp;&quot;|&quot;&amp;[.G33]&amp;CHAR(10))" office:value-type="string" office:string-value="api-xowa.nav.setup.import_from_script-name|Import from Script&#10;api-xowa.nav.setup.import_from_script-tip|Import a wiki using a script (works with offline dumps)&#10;api-xowa.nav.setup.import_from_script-letter|s&#10;" calcext:value-type="string">
            <text:p>api-xowa.nav.setup.import_from_script-name|Import from Script</text:p>
            <text:p>api-xowa.nav.setup.import_from_script-tip|Import a wiki using a script (works with offline dumps)</text:p>
            <text:p>api-xowa.nav.setup.import_from_script-letter|s</text:p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xowa.nav.setup.download</text:p>
          </table:table-cell>
          <table:table-cell table:style-name="ce3" office:value-type="string" calcext:value-type="string">
            <text:p>Download</text:p>
          </table:table-cell>
          <table:table-cell table:style-name="ce3" office:value-type="string" calcext:value-type="string">
            <text:p>View a list of all available image dumps</text:p>
          </table:table-cell>
          <table:table-cell table:style-name="ce3" office:value-type="string" calcext:value-type="string">
            <text:p>d</text:p>
          </table:table-cell>
          <table:table-cell table:style-name="ce3" table:number-columns-repeated="2"/>
          <table:table-cell table:style-name="ce7" table:formula="of:=IF([.C34]=&quot;&quot;; &quot;&quot;; &quot;api-&quot;&amp;[.B34]&amp;&quot;-name&quot;     &amp;&quot;|&quot;&amp;[.C34]&amp;CHAR(10)) &amp;IF([.D34]=&quot;&quot;; &quot;&quot;; &quot;api-&quot;&amp;[.B34]&amp;&quot;-tip&quot;      &amp;&quot;|&quot;&amp;REPLACEMACRO([.D34];&quot;|&quot;;&quot;\u007C&quot;)&amp;CHAR(10)) &amp;IF([.E34]=&quot;&quot;; &quot;&quot;; &quot;api-&quot;&amp;[.B34]&amp;&quot;-letter&quot;   &amp;&quot;|&quot;&amp;[.E34]&amp;CHAR(10)) &amp;IF([.F34]=&quot;&quot;; &quot;&quot;; &quot;api-&quot;&amp;[.B34]&amp;&quot;-shortcut&quot; &amp;&quot;|&quot;&amp;[.F34]&amp;CHAR(10)) &amp;IF([.G34]=&quot;&quot;; &quot;&quot;; &quot;api-&quot;&amp;[.B34]&amp;&quot;-image&quot;    &amp;&quot;|&quot;&amp;[.G34]&amp;CHAR(10))" office:value-type="string" office:string-value="api-xowa.nav.setup.download-name|Download&#10;api-xowa.nav.setup.download-tip|View a list of all available image dumps&#10;api-xowa.nav.setup.download-letter|d&#10;" calcext:value-type="string">
            <text:p>api-xowa.nav.setup.download-name|Download</text:p>
            <text:p>api-xowa.nav.setup.download-tip|View a list of all available image dumps</text:p>
            <text:p>api-xowa.nav.setup.download-letter|d</text:p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xowa.nav.setup.maintenance</text:p>
          </table:table-cell>
          <table:table-cell table:style-name="ce3" office:value-type="string" calcext:value-type="string">
            <text:p>Wiki Maintenance</text:p>
          </table:table-cell>
          <table:table-cell table:style-name="ce3" office:value-type="string" calcext:value-type="string">
            <text:p>View a list of your wikis and update selected ones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2"/>
          <table:table-cell table:style-name="ce7" table:formula="of:=IF([.C35]=&quot;&quot;; &quot;&quot;; &quot;api-&quot;&amp;[.B35]&amp;&quot;-name&quot;     &amp;&quot;|&quot;&amp;[.C35]&amp;CHAR(10)) &amp;IF([.D35]=&quot;&quot;; &quot;&quot;; &quot;api-&quot;&amp;[.B35]&amp;&quot;-tip&quot;      &amp;&quot;|&quot;&amp;REPLACEMACRO([.D35];&quot;|&quot;;&quot;\u007C&quot;)&amp;CHAR(10)) &amp;IF([.E35]=&quot;&quot;; &quot;&quot;; &quot;api-&quot;&amp;[.B35]&amp;&quot;-letter&quot;   &amp;&quot;|&quot;&amp;[.E35]&amp;CHAR(10)) &amp;IF([.F35]=&quot;&quot;; &quot;&quot;; &quot;api-&quot;&amp;[.B35]&amp;&quot;-shortcut&quot; &amp;&quot;|&quot;&amp;[.F35]&amp;CHAR(10)) &amp;IF([.G35]=&quot;&quot;; &quot;&quot;; &quot;api-&quot;&amp;[.B35]&amp;&quot;-image&quot;    &amp;&quot;|&quot;&amp;[.G35]&amp;CHAR(10))" office:value-type="string" office:string-value="api-xowa.nav.setup.maintenance-name|Wiki Maintenance&#10;api-xowa.nav.setup.maintenance-tip|View a list of your wikis and update selected ones&#10;api-xowa.nav.setup.maintenance-letter|s&#10;" calcext:value-type="string">
            <text:p>api-xowa.nav.setup.maintenance-name|Wiki Maintenance</text:p>
            <text:p>api-xowa.nav.setup.maintenance-tip|View a list of your wikis and update selected ones</text:p>
            <text:p>api-xowa.nav.setup.maintenance-letter|s</text:p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xowa.nav.system_data.cfg_app</text:p>
          </table:table-cell>
          <table:table-cell table:style-name="ce3" office:value-type="string" calcext:value-type="string">
            <text:p>Application Config</text:p>
          </table:table-cell>
          <table:table-cell table:style-name="ce3" office:value-type="string" calcext:value-type="string">
            <text:p>View the main config file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7" table:formula="of:=IF([.C36]=&quot;&quot;; &quot;&quot;; &quot;api-&quot;&amp;[.B36]&amp;&quot;-name&quot;     &amp;&quot;|&quot;&amp;[.C36]&amp;CHAR(10)) &amp;IF([.D36]=&quot;&quot;; &quot;&quot;; &quot;api-&quot;&amp;[.B36]&amp;&quot;-tip&quot;      &amp;&quot;|&quot;&amp;REPLACEMACRO([.D36];&quot;|&quot;;&quot;\u007C&quot;)&amp;CHAR(10)) &amp;IF([.E36]=&quot;&quot;; &quot;&quot;; &quot;api-&quot;&amp;[.B36]&amp;&quot;-letter&quot;   &amp;&quot;|&quot;&amp;[.E36]&amp;CHAR(10)) &amp;IF([.F36]=&quot;&quot;; &quot;&quot;; &quot;api-&quot;&amp;[.B36]&amp;&quot;-shortcut&quot; &amp;&quot;|&quot;&amp;[.F36]&amp;CHAR(10)) &amp;IF([.G36]=&quot;&quot;; &quot;&quot;; &quot;api-&quot;&amp;[.B36]&amp;&quot;-image&quot;    &amp;&quot;|&quot;&amp;[.G36]&amp;CHAR(10))" office:value-type="string" office:string-value="api-xowa.nav.system_data.cfg_app-name|Application Config&#10;api-xowa.nav.system_data.cfg_app-tip|View the main config file&#10;api-xowa.nav.system_data.cfg_app-letter|a&#10;" calcext:value-type="string">
            <text:p>api-xowa.nav.system_data.cfg_app-name|Application Config</text:p>
            <text:p>api-xowa.nav.system_data.cfg_app-tip|View the main config file</text:p>
            <text:p>api-xowa.nav.system_data.cfg_app-letter|a</text:p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xowa.nav.system_data.cfg_user</text:p>
          </table:table-cell>
          <table:table-cell table:style-name="ce3" office:value-type="string" calcext:value-type="string">
            <text:p>User Config</text:p>
          </table:table-cell>
          <table:table-cell table:style-name="ce3" office:value-type="string" calcext:value-type="string">
            <text:p>View the user config file</text:p>
          </table:table-cell>
          <table:table-cell table:style-name="ce3" office:value-type="string" calcext:value-type="string">
            <text:p>u</text:p>
          </table:table-cell>
          <table:table-cell table:style-name="ce3" table:number-columns-repeated="2"/>
          <table:table-cell table:style-name="ce7" table:formula="of:=IF([.C37]=&quot;&quot;; &quot;&quot;; &quot;api-&quot;&amp;[.B37]&amp;&quot;-name&quot;     &amp;&quot;|&quot;&amp;[.C37]&amp;CHAR(10)) &amp;IF([.D37]=&quot;&quot;; &quot;&quot;; &quot;api-&quot;&amp;[.B37]&amp;&quot;-tip&quot;      &amp;&quot;|&quot;&amp;REPLACEMACRO([.D37];&quot;|&quot;;&quot;\u007C&quot;)&amp;CHAR(10)) &amp;IF([.E37]=&quot;&quot;; &quot;&quot;; &quot;api-&quot;&amp;[.B37]&amp;&quot;-letter&quot;   &amp;&quot;|&quot;&amp;[.E37]&amp;CHAR(10)) &amp;IF([.F37]=&quot;&quot;; &quot;&quot;; &quot;api-&quot;&amp;[.B37]&amp;&quot;-shortcut&quot; &amp;&quot;|&quot;&amp;[.F37]&amp;CHAR(10)) &amp;IF([.G37]=&quot;&quot;; &quot;&quot;; &quot;api-&quot;&amp;[.B37]&amp;&quot;-image&quot;    &amp;&quot;|&quot;&amp;[.G37]&amp;CHAR(10))" office:value-type="string" office:string-value="api-xowa.nav.system_data.cfg_user-name|User Config&#10;api-xowa.nav.system_data.cfg_user-tip|View the user config file&#10;api-xowa.nav.system_data.cfg_user-letter|u&#10;" calcext:value-type="string">
            <text:p>api-xowa.nav.system_data.cfg_user-name|User Config</text:p>
            <text:p>api-xowa.nav.system_data.cfg_user-tip|View the user config file</text:p>
            <text:p>api-xowa.nav.system_data.cfg_user-letter|u</text:p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xowa.nav.system_data.cfg_custom</text:p>
          </table:table-cell>
          <table:table-cell table:style-name="ce3" office:value-type="string" calcext:value-type="string">
            <text:p>Custom Config</text:p>
          </table:table-cell>
          <table:table-cell table:style-name="ce3" office:value-type="string" calcext:value-type="string">
            <text:p>View the custom user config file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2"/>
          <table:table-cell table:style-name="ce7" table:formula="of:=IF([.C38]=&quot;&quot;; &quot;&quot;; &quot;api-&quot;&amp;[.B38]&amp;&quot;-name&quot;     &amp;&quot;|&quot;&amp;[.C38]&amp;CHAR(10)) &amp;IF([.D38]=&quot;&quot;; &quot;&quot;; &quot;api-&quot;&amp;[.B38]&amp;&quot;-tip&quot;      &amp;&quot;|&quot;&amp;REPLACEMACRO([.D38];&quot;|&quot;;&quot;\u007C&quot;)&amp;CHAR(10)) &amp;IF([.E38]=&quot;&quot;; &quot;&quot;; &quot;api-&quot;&amp;[.B38]&amp;&quot;-letter&quot;   &amp;&quot;|&quot;&amp;[.E38]&amp;CHAR(10)) &amp;IF([.F38]=&quot;&quot;; &quot;&quot;; &quot;api-&quot;&amp;[.B38]&amp;&quot;-shortcut&quot; &amp;&quot;|&quot;&amp;[.F38]&amp;CHAR(10)) &amp;IF([.G38]=&quot;&quot;; &quot;&quot;; &quot;api-&quot;&amp;[.B38]&amp;&quot;-image&quot;    &amp;&quot;|&quot;&amp;[.G38]&amp;CHAR(10))" office:value-type="string" office:string-value="api-xowa.nav.system_data.cfg_custom-name|Custom Config&#10;api-xowa.nav.system_data.cfg_custom-tip|View the custom user config file&#10;api-xowa.nav.system_data.cfg_custom-letter|c&#10;" calcext:value-type="string">
            <text:p>api-xowa.nav.system_data.cfg_custom-name|Custom Config</text:p>
            <text:p>api-xowa.nav.system_data.cfg_custom-tip|View the custom user config file</text:p>
            <text:p>api-xowa.nav.system_data.cfg_custom-letter|c</text:p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xowa.nav.system_data.cfg_lang</text:p>
          </table:table-cell>
          <table:table-cell table:style-name="ce3" office:value-type="string" calcext:value-type="string">
            <text:p>Language Config</text:p>
          </table:table-cell>
          <table:table-cell table:style-name="ce3" office:value-type="string" calcext:value-type="string">
            <text:p>View the language's config file for the current wiki</text:p>
          </table:table-cell>
          <table:table-cell table:style-name="ce3" office:value-type="string" calcext:value-type="string">
            <text:p>l</text:p>
          </table:table-cell>
          <table:table-cell table:style-name="ce3" table:number-columns-repeated="2"/>
          <table:table-cell table:style-name="ce7" table:formula="of:=IF([.C39]=&quot;&quot;; &quot;&quot;; &quot;api-&quot;&amp;[.B39]&amp;&quot;-name&quot;     &amp;&quot;|&quot;&amp;[.C39]&amp;CHAR(10)) &amp;IF([.D39]=&quot;&quot;; &quot;&quot;; &quot;api-&quot;&amp;[.B39]&amp;&quot;-tip&quot;      &amp;&quot;|&quot;&amp;REPLACEMACRO([.D39];&quot;|&quot;;&quot;\u007C&quot;)&amp;CHAR(10)) &amp;IF([.E39]=&quot;&quot;; &quot;&quot;; &quot;api-&quot;&amp;[.B39]&amp;&quot;-letter&quot;   &amp;&quot;|&quot;&amp;[.E39]&amp;CHAR(10)) &amp;IF([.F39]=&quot;&quot;; &quot;&quot;; &quot;api-&quot;&amp;[.B39]&amp;&quot;-shortcut&quot; &amp;&quot;|&quot;&amp;[.F39]&amp;CHAR(10)) &amp;IF([.G39]=&quot;&quot;; &quot;&quot;; &quot;api-&quot;&amp;[.B39]&amp;&quot;-image&quot;    &amp;&quot;|&quot;&amp;[.G39]&amp;CHAR(10))" office:value-type="string" office:string-value="api-xowa.nav.system_data.cfg_lang-name|Language Config&#10;api-xowa.nav.system_data.cfg_lang-tip|View the language's config file for the current wiki&#10;api-xowa.nav.system_data.cfg_lang-letter|l&#10;" calcext:value-type="string">
            <text:p>api-xowa.nav.system_data.cfg_lang-name|Language Config</text:p>
            <text:p>api-xowa.nav.system_data.cfg_lang-tip|View the language's config file for the current wiki</text:p>
            <text:p>api-xowa.nav.system_data.cfg_lang-letter|l</text:p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xowa.nav.system_data.log_session</text:p>
          </table:table-cell>
          <table:table-cell table:style-name="ce3" office:value-type="string" calcext:value-type="string">
            <text:p>Session Log</text:p>
          </table:table-cell>
          <table:table-cell table:style-name="ce3" office:value-type="string" calcext:value-type="string">
            <text:p>View the log file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2"/>
          <table:table-cell table:style-name="ce7" table:formula="of:=IF([.C40]=&quot;&quot;; &quot;&quot;; &quot;api-&quot;&amp;[.B40]&amp;&quot;-name&quot;     &amp;&quot;|&quot;&amp;[.C40]&amp;CHAR(10)) &amp;IF([.D40]=&quot;&quot;; &quot;&quot;; &quot;api-&quot;&amp;[.B40]&amp;&quot;-tip&quot;      &amp;&quot;|&quot;&amp;REPLACEMACRO([.D40];&quot;|&quot;;&quot;\u007C&quot;)&amp;CHAR(10)) &amp;IF([.E40]=&quot;&quot;; &quot;&quot;; &quot;api-&quot;&amp;[.B40]&amp;&quot;-letter&quot;   &amp;&quot;|&quot;&amp;[.E40]&amp;CHAR(10)) &amp;IF([.F40]=&quot;&quot;; &quot;&quot;; &quot;api-&quot;&amp;[.B40]&amp;&quot;-shortcut&quot; &amp;&quot;|&quot;&amp;[.F40]&amp;CHAR(10)) &amp;IF([.G40]=&quot;&quot;; &quot;&quot;; &quot;api-&quot;&amp;[.B40]&amp;&quot;-image&quot;    &amp;&quot;|&quot;&amp;[.G40]&amp;CHAR(10))" office:value-type="string" office:string-value="api-xowa.nav.system_data.log_session-name|Session Log&#10;api-xowa.nav.system_data.log_session-tip|View the log file&#10;api-xowa.nav.system_data.log_session-letter|s&#10;" calcext:value-type="string">
            <text:p>api-xowa.nav.system_data.log_session-name|Session Log</text:p>
            <text:p>api-xowa.nav.system_data.log_session-tip|View the log file</text:p>
            <text:p>api-xowa.nav.system_data.log_session-letter|s</text:p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xowa.nav.system_data.usr_history</text:p>
          </table:table-cell>
          <table:table-cell table:style-name="ce3" office:value-type="string" calcext:value-type="string">
            <text:p>Page History</text:p>
          </table:table-cell>
          <table:table-cell table:style-name="ce3" office:value-type="string" calcext:value-type="string">
            <text:p>View the page history file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2"/>
          <table:table-cell table:style-name="ce7" table:formula="of:=IF([.C41]=&quot;&quot;; &quot;&quot;; &quot;api-&quot;&amp;[.B41]&amp;&quot;-name&quot;     &amp;&quot;|&quot;&amp;[.C41]&amp;CHAR(10)) &amp;IF([.D41]=&quot;&quot;; &quot;&quot;; &quot;api-&quot;&amp;[.B41]&amp;&quot;-tip&quot;      &amp;&quot;|&quot;&amp;REPLACEMACRO([.D41];&quot;|&quot;;&quot;\u007C&quot;)&amp;CHAR(10)) &amp;IF([.E41]=&quot;&quot;; &quot;&quot;; &quot;api-&quot;&amp;[.B41]&amp;&quot;-letter&quot;   &amp;&quot;|&quot;&amp;[.E41]&amp;CHAR(10)) &amp;IF([.F41]=&quot;&quot;; &quot;&quot;; &quot;api-&quot;&amp;[.B41]&amp;&quot;-shortcut&quot; &amp;&quot;|&quot;&amp;[.F41]&amp;CHAR(10)) &amp;IF([.G41]=&quot;&quot;; &quot;&quot;; &quot;api-&quot;&amp;[.B41]&amp;&quot;-image&quot;    &amp;&quot;|&quot;&amp;[.G41]&amp;CHAR(10))" office:value-type="string" office:string-value="api-xowa.nav.system_data.usr_history-name|Page History&#10;api-xowa.nav.system_data.usr_history-tip|View the page history file&#10;api-xowa.nav.system_data.usr_history-letter|p&#10;" calcext:value-type="string">
            <text:p>api-xowa.nav.system_data.usr_history-name|Page History</text:p>
            <text:p>api-xowa.nav.system_data.usr_history-tip|View the page history file</text:p>
            <text:p>api-xowa.nav.system_data.usr_history-letter|p</text:p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xowa.gui.font.decrease</text:p>
          </table:table-cell>
          <table:table-cell table:style-name="ce3" office:value-type="string" calcext:value-type="string">
            <text:p>Decrease Font Size</text:p>
          </table:table-cell>
          <table:table-cell table:style-name="ce3" office:value-type="string" calcext:value-type="string">
            <text:p>Decrease size of [[Help:Options/Window|Window]] and [[Help:Options/HTML|HTML]] font.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text:p>view/font_decrease.png</text:p>
          </table:table-cell>
          <table:table-cell table:style-name="ce7" table:formula="of:=IF([.C42]=&quot;&quot;; &quot;&quot;; &quot;api-&quot;&amp;[.B42]&amp;&quot;-name&quot;     &amp;&quot;|&quot;&amp;[.C42]&amp;CHAR(10)) &amp;IF([.D42]=&quot;&quot;; &quot;&quot;; &quot;api-&quot;&amp;[.B42]&amp;&quot;-tip&quot;      &amp;&quot;|&quot;&amp;REPLACEMACRO([.D42];&quot;|&quot;;&quot;\u007C&quot;)&amp;CHAR(10)) &amp;IF([.E42]=&quot;&quot;; &quot;&quot;; &quot;api-&quot;&amp;[.B42]&amp;&quot;-letter&quot;   &amp;&quot;|&quot;&amp;[.E42]&amp;CHAR(10)) &amp;IF([.F42]=&quot;&quot;; &quot;&quot;; &quot;api-&quot;&amp;[.B42]&amp;&quot;-shortcut&quot; &amp;&quot;|&quot;&amp;[.F42]&amp;CHAR(10)) &amp;IF([.G42]=&quot;&quot;; &quot;&quot;; &quot;api-&quot;&amp;[.B42]&amp;&quot;-image&quot;    &amp;&quot;|&quot;&amp;[.G42]&amp;CHAR(10))" office:value-type="string" office:string-value="api-xowa.gui.font.decrease-name|Decrease Font Size&#10;api-xowa.gui.font.decrease-tip|Decrease size of [[Help:Options/Window\u007CWindow]] and [[Help:Options/HTML\u007CHTML]] font.&#10;api-xowa.gui.font.decrease-letter|d&#10;api-xowa.gui.font.decrease-image|view/font_decrease.png&#10;" calcext:value-type="string">
            <text:p>api-xowa.gui.font.decrease-name|Decrease Font Size</text:p>
            <text:p>api-xowa.gui.font.decrease-tip|Decrease size of [[Help:Options/Window\u007CWindow]] and [[Help:Options/HTML\u007CHTML]] font.</text:p>
            <text:p>api-xowa.gui.font.decrease-letter|d</text:p>
            <text:p>api-xowa.gui.font.decrease-image|view/font_decrease.png</text:p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xowa.gui.font.increase</text:p>
          </table:table-cell>
          <table:table-cell table:style-name="ce3" office:value-type="string" calcext:value-type="string">
            <text:p>Increase Font Size</text:p>
          </table:table-cell>
          <table:table-cell table:style-name="ce3" office:value-type="string" calcext:value-type="string">
            <text:p>Increase size of [[Help:Options/Window|Window]] and [[Help:Options/HTML|HTML]] font.</text:p>
          </table:table-cell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>
            <text:p>view/font_increase.png</text:p>
          </table:table-cell>
          <table:table-cell table:style-name="ce7" table:formula="of:=IF([.C43]=&quot;&quot;; &quot;&quot;; &quot;api-&quot;&amp;[.B43]&amp;&quot;-name&quot;     &amp;&quot;|&quot;&amp;[.C43]&amp;CHAR(10)) &amp;IF([.D43]=&quot;&quot;; &quot;&quot;; &quot;api-&quot;&amp;[.B43]&amp;&quot;-tip&quot;      &amp;&quot;|&quot;&amp;REPLACEMACRO([.D43];&quot;|&quot;;&quot;\u007C&quot;)&amp;CHAR(10)) &amp;IF([.E43]=&quot;&quot;; &quot;&quot;; &quot;api-&quot;&amp;[.B43]&amp;&quot;-letter&quot;   &amp;&quot;|&quot;&amp;[.E43]&amp;CHAR(10)) &amp;IF([.F43]=&quot;&quot;; &quot;&quot;; &quot;api-&quot;&amp;[.B43]&amp;&quot;-shortcut&quot; &amp;&quot;|&quot;&amp;[.F43]&amp;CHAR(10)) &amp;IF([.G43]=&quot;&quot;; &quot;&quot;; &quot;api-&quot;&amp;[.B43]&amp;&quot;-image&quot;    &amp;&quot;|&quot;&amp;[.G43]&amp;CHAR(10))" office:value-type="string" office:string-value="api-xowa.gui.font.increase-name|Increase Font Size&#10;api-xowa.gui.font.increase-tip|Increase size of [[Help:Options/Window\u007CWindow]] and [[Help:Options/HTML\u007CHTML]] font.&#10;api-xowa.gui.font.increase-letter|i&#10;api-xowa.gui.font.increase-image|view/font_increase.png&#10;" calcext:value-type="string">
            <text:p>api-xowa.gui.font.increase-name|Increase Font Size</text:p>
            <text:p>api-xowa.gui.font.increase-tip|Increase size of [[Help:Options/Window\u007CWindow]] and [[Help:Options/HTML\u007CHTML]] font.</text:p>
            <text:p>api-xowa.gui.font.increase-letter|i</text:p>
            <text:p>api-xowa.gui.font.increase-image|view/font_increase.png</text:p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xowa.gui.font.reset</text:p>
          </table:table-cell>
          <table:table-cell table:style-name="ce3" office:value-type="string" calcext:value-type="string">
            <text:p>Reset Font Size</text:p>
          </table:table-cell>
          <table:table-cell table:style-name="ce3" office:value-type="string" calcext:value-type="string">
            <text:p>Reset font to default size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3" office:value-type="string" calcext:value-type="string">
            <text:p>view/font_reset.png</text:p>
          </table:table-cell>
          <table:table-cell table:style-name="ce7" table:formula="of:=IF([.C44]=&quot;&quot;; &quot;&quot;; &quot;api-&quot;&amp;[.B44]&amp;&quot;-name&quot;     &amp;&quot;|&quot;&amp;[.C44]&amp;CHAR(10)) &amp;IF([.D44]=&quot;&quot;; &quot;&quot;; &quot;api-&quot;&amp;[.B44]&amp;&quot;-tip&quot;      &amp;&quot;|&quot;&amp;REPLACEMACRO([.D44];&quot;|&quot;;&quot;\u007C&quot;)&amp;CHAR(10)) &amp;IF([.E44]=&quot;&quot;; &quot;&quot;; &quot;api-&quot;&amp;[.B44]&amp;&quot;-letter&quot;   &amp;&quot;|&quot;&amp;[.E44]&amp;CHAR(10)) &amp;IF([.F44]=&quot;&quot;; &quot;&quot;; &quot;api-&quot;&amp;[.B44]&amp;&quot;-shortcut&quot; &amp;&quot;|&quot;&amp;[.F44]&amp;CHAR(10)) &amp;IF([.G44]=&quot;&quot;; &quot;&quot;; &quot;api-&quot;&amp;[.B44]&amp;&quot;-image&quot;    &amp;&quot;|&quot;&amp;[.G44]&amp;CHAR(10))" office:value-type="string" office:string-value="api-xowa.gui.font.reset-name|Reset Font Size&#10;api-xowa.gui.font.reset-tip|Reset font to default size&#10;api-xowa.gui.font.reset-letter|o&#10;api-xowa.gui.font.reset-image|view/font_reset.png&#10;" calcext:value-type="string">
            <text:p>api-xowa.gui.font.reset-name|Reset Font Size</text:p>
            <text:p>api-xowa.gui.font.reset-tip|Reset font to default size</text:p>
            <text:p>api-xowa.gui.font.reset-letter|o</text:p>
            <text:p>api-xowa.gui.font.reset-image|view/font_reset.png</text:p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xowa.gui.page.view.mode_read</text:p>
          </table:table-cell>
          <table:table-cell table:style-name="ce3" office:value-type="string" calcext:value-type="string">
            <text:p>Read Page</text:p>
          </table:table-cell>
          <table:table-cell table:style-name="ce3" office:value-type="string" calcext:value-type="string">
            <text:p>Read page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view/page_read.png</text:p>
          </table:table-cell>
          <table:table-cell table:style-name="ce7" table:formula="of:=IF([.C45]=&quot;&quot;; &quot;&quot;; &quot;api-&quot;&amp;[.B45]&amp;&quot;-name&quot;     &amp;&quot;|&quot;&amp;[.C45]&amp;CHAR(10)) &amp;IF([.D45]=&quot;&quot;; &quot;&quot;; &quot;api-&quot;&amp;[.B45]&amp;&quot;-tip&quot;      &amp;&quot;|&quot;&amp;REPLACEMACRO([.D45];&quot;|&quot;;&quot;\u007C&quot;)&amp;CHAR(10)) &amp;IF([.E45]=&quot;&quot;; &quot;&quot;; &quot;api-&quot;&amp;[.B45]&amp;&quot;-letter&quot;   &amp;&quot;|&quot;&amp;[.E45]&amp;CHAR(10)) &amp;IF([.F45]=&quot;&quot;; &quot;&quot;; &quot;api-&quot;&amp;[.B45]&amp;&quot;-shortcut&quot; &amp;&quot;|&quot;&amp;[.F45]&amp;CHAR(10)) &amp;IF([.G45]=&quot;&quot;; &quot;&quot;; &quot;api-&quot;&amp;[.B45]&amp;&quot;-image&quot;    &amp;&quot;|&quot;&amp;[.G45]&amp;CHAR(10))" office:value-type="string" office:string-value="api-xowa.gui.page.view.mode_read-name|Read Page&#10;api-xowa.gui.page.view.mode_read-tip|Read page&#10;api-xowa.gui.page.view.mode_read-letter|r&#10;api-xowa.gui.page.view.mode_read-image|view/page_read.png&#10;" calcext:value-type="string">
            <text:p>api-xowa.gui.page.view.mode_read-name|Read Page</text:p>
            <text:p>api-xowa.gui.page.view.mode_read-tip|Read page</text:p>
            <text:p>api-xowa.gui.page.view.mode_read-letter|r</text:p>
            <text:p>api-xowa.gui.page.view.mode_read-image|view/page_read.png</text:p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xowa.gui.page.view.mode_edit</text:p>
          </table:table-cell>
          <table:table-cell table:style-name="ce3" office:value-type="string" calcext:value-type="string">
            <text:p>Edit Page</text:p>
          </table:table-cell>
          <table:table-cell table:style-name="ce3" office:value-type="string" calcext:value-type="string">
            <text:p>Edit page's wikitext</text:p>
          </table:table-cell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view/page_edit.png</text:p>
          </table:table-cell>
          <table:table-cell table:style-name="ce7" table:formula="of:=IF([.C46]=&quot;&quot;; &quot;&quot;; &quot;api-&quot;&amp;[.B46]&amp;&quot;-name&quot;     &amp;&quot;|&quot;&amp;[.C46]&amp;CHAR(10)) &amp;IF([.D46]=&quot;&quot;; &quot;&quot;; &quot;api-&quot;&amp;[.B46]&amp;&quot;-tip&quot;      &amp;&quot;|&quot;&amp;REPLACEMACRO([.D46];&quot;|&quot;;&quot;\u007C&quot;)&amp;CHAR(10)) &amp;IF([.E46]=&quot;&quot;; &quot;&quot;; &quot;api-&quot;&amp;[.B46]&amp;&quot;-letter&quot;   &amp;&quot;|&quot;&amp;[.E46]&amp;CHAR(10)) &amp;IF([.F46]=&quot;&quot;; &quot;&quot;; &quot;api-&quot;&amp;[.B46]&amp;&quot;-shortcut&quot; &amp;&quot;|&quot;&amp;[.F46]&amp;CHAR(10)) &amp;IF([.G46]=&quot;&quot;; &quot;&quot;; &quot;api-&quot;&amp;[.B46]&amp;&quot;-image&quot;    &amp;&quot;|&quot;&amp;[.G46]&amp;CHAR(10))" office:value-type="string" office:string-value="api-xowa.gui.page.view.mode_edit-name|Edit Page&#10;api-xowa.gui.page.view.mode_edit-tip|Edit page's wikitext&#10;api-xowa.gui.page.view.mode_edit-letter|e&#10;api-xowa.gui.page.view.mode_edit-image|view/page_edit.png&#10;" calcext:value-type="string">
            <text:p>api-xowa.gui.page.view.mode_edit-name|Edit Page</text:p>
            <text:p>api-xowa.gui.page.view.mode_edit-tip|Edit page's wikitext</text:p>
            <text:p>api-xowa.gui.page.view.mode_edit-letter|e</text:p>
            <text:p>api-xowa.gui.page.view.mode_edit-image|view/page_edit.png</text:p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xowa.gui.page.view.mode_html</text:p>
          </table:table-cell>
          <table:table-cell table:style-name="ce3" office:value-type="string" calcext:value-type="string">
            <text:p>View HTML</text:p>
          </table:table-cell>
          <table:table-cell table:style-name="ce3" office:value-type="string" calcext:value-type="string">
            <text:p>View page's HTML</text:p>
          </table:table-cell>
          <table:table-cell table:style-name="ce3" office:value-type="string" calcext:value-type="string">
            <text:p>h</text:p>
          </table:table-cell>
          <table:table-cell table:style-name="ce3"/>
          <table:table-cell table:style-name="ce3" office:value-type="string" calcext:value-type="string">
            <text:p>view/page_html.png</text:p>
          </table:table-cell>
          <table:table-cell table:style-name="ce7" table:formula="of:=IF([.C47]=&quot;&quot;; &quot;&quot;; &quot;api-&quot;&amp;[.B47]&amp;&quot;-name&quot;     &amp;&quot;|&quot;&amp;[.C47]&amp;CHAR(10)) &amp;IF([.D47]=&quot;&quot;; &quot;&quot;; &quot;api-&quot;&amp;[.B47]&amp;&quot;-tip&quot;      &amp;&quot;|&quot;&amp;REPLACEMACRO([.D47];&quot;|&quot;;&quot;\u007C&quot;)&amp;CHAR(10)) &amp;IF([.E47]=&quot;&quot;; &quot;&quot;; &quot;api-&quot;&amp;[.B47]&amp;&quot;-letter&quot;   &amp;&quot;|&quot;&amp;[.E47]&amp;CHAR(10)) &amp;IF([.F47]=&quot;&quot;; &quot;&quot;; &quot;api-&quot;&amp;[.B47]&amp;&quot;-shortcut&quot; &amp;&quot;|&quot;&amp;[.F47]&amp;CHAR(10)) &amp;IF([.G47]=&quot;&quot;; &quot;&quot;; &quot;api-&quot;&amp;[.B47]&amp;&quot;-image&quot;    &amp;&quot;|&quot;&amp;[.G47]&amp;CHAR(10))" office:value-type="string" office:string-value="api-xowa.gui.page.view.mode_html-name|View HTML&#10;api-xowa.gui.page.view.mode_html-tip|View page's HTML&#10;api-xowa.gui.page.view.mode_html-letter|h&#10;api-xowa.gui.page.view.mode_html-image|view/page_html.png&#10;" calcext:value-type="string">
            <text:p>api-xowa.gui.page.view.mode_html-name|View HTML</text:p>
            <text:p>api-xowa.gui.page.view.mode_html-tip|View page's HTML</text:p>
            <text:p>api-xowa.gui.page.view.mode_html-letter|h</text:p>
            <text:p>api-xowa.gui.page.view.mode_html-image|view/page_html.png</text:p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xowa.gui.page.view.refresh</text:p>
          </table:table-cell>
          <table:table-cell table:style-name="ce3" office:value-type="string" calcext:value-type="string">
            <text:p>Refresh Page</text:p>
          </table:table-cell>
          <table:table-cell table:style-name="ce3" office:value-type="string" calcext:value-type="string">
            <text:p>Refresh page content by reparsing only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2"/>
          <table:table-cell table:style-name="ce7" table:formula="of:=IF([.C48]=&quot;&quot;; &quot;&quot;; &quot;api-&quot;&amp;[.B48]&amp;&quot;-name&quot;     &amp;&quot;|&quot;&amp;[.C48]&amp;CHAR(10)) &amp;IF([.D48]=&quot;&quot;; &quot;&quot;; &quot;api-&quot;&amp;[.B48]&amp;&quot;-tip&quot;      &amp;&quot;|&quot;&amp;REPLACEMACRO([.D48];&quot;|&quot;;&quot;\u007C&quot;)&amp;CHAR(10)) &amp;IF([.E48]=&quot;&quot;; &quot;&quot;; &quot;api-&quot;&amp;[.B48]&amp;&quot;-letter&quot;   &amp;&quot;|&quot;&amp;[.E48]&amp;CHAR(10)) &amp;IF([.F48]=&quot;&quot;; &quot;&quot;; &quot;api-&quot;&amp;[.B48]&amp;&quot;-shortcut&quot; &amp;&quot;|&quot;&amp;[.F48]&amp;CHAR(10)) &amp;IF([.G48]=&quot;&quot;; &quot;&quot;; &quot;api-&quot;&amp;[.B48]&amp;&quot;-image&quot;    &amp;&quot;|&quot;&amp;[.G48]&amp;CHAR(10))" office:value-type="string" office:string-value="api-xowa.gui.page.view.refresh-name|Refresh Page&#10;api-xowa.gui.page.view.refresh-tip|Refresh page content by reparsing only&#10;api-xowa.gui.page.view.refresh-letter|f&#10;" calcext:value-type="string">
            <text:p>api-xowa.gui.page.view.refresh-name|Refresh Page</text:p>
            <text:p>api-xowa.gui.page.view.refresh-tip|Refresh page content by reparsing only</text:p>
            <text:p>api-xowa.gui.page.view.refresh-letter|f</text:p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xowa.gui.page.view.reload</text:p>
          </table:table-cell>
          <table:table-cell table:style-name="ce3" office:value-type="string" calcext:value-type="string">
            <text:p>Reload Page</text:p>
          </table:table-cell>
          <table:table-cell table:style-name="ce3" office:value-type="string" calcext:value-type="string">
            <text:p>Reload page content by retrieving data and reparsing</text:p>
          </table:table-cell>
          <table:table-cell table:style-name="ce3" office:value-type="string" calcext:value-type="string">
            <text:p>l</text:p>
          </table:table-cell>
          <table:table-cell table:style-name="ce3"/>
          <table:table-cell table:style-name="ce3" office:value-type="string" calcext:value-type="string">
            <text:p>page/reload.png</text:p>
          </table:table-cell>
          <table:table-cell table:style-name="ce7" table:formula="of:=IF([.C49]=&quot;&quot;; &quot;&quot;; &quot;api-&quot;&amp;[.B49]&amp;&quot;-name&quot;     &amp;&quot;|&quot;&amp;[.C49]&amp;CHAR(10)) &amp;IF([.D49]=&quot;&quot;; &quot;&quot;; &quot;api-&quot;&amp;[.B49]&amp;&quot;-tip&quot;      &amp;&quot;|&quot;&amp;REPLACEMACRO([.D49];&quot;|&quot;;&quot;\u007C&quot;)&amp;CHAR(10)) &amp;IF([.E49]=&quot;&quot;; &quot;&quot;; &quot;api-&quot;&amp;[.B49]&amp;&quot;-letter&quot;   &amp;&quot;|&quot;&amp;[.E49]&amp;CHAR(10)) &amp;IF([.F49]=&quot;&quot;; &quot;&quot;; &quot;api-&quot;&amp;[.B49]&amp;&quot;-shortcut&quot; &amp;&quot;|&quot;&amp;[.F49]&amp;CHAR(10)) &amp;IF([.G49]=&quot;&quot;; &quot;&quot;; &quot;api-&quot;&amp;[.B49]&amp;&quot;-image&quot;    &amp;&quot;|&quot;&amp;[.G49]&amp;CHAR(10))" office:value-type="string" office:string-value="api-xowa.gui.page.view.reload-name|Reload Page&#10;api-xowa.gui.page.view.reload-tip|Reload page content by retrieving data and reparsing&#10;api-xowa.gui.page.view.reload-letter|l&#10;api-xowa.gui.page.view.reload-image|page/reload.png&#10;" calcext:value-type="string">
            <text:p>api-xowa.gui.page.view.reload-name|Reload Page</text:p>
            <text:p>api-xowa.gui.page.view.reload-tip|Reload page content by retrieving data and reparsing</text:p>
            <text:p>api-xowa.gui.page.view.reload-letter|l</text:p>
            <text:p>api-xowa.gui.page.view.reload-image|page/reload.png</text:p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xowa.gui.page.view.save_as</text:p>
          </table:table-cell>
          <table:table-cell table:style-name="ce3" office:value-type="string" calcext:value-type="string">
            <text:p>Save As</text:p>
          </table:table-cell>
          <table:table-cell table:style-name="ce3" office:value-type="string" calcext:value-type="string">
            <text:p>Save current page to an HTML file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file/save.png</text:p>
          </table:table-cell>
          <table:table-cell table:style-name="ce7" table:formula="of:=IF([.C50]=&quot;&quot;; &quot;&quot;; &quot;api-&quot;&amp;[.B50]&amp;&quot;-name&quot;     &amp;&quot;|&quot;&amp;[.C50]&amp;CHAR(10)) &amp;IF([.D50]=&quot;&quot;; &quot;&quot;; &quot;api-&quot;&amp;[.B50]&amp;&quot;-tip&quot;      &amp;&quot;|&quot;&amp;REPLACEMACRO([.D50];&quot;|&quot;;&quot;\u007C&quot;)&amp;CHAR(10)) &amp;IF([.E50]=&quot;&quot;; &quot;&quot;; &quot;api-&quot;&amp;[.B50]&amp;&quot;-letter&quot;   &amp;&quot;|&quot;&amp;[.E50]&amp;CHAR(10)) &amp;IF([.F50]=&quot;&quot;; &quot;&quot;; &quot;api-&quot;&amp;[.B50]&amp;&quot;-shortcut&quot; &amp;&quot;|&quot;&amp;[.F50]&amp;CHAR(10)) &amp;IF([.G50]=&quot;&quot;; &quot;&quot;; &quot;api-&quot;&amp;[.B50]&amp;&quot;-image&quot;    &amp;&quot;|&quot;&amp;[.G50]&amp;CHAR(10))" office:value-type="string" office:string-value="api-xowa.gui.page.view.save_as-name|Save As&#10;api-xowa.gui.page.view.save_as-tip|Save current page to an HTML file&#10;api-xowa.gui.page.view.save_as-letter|s&#10;api-xowa.gui.page.view.save_as-image|file/save.png&#10;" calcext:value-type="string">
            <text:p>api-xowa.gui.page.view.save_as-name|Save As</text:p>
            <text:p>api-xowa.gui.page.view.save_as-tip|Save current page to an HTML file</text:p>
            <text:p>api-xowa.gui.page.view.save_as-letter|s</text:p>
            <text:p>api-xowa.gui.page.view.save_as-image|file/save.png</text:p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xowa.gui.page.view.print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Print current page. See [[Help:Printing]]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file/print.png</text:p>
          </table:table-cell>
          <table:table-cell table:style-name="ce7" table:formula="of:=IF([.C51]=&quot;&quot;; &quot;&quot;; &quot;api-&quot;&amp;[.B51]&amp;&quot;-name&quot;     &amp;&quot;|&quot;&amp;[.C51]&amp;CHAR(10)) &amp;IF([.D51]=&quot;&quot;; &quot;&quot;; &quot;api-&quot;&amp;[.B51]&amp;&quot;-tip&quot;      &amp;&quot;|&quot;&amp;REPLACEMACRO([.D51];&quot;|&quot;;&quot;\u007C&quot;)&amp;CHAR(10)) &amp;IF([.E51]=&quot;&quot;; &quot;&quot;; &quot;api-&quot;&amp;[.B51]&amp;&quot;-letter&quot;   &amp;&quot;|&quot;&amp;[.E51]&amp;CHAR(10)) &amp;IF([.F51]=&quot;&quot;; &quot;&quot;; &quot;api-&quot;&amp;[.B51]&amp;&quot;-shortcut&quot; &amp;&quot;|&quot;&amp;[.F51]&amp;CHAR(10)) &amp;IF([.G51]=&quot;&quot;; &quot;&quot;; &quot;api-&quot;&amp;[.B51]&amp;&quot;-image&quot;    &amp;&quot;|&quot;&amp;[.G51]&amp;CHAR(10))" office:value-type="string" office:string-value="api-xowa.gui.page.view.print-name|Print&#10;api-xowa.gui.page.view.print-tip|Print current page. See [[Help:Printing]]&#10;api-xowa.gui.page.view.print-letter|p&#10;api-xowa.gui.page.view.print-image|file/print.png&#10;" calcext:value-type="string">
            <text:p>api-xowa.gui.page.view.print-name|Print</text:p>
            <text:p>api-xowa.gui.page.view.print-tip|Print current page. See [[Help:Printing]]</text:p>
            <text:p>api-xowa.gui.page.view.print-letter|p</text:p>
            <text:p>api-xowa.gui.page.view.print-image|file/print.png</text:p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xowa.gui.page.selection.select_all</text:p>
          </table:table-cell>
          <table:table-cell table:style-name="ce3" office:value-type="string" calcext:value-type="string">
            <text:p>Select All</text:p>
          </table:table-cell>
          <table:table-cell table:style-name="ce3" office:value-type="string" calcext:value-type="string">
            <text:p>Select all text on current page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edit/select_all.png</text:p>
          </table:table-cell>
          <table:table-cell table:style-name="ce7" table:formula="of:=IF([.C52]=&quot;&quot;; &quot;&quot;; &quot;api-&quot;&amp;[.B52]&amp;&quot;-name&quot;     &amp;&quot;|&quot;&amp;[.C52]&amp;CHAR(10)) &amp;IF([.D52]=&quot;&quot;; &quot;&quot;; &quot;api-&quot;&amp;[.B52]&amp;&quot;-tip&quot;      &amp;&quot;|&quot;&amp;REPLACEMACRO([.D52];&quot;|&quot;;&quot;\u007C&quot;)&amp;CHAR(10)) &amp;IF([.E52]=&quot;&quot;; &quot;&quot;; &quot;api-&quot;&amp;[.B52]&amp;&quot;-letter&quot;   &amp;&quot;|&quot;&amp;[.E52]&amp;CHAR(10)) &amp;IF([.F52]=&quot;&quot;; &quot;&quot;; &quot;api-&quot;&amp;[.B52]&amp;&quot;-shortcut&quot; &amp;&quot;|&quot;&amp;[.F52]&amp;CHAR(10)) &amp;IF([.G52]=&quot;&quot;; &quot;&quot;; &quot;api-&quot;&amp;[.B52]&amp;&quot;-image&quot;    &amp;&quot;|&quot;&amp;[.G52]&amp;CHAR(10))" office:value-type="string" office:string-value="api-xowa.gui.page.selection.select_all-name|Select All&#10;api-xowa.gui.page.selection.select_all-tip|Select all text on current page&#10;api-xowa.gui.page.selection.select_all-letter|s&#10;api-xowa.gui.page.selection.select_all-image|edit/select_all.png&#10;" calcext:value-type="string">
            <text:p>api-xowa.gui.page.selection.select_all-name|Select All</text:p>
            <text:p>api-xowa.gui.page.selection.select_all-tip|Select all text on current page</text:p>
            <text:p>api-xowa.gui.page.selection.select_all-letter|s</text:p>
            <text:p>api-xowa.gui.page.selection.select_all-image|edit/select_all.png</text:p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xowa.gui.page.selection.copy</text:p>
          </table:table-cell>
          <table:table-cell table:style-name="ce3" office:value-type="string" calcext:value-type="string">
            <text:p>Copy</text:p>
          </table:table-cell>
          <table:table-cell table:style-name="ce3" office:value-type="string" calcext:value-type="string">
            <text:p>Copy selected text or url to clipboard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 table:style-name="ce3" office:value-type="string" calcext:value-type="string">
            <text:p>edit/copy.png</text:p>
          </table:table-cell>
          <table:table-cell table:style-name="ce7" table:formula="of:=IF([.C53]=&quot;&quot;; &quot;&quot;; &quot;api-&quot;&amp;[.B53]&amp;&quot;-name&quot;     &amp;&quot;|&quot;&amp;[.C53]&amp;CHAR(10)) &amp;IF([.D53]=&quot;&quot;; &quot;&quot;; &quot;api-&quot;&amp;[.B53]&amp;&quot;-tip&quot;      &amp;&quot;|&quot;&amp;REPLACEMACRO([.D53];&quot;|&quot;;&quot;\u007C&quot;)&amp;CHAR(10)) &amp;IF([.E53]=&quot;&quot;; &quot;&quot;; &quot;api-&quot;&amp;[.B53]&amp;&quot;-letter&quot;   &amp;&quot;|&quot;&amp;[.E53]&amp;CHAR(10)) &amp;IF([.F53]=&quot;&quot;; &quot;&quot;; &quot;api-&quot;&amp;[.B53]&amp;&quot;-shortcut&quot; &amp;&quot;|&quot;&amp;[.F53]&amp;CHAR(10)) &amp;IF([.G53]=&quot;&quot;; &quot;&quot;; &quot;api-&quot;&amp;[.B53]&amp;&quot;-image&quot;    &amp;&quot;|&quot;&amp;[.G53]&amp;CHAR(10))" office:value-type="string" office:string-value="api-xowa.gui.page.selection.copy-name|Copy&#10;api-xowa.gui.page.selection.copy-tip|Copy selected text or url to clipboard&#10;api-xowa.gui.page.selection.copy-letter|c&#10;api-xowa.gui.page.selection.copy-image|edit/copy.png&#10;" calcext:value-type="string">
            <text:p>api-xowa.gui.page.selection.copy-name|Copy</text:p>
            <text:p>api-xowa.gui.page.selection.copy-tip|Copy selected text or url to clipboard</text:p>
            <text:p>api-xowa.gui.page.selection.copy-letter|c</text:p>
            <text:p>api-xowa.gui.page.selection.copy-image|edit/copy.png</text:p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xowa.gui.page.selection.save_file_as</text:p>
          </table:table-cell>
          <table:table-cell table:style-name="ce3" office:value-type="string" calcext:value-type="string">
            <text:p>Save File As</text:p>
          </table:table-cell>
          <table:table-cell table:style-name="ce3" office:value-type="string" calcext:value-type="string">
            <text:p>Save selected image to a file (currently available by right-clicking on an image)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file/save.png</text:p>
          </table:table-cell>
          <table:table-cell table:style-name="ce7" table:formula="of:=IF([.C54]=&quot;&quot;; &quot;&quot;; &quot;api-&quot;&amp;[.B54]&amp;&quot;-name&quot;     &amp;&quot;|&quot;&amp;[.C54]&amp;CHAR(10)) &amp;IF([.D54]=&quot;&quot;; &quot;&quot;; &quot;api-&quot;&amp;[.B54]&amp;&quot;-tip&quot;      &amp;&quot;|&quot;&amp;REPLACEMACRO([.D54];&quot;|&quot;;&quot;\u007C&quot;)&amp;CHAR(10)) &amp;IF([.E54]=&quot;&quot;; &quot;&quot;; &quot;api-&quot;&amp;[.B54]&amp;&quot;-letter&quot;   &amp;&quot;|&quot;&amp;[.E54]&amp;CHAR(10)) &amp;IF([.F54]=&quot;&quot;; &quot;&quot;; &quot;api-&quot;&amp;[.B54]&amp;&quot;-shortcut&quot; &amp;&quot;|&quot;&amp;[.F54]&amp;CHAR(10)) &amp;IF([.G54]=&quot;&quot;; &quot;&quot;; &quot;api-&quot;&amp;[.B54]&amp;&quot;-image&quot;    &amp;&quot;|&quot;&amp;[.G54]&amp;CHAR(10))" office:value-type="string" office:string-value="api-xowa.gui.page.selection.save_file_as-name|Save File As&#10;api-xowa.gui.page.selection.save_file_as-tip|Save selected image to a file (currently available by right-clicking on an image)&#10;api-xowa.gui.page.selection.save_file_as-letter|s&#10;api-xowa.gui.page.selection.save_file_as-image|file/save.png&#10;" calcext:value-type="string">
            <text:p>api-xowa.gui.page.selection.save_file_as-name|Save File As</text:p>
            <text:p>api-xowa.gui.page.selection.save_file_as-tip|Save selected image to a file (currently available by right-clicking on an image)</text:p>
            <text:p>api-xowa.gui.page.selection.save_file_as-letter|s</text:p>
            <text:p>api-xowa.gui.page.selection.save_file_as-image|file/save.png</text:p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xowa.gui.page.edit.focus_edit_box</text:p>
          </table:table-cell>
          <table:table-cell office:value-type="string" calcext:value-type="string">
            <text:p>Focus Edit Box</text:p>
          </table:table-cell>
          <table:table-cell office:value-type="string" calcext:value-type="string">
            <text:p>Switch keyboard focus to the edit box</text:p>
          </table:table-cell>
          <table:table-cell table:number-columns-repeated="3"/>
          <table:table-cell table:style-name="ce7" table:formula="of:=IF([.C55]=&quot;&quot;; &quot;&quot;; &quot;api-&quot;&amp;[.B55]&amp;&quot;-name&quot;     &amp;&quot;|&quot;&amp;[.C55]&amp;CHAR(10)) &amp;IF([.D55]=&quot;&quot;; &quot;&quot;; &quot;api-&quot;&amp;[.B55]&amp;&quot;-tip&quot;      &amp;&quot;|&quot;&amp;REPLACEMACRO([.D55];&quot;|&quot;;&quot;\u007C&quot;)&amp;CHAR(10)) &amp;IF([.E55]=&quot;&quot;; &quot;&quot;; &quot;api-&quot;&amp;[.B55]&amp;&quot;-letter&quot;   &amp;&quot;|&quot;&amp;[.E55]&amp;CHAR(10)) &amp;IF([.F55]=&quot;&quot;; &quot;&quot;; &quot;api-&quot;&amp;[.B55]&amp;&quot;-shortcut&quot; &amp;&quot;|&quot;&amp;[.F55]&amp;CHAR(10)) &amp;IF([.G55]=&quot;&quot;; &quot;&quot;; &quot;api-&quot;&amp;[.B55]&amp;&quot;-image&quot;    &amp;&quot;|&quot;&amp;[.G55]&amp;CHAR(10))" office:value-type="string" office:string-value="api-xowa.gui.page.edit.focus_edit_box-name|Focus Edit Box&#10;api-xowa.gui.page.edit.focus_edit_box-tip|Switch keyboard focus to the edit box&#10;" calcext:value-type="string">
            <text:p>api-xowa.gui.page.edit.focus_edit_box-name|Focus Edit Box</text:p>
            <text:p>api-xowa.gui.page.edit.focus_edit_box-tip|Switch keyboard focus to the edit box</text:p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xowa.gui.page.edit.save</text:p>
          </table:table-cell>
          <table:table-cell office:value-type="string" calcext:value-type="string">
            <text:p>Save Page and Read</text:p>
          </table:table-cell>
          <table:table-cell office:value-type="string" calcext:value-type="string">
            <text:p>Save wikitext and switch to the Read view</text:p>
          </table:table-cell>
          <table:table-cell table:number-columns-repeated="3"/>
          <table:table-cell table:style-name="ce7" table:formula="of:=IF([.C56]=&quot;&quot;; &quot;&quot;; &quot;api-&quot;&amp;[.B56]&amp;&quot;-name&quot;     &amp;&quot;|&quot;&amp;[.C56]&amp;CHAR(10)) &amp;IF([.D56]=&quot;&quot;; &quot;&quot;; &quot;api-&quot;&amp;[.B56]&amp;&quot;-tip&quot;      &amp;&quot;|&quot;&amp;REPLACEMACRO([.D56];&quot;|&quot;;&quot;\u007C&quot;)&amp;CHAR(10)) &amp;IF([.E56]=&quot;&quot;; &quot;&quot;; &quot;api-&quot;&amp;[.B56]&amp;&quot;-letter&quot;   &amp;&quot;|&quot;&amp;[.E56]&amp;CHAR(10)) &amp;IF([.F56]=&quot;&quot;; &quot;&quot;; &quot;api-&quot;&amp;[.B56]&amp;&quot;-shortcut&quot; &amp;&quot;|&quot;&amp;[.F56]&amp;CHAR(10)) &amp;IF([.G56]=&quot;&quot;; &quot;&quot;; &quot;api-&quot;&amp;[.B56]&amp;&quot;-image&quot;    &amp;&quot;|&quot;&amp;[.G56]&amp;CHAR(10))" office:value-type="string" office:string-value="api-xowa.gui.page.edit.save-name|Save Page and Read&#10;api-xowa.gui.page.edit.save-tip|Save wikitext and switch to the Read view&#10;" calcext:value-type="string">
            <text:p>api-xowa.gui.page.edit.save-name|Save Page and Read</text:p>
            <text:p>api-xowa.gui.page.edit.save-tip|Save wikitext and switch to the Read view</text:p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xowa.gui.page.edit.save_draft</text:p>
          </table:table-cell>
          <table:table-cell office:value-type="string" calcext:value-type="string">
            <text:p>Save Page (draft)</text:p>
          </table:table-cell>
          <table:table-cell office:value-type="string" calcext:value-type="string">
            <text:p>Save wikitext and continue editing</text:p>
          </table:table-cell>
          <table:table-cell table:number-columns-repeated="3"/>
          <table:table-cell table:style-name="ce7" table:formula="of:=IF([.C57]=&quot;&quot;; &quot;&quot;; &quot;api-&quot;&amp;[.B57]&amp;&quot;-name&quot;     &amp;&quot;|&quot;&amp;[.C57]&amp;CHAR(10)) &amp;IF([.D57]=&quot;&quot;; &quot;&quot;; &quot;api-&quot;&amp;[.B57]&amp;&quot;-tip&quot;      &amp;&quot;|&quot;&amp;REPLACEMACRO([.D57];&quot;|&quot;;&quot;\u007C&quot;)&amp;CHAR(10)) &amp;IF([.E57]=&quot;&quot;; &quot;&quot;; &quot;api-&quot;&amp;[.B57]&amp;&quot;-letter&quot;   &amp;&quot;|&quot;&amp;[.E57]&amp;CHAR(10)) &amp;IF([.F57]=&quot;&quot;; &quot;&quot;; &quot;api-&quot;&amp;[.B57]&amp;&quot;-shortcut&quot; &amp;&quot;|&quot;&amp;[.F57]&amp;CHAR(10)) &amp;IF([.G57]=&quot;&quot;; &quot;&quot;; &quot;api-&quot;&amp;[.B57]&amp;&quot;-image&quot;    &amp;&quot;|&quot;&amp;[.G57]&amp;CHAR(10))" office:value-type="string" office:string-value="api-xowa.gui.page.edit.save_draft-name|Save Page (draft)&#10;api-xowa.gui.page.edit.save_draft-tip|Save wikitext and continue editing&#10;" calcext:value-type="string">
            <text:p>api-xowa.gui.page.edit.save_draft-name|Save Page (draft)</text:p>
            <text:p>api-xowa.gui.page.edit.save_draft-tip|Save wikitext and continue editing</text:p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xowa.gui.page.edit.preview</text:p>
          </table:table-cell>
          <table:table-cell office:value-type="string" calcext:value-type="string">
            <text:p>Preview</text:p>
          </table:table-cell>
          <table:table-cell office:value-type="string" calcext:value-type="string">
            <text:p>Preview wikitext</text:p>
          </table:table-cell>
          <table:table-cell table:number-columns-repeated="3"/>
          <table:table-cell table:style-name="ce7" table:formula="of:=IF([.C58]=&quot;&quot;; &quot;&quot;; &quot;api-&quot;&amp;[.B58]&amp;&quot;-name&quot;     &amp;&quot;|&quot;&amp;[.C58]&amp;CHAR(10)) &amp;IF([.D58]=&quot;&quot;; &quot;&quot;; &quot;api-&quot;&amp;[.B58]&amp;&quot;-tip&quot;      &amp;&quot;|&quot;&amp;REPLACEMACRO([.D58];&quot;|&quot;;&quot;\u007C&quot;)&amp;CHAR(10)) &amp;IF([.E58]=&quot;&quot;; &quot;&quot;; &quot;api-&quot;&amp;[.B58]&amp;&quot;-letter&quot;   &amp;&quot;|&quot;&amp;[.E58]&amp;CHAR(10)) &amp;IF([.F58]=&quot;&quot;; &quot;&quot;; &quot;api-&quot;&amp;[.B58]&amp;&quot;-shortcut&quot; &amp;&quot;|&quot;&amp;[.F58]&amp;CHAR(10)) &amp;IF([.G58]=&quot;&quot;; &quot;&quot;; &quot;api-&quot;&amp;[.B58]&amp;&quot;-image&quot;    &amp;&quot;|&quot;&amp;[.G58]&amp;CHAR(10))" office:value-type="string" office:string-value="api-xowa.gui.page.edit.preview-name|Preview&#10;api-xowa.gui.page.edit.preview-tip|Preview wikitext&#10;" calcext:value-type="string">
            <text:p>api-xowa.gui.page.edit.preview-name|Preview</text:p>
            <text:p>api-xowa.gui.page.edit.preview-tip|Preview wikitext</text:p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xowa.gui.page.edit.dbg_tmpl</text:p>
          </table:table-cell>
          <table:table-cell office:value-type="string" calcext:value-type="string">
            <text:p>Expand Templates</text:p>
          </table:table-cell>
          <table:table-cell office:value-type="string" calcext:value-type="string">
            <text:p>Expand all templates using the text in the edit box (developer usage only)</text:p>
          </table:table-cell>
          <table:table-cell table:number-columns-repeated="3"/>
          <table:table-cell table:style-name="ce7" table:formula="of:=IF([.C59]=&quot;&quot;; &quot;&quot;; &quot;api-&quot;&amp;[.B59]&amp;&quot;-name&quot;     &amp;&quot;|&quot;&amp;[.C59]&amp;CHAR(10)) &amp;IF([.D59]=&quot;&quot;; &quot;&quot;; &quot;api-&quot;&amp;[.B59]&amp;&quot;-tip&quot;      &amp;&quot;|&quot;&amp;REPLACEMACRO([.D59];&quot;|&quot;;&quot;\u007C&quot;)&amp;CHAR(10)) &amp;IF([.E59]=&quot;&quot;; &quot;&quot;; &quot;api-&quot;&amp;[.B59]&amp;&quot;-letter&quot;   &amp;&quot;|&quot;&amp;[.E59]&amp;CHAR(10)) &amp;IF([.F59]=&quot;&quot;; &quot;&quot;; &quot;api-&quot;&amp;[.B59]&amp;&quot;-shortcut&quot; &amp;&quot;|&quot;&amp;[.F59]&amp;CHAR(10)) &amp;IF([.G59]=&quot;&quot;; &quot;&quot;; &quot;api-&quot;&amp;[.B59]&amp;&quot;-image&quot;    &amp;&quot;|&quot;&amp;[.G59]&amp;CHAR(10))" office:value-type="string" office:string-value="api-xowa.gui.page.edit.dbg_tmpl-name|Expand Templates&#10;api-xowa.gui.page.edit.dbg_tmpl-tip|Expand all templates using the text in the edit box (developer usage only)&#10;" calcext:value-type="string">
            <text:p>api-xowa.gui.page.edit.dbg_tmpl-name|Expand Templates</text:p>
            <text:p>api-xowa.gui.page.edit.dbg_tmpl-tip|Expand all templates using the text in the edit box (developer usage only)</text:p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xowa.gui.page.edit.dbg_html</text:p>
          </table:table-cell>
          <table:table-cell office:value-type="string" calcext:value-type="string">
            <text:p>Show Current HTML</text:p>
          </table:table-cell>
          <table:table-cell office:value-type="string" calcext:value-type="string">
            <text:p>Show current HTML (with javascript changes) (developer usage only)</text:p>
          </table:table-cell>
          <table:table-cell table:number-columns-repeated="3"/>
          <table:table-cell table:style-name="ce7" table:formula="of:=IF([.C60]=&quot;&quot;; &quot;&quot;; &quot;api-&quot;&amp;[.B60]&amp;&quot;-name&quot;     &amp;&quot;|&quot;&amp;[.C60]&amp;CHAR(10)) &amp;IF([.D60]=&quot;&quot;; &quot;&quot;; &quot;api-&quot;&amp;[.B60]&amp;&quot;-tip&quot;      &amp;&quot;|&quot;&amp;REPLACEMACRO([.D60];&quot;|&quot;;&quot;\u007C&quot;)&amp;CHAR(10)) &amp;IF([.E60]=&quot;&quot;; &quot;&quot;; &quot;api-&quot;&amp;[.B60]&amp;&quot;-letter&quot;   &amp;&quot;|&quot;&amp;[.E60]&amp;CHAR(10)) &amp;IF([.F60]=&quot;&quot;; &quot;&quot;; &quot;api-&quot;&amp;[.B60]&amp;&quot;-shortcut&quot; &amp;&quot;|&quot;&amp;[.F60]&amp;CHAR(10)) &amp;IF([.G60]=&quot;&quot;; &quot;&quot;; &quot;api-&quot;&amp;[.B60]&amp;&quot;-image&quot;    &amp;&quot;|&quot;&amp;[.G60]&amp;CHAR(10))" office:value-type="string" office:string-value="api-xowa.gui.page.edit.dbg_html-name|Show Current HTML&#10;api-xowa.gui.page.edit.dbg_html-tip|Show current HTML (with javascript changes) (developer usage only)&#10;" calcext:value-type="string">
            <text:p>api-xowa.gui.page.edit.dbg_html-name|Show Current HTML</text:p>
            <text:p>api-xowa.gui.page.edit.dbg_html-tip|Show current HTML (with javascript changes) (developer usage only)</text:p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xowa.gui.page.edit.exec</text:p>
          </table:table-cell>
          <table:table-cell office:value-type="string" calcext:value-type="string">
            <text:p>Run XOWA Script</text:p>
          </table:table-cell>
          <table:table-cell office:value-type="string" calcext:value-type="string">
            <text:p>Run XOWA script using the text in the edit box(developer usage only)</text:p>
          </table:table-cell>
          <table:table-cell table:number-columns-repeated="3"/>
          <table:table-cell table:style-name="ce7" table:formula="of:=IF([.C61]=&quot;&quot;; &quot;&quot;; &quot;api-&quot;&amp;[.B61]&amp;&quot;-name&quot;     &amp;&quot;|&quot;&amp;[.C61]&amp;CHAR(10)) &amp;IF([.D61]=&quot;&quot;; &quot;&quot;; &quot;api-&quot;&amp;[.B61]&amp;&quot;-tip&quot;      &amp;&quot;|&quot;&amp;REPLACEMACRO([.D61];&quot;|&quot;;&quot;\u007C&quot;)&amp;CHAR(10)) &amp;IF([.E61]=&quot;&quot;; &quot;&quot;; &quot;api-&quot;&amp;[.B61]&amp;&quot;-letter&quot;   &amp;&quot;|&quot;&amp;[.E61]&amp;CHAR(10)) &amp;IF([.F61]=&quot;&quot;; &quot;&quot;; &quot;api-&quot;&amp;[.B61]&amp;&quot;-shortcut&quot; &amp;&quot;|&quot;&amp;[.F61]&amp;CHAR(10)) &amp;IF([.G61]=&quot;&quot;; &quot;&quot;; &quot;api-&quot;&amp;[.B61]&amp;&quot;-image&quot;    &amp;&quot;|&quot;&amp;[.G61]&amp;CHAR(10))" office:value-type="string" office:string-value="api-xowa.gui.page.edit.exec-name|Run XOWA Script&#10;api-xowa.gui.page.edit.exec-tip|Run XOWA script using the text in the edit box(developer usage only)&#10;" calcext:value-type="string">
            <text:p>api-xowa.gui.page.edit.exec-name|Run XOWA Script</text:p>
            <text:p>api-xowa.gui.page.edit.exec-tip|Run XOWA script using the text in the edit box(developer usage only)</text:p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string" calcext:value-type="string">
            <text:p>xowa.gui.menus.group.file</text:p>
          </table:table-cell>
          <table:table-cell table:style-name="ce3" office:value-type="string" calcext:value-type="string">
            <text:p>File</text:p>
          </table:table-cell>
          <table:table-cell table:style-name="ce3"/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file/save.png</text:p>
          </table:table-cell>
          <table:table-cell table:style-name="ce7" table:formula="of:=IF([.C62]=&quot;&quot;; &quot;&quot;; &quot;api-&quot;&amp;[.B62]&amp;&quot;-name&quot;     &amp;&quot;|&quot;&amp;[.C62]&amp;CHAR(10)) &amp;IF([.D62]=&quot;&quot;; &quot;&quot;; &quot;api-&quot;&amp;[.B62]&amp;&quot;-tip&quot;      &amp;&quot;|&quot;&amp;REPLACEMACRO([.D62];&quot;|&quot;;&quot;\u007C&quot;)&amp;CHAR(10)) &amp;IF([.E62]=&quot;&quot;; &quot;&quot;; &quot;api-&quot;&amp;[.B62]&amp;&quot;-letter&quot;   &amp;&quot;|&quot;&amp;[.E62]&amp;CHAR(10)) &amp;IF([.F62]=&quot;&quot;; &quot;&quot;; &quot;api-&quot;&amp;[.B62]&amp;&quot;-shortcut&quot; &amp;&quot;|&quot;&amp;[.F62]&amp;CHAR(10)) &amp;IF([.G62]=&quot;&quot;; &quot;&quot;; &quot;api-&quot;&amp;[.B62]&amp;&quot;-image&quot;    &amp;&quot;|&quot;&amp;[.G62]&amp;CHAR(10))" office:value-type="string" office:string-value="api-xowa.gui.menus.group.file-name|File&#10;api-xowa.gui.menus.group.file-letter|f&#10;api-xowa.gui.menus.group.file-image|file/save.png&#10;" calcext:value-type="string">
            <text:p>api-xowa.gui.menus.group.file-name|File</text:p>
            <text:p>api-xowa.gui.menus.group.file-letter|f</text:p>
            <text:p>api-xowa.gui.menus.group.file-image|file/save.png</text:p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xowa.gui.menus.group.edit</text:p>
          </table:table-cell>
          <table:table-cell table:style-name="ce3" office:value-type="string" calcext:value-type="string">
            <text:p>Edit</text:p>
          </table:table-cell>
          <table:table-cell table:style-name="ce3"/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edit/copy.png</text:p>
          </table:table-cell>
          <table:table-cell table:style-name="ce7" table:formula="of:=IF([.C63]=&quot;&quot;; &quot;&quot;; &quot;api-&quot;&amp;[.B63]&amp;&quot;-name&quot;     &amp;&quot;|&quot;&amp;[.C63]&amp;CHAR(10)) &amp;IF([.D63]=&quot;&quot;; &quot;&quot;; &quot;api-&quot;&amp;[.B63]&amp;&quot;-tip&quot;      &amp;&quot;|&quot;&amp;REPLACEMACRO([.D63];&quot;|&quot;;&quot;\u007C&quot;)&amp;CHAR(10)) &amp;IF([.E63]=&quot;&quot;; &quot;&quot;; &quot;api-&quot;&amp;[.B63]&amp;&quot;-letter&quot;   &amp;&quot;|&quot;&amp;[.E63]&amp;CHAR(10)) &amp;IF([.F63]=&quot;&quot;; &quot;&quot;; &quot;api-&quot;&amp;[.B63]&amp;&quot;-shortcut&quot; &amp;&quot;|&quot;&amp;[.F63]&amp;CHAR(10)) &amp;IF([.G63]=&quot;&quot;; &quot;&quot;; &quot;api-&quot;&amp;[.B63]&amp;&quot;-image&quot;    &amp;&quot;|&quot;&amp;[.G63]&amp;CHAR(10))" office:value-type="string" office:string-value="api-xowa.gui.menus.group.edit-name|Edit&#10;api-xowa.gui.menus.group.edit-letter|e&#10;api-xowa.gui.menus.group.edit-image|edit/copy.png&#10;" calcext:value-type="string">
            <text:p>api-xowa.gui.menus.group.edit-name|Edit</text:p>
            <text:p>api-xowa.gui.menus.group.edit-letter|e</text:p>
            <text:p>api-xowa.gui.menus.group.edit-image|edit/copy.png</text:p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xowa.gui.menus.group.view</text:p>
          </table:table-cell>
          <table:table-cell table:style-name="ce3" office:value-type="string" calcext:value-type="string">
            <text:p>View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/>
          <table:table-cell table:style-name="ce3" office:value-type="string" calcext:value-type="string">
            <text:p>view/page_read.png</text:p>
          </table:table-cell>
          <table:table-cell table:style-name="ce7" table:formula="of:=IF([.C64]=&quot;&quot;; &quot;&quot;; &quot;api-&quot;&amp;[.B64]&amp;&quot;-name&quot;     &amp;&quot;|&quot;&amp;[.C64]&amp;CHAR(10)) &amp;IF([.D64]=&quot;&quot;; &quot;&quot;; &quot;api-&quot;&amp;[.B64]&amp;&quot;-tip&quot;      &amp;&quot;|&quot;&amp;REPLACEMACRO([.D64];&quot;|&quot;;&quot;\u007C&quot;)&amp;CHAR(10)) &amp;IF([.E64]=&quot;&quot;; &quot;&quot;; &quot;api-&quot;&amp;[.B64]&amp;&quot;-letter&quot;   &amp;&quot;|&quot;&amp;[.E64]&amp;CHAR(10)) &amp;IF([.F64]=&quot;&quot;; &quot;&quot;; &quot;api-&quot;&amp;[.B64]&amp;&quot;-shortcut&quot; &amp;&quot;|&quot;&amp;[.F64]&amp;CHAR(10)) &amp;IF([.G64]=&quot;&quot;; &quot;&quot;; &quot;api-&quot;&amp;[.B64]&amp;&quot;-image&quot;    &amp;&quot;|&quot;&amp;[.G64]&amp;CHAR(10))" office:value-type="string" office:string-value="api-xowa.gui.menus.group.view-name|View&#10;api-xowa.gui.menus.group.view-letter|v&#10;api-xowa.gui.menus.group.view-image|view/page_read.png&#10;" calcext:value-type="string">
            <text:p>api-xowa.gui.menus.group.view-name|View</text:p>
            <text:p>api-xowa.gui.menus.group.view-letter|v</text:p>
            <text:p>api-xowa.gui.menus.group.view-image|view/page_read.png</text:p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xowa.gui.menus.group.history</text:p>
          </table:table-cell>
          <table:table-cell table:style-name="ce3" office:value-type="string" calcext:value-type="string">
            <text:p>History</text:p>
          </table:table-cell>
          <table:table-cell/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history/show.png</text:p>
          </table:table-cell>
          <table:table-cell table:style-name="ce7" table:formula="of:=IF([.C65]=&quot;&quot;; &quot;&quot;; &quot;api-&quot;&amp;[.B65]&amp;&quot;-name&quot;     &amp;&quot;|&quot;&amp;[.C65]&amp;CHAR(10)) &amp;IF([.D65]=&quot;&quot;; &quot;&quot;; &quot;api-&quot;&amp;[.B65]&amp;&quot;-tip&quot;      &amp;&quot;|&quot;&amp;REPLACEMACRO([.D65];&quot;|&quot;;&quot;\u007C&quot;)&amp;CHAR(10)) &amp;IF([.E65]=&quot;&quot;; &quot;&quot;; &quot;api-&quot;&amp;[.B65]&amp;&quot;-letter&quot;   &amp;&quot;|&quot;&amp;[.E65]&amp;CHAR(10)) &amp;IF([.F65]=&quot;&quot;; &quot;&quot;; &quot;api-&quot;&amp;[.B65]&amp;&quot;-shortcut&quot; &amp;&quot;|&quot;&amp;[.F65]&amp;CHAR(10)) &amp;IF([.G65]=&quot;&quot;; &quot;&quot;; &quot;api-&quot;&amp;[.B65]&amp;&quot;-image&quot;    &amp;&quot;|&quot;&amp;[.G65]&amp;CHAR(10))" office:value-type="string" office:string-value="api-xowa.gui.menus.group.history-name|History&#10;api-xowa.gui.menus.group.history-letter|s&#10;api-xowa.gui.menus.group.history-image|history/show.png&#10;" calcext:value-type="string">
            <text:p>api-xowa.gui.menus.group.history-name|History</text:p>
            <text:p>api-xowa.gui.menus.group.history-letter|s</text:p>
            <text:p>api-xowa.gui.menus.group.history-image|history/show.png</text:p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xowa.gui.menus.group.bookmarks</text:p>
          </table:table-cell>
          <table:table-cell table:style-name="ce3" office:value-type="string" calcext:value-type="string">
            <text:p>Bookmarks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bookmarks/show.png</text:p>
          </table:table-cell>
          <table:table-cell table:style-name="ce7" table:formula="of:=IF([.C66]=&quot;&quot;; &quot;&quot;; &quot;api-&quot;&amp;[.B66]&amp;&quot;-name&quot;     &amp;&quot;|&quot;&amp;[.C66]&amp;CHAR(10)) &amp;IF([.D66]=&quot;&quot;; &quot;&quot;; &quot;api-&quot;&amp;[.B66]&amp;&quot;-tip&quot;      &amp;&quot;|&quot;&amp;REPLACEMACRO([.D66];&quot;|&quot;;&quot;\u007C&quot;)&amp;CHAR(10)) &amp;IF([.E66]=&quot;&quot;; &quot;&quot;; &quot;api-&quot;&amp;[.B66]&amp;&quot;-letter&quot;   &amp;&quot;|&quot;&amp;[.E66]&amp;CHAR(10)) &amp;IF([.F66]=&quot;&quot;; &quot;&quot;; &quot;api-&quot;&amp;[.B66]&amp;&quot;-shortcut&quot; &amp;&quot;|&quot;&amp;[.F66]&amp;CHAR(10)) &amp;IF([.G66]=&quot;&quot;; &quot;&quot;; &quot;api-&quot;&amp;[.B66]&amp;&quot;-image&quot;    &amp;&quot;|&quot;&amp;[.G66]&amp;CHAR(10))" office:value-type="string" office:string-value="api-xowa.gui.menus.group.bookmarks-name|Bookmarks&#10;api-xowa.gui.menus.group.bookmarks-letter|b&#10;api-xowa.gui.menus.group.bookmarks-image|bookmarks/show.png&#10;" calcext:value-type="string">
            <text:p>api-xowa.gui.menus.group.bookmarks-name|Bookmarks</text:p>
            <text:p>api-xowa.gui.menus.group.bookmarks-letter|b</text:p>
            <text:p>api-xowa.gui.menus.group.bookmarks-image|bookmarks/show.png</text:p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string" calcext:value-type="string">
            <text:p>xowa.gui.menus.group.tools</text:p>
          </table:table-cell>
          <table:table-cell table:style-name="ce3" office:value-type="string" calcext:value-type="string">
            <text:p>Tools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ools/options.png</text:p>
          </table:table-cell>
          <table:table-cell table:style-name="ce7" table:formula="of:=IF([.C67]=&quot;&quot;; &quot;&quot;; &quot;api-&quot;&amp;[.B67]&amp;&quot;-name&quot;     &amp;&quot;|&quot;&amp;[.C67]&amp;CHAR(10)) &amp;IF([.D67]=&quot;&quot;; &quot;&quot;; &quot;api-&quot;&amp;[.B67]&amp;&quot;-tip&quot;      &amp;&quot;|&quot;&amp;REPLACEMACRO([.D67];&quot;|&quot;;&quot;\u007C&quot;)&amp;CHAR(10)) &amp;IF([.E67]=&quot;&quot;; &quot;&quot;; &quot;api-&quot;&amp;[.B67]&amp;&quot;-letter&quot;   &amp;&quot;|&quot;&amp;[.E67]&amp;CHAR(10)) &amp;IF([.F67]=&quot;&quot;; &quot;&quot;; &quot;api-&quot;&amp;[.B67]&amp;&quot;-shortcut&quot; &amp;&quot;|&quot;&amp;[.F67]&amp;CHAR(10)) &amp;IF([.G67]=&quot;&quot;; &quot;&quot;; &quot;api-&quot;&amp;[.B67]&amp;&quot;-image&quot;    &amp;&quot;|&quot;&amp;[.G67]&amp;CHAR(10))" office:value-type="string" office:string-value="api-xowa.gui.menus.group.tools-name|Tools&#10;api-xowa.gui.menus.group.tools-letter|t&#10;api-xowa.gui.menus.group.tools-image|tools/options.png&#10;" calcext:value-type="string">
            <text:p>api-xowa.gui.menus.group.tools-name|Tools</text:p>
            <text:p>api-xowa.gui.menus.group.tools-letter|t</text:p>
            <text:p>api-xowa.gui.menus.group.tools-image|tools/options.png</text:p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xowa.gui.menus.group.help</text:p>
          </table:table-cell>
          <table:table-cell table:style-name="ce3" office:value-type="string" calcext:value-type="string">
            <text:p>Help</text:p>
          </table:table-cell>
          <table:table-cell table:style-name="ce3"/>
          <table:table-cell table:style-name="ce3" office:value-type="string" calcext:value-type="string">
            <text:p>h</text:p>
          </table:table-cell>
          <table:table-cell table:style-name="ce3"/>
          <table:table-cell table:style-name="ce3" office:value-type="string" calcext:value-type="string">
            <text:p>help/contents.png</text:p>
          </table:table-cell>
          <table:table-cell table:style-name="ce7" table:formula="of:=IF([.C68]=&quot;&quot;; &quot;&quot;; &quot;api-&quot;&amp;[.B68]&amp;&quot;-name&quot;     &amp;&quot;|&quot;&amp;[.C68]&amp;CHAR(10)) &amp;IF([.D68]=&quot;&quot;; &quot;&quot;; &quot;api-&quot;&amp;[.B68]&amp;&quot;-tip&quot;      &amp;&quot;|&quot;&amp;REPLACEMACRO([.D68];&quot;|&quot;;&quot;\u007C&quot;)&amp;CHAR(10)) &amp;IF([.E68]=&quot;&quot;; &quot;&quot;; &quot;api-&quot;&amp;[.B68]&amp;&quot;-letter&quot;   &amp;&quot;|&quot;&amp;[.E68]&amp;CHAR(10)) &amp;IF([.F68]=&quot;&quot;; &quot;&quot;; &quot;api-&quot;&amp;[.B68]&amp;&quot;-shortcut&quot; &amp;&quot;|&quot;&amp;[.F68]&amp;CHAR(10)) &amp;IF([.G68]=&quot;&quot;; &quot;&quot;; &quot;api-&quot;&amp;[.B68]&amp;&quot;-image&quot;    &amp;&quot;|&quot;&amp;[.G68]&amp;CHAR(10))" office:value-type="string" office:string-value="api-xowa.gui.menus.group.help-name|Help&#10;api-xowa.gui.menus.group.help-letter|h&#10;api-xowa.gui.menus.group.help-image|help/contents.png&#10;" calcext:value-type="string">
            <text:p>api-xowa.gui.menus.group.help-name|Help</text:p>
            <text:p>api-xowa.gui.menus.group.help-letter|h</text:p>
            <text:p>api-xowa.gui.menus.group.help-image|help/contents.png</text:p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xowa.gui.menus.group.tabs</text:p>
          </table:table-cell>
          <table:table-cell table:style-name="ce3" office:value-type="string" calcext:value-type="string">
            <text:p>Tabs</text:p>
          </table:table-cell>
          <table:table-cell/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abs/new.png</text:p>
          </table:table-cell>
          <table:table-cell table:style-name="ce7" table:formula="of:=IF([.C69]=&quot;&quot;; &quot;&quot;; &quot;api-&quot;&amp;[.B69]&amp;&quot;-name&quot;     &amp;&quot;|&quot;&amp;[.C69]&amp;CHAR(10)) &amp;IF([.D69]=&quot;&quot;; &quot;&quot;; &quot;api-&quot;&amp;[.B69]&amp;&quot;-tip&quot;      &amp;&quot;|&quot;&amp;REPLACEMACRO([.D69];&quot;|&quot;;&quot;\u007C&quot;)&amp;CHAR(10)) &amp;IF([.E69]=&quot;&quot;; &quot;&quot;; &quot;api-&quot;&amp;[.B69]&amp;&quot;-letter&quot;   &amp;&quot;|&quot;&amp;[.E69]&amp;CHAR(10)) &amp;IF([.F69]=&quot;&quot;; &quot;&quot;; &quot;api-&quot;&amp;[.B69]&amp;&quot;-shortcut&quot; &amp;&quot;|&quot;&amp;[.F69]&amp;CHAR(10)) &amp;IF([.G69]=&quot;&quot;; &quot;&quot;; &quot;api-&quot;&amp;[.B69]&amp;&quot;-image&quot;    &amp;&quot;|&quot;&amp;[.G69]&amp;CHAR(10))" office:value-type="string" office:string-value="api-xowa.gui.menus.group.tabs-name|Tabs&#10;api-xowa.gui.menus.group.tabs-letter|t&#10;api-xowa.gui.menus.group.tabs-image|tabs/new.png&#10;" calcext:value-type="string">
            <text:p>api-xowa.gui.menus.group.tabs-name|Tabs</text:p>
            <text:p>api-xowa.gui.menus.group.tabs-letter|t</text:p>
            <text:p>api-xowa.gui.menus.group.tabs-image|tabs/new.png</text:p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xowa.gui.menus.group.system_data</text:p>
          </table:table-cell>
          <table:table-cell table:style-name="ce3" office:value-type="string" calcext:value-type="string">
            <text:p>System Data</text:p>
          </table:table-cell>
          <table:table-cell table:style-name="ce3"/>
          <table:table-cell table:style-name="ce3" office:value-type="string" calcext:value-type="string">
            <text:p>s</text:p>
          </table:table-cell>
          <table:table-cell table:style-name="ce3" table:number-columns-repeated="2"/>
          <table:table-cell table:style-name="ce7" table:formula="of:=IF([.C70]=&quot;&quot;; &quot;&quot;; &quot;api-&quot;&amp;[.B70]&amp;&quot;-name&quot;     &amp;&quot;|&quot;&amp;[.C70]&amp;CHAR(10)) &amp;IF([.D70]=&quot;&quot;; &quot;&quot;; &quot;api-&quot;&amp;[.B70]&amp;&quot;-tip&quot;      &amp;&quot;|&quot;&amp;REPLACEMACRO([.D70];&quot;|&quot;;&quot;\u007C&quot;)&amp;CHAR(10)) &amp;IF([.E70]=&quot;&quot;; &quot;&quot;; &quot;api-&quot;&amp;[.B70]&amp;&quot;-letter&quot;   &amp;&quot;|&quot;&amp;[.E70]&amp;CHAR(10)) &amp;IF([.F70]=&quot;&quot;; &quot;&quot;; &quot;api-&quot;&amp;[.B70]&amp;&quot;-shortcut&quot; &amp;&quot;|&quot;&amp;[.F70]&amp;CHAR(10)) &amp;IF([.G70]=&quot;&quot;; &quot;&quot;; &quot;api-&quot;&amp;[.B70]&amp;&quot;-image&quot;    &amp;&quot;|&quot;&amp;[.G70]&amp;CHAR(10))" office:value-type="string" office:string-value="api-xowa.gui.menus.group.system_data-name|System Data&#10;api-xowa.gui.menus.group.system_data-letter|s&#10;" calcext:value-type="string">
            <text:p>api-xowa.gui.menus.group.system_data-name|System Data</text:p>
            <text:p>api-xowa.gui.menus.group.system_data-letter|s</text:p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xowa.gui.menus.group.wikis</text:p>
          </table:table-cell>
          <table:table-cell table:style-name="ce3" office:value-type="string" calcext:value-type="string">
            <text:p>Wikis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table:number-columns-repeated="2"/>
          <table:table-cell table:style-name="ce7" table:formula="of:=IF([.C71]=&quot;&quot;; &quot;&quot;; &quot;api-&quot;&amp;[.B71]&amp;&quot;-name&quot;     &amp;&quot;|&quot;&amp;[.C71]&amp;CHAR(10)) &amp;IF([.D71]=&quot;&quot;; &quot;&quot;; &quot;api-&quot;&amp;[.B71]&amp;&quot;-tip&quot;      &amp;&quot;|&quot;&amp;REPLACEMACRO([.D71];&quot;|&quot;;&quot;\u007C&quot;)&amp;CHAR(10)) &amp;IF([.E71]=&quot;&quot;; &quot;&quot;; &quot;api-&quot;&amp;[.B71]&amp;&quot;-letter&quot;   &amp;&quot;|&quot;&amp;[.E71]&amp;CHAR(10)) &amp;IF([.F71]=&quot;&quot;; &quot;&quot;; &quot;api-&quot;&amp;[.B71]&amp;&quot;-shortcut&quot; &amp;&quot;|&quot;&amp;[.F71]&amp;CHAR(10)) &amp;IF([.G71]=&quot;&quot;; &quot;&quot;; &quot;api-&quot;&amp;[.B71]&amp;&quot;-image&quot;    &amp;&quot;|&quot;&amp;[.G71]&amp;CHAR(10))" office:value-type="string" office:string-value="api-xowa.gui.menus.group.wikis-name|Wikis&#10;api-xowa.gui.menus.group.wikis-letter|w&#10;" calcext:value-type="string">
            <text:p>api-xowa.gui.menus.group.wikis-name|Wikis</text:p>
            <text:p>api-xowa.gui.menus.group.wikis-letter|w</text:p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xowa.gui.browser.url.focus</text:p>
          </table:table-cell>
          <table:table-cell office:value-type="string" calcext:value-type="string">
            <text:p>Focus URL Bar</text:p>
          </table:table-cell>
          <table:table-cell office:value-type="string" calcext:value-type="string">
            <text:p>Switch keyboard focus to the url bar</text:p>
          </table:table-cell>
          <table:table-cell table:number-columns-repeated="3"/>
          <table:table-cell table:style-name="ce7" table:formula="of:=IF([.C72]=&quot;&quot;; &quot;&quot;; &quot;api-&quot;&amp;[.B72]&amp;&quot;-name&quot;     &amp;&quot;|&quot;&amp;[.C72]&amp;CHAR(10)) &amp;IF([.D72]=&quot;&quot;; &quot;&quot;; &quot;api-&quot;&amp;[.B72]&amp;&quot;-tip&quot;      &amp;&quot;|&quot;&amp;REPLACEMACRO([.D72];&quot;|&quot;;&quot;\u007C&quot;)&amp;CHAR(10)) &amp;IF([.E72]=&quot;&quot;; &quot;&quot;; &quot;api-&quot;&amp;[.B72]&amp;&quot;-letter&quot;   &amp;&quot;|&quot;&amp;[.E72]&amp;CHAR(10)) &amp;IF([.F72]=&quot;&quot;; &quot;&quot;; &quot;api-&quot;&amp;[.B72]&amp;&quot;-shortcut&quot; &amp;&quot;|&quot;&amp;[.F72]&amp;CHAR(10)) &amp;IF([.G72]=&quot;&quot;; &quot;&quot;; &quot;api-&quot;&amp;[.B72]&amp;&quot;-image&quot;    &amp;&quot;|&quot;&amp;[.G72]&amp;CHAR(10))" office:value-type="string" office:string-value="api-xowa.gui.browser.url.focus-name|Focus URL Bar&#10;api-xowa.gui.browser.url.focus-tip|Switch keyboard focus to the url bar&#10;" calcext:value-type="string">
            <text:p>api-xowa.gui.browser.url.focus-name|Focus URL Bar</text:p>
            <text:p>api-xowa.gui.browser.url.focus-tip|Switch keyboard focus to the url bar</text:p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xowa.gui.browser.url.exec</text:p>
          </table:table-cell>
          <table:table-cell office:value-type="string" calcext:value-type="string">
            <text:p>Go to the Address</text:p>
          </table:table-cell>
          <table:table-cell office:value-type="string" calcext:value-type="string">
            <text:p>Go to the Address in the Location Bar</text:p>
          </table:table-cell>
          <table:table-cell table:number-columns-repeated="3"/>
          <table:table-cell table:style-name="ce7" table:formula="of:=IF([.C73]=&quot;&quot;; &quot;&quot;; &quot;api-&quot;&amp;[.B73]&amp;&quot;-name&quot;     &amp;&quot;|&quot;&amp;[.C73]&amp;CHAR(10)) &amp;IF([.D73]=&quot;&quot;; &quot;&quot;; &quot;api-&quot;&amp;[.B73]&amp;&quot;-tip&quot;      &amp;&quot;|&quot;&amp;REPLACEMACRO([.D73];&quot;|&quot;;&quot;\u007C&quot;)&amp;CHAR(10)) &amp;IF([.E73]=&quot;&quot;; &quot;&quot;; &quot;api-&quot;&amp;[.B73]&amp;&quot;-letter&quot;   &amp;&quot;|&quot;&amp;[.E73]&amp;CHAR(10)) &amp;IF([.F73]=&quot;&quot;; &quot;&quot;; &quot;api-&quot;&amp;[.B73]&amp;&quot;-shortcut&quot; &amp;&quot;|&quot;&amp;[.F73]&amp;CHAR(10)) &amp;IF([.G73]=&quot;&quot;; &quot;&quot;; &quot;api-&quot;&amp;[.B73]&amp;&quot;-image&quot;    &amp;&quot;|&quot;&amp;[.G73]&amp;CHAR(10))" office:value-type="string" office:string-value="api-xowa.gui.browser.url.exec-name|Go to the Address&#10;api-xowa.gui.browser.url.exec-tip|Go to the Address in the Location Bar&#10;" calcext:value-type="string">
            <text:p>api-xowa.gui.browser.url.exec-name|Go to the Address</text:p>
            <text:p>api-xowa.gui.browser.url.exec-tip|Go to the Address in the Location Bar</text:p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xowa.gui.browser.url.exec_by_paste</text:p>
          </table:table-cell>
          <table:table-cell office:value-type="string" calcext:value-type="string">
            <text:p>Paste and Go</text:p>
          </table:table-cell>
          <table:table-cell office:value-type="string" calcext:value-type="string">
            <text:p>Paste the current clipboard text into the address bar and go</text:p>
          </table:table-cell>
          <table:table-cell table:number-columns-repeated="3"/>
          <table:table-cell table:style-name="ce7" table:formula="of:=IF([.C74]=&quot;&quot;; &quot;&quot;; &quot;api-&quot;&amp;[.B74]&amp;&quot;-name&quot;     &amp;&quot;|&quot;&amp;[.C74]&amp;CHAR(10)) &amp;IF([.D74]=&quot;&quot;; &quot;&quot;; &quot;api-&quot;&amp;[.B74]&amp;&quot;-tip&quot;      &amp;&quot;|&quot;&amp;REPLACEMACRO([.D74];&quot;|&quot;;&quot;\u007C&quot;)&amp;CHAR(10)) &amp;IF([.E74]=&quot;&quot;; &quot;&quot;; &quot;api-&quot;&amp;[.B74]&amp;&quot;-letter&quot;   &amp;&quot;|&quot;&amp;[.E74]&amp;CHAR(10)) &amp;IF([.F74]=&quot;&quot;; &quot;&quot;; &quot;api-&quot;&amp;[.B74]&amp;&quot;-shortcut&quot; &amp;&quot;|&quot;&amp;[.F74]&amp;CHAR(10)) &amp;IF([.G74]=&quot;&quot;; &quot;&quot;; &quot;api-&quot;&amp;[.B74]&amp;&quot;-image&quot;    &amp;&quot;|&quot;&amp;[.G74]&amp;CHAR(10))" office:value-type="string" office:string-value="api-xowa.gui.browser.url.exec_by_paste-name|Paste and Go&#10;api-xowa.gui.browser.url.exec_by_paste-tip|Paste the current clipboard text into the address bar and go&#10;" calcext:value-type="string">
            <text:p>api-xowa.gui.browser.url.exec_by_paste-name|Paste and Go</text:p>
            <text:p>api-xowa.gui.browser.url.exec_by_paste-tip|Paste the current clipboard text into the address bar and go</text:p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xowa.gui.browser.url.exec_new_tab_by_paste</text:p>
          </table:table-cell>
          <table:table-cell office:value-type="string" calcext:value-type="string">
            <text:p>Paste and Show In New Tab</text:p>
          </table:table-cell>
          <table:table-cell office:value-type="string" calcext:value-type="string">
            <text:p>Paste the current clipboard text into the address bar and show in new tab</text:p>
          </table:table-cell>
          <table:table-cell table:number-columns-repeated="3"/>
          <table:table-cell table:style-name="ce7" table:formula="of:=IF([.C75]=&quot;&quot;; &quot;&quot;; &quot;api-&quot;&amp;[.B75]&amp;&quot;-name&quot;     &amp;&quot;|&quot;&amp;[.C75]&amp;CHAR(10)) &amp;IF([.D75]=&quot;&quot;; &quot;&quot;; &quot;api-&quot;&amp;[.B75]&amp;&quot;-tip&quot;      &amp;&quot;|&quot;&amp;REPLACEMACRO([.D75];&quot;|&quot;;&quot;\u007C&quot;)&amp;CHAR(10)) &amp;IF([.E75]=&quot;&quot;; &quot;&quot;; &quot;api-&quot;&amp;[.B75]&amp;&quot;-letter&quot;   &amp;&quot;|&quot;&amp;[.E75]&amp;CHAR(10)) &amp;IF([.F75]=&quot;&quot;; &quot;&quot;; &quot;api-&quot;&amp;[.B75]&amp;&quot;-shortcut&quot; &amp;&quot;|&quot;&amp;[.F75]&amp;CHAR(10)) &amp;IF([.G75]=&quot;&quot;; &quot;&quot;; &quot;api-&quot;&amp;[.B75]&amp;&quot;-image&quot;    &amp;&quot;|&quot;&amp;[.G75]&amp;CHAR(10))" office:value-type="string" office:string-value="api-xowa.gui.browser.url.exec_new_tab_by_paste-name|Paste and Show In New Tab&#10;api-xowa.gui.browser.url.exec_new_tab_by_paste-tip|Paste the current clipboard text into the address bar and show in new tab&#10;" calcext:value-type="string">
            <text:p>api-xowa.gui.browser.url.exec_new_tab_by_paste-name|Paste and Show In New Tab</text:p>
            <text:p>api-xowa.gui.browser.url.exec_new_tab_by_paste-tip|Paste the current clipboard text into the address bar and show in new tab</text:p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xowa.gui.browser.url.restore</text:p>
          </table:table-cell>
          <table:table-cell office:value-type="string" calcext:value-type="string">
            <text:p>Restore page url</text:p>
          </table:table-cell>
          <table:table-cell office:value-type="string" calcext:value-type="string">
            <text:p>Restore original url for page to the address box</text:p>
          </table:table-cell>
          <table:table-cell table:number-columns-repeated="3"/>
          <table:table-cell table:style-name="ce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xowa.gui.browser.search.focus</text:p>
          </table:table-cell>
          <table:table-cell office:value-type="string" calcext:value-type="string">
            <text:p>Focus Search Box</text:p>
          </table:table-cell>
          <table:table-cell office:value-type="string" calcext:value-type="string">
            <text:p>Switch keyboard focus to the search box</text:p>
          </table:table-cell>
          <table:table-cell table:number-columns-repeated="3"/>
          <table:table-cell table:style-name="ce7" table:formula="of:=IF([.C77]=&quot;&quot;; &quot;&quot;; &quot;api-&quot;&amp;[.B77]&amp;&quot;-name&quot;     &amp;&quot;|&quot;&amp;[.C77]&amp;CHAR(10)) &amp;IF([.D77]=&quot;&quot;; &quot;&quot;; &quot;api-&quot;&amp;[.B77]&amp;&quot;-tip&quot;      &amp;&quot;|&quot;&amp;REPLACEMACRO([.D77];&quot;|&quot;;&quot;\u007C&quot;)&amp;CHAR(10)) &amp;IF([.E77]=&quot;&quot;; &quot;&quot;; &quot;api-&quot;&amp;[.B77]&amp;&quot;-letter&quot;   &amp;&quot;|&quot;&amp;[.E77]&amp;CHAR(10)) &amp;IF([.F77]=&quot;&quot;; &quot;&quot;; &quot;api-&quot;&amp;[.B77]&amp;&quot;-shortcut&quot; &amp;&quot;|&quot;&amp;[.F77]&amp;CHAR(10)) &amp;IF([.G77]=&quot;&quot;; &quot;&quot;; &quot;api-&quot;&amp;[.B77]&amp;&quot;-image&quot;    &amp;&quot;|&quot;&amp;[.G77]&amp;CHAR(10))" office:value-type="string" office:string-value="api-xowa.gui.browser.search.focus-name|Focus Search Box&#10;api-xowa.gui.browser.search.focus-tip|Switch keyboard focus to the search box&#10;" calcext:value-type="string">
            <text:p>api-xowa.gui.browser.search.focus-name|Focus Search Box</text:p>
            <text:p>api-xowa.gui.browser.search.focus-tip|Switch keyboard focus to the search box</text:p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xowa.gui.browser.search.exec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Search for pages using the text in the search box</text:p>
          </table:table-cell>
          <table:table-cell table:number-columns-repeated="3"/>
          <table:table-cell table:style-name="ce7" table:formula="of:=IF([.C78]=&quot;&quot;; &quot;&quot;; &quot;api-&quot;&amp;[.B78]&amp;&quot;-name&quot;     &amp;&quot;|&quot;&amp;[.C78]&amp;CHAR(10)) &amp;IF([.D78]=&quot;&quot;; &quot;&quot;; &quot;api-&quot;&amp;[.B78]&amp;&quot;-tip&quot;      &amp;&quot;|&quot;&amp;REPLACEMACRO([.D78];&quot;|&quot;;&quot;\u007C&quot;)&amp;CHAR(10)) &amp;IF([.E78]=&quot;&quot;; &quot;&quot;; &quot;api-&quot;&amp;[.B78]&amp;&quot;-letter&quot;   &amp;&quot;|&quot;&amp;[.E78]&amp;CHAR(10)) &amp;IF([.F78]=&quot;&quot;; &quot;&quot;; &quot;api-&quot;&amp;[.B78]&amp;&quot;-shortcut&quot; &amp;&quot;|&quot;&amp;[.F78]&amp;CHAR(10)) &amp;IF([.G78]=&quot;&quot;; &quot;&quot;; &quot;api-&quot;&amp;[.B78]&amp;&quot;-image&quot;    &amp;&quot;|&quot;&amp;[.G78]&amp;CHAR(10))" office:value-type="string" office:string-value="api-xowa.gui.browser.search.exec-name|Search&#10;api-xowa.gui.browser.search.exec-tip|Search for pages using the text in the search box&#10;" calcext:value-type="string">
            <text:p>api-xowa.gui.browser.search.exec-name|Search</text:p>
            <text:p>api-xowa.gui.browser.search.exec-tip|Search for pages using the text in the search box</text:p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xowa.gui.browser.html.focus</text:p>
          </table:table-cell>
          <table:table-cell office:value-type="string" calcext:value-type="string">
            <text:p>Focus HTML browser</text:p>
          </table:table-cell>
          <table:table-cell office:value-type="string" calcext:value-type="string">
            <text:p>Switch keyboard focus to the HTML box</text:p>
          </table:table-cell>
          <table:table-cell table:number-columns-repeated="3"/>
          <table:table-cell table:style-name="ce7" table:formula="of:=IF([.C79]=&quot;&quot;; &quot;&quot;; &quot;api-&quot;&amp;[.B79]&amp;&quot;-name&quot;     &amp;&quot;|&quot;&amp;[.C79]&amp;CHAR(10)) &amp;IF([.D79]=&quot;&quot;; &quot;&quot;; &quot;api-&quot;&amp;[.B79]&amp;&quot;-tip&quot;      &amp;&quot;|&quot;&amp;REPLACEMACRO([.D79];&quot;|&quot;;&quot;\u007C&quot;)&amp;CHAR(10)) &amp;IF([.E79]=&quot;&quot;; &quot;&quot;; &quot;api-&quot;&amp;[.B79]&amp;&quot;-letter&quot;   &amp;&quot;|&quot;&amp;[.E79]&amp;CHAR(10)) &amp;IF([.F79]=&quot;&quot;; &quot;&quot;; &quot;api-&quot;&amp;[.B79]&amp;&quot;-shortcut&quot; &amp;&quot;|&quot;&amp;[.F79]&amp;CHAR(10)) &amp;IF([.G79]=&quot;&quot;; &quot;&quot;; &quot;api-&quot;&amp;[.B79]&amp;&quot;-image&quot;    &amp;&quot;|&quot;&amp;[.G79]&amp;CHAR(10))" office:value-type="string" office:string-value="api-xowa.gui.browser.html.focus-name|Focus HTML browser&#10;api-xowa.gui.browser.html.focus-tip|Switch keyboard focus to the HTML box&#10;" calcext:value-type="string">
            <text:p>api-xowa.gui.browser.html.focus-name|Focus HTML browser</text:p>
            <text:p>api-xowa.gui.browser.html.focus-tip|Switch keyboard focus to the HTML box</text:p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xowa.gui.browser.html.selection_focus_toggle</text:p>
          </table:table-cell>
          <table:table-cell office:value-type="string" calcext:value-type="string">
            <text:p>Focus or unfocus selection's anchor</text:p>
          </table:table-cell>
          <table:table-cell office:value-type="string" calcext:value-type="string">
            <text:p>Focus or unfocus the anchor that spans the current selection.&lt;br/&gt;This command is meant to be used for keyboard navigation. Try the following steps:&lt;br/&gt;\n*Press Ctrl+F\n*Type unique letters for a link (try r i b)\n*Press Ctrl+G\n*Press Ctrl+G: the link underneath the highlighted letters will now be selected&lt;br/&gt;\nYou can now do the following:&lt;br/&gt;\n*Press enter and the link will open in the current tab\n*If Popups is configured to show on focus, a popup will show\n*Use a "right-click-mouse" keystroke (for example, AutoHotKey on Windows)</text:p>
          </table:table-cell>
          <table:table-cell table:number-columns-repeated="3"/>
          <table:table-cell table:style-name="ce7" table:formula="of:=IF([.C80]=&quot;&quot;; &quot;&quot;; &quot;api-&quot;&amp;[.B80]&amp;&quot;-name&quot;     &amp;&quot;|&quot;&amp;[.C80]&amp;CHAR(10)) &amp;IF([.D80]=&quot;&quot;; &quot;&quot;; &quot;api-&quot;&amp;[.B80]&amp;&quot;-tip&quot;      &amp;&quot;|&quot;&amp;REPLACEMACRO([.D80];&quot;|&quot;;&quot;\u007C&quot;)&amp;CHAR(10)) &amp;IF([.E80]=&quot;&quot;; &quot;&quot;; &quot;api-&quot;&amp;[.B80]&amp;&quot;-letter&quot;   &amp;&quot;|&quot;&amp;[.E80]&amp;CHAR(10)) &amp;IF([.F80]=&quot;&quot;; &quot;&quot;; &quot;api-&quot;&amp;[.B80]&amp;&quot;-shortcut&quot; &amp;&quot;|&quot;&amp;[.F80]&amp;CHAR(10)) &amp;IF([.G80]=&quot;&quot;; &quot;&quot;; &quot;api-&quot;&amp;[.B80]&amp;&quot;-image&quot;    &amp;&quot;|&quot;&amp;[.G80]&amp;CHAR(10))" office:value-type="string" office:string-value="api-xowa.gui.browser.html.selection_focus_toggle-name|Focus or unfocus selection's anchor&#10;api-xowa.gui.browser.html.selection_focus_toggle-tip|Focus or unfocus the anchor that spans the current selection.&lt;br/&gt;This command is meant to be used for keyboard navigation. Try the following steps:&lt;br/&gt;\n*Press Ctrl+F\n*Type unique letters for a link (try r i b)\n*Press Ctrl+G\n*Press Ctrl+G: the link underneath the highlighted letters will now be selected&lt;br/&gt;\nYou can now do the following:&lt;br/&gt;\n*Press enter and the link will open in the current tab\n*If Popups is configured to show on focus, a popup will show\n*Use a &quot;right-click-mouse&quot; keystroke (for example, AutoHotKey on Windows)&#10;" calcext:value-type="string">
            <text:p>api-xowa.gui.browser.html.selection_focus_toggle-name|Focus or unfocus selection's anchor</text:p>
            <text:p>api-xowa.gui.browser.html.selection_focus_toggle-tip|Focus or unfocus the anchor that spans the current selection.&lt;br/&gt;This command is meant to be used for keyboard navigation. Try the following steps:&lt;br/&gt;\n*Press Ctrl+F\n*Type unique letters for a link (try r i b)\n*Press Ctrl+G\n*Press Ctrl+G: the link underneath the highlighted letters will now be selected&lt;br/&gt;\nYou can now do the following:&lt;br/&gt;\n*Press enter and the link will open in the current tab\n*If Popups is configured to show on focus, a popup will show\n*Use a "right-click-mouse" keystroke (for example, AutoHotKey on Windows)</text:p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xowa.gui.browser.tabs.new_dflt__at_dflt__focus_y</text:p>
          </table:table-cell>
          <table:table-cell table:style-name="ce3" office:value-type="string" calcext:value-type="string">
            <text:p>New Tab</text:p>
          </table:table-cell>
          <table:table-cell table:style-name="ce3" office:value-type="string" calcext:value-type="string">
            <text:p>Open a new tab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abs/new.png</text:p>
          </table:table-cell>
          <table:table-cell table:style-name="ce7" table:formula="of:=IF([.C81]=&quot;&quot;; &quot;&quot;; &quot;api-&quot;&amp;[.B81]&amp;&quot;-name&quot;     &amp;&quot;|&quot;&amp;[.C81]&amp;CHAR(10)) &amp;IF([.D81]=&quot;&quot;; &quot;&quot;; &quot;api-&quot;&amp;[.B81]&amp;&quot;-tip&quot;      &amp;&quot;|&quot;&amp;REPLACEMACRO([.D81];&quot;|&quot;;&quot;\u007C&quot;)&amp;CHAR(10)) &amp;IF([.E81]=&quot;&quot;; &quot;&quot;; &quot;api-&quot;&amp;[.B81]&amp;&quot;-letter&quot;   &amp;&quot;|&quot;&amp;[.E81]&amp;CHAR(10)) &amp;IF([.F81]=&quot;&quot;; &quot;&quot;; &quot;api-&quot;&amp;[.B81]&amp;&quot;-shortcut&quot; &amp;&quot;|&quot;&amp;[.F81]&amp;CHAR(10)) &amp;IF([.G81]=&quot;&quot;; &quot;&quot;; &quot;api-&quot;&amp;[.B81]&amp;&quot;-image&quot;    &amp;&quot;|&quot;&amp;[.G81]&amp;CHAR(10))" office:value-type="string" office:string-value="api-xowa.gui.browser.tabs.new_dflt__at_dflt__focus_y-name|New Tab&#10;api-xowa.gui.browser.tabs.new_dflt__at_dflt__focus_y-tip|Open a new tab&#10;api-xowa.gui.browser.tabs.new_dflt__at_dflt__focus_y-letter|t&#10;api-xowa.gui.browser.tabs.new_dflt__at_dflt__focus_y-image|tabs/new.png&#10;" calcext:value-type="string">
            <text:p>api-xowa.gui.browser.tabs.new_dflt__at_dflt__focus_y-name|New Tab</text:p>
            <text:p>api-xowa.gui.browser.tabs.new_dflt__at_dflt__focus_y-tip|Open a new tab</text:p>
            <text:p>api-xowa.gui.browser.tabs.new_dflt__at_dflt__focus_y-letter|t</text:p>
            <text:p>api-xowa.gui.browser.tabs.new_dflt__at_dflt__focus_y-image|tabs/new.png</text:p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xowa.gui.browser.tabs.new_link__at_dflt__focus_y</text:p>
          </table:table-cell>
          <table:table-cell table:style-name="ce3" office:value-type="string" calcext:value-type="string">
            <text:p>Open Link in New Tab and Follow</text:p>
          </table:table-cell>
          <table:table-cell table:style-name="ce3" office:value-type="string" calcext:value-type="string">
            <text:p>Open the selected link in a new tab and switch to it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tabs/new.png</text:p>
          </table:table-cell>
          <table:table-cell table:style-name="ce7" table:formula="of:=IF([.C82]=&quot;&quot;; &quot;&quot;; &quot;api-&quot;&amp;[.B82]&amp;&quot;-name&quot;     &amp;&quot;|&quot;&amp;[.C82]&amp;CHAR(10)) &amp;IF([.D82]=&quot;&quot;; &quot;&quot;; &quot;api-&quot;&amp;[.B82]&amp;&quot;-tip&quot;      &amp;&quot;|&quot;&amp;REPLACEMACRO([.D82];&quot;|&quot;;&quot;\u007C&quot;)&amp;CHAR(10)) &amp;IF([.E82]=&quot;&quot;; &quot;&quot;; &quot;api-&quot;&amp;[.B82]&amp;&quot;-letter&quot;   &amp;&quot;|&quot;&amp;[.E82]&amp;CHAR(10)) &amp;IF([.F82]=&quot;&quot;; &quot;&quot;; &quot;api-&quot;&amp;[.B82]&amp;&quot;-shortcut&quot; &amp;&quot;|&quot;&amp;[.F82]&amp;CHAR(10)) &amp;IF([.G82]=&quot;&quot;; &quot;&quot;; &quot;api-&quot;&amp;[.B82]&amp;&quot;-image&quot;    &amp;&quot;|&quot;&amp;[.G82]&amp;CHAR(10))" office:value-type="string" office:string-value="api-xowa.gui.browser.tabs.new_link__at_dflt__focus_y-name|Open Link in New Tab and Follow&#10;api-xowa.gui.browser.tabs.new_link__at_dflt__focus_y-tip|Open the selected link in a new tab and switch to it&#10;api-xowa.gui.browser.tabs.new_link__at_dflt__focus_y-letter|f&#10;api-xowa.gui.browser.tabs.new_link__at_dflt__focus_y-image|tabs/new.png&#10;" calcext:value-type="string">
            <text:p>api-xowa.gui.browser.tabs.new_link__at_dflt__focus_y-name|Open Link in New Tab and Follow</text:p>
            <text:p>api-xowa.gui.browser.tabs.new_link__at_dflt__focus_y-tip|Open the selected link in a new tab and switch to it</text:p>
            <text:p>api-xowa.gui.browser.tabs.new_link__at_dflt__focus_y-letter|f</text:p>
            <text:p>api-xowa.gui.browser.tabs.new_link__at_dflt__focus_y-image|tabs/new.png</text:p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xowa.gui.browser.tabs.new_link__at_dflt__focus_n</text:p>
          </table:table-cell>
          <table:table-cell table:style-name="ce3" office:value-type="string" calcext:value-type="string">
            <text:p>Open Link in New Tab</text:p>
          </table:table-cell>
          <table:table-cell table:style-name="ce3" office:value-type="string" calcext:value-type="string">
            <text:p>Open the selected link in a new tab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abs/new_background.png</text:p>
          </table:table-cell>
          <table:table-cell table:style-name="ce7" table:formula="of:=IF([.C83]=&quot;&quot;; &quot;&quot;; &quot;api-&quot;&amp;[.B83]&amp;&quot;-name&quot;     &amp;&quot;|&quot;&amp;[.C83]&amp;CHAR(10)) &amp;IF([.D83]=&quot;&quot;; &quot;&quot;; &quot;api-&quot;&amp;[.B83]&amp;&quot;-tip&quot;      &amp;&quot;|&quot;&amp;REPLACEMACRO([.D83];&quot;|&quot;;&quot;\u007C&quot;)&amp;CHAR(10)) &amp;IF([.E83]=&quot;&quot;; &quot;&quot;; &quot;api-&quot;&amp;[.B83]&amp;&quot;-letter&quot;   &amp;&quot;|&quot;&amp;[.E83]&amp;CHAR(10)) &amp;IF([.F83]=&quot;&quot;; &quot;&quot;; &quot;api-&quot;&amp;[.B83]&amp;&quot;-shortcut&quot; &amp;&quot;|&quot;&amp;[.F83]&amp;CHAR(10)) &amp;IF([.G83]=&quot;&quot;; &quot;&quot;; &quot;api-&quot;&amp;[.B83]&amp;&quot;-image&quot;    &amp;&quot;|&quot;&amp;[.G83]&amp;CHAR(10))" office:value-type="string" office:string-value="api-xowa.gui.browser.tabs.new_link__at_dflt__focus_n-name|Open Link in New Tab&#10;api-xowa.gui.browser.tabs.new_link__at_dflt__focus_n-tip|Open the selected link in a new tab&#10;api-xowa.gui.browser.tabs.new_link__at_dflt__focus_n-letter|t&#10;api-xowa.gui.browser.tabs.new_link__at_dflt__focus_n-image|tabs/new_background.png&#10;" calcext:value-type="string">
            <text:p>api-xowa.gui.browser.tabs.new_link__at_dflt__focus_n-name|Open Link in New Tab</text:p>
            <text:p>api-xowa.gui.browser.tabs.new_link__at_dflt__focus_n-tip|Open the selected link in a new tab</text:p>
            <text:p>api-xowa.gui.browser.tabs.new_link__at_dflt__focus_n-letter|t</text:p>
            <text:p>api-xowa.gui.browser.tabs.new_link__at_dflt__focus_n-image|tabs/new_background.png</text:p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xowa.gui.browser.tabs.new_href__at_dflt__focus_y</text:p>
          </table:table-cell>
          <table:table-cell table:style-name="ce3" office:value-type="string" calcext:value-type="string">
            <text:p>Open Link in New Tab and Follow</text:p>
          </table:table-cell>
          <table:table-cell table:style-name="ce3" office:value-type="string" calcext:value-type="string">
            <text:p>Open the selected link in a new tab and switch to it.&lt;br/&gt;This command is meant to be used for keyboard navigation. Try the following steps:&lt;br/&gt;\n*Press Ctrl+F\n*Type unique letters for a link (try r i b)\n*Press Ctrl+G\n**Press Ctrl+F: the link underneath the highlighted letters will now open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tabs/new.png</text:p>
          </table:table-cell>
          <table:table-cell table:style-name="ce7" table:formula="of:=IF([.C84]=&quot;&quot;; &quot;&quot;; &quot;api-&quot;&amp;[.B84]&amp;&quot;-name&quot;     &amp;&quot;|&quot;&amp;[.C84]&amp;CHAR(10)) &amp;IF([.D84]=&quot;&quot;; &quot;&quot;; &quot;api-&quot;&amp;[.B84]&amp;&quot;-tip&quot;      &amp;&quot;|&quot;&amp;REPLACEMACRO([.D84];&quot;|&quot;;&quot;\u007C&quot;)&amp;CHAR(10)) &amp;IF([.E84]=&quot;&quot;; &quot;&quot;; &quot;api-&quot;&amp;[.B84]&amp;&quot;-letter&quot;   &amp;&quot;|&quot;&amp;[.E84]&amp;CHAR(10)) &amp;IF([.F84]=&quot;&quot;; &quot;&quot;; &quot;api-&quot;&amp;[.B84]&amp;&quot;-shortcut&quot; &amp;&quot;|&quot;&amp;[.F84]&amp;CHAR(10)) &amp;IF([.G84]=&quot;&quot;; &quot;&quot;; &quot;api-&quot;&amp;[.B84]&amp;&quot;-image&quot;    &amp;&quot;|&quot;&amp;[.G84]&amp;CHAR(10))" office:value-type="string" office:string-value="api-xowa.gui.browser.tabs.new_href__at_dflt__focus_y-name|Open Link in New Tab and Follow&#10;api-xowa.gui.browser.tabs.new_href__at_dflt__focus_y-tip|Open the selected link in a new tab and switch to it.&lt;br/&gt;This command is meant to be used for keyboard navigation. Try the following steps:&lt;br/&gt;\n*Press Ctrl+F\n*Type unique letters for a link (try r i b)\n*Press Ctrl+G\n**Press Ctrl+F: the link underneath the highlighted letters will now open&#10;api-xowa.gui.browser.tabs.new_href__at_dflt__focus_y-letter|f&#10;api-xowa.gui.browser.tabs.new_href__at_dflt__focus_y-image|tabs/new.png&#10;" calcext:value-type="string">
            <text:p>api-xowa.gui.browser.tabs.new_href__at_dflt__focus_y-name|Open Link in New Tab and Follow</text:p>
            <text:p>api-xowa.gui.browser.tabs.new_href__at_dflt__focus_y-tip|Open the selected link in a new tab and switch to it.&lt;br/&gt;This command is meant to be used for keyboard navigation. Try the following steps:&lt;br/&gt;\n*Press Ctrl+F\n*Type unique letters for a link (try r i b)\n*Press Ctrl+G\n**Press Ctrl+F: the link underneath the highlighted letters will now open</text:p>
            <text:p>api-xowa.gui.browser.tabs.new_href__at_dflt__focus_y-letter|f</text:p>
            <text:p>api-xowa.gui.browser.tabs.new_href__at_dflt__focus_y-image|tabs/new.png</text:p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xowa.gui.browser.tabs.new_dupe__at_dflt__focus_y</text:p>
          </table:table-cell>
          <table:table-cell table:style-name="ce3" office:value-type="string" calcext:value-type="string">
            <text:p>Duplicate Tab</text:p>
          </table:table-cell>
          <table:table-cell table:style-name="ce3" office:value-type="string" calcext:value-type="string">
            <text:p>Open a new tab with the same url as the current tab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3" office:value-type="string" calcext:value-type="string">
            <text:p>tabs/duplicate.png</text:p>
          </table:table-cell>
          <table:table-cell table:style-name="ce7" table:formula="of:=IF([.C85]=&quot;&quot;; &quot;&quot;; &quot;api-&quot;&amp;[.B85]&amp;&quot;-name&quot;     &amp;&quot;|&quot;&amp;[.C85]&amp;CHAR(10)) &amp;IF([.D85]=&quot;&quot;; &quot;&quot;; &quot;api-&quot;&amp;[.B85]&amp;&quot;-tip&quot;      &amp;&quot;|&quot;&amp;REPLACEMACRO([.D85];&quot;|&quot;;&quot;\u007C&quot;)&amp;CHAR(10)) &amp;IF([.E85]=&quot;&quot;; &quot;&quot;; &quot;api-&quot;&amp;[.B85]&amp;&quot;-letter&quot;   &amp;&quot;|&quot;&amp;[.E85]&amp;CHAR(10)) &amp;IF([.F85]=&quot;&quot;; &quot;&quot;; &quot;api-&quot;&amp;[.B85]&amp;&quot;-shortcut&quot; &amp;&quot;|&quot;&amp;[.F85]&amp;CHAR(10)) &amp;IF([.G85]=&quot;&quot;; &quot;&quot;; &quot;api-&quot;&amp;[.B85]&amp;&quot;-image&quot;    &amp;&quot;|&quot;&amp;[.G85]&amp;CHAR(10))" office:value-type="string" office:string-value="api-xowa.gui.browser.tabs.new_dupe__at_dflt__focus_y-name|Duplicate Tab&#10;api-xowa.gui.browser.tabs.new_dupe__at_dflt__focus_y-tip|Open a new tab with the same url as the current tab&#10;api-xowa.gui.browser.tabs.new_dupe__at_dflt__focus_y-letter|d&#10;api-xowa.gui.browser.tabs.new_dupe__at_dflt__focus_y-image|tabs/duplicate.png&#10;" calcext:value-type="string">
            <text:p>api-xowa.gui.browser.tabs.new_dupe__at_dflt__focus_y-name|Duplicate Tab</text:p>
            <text:p>api-xowa.gui.browser.tabs.new_dupe__at_dflt__focus_y-tip|Open a new tab with the same url as the current tab</text:p>
            <text:p>api-xowa.gui.browser.tabs.new_dupe__at_dflt__focus_y-letter|d</text:p>
            <text:p>api-xowa.gui.browser.tabs.new_dupe__at_dflt__focus_y-image|tabs/duplicate.png</text:p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xowa.gui.browser.tabs.close_cur</text:p>
          </table:table-cell>
          <table:table-cell table:style-name="ce3" office:value-type="string" calcext:value-type="string">
            <text:p>Close Tab</text:p>
          </table:table-cell>
          <table:table-cell table:style-name="ce3" office:value-type="string" calcext:value-type="string">
            <text:p>Close current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 table:style-name="ce3" office:value-type="string" calcext:value-type="string">
            <text:p>tabs/close.png</text:p>
          </table:table-cell>
          <table:table-cell table:style-name="ce7" table:formula="of:=IF([.C86]=&quot;&quot;; &quot;&quot;; &quot;api-&quot;&amp;[.B86]&amp;&quot;-name&quot;     &amp;&quot;|&quot;&amp;[.C86]&amp;CHAR(10)) &amp;IF([.D86]=&quot;&quot;; &quot;&quot;; &quot;api-&quot;&amp;[.B86]&amp;&quot;-tip&quot;      &amp;&quot;|&quot;&amp;REPLACEMACRO([.D86];&quot;|&quot;;&quot;\u007C&quot;)&amp;CHAR(10)) &amp;IF([.E86]=&quot;&quot;; &quot;&quot;; &quot;api-&quot;&amp;[.B86]&amp;&quot;-letter&quot;   &amp;&quot;|&quot;&amp;[.E86]&amp;CHAR(10)) &amp;IF([.F86]=&quot;&quot;; &quot;&quot;; &quot;api-&quot;&amp;[.B86]&amp;&quot;-shortcut&quot; &amp;&quot;|&quot;&amp;[.F86]&amp;CHAR(10)) &amp;IF([.G86]=&quot;&quot;; &quot;&quot;; &quot;api-&quot;&amp;[.B86]&amp;&quot;-image&quot;    &amp;&quot;|&quot;&amp;[.G86]&amp;CHAR(10))" office:value-type="string" office:string-value="api-xowa.gui.browser.tabs.close_cur-name|Close Tab&#10;api-xowa.gui.browser.tabs.close_cur-tip|Close current&#10;api-xowa.gui.browser.tabs.close_cur-letter|c&#10;api-xowa.gui.browser.tabs.close_cur-image|tabs/close.png&#10;" calcext:value-type="string">
            <text:p>api-xowa.gui.browser.tabs.close_cur-name|Close Tab</text:p>
            <text:p>api-xowa.gui.browser.tabs.close_cur-tip|Close current</text:p>
            <text:p>api-xowa.gui.browser.tabs.close_cur-letter|c</text:p>
            <text:p>api-xowa.gui.browser.tabs.close_cur-image|tabs/close.png</text:p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xowa.gui.browser.tabs.close_others</text:p>
          </table:table-cell>
          <table:table-cell table:style-name="ce3" office:value-type="string" calcext:value-type="string">
            <text:p>Close Other Tabs</text:p>
          </table:table-cell>
          <table:table-cell table:style-name="ce3" office:value-type="string" calcext:value-type="string">
            <text:p>Close all tabs except for the current one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3" office:value-type="string" calcext:value-type="string">
            <text:p>tabs/close_others.png</text:p>
          </table:table-cell>
          <table:table-cell table:style-name="ce7" table:formula="of:=IF([.C87]=&quot;&quot;; &quot;&quot;; &quot;api-&quot;&amp;[.B87]&amp;&quot;-name&quot;     &amp;&quot;|&quot;&amp;[.C87]&amp;CHAR(10)) &amp;IF([.D87]=&quot;&quot;; &quot;&quot;; &quot;api-&quot;&amp;[.B87]&amp;&quot;-tip&quot;      &amp;&quot;|&quot;&amp;REPLACEMACRO([.D87];&quot;|&quot;;&quot;\u007C&quot;)&amp;CHAR(10)) &amp;IF([.E87]=&quot;&quot;; &quot;&quot;; &quot;api-&quot;&amp;[.B87]&amp;&quot;-letter&quot;   &amp;&quot;|&quot;&amp;[.E87]&amp;CHAR(10)) &amp;IF([.F87]=&quot;&quot;; &quot;&quot;; &quot;api-&quot;&amp;[.B87]&amp;&quot;-shortcut&quot; &amp;&quot;|&quot;&amp;[.F87]&amp;CHAR(10)) &amp;IF([.G87]=&quot;&quot;; &quot;&quot;; &quot;api-&quot;&amp;[.B87]&amp;&quot;-image&quot;    &amp;&quot;|&quot;&amp;[.G87]&amp;CHAR(10))" office:value-type="string" office:string-value="api-xowa.gui.browser.tabs.close_others-name|Close Other Tabs&#10;api-xowa.gui.browser.tabs.close_others-tip|Close all tabs except for the current one&#10;api-xowa.gui.browser.tabs.close_others-letter|o&#10;api-xowa.gui.browser.tabs.close_others-image|tabs/close_others.png&#10;" calcext:value-type="string">
            <text:p>api-xowa.gui.browser.tabs.close_others-name|Close Other Tabs</text:p>
            <text:p>api-xowa.gui.browser.tabs.close_others-tip|Close all tabs except for the current one</text:p>
            <text:p>api-xowa.gui.browser.tabs.close_others-letter|o</text:p>
            <text:p>api-xowa.gui.browser.tabs.close_others-image|tabs/close_others.png</text:p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xowa.gui.browser.tabs.close_to_bgn</text:p>
          </table:table-cell>
          <table:table-cell table:style-name="ce3" office:value-type="string" calcext:value-type="string">
            <text:p>Close Tabs to the Left</text:p>
          </table:table-cell>
          <table:table-cell table:style-name="ce3" office:value-type="string" calcext:value-type="string">
            <text:p>Close all tabs to the left of the current tab</text:p>
          </table:table-cell>
          <table:table-cell table:style-name="ce3" table:number-columns-repeated="3"/>
          <table:table-cell table:style-name="ce7" table:formula="of:=IF([.C88]=&quot;&quot;; &quot;&quot;; &quot;api-&quot;&amp;[.B88]&amp;&quot;-name&quot;     &amp;&quot;|&quot;&amp;[.C88]&amp;CHAR(10)) &amp;IF([.D88]=&quot;&quot;; &quot;&quot;; &quot;api-&quot;&amp;[.B88]&amp;&quot;-tip&quot;      &amp;&quot;|&quot;&amp;REPLACEMACRO([.D88];&quot;|&quot;;&quot;\u007C&quot;)&amp;CHAR(10)) &amp;IF([.E88]=&quot;&quot;; &quot;&quot;; &quot;api-&quot;&amp;[.B88]&amp;&quot;-letter&quot;   &amp;&quot;|&quot;&amp;[.E88]&amp;CHAR(10)) &amp;IF([.F88]=&quot;&quot;; &quot;&quot;; &quot;api-&quot;&amp;[.B88]&amp;&quot;-shortcut&quot; &amp;&quot;|&quot;&amp;[.F88]&amp;CHAR(10)) &amp;IF([.G88]=&quot;&quot;; &quot;&quot;; &quot;api-&quot;&amp;[.B88]&amp;&quot;-image&quot;    &amp;&quot;|&quot;&amp;[.G88]&amp;CHAR(10))" office:value-type="string" office:string-value="api-xowa.gui.browser.tabs.close_to_bgn-name|Close Tabs to the Left&#10;api-xowa.gui.browser.tabs.close_to_bgn-tip|Close all tabs to the left of the current tab&#10;" calcext:value-type="string">
            <text:p>api-xowa.gui.browser.tabs.close_to_bgn-name|Close Tabs to the Left</text:p>
            <text:p>api-xowa.gui.browser.tabs.close_to_bgn-tip|Close all tabs to the left of the current tab</text:p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xowa.gui.browser.tabs.close_to_end</text:p>
          </table:table-cell>
          <table:table-cell table:style-name="ce3" office:value-type="string" calcext:value-type="string">
            <text:p>Close Tabs to the Right</text:p>
          </table:table-cell>
          <table:table-cell table:style-name="ce3" office:value-type="string" calcext:value-type="string">
            <text:p>Close all tabs to the right of the current tab</text:p>
          </table:table-cell>
          <table:table-cell table:style-name="ce3" table:number-columns-repeated="3"/>
          <table:table-cell table:style-name="ce7" table:formula="of:=IF([.C89]=&quot;&quot;; &quot;&quot;; &quot;api-&quot;&amp;[.B89]&amp;&quot;-name&quot;     &amp;&quot;|&quot;&amp;[.C89]&amp;CHAR(10)) &amp;IF([.D89]=&quot;&quot;; &quot;&quot;; &quot;api-&quot;&amp;[.B89]&amp;&quot;-tip&quot;      &amp;&quot;|&quot;&amp;REPLACEMACRO([.D89];&quot;|&quot;;&quot;\u007C&quot;)&amp;CHAR(10)) &amp;IF([.E89]=&quot;&quot;; &quot;&quot;; &quot;api-&quot;&amp;[.B89]&amp;&quot;-letter&quot;   &amp;&quot;|&quot;&amp;[.E89]&amp;CHAR(10)) &amp;IF([.F89]=&quot;&quot;; &quot;&quot;; &quot;api-&quot;&amp;[.B89]&amp;&quot;-shortcut&quot; &amp;&quot;|&quot;&amp;[.F89]&amp;CHAR(10)) &amp;IF([.G89]=&quot;&quot;; &quot;&quot;; &quot;api-&quot;&amp;[.B89]&amp;&quot;-image&quot;    &amp;&quot;|&quot;&amp;[.G89]&amp;CHAR(10))" office:value-type="string" office:string-value="api-xowa.gui.browser.tabs.close_to_end-name|Close Tabs to the Right&#10;api-xowa.gui.browser.tabs.close_to_end-tip|Close all tabs to the right of the current tab&#10;" calcext:value-type="string">
            <text:p>api-xowa.gui.browser.tabs.close_to_end-name|Close Tabs to the Right</text:p>
            <text:p>api-xowa.gui.browser.tabs.close_to_end-tip|Close all tabs to the right of the current tab</text:p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xowa.gui.browser.tabs.close_undo</text:p>
          </table:table-cell>
          <table:table-cell table:style-name="ce3" office:value-type="string" calcext:value-type="string">
            <text:p>Undo Close Tab</text:p>
          </table:table-cell>
          <table:table-cell table:style-name="ce3" office:value-type="string" calcext:value-type="string">
            <text:p>Restore last closed tab</text:p>
          </table:table-cell>
          <table:table-cell table:style-name="ce3" table:number-columns-repeated="3"/>
          <table:table-cell table:style-name="ce7" table:formula="of:=IF([.C90]=&quot;&quot;; &quot;&quot;; &quot;api-&quot;&amp;[.B90]&amp;&quot;-name&quot;     &amp;&quot;|&quot;&amp;[.C90]&amp;CHAR(10)) &amp;IF([.D90]=&quot;&quot;; &quot;&quot;; &quot;api-&quot;&amp;[.B90]&amp;&quot;-tip&quot;      &amp;&quot;|&quot;&amp;REPLACEMACRO([.D90];&quot;|&quot;;&quot;\u007C&quot;)&amp;CHAR(10)) &amp;IF([.E90]=&quot;&quot;; &quot;&quot;; &quot;api-&quot;&amp;[.B90]&amp;&quot;-letter&quot;   &amp;&quot;|&quot;&amp;[.E90]&amp;CHAR(10)) &amp;IF([.F90]=&quot;&quot;; &quot;&quot;; &quot;api-&quot;&amp;[.B90]&amp;&quot;-shortcut&quot; &amp;&quot;|&quot;&amp;[.F90]&amp;CHAR(10)) &amp;IF([.G90]=&quot;&quot;; &quot;&quot;; &quot;api-&quot;&amp;[.B90]&amp;&quot;-image&quot;    &amp;&quot;|&quot;&amp;[.G90]&amp;CHAR(10))" office:value-type="string" office:string-value="api-xowa.gui.browser.tabs.close_undo-name|Undo Close Tab&#10;api-xowa.gui.browser.tabs.close_undo-tip|Restore last closed tab&#10;" calcext:value-type="string">
            <text:p>api-xowa.gui.browser.tabs.close_undo-name|Undo Close Tab</text:p>
            <text:p>api-xowa.gui.browser.tabs.close_undo-tip|Restore last closed tab</text:p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xowa.gui.browser.tabs.select_bwd</text:p>
          </table:table-cell>
          <table:table-cell table:style-name="ce3" office:value-type="string" calcext:value-type="string">
            <text:p>Select Previous Tab</text:p>
          </table:table-cell>
          <table:table-cell table:style-name="ce3" office:value-type="string" calcext:value-type="string">
            <text:p>Select previous tab as current tab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tabs/select_bwd.png</text:p>
          </table:table-cell>
          <table:table-cell table:style-name="ce7" table:formula="of:=IF([.C91]=&quot;&quot;; &quot;&quot;; &quot;api-&quot;&amp;[.B91]&amp;&quot;-name&quot;     &amp;&quot;|&quot;&amp;[.C91]&amp;CHAR(10)) &amp;IF([.D91]=&quot;&quot;; &quot;&quot;; &quot;api-&quot;&amp;[.B91]&amp;&quot;-tip&quot;      &amp;&quot;|&quot;&amp;REPLACEMACRO([.D91];&quot;|&quot;;&quot;\u007C&quot;)&amp;CHAR(10)) &amp;IF([.E91]=&quot;&quot;; &quot;&quot;; &quot;api-&quot;&amp;[.B91]&amp;&quot;-letter&quot;   &amp;&quot;|&quot;&amp;[.E91]&amp;CHAR(10)) &amp;IF([.F91]=&quot;&quot;; &quot;&quot;; &quot;api-&quot;&amp;[.B91]&amp;&quot;-shortcut&quot; &amp;&quot;|&quot;&amp;[.F91]&amp;CHAR(10)) &amp;IF([.G91]=&quot;&quot;; &quot;&quot;; &quot;api-&quot;&amp;[.B91]&amp;&quot;-image&quot;    &amp;&quot;|&quot;&amp;[.G91]&amp;CHAR(10))" office:value-type="string" office:string-value="api-xowa.gui.browser.tabs.select_bwd-name|Select Previous Tab&#10;api-xowa.gui.browser.tabs.select_bwd-tip|Select previous tab as current tab&#10;api-xowa.gui.browser.tabs.select_bwd-letter|p&#10;api-xowa.gui.browser.tabs.select_bwd-image|tabs/select_bwd.png&#10;" calcext:value-type="string">
            <text:p>api-xowa.gui.browser.tabs.select_bwd-name|Select Previous Tab</text:p>
            <text:p>api-xowa.gui.browser.tabs.select_bwd-tip|Select previous tab as current tab</text:p>
            <text:p>api-xowa.gui.browser.tabs.select_bwd-letter|p</text:p>
            <text:p>api-xowa.gui.browser.tabs.select_bwd-image|tabs/select_bwd.png</text:p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xowa.gui.browser.tabs.select_fwd</text:p>
          </table:table-cell>
          <table:table-cell table:style-name="ce3" office:value-type="string" calcext:value-type="string">
            <text:p>Select Next Tab</text:p>
          </table:table-cell>
          <table:table-cell table:style-name="ce3" office:value-type="string" calcext:value-type="string">
            <text:p>Select next tab as current tab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 table:style-name="ce3" office:value-type="string" calcext:value-type="string">
            <text:p>tabs/select_fwd.png</text:p>
          </table:table-cell>
          <table:table-cell table:style-name="ce7" table:formula="of:=IF([.C92]=&quot;&quot;; &quot;&quot;; &quot;api-&quot;&amp;[.B92]&amp;&quot;-name&quot;     &amp;&quot;|&quot;&amp;[.C92]&amp;CHAR(10)) &amp;IF([.D92]=&quot;&quot;; &quot;&quot;; &quot;api-&quot;&amp;[.B92]&amp;&quot;-tip&quot;      &amp;&quot;|&quot;&amp;REPLACEMACRO([.D92];&quot;|&quot;;&quot;\u007C&quot;)&amp;CHAR(10)) &amp;IF([.E92]=&quot;&quot;; &quot;&quot;; &quot;api-&quot;&amp;[.B92]&amp;&quot;-letter&quot;   &amp;&quot;|&quot;&amp;[.E92]&amp;CHAR(10)) &amp;IF([.F92]=&quot;&quot;; &quot;&quot;; &quot;api-&quot;&amp;[.B92]&amp;&quot;-shortcut&quot; &amp;&quot;|&quot;&amp;[.F92]&amp;CHAR(10)) &amp;IF([.G92]=&quot;&quot;; &quot;&quot;; &quot;api-&quot;&amp;[.B92]&amp;&quot;-image&quot;    &amp;&quot;|&quot;&amp;[.G92]&amp;CHAR(10))" office:value-type="string" office:string-value="api-xowa.gui.browser.tabs.select_fwd-name|Select Next Tab&#10;api-xowa.gui.browser.tabs.select_fwd-tip|Select next tab as current tab&#10;api-xowa.gui.browser.tabs.select_fwd-letter|n&#10;api-xowa.gui.browser.tabs.select_fwd-image|tabs/select_fwd.png&#10;" calcext:value-type="string">
            <text:p>api-xowa.gui.browser.tabs.select_fwd-name|Select Next Tab</text:p>
            <text:p>api-xowa.gui.browser.tabs.select_fwd-tip|Select next tab as current tab</text:p>
            <text:p>api-xowa.gui.browser.tabs.select_fwd-letter|n</text:p>
            <text:p>api-xowa.gui.browser.tabs.select_fwd-image|tabs/select_fwd.png</text:p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xowa.gui.browser.tabs.select_by_idx_1</text:p>
          </table:table-cell>
          <table:table-cell table:style-name="ce3" office:value-type="string" calcext:value-type="string">
            <text:p>Select Tab #1</text:p>
          </table:table-cell>
          <table:table-cell table:style-name="ce3" office:value-type="string" calcext:value-type="string">
            <text:p>Select tab #1 as current tab</text:p>
          </table:table-cell>
          <table:table-cell table:style-name="ce3" table:number-columns-repeated="3"/>
          <table:table-cell table:style-name="ce7" table:formula="of:=IF([.C93]=&quot;&quot;; &quot;&quot;; &quot;api-&quot;&amp;[.B93]&amp;&quot;-name&quot;     &amp;&quot;|&quot;&amp;[.C93]&amp;CHAR(10)) &amp;IF([.D93]=&quot;&quot;; &quot;&quot;; &quot;api-&quot;&amp;[.B93]&amp;&quot;-tip&quot;      &amp;&quot;|&quot;&amp;REPLACEMACRO([.D93];&quot;|&quot;;&quot;\u007C&quot;)&amp;CHAR(10)) &amp;IF([.E93]=&quot;&quot;; &quot;&quot;; &quot;api-&quot;&amp;[.B93]&amp;&quot;-letter&quot;   &amp;&quot;|&quot;&amp;[.E93]&amp;CHAR(10)) &amp;IF([.F93]=&quot;&quot;; &quot;&quot;; &quot;api-&quot;&amp;[.B93]&amp;&quot;-shortcut&quot; &amp;&quot;|&quot;&amp;[.F93]&amp;CHAR(10)) &amp;IF([.G93]=&quot;&quot;; &quot;&quot;; &quot;api-&quot;&amp;[.B93]&amp;&quot;-image&quot;    &amp;&quot;|&quot;&amp;[.G93]&amp;CHAR(10))" office:value-type="string" office:string-value="api-xowa.gui.browser.tabs.select_by_idx_1-name|Select Tab #1&#10;api-xowa.gui.browser.tabs.select_by_idx_1-tip|Select tab #1 as current tab&#10;" calcext:value-type="string">
            <text:p>api-xowa.gui.browser.tabs.select_by_idx_1-name|Select Tab #1</text:p>
            <text:p>api-xowa.gui.browser.tabs.select_by_idx_1-tip|Select tab #1 as current tab</text:p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string" calcext:value-type="string">
            <text:p>xowa.gui.browser.tabs.select_by_idx_2</text:p>
          </table:table-cell>
          <table:table-cell table:style-name="ce3" office:value-type="string" calcext:value-type="string">
            <text:p>Select Tab #2</text:p>
          </table:table-cell>
          <table:table-cell table:style-name="ce3" office:value-type="string" calcext:value-type="string">
            <text:p>Select tab #2 as current tab</text:p>
          </table:table-cell>
          <table:table-cell table:style-name="ce3" table:number-columns-repeated="3"/>
          <table:table-cell table:style-name="ce7" table:formula="of:=IF([.C94]=&quot;&quot;; &quot;&quot;; &quot;api-&quot;&amp;[.B94]&amp;&quot;-name&quot;     &amp;&quot;|&quot;&amp;[.C94]&amp;CHAR(10)) &amp;IF([.D94]=&quot;&quot;; &quot;&quot;; &quot;api-&quot;&amp;[.B94]&amp;&quot;-tip&quot;      &amp;&quot;|&quot;&amp;REPLACEMACRO([.D94];&quot;|&quot;;&quot;\u007C&quot;)&amp;CHAR(10)) &amp;IF([.E94]=&quot;&quot;; &quot;&quot;; &quot;api-&quot;&amp;[.B94]&amp;&quot;-letter&quot;   &amp;&quot;|&quot;&amp;[.E94]&amp;CHAR(10)) &amp;IF([.F94]=&quot;&quot;; &quot;&quot;; &quot;api-&quot;&amp;[.B94]&amp;&quot;-shortcut&quot; &amp;&quot;|&quot;&amp;[.F94]&amp;CHAR(10)) &amp;IF([.G94]=&quot;&quot;; &quot;&quot;; &quot;api-&quot;&amp;[.B94]&amp;&quot;-image&quot;    &amp;&quot;|&quot;&amp;[.G94]&amp;CHAR(10))" office:value-type="string" office:string-value="api-xowa.gui.browser.tabs.select_by_idx_2-name|Select Tab #2&#10;api-xowa.gui.browser.tabs.select_by_idx_2-tip|Select tab #2 as current tab&#10;" calcext:value-type="string">
            <text:p>api-xowa.gui.browser.tabs.select_by_idx_2-name|Select Tab #2</text:p>
            <text:p>api-xowa.gui.browser.tabs.select_by_idx_2-tip|Select tab #2 as current tab</text:p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string" calcext:value-type="string">
            <text:p>xowa.gui.browser.tabs.select_by_idx_3</text:p>
          </table:table-cell>
          <table:table-cell table:style-name="ce3" office:value-type="string" calcext:value-type="string">
            <text:p>Select Tab #3</text:p>
          </table:table-cell>
          <table:table-cell table:style-name="ce3" office:value-type="string" calcext:value-type="string">
            <text:p>Select tab #3 as current tab</text:p>
          </table:table-cell>
          <table:table-cell table:style-name="ce3" table:number-columns-repeated="3"/>
          <table:table-cell table:style-name="ce7" table:formula="of:=IF([.C95]=&quot;&quot;; &quot;&quot;; &quot;api-&quot;&amp;[.B95]&amp;&quot;-name&quot;     &amp;&quot;|&quot;&amp;[.C95]&amp;CHAR(10)) &amp;IF([.D95]=&quot;&quot;; &quot;&quot;; &quot;api-&quot;&amp;[.B95]&amp;&quot;-tip&quot;      &amp;&quot;|&quot;&amp;REPLACEMACRO([.D95];&quot;|&quot;;&quot;\u007C&quot;)&amp;CHAR(10)) &amp;IF([.E95]=&quot;&quot;; &quot;&quot;; &quot;api-&quot;&amp;[.B95]&amp;&quot;-letter&quot;   &amp;&quot;|&quot;&amp;[.E95]&amp;CHAR(10)) &amp;IF([.F95]=&quot;&quot;; &quot;&quot;; &quot;api-&quot;&amp;[.B95]&amp;&quot;-shortcut&quot; &amp;&quot;|&quot;&amp;[.F95]&amp;CHAR(10)) &amp;IF([.G95]=&quot;&quot;; &quot;&quot;; &quot;api-&quot;&amp;[.B95]&amp;&quot;-image&quot;    &amp;&quot;|&quot;&amp;[.G95]&amp;CHAR(10))" office:value-type="string" office:string-value="api-xowa.gui.browser.tabs.select_by_idx_3-name|Select Tab #3&#10;api-xowa.gui.browser.tabs.select_by_idx_3-tip|Select tab #3 as current tab&#10;" calcext:value-type="string">
            <text:p>api-xowa.gui.browser.tabs.select_by_idx_3-name|Select Tab #3</text:p>
            <text:p>api-xowa.gui.browser.tabs.select_by_idx_3-tip|Select tab #3 as current tab</text:p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xowa.gui.browser.tabs.select_by_idx_4</text:p>
          </table:table-cell>
          <table:table-cell table:style-name="ce3" office:value-type="string" calcext:value-type="string">
            <text:p>Select Tab #4</text:p>
          </table:table-cell>
          <table:table-cell table:style-name="ce3" office:value-type="string" calcext:value-type="string">
            <text:p>Select tab #4 as current tab</text:p>
          </table:table-cell>
          <table:table-cell table:style-name="ce3" table:number-columns-repeated="3"/>
          <table:table-cell table:style-name="ce7" table:formula="of:=IF([.C96]=&quot;&quot;; &quot;&quot;; &quot;api-&quot;&amp;[.B96]&amp;&quot;-name&quot;     &amp;&quot;|&quot;&amp;[.C96]&amp;CHAR(10)) &amp;IF([.D96]=&quot;&quot;; &quot;&quot;; &quot;api-&quot;&amp;[.B96]&amp;&quot;-tip&quot;      &amp;&quot;|&quot;&amp;REPLACEMACRO([.D96];&quot;|&quot;;&quot;\u007C&quot;)&amp;CHAR(10)) &amp;IF([.E96]=&quot;&quot;; &quot;&quot;; &quot;api-&quot;&amp;[.B96]&amp;&quot;-letter&quot;   &amp;&quot;|&quot;&amp;[.E96]&amp;CHAR(10)) &amp;IF([.F96]=&quot;&quot;; &quot;&quot;; &quot;api-&quot;&amp;[.B96]&amp;&quot;-shortcut&quot; &amp;&quot;|&quot;&amp;[.F96]&amp;CHAR(10)) &amp;IF([.G96]=&quot;&quot;; &quot;&quot;; &quot;api-&quot;&amp;[.B96]&amp;&quot;-image&quot;    &amp;&quot;|&quot;&amp;[.G96]&amp;CHAR(10))" office:value-type="string" office:string-value="api-xowa.gui.browser.tabs.select_by_idx_4-name|Select Tab #4&#10;api-xowa.gui.browser.tabs.select_by_idx_4-tip|Select tab #4 as current tab&#10;" calcext:value-type="string">
            <text:p>api-xowa.gui.browser.tabs.select_by_idx_4-name|Select Tab #4</text:p>
            <text:p>api-xowa.gui.browser.tabs.select_by_idx_4-tip|Select tab #4 as current tab</text:p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string" calcext:value-type="string">
            <text:p>xowa.gui.browser.tabs.select_by_idx_5</text:p>
          </table:table-cell>
          <table:table-cell table:style-name="ce3" office:value-type="string" calcext:value-type="string">
            <text:p>Select Tab #5</text:p>
          </table:table-cell>
          <table:table-cell table:style-name="ce3" office:value-type="string" calcext:value-type="string">
            <text:p>Select tab #5 as current tab</text:p>
          </table:table-cell>
          <table:table-cell table:style-name="ce3" table:number-columns-repeated="3"/>
          <table:table-cell table:style-name="ce7" table:formula="of:=IF([.C97]=&quot;&quot;; &quot;&quot;; &quot;api-&quot;&amp;[.B97]&amp;&quot;-name&quot;     &amp;&quot;|&quot;&amp;[.C97]&amp;CHAR(10)) &amp;IF([.D97]=&quot;&quot;; &quot;&quot;; &quot;api-&quot;&amp;[.B97]&amp;&quot;-tip&quot;      &amp;&quot;|&quot;&amp;REPLACEMACRO([.D97];&quot;|&quot;;&quot;\u007C&quot;)&amp;CHAR(10)) &amp;IF([.E97]=&quot;&quot;; &quot;&quot;; &quot;api-&quot;&amp;[.B97]&amp;&quot;-letter&quot;   &amp;&quot;|&quot;&amp;[.E97]&amp;CHAR(10)) &amp;IF([.F97]=&quot;&quot;; &quot;&quot;; &quot;api-&quot;&amp;[.B97]&amp;&quot;-shortcut&quot; &amp;&quot;|&quot;&amp;[.F97]&amp;CHAR(10)) &amp;IF([.G97]=&quot;&quot;; &quot;&quot;; &quot;api-&quot;&amp;[.B97]&amp;&quot;-image&quot;    &amp;&quot;|&quot;&amp;[.G97]&amp;CHAR(10))" office:value-type="string" office:string-value="api-xowa.gui.browser.tabs.select_by_idx_5-name|Select Tab #5&#10;api-xowa.gui.browser.tabs.select_by_idx_5-tip|Select tab #5 as current tab&#10;" calcext:value-type="string">
            <text:p>api-xowa.gui.browser.tabs.select_by_idx_5-name|Select Tab #5</text:p>
            <text:p>api-xowa.gui.browser.tabs.select_by_idx_5-tip|Select tab #5 as current tab</text:p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string" calcext:value-type="string">
            <text:p>xowa.gui.browser.tabs.select_by_idx_6</text:p>
          </table:table-cell>
          <table:table-cell table:style-name="ce3" office:value-type="string" calcext:value-type="string">
            <text:p>Select Tab #6</text:p>
          </table:table-cell>
          <table:table-cell table:style-name="ce3" office:value-type="string" calcext:value-type="string">
            <text:p>Select tab #6 as current tab</text:p>
          </table:table-cell>
          <table:table-cell table:style-name="ce3" table:number-columns-repeated="3"/>
          <table:table-cell table:style-name="ce7" table:formula="of:=IF([.C98]=&quot;&quot;; &quot;&quot;; &quot;api-&quot;&amp;[.B98]&amp;&quot;-name&quot;     &amp;&quot;|&quot;&amp;[.C98]&amp;CHAR(10)) &amp;IF([.D98]=&quot;&quot;; &quot;&quot;; &quot;api-&quot;&amp;[.B98]&amp;&quot;-tip&quot;      &amp;&quot;|&quot;&amp;REPLACEMACRO([.D98];&quot;|&quot;;&quot;\u007C&quot;)&amp;CHAR(10)) &amp;IF([.E98]=&quot;&quot;; &quot;&quot;; &quot;api-&quot;&amp;[.B98]&amp;&quot;-letter&quot;   &amp;&quot;|&quot;&amp;[.E98]&amp;CHAR(10)) &amp;IF([.F98]=&quot;&quot;; &quot;&quot;; &quot;api-&quot;&amp;[.B98]&amp;&quot;-shortcut&quot; &amp;&quot;|&quot;&amp;[.F98]&amp;CHAR(10)) &amp;IF([.G98]=&quot;&quot;; &quot;&quot;; &quot;api-&quot;&amp;[.B98]&amp;&quot;-image&quot;    &amp;&quot;|&quot;&amp;[.G98]&amp;CHAR(10))" office:value-type="string" office:string-value="api-xowa.gui.browser.tabs.select_by_idx_6-name|Select Tab #6&#10;api-xowa.gui.browser.tabs.select_by_idx_6-tip|Select tab #6 as current tab&#10;" calcext:value-type="string">
            <text:p>api-xowa.gui.browser.tabs.select_by_idx_6-name|Select Tab #6</text:p>
            <text:p>api-xowa.gui.browser.tabs.select_by_idx_6-tip|Select tab #6 as current tab</text:p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string" calcext:value-type="string">
            <text:p>xowa.gui.browser.tabs.select_by_idx_7</text:p>
          </table:table-cell>
          <table:table-cell table:style-name="ce3" office:value-type="string" calcext:value-type="string">
            <text:p>Select Tab #7</text:p>
          </table:table-cell>
          <table:table-cell table:style-name="ce3" office:value-type="string" calcext:value-type="string">
            <text:p>Select tab #7 as current tab</text:p>
          </table:table-cell>
          <table:table-cell table:style-name="ce3" table:number-columns-repeated="3"/>
          <table:table-cell table:style-name="ce7" table:formula="of:=IF([.C99]=&quot;&quot;; &quot;&quot;; &quot;api-&quot;&amp;[.B99]&amp;&quot;-name&quot;     &amp;&quot;|&quot;&amp;[.C99]&amp;CHAR(10)) &amp;IF([.D99]=&quot;&quot;; &quot;&quot;; &quot;api-&quot;&amp;[.B99]&amp;&quot;-tip&quot;      &amp;&quot;|&quot;&amp;REPLACEMACRO([.D99];&quot;|&quot;;&quot;\u007C&quot;)&amp;CHAR(10)) &amp;IF([.E99]=&quot;&quot;; &quot;&quot;; &quot;api-&quot;&amp;[.B99]&amp;&quot;-letter&quot;   &amp;&quot;|&quot;&amp;[.E99]&amp;CHAR(10)) &amp;IF([.F99]=&quot;&quot;; &quot;&quot;; &quot;api-&quot;&amp;[.B99]&amp;&quot;-shortcut&quot; &amp;&quot;|&quot;&amp;[.F99]&amp;CHAR(10)) &amp;IF([.G99]=&quot;&quot;; &quot;&quot;; &quot;api-&quot;&amp;[.B99]&amp;&quot;-image&quot;    &amp;&quot;|&quot;&amp;[.G99]&amp;CHAR(10))" office:value-type="string" office:string-value="api-xowa.gui.browser.tabs.select_by_idx_7-name|Select Tab #7&#10;api-xowa.gui.browser.tabs.select_by_idx_7-tip|Select tab #7 as current tab&#10;" calcext:value-type="string">
            <text:p>api-xowa.gui.browser.tabs.select_by_idx_7-name|Select Tab #7</text:p>
            <text:p>api-xowa.gui.browser.tabs.select_by_idx_7-tip|Select tab #7 as current tab</text:p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xowa.gui.browser.tabs.select_by_idx_8</text:p>
          </table:table-cell>
          <table:table-cell table:style-name="ce3" office:value-type="string" calcext:value-type="string">
            <text:p>Select Tab #8</text:p>
          </table:table-cell>
          <table:table-cell table:style-name="ce3" office:value-type="string" calcext:value-type="string">
            <text:p>Select tab #8 as current tab</text:p>
          </table:table-cell>
          <table:table-cell table:style-name="ce3" table:number-columns-repeated="3"/>
          <table:table-cell table:style-name="ce7" table:formula="of:=IF([.C100]=&quot;&quot;; &quot;&quot;; &quot;api-&quot;&amp;[.B100]&amp;&quot;-name&quot;     &amp;&quot;|&quot;&amp;[.C100]&amp;CHAR(10)) &amp;IF([.D100]=&quot;&quot;; &quot;&quot;; &quot;api-&quot;&amp;[.B100]&amp;&quot;-tip&quot;      &amp;&quot;|&quot;&amp;REPLACEMACRO([.D100];&quot;|&quot;;&quot;\u007C&quot;)&amp;CHAR(10)) &amp;IF([.E100]=&quot;&quot;; &quot;&quot;; &quot;api-&quot;&amp;[.B100]&amp;&quot;-letter&quot;   &amp;&quot;|&quot;&amp;[.E100]&amp;CHAR(10)) &amp;IF([.F100]=&quot;&quot;; &quot;&quot;; &quot;api-&quot;&amp;[.B100]&amp;&quot;-shortcut&quot; &amp;&quot;|&quot;&amp;[.F100]&amp;CHAR(10)) &amp;IF([.G100]=&quot;&quot;; &quot;&quot;; &quot;api-&quot;&amp;[.B100]&amp;&quot;-image&quot;    &amp;&quot;|&quot;&amp;[.G100]&amp;CHAR(10))" office:value-type="string" office:string-value="api-xowa.gui.browser.tabs.select_by_idx_8-name|Select Tab #8&#10;api-xowa.gui.browser.tabs.select_by_idx_8-tip|Select tab #8 as current tab&#10;" calcext:value-type="string">
            <text:p>api-xowa.gui.browser.tabs.select_by_idx_8-name|Select Tab #8</text:p>
            <text:p>api-xowa.gui.browser.tabs.select_by_idx_8-tip|Select tab #8 as current tab</text:p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" office:value-type="string" calcext:value-type="string">
            <text:p>xowa.gui.browser.tabs.select_by_idx_9</text:p>
          </table:table-cell>
          <table:table-cell table:style-name="ce3" office:value-type="string" calcext:value-type="string">
            <text:p>Select Tab #9</text:p>
          </table:table-cell>
          <table:table-cell table:style-name="ce3" office:value-type="string" calcext:value-type="string">
            <text:p>Select tab #9 as current tab</text:p>
          </table:table-cell>
          <table:table-cell table:style-name="ce3" table:number-columns-repeated="3"/>
          <table:table-cell table:style-name="ce7" table:formula="of:=IF([.C101]=&quot;&quot;; &quot;&quot;; &quot;api-&quot;&amp;[.B101]&amp;&quot;-name&quot;     &amp;&quot;|&quot;&amp;[.C101]&amp;CHAR(10)) &amp;IF([.D101]=&quot;&quot;; &quot;&quot;; &quot;api-&quot;&amp;[.B101]&amp;&quot;-tip&quot;      &amp;&quot;|&quot;&amp;REPLACEMACRO([.D101];&quot;|&quot;;&quot;\u007C&quot;)&amp;CHAR(10)) &amp;IF([.E101]=&quot;&quot;; &quot;&quot;; &quot;api-&quot;&amp;[.B101]&amp;&quot;-letter&quot;   &amp;&quot;|&quot;&amp;[.E101]&amp;CHAR(10)) &amp;IF([.F101]=&quot;&quot;; &quot;&quot;; &quot;api-&quot;&amp;[.B101]&amp;&quot;-shortcut&quot; &amp;&quot;|&quot;&amp;[.F101]&amp;CHAR(10)) &amp;IF([.G101]=&quot;&quot;; &quot;&quot;; &quot;api-&quot;&amp;[.B101]&amp;&quot;-image&quot;    &amp;&quot;|&quot;&amp;[.G101]&amp;CHAR(10))" office:value-type="string" office:string-value="api-xowa.gui.browser.tabs.select_by_idx_9-name|Select Tab #9&#10;api-xowa.gui.browser.tabs.select_by_idx_9-tip|Select tab #9 as current tab&#10;" calcext:value-type="string">
            <text:p>api-xowa.gui.browser.tabs.select_by_idx_9-name|Select Tab #9</text:p>
            <text:p>api-xowa.gui.browser.tabs.select_by_idx_9-tip|Select tab #9 as current tab</text:p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office:value-type="string" calcext:value-type="string">
            <text:p>xowa.gui.browser.tabs.move_bwd</text:p>
          </table:table-cell>
          <table:table-cell table:style-name="ce3" office:value-type="string" calcext:value-type="string">
            <text:p>Move Tab Left</text:p>
          </table:table-cell>
          <table:table-cell table:style-name="ce3" office:value-type="string" calcext:value-type="string">
            <text:p>Move current tab to the left</text:p>
          </table:table-cell>
          <table:table-cell table:style-name="ce3" table:number-columns-repeated="3"/>
          <table:table-cell table:style-name="ce7" table:formula="of:=IF([.C102]=&quot;&quot;; &quot;&quot;; &quot;api-&quot;&amp;[.B102]&amp;&quot;-name&quot;     &amp;&quot;|&quot;&amp;[.C102]&amp;CHAR(10)) &amp;IF([.D102]=&quot;&quot;; &quot;&quot;; &quot;api-&quot;&amp;[.B102]&amp;&quot;-tip&quot;      &amp;&quot;|&quot;&amp;REPLACEMACRO([.D102];&quot;|&quot;;&quot;\u007C&quot;)&amp;CHAR(10)) &amp;IF([.E102]=&quot;&quot;; &quot;&quot;; &quot;api-&quot;&amp;[.B102]&amp;&quot;-letter&quot;   &amp;&quot;|&quot;&amp;[.E102]&amp;CHAR(10)) &amp;IF([.F102]=&quot;&quot;; &quot;&quot;; &quot;api-&quot;&amp;[.B102]&amp;&quot;-shortcut&quot; &amp;&quot;|&quot;&amp;[.F102]&amp;CHAR(10)) &amp;IF([.G102]=&quot;&quot;; &quot;&quot;; &quot;api-&quot;&amp;[.B102]&amp;&quot;-image&quot;    &amp;&quot;|&quot;&amp;[.G102]&amp;CHAR(10))" office:value-type="string" office:string-value="api-xowa.gui.browser.tabs.move_bwd-name|Move Tab Left&#10;api-xowa.gui.browser.tabs.move_bwd-tip|Move current tab to the left&#10;" calcext:value-type="string">
            <text:p>api-xowa.gui.browser.tabs.move_bwd-name|Move Tab Left</text:p>
            <text:p>api-xowa.gui.browser.tabs.move_bwd-tip|Move current tab to the left</text:p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xowa.gui.browser.tabs.move_fwd</text:p>
          </table:table-cell>
          <table:table-cell table:style-name="ce3" office:value-type="string" calcext:value-type="string">
            <text:p>Move Tab Right</text:p>
          </table:table-cell>
          <table:table-cell table:style-name="ce3" office:value-type="string" calcext:value-type="string">
            <text:p>Move current tab to the right</text:p>
          </table:table-cell>
          <table:table-cell table:style-name="ce3" table:number-columns-repeated="3"/>
          <table:table-cell table:style-name="ce7" table:formula="of:=IF([.C103]=&quot;&quot;; &quot;&quot;; &quot;api-&quot;&amp;[.B103]&amp;&quot;-name&quot;     &amp;&quot;|&quot;&amp;[.C103]&amp;CHAR(10)) &amp;IF([.D103]=&quot;&quot;; &quot;&quot;; &quot;api-&quot;&amp;[.B103]&amp;&quot;-tip&quot;      &amp;&quot;|&quot;&amp;REPLACEMACRO([.D103];&quot;|&quot;;&quot;\u007C&quot;)&amp;CHAR(10)) &amp;IF([.E103]=&quot;&quot;; &quot;&quot;; &quot;api-&quot;&amp;[.B103]&amp;&quot;-letter&quot;   &amp;&quot;|&quot;&amp;[.E103]&amp;CHAR(10)) &amp;IF([.F103]=&quot;&quot;; &quot;&quot;; &quot;api-&quot;&amp;[.B103]&amp;&quot;-shortcut&quot; &amp;&quot;|&quot;&amp;[.F103]&amp;CHAR(10)) &amp;IF([.G103]=&quot;&quot;; &quot;&quot;; &quot;api-&quot;&amp;[.B103]&amp;&quot;-image&quot;    &amp;&quot;|&quot;&amp;[.G103]&amp;CHAR(10))" office:value-type="string" office:string-value="api-xowa.gui.browser.tabs.move_fwd-name|Move Tab Right&#10;api-xowa.gui.browser.tabs.move_fwd-tip|Move current tab to the right&#10;" calcext:value-type="string">
            <text:p>api-xowa.gui.browser.tabs.move_fwd-name|Move Tab Right</text:p>
            <text:p>api-xowa.gui.browser.tabs.move_fwd-tip|Move current tab to the right</text:p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office:value-type="string" calcext:value-type="string">
            <text:p>xowa.gui.browser.tabs.pin_toggle</text:p>
          </table:table-cell>
          <table:table-cell table:style-name="ce3" office:value-type="string" calcext:value-type="string">
            <text:p>Pin Toggle</text:p>
          </table:table-cell>
          <table:table-cell table:style-name="ce3" office:value-type="string" calcext:value-type="string">
            <text:p>Pin / Unpin current tab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tabs/pin_toggle.png</text:p>
          </table:table-cell>
          <table:table-cell table:style-name="ce7" table:formula="of:=IF([.C104]=&quot;&quot;; &quot;&quot;; &quot;api-&quot;&amp;[.B104]&amp;&quot;-name&quot;     &amp;&quot;|&quot;&amp;[.C104]&amp;CHAR(10)) &amp;IF([.D104]=&quot;&quot;; &quot;&quot;; &quot;api-&quot;&amp;[.B104]&amp;&quot;-tip&quot;      &amp;&quot;|&quot;&amp;REPLACEMACRO([.D104];&quot;|&quot;;&quot;\u007C&quot;)&amp;CHAR(10)) &amp;IF([.E104]=&quot;&quot;; &quot;&quot;; &quot;api-&quot;&amp;[.B104]&amp;&quot;-letter&quot;   &amp;&quot;|&quot;&amp;[.E104]&amp;CHAR(10)) &amp;IF([.F104]=&quot;&quot;; &quot;&quot;; &quot;api-&quot;&amp;[.B104]&amp;&quot;-shortcut&quot; &amp;&quot;|&quot;&amp;[.F104]&amp;CHAR(10)) &amp;IF([.G104]=&quot;&quot;; &quot;&quot;; &quot;api-&quot;&amp;[.B104]&amp;&quot;-image&quot;    &amp;&quot;|&quot;&amp;[.G104]&amp;CHAR(10))" office:value-type="string" office:string-value="api-xowa.gui.browser.tabs.pin_toggle-name|Pin Toggle&#10;api-xowa.gui.browser.tabs.pin_toggle-tip|Pin / Unpin current tab&#10;api-xowa.gui.browser.tabs.pin_toggle-letter|p&#10;api-xowa.gui.browser.tabs.pin_toggle-image|tabs/pin_toggle.png&#10;" calcext:value-type="string">
            <text:p>api-xowa.gui.browser.tabs.pin_toggle-name|Pin Toggle</text:p>
            <text:p>api-xowa.gui.browser.tabs.pin_toggle-tip|Pin / Unpin current tab</text:p>
            <text:p>api-xowa.gui.browser.tabs.pin_toggle-letter|p</text:p>
            <text:p>api-xowa.gui.browser.tabs.pin_toggle-image|tabs/pin_toggle.png</text:p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xowa.gui.browser.find.show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Show the find box</text:p>
          </table:table-cell>
          <table:table-cell table:number-columns-repeated="3"/>
          <table:table-cell table:style-name="ce7" table:formula="of:=IF([.C105]=&quot;&quot;; &quot;&quot;; &quot;api-&quot;&amp;[.B105]&amp;&quot;-name&quot;     &amp;&quot;|&quot;&amp;[.C105]&amp;CHAR(10)) &amp;IF([.D105]=&quot;&quot;; &quot;&quot;; &quot;api-&quot;&amp;[.B105]&amp;&quot;-tip&quot;      &amp;&quot;|&quot;&amp;REPLACEMACRO([.D105];&quot;|&quot;;&quot;\u007C&quot;)&amp;CHAR(10)) &amp;IF([.E105]=&quot;&quot;; &quot;&quot;; &quot;api-&quot;&amp;[.B105]&amp;&quot;-letter&quot;   &amp;&quot;|&quot;&amp;[.E105]&amp;CHAR(10)) &amp;IF([.F105]=&quot;&quot;; &quot;&quot;; &quot;api-&quot;&amp;[.B105]&amp;&quot;-shortcut&quot; &amp;&quot;|&quot;&amp;[.F105]&amp;CHAR(10)) &amp;IF([.G105]=&quot;&quot;; &quot;&quot;; &quot;api-&quot;&amp;[.B105]&amp;&quot;-image&quot;    &amp;&quot;|&quot;&amp;[.G105]&amp;CHAR(10))" office:value-type="string" office:string-value="api-xowa.gui.browser.find.show-name|Find&#10;api-xowa.gui.browser.find.show-tip|Show the find box&#10;" calcext:value-type="string">
            <text:p>api-xowa.gui.browser.find.show-name|Find</text:p>
            <text:p>api-xowa.gui.browser.find.show-tip|Show the find box</text:p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" office:value-type="string" calcext:value-type="string">
            <text:p>xowa.gui.browser.find.show_by_paste</text:p>
          </table:table-cell>
          <table:table-cell table:style-name="ce3" office:value-type="string" calcext:value-type="string">
            <text:p>Find</text:p>
          </table:table-cell>
          <table:table-cell office:value-type="string" calcext:value-type="string">
            <text:p>Show the find box and paste current clipboard text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edit/find.png</text:p>
          </table:table-cell>
          <table:table-cell table:style-name="ce7" table:formula="of:=IF([.C106]=&quot;&quot;; &quot;&quot;; &quot;api-&quot;&amp;[.B106]&amp;&quot;-name&quot;     &amp;&quot;|&quot;&amp;[.C106]&amp;CHAR(10)) &amp;IF([.D106]=&quot;&quot;; &quot;&quot;; &quot;api-&quot;&amp;[.B106]&amp;&quot;-tip&quot;      &amp;&quot;|&quot;&amp;REPLACEMACRO([.D106];&quot;|&quot;;&quot;\u007C&quot;)&amp;CHAR(10)) &amp;IF([.E106]=&quot;&quot;; &quot;&quot;; &quot;api-&quot;&amp;[.B106]&amp;&quot;-letter&quot;   &amp;&quot;|&quot;&amp;[.E106]&amp;CHAR(10)) &amp;IF([.F106]=&quot;&quot;; &quot;&quot;; &quot;api-&quot;&amp;[.B106]&amp;&quot;-shortcut&quot; &amp;&quot;|&quot;&amp;[.F106]&amp;CHAR(10)) &amp;IF([.G106]=&quot;&quot;; &quot;&quot;; &quot;api-&quot;&amp;[.B106]&amp;&quot;-image&quot;    &amp;&quot;|&quot;&amp;[.G106]&amp;CHAR(10))" office:value-type="string" office:string-value="api-xowa.gui.browser.find.show_by_paste-name|Find&#10;api-xowa.gui.browser.find.show_by_paste-tip|Show the find box and paste current clipboard text&#10;api-xowa.gui.browser.find.show_by_paste-letter|f&#10;api-xowa.gui.browser.find.show_by_paste-image|edit/find.png&#10;" calcext:value-type="string">
            <text:p>api-xowa.gui.browser.find.show_by_paste-name|Find</text:p>
            <text:p>api-xowa.gui.browser.find.show_by_paste-tip|Show the find box and paste current clipboard text</text:p>
            <text:p>api-xowa.gui.browser.find.show_by_paste-letter|f</text:p>
            <text:p>api-xowa.gui.browser.find.show_by_paste-image|edit/find.png</text:p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xowa.gui.browser.find.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Hide the find box</text:p>
          </table:table-cell>
          <table:table-cell table:number-columns-repeated="3"/>
          <table:table-cell table:style-name="ce7" table:formula="of:=IF([.C107]=&quot;&quot;; &quot;&quot;; &quot;api-&quot;&amp;[.B107]&amp;&quot;-name&quot;     &amp;&quot;|&quot;&amp;[.C107]&amp;CHAR(10)) &amp;IF([.D107]=&quot;&quot;; &quot;&quot;; &quot;api-&quot;&amp;[.B107]&amp;&quot;-tip&quot;      &amp;&quot;|&quot;&amp;REPLACEMACRO([.D107];&quot;|&quot;;&quot;\u007C&quot;)&amp;CHAR(10)) &amp;IF([.E107]=&quot;&quot;; &quot;&quot;; &quot;api-&quot;&amp;[.B107]&amp;&quot;-letter&quot;   &amp;&quot;|&quot;&amp;[.E107]&amp;CHAR(10)) &amp;IF([.F107]=&quot;&quot;; &quot;&quot;; &quot;api-&quot;&amp;[.B107]&amp;&quot;-shortcut&quot; &amp;&quot;|&quot;&amp;[.F107]&amp;CHAR(10)) &amp;IF([.G107]=&quot;&quot;; &quot;&quot;; &quot;api-&quot;&amp;[.B107]&amp;&quot;-image&quot;    &amp;&quot;|&quot;&amp;[.G107]&amp;CHAR(10))" office:value-type="string" office:string-value="api-xowa.gui.browser.find.hide-name|Hide&#10;api-xowa.gui.browser.find.hide-tip|Hide the find box&#10;" calcext:value-type="string">
            <text:p>api-xowa.gui.browser.find.hide-name|Hide</text:p>
            <text:p>api-xowa.gui.browser.find.hide-tip|Hide the find box</text:p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xowa.gui.browser.find.exec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Find text on the page using the text in the find box</text:p>
          </table:table-cell>
          <table:table-cell table:number-columns-repeated="3"/>
          <table:table-cell table:style-name="ce7" table:formula="of:=IF([.C108]=&quot;&quot;; &quot;&quot;; &quot;api-&quot;&amp;[.B108]&amp;&quot;-name&quot;     &amp;&quot;|&quot;&amp;[.C108]&amp;CHAR(10)) &amp;IF([.D108]=&quot;&quot;; &quot;&quot;; &quot;api-&quot;&amp;[.B108]&amp;&quot;-tip&quot;      &amp;&quot;|&quot;&amp;REPLACEMACRO([.D108];&quot;|&quot;;&quot;\u007C&quot;)&amp;CHAR(10)) &amp;IF([.E108]=&quot;&quot;; &quot;&quot;; &quot;api-&quot;&amp;[.B108]&amp;&quot;-letter&quot;   &amp;&quot;|&quot;&amp;[.E108]&amp;CHAR(10)) &amp;IF([.F108]=&quot;&quot;; &quot;&quot;; &quot;api-&quot;&amp;[.B108]&amp;&quot;-shortcut&quot; &amp;&quot;|&quot;&amp;[.F108]&amp;CHAR(10)) &amp;IF([.G108]=&quot;&quot;; &quot;&quot;; &quot;api-&quot;&amp;[.B108]&amp;&quot;-image&quot;    &amp;&quot;|&quot;&amp;[.G108]&amp;CHAR(10))" office:value-type="string" office:string-value="api-xowa.gui.browser.find.exec-name|Find&#10;api-xowa.gui.browser.find.exec-tip|Find text on the page using the text in the find box&#10;" calcext:value-type="string">
            <text:p>api-xowa.gui.browser.find.exec-name|Find</text:p>
            <text:p>api-xowa.gui.browser.find.exec-tip|Find text on the page using the text in the find box</text:p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xowa.gui.browser.find.type</text:p>
          </table:table-cell>
          <table:table-cell office:value-type="string" calcext:value-type="string">
            <text:p>Find while Typing</text:p>
          </table:table-cell>
          <table:table-cell office:value-type="string" calcext:value-type="string">
            <text:p>Find text on the page using the text in the find box while typing</text:p>
          </table:table-cell>
          <table:table-cell table:number-columns-repeated="3"/>
          <table:table-cell table:style-name="ce7" table:formula="of:=IF([.C109]=&quot;&quot;; &quot;&quot;; &quot;api-&quot;&amp;[.B109]&amp;&quot;-name&quot;     &amp;&quot;|&quot;&amp;[.C109]&amp;CHAR(10)) &amp;IF([.D109]=&quot;&quot;; &quot;&quot;; &quot;api-&quot;&amp;[.B109]&amp;&quot;-tip&quot;      &amp;&quot;|&quot;&amp;REPLACEMACRO([.D109];&quot;|&quot;;&quot;\u007C&quot;)&amp;CHAR(10)) &amp;IF([.E109]=&quot;&quot;; &quot;&quot;; &quot;api-&quot;&amp;[.B109]&amp;&quot;-letter&quot;   &amp;&quot;|&quot;&amp;[.E109]&amp;CHAR(10)) &amp;IF([.F109]=&quot;&quot;; &quot;&quot;; &quot;api-&quot;&amp;[.B109]&amp;&quot;-shortcut&quot; &amp;&quot;|&quot;&amp;[.F109]&amp;CHAR(10)) &amp;IF([.G109]=&quot;&quot;; &quot;&quot;; &quot;api-&quot;&amp;[.B109]&amp;&quot;-image&quot;    &amp;&quot;|&quot;&amp;[.G109]&amp;CHAR(10))" office:value-type="string" office:string-value="api-xowa.gui.browser.find.type-name|Find while Typing&#10;api-xowa.gui.browser.find.type-tip|Find text on the page using the text in the find box while typing&#10;" calcext:value-type="string">
            <text:p>api-xowa.gui.browser.find.type-name|Find while Typing</text:p>
            <text:p>api-xowa.gui.browser.find.type-tip|Find text on the page using the text in the find box while typing</text:p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xowa.gui.browser.find.find_bwd</text:p>
          </table:table-cell>
          <table:table-cell office:value-type="string" calcext:value-type="string">
            <text:p>Find Previous</text:p>
          </table:table-cell>
          <table:table-cell office:value-type="string" calcext:value-type="string">
            <text:p>Find the previous occurrence. Also switch default find direction to reverse.</text:p>
          </table:table-cell>
          <table:table-cell table:number-columns-repeated="3"/>
          <table:table-cell table:style-name="ce7" table:formula="of:=IF([.C110]=&quot;&quot;; &quot;&quot;; &quot;api-&quot;&amp;[.B110]&amp;&quot;-name&quot;     &amp;&quot;|&quot;&amp;[.C110]&amp;CHAR(10)) &amp;IF([.D110]=&quot;&quot;; &quot;&quot;; &quot;api-&quot;&amp;[.B110]&amp;&quot;-tip&quot;      &amp;&quot;|&quot;&amp;REPLACEMACRO([.D110];&quot;|&quot;;&quot;\u007C&quot;)&amp;CHAR(10)) &amp;IF([.E110]=&quot;&quot;; &quot;&quot;; &quot;api-&quot;&amp;[.B110]&amp;&quot;-letter&quot;   &amp;&quot;|&quot;&amp;[.E110]&amp;CHAR(10)) &amp;IF([.F110]=&quot;&quot;; &quot;&quot;; &quot;api-&quot;&amp;[.B110]&amp;&quot;-shortcut&quot; &amp;&quot;|&quot;&amp;[.F110]&amp;CHAR(10)) &amp;IF([.G110]=&quot;&quot;; &quot;&quot;; &quot;api-&quot;&amp;[.B110]&amp;&quot;-image&quot;    &amp;&quot;|&quot;&amp;[.G110]&amp;CHAR(10))" office:value-type="string" office:string-value="api-xowa.gui.browser.find.find_bwd-name|Find Previous&#10;api-xowa.gui.browser.find.find_bwd-tip|Find the previous occurrence. Also switch default find direction to reverse.&#10;" calcext:value-type="string">
            <text:p>api-xowa.gui.browser.find.find_bwd-name|Find Previous</text:p>
            <text:p>api-xowa.gui.browser.find.find_bwd-tip|Find the previous occurrence. Also switch default find direction to reverse.</text:p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xowa.gui.browser.find.find_fwd</text:p>
          </table:table-cell>
          <table:table-cell office:value-type="string" calcext:value-type="string">
            <text:p>Find Next</text:p>
          </table:table-cell>
          <table:table-cell office:value-type="string" calcext:value-type="string">
            <text:p>Find the next occurrence. Also switch default find direction to forward.</text:p>
          </table:table-cell>
          <table:table-cell table:number-columns-repeated="3"/>
          <table:table-cell table:style-name="ce7" table:formula="of:=IF([.C111]=&quot;&quot;; &quot;&quot;; &quot;api-&quot;&amp;[.B111]&amp;&quot;-name&quot;     &amp;&quot;|&quot;&amp;[.C111]&amp;CHAR(10)) &amp;IF([.D111]=&quot;&quot;; &quot;&quot;; &quot;api-&quot;&amp;[.B111]&amp;&quot;-tip&quot;      &amp;&quot;|&quot;&amp;REPLACEMACRO([.D111];&quot;|&quot;;&quot;\u007C&quot;)&amp;CHAR(10)) &amp;IF([.E111]=&quot;&quot;; &quot;&quot;; &quot;api-&quot;&amp;[.B111]&amp;&quot;-letter&quot;   &amp;&quot;|&quot;&amp;[.E111]&amp;CHAR(10)) &amp;IF([.F111]=&quot;&quot;; &quot;&quot;; &quot;api-&quot;&amp;[.B111]&amp;&quot;-shortcut&quot; &amp;&quot;|&quot;&amp;[.F111]&amp;CHAR(10)) &amp;IF([.G111]=&quot;&quot;; &quot;&quot;; &quot;api-&quot;&amp;[.B111]&amp;&quot;-image&quot;    &amp;&quot;|&quot;&amp;[.G111]&amp;CHAR(10))" office:value-type="string" office:string-value="api-xowa.gui.browser.find.find_fwd-name|Find Next&#10;api-xowa.gui.browser.find.find_fwd-tip|Find the next occurrence. Also switch default find direction to forward.&#10;" calcext:value-type="string">
            <text:p>api-xowa.gui.browser.find.find_fwd-name|Find Next</text:p>
            <text:p>api-xowa.gui.browser.find.find_fwd-tip|Find the next occurrence. Also switch default find direction to forward.</text:p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xowa.gui.browser.find.case_toggle</text:p>
          </table:table-cell>
          <table:table-cell office:value-type="string" calcext:value-type="string">
            <text:p>Toggle Case Sensitivity</text:p>
          </table:table-cell>
          <table:table-cell office:value-type="string" calcext:value-type="string">
            <text:p>Toggle case sensitivity for the search ("Find" vs "find")</text:p>
          </table:table-cell>
          <table:table-cell table:number-columns-repeated="3"/>
          <table:table-cell table:style-name="ce7" table:formula="of:=IF([.C112]=&quot;&quot;; &quot;&quot;; &quot;api-&quot;&amp;[.B112]&amp;&quot;-name&quot;     &amp;&quot;|&quot;&amp;[.C112]&amp;CHAR(10)) &amp;IF([.D112]=&quot;&quot;; &quot;&quot;; &quot;api-&quot;&amp;[.B112]&amp;&quot;-tip&quot;      &amp;&quot;|&quot;&amp;REPLACEMACRO([.D112];&quot;|&quot;;&quot;\u007C&quot;)&amp;CHAR(10)) &amp;IF([.E112]=&quot;&quot;; &quot;&quot;; &quot;api-&quot;&amp;[.B112]&amp;&quot;-letter&quot;   &amp;&quot;|&quot;&amp;[.E112]&amp;CHAR(10)) &amp;IF([.F112]=&quot;&quot;; &quot;&quot;; &quot;api-&quot;&amp;[.B112]&amp;&quot;-shortcut&quot; &amp;&quot;|&quot;&amp;[.F112]&amp;CHAR(10)) &amp;IF([.G112]=&quot;&quot;; &quot;&quot;; &quot;api-&quot;&amp;[.B112]&amp;&quot;-image&quot;    &amp;&quot;|&quot;&amp;[.G112]&amp;CHAR(10))" office:value-type="string" office:string-value="api-xowa.gui.browser.find.case_toggle-name|Toggle Case Sensitivity&#10;api-xowa.gui.browser.find.case_toggle-tip|Toggle case sensitivity for the search (&quot;Find&quot; vs &quot;find&quot;)&#10;" calcext:value-type="string">
            <text:p>api-xowa.gui.browser.find.case_toggle-name|Toggle Case Sensitivity</text:p>
            <text:p>api-xowa.gui.browser.find.case_toggle-tip|Toggle case sensitivity for the search ("Find" vs "find")</text:p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xowa.gui.browser.find.wrap_toggle</text:p>
          </table:table-cell>
          <table:table-cell office:value-type="string" calcext:value-type="string">
            <text:p>Toggle Wrap Search</text:p>
          </table:table-cell>
          <table:table-cell office:value-type="string" calcext:value-type="string">
            <text:p>Toggle search wrap settings (whether a search stops at the end of the page, or wraps back to the beginning)</text:p>
          </table:table-cell>
          <table:table-cell table:number-columns-repeated="3"/>
          <table:table-cell table:style-name="ce7" table:formula="of:=IF([.C113]=&quot;&quot;; &quot;&quot;; &quot;api-&quot;&amp;[.B113]&amp;&quot;-name&quot;     &amp;&quot;|&quot;&amp;[.C113]&amp;CHAR(10)) &amp;IF([.D113]=&quot;&quot;; &quot;&quot;; &quot;api-&quot;&amp;[.B113]&amp;&quot;-tip&quot;      &amp;&quot;|&quot;&amp;REPLACEMACRO([.D113];&quot;|&quot;;&quot;\u007C&quot;)&amp;CHAR(10)) &amp;IF([.E113]=&quot;&quot;; &quot;&quot;; &quot;api-&quot;&amp;[.B113]&amp;&quot;-letter&quot;   &amp;&quot;|&quot;&amp;[.E113]&amp;CHAR(10)) &amp;IF([.F113]=&quot;&quot;; &quot;&quot;; &quot;api-&quot;&amp;[.B113]&amp;&quot;-shortcut&quot; &amp;&quot;|&quot;&amp;[.F113]&amp;CHAR(10)) &amp;IF([.G113]=&quot;&quot;; &quot;&quot;; &quot;api-&quot;&amp;[.B113]&amp;&quot;-image&quot;    &amp;&quot;|&quot;&amp;[.G113]&amp;CHAR(10))" office:value-type="string" office:string-value="api-xowa.gui.browser.find.wrap_toggle-name|Toggle Wrap Search&#10;api-xowa.gui.browser.find.wrap_toggle-tip|Toggle search wrap settings (whether a search stops at the end of the page, or wraps back to the beginning)&#10;" calcext:value-type="string">
            <text:p>api-xowa.gui.browser.find.wrap_toggle-name|Toggle Wrap Search</text:p>
            <text:p>api-xowa.gui.browser.find.wrap_toggle-tip|Toggle search wrap settings (whether a search stops at the end of the page, or wraps back to the beginning)</text:p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" office:value-type="string" calcext:value-type="string">
            <text:p>xowa.gui.browser.prog_log.show</text:p>
          </table:table-cell>
          <table:table-cell table:style-name="ce3" office:value-type="string" calcext:value-type="string">
            <text:p>Show Progress Messages</text:p>
          </table:table-cell>
          <table:table-cell table:style-name="ce3" office:value-type="string" calcext:value-type="string">
            <text:p>Pop up window with most recent progress messages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2"/>
          <table:table-cell table:style-name="ce7" table:formula="of:=IF([.C114]=&quot;&quot;; &quot;&quot;; &quot;api-&quot;&amp;[.B114]&amp;&quot;-name&quot;     &amp;&quot;|&quot;&amp;[.C114]&amp;CHAR(10)) &amp;IF([.D114]=&quot;&quot;; &quot;&quot;; &quot;api-&quot;&amp;[.B114]&amp;&quot;-tip&quot;      &amp;&quot;|&quot;&amp;REPLACEMACRO([.D114];&quot;|&quot;;&quot;\u007C&quot;)&amp;CHAR(10)) &amp;IF([.E114]=&quot;&quot;; &quot;&quot;; &quot;api-&quot;&amp;[.B114]&amp;&quot;-letter&quot;   &amp;&quot;|&quot;&amp;[.E114]&amp;CHAR(10)) &amp;IF([.F114]=&quot;&quot;; &quot;&quot;; &quot;api-&quot;&amp;[.B114]&amp;&quot;-shortcut&quot; &amp;&quot;|&quot;&amp;[.F114]&amp;CHAR(10)) &amp;IF([.G114]=&quot;&quot;; &quot;&quot;; &quot;api-&quot;&amp;[.B114]&amp;&quot;-image&quot;    &amp;&quot;|&quot;&amp;[.G114]&amp;CHAR(10))" office:value-type="string" office:string-value="api-xowa.gui.browser.prog_log.show-name|Show Progress Messages&#10;api-xowa.gui.browser.prog_log.show-tip|Pop up window with most recent progress messages&#10;api-xowa.gui.browser.prog_log.show-letter|p&#10;" calcext:value-type="string">
            <text:p>api-xowa.gui.browser.prog_log.show-name|Show Progress Messages</text:p>
            <text:p>api-xowa.gui.browser.prog_log.show-tip|Pop up window with most recent progress messages</text:p>
            <text:p>api-xowa.gui.browser.prog_log.show-letter|p</text:p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xowa.gui.browser.prog.focus</text:p>
          </table:table-cell>
          <table:table-cell office:value-type="string" calcext:value-type="string">
            <text:p>Focus Status Box</text:p>
          </table:table-cell>
          <table:table-cell office:value-type="string" calcext:value-type="string">
            <text:p>Switch keyboard focus to the status box</text:p>
          </table:table-cell>
          <table:table-cell table:number-columns-repeated="3"/>
          <table:table-cell table:style-name="ce7" table:formula="of:=IF([.C115]=&quot;&quot;; &quot;&quot;; &quot;api-&quot;&amp;[.B115]&amp;&quot;-name&quot;     &amp;&quot;|&quot;&amp;[.C115]&amp;CHAR(10)) &amp;IF([.D115]=&quot;&quot;; &quot;&quot;; &quot;api-&quot;&amp;[.B115]&amp;&quot;-tip&quot;      &amp;&quot;|&quot;&amp;REPLACEMACRO([.D115];&quot;|&quot;;&quot;\u007C&quot;)&amp;CHAR(10)) &amp;IF([.E115]=&quot;&quot;; &quot;&quot;; &quot;api-&quot;&amp;[.B115]&amp;&quot;-letter&quot;   &amp;&quot;|&quot;&amp;[.E115]&amp;CHAR(10)) &amp;IF([.F115]=&quot;&quot;; &quot;&quot;; &quot;api-&quot;&amp;[.B115]&amp;&quot;-shortcut&quot; &amp;&quot;|&quot;&amp;[.F115]&amp;CHAR(10)) &amp;IF([.G115]=&quot;&quot;; &quot;&quot;; &quot;api-&quot;&amp;[.B115]&amp;&quot;-image&quot;    &amp;&quot;|&quot;&amp;[.G115]&amp;CHAR(10))" office:value-type="string" office:string-value="api-xowa.gui.browser.prog.focus-name|Focus Status Box&#10;api-xowa.gui.browser.prog.focus-tip|Switch keyboard focus to the status box&#10;" calcext:value-type="string">
            <text:p>api-xowa.gui.browser.prog.focus-name|Focus Status Box</text:p>
            <text:p>api-xowa.gui.browser.prog.focus-tip|Switch keyboard focus to the status box</text:p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xowa.gui.browser.info.clear</text:p>
          </table:table-cell>
          <table:table-cell office:value-type="string" calcext:value-type="string">
            <text:p>Clear Messages</text:p>
          </table:table-cell>
          <table:table-cell office:value-type="string" calcext:value-type="string">
            <text:p>Clear messages box</text:p>
          </table:table-cell>
          <table:table-cell table:number-columns-repeated="3"/>
          <table:table-cell table:style-name="ce7" table:formula="of:=IF([.C116]=&quot;&quot;; &quot;&quot;; &quot;api-&quot;&amp;[.B116]&amp;&quot;-name&quot;     &amp;&quot;|&quot;&amp;[.C116]&amp;CHAR(10)) &amp;IF([.D116]=&quot;&quot;; &quot;&quot;; &quot;api-&quot;&amp;[.B116]&amp;&quot;-tip&quot;      &amp;&quot;|&quot;&amp;REPLACEMACRO([.D116];&quot;|&quot;;&quot;\u007C&quot;)&amp;CHAR(10)) &amp;IF([.E116]=&quot;&quot;; &quot;&quot;; &quot;api-&quot;&amp;[.B116]&amp;&quot;-letter&quot;   &amp;&quot;|&quot;&amp;[.E116]&amp;CHAR(10)) &amp;IF([.F116]=&quot;&quot;; &quot;&quot;; &quot;api-&quot;&amp;[.B116]&amp;&quot;-shortcut&quot; &amp;&quot;|&quot;&amp;[.F116]&amp;CHAR(10)) &amp;IF([.G116]=&quot;&quot;; &quot;&quot;; &quot;api-&quot;&amp;[.B116]&amp;&quot;-image&quot;    &amp;&quot;|&quot;&amp;[.G116]&amp;CHAR(10))" office:value-type="string" office:string-value="api-xowa.gui.browser.info.clear-name|Clear Messages&#10;api-xowa.gui.browser.info.clear-tip|Clear messages box&#10;" calcext:value-type="string">
            <text:p>api-xowa.gui.browser.info.clear-name|Clear Messages</text:p>
            <text:p>api-xowa.gui.browser.info.clear-tip|Clear messages box</text:p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xowa.gui.browser.info.focus</text:p>
          </table:table-cell>
          <table:table-cell office:value-type="string" calcext:value-type="string">
            <text:p>Focus Messages Box</text:p>
          </table:table-cell>
          <table:table-cell office:value-type="string" calcext:value-type="string">
            <text:p>Switch keyboard focus to the messages box</text:p>
          </table:table-cell>
          <table:table-cell table:number-columns-repeated="3"/>
          <table:table-cell table:style-name="ce7" table:formula="of:=IF([.C117]=&quot;&quot;; &quot;&quot;; &quot;api-&quot;&amp;[.B117]&amp;&quot;-name&quot;     &amp;&quot;|&quot;&amp;[.C117]&amp;CHAR(10)) &amp;IF([.D117]=&quot;&quot;; &quot;&quot;; &quot;api-&quot;&amp;[.B117]&amp;&quot;-tip&quot;      &amp;&quot;|&quot;&amp;REPLACEMACRO([.D117];&quot;|&quot;;&quot;\u007C&quot;)&amp;CHAR(10)) &amp;IF([.E117]=&quot;&quot;; &quot;&quot;; &quot;api-&quot;&amp;[.B117]&amp;&quot;-letter&quot;   &amp;&quot;|&quot;&amp;[.E117]&amp;CHAR(10)) &amp;IF([.F117]=&quot;&quot;; &quot;&quot;; &quot;api-&quot;&amp;[.B117]&amp;&quot;-shortcut&quot; &amp;&quot;|&quot;&amp;[.F117]&amp;CHAR(10)) &amp;IF([.G117]=&quot;&quot;; &quot;&quot;; &quot;api-&quot;&amp;[.B117]&amp;&quot;-image&quot;    &amp;&quot;|&quot;&amp;[.G117]&amp;CHAR(10))" office:value-type="string" office:string-value="api-xowa.gui.browser.info.focus-name|Focus Messages Box&#10;api-xowa.gui.browser.info.focus-tip|Switch keyboard focus to the messages box&#10;" calcext:value-type="string">
            <text:p>api-xowa.gui.browser.info.focus-name|Focus Messages Box</text:p>
            <text:p>api-xowa.gui.browser.info.focus-tip|Switch keyboard focus to the messages box</text:p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" office:value-type="string" calcext:value-type="string">
            <text:p>xowa.html.tidy.toggle</text:p>
          </table:table-cell>
          <table:table-cell table:style-name="ce3" office:value-type="string" calcext:value-type="string">
            <text:p>Toggle HTML Tidy</text:p>
          </table:table-cell>
          <table:table-cell table:style-name="ce3" office:value-type="string" calcext:value-type="string">
            <text:p>Enable / Disable HTML Tidy</text:p>
          </table:table-cell>
          <table:table-cell table:style-name="ce3" table:number-columns-repeated="3"/>
          <table:table-cell table:style-name="ce7" table:formula="of:=IF([.C118]=&quot;&quot;; &quot;&quot;; &quot;api-&quot;&amp;[.B118]&amp;&quot;-name&quot;     &amp;&quot;|&quot;&amp;[.C118]&amp;CHAR(10)) &amp;IF([.D118]=&quot;&quot;; &quot;&quot;; &quot;api-&quot;&amp;[.B118]&amp;&quot;-tip&quot;      &amp;&quot;|&quot;&amp;REPLACEMACRO([.D118];&quot;|&quot;;&quot;\u007C&quot;)&amp;CHAR(10)) &amp;IF([.E118]=&quot;&quot;; &quot;&quot;; &quot;api-&quot;&amp;[.B118]&amp;&quot;-letter&quot;   &amp;&quot;|&quot;&amp;[.E118]&amp;CHAR(10)) &amp;IF([.F118]=&quot;&quot;; &quot;&quot;; &quot;api-&quot;&amp;[.B118]&amp;&quot;-shortcut&quot; &amp;&quot;|&quot;&amp;[.F118]&amp;CHAR(10)) &amp;IF([.G118]=&quot;&quot;; &quot;&quot;; &quot;api-&quot;&amp;[.B118]&amp;&quot;-image&quot;    &amp;&quot;|&quot;&amp;[.G118]&amp;CHAR(10))" office:value-type="string" office:string-value="api-xowa.html.tidy.toggle-name|Toggle HTML Tidy&#10;api-xowa.html.tidy.toggle-tip|Enable / Disable HTML Tidy&#10;" calcext:value-type="string">
            <text:p>api-xowa.html.tidy.toggle-name|Toggle HTML Tidy</text:p>
            <text:p>api-xowa.html.tidy.toggle-tip|Enable / Disable HTML Tidy</text:p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xowa.net.enabled</text:p>
          </table:table-cell>
          <table:table-cell office:value-type="string" calcext:value-type="string">
            <text:p>Online</text:p>
          </table:table-cell>
          <table:table-cell table:number-columns-repeated="4"/>
          <table:table-cell table:style-name="ce7" table:formula="of:=IF([.C119]=&quot;&quot;; &quot;&quot;; &quot;api-&quot;&amp;[.B119]&amp;&quot;-name&quot;     &amp;&quot;|&quot;&amp;[.C119]&amp;CHAR(10)) &amp;IF([.D119]=&quot;&quot;; &quot;&quot;; &quot;api-&quot;&amp;[.B119]&amp;&quot;-tip&quot;      &amp;&quot;|&quot;&amp;REPLACEMACRO([.D119];&quot;|&quot;;&quot;\u007C&quot;)&amp;CHAR(10)) &amp;IF([.E119]=&quot;&quot;; &quot;&quot;; &quot;api-&quot;&amp;[.B119]&amp;&quot;-letter&quot;   &amp;&quot;|&quot;&amp;[.E119]&amp;CHAR(10)) &amp;IF([.F119]=&quot;&quot;; &quot;&quot;; &quot;api-&quot;&amp;[.B119]&amp;&quot;-shortcut&quot; &amp;&quot;|&quot;&amp;[.F119]&amp;CHAR(10)) &amp;IF([.G119]=&quot;&quot;; &quot;&quot;; &quot;api-&quot;&amp;[.B119]&amp;&quot;-image&quot;    &amp;&quot;|&quot;&amp;[.G119]&amp;CHAR(10))" office:value-type="string" office:string-value="api-xowa.net.enabled-name|Online&#10;" calcext:value-type="string">
            <text:p>api-xowa.net.enabled-name|Online</text:p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xowa.net.enabled_n_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Disable internet connectivity. XOWA will not connect to the internet for any reason. Note that some functions will not work (for example, Help:Import_from_list)</text:p>
          </table:table-cell>
          <table:table-cell table:number-columns-repeated="3"/>
          <table:table-cell table:style-name="ce7" table:formula="of:=IF([.C120]=&quot;&quot;; &quot;&quot;; &quot;api-&quot;&amp;[.B120]&amp;&quot;-name&quot;     &amp;&quot;|&quot;&amp;[.C120]&amp;CHAR(10)) &amp;IF([.D120]=&quot;&quot;; &quot;&quot;; &quot;api-&quot;&amp;[.B120]&amp;&quot;-tip&quot;      &amp;&quot;|&quot;&amp;REPLACEMACRO([.D120];&quot;|&quot;;&quot;\u007C&quot;)&amp;CHAR(10)) &amp;IF([.E120]=&quot;&quot;; &quot;&quot;; &quot;api-&quot;&amp;[.B120]&amp;&quot;-letter&quot;   &amp;&quot;|&quot;&amp;[.E120]&amp;CHAR(10)) &amp;IF([.F120]=&quot;&quot;; &quot;&quot;; &quot;api-&quot;&amp;[.B120]&amp;&quot;-shortcut&quot; &amp;&quot;|&quot;&amp;[.F120]&amp;CHAR(10)) &amp;IF([.G120]=&quot;&quot;; &quot;&quot;; &quot;api-&quot;&amp;[.B120]&amp;&quot;-image&quot;    &amp;&quot;|&quot;&amp;[.G120]&amp;CHAR(10))" office:value-type="string" office:string-value="api-xowa.net.enabled_n_-name|Offline&#10;api-xowa.net.enabled_n_-tip|Disable internet connectivity. XOWA will not connect to the internet for any reason. Note that some functions will not work (for example, Help:Import_from_list)&#10;" calcext:value-type="string">
            <text:p>api-xowa.net.enabled_n_-name|Offline</text:p>
            <text:p>api-xowa.net.enabled_n_-tip|Disable internet connectivity. XOWA will not connect to the internet for any reason. Note that some functions will not work (for example, Help:Import_from_list)</text:p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xowa.net.enabled_x_</text:p>
          </table:table-cell>
          <table:table-cell office:value-type="string" calcext:value-type="string">
            <text:p>Toggle Online</text:p>
          </table:table-cell>
          <table:table-cell office:value-type="string" calcext:value-type="string">
            <text:p>Toggle internet connectivity</text:p>
          </table:table-cell>
          <table:table-cell table:number-columns-repeated="3"/>
          <table:table-cell table:style-name="ce7" table:formula="of:=IF([.C121]=&quot;&quot;; &quot;&quot;; &quot;api-&quot;&amp;[.B121]&amp;&quot;-name&quot;     &amp;&quot;|&quot;&amp;[.C121]&amp;CHAR(10)) &amp;IF([.D121]=&quot;&quot;; &quot;&quot;; &quot;api-&quot;&amp;[.B121]&amp;&quot;-tip&quot;      &amp;&quot;|&quot;&amp;REPLACEMACRO([.D121];&quot;|&quot;;&quot;\u007C&quot;)&amp;CHAR(10)) &amp;IF([.E121]=&quot;&quot;; &quot;&quot;; &quot;api-&quot;&amp;[.B121]&amp;&quot;-letter&quot;   &amp;&quot;|&quot;&amp;[.E121]&amp;CHAR(10)) &amp;IF([.F121]=&quot;&quot;; &quot;&quot;; &quot;api-&quot;&amp;[.B121]&amp;&quot;-shortcut&quot; &amp;&quot;|&quot;&amp;[.F121]&amp;CHAR(10)) &amp;IF([.G121]=&quot;&quot;; &quot;&quot;; &quot;api-&quot;&amp;[.B121]&amp;&quot;-image&quot;    &amp;&quot;|&quot;&amp;[.G121]&amp;CHAR(10))" office:value-type="string" office:string-value="api-xowa.net.enabled_x_-name|Toggle Online&#10;api-xowa.net.enabled_x_-tip|Toggle internet connectivity&#10;" calcext:value-type="string">
            <text:p>api-xowa.net.enabled_x_-name|Toggle Online</text:p>
            <text:p>api-xowa.net.enabled_x_-tip|Toggle internet connectivity</text:p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xowa.net.enabled_y_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Enable internet connectivity</text:p>
          </table:table-cell>
          <table:table-cell table:number-columns-repeated="3"/>
          <table:table-cell table:style-name="ce7" table:formula="of:=IF([.C122]=&quot;&quot;; &quot;&quot;; &quot;api-&quot;&amp;[.B122]&amp;&quot;-name&quot;     &amp;&quot;|&quot;&amp;[.C122]&amp;CHAR(10)) &amp;IF([.D122]=&quot;&quot;; &quot;&quot;; &quot;api-&quot;&amp;[.B122]&amp;&quot;-tip&quot;      &amp;&quot;|&quot;&amp;REPLACEMACRO([.D122];&quot;|&quot;;&quot;\u007C&quot;)&amp;CHAR(10)) &amp;IF([.E122]=&quot;&quot;; &quot;&quot;; &quot;api-&quot;&amp;[.B122]&amp;&quot;-letter&quot;   &amp;&quot;|&quot;&amp;[.E122]&amp;CHAR(10)) &amp;IF([.F122]=&quot;&quot;; &quot;&quot;; &quot;api-&quot;&amp;[.B122]&amp;&quot;-shortcut&quot; &amp;&quot;|&quot;&amp;[.F122]&amp;CHAR(10)) &amp;IF([.G122]=&quot;&quot;; &quot;&quot;; &quot;api-&quot;&amp;[.B122]&amp;&quot;-image&quot;    &amp;&quot;|&quot;&amp;[.G122]&amp;CHAR(10))" office:value-type="string" office:string-value="api-xowa.net.enabled_y_-name|Online&#10;api-xowa.net.enabled_y_-tip|Enable internet connectivity&#10;" calcext:value-type="string">
            <text:p>api-xowa.net.enabled_y_-name|Online</text:p>
            <text:p>api-xowa.net.enabled_y_-tip|Enable internet connectivity</text:p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xowa.usr.bookmarks.add</text:p>
          </table:table-cell>
          <table:table-cell table:style-name="ce3" office:value-type="string" calcext:value-type="string">
            <text:p>Bookmark this Page</text:p>
          </table:table-cell>
          <table:table-cell table:style-name="ce3" office:value-type="string" calcext:value-type="string">
            <text:p>Add current page to list of bookmarks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bookmarks/add.png</text:p>
          </table:table-cell>
          <table:table-cell table:style-name="ce7" table:formula="of:=IF([.C123]=&quot;&quot;; &quot;&quot;; &quot;api-&quot;&amp;[.B123]&amp;&quot;-name&quot;     &amp;&quot;|&quot;&amp;[.C123]&amp;CHAR(10)) &amp;IF([.D123]=&quot;&quot;; &quot;&quot;; &quot;api-&quot;&amp;[.B123]&amp;&quot;-tip&quot;      &amp;&quot;|&quot;&amp;REPLACEMACRO([.D123];&quot;|&quot;;&quot;\u007C&quot;)&amp;CHAR(10)) &amp;IF([.E123]=&quot;&quot;; &quot;&quot;; &quot;api-&quot;&amp;[.B123]&amp;&quot;-letter&quot;   &amp;&quot;|&quot;&amp;[.E123]&amp;CHAR(10)) &amp;IF([.F123]=&quot;&quot;; &quot;&quot;; &quot;api-&quot;&amp;[.B123]&amp;&quot;-shortcut&quot; &amp;&quot;|&quot;&amp;[.F123]&amp;CHAR(10)) &amp;IF([.G123]=&quot;&quot;; &quot;&quot;; &quot;api-&quot;&amp;[.B123]&amp;&quot;-image&quot;    &amp;&quot;|&quot;&amp;[.G123]&amp;CHAR(10))" office:value-type="string" office:string-value="api-xowa.usr.bookmarks.add-name|Bookmark this Page&#10;api-xowa.usr.bookmarks.add-tip|Add current page to list of bookmarks&#10;api-xowa.usr.bookmarks.add-letter|b&#10;api-xowa.usr.bookmarks.add-image|bookmarks/add.png&#10;" calcext:value-type="string">
            <text:p>api-xowa.usr.bookmarks.add-name|Bookmark this Page</text:p>
            <text:p>api-xowa.usr.bookmarks.add-tip|Add current page to list of bookmarks</text:p>
            <text:p>api-xowa.usr.bookmarks.add-letter|b</text:p>
            <text:p>api-xowa.usr.bookmarks.add-image|bookmarks/add.png</text:p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" office:value-type="string" calcext:value-type="string">
            <text:p>xowa.usr.bookmarks.show</text:p>
          </table:table-cell>
          <table:table-cell table:style-name="ce3" office:value-type="string" calcext:value-type="string">
            <text:p>Show All Bookmarks</text:p>
          </table:table-cell>
          <table:table-cell table:style-name="ce3" office:value-type="string" calcext:value-type="string">
            <text:p>Show all bookmarks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bookmarks/show.png</text:p>
          </table:table-cell>
          <table:table-cell table:style-name="ce7" table:formula="of:=IF([.C124]=&quot;&quot;; &quot;&quot;; &quot;api-&quot;&amp;[.B124]&amp;&quot;-name&quot;     &amp;&quot;|&quot;&amp;[.C124]&amp;CHAR(10)) &amp;IF([.D124]=&quot;&quot;; &quot;&quot;; &quot;api-&quot;&amp;[.B124]&amp;&quot;-tip&quot;      &amp;&quot;|&quot;&amp;REPLACEMACRO([.D124];&quot;|&quot;;&quot;\u007C&quot;)&amp;CHAR(10)) &amp;IF([.E124]=&quot;&quot;; &quot;&quot;; &quot;api-&quot;&amp;[.B124]&amp;&quot;-letter&quot;   &amp;&quot;|&quot;&amp;[.E124]&amp;CHAR(10)) &amp;IF([.F124]=&quot;&quot;; &quot;&quot;; &quot;api-&quot;&amp;[.B124]&amp;&quot;-shortcut&quot; &amp;&quot;|&quot;&amp;[.F124]&amp;CHAR(10)) &amp;IF([.G124]=&quot;&quot;; &quot;&quot;; &quot;api-&quot;&amp;[.B124]&amp;&quot;-image&quot;    &amp;&quot;|&quot;&amp;[.G124]&amp;CHAR(10))" office:value-type="string" office:string-value="api-xowa.usr.bookmarks.show-name|Show All Bookmarks&#10;api-xowa.usr.bookmarks.show-tip|Show all bookmarks&#10;api-xowa.usr.bookmarks.show-letter|s&#10;api-xowa.usr.bookmarks.show-image|bookmarks/show.png&#10;" calcext:value-type="string">
            <text:p>api-xowa.usr.bookmarks.show-name|Show All Bookmarks</text:p>
            <text:p>api-xowa.usr.bookmarks.show-tip|Show all bookmarks</text:p>
            <text:p>api-xowa.usr.bookmarks.show-letter|s</text:p>
            <text:p>api-xowa.usr.bookmarks.show-image|bookmarks/show.png</text:p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office:value-type="string" calcext:value-type="string">
            <text:p>xowa.usr.history.goto_recent</text:p>
          </table:table-cell>
          <table:table-cell table:style-name="ce3" office:value-type="string" calcext:value-type="string">
            <text:p>Go to Recent Page</text:p>
          </table:table-cell>
          <table:table-cell table:style-name="ce3" office:value-type="string" calcext:value-type="string">
            <text:p>Go to last visited page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2"/>
          <table:table-cell table:style-name="ce7" table:formula="of:=IF([.C125]=&quot;&quot;; &quot;&quot;; &quot;api-&quot;&amp;[.B125]&amp;&quot;-name&quot;     &amp;&quot;|&quot;&amp;[.C125]&amp;CHAR(10)) &amp;IF([.D125]=&quot;&quot;; &quot;&quot;; &quot;api-&quot;&amp;[.B125]&amp;&quot;-tip&quot;      &amp;&quot;|&quot;&amp;REPLACEMACRO([.D125];&quot;|&quot;;&quot;\u007C&quot;)&amp;CHAR(10)) &amp;IF([.E125]=&quot;&quot;; &quot;&quot;; &quot;api-&quot;&amp;[.B125]&amp;&quot;-letter&quot;   &amp;&quot;|&quot;&amp;[.E125]&amp;CHAR(10)) &amp;IF([.F125]=&quot;&quot;; &quot;&quot;; &quot;api-&quot;&amp;[.B125]&amp;&quot;-shortcut&quot; &amp;&quot;|&quot;&amp;[.F125]&amp;CHAR(10)) &amp;IF([.G125]=&quot;&quot;; &quot;&quot;; &quot;api-&quot;&amp;[.B125]&amp;&quot;-image&quot;    &amp;&quot;|&quot;&amp;[.G125]&amp;CHAR(10))" office:value-type="string" office:string-value="api-xowa.usr.history.goto_recent-name|Go to Recent Page&#10;api-xowa.usr.history.goto_recent-tip|Go to last visited page&#10;api-xowa.usr.history.goto_recent-letter|r&#10;" calcext:value-type="string">
            <text:p>api-xowa.usr.history.goto_recent-name|Go to Recent Page</text:p>
            <text:p>api-xowa.usr.history.goto_recent-tip|Go to last visited page</text:p>
            <text:p>api-xowa.usr.history.goto_recent-letter|r</text:p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" office:value-type="string" calcext:value-type="string">
            <text:p>xowa.usr.history.show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Navigate to [[Special:XowaPageHistory|XOWA's History Page]]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history/show.png</text:p>
          </table:table-cell>
          <table:table-cell table:style-name="ce7" table:formula="of:=IF([.C126]=&quot;&quot;; &quot;&quot;; &quot;api-&quot;&amp;[.B126]&amp;&quot;-name&quot;     &amp;&quot;|&quot;&amp;[.C126]&amp;CHAR(10)) &amp;IF([.D126]=&quot;&quot;; &quot;&quot;; &quot;api-&quot;&amp;[.B126]&amp;&quot;-tip&quot;      &amp;&quot;|&quot;&amp;REPLACEMACRO([.D126];&quot;|&quot;;&quot;\u007C&quot;)&amp;CHAR(10)) &amp;IF([.E126]=&quot;&quot;; &quot;&quot;; &quot;api-&quot;&amp;[.B126]&amp;&quot;-letter&quot;   &amp;&quot;|&quot;&amp;[.E126]&amp;CHAR(10)) &amp;IF([.F126]=&quot;&quot;; &quot;&quot;; &quot;api-&quot;&amp;[.B126]&amp;&quot;-shortcut&quot; &amp;&quot;|&quot;&amp;[.F126]&amp;CHAR(10)) &amp;IF([.G126]=&quot;&quot;; &quot;&quot;; &quot;api-&quot;&amp;[.B126]&amp;&quot;-image&quot;    &amp;&quot;|&quot;&amp;[.G126]&amp;CHAR(10))" office:value-type="string" office:string-value="api-xowa.usr.history.show-name|Show&#10;api-xowa.usr.history.show-tip|Navigate to [[Special:XowaPageHistory\u007CXOWA's History Page]]&#10;api-xowa.usr.history.show-letter|s&#10;api-xowa.usr.history.show-image|history/show.png&#10;" calcext:value-type="string">
            <text:p>api-xowa.usr.history.show-name|Show</text:p>
            <text:p>api-xowa.usr.history.show-tip|Navigate to [[Special:XowaPageHistory\u007CXOWA's History Page]]</text:p>
            <text:p>api-xowa.usr.history.show-letter|s</text:p>
            <text:p>api-xowa.usr.history.show-image|history/show.png</text:p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xowa.xtns.scribunto.engine_lua_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Switch Scribunto Lua engine to the lua binary</text:p>
          </table:table-cell>
          <table:table-cell table:number-columns-repeated="3"/>
          <table:table-cell table:style-name="ce7" table:formula="of:=IF([.C127]=&quot;&quot;; &quot;&quot;; &quot;api-&quot;&amp;[.B127]&amp;&quot;-name&quot;     &amp;&quot;|&quot;&amp;[.C127]&amp;CHAR(10)) &amp;IF([.D127]=&quot;&quot;; &quot;&quot;; &quot;api-&quot;&amp;[.B127]&amp;&quot;-tip&quot;      &amp;&quot;|&quot;&amp;REPLACEMACRO([.D127];&quot;|&quot;;&quot;\u007C&quot;)&amp;CHAR(10)) &amp;IF([.E127]=&quot;&quot;; &quot;&quot;; &quot;api-&quot;&amp;[.B127]&amp;&quot;-letter&quot;   &amp;&quot;|&quot;&amp;[.E127]&amp;CHAR(10)) &amp;IF([.F127]=&quot;&quot;; &quot;&quot;; &quot;api-&quot;&amp;[.B127]&amp;&quot;-shortcut&quot; &amp;&quot;|&quot;&amp;[.F127]&amp;CHAR(10)) &amp;IF([.G127]=&quot;&quot;; &quot;&quot;; &quot;api-&quot;&amp;[.B127]&amp;&quot;-image&quot;    &amp;&quot;|&quot;&amp;[.G127]&amp;CHAR(10))" office:value-type="string" office:string-value="api-xowa.xtns.scribunto.engine_lua_-name|Lua&#10;api-xowa.xtns.scribunto.engine_lua_-tip|Switch Scribunto Lua engine to the lua binary&#10;" calcext:value-type="string">
            <text:p>api-xowa.xtns.scribunto.engine_lua_-name|Lua</text:p>
            <text:p>api-xowa.xtns.scribunto.engine_lua_-tip|Switch Scribunto Lua engine to the lua binary</text:p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xowa.xtns.scribunto.engine_luaj_</text:p>
          </table:table-cell>
          <table:table-cell office:value-type="string" calcext:value-type="string">
            <text:p>Luaj</text:p>
          </table:table-cell>
          <table:table-cell office:value-type="string" calcext:value-type="string">
            <text:p>Switch Scribunto Lua engine to Luaj</text:p>
          </table:table-cell>
          <table:table-cell table:number-columns-repeated="3"/>
          <table:table-cell table:style-name="ce7" table:formula="of:=IF([.C128]=&quot;&quot;; &quot;&quot;; &quot;api-&quot;&amp;[.B128]&amp;&quot;-name&quot;     &amp;&quot;|&quot;&amp;[.C128]&amp;CHAR(10)) &amp;IF([.D128]=&quot;&quot;; &quot;&quot;; &quot;api-&quot;&amp;[.B128]&amp;&quot;-tip&quot;      &amp;&quot;|&quot;&amp;REPLACEMACRO([.D128];&quot;|&quot;;&quot;\u007C&quot;)&amp;CHAR(10)) &amp;IF([.E128]=&quot;&quot;; &quot;&quot;; &quot;api-&quot;&amp;[.B128]&amp;&quot;-letter&quot;   &amp;&quot;|&quot;&amp;[.E128]&amp;CHAR(10)) &amp;IF([.F128]=&quot;&quot;; &quot;&quot;; &quot;api-&quot;&amp;[.B128]&amp;&quot;-shortcut&quot; &amp;&quot;|&quot;&amp;[.F128]&amp;CHAR(10)) &amp;IF([.G128]=&quot;&quot;; &quot;&quot;; &quot;api-&quot;&amp;[.B128]&amp;&quot;-image&quot;    &amp;&quot;|&quot;&amp;[.G128]&amp;CHAR(10))" office:value-type="string" office:string-value="api-xowa.xtns.scribunto.engine_luaj_-name|Luaj&#10;api-xowa.xtns.scribunto.engine_luaj_-tip|Switch Scribunto Lua engine to Luaj&#10;" calcext:value-type="string">
            <text:p>api-xowa.xtns.scribunto.engine_luaj_-name|Luaj</text:p>
            <text:p>api-xowa.xtns.scribunto.engine_luaj_-tip|Switch Scribunto Lua engine to Luaj</text:p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xowa.html.modules.popups.msgs.size</text:p>
          </table:table-cell>
          <table:table-cell office:value-type="string" calcext:value-type="string">
            <text:p>size:</text:p>
          </table:table-cell>
          <table:table-cell table:number-columns-repeated="4"/>
          <table:table-cell table:style-name="ce7" table:formula="of:=IF([.C129]=&quot;&quot;; &quot;&quot;; &quot;api-&quot;&amp;[.B129]&amp;&quot;-name&quot;     &amp;&quot;|&quot;&amp;[.C129]&amp;CHAR(10)) &amp;IF([.D129]=&quot;&quot;; &quot;&quot;; &quot;api-&quot;&amp;[.B129]&amp;&quot;-tip&quot;      &amp;&quot;|&quot;&amp;REPLACEMACRO([.D129];&quot;|&quot;;&quot;\u007C&quot;)&amp;CHAR(10)) &amp;IF([.E129]=&quot;&quot;; &quot;&quot;; &quot;api-&quot;&amp;[.B129]&amp;&quot;-letter&quot;   &amp;&quot;|&quot;&amp;[.E129]&amp;CHAR(10)) &amp;IF([.F129]=&quot;&quot;; &quot;&quot;; &quot;api-&quot;&amp;[.B129]&amp;&quot;-shortcut&quot; &amp;&quot;|&quot;&amp;[.F129]&amp;CHAR(10)) &amp;IF([.G129]=&quot;&quot;; &quot;&quot;; &quot;api-&quot;&amp;[.B129]&amp;&quot;-image&quot;    &amp;&quot;|&quot;&amp;[.G129]&amp;CHAR(10))" office:value-type="string" office:string-value="api-xowa.html.modules.popups.msgs.size-name|size:&#10;" calcext:value-type="string">
            <text:p>api-xowa.html.modules.popups.msgs.size-name|size:</text:p>
            <text:p/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xowa.html.modules.popups.msgs.edited</text:p>
          </table:table-cell>
          <table:table-cell office:value-type="string" calcext:value-type="string">
            <text:p>edited:</text:p>
          </table:table-cell>
          <table:table-cell table:number-columns-repeated="4"/>
          <table:table-cell table:style-name="ce7" table:formula="of:=IF([.C130]=&quot;&quot;; &quot;&quot;; &quot;api-&quot;&amp;[.B130]&amp;&quot;-name&quot;     &amp;&quot;|&quot;&amp;[.C130]&amp;CHAR(10)) &amp;IF([.D130]=&quot;&quot;; &quot;&quot;; &quot;api-&quot;&amp;[.B130]&amp;&quot;-tip&quot;      &amp;&quot;|&quot;&amp;REPLACEMACRO([.D130];&quot;|&quot;;&quot;\u007C&quot;)&amp;CHAR(10)) &amp;IF([.E130]=&quot;&quot;; &quot;&quot;; &quot;api-&quot;&amp;[.B130]&amp;&quot;-letter&quot;   &amp;&quot;|&quot;&amp;[.E130]&amp;CHAR(10)) &amp;IF([.F130]=&quot;&quot;; &quot;&quot;; &quot;api-&quot;&amp;[.B130]&amp;&quot;-shortcut&quot; &amp;&quot;|&quot;&amp;[.F130]&amp;CHAR(10)) &amp;IF([.G130]=&quot;&quot;; &quot;&quot;; &quot;api-&quot;&amp;[.B130]&amp;&quot;-image&quot;    &amp;&quot;|&quot;&amp;[.G130]&amp;CHAR(10))" office:value-type="string" office:string-value="api-xowa.html.modules.popups.msgs.edited-name|edited:&#10;" calcext:value-type="string">
            <text:p>api-xowa.html.modules.popups.msgs.edited-name|edited:</text:p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xowa.html.modules.popups.msgs.viewed</text:p>
          </table:table-cell>
          <table:table-cell table:style-name="ce5" office:value-type="string" calcext:value-type="string">
            <text:p>viewed:</text:p>
          </table:table-cell>
          <table:table-cell table:number-columns-repeated="4"/>
          <table:table-cell table:style-name="ce7" table:formula="of:=IF([.C131]=&quot;&quot;; &quot;&quot;; &quot;api-&quot;&amp;[.B131]&amp;&quot;-name&quot;     &amp;&quot;|&quot;&amp;[.C131]&amp;CHAR(10)) &amp;IF([.D131]=&quot;&quot;; &quot;&quot;; &quot;api-&quot;&amp;[.B131]&amp;&quot;-tip&quot;      &amp;&quot;|&quot;&amp;REPLACEMACRO([.D131];&quot;|&quot;;&quot;\u007C&quot;)&amp;CHAR(10)) &amp;IF([.E131]=&quot;&quot;; &quot;&quot;; &quot;api-&quot;&amp;[.B131]&amp;&quot;-letter&quot;   &amp;&quot;|&quot;&amp;[.E131]&amp;CHAR(10)) &amp;IF([.F131]=&quot;&quot;; &quot;&quot;; &quot;api-&quot;&amp;[.B131]&amp;&quot;-shortcut&quot; &amp;&quot;|&quot;&amp;[.F131]&amp;CHAR(10)) &amp;IF([.G131]=&quot;&quot;; &quot;&quot;; &quot;api-&quot;&amp;[.B131]&amp;&quot;-image&quot;    &amp;&quot;|&quot;&amp;[.G131]&amp;CHAR(10))" office:value-type="string" office:string-value="api-xowa.html.modules.popups.msgs.viewed-name|viewed:&#10;" calcext:value-type="string">
            <text:p>api-xowa.html.modules.popups.msgs.viewed-name|viewed:</text:p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xowa.html.modules.popups.msgs.next_sect</text:p>
          </table:table-cell>
          <table:table-cell table:style-name="ce5" office:value-type="string" calcext:value-type="string">
            <text:p>Next section:&amp;nbsp;</text:p>
          </table:table-cell>
          <table:table-cell table:number-columns-repeated="4"/>
          <table:table-cell table:style-name="ce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xowa.html.modules.popups.show_more</text:p>
          </table:table-cell>
          <table:table-cell office:value-type="string" calcext:value-type="string">
            <text:p>Show More</text:p>
          </table:table-cell>
          <table:table-cell office:value-type="string" calcext:value-type="string">
            <text:p>Show more text for the page</text:p>
          </table:table-cell>
          <table:table-cell table:number-columns-repeated="3"/>
          <table:table-cell table:style-name="ce7" table:formula="of:=IF([.C133]=&quot;&quot;; &quot;&quot;; &quot;api-&quot;&amp;[.B133]&amp;&quot;-name&quot;     &amp;&quot;|&quot;&amp;[.C133]&amp;CHAR(10)) &amp;IF([.D133]=&quot;&quot;; &quot;&quot;; &quot;api-&quot;&amp;[.B133]&amp;&quot;-tip&quot;      &amp;&quot;|&quot;&amp;REPLACEMACRO([.D133];&quot;|&quot;;&quot;\u007C&quot;)&amp;CHAR(10)) &amp;IF([.E133]=&quot;&quot;; &quot;&quot;; &quot;api-&quot;&amp;[.B133]&amp;&quot;-letter&quot;   &amp;&quot;|&quot;&amp;[.E133]&amp;CHAR(10)) &amp;IF([.F133]=&quot;&quot;; &quot;&quot;; &quot;api-&quot;&amp;[.B133]&amp;&quot;-shortcut&quot; &amp;&quot;|&quot;&amp;[.F133]&amp;CHAR(10)) &amp;IF([.G133]=&quot;&quot;; &quot;&quot;; &quot;api-&quot;&amp;[.B133]&amp;&quot;-image&quot;    &amp;&quot;|&quot;&amp;[.G133]&amp;CHAR(10))" office:value-type="string" office:string-value="api-xowa.html.modules.popups.show_more-name|Show More&#10;api-xowa.html.modules.popups.show_more-tip|Show more text for the page&#10;" calcext:value-type="string">
            <text:p>api-xowa.html.modules.popups.show_more-name|Show More</text:p>
            <text:p>api-xowa.html.modules.popups.show_more-tip|Show more text for the page</text:p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xowa.html.modules.popups.show_all</text:p>
          </table:table-cell>
          <table:table-cell office:value-type="string" calcext:value-type="string">
            <text:p>Show All</text:p>
          </table:table-cell>
          <table:table-cell office:value-type="string" calcext:value-type="string">
            <text:p>Show all text for the page</text:p>
          </table:table-cell>
          <table:table-cell table:number-columns-repeated="3"/>
          <table:table-cell table:style-name="ce7" table:formula="of:=IF([.C134]=&quot;&quot;; &quot;&quot;; &quot;api-&quot;&amp;[.B134]&amp;&quot;-name&quot;     &amp;&quot;|&quot;&amp;[.C134]&amp;CHAR(10)) &amp;IF([.D134]=&quot;&quot;; &quot;&quot;; &quot;api-&quot;&amp;[.B134]&amp;&quot;-tip&quot;      &amp;&quot;|&quot;&amp;REPLACEMACRO([.D134];&quot;|&quot;;&quot;\u007C&quot;)&amp;CHAR(10)) &amp;IF([.E134]=&quot;&quot;; &quot;&quot;; &quot;api-&quot;&amp;[.B134]&amp;&quot;-letter&quot;   &amp;&quot;|&quot;&amp;[.E134]&amp;CHAR(10)) &amp;IF([.F134]=&quot;&quot;; &quot;&quot;; &quot;api-&quot;&amp;[.B134]&amp;&quot;-shortcut&quot; &amp;&quot;|&quot;&amp;[.F134]&amp;CHAR(10)) &amp;IF([.G134]=&quot;&quot;; &quot;&quot;; &quot;api-&quot;&amp;[.B134]&amp;&quot;-image&quot;    &amp;&quot;|&quot;&amp;[.G134]&amp;CHAR(10))" office:value-type="string" office:string-value="api-xowa.html.modules.popups.show_all-name|Show All&#10;api-xowa.html.modules.popups.show_all-tip|Show all text for the page&#10;" calcext:value-type="string">
            <text:p>api-xowa.html.modules.popups.show_all-name|Show All</text:p>
            <text:p>api-xowa.html.modules.popups.show_all-tip|Show all text for the page</text:p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xowa.html.modules.popups.history</text:p>
          </table:table-cell>
          <table:table-cell office:value-type="string" calcext:value-type="string">
            <text:p>Show recent popups</text:p>
          </table:table-cell>
          <table:table-cell table:number-columns-repeated="4"/>
          <table:table-cell table:style-name="ce7" table:formula="of:=IF([.C135]=&quot;&quot;; &quot;&quot;; &quot;api-&quot;&amp;[.B135]&amp;&quot;-name&quot;     &amp;&quot;|&quot;&amp;[.C135]&amp;CHAR(10)) &amp;IF([.D135]=&quot;&quot;; &quot;&quot;; &quot;api-&quot;&amp;[.B135]&amp;&quot;-tip&quot;      &amp;&quot;|&quot;&amp;REPLACEMACRO([.D135];&quot;|&quot;;&quot;\u007C&quot;)&amp;CHAR(10)) &amp;IF([.E135]=&quot;&quot;; &quot;&quot;; &quot;api-&quot;&amp;[.B135]&amp;&quot;-letter&quot;   &amp;&quot;|&quot;&amp;[.E135]&amp;CHAR(10)) &amp;IF([.F135]=&quot;&quot;; &quot;&quot;; &quot;api-&quot;&amp;[.B135]&amp;&quot;-shortcut&quot; &amp;&quot;|&quot;&amp;[.F135]&amp;CHAR(10)) &amp;IF([.G135]=&quot;&quot;; &quot;&quot;; &quot;api-&quot;&amp;[.B135]&amp;&quot;-image&quot;    &amp;&quot;|&quot;&amp;[.G135]&amp;CHAR(10))" office:value-type="string" office:string-value="api-xowa.html.modules.popups.history-name|Show recent popups&#10;" calcext:value-type="string">
            <text:p>api-xowa.html.modules.popups.history-name|Show recent popups</text:p>
            <text:p/>
          </table:table-cell>
        </table:table-row>
        <table:table-row table:style-name="ro1" table:number-rows-repeated="9">
          <table:table-cell table:number-columns-repeated="8"/>
        </table:table-row>
        <table:table-row table:style-name="ro1" table:number-rows-repeated="74">
          <table:table-cell table:number-columns-repeated="7"/>
          <table:table-cell table:style-name="ce7"/>
        </table:table-row>
        <table:table-row table:style-name="ro1" table:number-rows-repeated="104835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e" table:style-name="ta1">
        <office:forms form:automatic-focus="false" form:apply-design-mode="false"/>
        <table:table-column table:style-name="co1" table:default-cell-style-name="ce2"/>
        <table:table-column table:style-name="co9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sort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p</text:p>
          </table:table-cell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binding</text:p>
          </table:table-cell>
          <table:table-cell table:style-name="ce1" office:value-type="string" calcext:value-type="string">
            <text:p>image</text:p>
          </table:table-cell>
          <table:table-cell table:style-name="ce6" office:value-type="string" calcext:value-type="string">
            <text:p>gf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owa.null</text:p>
          </table:table-cell>
          <table:table-cell table:number-columns-repeated="5"/>
          <table:table-cell table:style-name="ce7" table:formula="of:=IF([.C2]=&quot;&quot;; &quot;&quot;; &quot;api.ctg-&quot;&amp;[.B2]&amp;&quot;-name&quot;     &amp;&quot;|&quot;&amp;[.C2]&amp;CHAR(10)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owa.app</text:p>
          </table:table-cell>
          <table:table-cell office:value-type="string" calcext:value-type="string">
            <text:p>Anwendung</text:p>
          </table:table-cell>
          <table:table-cell table:number-columns-repeated="4"/>
          <table:table-cell table:style-name="ce7" table:formula="of:=IF([.C3]=&quot;&quot;; &quot;&quot;; &quot;api.ctg-&quot;&amp;[.B3]&amp;&quot;-name&quot;     &amp;&quot;|&quot;&amp;[.C3]&amp;CHAR(10))" office:value-type="string" office:string-value="api.ctg-xowa.app-name|Anwendung&#10;" calcext:value-type="string">
            <text:p>api.ctg-xowa.app-name|Anwendung</text:p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owa.nav</text:p>
          </table:table-cell>
          <table:table-cell office:value-type="string" calcext:value-type="string">
            <text:p>Navigation</text:p>
          </table:table-cell>
          <table:table-cell table:number-columns-repeated="4"/>
          <table:table-cell table:style-name="ce7" table:formula="of:=IF([.C4]=&quot;&quot;; &quot;&quot;; &quot;api.ctg-&quot;&amp;[.B4]&amp;&quot;-name&quot;     &amp;&quot;|&quot;&amp;[.C4]&amp;CHAR(10))" office:value-type="string" office:string-value="api.ctg-xowa.nav-name|Navigation&#10;" calcext:value-type="string">
            <text:p>api.ctg-xowa.nav-name|Navigation</text:p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owa.nav.pages</text:p>
          </table:table-cell>
          <table:table-cell office:value-type="string" calcext:value-type="string">
            <text:p>Navigation (Seiten)</text:p>
          </table:table-cell>
          <table:table-cell table:number-columns-repeated="4"/>
          <table:table-cell table:style-name="ce7" table:formula="of:=IF([.C5]=&quot;&quot;; &quot;&quot;; &quot;api.ctg-&quot;&amp;[.B5]&amp;&quot;-name&quot;     &amp;&quot;|&quot;&amp;[.C5]&amp;CHAR(10))" office:value-type="string" office:string-value="api.ctg-xowa.nav.pages-name|Navigation (Seiten)&#10;" calcext:value-type="string">
            <text:p>api.ctg-xowa.nav.pages-name|Navigation (Seiten)</text:p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owa.font</text:p>
          </table:table-cell>
          <table:table-cell office:value-type="string" calcext:value-type="string">
            <text:p>Schrift</text:p>
          </table:table-cell>
          <table:table-cell table:number-columns-repeated="4"/>
          <table:table-cell table:style-name="ce7" table:formula="of:=IF([.C6]=&quot;&quot;; &quot;&quot;; &quot;api.ctg-&quot;&amp;[.B6]&amp;&quot;-name&quot;     &amp;&quot;|&quot;&amp;[.C6]&amp;CHAR(10))" office:value-type="string" office:string-value="api.ctg-xowa.font-name|Schrift&#10;" calcext:value-type="string">
            <text:p>api.ctg-xowa.font-name|Schrift</text:p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owa.page</text:p>
          </table:table-cell>
          <table:table-cell office:value-type="string" calcext:value-type="string">
            <text:p>Seitenansicht</text:p>
          </table:table-cell>
          <table:table-cell table:number-columns-repeated="4"/>
          <table:table-cell table:style-name="ce7" table:formula="of:=IF([.C7]=&quot;&quot;; &quot;&quot;; &quot;api.ctg-&quot;&amp;[.B7]&amp;&quot;-name&quot;     &amp;&quot;|&quot;&amp;[.C7]&amp;CHAR(10))" office:value-type="string" office:string-value="api.ctg-xowa.page-name|Seitenansicht&#10;" calcext:value-type="string">
            <text:p>api.ctg-xowa.page-name|Seitenansicht</text:p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owa.edit</text:p>
          </table:table-cell>
          <table:table-cell office:value-type="string" calcext:value-type="string">
            <text:p>Bearbeiten</text:p>
          </table:table-cell>
          <table:table-cell table:number-columns-repeated="4"/>
          <table:table-cell table:style-name="ce7" table:formula="of:=IF([.C8]=&quot;&quot;; &quot;&quot;; &quot;api.ctg-&quot;&amp;[.B8]&amp;&quot;-name&quot;     &amp;&quot;|&quot;&amp;[.C8]&amp;CHAR(10))" office:value-type="string" office:string-value="api.ctg-xowa.edit-name|Bearbeiten&#10;" calcext:value-type="string">
            <text:p>api.ctg-xowa.edit-name|Bearbeiten</text:p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owa.selection</text:p>
          </table:table-cell>
          <table:table-cell office:value-type="string" calcext:value-type="string">
            <text:p>Auswahl</text:p>
          </table:table-cell>
          <table:table-cell table:number-columns-repeated="4"/>
          <table:table-cell table:style-name="ce7" table:formula="of:=IF([.C9]=&quot;&quot;; &quot;&quot;; &quot;api.ctg-&quot;&amp;[.B9]&amp;&quot;-name&quot;     &amp;&quot;|&quot;&amp;[.C9]&amp;CHAR(10))" office:value-type="string" office:string-value="api.ctg-xowa.selection-name|Auswahl&#10;" calcext:value-type="string">
            <text:p>api.ctg-xowa.selection-name|Auswahl</text:p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owa.browser</text:p>
          </table:table-cell>
          <table:table-cell office:value-type="string" calcext:value-type="string">
            <text:p>Browser</text:p>
          </table:table-cell>
          <table:table-cell table:number-columns-repeated="4"/>
          <table:table-cell table:style-name="ce7" table:formula="of:=IF([.C10]=&quot;&quot;; &quot;&quot;; &quot;api.ctg-&quot;&amp;[.B10]&amp;&quot;-name&quot;     &amp;&quot;|&quot;&amp;[.C10]&amp;CHAR(10))" office:value-type="string" office:string-value="api.ctg-xowa.browser-name|Browser&#10;" calcext:value-type="string">
            <text:p>api.ctg-xowa.browser-name|Browser</text:p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owa.tabs</text:p>
          </table:table-cell>
          <table:table-cell office:value-type="string" calcext:value-type="string">
            <text:p>Tabs</text:p>
          </table:table-cell>
          <table:table-cell table:number-columns-repeated="4"/>
          <table:table-cell table:style-name="ce7" table:formula="of:=IF([.C11]=&quot;&quot;; &quot;&quot;; &quot;api.ctg-&quot;&amp;[.B11]&amp;&quot;-name&quot;     &amp;&quot;|&quot;&amp;[.C11]&amp;CHAR(10))" office:value-type="string" office:string-value="api.ctg-xowa.tabs-name|Tabs&#10;" calcext:value-type="string">
            <text:p>api.ctg-xowa.tabs-name|Tabs</text:p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owa.html</text:p>
          </table:table-cell>
          <table:table-cell office:value-type="string" calcext:value-type="string">
            <text:p>HTML</text:p>
          </table:table-cell>
          <table:table-cell table:number-columns-repeated="4"/>
          <table:table-cell table:style-name="ce7" table:formula="of:=IF([.C12]=&quot;&quot;; &quot;&quot;; &quot;api.ctg-&quot;&amp;[.B12]&amp;&quot;-name&quot;     &amp;&quot;|&quot;&amp;[.C12]&amp;CHAR(10))" office:value-type="string" office:string-value="api.ctg-xowa.html-name|HTML&#10;" calcext:value-type="string">
            <text:p>api.ctg-xowa.html-name|HTML</text:p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owa.net</text:p>
          </table:table-cell>
          <table:table-cell office:value-type="string" calcext:value-type="string">
            <text:p>Netzwerk</text:p>
          </table:table-cell>
          <table:table-cell table:number-columns-repeated="4"/>
          <table:table-cell table:style-name="ce7" table:formula="of:=IF([.C13]=&quot;&quot;; &quot;&quot;; &quot;api.ctg-&quot;&amp;[.B13]&amp;&quot;-name&quot;     &amp;&quot;|&quot;&amp;[.C13]&amp;CHAR(10))" office:value-type="string" office:string-value="api.ctg-xowa.net-name|Netzwerk&#10;" calcext:value-type="string">
            <text:p>api.ctg-xowa.net-name|Netzwerk</text:p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owa.bookmarks</text:p>
          </table:table-cell>
          <table:table-cell office:value-type="string" calcext:value-type="string">
            <text:p>Lesezeichen</text:p>
          </table:table-cell>
          <table:table-cell table:number-columns-repeated="4"/>
          <table:table-cell table:style-name="ce7" table:formula="of:=IF([.C14]=&quot;&quot;; &quot;&quot;; &quot;api.ctg-&quot;&amp;[.B14]&amp;&quot;-name&quot;     &amp;&quot;|&quot;&amp;[.C14]&amp;CHAR(10))" office:value-type="string" office:string-value="api.ctg-xowa.bookmarks-name|Lesezeichen&#10;" calcext:value-type="string">
            <text:p>api.ctg-xowa.bookmarks-name|Lesezeichen</text:p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owa.history</text:p>
          </table:table-cell>
          <table:table-cell office:value-type="string" calcext:value-type="string">
            <text:p>Verlauf</text:p>
          </table:table-cell>
          <table:table-cell table:number-columns-repeated="4"/>
          <table:table-cell table:style-name="ce7" table:formula="of:=IF([.C15]=&quot;&quot;; &quot;&quot;; &quot;api.ctg-&quot;&amp;[.B15]&amp;&quot;-name&quot;     &amp;&quot;|&quot;&amp;[.C15]&amp;CHAR(10))" office:value-type="string" office:string-value="api.ctg-xowa.history-name|Verlauf&#10;" calcext:value-type="string">
            <text:p>api.ctg-xowa.history-name|Verlauf</text:p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owa.xtns</text:p>
          </table:table-cell>
          <table:table-cell office:value-type="string" calcext:value-type="string">
            <text:p>Erweiterungen</text:p>
          </table:table-cell>
          <table:table-cell table:number-columns-repeated="4"/>
          <table:table-cell table:style-name="ce7" table:formula="of:=IF([.C16]=&quot;&quot;; &quot;&quot;; &quot;api.ctg-&quot;&amp;[.B16]&amp;&quot;-name&quot;     &amp;&quot;|&quot;&amp;[.C16]&amp;CHAR(10))" office:value-type="string" office:string-value="api.ctg-xowa.xtns-name|Erweiterungen&#10;" calcext:value-type="string">
            <text:p>api.ctg-xowa.xtns-name|Erweiterungen</text:p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Benutzerdefiniert</text:p>
          </table:table-cell>
          <table:table-cell table:number-columns-repeated="4"/>
          <table:table-cell table:style-name="ce7" table:formula="of:=IF([.C17]=&quot;&quot;; &quot;&quot;; &quot;api.ctg-&quot;&amp;[.B17]&amp;&quot;-name&quot;     &amp;&quot;|&quot;&amp;[.C17]&amp;CHAR(10))" office:value-type="string" office:string-value="api.ctg-custom-name|Benutzerdefiniert&#10;" calcext:value-type="string">
            <text:p>api.ctg-custom-name|Benutzerdefiniert</text:p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owa.app.exit</text:p>
          </table:table-cell>
          <table:table-cell office:value-type="string" calcext:value-type="string">
            <text:p>Beenden</text:p>
          </table:table-cell>
          <table:table-cell table:style-name="ce3" office:value-type="string" calcext:value-type="string">
            <text:p>XOWA beenden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7" table:formula="of:=IF([.C18]=&quot;&quot;; &quot;&quot;; &quot;api-&quot;&amp;[.B18]&amp;&quot;-name&quot;     &amp;&quot;|&quot;&amp;[.C18]&amp;CHAR(10)) &amp;IF([.D18]=&quot;&quot;; &quot;&quot;; &quot;api-&quot;&amp;[.B18]&amp;&quot;-tip&quot;      &amp;&quot;|&quot;&amp;REPLACEMACRO([.D18];&quot;|&quot;;&quot;\u007C&quot;)&amp;CHAR(10)) &amp;IF([.E18]=&quot;&quot;; &quot;&quot;; &quot;api-&quot;&amp;[.B18]&amp;&quot;-letter&quot;   &amp;&quot;|&quot;&amp;[.E18]&amp;CHAR(10)) &amp;IF([.F18]=&quot;&quot;; &quot;&quot;; &quot;api-&quot;&amp;[.B18]&amp;&quot;-shortcut&quot; &amp;&quot;|&quot;&amp;[.F18]&amp;CHAR(10)) &amp;IF([.G18]=&quot;&quot;; &quot;&quot;; &quot;api-&quot;&amp;[.B18]&amp;&quot;-image&quot;    &amp;&quot;|&quot;&amp;[.G18]&amp;CHAR(10))" office:value-type="string" office:string-value="api-xowa.app.exit-name|Beenden&#10;api-xowa.app.exit-tip|XOWA beenden&#10;api-xowa.app.exit-letter|b&#10;" calcext:value-type="string">
            <text:p>api-xowa.app.exit-name|Beenden</text:p>
            <text:p>api-xowa.app.exit-tip|XOWA beenden</text:p>
            <text:p>api-xowa.app.exit-letter|b</text:p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xowa.nav.go_bwd</text:p>
          </table:table-cell>
          <table:table-cell office:value-type="string" calcext:value-type="string">
            <text:p>Zurück</text:p>
          </table:table-cell>
          <table:table-cell table:style-name="ce3" office:value-type="string" calcext:value-type="string">
            <text:p>Eine Seite zurückgehen</text:p>
          </table:table-cell>
          <table:table-cell table:style-name="ce3" office:value-type="string" calcext:value-type="string">
            <text:p>z</text:p>
          </table:table-cell>
          <table:table-cell table:style-name="ce3" table:number-columns-repeated="2"/>
          <table:table-cell table:style-name="ce7" table:formula="of:=IF([.C19]=&quot;&quot;; &quot;&quot;; &quot;api-&quot;&amp;[.B19]&amp;&quot;-name&quot;     &amp;&quot;|&quot;&amp;[.C19]&amp;CHAR(10)) &amp;IF([.D19]=&quot;&quot;; &quot;&quot;; &quot;api-&quot;&amp;[.B19]&amp;&quot;-tip&quot;      &amp;&quot;|&quot;&amp;REPLACEMACRO([.D19];&quot;|&quot;;&quot;\u007C&quot;)&amp;CHAR(10)) &amp;IF([.E19]=&quot;&quot;; &quot;&quot;; &quot;api-&quot;&amp;[.B19]&amp;&quot;-letter&quot;   &amp;&quot;|&quot;&amp;[.E19]&amp;CHAR(10)) &amp;IF([.F19]=&quot;&quot;; &quot;&quot;; &quot;api-&quot;&amp;[.B19]&amp;&quot;-shortcut&quot; &amp;&quot;|&quot;&amp;[.F19]&amp;CHAR(10)) &amp;IF([.G19]=&quot;&quot;; &quot;&quot;; &quot;api-&quot;&amp;[.B19]&amp;&quot;-image&quot;    &amp;&quot;|&quot;&amp;[.G19]&amp;CHAR(10))" office:value-type="string" office:string-value="api-xowa.nav.go_bwd-name|Zurück&#10;api-xowa.nav.go_bwd-tip|Eine Seite zurückgehen&#10;api-xowa.nav.go_bwd-letter|z&#10;" calcext:value-type="string">
            <text:p>api-xowa.nav.go_bwd-name|Zurück</text:p>
            <text:p>api-xowa.nav.go_bwd-tip|Eine Seite zurückgehen</text:p>
            <text:p>api-xowa.nav.go_bwd-letter|z</text:p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xowa.nav.go_fwd</text:p>
          </table:table-cell>
          <table:table-cell office:value-type="string" calcext:value-type="string">
            <text:p>Vor</text:p>
          </table:table-cell>
          <table:table-cell table:style-name="ce3" office:value-type="string" calcext:value-type="string">
            <text:p>Eine Seite vorgehen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2"/>
          <table:table-cell table:style-name="ce7" table:formula="of:=IF([.C20]=&quot;&quot;; &quot;&quot;; &quot;api-&quot;&amp;[.B20]&amp;&quot;-name&quot;     &amp;&quot;|&quot;&amp;[.C20]&amp;CHAR(10)) &amp;IF([.D20]=&quot;&quot;; &quot;&quot;; &quot;api-&quot;&amp;[.B20]&amp;&quot;-tip&quot;      &amp;&quot;|&quot;&amp;REPLACEMACRO([.D20];&quot;|&quot;;&quot;\u007C&quot;)&amp;CHAR(10)) &amp;IF([.E20]=&quot;&quot;; &quot;&quot;; &quot;api-&quot;&amp;[.B20]&amp;&quot;-letter&quot;   &amp;&quot;|&quot;&amp;[.E20]&amp;CHAR(10)) &amp;IF([.F20]=&quot;&quot;; &quot;&quot;; &quot;api-&quot;&amp;[.B20]&amp;&quot;-shortcut&quot; &amp;&quot;|&quot;&amp;[.F20]&amp;CHAR(10)) &amp;IF([.G20]=&quot;&quot;; &quot;&quot;; &quot;api-&quot;&amp;[.B20]&amp;&quot;-image&quot;    &amp;&quot;|&quot;&amp;[.G20]&amp;CHAR(10))" office:value-type="string" office:string-value="api-xowa.nav.go_fwd-name|Vor&#10;api-xowa.nav.go_fwd-tip|Eine Seite vorgehen&#10;api-xowa.nav.go_fwd-letter|v&#10;" calcext:value-type="string">
            <text:p>api-xowa.nav.go_fwd-name|Vor</text:p>
            <text:p>api-xowa.nav.go_fwd-tip|Eine Seite vorgehen</text:p>
            <text:p>api-xowa.nav.go_fwd-letter|v</text:p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xowa.nav.cfg.main</text:p>
          </table:table-cell>
          <table:table-cell office:value-type="string" calcext:value-type="string">
            <text:p>Einstellungen</text:p>
          </table:table-cell>
          <table:table-cell table:style-name="ce3" office:value-type="string" calcext:value-type="string">
            <text:p>Einstellungen anzeigen</text:p>
          </table:table-cell>
          <table:table-cell table:style-name="ce3" office:value-type="string" calcext:value-type="string">
            <text:p>e</text:p>
          </table:table-cell>
          <table:table-cell table:style-name="ce3" table:number-columns-repeated="2"/>
          <table:table-cell table:style-name="ce7" table:formula="of:=IF([.C21]=&quot;&quot;; &quot;&quot;; &quot;api-&quot;&amp;[.B21]&amp;&quot;-name&quot;     &amp;&quot;|&quot;&amp;[.C21]&amp;CHAR(10)) &amp;IF([.D21]=&quot;&quot;; &quot;&quot;; &quot;api-&quot;&amp;[.B21]&amp;&quot;-tip&quot;      &amp;&quot;|&quot;&amp;REPLACEMACRO([.D21];&quot;|&quot;;&quot;\u007C&quot;)&amp;CHAR(10)) &amp;IF([.E21]=&quot;&quot;; &quot;&quot;; &quot;api-&quot;&amp;[.B21]&amp;&quot;-letter&quot;   &amp;&quot;|&quot;&amp;[.E21]&amp;CHAR(10)) &amp;IF([.F21]=&quot;&quot;; &quot;&quot;; &quot;api-&quot;&amp;[.B21]&amp;&quot;-shortcut&quot; &amp;&quot;|&quot;&amp;[.F21]&amp;CHAR(10)) &amp;IF([.G21]=&quot;&quot;; &quot;&quot;; &quot;api-&quot;&amp;[.B21]&amp;&quot;-image&quot;    &amp;&quot;|&quot;&amp;[.G21]&amp;CHAR(10))" office:value-type="string" office:string-value="api-xowa.nav.cfg.main-name|Einstellungen&#10;api-xowa.nav.cfg.main-tip|Einstellungen anzeigen&#10;api-xowa.nav.cfg.main-letter|e&#10;" calcext:value-type="string">
            <text:p>api-xowa.nav.cfg.main-name|Einstellungen</text:p>
            <text:p>api-xowa.nav.cfg.main-tip|Einstellungen anzeigen</text:p>
            <text:p>api-xowa.nav.cfg.main-letter|e</text:p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xowa.nav.cfg.menus</text:p>
          </table:table-cell>
          <table:table-cell office:value-type="string" calcext:value-type="string">
            <text:p>Menüs konfigurieren</text:p>
          </table:table-cell>
          <table:table-cell table:style-name="ce3" office:value-type="string" calcext:value-type="string">
            <text:p>Menüleiste und Kontextmenüs konfigurieren</text:p>
          </table:table-cell>
          <table:table-cell table:style-name="ce3" office:value-type="string" calcext:value-type="string">
            <text:p>m</text:p>
          </table:table-cell>
          <table:table-cell table:style-name="ce3" table:number-columns-repeated="2"/>
          <table:table-cell table:style-name="ce7" table:formula="of:=IF([.C22]=&quot;&quot;; &quot;&quot;; &quot;api-&quot;&amp;[.B22]&amp;&quot;-name&quot;     &amp;&quot;|&quot;&amp;[.C22]&amp;CHAR(10)) &amp;IF([.D22]=&quot;&quot;; &quot;&quot;; &quot;api-&quot;&amp;[.B22]&amp;&quot;-tip&quot;      &amp;&quot;|&quot;&amp;REPLACEMACRO([.D22];&quot;|&quot;;&quot;\u007C&quot;)&amp;CHAR(10)) &amp;IF([.E22]=&quot;&quot;; &quot;&quot;; &quot;api-&quot;&amp;[.B22]&amp;&quot;-letter&quot;   &amp;&quot;|&quot;&amp;[.E22]&amp;CHAR(10)) &amp;IF([.F22]=&quot;&quot;; &quot;&quot;; &quot;api-&quot;&amp;[.B22]&amp;&quot;-shortcut&quot; &amp;&quot;|&quot;&amp;[.F22]&amp;CHAR(10)) &amp;IF([.G22]=&quot;&quot;; &quot;&quot;; &quot;api-&quot;&amp;[.B22]&amp;&quot;-image&quot;    &amp;&quot;|&quot;&amp;[.G22]&amp;CHAR(10))" office:value-type="string" office:string-value="api-xowa.nav.cfg.menus-name|Menüs konfigurieren&#10;api-xowa.nav.cfg.menus-tip|Menüleiste und Kontextmenüs konfigurieren&#10;api-xowa.nav.cfg.menus-letter|m&#10;" calcext:value-type="string">
            <text:p>api-xowa.nav.cfg.menus-name|Menüs konfigurieren</text:p>
            <text:p>api-xowa.nav.cfg.menus-tip|Menüleiste und Kontextmenüs konfigurieren</text:p>
            <text:p>api-xowa.nav.cfg.menus-letter|m</text:p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xowa.nav.wiki.main_page</text:p>
          </table:table-cell>
          <table:table-cell office:value-type="string" calcext:value-type="string">
            <text:p>Hauptseite des aktuellen Wikis</text:p>
          </table:table-cell>
          <table:table-cell table:style-name="ce3" office:value-type="string" calcext:value-type="string">
            <text:p>Hauptseite des aktuellen Wikis anzeigen</text:p>
          </table:table-cell>
          <table:table-cell table:style-name="ce3" office:value-type="string" calcext:value-type="string">
            <text:p>h</text:p>
          </table:table-cell>
          <table:table-cell table:style-name="ce3" table:number-columns-repeated="2"/>
          <table:table-cell table:style-name="ce7" table:formula="of:=IF([.C23]=&quot;&quot;; &quot;&quot;; &quot;api-&quot;&amp;[.B23]&amp;&quot;-name&quot;     &amp;&quot;|&quot;&amp;[.C23]&amp;CHAR(10)) &amp;IF([.D23]=&quot;&quot;; &quot;&quot;; &quot;api-&quot;&amp;[.B23]&amp;&quot;-tip&quot;      &amp;&quot;|&quot;&amp;REPLACEMACRO([.D23];&quot;|&quot;;&quot;\u007C&quot;)&amp;CHAR(10)) &amp;IF([.E23]=&quot;&quot;; &quot;&quot;; &quot;api-&quot;&amp;[.B23]&amp;&quot;-letter&quot;   &amp;&quot;|&quot;&amp;[.E23]&amp;CHAR(10)) &amp;IF([.F23]=&quot;&quot;; &quot;&quot;; &quot;api-&quot;&amp;[.B23]&amp;&quot;-shortcut&quot; &amp;&quot;|&quot;&amp;[.F23]&amp;CHAR(10)) &amp;IF([.G23]=&quot;&quot;; &quot;&quot;; &quot;api-&quot;&amp;[.B23]&amp;&quot;-image&quot;    &amp;&quot;|&quot;&amp;[.G23]&amp;CHAR(10))" office:value-type="string" office:string-value="api-xowa.nav.wiki.main_page-name|Hauptseite des aktuellen Wikis&#10;api-xowa.nav.wiki.main_page-tip|Hauptseite des aktuellen Wikis anzeigen&#10;api-xowa.nav.wiki.main_page-letter|h&#10;" calcext:value-type="string">
            <text:p>api-xowa.nav.wiki.main_page-name|Hauptseite des aktuellen Wikis</text:p>
            <text:p>api-xowa.nav.wiki.main_page-tip|Hauptseite des aktuellen Wikis anzeigen</text:p>
            <text:p>api-xowa.nav.wiki.main_page-letter|h</text:p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xowa.nav.wiki.sandbox</text:p>
          </table:table-cell>
          <table:table-cell table:style-name="ce3" office:value-type="string" calcext:value-type="string">
            <text:p>Zur Spielwiese gehen</text:p>
          </table:table-cell>
          <table:table-cell table:style-name="ce3" office:value-type="string" calcext:value-type="string">
            <text:p>Zur Spielwiese des aktuellen Wikis gehen. Einige Wikis haben keine Spielwiese.</text:p>
          </table:table-cell>
          <table:table-cell table:style-name="ce3" table:number-columns-repeated="3"/>
          <table:table-cell table:style-name="ce7" table:formula="of:=IF([.C24]=&quot;&quot;; &quot;&quot;; &quot;api-&quot;&amp;[.B24]&amp;&quot;-name&quot;     &amp;&quot;|&quot;&amp;[.C24]&amp;CHAR(10)) &amp;IF([.D24]=&quot;&quot;; &quot;&quot;; &quot;api-&quot;&amp;[.B24]&amp;&quot;-tip&quot;      &amp;&quot;|&quot;&amp;REPLACEMACRO([.D24];&quot;|&quot;;&quot;\u007C&quot;)&amp;CHAR(10)) &amp;IF([.E24]=&quot;&quot;; &quot;&quot;; &quot;api-&quot;&amp;[.B24]&amp;&quot;-letter&quot;   &amp;&quot;|&quot;&amp;[.E24]&amp;CHAR(10)) &amp;IF([.F24]=&quot;&quot;; &quot;&quot;; &quot;api-&quot;&amp;[.B24]&amp;&quot;-shortcut&quot; &amp;&quot;|&quot;&amp;[.F24]&amp;CHAR(10)) &amp;IF([.G24]=&quot;&quot;; &quot;&quot;; &quot;api-&quot;&amp;[.B24]&amp;&quot;-image&quot;    &amp;&quot;|&quot;&amp;[.G24]&amp;CHAR(10))" office:value-type="string" office:string-value="api-xowa.nav.wiki.sandbox-name|Zur Spielwiese gehen&#10;api-xowa.nav.wiki.sandbox-tip|Zur Spielwiese des aktuellen Wikis gehen. Einige Wikis haben keine Spielwiese.&#10;" calcext:value-type="string">
            <text:p>api-xowa.nav.wiki.sandbox-name|Zur Spielwiese gehen</text:p>
            <text:p>api-xowa.nav.wiki.sandbox-tip|Zur Spielwiese des aktuellen Wikis gehen. Einige Wikis haben keine Spielwiese.</text:p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xowa.nav.wiki.random</text:p>
          </table:table-cell>
          <table:table-cell table:style-name="ce3" office:value-type="string" calcext:value-type="string">
            <text:p>Zufällige Seite</text:p>
          </table:table-cell>
          <table:table-cell table:style-name="ce3" office:value-type="string" calcext:value-type="string">
            <text:p>Zu einer zufälligen Seite im Hauuptnamensraum gehen (keine Kategorie, Datei, Hilfe, etc.)</text:p>
          </table:table-cell>
          <table:table-cell table:style-name="ce3" table:number-columns-repeated="3"/>
          <table:table-cell table:style-name="ce7" table:formula="of:=IF([.C25]=&quot;&quot;; &quot;&quot;; &quot;api-&quot;&amp;[.B25]&amp;&quot;-name&quot;     &amp;&quot;|&quot;&amp;[.C25]&amp;CHAR(10)) &amp;IF([.D25]=&quot;&quot;; &quot;&quot;; &quot;api-&quot;&amp;[.B25]&amp;&quot;-tip&quot;      &amp;&quot;|&quot;&amp;REPLACEMACRO([.D25];&quot;|&quot;;&quot;\u007C&quot;)&amp;CHAR(10)) &amp;IF([.E25]=&quot;&quot;; &quot;&quot;; &quot;api-&quot;&amp;[.B25]&amp;&quot;-letter&quot;   &amp;&quot;|&quot;&amp;[.E25]&amp;CHAR(10)) &amp;IF([.F25]=&quot;&quot;; &quot;&quot;; &quot;api-&quot;&amp;[.B25]&amp;&quot;-shortcut&quot; &amp;&quot;|&quot;&amp;[.F25]&amp;CHAR(10)) &amp;IF([.G25]=&quot;&quot;; &quot;&quot;; &quot;api-&quot;&amp;[.B25]&amp;&quot;-image&quot;    &amp;&quot;|&quot;&amp;[.G25]&amp;CHAR(10))" office:value-type="string" office:string-value="api-xowa.nav.wiki.random-name|Zufällige Seite&#10;api-xowa.nav.wiki.random-tip|Zu einer zufälligen Seite im Hauuptnamensraum gehen (keine Kategorie, Datei, Hilfe, etc.)&#10;" calcext:value-type="string">
            <text:p>api-xowa.nav.wiki.random-name|Zufällige Seite</text:p>
            <text:p>api-xowa.nav.wiki.random-tip|Zu einer zufälligen Seite im Hauuptnamensraum gehen (keine Kategorie, Datei, Hilfe, etc.)</text:p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xowa.nav.help.help</text:p>
          </table:table-cell>
          <table:table-cell office:value-type="string" calcext:value-type="string">
            <text:p>XOWA-Hilfe</text:p>
          </table:table-cell>
          <table:table-cell table:style-name="ce3" office:value-type="string" calcext:value-type="string">
            <text:p>XOWAs Hilfeseite anzeigen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7" table:formula="of:=IF([.C26]=&quot;&quot;; &quot;&quot;; &quot;api-&quot;&amp;[.B26]&amp;&quot;-name&quot;     &amp;&quot;|&quot;&amp;[.C26]&amp;CHAR(10)) &amp;IF([.D26]=&quot;&quot;; &quot;&quot;; &quot;api-&quot;&amp;[.B26]&amp;&quot;-tip&quot;      &amp;&quot;|&quot;&amp;REPLACEMACRO([.D26];&quot;|&quot;;&quot;\u007C&quot;)&amp;CHAR(10)) &amp;IF([.E26]=&quot;&quot;; &quot;&quot;; &quot;api-&quot;&amp;[.B26]&amp;&quot;-letter&quot;   &amp;&quot;|&quot;&amp;[.E26]&amp;CHAR(10)) &amp;IF([.F26]=&quot;&quot;; &quot;&quot;; &quot;api-&quot;&amp;[.B26]&amp;&quot;-shortcut&quot; &amp;&quot;|&quot;&amp;[.F26]&amp;CHAR(10)) &amp;IF([.G26]=&quot;&quot;; &quot;&quot;; &quot;api-&quot;&amp;[.B26]&amp;&quot;-image&quot;    &amp;&quot;|&quot;&amp;[.G26]&amp;CHAR(10))" office:value-type="string" office:string-value="api-xowa.nav.help.help-name|XOWA-Hilfe&#10;api-xowa.nav.help.help-tip|XOWAs Hilfeseite anzeigen&#10;api-xowa.nav.help.help-letter|x&#10;" calcext:value-type="string">
            <text:p>api-xowa.nav.help.help-name|XOWA-Hilfe</text:p>
            <text:p>api-xowa.nav.help.help-tip|XOWAs Hilfeseite anzeigen</text:p>
            <text:p>api-xowa.nav.help.help-letter|x</text:p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xowa.nav.help.about</text:p>
          </table:table-cell>
          <table:table-cell office:value-type="string" calcext:value-type="string">
            <text:p>Über XOWA</text:p>
          </table:table-cell>
          <table:table-cell table:style-name="ce3" office:value-type="string" calcext:value-type="string">
            <text:p>Informationen über XOWA anzeigen</text:p>
          </table:table-cell>
          <table:table-cell office:value-type="string" calcext:value-type="string">
            <text:p>Ü</text:p>
          </table:table-cell>
          <table:table-cell table:style-name="ce3" table:number-columns-repeated="2"/>
          <table:table-cell table:style-name="ce7" table:formula="of:=IF([.C27]=&quot;&quot;; &quot;&quot;; &quot;api-&quot;&amp;[.B27]&amp;&quot;-name&quot;     &amp;&quot;|&quot;&amp;[.C27]&amp;CHAR(10)) &amp;IF([.D27]=&quot;&quot;; &quot;&quot;; &quot;api-&quot;&amp;[.B27]&amp;&quot;-tip&quot;      &amp;&quot;|&quot;&amp;REPLACEMACRO([.D27];&quot;|&quot;;&quot;\u007C&quot;)&amp;CHAR(10)) &amp;IF([.E27]=&quot;&quot;; &quot;&quot;; &quot;api-&quot;&amp;[.B27]&amp;&quot;-letter&quot;   &amp;&quot;|&quot;&amp;[.E27]&amp;CHAR(10)) &amp;IF([.F27]=&quot;&quot;; &quot;&quot;; &quot;api-&quot;&amp;[.B27]&amp;&quot;-shortcut&quot; &amp;&quot;|&quot;&amp;[.F27]&amp;CHAR(10)) &amp;IF([.G27]=&quot;&quot;; &quot;&quot;; &quot;api-&quot;&amp;[.B27]&amp;&quot;-image&quot;    &amp;&quot;|&quot;&amp;[.G27]&amp;CHAR(10))" office:value-type="string" office:string-value="api-xowa.nav.help.about-name|Über XOWA&#10;api-xowa.nav.help.about-tip|Informationen über XOWA anzeigen&#10;api-xowa.nav.help.about-letter|Ü&#10;" calcext:value-type="string">
            <text:p>api-xowa.nav.help.about-name|Über XOWA</text:p>
            <text:p>api-xowa.nav.help.about-tip|Informationen über XOWA anzeigen</text:p>
            <text:p>api-xowa.nav.help.about-letter|Ü</text:p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xowa.nav.help.xowa_main</text:p>
          </table:table-cell>
          <table:table-cell table:style-name="ce3" table:number-columns-repeated="5"/>
          <table:table-cell table:style-name="ce7" table:formula="of:=IF([.C28]=&quot;&quot;; &quot;&quot;; &quot;api-&quot;&amp;[.B28]&amp;&quot;-name&quot;     &amp;&quot;|&quot;&amp;[.C28]&amp;CHAR(10)) &amp;IF([.D28]=&quot;&quot;; &quot;&quot;; &quot;api-&quot;&amp;[.B28]&amp;&quot;-tip&quot;      &amp;&quot;|&quot;&amp;REPLACEMACRO([.D28];&quot;|&quot;;&quot;\u007C&quot;)&amp;CHAR(10)) &amp;IF([.E28]=&quot;&quot;; &quot;&quot;; &quot;api-&quot;&amp;[.B28]&amp;&quot;-letter&quot;   &amp;&quot;|&quot;&amp;[.E28]&amp;CHAR(10)) &amp;IF([.F28]=&quot;&quot;; &quot;&quot;; &quot;api-&quot;&amp;[.B28]&amp;&quot;-shortcut&quot; &amp;&quot;|&quot;&amp;[.F28]&amp;CHAR(10)) &amp;IF([.G28]=&quot;&quot;; &quot;&quot;; &quot;api-&quot;&amp;[.B28]&amp;&quot;-image&quot;    &amp;&quot;|&quot;&amp;[.G28]&amp;CHAR(10)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xowa.nav.help.change_log</text:p>
          </table:table-cell>
          <table:table-cell office:value-type="string" calcext:value-type="string">
            <text:p>Änderungsprotokoll</text:p>
          </table:table-cell>
          <table:table-cell table:style-name="ce3" office:value-type="string" calcext:value-type="string">
            <text:p>Änderungsprotokoll von XOWA anzeigen</text:p>
          </table:table-cell>
          <table:table-cell office:value-type="string" calcext:value-type="string">
            <text:p>Ä</text:p>
          </table:table-cell>
          <table:table-cell table:style-name="ce3" table:number-columns-repeated="2"/>
          <table:table-cell table:style-name="ce7" table:formula="of:=IF([.C29]=&quot;&quot;; &quot;&quot;; &quot;api-&quot;&amp;[.B29]&amp;&quot;-name&quot;     &amp;&quot;|&quot;&amp;[.C29]&amp;CHAR(10)) &amp;IF([.D29]=&quot;&quot;; &quot;&quot;; &quot;api-&quot;&amp;[.B29]&amp;&quot;-tip&quot;      &amp;&quot;|&quot;&amp;REPLACEMACRO([.D29];&quot;|&quot;;&quot;\u007C&quot;)&amp;CHAR(10)) &amp;IF([.E29]=&quot;&quot;; &quot;&quot;; &quot;api-&quot;&amp;[.B29]&amp;&quot;-letter&quot;   &amp;&quot;|&quot;&amp;[.E29]&amp;CHAR(10)) &amp;IF([.F29]=&quot;&quot;; &quot;&quot;; &quot;api-&quot;&amp;[.B29]&amp;&quot;-shortcut&quot; &amp;&quot;|&quot;&amp;[.F29]&amp;CHAR(10)) &amp;IF([.G29]=&quot;&quot;; &quot;&quot;; &quot;api-&quot;&amp;[.B29]&amp;&quot;-image&quot;    &amp;&quot;|&quot;&amp;[.G29]&amp;CHAR(10))" office:value-type="string" office:string-value="api-xowa.nav.help.change_log-name|Änderungsprotokoll&#10;api-xowa.nav.help.change_log-tip|Änderungsprotokoll von XOWA anzeigen&#10;api-xowa.nav.help.change_log-letter|Ä&#10;" calcext:value-type="string">
            <text:p>api-xowa.nav.help.change_log-name|Änderungsprotokoll</text:p>
            <text:p>api-xowa.nav.help.change_log-tip|Änderungsprotokoll von XOWA anzeigen</text:p>
            <text:p>api-xowa.nav.help.change_log-letter|Ä</text:p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xowa.nav.help.diagnostics</text:p>
          </table:table-cell>
          <table:table-cell office:value-type="string" calcext:value-type="string">
            <text:p>Diagnostik</text:p>
          </table:table-cell>
          <table:table-cell table:style-name="ce3" office:value-type="string" calcext:value-type="string">
            <text:p>Funktionsweise der XOWA-Installation überprüfen</text:p>
          </table:table-cell>
          <table:table-cell table:style-name="ce3" office:value-type="string" calcext:value-type="string">
            <text:p>d</text:p>
          </table:table-cell>
          <table:table-cell table:style-name="ce3" table:number-columns-repeated="2"/>
          <table:table-cell table:style-name="ce7" table:formula="of:=IF([.C30]=&quot;&quot;; &quot;&quot;; &quot;api-&quot;&amp;[.B30]&amp;&quot;-name&quot;     &amp;&quot;|&quot;&amp;[.C30]&amp;CHAR(10)) &amp;IF([.D30]=&quot;&quot;; &quot;&quot;; &quot;api-&quot;&amp;[.B30]&amp;&quot;-tip&quot;      &amp;&quot;|&quot;&amp;REPLACEMACRO([.D30];&quot;|&quot;;&quot;\u007C&quot;)&amp;CHAR(10)) &amp;IF([.E30]=&quot;&quot;; &quot;&quot;; &quot;api-&quot;&amp;[.B30]&amp;&quot;-letter&quot;   &amp;&quot;|&quot;&amp;[.E30]&amp;CHAR(10)) &amp;IF([.F30]=&quot;&quot;; &quot;&quot;; &quot;api-&quot;&amp;[.B30]&amp;&quot;-shortcut&quot; &amp;&quot;|&quot;&amp;[.F30]&amp;CHAR(10)) &amp;IF([.G30]=&quot;&quot;; &quot;&quot;; &quot;api-&quot;&amp;[.B30]&amp;&quot;-image&quot;    &amp;&quot;|&quot;&amp;[.G30]&amp;CHAR(10))" office:value-type="string" office:string-value="api-xowa.nav.help.diagnostics-name|Diagnostik&#10;api-xowa.nav.help.diagnostics-tip|Funktionsweise der XOWA-Installation überprüfen&#10;api-xowa.nav.help.diagnostics-letter|d&#10;" calcext:value-type="string">
            <text:p>api-xowa.nav.help.diagnostics-name|Diagnostik</text:p>
            <text:p>api-xowa.nav.help.diagnostics-tip|Funktionsweise der XOWA-Installation überprüfen</text:p>
            <text:p>api-xowa.nav.help.diagnostics-letter|d</text:p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xowa.nav.setup.import_from_list</text:p>
          </table:table-cell>
          <table:table-cell office:value-type="string" calcext:value-type="string">
            <text:p>Aus Liste importieren</text:p>
          </table:table-cell>
          <table:table-cell table:style-name="ce3" office:value-type="string" calcext:value-type="string">
            <text:p>Ein Wiki aus der Liste der bekannten Wikimedia-Dumps importieren (Internetverbindung notwendig)</text:p>
          </table:table-cell>
          <table:table-cell table:style-name="ce3" office:value-type="string" calcext:value-type="string">
            <text:p>l</text:p>
          </table:table-cell>
          <table:table-cell table:style-name="ce3" table:number-columns-repeated="2"/>
          <table:table-cell table:style-name="ce7" table:formula="of:=IF([.C31]=&quot;&quot;; &quot;&quot;; &quot;api-&quot;&amp;[.B31]&amp;&quot;-name&quot;     &amp;&quot;|&quot;&amp;[.C31]&amp;CHAR(10)) &amp;IF([.D31]=&quot;&quot;; &quot;&quot;; &quot;api-&quot;&amp;[.B31]&amp;&quot;-tip&quot;      &amp;&quot;|&quot;&amp;REPLACEMACRO([.D31];&quot;|&quot;;&quot;\u007C&quot;)&amp;CHAR(10)) &amp;IF([.E31]=&quot;&quot;; &quot;&quot;; &quot;api-&quot;&amp;[.B31]&amp;&quot;-letter&quot;   &amp;&quot;|&quot;&amp;[.E31]&amp;CHAR(10)) &amp;IF([.F31]=&quot;&quot;; &quot;&quot;; &quot;api-&quot;&amp;[.B31]&amp;&quot;-shortcut&quot; &amp;&quot;|&quot;&amp;[.F31]&amp;CHAR(10)) &amp;IF([.G31]=&quot;&quot;; &quot;&quot;; &quot;api-&quot;&amp;[.B31]&amp;&quot;-image&quot;    &amp;&quot;|&quot;&amp;[.G31]&amp;CHAR(10))" office:value-type="string" office:string-value="api-xowa.nav.setup.import_from_list-name|Aus Liste importieren&#10;api-xowa.nav.setup.import_from_list-tip|Ein Wiki aus der Liste der bekannten Wikimedia-Dumps importieren (Internetverbindung notwendig)&#10;api-xowa.nav.setup.import_from_list-letter|l&#10;" calcext:value-type="string">
            <text:p>api-xowa.nav.setup.import_from_list-name|Aus Liste importieren</text:p>
            <text:p>api-xowa.nav.setup.import_from_list-tip|Ein Wiki aus der Liste der bekannten Wikimedia-Dumps importieren (Internetverbindung notwendig)</text:p>
            <text:p>api-xowa.nav.setup.import_from_list-letter|l</text:p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xowa.nav.setup.import_from_script</text:p>
          </table:table-cell>
          <table:table-cell office:value-type="string" calcext:value-type="string">
            <text:p>Mit Skript importieren</text:p>
          </table:table-cell>
          <table:table-cell table:style-name="ce3" office:value-type="string" calcext:value-type="string">
            <text:p>Ein Wiki mit Hilfe eines Skripts importieren (funktioniert mit Offline-Dumps)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2"/>
          <table:table-cell table:style-name="ce7" table:formula="of:=IF([.C32]=&quot;&quot;; &quot;&quot;; &quot;api-&quot;&amp;[.B32]&amp;&quot;-name&quot;     &amp;&quot;|&quot;&amp;[.C32]&amp;CHAR(10)) &amp;IF([.D32]=&quot;&quot;; &quot;&quot;; &quot;api-&quot;&amp;[.B32]&amp;&quot;-tip&quot;      &amp;&quot;|&quot;&amp;REPLACEMACRO([.D32];&quot;|&quot;;&quot;\u007C&quot;)&amp;CHAR(10)) &amp;IF([.E32]=&quot;&quot;; &quot;&quot;; &quot;api-&quot;&amp;[.B32]&amp;&quot;-letter&quot;   &amp;&quot;|&quot;&amp;[.E32]&amp;CHAR(10)) &amp;IF([.F32]=&quot;&quot;; &quot;&quot;; &quot;api-&quot;&amp;[.B32]&amp;&quot;-shortcut&quot; &amp;&quot;|&quot;&amp;[.F32]&amp;CHAR(10)) &amp;IF([.G32]=&quot;&quot;; &quot;&quot;; &quot;api-&quot;&amp;[.B32]&amp;&quot;-image&quot;    &amp;&quot;|&quot;&amp;[.G32]&amp;CHAR(10))" office:value-type="string" office:string-value="api-xowa.nav.setup.import_from_script-name|Mit Skript importieren&#10;api-xowa.nav.setup.import_from_script-tip|Ein Wiki mit Hilfe eines Skripts importieren (funktioniert mit Offline-Dumps)&#10;api-xowa.nav.setup.import_from_script-letter|s&#10;" calcext:value-type="string">
            <text:p>api-xowa.nav.setup.import_from_script-name|Mit Skript importieren</text:p>
            <text:p>api-xowa.nav.setup.import_from_script-tip|Ein Wiki mit Hilfe eines Skripts importieren (funktioniert mit Offline-Dumps)</text:p>
            <text:p>api-xowa.nav.setup.import_from_script-letter|s</text:p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xowa.nav.setup.download</text:p>
          </table:table-cell>
          <table:table-cell table:style-name="ce3"/>
          <table:table-cell table:style-name="ce3" office:value-type="string" calcext:value-type="string">
            <text:p>Liste aller verfügbaren Bilder-Dumps anzeigen</text:p>
          </table:table-cell>
          <table:table-cell table:style-name="ce3" table:number-columns-repeated="3"/>
          <table:table-cell table:style-name="ce7" table:formula="of:=IF([.C33]=&quot;&quot;; &quot;&quot;; &quot;api-&quot;&amp;[.B33]&amp;&quot;-name&quot;     &amp;&quot;|&quot;&amp;[.C33]&amp;CHAR(10)) &amp;IF([.D33]=&quot;&quot;; &quot;&quot;; &quot;api-&quot;&amp;[.B33]&amp;&quot;-tip&quot;      &amp;&quot;|&quot;&amp;REPLACEMACRO([.D33];&quot;|&quot;;&quot;\u007C&quot;)&amp;CHAR(10)) &amp;IF([.E33]=&quot;&quot;; &quot;&quot;; &quot;api-&quot;&amp;[.B33]&amp;&quot;-letter&quot;   &amp;&quot;|&quot;&amp;[.E33]&amp;CHAR(10)) &amp;IF([.F33]=&quot;&quot;; &quot;&quot;; &quot;api-&quot;&amp;[.B33]&amp;&quot;-shortcut&quot; &amp;&quot;|&quot;&amp;[.F33]&amp;CHAR(10)) &amp;IF([.G33]=&quot;&quot;; &quot;&quot;; &quot;api-&quot;&amp;[.B33]&amp;&quot;-image&quot;    &amp;&quot;|&quot;&amp;[.G33]&amp;CHAR(10))" office:value-type="string" office:string-value="api-xowa.nav.setup.download-tip|Liste aller verfügbaren Bilder-Dumps anzeigen&#10;" calcext:value-type="string">
            <text:p>api-xowa.nav.setup.download-tip|Liste aller verfügbaren Bilder-Dumps anzeigen</text:p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xowa.nav.setup.maintenance</text:p>
          </table:table-cell>
          <table:table-cell office:value-type="string" calcext:value-type="string">
            <text:p>Wartung importierter Wikis</text:p>
          </table:table-cell>
          <table:table-cell table:style-name="ce3" office:value-type="string" calcext:value-type="string">
            <text:p>Liste der installierten Wikis anzeigen und aktualisieren</text:p>
          </table:table-cell>
          <table:table-cell table:style-name="ce3" office:value-type="string" calcext:value-type="string">
            <text:p>w</text:p>
          </table:table-cell>
          <table:table-cell table:style-name="ce3" table:number-columns-repeated="2"/>
          <table:table-cell table:style-name="ce7" table:formula="of:=IF([.C34]=&quot;&quot;; &quot;&quot;; &quot;api-&quot;&amp;[.B34]&amp;&quot;-name&quot;     &amp;&quot;|&quot;&amp;[.C34]&amp;CHAR(10)) &amp;IF([.D34]=&quot;&quot;; &quot;&quot;; &quot;api-&quot;&amp;[.B34]&amp;&quot;-tip&quot;      &amp;&quot;|&quot;&amp;REPLACEMACRO([.D34];&quot;|&quot;;&quot;\u007C&quot;)&amp;CHAR(10)) &amp;IF([.E34]=&quot;&quot;; &quot;&quot;; &quot;api-&quot;&amp;[.B34]&amp;&quot;-letter&quot;   &amp;&quot;|&quot;&amp;[.E34]&amp;CHAR(10)) &amp;IF([.F34]=&quot;&quot;; &quot;&quot;; &quot;api-&quot;&amp;[.B34]&amp;&quot;-shortcut&quot; &amp;&quot;|&quot;&amp;[.F34]&amp;CHAR(10)) &amp;IF([.G34]=&quot;&quot;; &quot;&quot;; &quot;api-&quot;&amp;[.B34]&amp;&quot;-image&quot;    &amp;&quot;|&quot;&amp;[.G34]&amp;CHAR(10))" office:value-type="string" office:string-value="api-xowa.nav.setup.maintenance-name|Wartung importierter Wikis&#10;api-xowa.nav.setup.maintenance-tip|Liste der installierten Wikis anzeigen und aktualisieren&#10;api-xowa.nav.setup.maintenance-letter|w&#10;" calcext:value-type="string">
            <text:p>api-xowa.nav.setup.maintenance-name|Wartung importierter Wikis</text:p>
            <text:p>api-xowa.nav.setup.maintenance-tip|Liste der installierten Wikis anzeigen und aktualisieren</text:p>
            <text:p>api-xowa.nav.setup.maintenance-letter|w</text:p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xowa.nav.system_data.cfg_app</text:p>
          </table:table-cell>
          <table:table-cell table:style-name="ce3" table:number-columns-repeated="5"/>
          <table:table-cell table:style-name="ce7" table:formula="of:=IF([.C35]=&quot;&quot;; &quot;&quot;; &quot;api-&quot;&amp;[.B35]&amp;&quot;-name&quot;     &amp;&quot;|&quot;&amp;[.C35]&amp;CHAR(10)) &amp;IF([.D35]=&quot;&quot;; &quot;&quot;; &quot;api-&quot;&amp;[.B35]&amp;&quot;-tip&quot;      &amp;&quot;|&quot;&amp;REPLACEMACRO([.D35];&quot;|&quot;;&quot;\u007C&quot;)&amp;CHAR(10)) &amp;IF([.E35]=&quot;&quot;; &quot;&quot;; &quot;api-&quot;&amp;[.B35]&amp;&quot;-letter&quot;   &amp;&quot;|&quot;&amp;[.E35]&amp;CHAR(10)) &amp;IF([.F35]=&quot;&quot;; &quot;&quot;; &quot;api-&quot;&amp;[.B35]&amp;&quot;-shortcut&quot; &amp;&quot;|&quot;&amp;[.F35]&amp;CHAR(10)) &amp;IF([.G35]=&quot;&quot;; &quot;&quot;; &quot;api-&quot;&amp;[.B35]&amp;&quot;-image&quot;    &amp;&quot;|&quot;&amp;[.G35]&amp;CHAR(10)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xowa.nav.system_data.cfg_user</text:p>
          </table:table-cell>
          <table:table-cell table:style-name="ce3" table:number-columns-repeated="5"/>
          <table:table-cell table:style-name="ce7" table:formula="of:=IF([.C36]=&quot;&quot;; &quot;&quot;; &quot;api-&quot;&amp;[.B36]&amp;&quot;-name&quot;     &amp;&quot;|&quot;&amp;[.C36]&amp;CHAR(10)) &amp;IF([.D36]=&quot;&quot;; &quot;&quot;; &quot;api-&quot;&amp;[.B36]&amp;&quot;-tip&quot;      &amp;&quot;|&quot;&amp;REPLACEMACRO([.D36];&quot;|&quot;;&quot;\u007C&quot;)&amp;CHAR(10)) &amp;IF([.E36]=&quot;&quot;; &quot;&quot;; &quot;api-&quot;&amp;[.B36]&amp;&quot;-letter&quot;   &amp;&quot;|&quot;&amp;[.E36]&amp;CHAR(10)) &amp;IF([.F36]=&quot;&quot;; &quot;&quot;; &quot;api-&quot;&amp;[.B36]&amp;&quot;-shortcut&quot; &amp;&quot;|&quot;&amp;[.F36]&amp;CHAR(10)) &amp;IF([.G36]=&quot;&quot;; &quot;&quot;; &quot;api-&quot;&amp;[.B36]&amp;&quot;-image&quot;    &amp;&quot;|&quot;&amp;[.G36]&amp;CHAR(10)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xowa.nav.system_data.cfg_custom</text:p>
          </table:table-cell>
          <table:table-cell table:style-name="ce3" table:number-columns-repeated="5"/>
          <table:table-cell table:style-name="ce7" table:formula="of:=IF([.C37]=&quot;&quot;; &quot;&quot;; &quot;api-&quot;&amp;[.B37]&amp;&quot;-name&quot;     &amp;&quot;|&quot;&amp;[.C37]&amp;CHAR(10)) &amp;IF([.D37]=&quot;&quot;; &quot;&quot;; &quot;api-&quot;&amp;[.B37]&amp;&quot;-tip&quot;      &amp;&quot;|&quot;&amp;REPLACEMACRO([.D37];&quot;|&quot;;&quot;\u007C&quot;)&amp;CHAR(10)) &amp;IF([.E37]=&quot;&quot;; &quot;&quot;; &quot;api-&quot;&amp;[.B37]&amp;&quot;-letter&quot;   &amp;&quot;|&quot;&amp;[.E37]&amp;CHAR(10)) &amp;IF([.F37]=&quot;&quot;; &quot;&quot;; &quot;api-&quot;&amp;[.B37]&amp;&quot;-shortcut&quot; &amp;&quot;|&quot;&amp;[.F37]&amp;CHAR(10)) &amp;IF([.G37]=&quot;&quot;; &quot;&quot;; &quot;api-&quot;&amp;[.B37]&amp;&quot;-image&quot;    &amp;&quot;|&quot;&amp;[.G37]&amp;CHAR(10)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xowa.nav.system_data.cfg_lang</text:p>
          </table:table-cell>
          <table:table-cell table:style-name="ce3" table:number-columns-repeated="5"/>
          <table:table-cell table:style-name="ce7" table:formula="of:=IF([.C38]=&quot;&quot;; &quot;&quot;; &quot;api-&quot;&amp;[.B38]&amp;&quot;-name&quot;     &amp;&quot;|&quot;&amp;[.C38]&amp;CHAR(10)) &amp;IF([.D38]=&quot;&quot;; &quot;&quot;; &quot;api-&quot;&amp;[.B38]&amp;&quot;-tip&quot;      &amp;&quot;|&quot;&amp;REPLACEMACRO([.D38];&quot;|&quot;;&quot;\u007C&quot;)&amp;CHAR(10)) &amp;IF([.E38]=&quot;&quot;; &quot;&quot;; &quot;api-&quot;&amp;[.B38]&amp;&quot;-letter&quot;   &amp;&quot;|&quot;&amp;[.E38]&amp;CHAR(10)) &amp;IF([.F38]=&quot;&quot;; &quot;&quot;; &quot;api-&quot;&amp;[.B38]&amp;&quot;-shortcut&quot; &amp;&quot;|&quot;&amp;[.F38]&amp;CHAR(10)) &amp;IF([.G38]=&quot;&quot;; &quot;&quot;; &quot;api-&quot;&amp;[.B38]&amp;&quot;-image&quot;    &amp;&quot;|&quot;&amp;[.G38]&amp;CHAR(10)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xowa.nav.system_data.log_session</text:p>
          </table:table-cell>
          <table:table-cell table:style-name="ce3" table:number-columns-repeated="5"/>
          <table:table-cell table:style-name="ce7" table:formula="of:=IF([.C39]=&quot;&quot;; &quot;&quot;; &quot;api-&quot;&amp;[.B39]&amp;&quot;-name&quot;     &amp;&quot;|&quot;&amp;[.C39]&amp;CHAR(10)) &amp;IF([.D39]=&quot;&quot;; &quot;&quot;; &quot;api-&quot;&amp;[.B39]&amp;&quot;-tip&quot;      &amp;&quot;|&quot;&amp;REPLACEMACRO([.D39];&quot;|&quot;;&quot;\u007C&quot;)&amp;CHAR(10)) &amp;IF([.E39]=&quot;&quot;; &quot;&quot;; &quot;api-&quot;&amp;[.B39]&amp;&quot;-letter&quot;   &amp;&quot;|&quot;&amp;[.E39]&amp;CHAR(10)) &amp;IF([.F39]=&quot;&quot;; &quot;&quot;; &quot;api-&quot;&amp;[.B39]&amp;&quot;-shortcut&quot; &amp;&quot;|&quot;&amp;[.F39]&amp;CHAR(10)) &amp;IF([.G39]=&quot;&quot;; &quot;&quot;; &quot;api-&quot;&amp;[.B39]&amp;&quot;-image&quot;    &amp;&quot;|&quot;&amp;[.G39]&amp;CHAR(10)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xowa.nav.system_data.usr_history</text:p>
          </table:table-cell>
          <table:table-cell table:style-name="ce3" table:number-columns-repeated="5"/>
          <table:table-cell table:style-name="ce7" table:formula="of:=IF([.C40]=&quot;&quot;; &quot;&quot;; &quot;api-&quot;&amp;[.B40]&amp;&quot;-name&quot;     &amp;&quot;|&quot;&amp;[.C40]&amp;CHAR(10)) &amp;IF([.D40]=&quot;&quot;; &quot;&quot;; &quot;api-&quot;&amp;[.B40]&amp;&quot;-tip&quot;      &amp;&quot;|&quot;&amp;REPLACEMACRO([.D40];&quot;|&quot;;&quot;\u007C&quot;)&amp;CHAR(10)) &amp;IF([.E40]=&quot;&quot;; &quot;&quot;; &quot;api-&quot;&amp;[.B40]&amp;&quot;-letter&quot;   &amp;&quot;|&quot;&amp;[.E40]&amp;CHAR(10)) &amp;IF([.F40]=&quot;&quot;; &quot;&quot;; &quot;api-&quot;&amp;[.B40]&amp;&quot;-shortcut&quot; &amp;&quot;|&quot;&amp;[.F40]&amp;CHAR(10)) &amp;IF([.G40]=&quot;&quot;; &quot;&quot;; &quot;api-&quot;&amp;[.B40]&amp;&quot;-image&quot;    &amp;&quot;|&quot;&amp;[.G40]&amp;CHAR(10)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xowa.gui.font.decrease</text:p>
          </table:table-cell>
          <table:table-cell office:value-type="string" calcext:value-type="string">
            <text:p>Schrift verkleinern</text:p>
          </table:table-cell>
          <table:table-cell table:style-name="ce3" office:value-type="string" calcext:value-type="string">
            <text:p>Schriftgröße für [[Help:Options/Window\u007CFenster]] und [[Help:Options/HTML\u007CInhalt]] verkleinern</text:p>
          </table:table-cell>
          <table:table-cell table:style-name="ce3" office:value-type="string" calcext:value-type="string">
            <text:p>k</text:p>
          </table:table-cell>
          <table:table-cell table:style-name="ce3" table:number-columns-repeated="2"/>
          <table:table-cell table:style-name="ce7" table:formula="of:=IF([.C41]=&quot;&quot;; &quot;&quot;; &quot;api-&quot;&amp;[.B41]&amp;&quot;-name&quot;     &amp;&quot;|&quot;&amp;[.C41]&amp;CHAR(10)) &amp;IF([.D41]=&quot;&quot;; &quot;&quot;; &quot;api-&quot;&amp;[.B41]&amp;&quot;-tip&quot;      &amp;&quot;|&quot;&amp;REPLACEMACRO([.D41];&quot;|&quot;;&quot;\u007C&quot;)&amp;CHAR(10)) &amp;IF([.E41]=&quot;&quot;; &quot;&quot;; &quot;api-&quot;&amp;[.B41]&amp;&quot;-letter&quot;   &amp;&quot;|&quot;&amp;[.E41]&amp;CHAR(10)) &amp;IF([.F41]=&quot;&quot;; &quot;&quot;; &quot;api-&quot;&amp;[.B41]&amp;&quot;-shortcut&quot; &amp;&quot;|&quot;&amp;[.F41]&amp;CHAR(10)) &amp;IF([.G41]=&quot;&quot;; &quot;&quot;; &quot;api-&quot;&amp;[.B41]&amp;&quot;-image&quot;    &amp;&quot;|&quot;&amp;[.G41]&amp;CHAR(10))" office:value-type="string" office:string-value="api-xowa.gui.font.decrease-name|Schrift verkleinern&#10;api-xowa.gui.font.decrease-tip|Schriftgröße für [[Help:Options/Window\u007CFenster]] und [[Help:Options/HTML\u007CInhalt]] verkleinern&#10;api-xowa.gui.font.decrease-letter|k&#10;" calcext:value-type="string">
            <text:p>api-xowa.gui.font.decrease-name|Schrift verkleinern</text:p>
            <text:p>api-xowa.gui.font.decrease-tip|Schriftgröße für [[Help:Options/Window\u007CFenster]] und [[Help:Options/HTML\u007CInhalt]] verkleinern</text:p>
            <text:p>api-xowa.gui.font.decrease-letter|k</text:p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xowa.gui.font.increase</text:p>
          </table:table-cell>
          <table:table-cell office:value-type="string" calcext:value-type="string">
            <text:p>Schrift vergrößern</text:p>
          </table:table-cell>
          <table:table-cell table:style-name="ce3" office:value-type="string" calcext:value-type="string">
            <text:p>Schriftgröße für [[Help:Options/Window\u007CFenster]] und [[Help:Options/HTML\u007CInhalt]] vergrößern</text:p>
          </table:table-cell>
          <table:table-cell table:style-name="ce3" office:value-type="string" calcext:value-type="string">
            <text:p>g</text:p>
          </table:table-cell>
          <table:table-cell table:style-name="ce3" table:number-columns-repeated="2"/>
          <table:table-cell table:style-name="ce7" table:formula="of:=IF([.C42]=&quot;&quot;; &quot;&quot;; &quot;api-&quot;&amp;[.B42]&amp;&quot;-name&quot;     &amp;&quot;|&quot;&amp;[.C42]&amp;CHAR(10)) &amp;IF([.D42]=&quot;&quot;; &quot;&quot;; &quot;api-&quot;&amp;[.B42]&amp;&quot;-tip&quot;      &amp;&quot;|&quot;&amp;REPLACEMACRO([.D42];&quot;|&quot;;&quot;\u007C&quot;)&amp;CHAR(10)) &amp;IF([.E42]=&quot;&quot;; &quot;&quot;; &quot;api-&quot;&amp;[.B42]&amp;&quot;-letter&quot;   &amp;&quot;|&quot;&amp;[.E42]&amp;CHAR(10)) &amp;IF([.F42]=&quot;&quot;; &quot;&quot;; &quot;api-&quot;&amp;[.B42]&amp;&quot;-shortcut&quot; &amp;&quot;|&quot;&amp;[.F42]&amp;CHAR(10)) &amp;IF([.G42]=&quot;&quot;; &quot;&quot;; &quot;api-&quot;&amp;[.B42]&amp;&quot;-image&quot;    &amp;&quot;|&quot;&amp;[.G42]&amp;CHAR(10))" office:value-type="string" office:string-value="api-xowa.gui.font.increase-name|Schrift vergrößern&#10;api-xowa.gui.font.increase-tip|Schriftgröße für [[Help:Options/Window\u007CFenster]] und [[Help:Options/HTML\u007CInhalt]] vergrößern&#10;api-xowa.gui.font.increase-letter|g&#10;" calcext:value-type="string">
            <text:p>api-xowa.gui.font.increase-name|Schrift vergrößern</text:p>
            <text:p>api-xowa.gui.font.increase-tip|Schriftgröße für [[Help:Options/Window\u007CFenster]] und [[Help:Options/HTML\u007CInhalt]] vergrößern</text:p>
            <text:p>api-xowa.gui.font.increase-letter|g</text:p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xowa.gui.font.reset</text:p>
          </table:table-cell>
          <table:table-cell table:style-name="ce3" office:value-type="string" calcext:value-type="string">
            <text:p>Schriftgröße zurücksetzen</text:p>
          </table:table-cell>
          <table:table-cell table:style-name="ce3" office:value-type="string" calcext:value-type="string">
            <text:p>Schriftgröße auf Standard zurücksetzen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2"/>
          <table:table-cell table:style-name="ce7" table:formula="of:=IF([.C43]=&quot;&quot;; &quot;&quot;; &quot;api-&quot;&amp;[.B43]&amp;&quot;-name&quot;     &amp;&quot;|&quot;&amp;[.C43]&amp;CHAR(10)) &amp;IF([.D43]=&quot;&quot;; &quot;&quot;; &quot;api-&quot;&amp;[.B43]&amp;&quot;-tip&quot;      &amp;&quot;|&quot;&amp;REPLACEMACRO([.D43];&quot;|&quot;;&quot;\u007C&quot;)&amp;CHAR(10)) &amp;IF([.E43]=&quot;&quot;; &quot;&quot;; &quot;api-&quot;&amp;[.B43]&amp;&quot;-letter&quot;   &amp;&quot;|&quot;&amp;[.E43]&amp;CHAR(10)) &amp;IF([.F43]=&quot;&quot;; &quot;&quot;; &quot;api-&quot;&amp;[.B43]&amp;&quot;-shortcut&quot; &amp;&quot;|&quot;&amp;[.F43]&amp;CHAR(10)) &amp;IF([.G43]=&quot;&quot;; &quot;&quot;; &quot;api-&quot;&amp;[.B43]&amp;&quot;-image&quot;    &amp;&quot;|&quot;&amp;[.G43]&amp;CHAR(10))" office:value-type="string" office:string-value="api-xowa.gui.font.reset-name|Schriftgröße zurücksetzen&#10;api-xowa.gui.font.reset-tip|Schriftgröße auf Standard zurücksetzen&#10;api-xowa.gui.font.reset-letter|c&#10;" calcext:value-type="string">
            <text:p>api-xowa.gui.font.reset-name|Schriftgröße zurücksetzen</text:p>
            <text:p>api-xowa.gui.font.reset-tip|Schriftgröße auf Standard zurücksetzen</text:p>
            <text:p>api-xowa.gui.font.reset-letter|c</text:p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xowa.gui.page.view.mode_read</text:p>
          </table:table-cell>
          <table:table-cell office:value-type="string" calcext:value-type="string">
            <text:p>Seite lesen</text:p>
          </table:table-cell>
          <table:table-cell table:style-name="ce3" office:value-type="string" calcext:value-type="string">
            <text:p>Seite lesen</text:p>
          </table:table-cell>
          <table:table-cell table:style-name="ce3" office:value-type="string" calcext:value-type="string">
            <text:p>l</text:p>
          </table:table-cell>
          <table:table-cell table:style-name="ce3" table:number-columns-repeated="2"/>
          <table:table-cell table:style-name="ce7" table:formula="of:=IF([.C44]=&quot;&quot;; &quot;&quot;; &quot;api-&quot;&amp;[.B44]&amp;&quot;-name&quot;     &amp;&quot;|&quot;&amp;[.C44]&amp;CHAR(10)) &amp;IF([.D44]=&quot;&quot;; &quot;&quot;; &quot;api-&quot;&amp;[.B44]&amp;&quot;-tip&quot;      &amp;&quot;|&quot;&amp;REPLACEMACRO([.D44];&quot;|&quot;;&quot;\u007C&quot;)&amp;CHAR(10)) &amp;IF([.E44]=&quot;&quot;; &quot;&quot;; &quot;api-&quot;&amp;[.B44]&amp;&quot;-letter&quot;   &amp;&quot;|&quot;&amp;[.E44]&amp;CHAR(10)) &amp;IF([.F44]=&quot;&quot;; &quot;&quot;; &quot;api-&quot;&amp;[.B44]&amp;&quot;-shortcut&quot; &amp;&quot;|&quot;&amp;[.F44]&amp;CHAR(10)) &amp;IF([.G44]=&quot;&quot;; &quot;&quot;; &quot;api-&quot;&amp;[.B44]&amp;&quot;-image&quot;    &amp;&quot;|&quot;&amp;[.G44]&amp;CHAR(10))" office:value-type="string" office:string-value="api-xowa.gui.page.view.mode_read-name|Seite lesen&#10;api-xowa.gui.page.view.mode_read-tip|Seite lesen&#10;api-xowa.gui.page.view.mode_read-letter|l&#10;" calcext:value-type="string">
            <text:p>api-xowa.gui.page.view.mode_read-name|Seite lesen</text:p>
            <text:p>api-xowa.gui.page.view.mode_read-tip|Seite lesen</text:p>
            <text:p>api-xowa.gui.page.view.mode_read-letter|l</text:p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xowa.gui.page.view.mode_edit</text:p>
          </table:table-cell>
          <table:table-cell office:value-type="string" calcext:value-type="string">
            <text:p>Seite bearbeiten</text:p>
          </table:table-cell>
          <table:table-cell table:style-name="ce3" office:value-type="string" calcext:value-type="string">
            <text:p>Wikitext der Seite bearbeiten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7" table:formula="of:=IF([.C45]=&quot;&quot;; &quot;&quot;; &quot;api-&quot;&amp;[.B45]&amp;&quot;-name&quot;     &amp;&quot;|&quot;&amp;[.C45]&amp;CHAR(10)) &amp;IF([.D45]=&quot;&quot;; &quot;&quot;; &quot;api-&quot;&amp;[.B45]&amp;&quot;-tip&quot;      &amp;&quot;|&quot;&amp;REPLACEMACRO([.D45];&quot;|&quot;;&quot;\u007C&quot;)&amp;CHAR(10)) &amp;IF([.E45]=&quot;&quot;; &quot;&quot;; &quot;api-&quot;&amp;[.B45]&amp;&quot;-letter&quot;   &amp;&quot;|&quot;&amp;[.E45]&amp;CHAR(10)) &amp;IF([.F45]=&quot;&quot;; &quot;&quot;; &quot;api-&quot;&amp;[.B45]&amp;&quot;-shortcut&quot; &amp;&quot;|&quot;&amp;[.F45]&amp;CHAR(10)) &amp;IF([.G45]=&quot;&quot;; &quot;&quot;; &quot;api-&quot;&amp;[.B45]&amp;&quot;-image&quot;    &amp;&quot;|&quot;&amp;[.G45]&amp;CHAR(10))" office:value-type="string" office:string-value="api-xowa.gui.page.view.mode_edit-name|Seite bearbeiten&#10;api-xowa.gui.page.view.mode_edit-tip|Wikitext der Seite bearbeiten&#10;api-xowa.gui.page.view.mode_edit-letter|b&#10;" calcext:value-type="string">
            <text:p>api-xowa.gui.page.view.mode_edit-name|Seite bearbeiten</text:p>
            <text:p>api-xowa.gui.page.view.mode_edit-tip|Wikitext der Seite bearbeiten</text:p>
            <text:p>api-xowa.gui.page.view.mode_edit-letter|b</text:p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xowa.gui.page.view.mode_html</text:p>
          </table:table-cell>
          <table:table-cell office:value-type="string" calcext:value-type="string">
            <text:p>Seiten-HTML</text:p>
          </table:table-cell>
          <table:table-cell table:style-name="ce3" office:value-type="string" calcext:value-type="string">
            <text:p>HTML der Seite anzeigen</text:p>
          </table:table-cell>
          <table:table-cell table:style-name="ce3" office:value-type="string" calcext:value-type="string">
            <text:p>h</text:p>
          </table:table-cell>
          <table:table-cell table:style-name="ce3" table:number-columns-repeated="2"/>
          <table:table-cell table:style-name="ce7" table:formula="of:=IF([.C46]=&quot;&quot;; &quot;&quot;; &quot;api-&quot;&amp;[.B46]&amp;&quot;-name&quot;     &amp;&quot;|&quot;&amp;[.C46]&amp;CHAR(10)) &amp;IF([.D46]=&quot;&quot;; &quot;&quot;; &quot;api-&quot;&amp;[.B46]&amp;&quot;-tip&quot;      &amp;&quot;|&quot;&amp;REPLACEMACRO([.D46];&quot;|&quot;;&quot;\u007C&quot;)&amp;CHAR(10)) &amp;IF([.E46]=&quot;&quot;; &quot;&quot;; &quot;api-&quot;&amp;[.B46]&amp;&quot;-letter&quot;   &amp;&quot;|&quot;&amp;[.E46]&amp;CHAR(10)) &amp;IF([.F46]=&quot;&quot;; &quot;&quot;; &quot;api-&quot;&amp;[.B46]&amp;&quot;-shortcut&quot; &amp;&quot;|&quot;&amp;[.F46]&amp;CHAR(10)) &amp;IF([.G46]=&quot;&quot;; &quot;&quot;; &quot;api-&quot;&amp;[.B46]&amp;&quot;-image&quot;    &amp;&quot;|&quot;&amp;[.G46]&amp;CHAR(10))" office:value-type="string" office:string-value="api-xowa.gui.page.view.mode_html-name|Seiten-HTML&#10;api-xowa.gui.page.view.mode_html-tip|HTML der Seite anzeigen&#10;api-xowa.gui.page.view.mode_html-letter|h&#10;" calcext:value-type="string">
            <text:p>api-xowa.gui.page.view.mode_html-name|Seiten-HTML</text:p>
            <text:p>api-xowa.gui.page.view.mode_html-tip|HTML der Seite anzeigen</text:p>
            <text:p>api-xowa.gui.page.view.mode_html-letter|h</text:p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xowa.gui.page.view.refresh</text:p>
          </table:table-cell>
          <table:table-cell table:style-name="ce3" office:value-type="string" calcext:value-type="string">
            <text:p>Seite neu darstellen</text:p>
          </table:table-cell>
          <table:table-cell table:style-name="ce3" office:value-type="string" calcext:value-type="string">
            <text:p>Seite durch erneutes Parsen neu darstellen</text:p>
          </table:table-cell>
          <table:table-cell table:style-name="ce3" office:value-type="string" calcext:value-type="string">
            <text:p>d</text:p>
          </table:table-cell>
          <table:table-cell table:style-name="ce3" table:number-columns-repeated="2"/>
          <table:table-cell table:style-name="ce7" table:formula="of:=IF([.C47]=&quot;&quot;; &quot;&quot;; &quot;api-&quot;&amp;[.B47]&amp;&quot;-name&quot;     &amp;&quot;|&quot;&amp;[.C47]&amp;CHAR(10)) &amp;IF([.D47]=&quot;&quot;; &quot;&quot;; &quot;api-&quot;&amp;[.B47]&amp;&quot;-tip&quot;      &amp;&quot;|&quot;&amp;REPLACEMACRO([.D47];&quot;|&quot;;&quot;\u007C&quot;)&amp;CHAR(10)) &amp;IF([.E47]=&quot;&quot;; &quot;&quot;; &quot;api-&quot;&amp;[.B47]&amp;&quot;-letter&quot;   &amp;&quot;|&quot;&amp;[.E47]&amp;CHAR(10)) &amp;IF([.F47]=&quot;&quot;; &quot;&quot;; &quot;api-&quot;&amp;[.B47]&amp;&quot;-shortcut&quot; &amp;&quot;|&quot;&amp;[.F47]&amp;CHAR(10)) &amp;IF([.G47]=&quot;&quot;; &quot;&quot;; &quot;api-&quot;&amp;[.B47]&amp;&quot;-image&quot;    &amp;&quot;|&quot;&amp;[.G47]&amp;CHAR(10))" office:value-type="string" office:string-value="api-xowa.gui.page.view.refresh-name|Seite neu darstellen&#10;api-xowa.gui.page.view.refresh-tip|Seite durch erneutes Parsen neu darstellen&#10;api-xowa.gui.page.view.refresh-letter|d&#10;" calcext:value-type="string">
            <text:p>api-xowa.gui.page.view.refresh-name|Seite neu darstellen</text:p>
            <text:p>api-xowa.gui.page.view.refresh-tip|Seite durch erneutes Parsen neu darstellen</text:p>
            <text:p>api-xowa.gui.page.view.refresh-letter|d</text:p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xowa.gui.page.view.reload</text:p>
          </table:table-cell>
          <table:table-cell table:style-name="ce3" office:value-type="string" calcext:value-type="string">
            <text:p>Seite neu laden</text:p>
          </table:table-cell>
          <table:table-cell table:style-name="ce3" office:value-type="string" calcext:value-type="string">
            <text:p>Seite neu laden und darstellen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7" table:formula="of:=IF([.C48]=&quot;&quot;; &quot;&quot;; &quot;api-&quot;&amp;[.B48]&amp;&quot;-name&quot;     &amp;&quot;|&quot;&amp;[.C48]&amp;CHAR(10)) &amp;IF([.D48]=&quot;&quot;; &quot;&quot;; &quot;api-&quot;&amp;[.B48]&amp;&quot;-tip&quot;      &amp;&quot;|&quot;&amp;REPLACEMACRO([.D48];&quot;|&quot;;&quot;\u007C&quot;)&amp;CHAR(10)) &amp;IF([.E48]=&quot;&quot;; &quot;&quot;; &quot;api-&quot;&amp;[.B48]&amp;&quot;-letter&quot;   &amp;&quot;|&quot;&amp;[.E48]&amp;CHAR(10)) &amp;IF([.F48]=&quot;&quot;; &quot;&quot;; &quot;api-&quot;&amp;[.B48]&amp;&quot;-shortcut&quot; &amp;&quot;|&quot;&amp;[.F48]&amp;CHAR(10)) &amp;IF([.G48]=&quot;&quot;; &quot;&quot;; &quot;api-&quot;&amp;[.B48]&amp;&quot;-image&quot;    &amp;&quot;|&quot;&amp;[.G48]&amp;CHAR(10))" office:value-type="string" office:string-value="api-xowa.gui.page.view.reload-name|Seite neu laden&#10;api-xowa.gui.page.view.reload-tip|Seite neu laden und darstellen&#10;api-xowa.gui.page.view.reload-letter|n&#10;" calcext:value-type="string">
            <text:p>api-xowa.gui.page.view.reload-name|Seite neu laden</text:p>
            <text:p>api-xowa.gui.page.view.reload-tip|Seite neu laden und darstellen</text:p>
            <text:p>api-xowa.gui.page.view.reload-letter|n</text:p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xowa.gui.page.view.save_as</text:p>
          </table:table-cell>
          <table:table-cell office:value-type="string" calcext:value-type="string">
            <text:p>Seite speichern unter</text:p>
          </table:table-cell>
          <table:table-cell table:style-name="ce3" office:value-type="string" calcext:value-type="string">
            <text:p>Aktuelle Seite als HTML-Datei speichern</text:p>
          </table:table-cell>
          <table:table-cell office:value-type="string" calcext:value-type="string">
            <text:p>s</text:p>
          </table:table-cell>
          <table:table-cell table:style-name="ce3" table:number-columns-repeated="2"/>
          <table:table-cell table:style-name="ce7" table:formula="of:=IF([.C49]=&quot;&quot;; &quot;&quot;; &quot;api-&quot;&amp;[.B49]&amp;&quot;-name&quot;     &amp;&quot;|&quot;&amp;[.C49]&amp;CHAR(10)) &amp;IF([.D49]=&quot;&quot;; &quot;&quot;; &quot;api-&quot;&amp;[.B49]&amp;&quot;-tip&quot;      &amp;&quot;|&quot;&amp;REPLACEMACRO([.D49];&quot;|&quot;;&quot;\u007C&quot;)&amp;CHAR(10)) &amp;IF([.E49]=&quot;&quot;; &quot;&quot;; &quot;api-&quot;&amp;[.B49]&amp;&quot;-letter&quot;   &amp;&quot;|&quot;&amp;[.E49]&amp;CHAR(10)) &amp;IF([.F49]=&quot;&quot;; &quot;&quot;; &quot;api-&quot;&amp;[.B49]&amp;&quot;-shortcut&quot; &amp;&quot;|&quot;&amp;[.F49]&amp;CHAR(10)) &amp;IF([.G49]=&quot;&quot;; &quot;&quot;; &quot;api-&quot;&amp;[.B49]&amp;&quot;-image&quot;    &amp;&quot;|&quot;&amp;[.G49]&amp;CHAR(10))" office:value-type="string" office:string-value="api-xowa.gui.page.view.save_as-name|Seite speichern unter&#10;api-xowa.gui.page.view.save_as-tip|Aktuelle Seite als HTML-Datei speichern&#10;api-xowa.gui.page.view.save_as-letter|s&#10;" calcext:value-type="string">
            <text:p>api-xowa.gui.page.view.save_as-name|Seite speichern unter</text:p>
            <text:p>api-xowa.gui.page.view.save_as-tip|Aktuelle Seite als HTML-Datei speichern</text:p>
            <text:p>api-xowa.gui.page.view.save_as-letter|s</text:p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xowa.gui.page.view.print</text:p>
          </table:table-cell>
          <table:table-cell office:value-type="string" calcext:value-type="string">
            <text:p>Drucken</text:p>
          </table:table-cell>
          <table:table-cell table:style-name="ce3" office:value-type="string" calcext:value-type="string">
            <text:p>Aktuelle Seite drucken. Siehe [[Help:Printing]]</text:p>
          </table:table-cell>
          <table:table-cell table:style-name="ce3" office:value-type="string" calcext:value-type="string">
            <text:p>d</text:p>
          </table:table-cell>
          <table:table-cell table:style-name="ce3" table:number-columns-repeated="2"/>
          <table:table-cell table:style-name="ce7" table:formula="of:=IF([.C50]=&quot;&quot;; &quot;&quot;; &quot;api-&quot;&amp;[.B50]&amp;&quot;-name&quot;     &amp;&quot;|&quot;&amp;[.C50]&amp;CHAR(10)) &amp;IF([.D50]=&quot;&quot;; &quot;&quot;; &quot;api-&quot;&amp;[.B50]&amp;&quot;-tip&quot;      &amp;&quot;|&quot;&amp;REPLACEMACRO([.D50];&quot;|&quot;;&quot;\u007C&quot;)&amp;CHAR(10)) &amp;IF([.E50]=&quot;&quot;; &quot;&quot;; &quot;api-&quot;&amp;[.B50]&amp;&quot;-letter&quot;   &amp;&quot;|&quot;&amp;[.E50]&amp;CHAR(10)) &amp;IF([.F50]=&quot;&quot;; &quot;&quot;; &quot;api-&quot;&amp;[.B50]&amp;&quot;-shortcut&quot; &amp;&quot;|&quot;&amp;[.F50]&amp;CHAR(10)) &amp;IF([.G50]=&quot;&quot;; &quot;&quot;; &quot;api-&quot;&amp;[.B50]&amp;&quot;-image&quot;    &amp;&quot;|&quot;&amp;[.G50]&amp;CHAR(10))" office:value-type="string" office:string-value="api-xowa.gui.page.view.print-name|Drucken&#10;api-xowa.gui.page.view.print-tip|Aktuelle Seite drucken. Siehe [[Help:Printing]]&#10;api-xowa.gui.page.view.print-letter|d&#10;" calcext:value-type="string">
            <text:p>api-xowa.gui.page.view.print-name|Drucken</text:p>
            <text:p>api-xowa.gui.page.view.print-tip|Aktuelle Seite drucken. Siehe [[Help:Printing]]</text:p>
            <text:p>api-xowa.gui.page.view.print-letter|d</text:p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xowa.gui.page.selection.select_all</text:p>
          </table:table-cell>
          <table:table-cell office:value-type="string" calcext:value-type="string">
            <text:p>Alles markieren</text:p>
          </table:table-cell>
          <table:table-cell table:style-name="ce3" office:value-type="string" calcext:value-type="string">
            <text:p>Allen Text der Seite auswählen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7" table:formula="of:=IF([.C51]=&quot;&quot;; &quot;&quot;; &quot;api-&quot;&amp;[.B51]&amp;&quot;-name&quot;     &amp;&quot;|&quot;&amp;[.C51]&amp;CHAR(10)) &amp;IF([.D51]=&quot;&quot;; &quot;&quot;; &quot;api-&quot;&amp;[.B51]&amp;&quot;-tip&quot;      &amp;&quot;|&quot;&amp;REPLACEMACRO([.D51];&quot;|&quot;;&quot;\u007C&quot;)&amp;CHAR(10)) &amp;IF([.E51]=&quot;&quot;; &quot;&quot;; &quot;api-&quot;&amp;[.B51]&amp;&quot;-letter&quot;   &amp;&quot;|&quot;&amp;[.E51]&amp;CHAR(10)) &amp;IF([.F51]=&quot;&quot;; &quot;&quot;; &quot;api-&quot;&amp;[.B51]&amp;&quot;-shortcut&quot; &amp;&quot;|&quot;&amp;[.F51]&amp;CHAR(10)) &amp;IF([.G51]=&quot;&quot;; &quot;&quot;; &quot;api-&quot;&amp;[.B51]&amp;&quot;-image&quot;    &amp;&quot;|&quot;&amp;[.G51]&amp;CHAR(10))" office:value-type="string" office:string-value="api-xowa.gui.page.selection.select_all-name|Alles markieren&#10;api-xowa.gui.page.selection.select_all-tip|Allen Text der Seite auswählen&#10;api-xowa.gui.page.selection.select_all-letter|a&#10;" calcext:value-type="string">
            <text:p>api-xowa.gui.page.selection.select_all-name|Alles markieren</text:p>
            <text:p>api-xowa.gui.page.selection.select_all-tip|Allen Text der Seite auswählen</text:p>
            <text:p>api-xowa.gui.page.selection.select_all-letter|a</text:p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xowa.gui.page.selection.copy</text:p>
          </table:table-cell>
          <table:table-cell office:value-type="string" calcext:value-type="string">
            <text:p>Kopieren</text:p>
          </table:table-cell>
          <table:table-cell table:style-name="ce3" office:value-type="string" calcext:value-type="string">
            <text:p>Ausgewählten Text oder Adresse kopieren</text:p>
          </table:table-cell>
          <table:table-cell table:style-name="ce3" office:value-type="string" calcext:value-type="string">
            <text:p>k</text:p>
          </table:table-cell>
          <table:table-cell table:style-name="ce3" table:number-columns-repeated="2"/>
          <table:table-cell table:style-name="ce7" table:formula="of:=IF([.C52]=&quot;&quot;; &quot;&quot;; &quot;api-&quot;&amp;[.B52]&amp;&quot;-name&quot;     &amp;&quot;|&quot;&amp;[.C52]&amp;CHAR(10)) &amp;IF([.D52]=&quot;&quot;; &quot;&quot;; &quot;api-&quot;&amp;[.B52]&amp;&quot;-tip&quot;      &amp;&quot;|&quot;&amp;REPLACEMACRO([.D52];&quot;|&quot;;&quot;\u007C&quot;)&amp;CHAR(10)) &amp;IF([.E52]=&quot;&quot;; &quot;&quot;; &quot;api-&quot;&amp;[.B52]&amp;&quot;-letter&quot;   &amp;&quot;|&quot;&amp;[.E52]&amp;CHAR(10)) &amp;IF([.F52]=&quot;&quot;; &quot;&quot;; &quot;api-&quot;&amp;[.B52]&amp;&quot;-shortcut&quot; &amp;&quot;|&quot;&amp;[.F52]&amp;CHAR(10)) &amp;IF([.G52]=&quot;&quot;; &quot;&quot;; &quot;api-&quot;&amp;[.B52]&amp;&quot;-image&quot;    &amp;&quot;|&quot;&amp;[.G52]&amp;CHAR(10))" office:value-type="string" office:string-value="api-xowa.gui.page.selection.copy-name|Kopieren&#10;api-xowa.gui.page.selection.copy-tip|Ausgewählten Text oder Adresse kopieren&#10;api-xowa.gui.page.selection.copy-letter|k&#10;" calcext:value-type="string">
            <text:p>api-xowa.gui.page.selection.copy-name|Kopieren</text:p>
            <text:p>api-xowa.gui.page.selection.copy-tip|Ausgewählten Text oder Adresse kopieren</text:p>
            <text:p>api-xowa.gui.page.selection.copy-letter|k</text:p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xowa.gui.page.selection.save_file_as</text:p>
          </table:table-cell>
          <table:table-cell table:style-name="ce3" office:value-type="string" calcext:value-type="string">
            <text:p>Speichern unter</text:p>
          </table:table-cell>
          <table:table-cell table:style-name="ce3" office:value-type="string" calcext:value-type="string">
            <text:p>Ausgewähltes Bild speichern (im Augenblick nur durch Rechtsklick auf ein Bild verfügbar)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2"/>
          <table:table-cell table:style-name="ce7" table:formula="of:=IF([.C53]=&quot;&quot;; &quot;&quot;; &quot;api-&quot;&amp;[.B53]&amp;&quot;-name&quot;     &amp;&quot;|&quot;&amp;[.C53]&amp;CHAR(10)) &amp;IF([.D53]=&quot;&quot;; &quot;&quot;; &quot;api-&quot;&amp;[.B53]&amp;&quot;-tip&quot;      &amp;&quot;|&quot;&amp;REPLACEMACRO([.D53];&quot;|&quot;;&quot;\u007C&quot;)&amp;CHAR(10)) &amp;IF([.E53]=&quot;&quot;; &quot;&quot;; &quot;api-&quot;&amp;[.B53]&amp;&quot;-letter&quot;   &amp;&quot;|&quot;&amp;[.E53]&amp;CHAR(10)) &amp;IF([.F53]=&quot;&quot;; &quot;&quot;; &quot;api-&quot;&amp;[.B53]&amp;&quot;-shortcut&quot; &amp;&quot;|&quot;&amp;[.F53]&amp;CHAR(10)) &amp;IF([.G53]=&quot;&quot;; &quot;&quot;; &quot;api-&quot;&amp;[.B53]&amp;&quot;-image&quot;    &amp;&quot;|&quot;&amp;[.G53]&amp;CHAR(10))" office:value-type="string" office:string-value="api-xowa.gui.page.selection.save_file_as-name|Speichern unter&#10;api-xowa.gui.page.selection.save_file_as-tip|Ausgewähltes Bild speichern (im Augenblick nur durch Rechtsklick auf ein Bild verfügbar)&#10;api-xowa.gui.page.selection.save_file_as-letter|s&#10;" calcext:value-type="string">
            <text:p>api-xowa.gui.page.selection.save_file_as-name|Speichern unter</text:p>
            <text:p>api-xowa.gui.page.selection.save_file_as-tip|Ausgewähltes Bild speichern (im Augenblick nur durch Rechtsklick auf ein Bild verfügbar)</text:p>
            <text:p>api-xowa.gui.page.selection.save_file_as-letter|s</text:p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xowa.gui.page.edit.focus_edit_box</text:p>
          </table:table-cell>
          <table:table-cell table:number-columns-repeated="5"/>
          <table:table-cell table:style-name="ce7" table:formula="of:=IF([.C54]=&quot;&quot;; &quot;&quot;; &quot;api-&quot;&amp;[.B54]&amp;&quot;-name&quot;     &amp;&quot;|&quot;&amp;[.C54]&amp;CHAR(10)) &amp;IF([.D54]=&quot;&quot;; &quot;&quot;; &quot;api-&quot;&amp;[.B54]&amp;&quot;-tip&quot;      &amp;&quot;|&quot;&amp;REPLACEMACRO([.D54];&quot;|&quot;;&quot;\u007C&quot;)&amp;CHAR(10)) &amp;IF([.E54]=&quot;&quot;; &quot;&quot;; &quot;api-&quot;&amp;[.B54]&amp;&quot;-letter&quot;   &amp;&quot;|&quot;&amp;[.E54]&amp;CHAR(10)) &amp;IF([.F54]=&quot;&quot;; &quot;&quot;; &quot;api-&quot;&amp;[.B54]&amp;&quot;-shortcut&quot; &amp;&quot;|&quot;&amp;[.F54]&amp;CHAR(10)) &amp;IF([.G54]=&quot;&quot;; &quot;&quot;; &quot;api-&quot;&amp;[.B54]&amp;&quot;-image&quot;    &amp;&quot;|&quot;&amp;[.G54]&amp;CHAR(10)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xowa.gui.page.edit.save</text:p>
          </table:table-cell>
          <table:table-cell table:number-columns-repeated="5"/>
          <table:table-cell table:style-name="ce7" table:formula="of:=IF([.C55]=&quot;&quot;; &quot;&quot;; &quot;api-&quot;&amp;[.B55]&amp;&quot;-name&quot;     &amp;&quot;|&quot;&amp;[.C55]&amp;CHAR(10)) &amp;IF([.D55]=&quot;&quot;; &quot;&quot;; &quot;api-&quot;&amp;[.B55]&amp;&quot;-tip&quot;      &amp;&quot;|&quot;&amp;REPLACEMACRO([.D55];&quot;|&quot;;&quot;\u007C&quot;)&amp;CHAR(10)) &amp;IF([.E55]=&quot;&quot;; &quot;&quot;; &quot;api-&quot;&amp;[.B55]&amp;&quot;-letter&quot;   &amp;&quot;|&quot;&amp;[.E55]&amp;CHAR(10)) &amp;IF([.F55]=&quot;&quot;; &quot;&quot;; &quot;api-&quot;&amp;[.B55]&amp;&quot;-shortcut&quot; &amp;&quot;|&quot;&amp;[.F55]&amp;CHAR(10)) &amp;IF([.G55]=&quot;&quot;; &quot;&quot;; &quot;api-&quot;&amp;[.B55]&amp;&quot;-image&quot;    &amp;&quot;|&quot;&amp;[.G55]&amp;CHAR(10))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xowa.gui.page.edit.save_draft</text:p>
          </table:table-cell>
          <table:table-cell table:number-columns-repeated="5"/>
          <table:table-cell table:style-name="ce7" table:formula="of:=IF([.C56]=&quot;&quot;; &quot;&quot;; &quot;api-&quot;&amp;[.B56]&amp;&quot;-name&quot;     &amp;&quot;|&quot;&amp;[.C56]&amp;CHAR(10)) &amp;IF([.D56]=&quot;&quot;; &quot;&quot;; &quot;api-&quot;&amp;[.B56]&amp;&quot;-tip&quot;      &amp;&quot;|&quot;&amp;REPLACEMACRO([.D56];&quot;|&quot;;&quot;\u007C&quot;)&amp;CHAR(10)) &amp;IF([.E56]=&quot;&quot;; &quot;&quot;; &quot;api-&quot;&amp;[.B56]&amp;&quot;-letter&quot;   &amp;&quot;|&quot;&amp;[.E56]&amp;CHAR(10)) &amp;IF([.F56]=&quot;&quot;; &quot;&quot;; &quot;api-&quot;&amp;[.B56]&amp;&quot;-shortcut&quot; &amp;&quot;|&quot;&amp;[.F56]&amp;CHAR(10)) &amp;IF([.G56]=&quot;&quot;; &quot;&quot;; &quot;api-&quot;&amp;[.B56]&amp;&quot;-image&quot;    &amp;&quot;|&quot;&amp;[.G56]&amp;CHAR(10)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xowa.gui.page.edit.preview</text:p>
          </table:table-cell>
          <table:table-cell table:number-columns-repeated="5"/>
          <table:table-cell table:style-name="ce7" table:formula="of:=IF([.C57]=&quot;&quot;; &quot;&quot;; &quot;api-&quot;&amp;[.B57]&amp;&quot;-name&quot;     &amp;&quot;|&quot;&amp;[.C57]&amp;CHAR(10)) &amp;IF([.D57]=&quot;&quot;; &quot;&quot;; &quot;api-&quot;&amp;[.B57]&amp;&quot;-tip&quot;      &amp;&quot;|&quot;&amp;REPLACEMACRO([.D57];&quot;|&quot;;&quot;\u007C&quot;)&amp;CHAR(10)) &amp;IF([.E57]=&quot;&quot;; &quot;&quot;; &quot;api-&quot;&amp;[.B57]&amp;&quot;-letter&quot;   &amp;&quot;|&quot;&amp;[.E57]&amp;CHAR(10)) &amp;IF([.F57]=&quot;&quot;; &quot;&quot;; &quot;api-&quot;&amp;[.B57]&amp;&quot;-shortcut&quot; &amp;&quot;|&quot;&amp;[.F57]&amp;CHAR(10)) &amp;IF([.G57]=&quot;&quot;; &quot;&quot;; &quot;api-&quot;&amp;[.B57]&amp;&quot;-image&quot;    &amp;&quot;|&quot;&amp;[.G57]&amp;CHAR(10))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xowa.gui.page.edit.dbg_tmpl</text:p>
          </table:table-cell>
          <table:table-cell table:number-columns-repeated="5"/>
          <table:table-cell table:style-name="ce7" table:formula="of:=IF([.C58]=&quot;&quot;; &quot;&quot;; &quot;api-&quot;&amp;[.B58]&amp;&quot;-name&quot;     &amp;&quot;|&quot;&amp;[.C58]&amp;CHAR(10)) &amp;IF([.D58]=&quot;&quot;; &quot;&quot;; &quot;api-&quot;&amp;[.B58]&amp;&quot;-tip&quot;      &amp;&quot;|&quot;&amp;REPLACEMACRO([.D58];&quot;|&quot;;&quot;\u007C&quot;)&amp;CHAR(10)) &amp;IF([.E58]=&quot;&quot;; &quot;&quot;; &quot;api-&quot;&amp;[.B58]&amp;&quot;-letter&quot;   &amp;&quot;|&quot;&amp;[.E58]&amp;CHAR(10)) &amp;IF([.F58]=&quot;&quot;; &quot;&quot;; &quot;api-&quot;&amp;[.B58]&amp;&quot;-shortcut&quot; &amp;&quot;|&quot;&amp;[.F58]&amp;CHAR(10)) &amp;IF([.G58]=&quot;&quot;; &quot;&quot;; &quot;api-&quot;&amp;[.B58]&amp;&quot;-image&quot;    &amp;&quot;|&quot;&amp;[.G58]&amp;CHAR(10)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xowa.gui.page.edit.dbg_html</text:p>
          </table:table-cell>
          <table:table-cell table:number-columns-repeated="5"/>
          <table:table-cell table:style-name="ce7" table:formula="of:=IF([.C59]=&quot;&quot;; &quot;&quot;; &quot;api-&quot;&amp;[.B59]&amp;&quot;-name&quot;     &amp;&quot;|&quot;&amp;[.C59]&amp;CHAR(10)) &amp;IF([.D59]=&quot;&quot;; &quot;&quot;; &quot;api-&quot;&amp;[.B59]&amp;&quot;-tip&quot;      &amp;&quot;|&quot;&amp;REPLACEMACRO([.D59];&quot;|&quot;;&quot;\u007C&quot;)&amp;CHAR(10)) &amp;IF([.E59]=&quot;&quot;; &quot;&quot;; &quot;api-&quot;&amp;[.B59]&amp;&quot;-letter&quot;   &amp;&quot;|&quot;&amp;[.E59]&amp;CHAR(10)) &amp;IF([.F59]=&quot;&quot;; &quot;&quot;; &quot;api-&quot;&amp;[.B59]&amp;&quot;-shortcut&quot; &amp;&quot;|&quot;&amp;[.F59]&amp;CHAR(10)) &amp;IF([.G59]=&quot;&quot;; &quot;&quot;; &quot;api-&quot;&amp;[.B59]&amp;&quot;-image&quot;    &amp;&quot;|&quot;&amp;[.G59]&amp;CHAR(10)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xowa.gui.page.edit.exec</text:p>
          </table:table-cell>
          <table:table-cell table:number-columns-repeated="5"/>
          <table:table-cell table:style-name="ce7" table:formula="of:=IF([.C60]=&quot;&quot;; &quot;&quot;; &quot;api-&quot;&amp;[.B60]&amp;&quot;-name&quot;     &amp;&quot;|&quot;&amp;[.C60]&amp;CHAR(10)) &amp;IF([.D60]=&quot;&quot;; &quot;&quot;; &quot;api-&quot;&amp;[.B60]&amp;&quot;-tip&quot;      &amp;&quot;|&quot;&amp;REPLACEMACRO([.D60];&quot;|&quot;;&quot;\u007C&quot;)&amp;CHAR(10)) &amp;IF([.E60]=&quot;&quot;; &quot;&quot;; &quot;api-&quot;&amp;[.B60]&amp;&quot;-letter&quot;   &amp;&quot;|&quot;&amp;[.E60]&amp;CHAR(10)) &amp;IF([.F60]=&quot;&quot;; &quot;&quot;; &quot;api-&quot;&amp;[.B60]&amp;&quot;-shortcut&quot; &amp;&quot;|&quot;&amp;[.F60]&amp;CHAR(10)) &amp;IF([.G60]=&quot;&quot;; &quot;&quot;; &quot;api-&quot;&amp;[.B60]&amp;&quot;-image&quot;    &amp;&quot;|&quot;&amp;[.G60]&amp;CHAR(10)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xowa.gui.menus.group.file</text:p>
          </table:table-cell>
          <table:table-cell table:style-name="ce3" office:value-type="string" calcext:value-type="string">
            <text:p>Datei</text:p>
          </table:table-cell>
          <table:table-cell table:style-name="ce3" table:number-columns-repeated="4"/>
          <table:table-cell table:style-name="ce7" table:formula="of:=IF([.C61]=&quot;&quot;; &quot;&quot;; &quot;api-&quot;&amp;[.B61]&amp;&quot;-name&quot;     &amp;&quot;|&quot;&amp;[.C61]&amp;CHAR(10)) &amp;IF([.D61]=&quot;&quot;; &quot;&quot;; &quot;api-&quot;&amp;[.B61]&amp;&quot;-tip&quot;      &amp;&quot;|&quot;&amp;REPLACEMACRO([.D61];&quot;|&quot;;&quot;\u007C&quot;)&amp;CHAR(10)) &amp;IF([.E61]=&quot;&quot;; &quot;&quot;; &quot;api-&quot;&amp;[.B61]&amp;&quot;-letter&quot;   &amp;&quot;|&quot;&amp;[.E61]&amp;CHAR(10)) &amp;IF([.F61]=&quot;&quot;; &quot;&quot;; &quot;api-&quot;&amp;[.B61]&amp;&quot;-shortcut&quot; &amp;&quot;|&quot;&amp;[.F61]&amp;CHAR(10)) &amp;IF([.G61]=&quot;&quot;; &quot;&quot;; &quot;api-&quot;&amp;[.B61]&amp;&quot;-image&quot;    &amp;&quot;|&quot;&amp;[.G61]&amp;CHAR(10))" office:value-type="string" office:string-value="api-xowa.gui.menus.group.file-name|Datei&#10;" calcext:value-type="string">
            <text:p>api-xowa.gui.menus.group.file-name|Datei</text:p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xowa.gui.menus.group.edit</text:p>
          </table:table-cell>
          <table:table-cell office:value-type="string" calcext:value-type="string">
            <text:p>Bearbeiten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7" table:formula="of:=IF([.C62]=&quot;&quot;; &quot;&quot;; &quot;api-&quot;&amp;[.B62]&amp;&quot;-name&quot;     &amp;&quot;|&quot;&amp;[.C62]&amp;CHAR(10)) &amp;IF([.D62]=&quot;&quot;; &quot;&quot;; &quot;api-&quot;&amp;[.B62]&amp;&quot;-tip&quot;      &amp;&quot;|&quot;&amp;REPLACEMACRO([.D62];&quot;|&quot;;&quot;\u007C&quot;)&amp;CHAR(10)) &amp;IF([.E62]=&quot;&quot;; &quot;&quot;; &quot;api-&quot;&amp;[.B62]&amp;&quot;-letter&quot;   &amp;&quot;|&quot;&amp;[.E62]&amp;CHAR(10)) &amp;IF([.F62]=&quot;&quot;; &quot;&quot;; &quot;api-&quot;&amp;[.B62]&amp;&quot;-shortcut&quot; &amp;&quot;|&quot;&amp;[.F62]&amp;CHAR(10)) &amp;IF([.G62]=&quot;&quot;; &quot;&quot;; &quot;api-&quot;&amp;[.B62]&amp;&quot;-image&quot;    &amp;&quot;|&quot;&amp;[.G62]&amp;CHAR(10))" office:value-type="string" office:string-value="api-xowa.gui.menus.group.edit-name|Bearbeiten&#10;api-xowa.gui.menus.group.edit-letter|b&#10;" calcext:value-type="string">
            <text:p>api-xowa.gui.menus.group.edit-name|Bearbeiten</text:p>
            <text:p>api-xowa.gui.menus.group.edit-letter|b</text:p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string" calcext:value-type="string">
            <text:p>xowa.gui.menus.group.view</text:p>
          </table:table-cell>
          <table:table-cell office:value-type="string" calcext:value-type="string">
            <text:p>Ansicht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7" table:formula="of:=IF([.C63]=&quot;&quot;; &quot;&quot;; &quot;api-&quot;&amp;[.B63]&amp;&quot;-name&quot;     &amp;&quot;|&quot;&amp;[.C63]&amp;CHAR(10)) &amp;IF([.D63]=&quot;&quot;; &quot;&quot;; &quot;api-&quot;&amp;[.B63]&amp;&quot;-tip&quot;      &amp;&quot;|&quot;&amp;REPLACEMACRO([.D63];&quot;|&quot;;&quot;\u007C&quot;)&amp;CHAR(10)) &amp;IF([.E63]=&quot;&quot;; &quot;&quot;; &quot;api-&quot;&amp;[.B63]&amp;&quot;-letter&quot;   &amp;&quot;|&quot;&amp;[.E63]&amp;CHAR(10)) &amp;IF([.F63]=&quot;&quot;; &quot;&quot;; &quot;api-&quot;&amp;[.B63]&amp;&quot;-shortcut&quot; &amp;&quot;|&quot;&amp;[.F63]&amp;CHAR(10)) &amp;IF([.G63]=&quot;&quot;; &quot;&quot;; &quot;api-&quot;&amp;[.B63]&amp;&quot;-image&quot;    &amp;&quot;|&quot;&amp;[.G63]&amp;CHAR(10))" office:value-type="string" office:string-value="api-xowa.gui.menus.group.view-name|Ansicht&#10;api-xowa.gui.menus.group.view-letter|a&#10;" calcext:value-type="string">
            <text:p>api-xowa.gui.menus.group.view-name|Ansicht</text:p>
            <text:p>api-xowa.gui.menus.group.view-letter|a</text:p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xowa.gui.menus.group.history</text:p>
          </table:table-cell>
          <table:table-cell office:value-type="string" calcext:value-type="string">
            <text:p>Verlauf</text:p>
          </table:table-cell>
          <table:table-cell/>
          <table:table-cell table:style-name="ce3" office:value-type="string" calcext:value-type="string">
            <text:p>v</text:p>
          </table:table-cell>
          <table:table-cell table:style-name="ce3" table:number-columns-repeated="2"/>
          <table:table-cell table:style-name="ce7" table:formula="of:=IF([.C64]=&quot;&quot;; &quot;&quot;; &quot;api-&quot;&amp;[.B64]&amp;&quot;-name&quot;     &amp;&quot;|&quot;&amp;[.C64]&amp;CHAR(10)) &amp;IF([.D64]=&quot;&quot;; &quot;&quot;; &quot;api-&quot;&amp;[.B64]&amp;&quot;-tip&quot;      &amp;&quot;|&quot;&amp;REPLACEMACRO([.D64];&quot;|&quot;;&quot;\u007C&quot;)&amp;CHAR(10)) &amp;IF([.E64]=&quot;&quot;; &quot;&quot;; &quot;api-&quot;&amp;[.B64]&amp;&quot;-letter&quot;   &amp;&quot;|&quot;&amp;[.E64]&amp;CHAR(10)) &amp;IF([.F64]=&quot;&quot;; &quot;&quot;; &quot;api-&quot;&amp;[.B64]&amp;&quot;-shortcut&quot; &amp;&quot;|&quot;&amp;[.F64]&amp;CHAR(10)) &amp;IF([.G64]=&quot;&quot;; &quot;&quot;; &quot;api-&quot;&amp;[.B64]&amp;&quot;-image&quot;    &amp;&quot;|&quot;&amp;[.G64]&amp;CHAR(10))" office:value-type="string" office:string-value="api-xowa.gui.menus.group.history-name|Verlauf&#10;api-xowa.gui.menus.group.history-letter|v&#10;" calcext:value-type="string">
            <text:p>api-xowa.gui.menus.group.history-name|Verlauf</text:p>
            <text:p>api-xowa.gui.menus.group.history-letter|v</text:p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xowa.gui.menus.group.bookmarks</text:p>
          </table:table-cell>
          <table:table-cell office:value-type="string" calcext:value-type="string">
            <text:p>Lesezeichen</text:p>
          </table:table-cell>
          <table:table-cell table:style-name="ce3"/>
          <table:table-cell table:style-name="ce3" office:value-type="string" calcext:value-type="string">
            <text:p>l</text:p>
          </table:table-cell>
          <table:table-cell table:style-name="ce3" table:number-columns-repeated="2"/>
          <table:table-cell table:style-name="ce7" table:formula="of:=IF([.C65]=&quot;&quot;; &quot;&quot;; &quot;api-&quot;&amp;[.B65]&amp;&quot;-name&quot;     &amp;&quot;|&quot;&amp;[.C65]&amp;CHAR(10)) &amp;IF([.D65]=&quot;&quot;; &quot;&quot;; &quot;api-&quot;&amp;[.B65]&amp;&quot;-tip&quot;      &amp;&quot;|&quot;&amp;REPLACEMACRO([.D65];&quot;|&quot;;&quot;\u007C&quot;)&amp;CHAR(10)) &amp;IF([.E65]=&quot;&quot;; &quot;&quot;; &quot;api-&quot;&amp;[.B65]&amp;&quot;-letter&quot;   &amp;&quot;|&quot;&amp;[.E65]&amp;CHAR(10)) &amp;IF([.F65]=&quot;&quot;; &quot;&quot;; &quot;api-&quot;&amp;[.B65]&amp;&quot;-shortcut&quot; &amp;&quot;|&quot;&amp;[.F65]&amp;CHAR(10)) &amp;IF([.G65]=&quot;&quot;; &quot;&quot;; &quot;api-&quot;&amp;[.B65]&amp;&quot;-image&quot;    &amp;&quot;|&quot;&amp;[.G65]&amp;CHAR(10))" office:value-type="string" office:string-value="api-xowa.gui.menus.group.bookmarks-name|Lesezeichen&#10;api-xowa.gui.menus.group.bookmarks-letter|l&#10;" calcext:value-type="string">
            <text:p>api-xowa.gui.menus.group.bookmarks-name|Lesezeichen</text:p>
            <text:p>api-xowa.gui.menus.group.bookmarks-letter|l</text:p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xowa.gui.menus.group.tools</text:p>
          </table:table-cell>
          <table:table-cell office:value-type="string" calcext:value-type="string">
            <text:p>Extras</text:p>
          </table:table-cell>
          <table:table-cell table:style-name="ce3"/>
          <table:table-cell table:style-name="ce3" office:value-type="string" calcext:value-type="string">
            <text:p>e</text:p>
          </table:table-cell>
          <table:table-cell table:style-name="ce3" table:number-columns-repeated="2"/>
          <table:table-cell table:style-name="ce7" table:formula="of:=IF([.C66]=&quot;&quot;; &quot;&quot;; &quot;api-&quot;&amp;[.B66]&amp;&quot;-name&quot;     &amp;&quot;|&quot;&amp;[.C66]&amp;CHAR(10)) &amp;IF([.D66]=&quot;&quot;; &quot;&quot;; &quot;api-&quot;&amp;[.B66]&amp;&quot;-tip&quot;      &amp;&quot;|&quot;&amp;REPLACEMACRO([.D66];&quot;|&quot;;&quot;\u007C&quot;)&amp;CHAR(10)) &amp;IF([.E66]=&quot;&quot;; &quot;&quot;; &quot;api-&quot;&amp;[.B66]&amp;&quot;-letter&quot;   &amp;&quot;|&quot;&amp;[.E66]&amp;CHAR(10)) &amp;IF([.F66]=&quot;&quot;; &quot;&quot;; &quot;api-&quot;&amp;[.B66]&amp;&quot;-shortcut&quot; &amp;&quot;|&quot;&amp;[.F66]&amp;CHAR(10)) &amp;IF([.G66]=&quot;&quot;; &quot;&quot;; &quot;api-&quot;&amp;[.B66]&amp;&quot;-image&quot;    &amp;&quot;|&quot;&amp;[.G66]&amp;CHAR(10))" office:value-type="string" office:string-value="api-xowa.gui.menus.group.tools-name|Extras&#10;api-xowa.gui.menus.group.tools-letter|e&#10;" calcext:value-type="string">
            <text:p>api-xowa.gui.menus.group.tools-name|Extras</text:p>
            <text:p>api-xowa.gui.menus.group.tools-letter|e</text:p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xowa.gui.menus.group.help</text:p>
          </table:table-cell>
          <table:table-cell office:value-type="string" calcext:value-type="string">
            <text:p>Hilfe</text:p>
          </table:table-cell>
          <table:table-cell table:style-name="ce3"/>
          <table:table-cell table:style-name="ce3" office:value-type="string" calcext:value-type="string">
            <text:p>h</text:p>
          </table:table-cell>
          <table:table-cell table:style-name="ce3" table:number-columns-repeated="2"/>
          <table:table-cell table:style-name="ce7" table:formula="of:=IF([.C67]=&quot;&quot;; &quot;&quot;; &quot;api-&quot;&amp;[.B67]&amp;&quot;-name&quot;     &amp;&quot;|&quot;&amp;[.C67]&amp;CHAR(10)) &amp;IF([.D67]=&quot;&quot;; &quot;&quot;; &quot;api-&quot;&amp;[.B67]&amp;&quot;-tip&quot;      &amp;&quot;|&quot;&amp;REPLACEMACRO([.D67];&quot;|&quot;;&quot;\u007C&quot;)&amp;CHAR(10)) &amp;IF([.E67]=&quot;&quot;; &quot;&quot;; &quot;api-&quot;&amp;[.B67]&amp;&quot;-letter&quot;   &amp;&quot;|&quot;&amp;[.E67]&amp;CHAR(10)) &amp;IF([.F67]=&quot;&quot;; &quot;&quot;; &quot;api-&quot;&amp;[.B67]&amp;&quot;-shortcut&quot; &amp;&quot;|&quot;&amp;[.F67]&amp;CHAR(10)) &amp;IF([.G67]=&quot;&quot;; &quot;&quot;; &quot;api-&quot;&amp;[.B67]&amp;&quot;-image&quot;    &amp;&quot;|&quot;&amp;[.G67]&amp;CHAR(10))" office:value-type="string" office:string-value="api-xowa.gui.menus.group.help-name|Hilfe&#10;api-xowa.gui.menus.group.help-letter|h&#10;" calcext:value-type="string">
            <text:p>api-xowa.gui.menus.group.help-name|Hilfe</text:p>
            <text:p>api-xowa.gui.menus.group.help-letter|h</text:p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string" calcext:value-type="string">
            <text:p>xowa.gui.menus.group.tabs</text:p>
          </table:table-cell>
          <table:table-cell table:style-name="ce3"/>
          <table:table-cell/>
          <table:table-cell table:style-name="ce3" table:number-columns-repeated="3"/>
          <table:table-cell table:style-name="ce7" table:formula="of:=IF([.C68]=&quot;&quot;; &quot;&quot;; &quot;api-&quot;&amp;[.B68]&amp;&quot;-name&quot;     &amp;&quot;|&quot;&amp;[.C68]&amp;CHAR(10)) &amp;IF([.D68]=&quot;&quot;; &quot;&quot;; &quot;api-&quot;&amp;[.B68]&amp;&quot;-tip&quot;      &amp;&quot;|&quot;&amp;REPLACEMACRO([.D68];&quot;|&quot;;&quot;\u007C&quot;)&amp;CHAR(10)) &amp;IF([.E68]=&quot;&quot;; &quot;&quot;; &quot;api-&quot;&amp;[.B68]&amp;&quot;-letter&quot;   &amp;&quot;|&quot;&amp;[.E68]&amp;CHAR(10)) &amp;IF([.F68]=&quot;&quot;; &quot;&quot;; &quot;api-&quot;&amp;[.B68]&amp;&quot;-shortcut&quot; &amp;&quot;|&quot;&amp;[.F68]&amp;CHAR(10)) &amp;IF([.G68]=&quot;&quot;; &quot;&quot;; &quot;api-&quot;&amp;[.B68]&amp;&quot;-image&quot;    &amp;&quot;|&quot;&amp;[.G68]&amp;CHAR(10)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xowa.gui.menus.group.system_data</text:p>
          </table:table-cell>
          <table:table-cell table:style-name="ce3" table:number-columns-repeated="5"/>
          <table:table-cell table:style-name="ce7" table:formula="of:=IF([.C69]=&quot;&quot;; &quot;&quot;; &quot;api-&quot;&amp;[.B69]&amp;&quot;-name&quot;     &amp;&quot;|&quot;&amp;[.C69]&amp;CHAR(10)) &amp;IF([.D69]=&quot;&quot;; &quot;&quot;; &quot;api-&quot;&amp;[.B69]&amp;&quot;-tip&quot;      &amp;&quot;|&quot;&amp;REPLACEMACRO([.D69];&quot;|&quot;;&quot;\u007C&quot;)&amp;CHAR(10)) &amp;IF([.E69]=&quot;&quot;; &quot;&quot;; &quot;api-&quot;&amp;[.B69]&amp;&quot;-letter&quot;   &amp;&quot;|&quot;&amp;[.E69]&amp;CHAR(10)) &amp;IF([.F69]=&quot;&quot;; &quot;&quot;; &quot;api-&quot;&amp;[.B69]&amp;&quot;-shortcut&quot; &amp;&quot;|&quot;&amp;[.F69]&amp;CHAR(10)) &amp;IF([.G69]=&quot;&quot;; &quot;&quot;; &quot;api-&quot;&amp;[.B69]&amp;&quot;-image&quot;    &amp;&quot;|&quot;&amp;[.G69]&amp;CHAR(10)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xowa.gui.menus.group.wikis</text:p>
          </table:table-cell>
          <table:table-cell office:value-type="string" calcext:value-type="string">
            <text:p>Wikis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table:number-columns-repeated="2"/>
          <table:table-cell table:style-name="ce7" table:formula="of:=IF([.C70]=&quot;&quot;; &quot;&quot;; &quot;api-&quot;&amp;[.B70]&amp;&quot;-name&quot;     &amp;&quot;|&quot;&amp;[.C70]&amp;CHAR(10)) &amp;IF([.D70]=&quot;&quot;; &quot;&quot;; &quot;api-&quot;&amp;[.B70]&amp;&quot;-tip&quot;      &amp;&quot;|&quot;&amp;REPLACEMACRO([.D70];&quot;|&quot;;&quot;\u007C&quot;)&amp;CHAR(10)) &amp;IF([.E70]=&quot;&quot;; &quot;&quot;; &quot;api-&quot;&amp;[.B70]&amp;&quot;-letter&quot;   &amp;&quot;|&quot;&amp;[.E70]&amp;CHAR(10)) &amp;IF([.F70]=&quot;&quot;; &quot;&quot;; &quot;api-&quot;&amp;[.B70]&amp;&quot;-shortcut&quot; &amp;&quot;|&quot;&amp;[.F70]&amp;CHAR(10)) &amp;IF([.G70]=&quot;&quot;; &quot;&quot;; &quot;api-&quot;&amp;[.B70]&amp;&quot;-image&quot;    &amp;&quot;|&quot;&amp;[.G70]&amp;CHAR(10))" office:value-type="string" office:string-value="api-xowa.gui.menus.group.wikis-name|Wikis&#10;api-xowa.gui.menus.group.wikis-letter|w&#10;" calcext:value-type="string">
            <text:p>api-xowa.gui.menus.group.wikis-name|Wikis</text:p>
            <text:p>api-xowa.gui.menus.group.wikis-letter|w</text:p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xowa.gui.browser.url.focus</text:p>
          </table:table-cell>
          <table:table-cell table:number-columns-repeated="5"/>
          <table:table-cell table:style-name="ce7" table:formula="of:=IF([.C71]=&quot;&quot;; &quot;&quot;; &quot;api-&quot;&amp;[.B71]&amp;&quot;-name&quot;     &amp;&quot;|&quot;&amp;[.C71]&amp;CHAR(10)) &amp;IF([.D71]=&quot;&quot;; &quot;&quot;; &quot;api-&quot;&amp;[.B71]&amp;&quot;-tip&quot;      &amp;&quot;|&quot;&amp;REPLACEMACRO([.D71];&quot;|&quot;;&quot;\u007C&quot;)&amp;CHAR(10)) &amp;IF([.E71]=&quot;&quot;; &quot;&quot;; &quot;api-&quot;&amp;[.B71]&amp;&quot;-letter&quot;   &amp;&quot;|&quot;&amp;[.E71]&amp;CHAR(10)) &amp;IF([.F71]=&quot;&quot;; &quot;&quot;; &quot;api-&quot;&amp;[.B71]&amp;&quot;-shortcut&quot; &amp;&quot;|&quot;&amp;[.F71]&amp;CHAR(10)) &amp;IF([.G71]=&quot;&quot;; &quot;&quot;; &quot;api-&quot;&amp;[.B71]&amp;&quot;-image&quot;    &amp;&quot;|&quot;&amp;[.G71]&amp;CHAR(10)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xowa.gui.browser.url.exec</text:p>
          </table:table-cell>
          <table:table-cell table:number-columns-repeated="5"/>
          <table:table-cell table:style-name="ce7" table:formula="of:=IF([.C72]=&quot;&quot;; &quot;&quot;; &quot;api-&quot;&amp;[.B72]&amp;&quot;-name&quot;     &amp;&quot;|&quot;&amp;[.C72]&amp;CHAR(10)) &amp;IF([.D72]=&quot;&quot;; &quot;&quot;; &quot;api-&quot;&amp;[.B72]&amp;&quot;-tip&quot;      &amp;&quot;|&quot;&amp;REPLACEMACRO([.D72];&quot;|&quot;;&quot;\u007C&quot;)&amp;CHAR(10)) &amp;IF([.E72]=&quot;&quot;; &quot;&quot;; &quot;api-&quot;&amp;[.B72]&amp;&quot;-letter&quot;   &amp;&quot;|&quot;&amp;[.E72]&amp;CHAR(10)) &amp;IF([.F72]=&quot;&quot;; &quot;&quot;; &quot;api-&quot;&amp;[.B72]&amp;&quot;-shortcut&quot; &amp;&quot;|&quot;&amp;[.F72]&amp;CHAR(10)) &amp;IF([.G72]=&quot;&quot;; &quot;&quot;; &quot;api-&quot;&amp;[.B72]&amp;&quot;-image&quot;    &amp;&quot;|&quot;&amp;[.G72]&amp;CHAR(10)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xowa.gui.browser.url.exec_by_paste</text:p>
          </table:table-cell>
          <table:table-cell table:number-columns-repeated="5"/>
          <table:table-cell table:style-name="ce7" table:formula="of:=IF([.C73]=&quot;&quot;; &quot;&quot;; &quot;api-&quot;&amp;[.B73]&amp;&quot;-name&quot;     &amp;&quot;|&quot;&amp;[.C73]&amp;CHAR(10)) &amp;IF([.D73]=&quot;&quot;; &quot;&quot;; &quot;api-&quot;&amp;[.B73]&amp;&quot;-tip&quot;      &amp;&quot;|&quot;&amp;REPLACEMACRO([.D73];&quot;|&quot;;&quot;\u007C&quot;)&amp;CHAR(10)) &amp;IF([.E73]=&quot;&quot;; &quot;&quot;; &quot;api-&quot;&amp;[.B73]&amp;&quot;-letter&quot;   &amp;&quot;|&quot;&amp;[.E73]&amp;CHAR(10)) &amp;IF([.F73]=&quot;&quot;; &quot;&quot;; &quot;api-&quot;&amp;[.B73]&amp;&quot;-shortcut&quot; &amp;&quot;|&quot;&amp;[.F73]&amp;CHAR(10)) &amp;IF([.G73]=&quot;&quot;; &quot;&quot;; &quot;api-&quot;&amp;[.B73]&amp;&quot;-image&quot;    &amp;&quot;|&quot;&amp;[.G73]&amp;CHAR(10))">
            <text:p/>
          </table:table-cell>
        </table:table-row>
        <table:table-row table:style-name="ro1">
          <table:table-cell/>
          <table:table-cell table:style-name="ce4" office:value-type="string" calcext:value-type="string">
            <text:p>xowa.gui.browser.url.exec_new_tab_by_paste</text:p>
          </table:table-cell>
          <table:table-cell table:number-columns-repeated="5"/>
          <table:table-cell table:style-name="ce7" table:formula="of:=IF([.C74]=&quot;&quot;; &quot;&quot;; &quot;api-&quot;&amp;[.B74]&amp;&quot;-name&quot;     &amp;&quot;|&quot;&amp;[.C74]&amp;CHAR(10)) &amp;IF([.D74]=&quot;&quot;; &quot;&quot;; &quot;api-&quot;&amp;[.B74]&amp;&quot;-tip&quot;      &amp;&quot;|&quot;&amp;REPLACEMACRO([.D74];&quot;|&quot;;&quot;\u007C&quot;)&amp;CHAR(10)) &amp;IF([.E74]=&quot;&quot;; &quot;&quot;; &quot;api-&quot;&amp;[.B74]&amp;&quot;-letter&quot;   &amp;&quot;|&quot;&amp;[.E74]&amp;CHAR(10)) &amp;IF([.F74]=&quot;&quot;; &quot;&quot;; &quot;api-&quot;&amp;[.B74]&amp;&quot;-shortcut&quot; &amp;&quot;|&quot;&amp;[.F74]&amp;CHAR(10)) &amp;IF([.G74]=&quot;&quot;; &quot;&quot;; &quot;api-&quot;&amp;[.B74]&amp;&quot;-image&quot;    &amp;&quot;|&quot;&amp;[.G74]&amp;CHAR(10))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xowa.gui.browser.search.focus</text:p>
          </table:table-cell>
          <table:table-cell table:number-columns-repeated="5"/>
          <table:table-cell table:style-name="ce7" table:formula="of:=IF([.C75]=&quot;&quot;; &quot;&quot;; &quot;api-&quot;&amp;[.B75]&amp;&quot;-name&quot;     &amp;&quot;|&quot;&amp;[.C75]&amp;CHAR(10)) &amp;IF([.D75]=&quot;&quot;; &quot;&quot;; &quot;api-&quot;&amp;[.B75]&amp;&quot;-tip&quot;      &amp;&quot;|&quot;&amp;REPLACEMACRO([.D75];&quot;|&quot;;&quot;\u007C&quot;)&amp;CHAR(10)) &amp;IF([.E75]=&quot;&quot;; &quot;&quot;; &quot;api-&quot;&amp;[.B75]&amp;&quot;-letter&quot;   &amp;&quot;|&quot;&amp;[.E75]&amp;CHAR(10)) &amp;IF([.F75]=&quot;&quot;; &quot;&quot;; &quot;api-&quot;&amp;[.B75]&amp;&quot;-shortcut&quot; &amp;&quot;|&quot;&amp;[.F75]&amp;CHAR(10)) &amp;IF([.G75]=&quot;&quot;; &quot;&quot;; &quot;api-&quot;&amp;[.B75]&amp;&quot;-image&quot;    &amp;&quot;|&quot;&amp;[.G75]&amp;CHAR(10)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xowa.gui.browser.search.exec</text:p>
          </table:table-cell>
          <table:table-cell table:number-columns-repeated="5"/>
          <table:table-cell table:style-name="ce7" table:formula="of:=IF([.C76]=&quot;&quot;; &quot;&quot;; &quot;api-&quot;&amp;[.B76]&amp;&quot;-name&quot;     &amp;&quot;|&quot;&amp;[.C76]&amp;CHAR(10)) &amp;IF([.D76]=&quot;&quot;; &quot;&quot;; &quot;api-&quot;&amp;[.B76]&amp;&quot;-tip&quot;      &amp;&quot;|&quot;&amp;REPLACEMACRO([.D76];&quot;|&quot;;&quot;\u007C&quot;)&amp;CHAR(10)) &amp;IF([.E76]=&quot;&quot;; &quot;&quot;; &quot;api-&quot;&amp;[.B76]&amp;&quot;-letter&quot;   &amp;&quot;|&quot;&amp;[.E76]&amp;CHAR(10)) &amp;IF([.F76]=&quot;&quot;; &quot;&quot;; &quot;api-&quot;&amp;[.B76]&amp;&quot;-shortcut&quot; &amp;&quot;|&quot;&amp;[.F76]&amp;CHAR(10)) &amp;IF([.G76]=&quot;&quot;; &quot;&quot;; &quot;api-&quot;&amp;[.B76]&amp;&quot;-image&quot;    &amp;&quot;|&quot;&amp;[.G76]&amp;CHAR(10))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owa.gui.browser.html.focus</text:p>
          </table:table-cell>
          <table:table-cell table:number-columns-repeated="5"/>
          <table:table-cell table:style-name="ce7" table:formula="of:=IF([.C77]=&quot;&quot;; &quot;&quot;; &quot;api-&quot;&amp;[.B77]&amp;&quot;-name&quot;     &amp;&quot;|&quot;&amp;[.C77]&amp;CHAR(10)) &amp;IF([.D77]=&quot;&quot;; &quot;&quot;; &quot;api-&quot;&amp;[.B77]&amp;&quot;-tip&quot;      &amp;&quot;|&quot;&amp;REPLACEMACRO([.D77];&quot;|&quot;;&quot;\u007C&quot;)&amp;CHAR(10)) &amp;IF([.E77]=&quot;&quot;; &quot;&quot;; &quot;api-&quot;&amp;[.B77]&amp;&quot;-letter&quot;   &amp;&quot;|&quot;&amp;[.E77]&amp;CHAR(10)) &amp;IF([.F77]=&quot;&quot;; &quot;&quot;; &quot;api-&quot;&amp;[.B77]&amp;&quot;-shortcut&quot; &amp;&quot;|&quot;&amp;[.F77]&amp;CHAR(10)) &amp;IF([.G77]=&quot;&quot;; &quot;&quot;; &quot;api-&quot;&amp;[.B77]&amp;&quot;-image&quot;    &amp;&quot;|&quot;&amp;[.G77]&amp;CHAR(10))">
            <text:p/>
          </table:table-cell>
        </table:table-row>
        <table:table-row table:style-name="ro1">
          <table:table-cell/>
          <table:table-cell office:value-type="string" calcext:value-type="string">
            <text:p>xowa.gui.browser.html.selection_focus_toggle</text:p>
          </table:table-cell>
          <table:table-cell table:number-columns-repeated="5"/>
          <table:table-cell table:style-name="ce7" table:formula="of:=IF([.C78]=&quot;&quot;; &quot;&quot;; &quot;api-&quot;&amp;[.B78]&amp;&quot;-name&quot;     &amp;&quot;|&quot;&amp;[.C78]&amp;CHAR(10)) &amp;IF([.D78]=&quot;&quot;; &quot;&quot;; &quot;api-&quot;&amp;[.B78]&amp;&quot;-tip&quot;      &amp;&quot;|&quot;&amp;REPLACEMACRO([.D78];&quot;|&quot;;&quot;\u007C&quot;)&amp;CHAR(10)) &amp;IF([.E78]=&quot;&quot;; &quot;&quot;; &quot;api-&quot;&amp;[.B78]&amp;&quot;-letter&quot;   &amp;&quot;|&quot;&amp;[.E78]&amp;CHAR(10)) &amp;IF([.F78]=&quot;&quot;; &quot;&quot;; &quot;api-&quot;&amp;[.B78]&amp;&quot;-shortcut&quot; &amp;&quot;|&quot;&amp;[.F78]&amp;CHAR(10)) &amp;IF([.G78]=&quot;&quot;; &quot;&quot;; &quot;api-&quot;&amp;[.B78]&amp;&quot;-image&quot;    &amp;&quot;|&quot;&amp;[.G78]&amp;CHAR(10)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xowa.gui.browser.tabs.new_dflt__at_dflt__focus_y</text:p>
          </table:table-cell>
          <table:table-cell table:style-name="ce3" office:value-type="string" calcext:value-type="string">
            <text:p>Neuer Tab</text:p>
          </table:table-cell>
          <table:table-cell table:style-name="ce3" office:value-type="string" calcext:value-type="string">
            <text:p>Neuen Tab öffnen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7" table:formula="of:=IF([.C79]=&quot;&quot;; &quot;&quot;; &quot;api-&quot;&amp;[.B79]&amp;&quot;-name&quot;     &amp;&quot;|&quot;&amp;[.C79]&amp;CHAR(10)) &amp;IF([.D79]=&quot;&quot;; &quot;&quot;; &quot;api-&quot;&amp;[.B79]&amp;&quot;-tip&quot;      &amp;&quot;|&quot;&amp;REPLACEMACRO([.D79];&quot;|&quot;;&quot;\u007C&quot;)&amp;CHAR(10)) &amp;IF([.E79]=&quot;&quot;; &quot;&quot;; &quot;api-&quot;&amp;[.B79]&amp;&quot;-letter&quot;   &amp;&quot;|&quot;&amp;[.E79]&amp;CHAR(10)) &amp;IF([.F79]=&quot;&quot;; &quot;&quot;; &quot;api-&quot;&amp;[.B79]&amp;&quot;-shortcut&quot; &amp;&quot;|&quot;&amp;[.F79]&amp;CHAR(10)) &amp;IF([.G79]=&quot;&quot;; &quot;&quot;; &quot;api-&quot;&amp;[.B79]&amp;&quot;-image&quot;    &amp;&quot;|&quot;&amp;[.G79]&amp;CHAR(10))" office:value-type="string" office:string-value="api-xowa.gui.browser.tabs.new_dflt__at_dflt__focus_y-name|Neuer Tab&#10;api-xowa.gui.browser.tabs.new_dflt__at_dflt__focus_y-tip|Neuen Tab öffnen&#10;api-xowa.gui.browser.tabs.new_dflt__at_dflt__focus_y-letter|n&#10;" calcext:value-type="string">
            <text:p>api-xowa.gui.browser.tabs.new_dflt__at_dflt__focus_y-name|Neuer Tab</text:p>
            <text:p>api-xowa.gui.browser.tabs.new_dflt__at_dflt__focus_y-tip|Neuen Tab öffnen</text:p>
            <text:p>api-xowa.gui.browser.tabs.new_dflt__at_dflt__focus_y-letter|n</text:p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xowa.gui.browser.tabs.new_link__at_dflt__focus_y</text:p>
          </table:table-cell>
          <table:table-cell table:style-name="ce3" office:value-type="string" calcext:value-type="string">
            <text:p>In neuem Tab öffnen und wechseln</text:p>
          </table:table-cell>
          <table:table-cell table:style-name="ce3" office:value-type="string" calcext:value-type="string">
            <text:p>Link in neuem Tab öffnen und dorthin wechseln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7" table:formula="of:=IF([.C80]=&quot;&quot;; &quot;&quot;; &quot;api-&quot;&amp;[.B80]&amp;&quot;-name&quot;     &amp;&quot;|&quot;&amp;[.C80]&amp;CHAR(10)) &amp;IF([.D80]=&quot;&quot;; &quot;&quot;; &quot;api-&quot;&amp;[.B80]&amp;&quot;-tip&quot;      &amp;&quot;|&quot;&amp;REPLACEMACRO([.D80];&quot;|&quot;;&quot;\u007C&quot;)&amp;CHAR(10)) &amp;IF([.E80]=&quot;&quot;; &quot;&quot;; &quot;api-&quot;&amp;[.B80]&amp;&quot;-letter&quot;   &amp;&quot;|&quot;&amp;[.E80]&amp;CHAR(10)) &amp;IF([.F80]=&quot;&quot;; &quot;&quot;; &quot;api-&quot;&amp;[.B80]&amp;&quot;-shortcut&quot; &amp;&quot;|&quot;&amp;[.F80]&amp;CHAR(10)) &amp;IF([.G80]=&quot;&quot;; &quot;&quot;; &quot;api-&quot;&amp;[.B80]&amp;&quot;-image&quot;    &amp;&quot;|&quot;&amp;[.G80]&amp;CHAR(10))" office:value-type="string" office:string-value="api-xowa.gui.browser.tabs.new_link__at_dflt__focus_y-name|In neuem Tab öffnen und wechseln&#10;api-xowa.gui.browser.tabs.new_link__at_dflt__focus_y-tip|Link in neuem Tab öffnen und dorthin wechseln&#10;api-xowa.gui.browser.tabs.new_link__at_dflt__focus_y-letter|n&#10;" calcext:value-type="string">
            <text:p>api-xowa.gui.browser.tabs.new_link__at_dflt__focus_y-name|In neuem Tab öffnen und wechseln</text:p>
            <text:p>api-xowa.gui.browser.tabs.new_link__at_dflt__focus_y-tip|Link in neuem Tab öffnen und dorthin wechseln</text:p>
            <text:p>api-xowa.gui.browser.tabs.new_link__at_dflt__focus_y-letter|n</text:p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string" calcext:value-type="string">
            <text:p>xowa.gui.browser.tabs.new_link__at_dflt__focus_n</text:p>
          </table:table-cell>
          <table:table-cell table:style-name="ce3" office:value-type="string" calcext:value-type="string">
            <text:p>In neuem Tab öffnen</text:p>
          </table:table-cell>
          <table:table-cell table:style-name="ce3" office:value-type="string" calcext:value-type="string">
            <text:p>Ausgewählten Link in neuem Tab öffnen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2"/>
          <table:table-cell table:style-name="ce7" table:formula="of:=IF([.C81]=&quot;&quot;; &quot;&quot;; &quot;api-&quot;&amp;[.B81]&amp;&quot;-name&quot;     &amp;&quot;|&quot;&amp;[.C81]&amp;CHAR(10)) &amp;IF([.D81]=&quot;&quot;; &quot;&quot;; &quot;api-&quot;&amp;[.B81]&amp;&quot;-tip&quot;      &amp;&quot;|&quot;&amp;REPLACEMACRO([.D81];&quot;|&quot;;&quot;\u007C&quot;)&amp;CHAR(10)) &amp;IF([.E81]=&quot;&quot;; &quot;&quot;; &quot;api-&quot;&amp;[.B81]&amp;&quot;-letter&quot;   &amp;&quot;|&quot;&amp;[.E81]&amp;CHAR(10)) &amp;IF([.F81]=&quot;&quot;; &quot;&quot;; &quot;api-&quot;&amp;[.B81]&amp;&quot;-shortcut&quot; &amp;&quot;|&quot;&amp;[.F81]&amp;CHAR(10)) &amp;IF([.G81]=&quot;&quot;; &quot;&quot;; &quot;api-&quot;&amp;[.B81]&amp;&quot;-image&quot;    &amp;&quot;|&quot;&amp;[.G81]&amp;CHAR(10))" office:value-type="string" office:string-value="api-xowa.gui.browser.tabs.new_link__at_dflt__focus_n-name|In neuem Tab öffnen&#10;api-xowa.gui.browser.tabs.new_link__at_dflt__focus_n-tip|Ausgewählten Link in neuem Tab öffnen&#10;api-xowa.gui.browser.tabs.new_link__at_dflt__focus_n-letter|t&#10;" calcext:value-type="string">
            <text:p>api-xowa.gui.browser.tabs.new_link__at_dflt__focus_n-name|In neuem Tab öffnen</text:p>
            <text:p>api-xowa.gui.browser.tabs.new_link__at_dflt__focus_n-tip|Ausgewählten Link in neuem Tab öffnen</text:p>
            <text:p>api-xowa.gui.browser.tabs.new_link__at_dflt__focus_n-letter|t</text:p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string" calcext:value-type="string">
            <text:p>xowa.gui.browser.tabs.new_href__at_dflt__focus_y</text:p>
          </table:table-cell>
          <table:table-cell table:style-name="ce3" office:value-type="string" calcext:value-type="string">
            <text:p>In neuem Tab öffnen und wechseln</text:p>
          </table:table-cell>
          <table:table-cell table:style-name="ce3" office:value-type="string" calcext:value-type="string">
            <text:p>Ausgewählten Link in neuem Tab öffnen und dorthin wechseln&lt;br/&gt;Dieser Befehl ist für die Tastatur-Navigation durch folgende Schritte gedacht:&lt;br/&gt;\n*Strg+F drücken\n*Eindeutigen Buchstaben für den Link tippen (etwa r i b)\n*Strg+G drücken: Der Link unter dem ausgewähltem Buchstaben wird nun geöffnet.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7" table:formula="of:=IF([.C82]=&quot;&quot;; &quot;&quot;; &quot;api-&quot;&amp;[.B82]&amp;&quot;-name&quot;     &amp;&quot;|&quot;&amp;[.C82]&amp;CHAR(10)) &amp;IF([.D82]=&quot;&quot;; &quot;&quot;; &quot;api-&quot;&amp;[.B82]&amp;&quot;-tip&quot;      &amp;&quot;|&quot;&amp;REPLACEMACRO([.D82];&quot;|&quot;;&quot;\u007C&quot;)&amp;CHAR(10)) &amp;IF([.E82]=&quot;&quot;; &quot;&quot;; &quot;api-&quot;&amp;[.B82]&amp;&quot;-letter&quot;   &amp;&quot;|&quot;&amp;[.E82]&amp;CHAR(10)) &amp;IF([.F82]=&quot;&quot;; &quot;&quot;; &quot;api-&quot;&amp;[.B82]&amp;&quot;-shortcut&quot; &amp;&quot;|&quot;&amp;[.F82]&amp;CHAR(10)) &amp;IF([.G82]=&quot;&quot;; &quot;&quot;; &quot;api-&quot;&amp;[.B82]&amp;&quot;-image&quot;    &amp;&quot;|&quot;&amp;[.G82]&amp;CHAR(10))" office:value-type="string" office:string-value="api-xowa.gui.browser.tabs.new_href__at_dflt__focus_y-name|In neuem Tab öffnen und wechseln&#10;api-xowa.gui.browser.tabs.new_href__at_dflt__focus_y-tip|Ausgewählten Link in neuem Tab öffnen und dorthin wechseln&lt;br/&gt;Dieser Befehl ist für die Tastatur-Navigation durch folgende Schritte gedacht:&lt;br/&gt;\n*Strg+F drücken\n*Eindeutigen Buchstaben für den Link tippen (etwa r i b)\n*Strg+G drücken: Der Link unter dem ausgewähltem Buchstaben wird nun geöffnet.&#10;api-xowa.gui.browser.tabs.new_href__at_dflt__focus_y-letter|n&#10;" calcext:value-type="string">
            <text:p>api-xowa.gui.browser.tabs.new_href__at_dflt__focus_y-name|In neuem Tab öffnen und wechseln</text:p>
            <text:p>api-xowa.gui.browser.tabs.new_href__at_dflt__focus_y-tip|Ausgewählten Link in neuem Tab öffnen und dorthin wechseln&lt;br/&gt;Dieser Befehl ist für die Tastatur-Navigation durch folgende Schritte gedacht:&lt;br/&gt;\n*Strg+F drücken\n*Eindeutigen Buchstaben für den Link tippen (etwa r i b)\n*Strg+G drücken: Der Link unter dem ausgewähltem Buchstaben wird nun geöffnet.</text:p>
            <text:p>api-xowa.gui.browser.tabs.new_href__at_dflt__focus_y-letter|n</text:p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xowa.gui.browser.tabs.new_dupe__at_dflt__focus_y</text:p>
          </table:table-cell>
          <table:table-cell table:style-name="ce3" office:value-type="string" calcext:value-type="string">
            <text:p>Tab duplizieren</text:p>
          </table:table-cell>
          <table:table-cell table:style-name="ce3" office:value-type="string" calcext:value-type="string">
            <text:p>Neuen Tab mit der gleichen Adresse öffnen wie im aktuellen Tab</text:p>
          </table:table-cell>
          <table:table-cell table:style-name="ce3" office:value-type="string" calcext:value-type="string">
            <text:p>d</text:p>
          </table:table-cell>
          <table:table-cell table:style-name="ce3" table:number-columns-repeated="2"/>
          <table:table-cell table:style-name="ce7" table:formula="of:=IF([.C83]=&quot;&quot;; &quot;&quot;; &quot;api-&quot;&amp;[.B83]&amp;&quot;-name&quot;     &amp;&quot;|&quot;&amp;[.C83]&amp;CHAR(10)) &amp;IF([.D83]=&quot;&quot;; &quot;&quot;; &quot;api-&quot;&amp;[.B83]&amp;&quot;-tip&quot;      &amp;&quot;|&quot;&amp;REPLACEMACRO([.D83];&quot;|&quot;;&quot;\u007C&quot;)&amp;CHAR(10)) &amp;IF([.E83]=&quot;&quot;; &quot;&quot;; &quot;api-&quot;&amp;[.B83]&amp;&quot;-letter&quot;   &amp;&quot;|&quot;&amp;[.E83]&amp;CHAR(10)) &amp;IF([.F83]=&quot;&quot;; &quot;&quot;; &quot;api-&quot;&amp;[.B83]&amp;&quot;-shortcut&quot; &amp;&quot;|&quot;&amp;[.F83]&amp;CHAR(10)) &amp;IF([.G83]=&quot;&quot;; &quot;&quot;; &quot;api-&quot;&amp;[.B83]&amp;&quot;-image&quot;    &amp;&quot;|&quot;&amp;[.G83]&amp;CHAR(10))" office:value-type="string" office:string-value="api-xowa.gui.browser.tabs.new_dupe__at_dflt__focus_y-name|Tab duplizieren&#10;api-xowa.gui.browser.tabs.new_dupe__at_dflt__focus_y-tip|Neuen Tab mit der gleichen Adresse öffnen wie im aktuellen Tab&#10;api-xowa.gui.browser.tabs.new_dupe__at_dflt__focus_y-letter|d&#10;" calcext:value-type="string">
            <text:p>api-xowa.gui.browser.tabs.new_dupe__at_dflt__focus_y-name|Tab duplizieren</text:p>
            <text:p>api-xowa.gui.browser.tabs.new_dupe__at_dflt__focus_y-tip|Neuen Tab mit der gleichen Adresse öffnen wie im aktuellen Tab</text:p>
            <text:p>api-xowa.gui.browser.tabs.new_dupe__at_dflt__focus_y-letter|d</text:p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xowa.gui.browser.tabs.close_cur</text:p>
          </table:table-cell>
          <table:table-cell table:style-name="ce3" office:value-type="string" calcext:value-type="string">
            <text:p>Tab schließen</text:p>
          </table:table-cell>
          <table:table-cell table:style-name="ce3" office:value-type="string" calcext:value-type="string">
            <text:p>Aktuellen Tab schließen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2"/>
          <table:table-cell table:style-name="ce7" table:formula="of:=IF([.C84]=&quot;&quot;; &quot;&quot;; &quot;api-&quot;&amp;[.B84]&amp;&quot;-name&quot;     &amp;&quot;|&quot;&amp;[.C84]&amp;CHAR(10)) &amp;IF([.D84]=&quot;&quot;; &quot;&quot;; &quot;api-&quot;&amp;[.B84]&amp;&quot;-tip&quot;      &amp;&quot;|&quot;&amp;REPLACEMACRO([.D84];&quot;|&quot;;&quot;\u007C&quot;)&amp;CHAR(10)) &amp;IF([.E84]=&quot;&quot;; &quot;&quot;; &quot;api-&quot;&amp;[.B84]&amp;&quot;-letter&quot;   &amp;&quot;|&quot;&amp;[.E84]&amp;CHAR(10)) &amp;IF([.F84]=&quot;&quot;; &quot;&quot;; &quot;api-&quot;&amp;[.B84]&amp;&quot;-shortcut&quot; &amp;&quot;|&quot;&amp;[.F84]&amp;CHAR(10)) &amp;IF([.G84]=&quot;&quot;; &quot;&quot;; &quot;api-&quot;&amp;[.B84]&amp;&quot;-image&quot;    &amp;&quot;|&quot;&amp;[.G84]&amp;CHAR(10))" office:value-type="string" office:string-value="api-xowa.gui.browser.tabs.close_cur-name|Tab schließen&#10;api-xowa.gui.browser.tabs.close_cur-tip|Aktuellen Tab schließen&#10;api-xowa.gui.browser.tabs.close_cur-letter|s&#10;" calcext:value-type="string">
            <text:p>api-xowa.gui.browser.tabs.close_cur-name|Tab schließen</text:p>
            <text:p>api-xowa.gui.browser.tabs.close_cur-tip|Aktuellen Tab schließen</text:p>
            <text:p>api-xowa.gui.browser.tabs.close_cur-letter|s</text:p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xowa.gui.browser.tabs.close_others</text:p>
          </table:table-cell>
          <table:table-cell table:style-name="ce3" office:value-type="string" calcext:value-type="string">
            <text:p>Andere Tabs schließen</text:p>
          </table:table-cell>
          <table:table-cell table:style-name="ce3" office:value-type="string" calcext:value-type="string">
            <text:p>Alle Tabs außer dem aktuellen schließen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7" table:formula="of:=IF([.C85]=&quot;&quot;; &quot;&quot;; &quot;api-&quot;&amp;[.B85]&amp;&quot;-name&quot;     &amp;&quot;|&quot;&amp;[.C85]&amp;CHAR(10)) &amp;IF([.D85]=&quot;&quot;; &quot;&quot;; &quot;api-&quot;&amp;[.B85]&amp;&quot;-tip&quot;      &amp;&quot;|&quot;&amp;REPLACEMACRO([.D85];&quot;|&quot;;&quot;\u007C&quot;)&amp;CHAR(10)) &amp;IF([.E85]=&quot;&quot;; &quot;&quot;; &quot;api-&quot;&amp;[.B85]&amp;&quot;-letter&quot;   &amp;&quot;|&quot;&amp;[.E85]&amp;CHAR(10)) &amp;IF([.F85]=&quot;&quot;; &quot;&quot;; &quot;api-&quot;&amp;[.B85]&amp;&quot;-shortcut&quot; &amp;&quot;|&quot;&amp;[.F85]&amp;CHAR(10)) &amp;IF([.G85]=&quot;&quot;; &quot;&quot;; &quot;api-&quot;&amp;[.B85]&amp;&quot;-image&quot;    &amp;&quot;|&quot;&amp;[.G85]&amp;CHAR(10))" office:value-type="string" office:string-value="api-xowa.gui.browser.tabs.close_others-name|Andere Tabs schließen&#10;api-xowa.gui.browser.tabs.close_others-tip|Alle Tabs außer dem aktuellen schließen&#10;api-xowa.gui.browser.tabs.close_others-letter|a&#10;" calcext:value-type="string">
            <text:p>api-xowa.gui.browser.tabs.close_others-name|Andere Tabs schließen</text:p>
            <text:p>api-xowa.gui.browser.tabs.close_others-tip|Alle Tabs außer dem aktuellen schließen</text:p>
            <text:p>api-xowa.gui.browser.tabs.close_others-letter|a</text:p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xowa.gui.browser.tabs.close_to_bgn</text:p>
          </table:table-cell>
          <table:table-cell table:style-name="ce3" office:value-type="string" calcext:value-type="string">
            <text:p>Tabs links schließen</text:p>
          </table:table-cell>
          <table:table-cell table:style-name="ce3" office:value-type="string" calcext:value-type="string">
            <text:p>Alle Tabs links vom aktuellen schließen</text:p>
          </table:table-cell>
          <table:table-cell table:style-name="ce3" table:number-columns-repeated="3"/>
          <table:table-cell table:style-name="ce7" table:formula="of:=IF([.C86]=&quot;&quot;; &quot;&quot;; &quot;api-&quot;&amp;[.B86]&amp;&quot;-name&quot;     &amp;&quot;|&quot;&amp;[.C86]&amp;CHAR(10)) &amp;IF([.D86]=&quot;&quot;; &quot;&quot;; &quot;api-&quot;&amp;[.B86]&amp;&quot;-tip&quot;      &amp;&quot;|&quot;&amp;REPLACEMACRO([.D86];&quot;|&quot;;&quot;\u007C&quot;)&amp;CHAR(10)) &amp;IF([.E86]=&quot;&quot;; &quot;&quot;; &quot;api-&quot;&amp;[.B86]&amp;&quot;-letter&quot;   &amp;&quot;|&quot;&amp;[.E86]&amp;CHAR(10)) &amp;IF([.F86]=&quot;&quot;; &quot;&quot;; &quot;api-&quot;&amp;[.B86]&amp;&quot;-shortcut&quot; &amp;&quot;|&quot;&amp;[.F86]&amp;CHAR(10)) &amp;IF([.G86]=&quot;&quot;; &quot;&quot;; &quot;api-&quot;&amp;[.B86]&amp;&quot;-image&quot;    &amp;&quot;|&quot;&amp;[.G86]&amp;CHAR(10))" office:value-type="string" office:string-value="api-xowa.gui.browser.tabs.close_to_bgn-name|Tabs links schließen&#10;api-xowa.gui.browser.tabs.close_to_bgn-tip|Alle Tabs links vom aktuellen schließen&#10;" calcext:value-type="string">
            <text:p>api-xowa.gui.browser.tabs.close_to_bgn-name|Tabs links schließen</text:p>
            <text:p>api-xowa.gui.browser.tabs.close_to_bgn-tip|Alle Tabs links vom aktuellen schließen</text:p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xowa.gui.browser.tabs.close_to_end</text:p>
          </table:table-cell>
          <table:table-cell table:style-name="ce3" office:value-type="string" calcext:value-type="string">
            <text:p>Tabs rechts schließen</text:p>
          </table:table-cell>
          <table:table-cell table:style-name="ce3" office:value-type="string" calcext:value-type="string">
            <text:p>Alle Tabs rechts vom aktuellen schließen</text:p>
          </table:table-cell>
          <table:table-cell table:style-name="ce3" table:number-columns-repeated="3"/>
          <table:table-cell table:style-name="ce7" table:formula="of:=IF([.C87]=&quot;&quot;; &quot;&quot;; &quot;api-&quot;&amp;[.B87]&amp;&quot;-name&quot;     &amp;&quot;|&quot;&amp;[.C87]&amp;CHAR(10)) &amp;IF([.D87]=&quot;&quot;; &quot;&quot;; &quot;api-&quot;&amp;[.B87]&amp;&quot;-tip&quot;      &amp;&quot;|&quot;&amp;REPLACEMACRO([.D87];&quot;|&quot;;&quot;\u007C&quot;)&amp;CHAR(10)) &amp;IF([.E87]=&quot;&quot;; &quot;&quot;; &quot;api-&quot;&amp;[.B87]&amp;&quot;-letter&quot;   &amp;&quot;|&quot;&amp;[.E87]&amp;CHAR(10)) &amp;IF([.F87]=&quot;&quot;; &quot;&quot;; &quot;api-&quot;&amp;[.B87]&amp;&quot;-shortcut&quot; &amp;&quot;|&quot;&amp;[.F87]&amp;CHAR(10)) &amp;IF([.G87]=&quot;&quot;; &quot;&quot;; &quot;api-&quot;&amp;[.B87]&amp;&quot;-image&quot;    &amp;&quot;|&quot;&amp;[.G87]&amp;CHAR(10))" office:value-type="string" office:string-value="api-xowa.gui.browser.tabs.close_to_end-name|Tabs rechts schließen&#10;api-xowa.gui.browser.tabs.close_to_end-tip|Alle Tabs rechts vom aktuellen schließen&#10;" calcext:value-type="string">
            <text:p>api-xowa.gui.browser.tabs.close_to_end-name|Tabs rechts schließen</text:p>
            <text:p>api-xowa.gui.browser.tabs.close_to_end-tip|Alle Tabs rechts vom aktuellen schließen</text:p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xowa.gui.browser.tabs.close_undo</text:p>
          </table:table-cell>
          <table:table-cell table:style-name="ce3" office:value-type="string" calcext:value-type="string">
            <text:p>Schließen rückgängig machen</text:p>
          </table:table-cell>
          <table:table-cell table:style-name="ce3" office:value-type="string" calcext:value-type="string">
            <text:p>Zuletzt geschlossen Tab wieder anzeigen</text:p>
          </table:table-cell>
          <table:table-cell table:style-name="ce3" table:number-columns-repeated="3"/>
          <table:table-cell table:style-name="ce7" table:formula="of:=IF([.C88]=&quot;&quot;; &quot;&quot;; &quot;api-&quot;&amp;[.B88]&amp;&quot;-name&quot;     &amp;&quot;|&quot;&amp;[.C88]&amp;CHAR(10)) &amp;IF([.D88]=&quot;&quot;; &quot;&quot;; &quot;api-&quot;&amp;[.B88]&amp;&quot;-tip&quot;      &amp;&quot;|&quot;&amp;REPLACEMACRO([.D88];&quot;|&quot;;&quot;\u007C&quot;)&amp;CHAR(10)) &amp;IF([.E88]=&quot;&quot;; &quot;&quot;; &quot;api-&quot;&amp;[.B88]&amp;&quot;-letter&quot;   &amp;&quot;|&quot;&amp;[.E88]&amp;CHAR(10)) &amp;IF([.F88]=&quot;&quot;; &quot;&quot;; &quot;api-&quot;&amp;[.B88]&amp;&quot;-shortcut&quot; &amp;&quot;|&quot;&amp;[.F88]&amp;CHAR(10)) &amp;IF([.G88]=&quot;&quot;; &quot;&quot;; &quot;api-&quot;&amp;[.B88]&amp;&quot;-image&quot;    &amp;&quot;|&quot;&amp;[.G88]&amp;CHAR(10))" office:value-type="string" office:string-value="api-xowa.gui.browser.tabs.close_undo-name|Schließen rückgängig machen&#10;api-xowa.gui.browser.tabs.close_undo-tip|Zuletzt geschlossen Tab wieder anzeigen&#10;" calcext:value-type="string">
            <text:p>api-xowa.gui.browser.tabs.close_undo-name|Schließen rückgängig machen</text:p>
            <text:p>api-xowa.gui.browser.tabs.close_undo-tip|Zuletzt geschlossen Tab wieder anzeigen</text:p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xowa.gui.browser.tabs.select_bwd</text:p>
          </table:table-cell>
          <table:table-cell table:style-name="ce3" office:value-type="string" calcext:value-type="string">
            <text:p>Zu vorigem Tab wechseln</text:p>
          </table:table-cell>
          <table:table-cell table:style-name="ce3" office:value-type="string" calcext:value-type="string">
            <text:p>Vorigen Tab als aktuellen auswählen</text:p>
          </table:table-cell>
          <table:table-cell table:style-name="ce3" table:number-columns-repeated="3"/>
          <table:table-cell table:style-name="ce7" table:formula="of:=IF([.C89]=&quot;&quot;; &quot;&quot;; &quot;api-&quot;&amp;[.B89]&amp;&quot;-name&quot;     &amp;&quot;|&quot;&amp;[.C89]&amp;CHAR(10)) &amp;IF([.D89]=&quot;&quot;; &quot;&quot;; &quot;api-&quot;&amp;[.B89]&amp;&quot;-tip&quot;      &amp;&quot;|&quot;&amp;REPLACEMACRO([.D89];&quot;|&quot;;&quot;\u007C&quot;)&amp;CHAR(10)) &amp;IF([.E89]=&quot;&quot;; &quot;&quot;; &quot;api-&quot;&amp;[.B89]&amp;&quot;-letter&quot;   &amp;&quot;|&quot;&amp;[.E89]&amp;CHAR(10)) &amp;IF([.F89]=&quot;&quot;; &quot;&quot;; &quot;api-&quot;&amp;[.B89]&amp;&quot;-shortcut&quot; &amp;&quot;|&quot;&amp;[.F89]&amp;CHAR(10)) &amp;IF([.G89]=&quot;&quot;; &quot;&quot;; &quot;api-&quot;&amp;[.B89]&amp;&quot;-image&quot;    &amp;&quot;|&quot;&amp;[.G89]&amp;CHAR(10))" office:value-type="string" office:string-value="api-xowa.gui.browser.tabs.select_bwd-name|Zu vorigem Tab wechseln&#10;api-xowa.gui.browser.tabs.select_bwd-tip|Vorigen Tab als aktuellen auswählen&#10;" calcext:value-type="string">
            <text:p>api-xowa.gui.browser.tabs.select_bwd-name|Zu vorigem Tab wechseln</text:p>
            <text:p>api-xowa.gui.browser.tabs.select_bwd-tip|Vorigen Tab als aktuellen auswählen</text:p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xowa.gui.browser.tabs.select_fwd</text:p>
          </table:table-cell>
          <table:table-cell table:style-name="ce3" office:value-type="string" calcext:value-type="string">
            <text:p>Zu nächstem Tab wechseln</text:p>
          </table:table-cell>
          <table:table-cell table:style-name="ce3" office:value-type="string" calcext:value-type="string">
            <text:p>Nächsten Tab als aktuellen auswählen</text:p>
          </table:table-cell>
          <table:table-cell table:style-name="ce3" table:number-columns-repeated="3"/>
          <table:table-cell table:style-name="ce7" table:formula="of:=IF([.C90]=&quot;&quot;; &quot;&quot;; &quot;api-&quot;&amp;[.B90]&amp;&quot;-name&quot;     &amp;&quot;|&quot;&amp;[.C90]&amp;CHAR(10)) &amp;IF([.D90]=&quot;&quot;; &quot;&quot;; &quot;api-&quot;&amp;[.B90]&amp;&quot;-tip&quot;      &amp;&quot;|&quot;&amp;REPLACEMACRO([.D90];&quot;|&quot;;&quot;\u007C&quot;)&amp;CHAR(10)) &amp;IF([.E90]=&quot;&quot;; &quot;&quot;; &quot;api-&quot;&amp;[.B90]&amp;&quot;-letter&quot;   &amp;&quot;|&quot;&amp;[.E90]&amp;CHAR(10)) &amp;IF([.F90]=&quot;&quot;; &quot;&quot;; &quot;api-&quot;&amp;[.B90]&amp;&quot;-shortcut&quot; &amp;&quot;|&quot;&amp;[.F90]&amp;CHAR(10)) &amp;IF([.G90]=&quot;&quot;; &quot;&quot;; &quot;api-&quot;&amp;[.B90]&amp;&quot;-image&quot;    &amp;&quot;|&quot;&amp;[.G90]&amp;CHAR(10))" office:value-type="string" office:string-value="api-xowa.gui.browser.tabs.select_fwd-name|Zu nächstem Tab wechseln&#10;api-xowa.gui.browser.tabs.select_fwd-tip|Nächsten Tab als aktuellen auswählen&#10;" calcext:value-type="string">
            <text:p>api-xowa.gui.browser.tabs.select_fwd-name|Zu nächstem Tab wechseln</text:p>
            <text:p>api-xowa.gui.browser.tabs.select_fwd-tip|Nächsten Tab als aktuellen auswählen</text:p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xowa.gui.browser.tabs.select_by_idx_1</text:p>
          </table:table-cell>
          <table:table-cell table:style-name="ce3" office:value-type="string" calcext:value-type="string">
            <text:p>Zu Tab #1 wechseln</text:p>
          </table:table-cell>
          <table:table-cell table:style-name="ce3" office:value-type="string" calcext:value-type="string">
            <text:p>Tab #1 als aktuellen auswählen</text:p>
          </table:table-cell>
          <table:table-cell table:style-name="ce3" table:number-columns-repeated="3"/>
          <table:table-cell table:style-name="ce7" table:formula="of:=IF([.C91]=&quot;&quot;; &quot;&quot;; &quot;api-&quot;&amp;[.B91]&amp;&quot;-name&quot;     &amp;&quot;|&quot;&amp;[.C91]&amp;CHAR(10)) &amp;IF([.D91]=&quot;&quot;; &quot;&quot;; &quot;api-&quot;&amp;[.B91]&amp;&quot;-tip&quot;      &amp;&quot;|&quot;&amp;REPLACEMACRO([.D91];&quot;|&quot;;&quot;\u007C&quot;)&amp;CHAR(10)) &amp;IF([.E91]=&quot;&quot;; &quot;&quot;; &quot;api-&quot;&amp;[.B91]&amp;&quot;-letter&quot;   &amp;&quot;|&quot;&amp;[.E91]&amp;CHAR(10)) &amp;IF([.F91]=&quot;&quot;; &quot;&quot;; &quot;api-&quot;&amp;[.B91]&amp;&quot;-shortcut&quot; &amp;&quot;|&quot;&amp;[.F91]&amp;CHAR(10)) &amp;IF([.G91]=&quot;&quot;; &quot;&quot;; &quot;api-&quot;&amp;[.B91]&amp;&quot;-image&quot;    &amp;&quot;|&quot;&amp;[.G91]&amp;CHAR(10))" office:value-type="string" office:string-value="api-xowa.gui.browser.tabs.select_by_idx_1-name|Zu Tab #1 wechseln&#10;api-xowa.gui.browser.tabs.select_by_idx_1-tip|Tab #1 als aktuellen auswählen&#10;" calcext:value-type="string">
            <text:p>api-xowa.gui.browser.tabs.select_by_idx_1-name|Zu Tab #1 wechseln</text:p>
            <text:p>api-xowa.gui.browser.tabs.select_by_idx_1-tip|Tab #1 als aktuellen auswählen</text:p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xowa.gui.browser.tabs.select_by_idx_2</text:p>
          </table:table-cell>
          <table:table-cell table:style-name="ce3" office:value-type="string" calcext:value-type="string">
            <text:p>Zu Tab #2 wechseln</text:p>
          </table:table-cell>
          <table:table-cell table:style-name="ce3" office:value-type="string" calcext:value-type="string">
            <text:p>Tab #2 als aktuellen auswählen</text:p>
          </table:table-cell>
          <table:table-cell table:style-name="ce3" table:number-columns-repeated="3"/>
          <table:table-cell table:style-name="ce7" table:formula="of:=IF([.C92]=&quot;&quot;; &quot;&quot;; &quot;api-&quot;&amp;[.B92]&amp;&quot;-name&quot;     &amp;&quot;|&quot;&amp;[.C92]&amp;CHAR(10)) &amp;IF([.D92]=&quot;&quot;; &quot;&quot;; &quot;api-&quot;&amp;[.B92]&amp;&quot;-tip&quot;      &amp;&quot;|&quot;&amp;REPLACEMACRO([.D92];&quot;|&quot;;&quot;\u007C&quot;)&amp;CHAR(10)) &amp;IF([.E92]=&quot;&quot;; &quot;&quot;; &quot;api-&quot;&amp;[.B92]&amp;&quot;-letter&quot;   &amp;&quot;|&quot;&amp;[.E92]&amp;CHAR(10)) &amp;IF([.F92]=&quot;&quot;; &quot;&quot;; &quot;api-&quot;&amp;[.B92]&amp;&quot;-shortcut&quot; &amp;&quot;|&quot;&amp;[.F92]&amp;CHAR(10)) &amp;IF([.G92]=&quot;&quot;; &quot;&quot;; &quot;api-&quot;&amp;[.B92]&amp;&quot;-image&quot;    &amp;&quot;|&quot;&amp;[.G92]&amp;CHAR(10))" office:value-type="string" office:string-value="api-xowa.gui.browser.tabs.select_by_idx_2-name|Zu Tab #2 wechseln&#10;api-xowa.gui.browser.tabs.select_by_idx_2-tip|Tab #2 als aktuellen auswählen&#10;" calcext:value-type="string">
            <text:p>api-xowa.gui.browser.tabs.select_by_idx_2-name|Zu Tab #2 wechseln</text:p>
            <text:p>api-xowa.gui.browser.tabs.select_by_idx_2-tip|Tab #2 als aktuellen auswählen</text:p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xowa.gui.browser.tabs.select_by_idx_3</text:p>
          </table:table-cell>
          <table:table-cell table:style-name="ce3" office:value-type="string" calcext:value-type="string">
            <text:p>Zu Tab #3 wechseln</text:p>
          </table:table-cell>
          <table:table-cell table:style-name="ce3" office:value-type="string" calcext:value-type="string">
            <text:p>Tab #3 als aktuellen auswählen</text:p>
          </table:table-cell>
          <table:table-cell table:style-name="ce3" table:number-columns-repeated="3"/>
          <table:table-cell table:style-name="ce7" table:formula="of:=IF([.C93]=&quot;&quot;; &quot;&quot;; &quot;api-&quot;&amp;[.B93]&amp;&quot;-name&quot;     &amp;&quot;|&quot;&amp;[.C93]&amp;CHAR(10)) &amp;IF([.D93]=&quot;&quot;; &quot;&quot;; &quot;api-&quot;&amp;[.B93]&amp;&quot;-tip&quot;      &amp;&quot;|&quot;&amp;REPLACEMACRO([.D93];&quot;|&quot;;&quot;\u007C&quot;)&amp;CHAR(10)) &amp;IF([.E93]=&quot;&quot;; &quot;&quot;; &quot;api-&quot;&amp;[.B93]&amp;&quot;-letter&quot;   &amp;&quot;|&quot;&amp;[.E93]&amp;CHAR(10)) &amp;IF([.F93]=&quot;&quot;; &quot;&quot;; &quot;api-&quot;&amp;[.B93]&amp;&quot;-shortcut&quot; &amp;&quot;|&quot;&amp;[.F93]&amp;CHAR(10)) &amp;IF([.G93]=&quot;&quot;; &quot;&quot;; &quot;api-&quot;&amp;[.B93]&amp;&quot;-image&quot;    &amp;&quot;|&quot;&amp;[.G93]&amp;CHAR(10))" office:value-type="string" office:string-value="api-xowa.gui.browser.tabs.select_by_idx_3-name|Zu Tab #3 wechseln&#10;api-xowa.gui.browser.tabs.select_by_idx_3-tip|Tab #3 als aktuellen auswählen&#10;" calcext:value-type="string">
            <text:p>api-xowa.gui.browser.tabs.select_by_idx_3-name|Zu Tab #3 wechseln</text:p>
            <text:p>api-xowa.gui.browser.tabs.select_by_idx_3-tip|Tab #3 als aktuellen auswählen</text:p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xowa.gui.browser.tabs.select_by_idx_4</text:p>
          </table:table-cell>
          <table:table-cell table:style-name="ce3" office:value-type="string" calcext:value-type="string">
            <text:p>Zu Tab #4 wechseln</text:p>
          </table:table-cell>
          <table:table-cell table:style-name="ce3" office:value-type="string" calcext:value-type="string">
            <text:p>Tab #4 als aktuellen auswählen</text:p>
          </table:table-cell>
          <table:table-cell table:style-name="ce3" table:number-columns-repeated="3"/>
          <table:table-cell table:style-name="ce7" table:formula="of:=IF([.C94]=&quot;&quot;; &quot;&quot;; &quot;api-&quot;&amp;[.B94]&amp;&quot;-name&quot;     &amp;&quot;|&quot;&amp;[.C94]&amp;CHAR(10)) &amp;IF([.D94]=&quot;&quot;; &quot;&quot;; &quot;api-&quot;&amp;[.B94]&amp;&quot;-tip&quot;      &amp;&quot;|&quot;&amp;REPLACEMACRO([.D94];&quot;|&quot;;&quot;\u007C&quot;)&amp;CHAR(10)) &amp;IF([.E94]=&quot;&quot;; &quot;&quot;; &quot;api-&quot;&amp;[.B94]&amp;&quot;-letter&quot;   &amp;&quot;|&quot;&amp;[.E94]&amp;CHAR(10)) &amp;IF([.F94]=&quot;&quot;; &quot;&quot;; &quot;api-&quot;&amp;[.B94]&amp;&quot;-shortcut&quot; &amp;&quot;|&quot;&amp;[.F94]&amp;CHAR(10)) &amp;IF([.G94]=&quot;&quot;; &quot;&quot;; &quot;api-&quot;&amp;[.B94]&amp;&quot;-image&quot;    &amp;&quot;|&quot;&amp;[.G94]&amp;CHAR(10))" office:value-type="string" office:string-value="api-xowa.gui.browser.tabs.select_by_idx_4-name|Zu Tab #4 wechseln&#10;api-xowa.gui.browser.tabs.select_by_idx_4-tip|Tab #4 als aktuellen auswählen&#10;" calcext:value-type="string">
            <text:p>api-xowa.gui.browser.tabs.select_by_idx_4-name|Zu Tab #4 wechseln</text:p>
            <text:p>api-xowa.gui.browser.tabs.select_by_idx_4-tip|Tab #4 als aktuellen auswählen</text:p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xowa.gui.browser.tabs.select_by_idx_5</text:p>
          </table:table-cell>
          <table:table-cell table:style-name="ce3" office:value-type="string" calcext:value-type="string">
            <text:p>Zu Tab #5 wechseln</text:p>
          </table:table-cell>
          <table:table-cell table:style-name="ce3" office:value-type="string" calcext:value-type="string">
            <text:p>Tab #5 als aktuellen auswählen</text:p>
          </table:table-cell>
          <table:table-cell table:style-name="ce3" table:number-columns-repeated="3"/>
          <table:table-cell table:style-name="ce7" table:formula="of:=IF([.C95]=&quot;&quot;; &quot;&quot;; &quot;api-&quot;&amp;[.B95]&amp;&quot;-name&quot;     &amp;&quot;|&quot;&amp;[.C95]&amp;CHAR(10)) &amp;IF([.D95]=&quot;&quot;; &quot;&quot;; &quot;api-&quot;&amp;[.B95]&amp;&quot;-tip&quot;      &amp;&quot;|&quot;&amp;REPLACEMACRO([.D95];&quot;|&quot;;&quot;\u007C&quot;)&amp;CHAR(10)) &amp;IF([.E95]=&quot;&quot;; &quot;&quot;; &quot;api-&quot;&amp;[.B95]&amp;&quot;-letter&quot;   &amp;&quot;|&quot;&amp;[.E95]&amp;CHAR(10)) &amp;IF([.F95]=&quot;&quot;; &quot;&quot;; &quot;api-&quot;&amp;[.B95]&amp;&quot;-shortcut&quot; &amp;&quot;|&quot;&amp;[.F95]&amp;CHAR(10)) &amp;IF([.G95]=&quot;&quot;; &quot;&quot;; &quot;api-&quot;&amp;[.B95]&amp;&quot;-image&quot;    &amp;&quot;|&quot;&amp;[.G95]&amp;CHAR(10))" office:value-type="string" office:string-value="api-xowa.gui.browser.tabs.select_by_idx_5-name|Zu Tab #5 wechseln&#10;api-xowa.gui.browser.tabs.select_by_idx_5-tip|Tab #5 als aktuellen auswählen&#10;" calcext:value-type="string">
            <text:p>api-xowa.gui.browser.tabs.select_by_idx_5-name|Zu Tab #5 wechseln</text:p>
            <text:p>api-xowa.gui.browser.tabs.select_by_idx_5-tip|Tab #5 als aktuellen auswählen</text:p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xowa.gui.browser.tabs.select_by_idx_6</text:p>
          </table:table-cell>
          <table:table-cell table:style-name="ce3" office:value-type="string" calcext:value-type="string">
            <text:p>Zu Tab #6 wechseln</text:p>
          </table:table-cell>
          <table:table-cell table:style-name="ce3" office:value-type="string" calcext:value-type="string">
            <text:p>Tab #6 als aktuellen auswählen</text:p>
          </table:table-cell>
          <table:table-cell table:style-name="ce3" table:number-columns-repeated="3"/>
          <table:table-cell table:style-name="ce7" table:formula="of:=IF([.C96]=&quot;&quot;; &quot;&quot;; &quot;api-&quot;&amp;[.B96]&amp;&quot;-name&quot;     &amp;&quot;|&quot;&amp;[.C96]&amp;CHAR(10)) &amp;IF([.D96]=&quot;&quot;; &quot;&quot;; &quot;api-&quot;&amp;[.B96]&amp;&quot;-tip&quot;      &amp;&quot;|&quot;&amp;REPLACEMACRO([.D96];&quot;|&quot;;&quot;\u007C&quot;)&amp;CHAR(10)) &amp;IF([.E96]=&quot;&quot;; &quot;&quot;; &quot;api-&quot;&amp;[.B96]&amp;&quot;-letter&quot;   &amp;&quot;|&quot;&amp;[.E96]&amp;CHAR(10)) &amp;IF([.F96]=&quot;&quot;; &quot;&quot;; &quot;api-&quot;&amp;[.B96]&amp;&quot;-shortcut&quot; &amp;&quot;|&quot;&amp;[.F96]&amp;CHAR(10)) &amp;IF([.G96]=&quot;&quot;; &quot;&quot;; &quot;api-&quot;&amp;[.B96]&amp;&quot;-image&quot;    &amp;&quot;|&quot;&amp;[.G96]&amp;CHAR(10))" office:value-type="string" office:string-value="api-xowa.gui.browser.tabs.select_by_idx_6-name|Zu Tab #6 wechseln&#10;api-xowa.gui.browser.tabs.select_by_idx_6-tip|Tab #6 als aktuellen auswählen&#10;" calcext:value-type="string">
            <text:p>api-xowa.gui.browser.tabs.select_by_idx_6-name|Zu Tab #6 wechseln</text:p>
            <text:p>api-xowa.gui.browser.tabs.select_by_idx_6-tip|Tab #6 als aktuellen auswählen</text:p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string" calcext:value-type="string">
            <text:p>xowa.gui.browser.tabs.select_by_idx_7</text:p>
          </table:table-cell>
          <table:table-cell table:style-name="ce3" office:value-type="string" calcext:value-type="string">
            <text:p>Zu Tab #7 wechseln</text:p>
          </table:table-cell>
          <table:table-cell table:style-name="ce3" office:value-type="string" calcext:value-type="string">
            <text:p>Tab #7 als aktuellen auswählen</text:p>
          </table:table-cell>
          <table:table-cell table:style-name="ce3" table:number-columns-repeated="3"/>
          <table:table-cell table:style-name="ce7" table:formula="of:=IF([.C97]=&quot;&quot;; &quot;&quot;; &quot;api-&quot;&amp;[.B97]&amp;&quot;-name&quot;     &amp;&quot;|&quot;&amp;[.C97]&amp;CHAR(10)) &amp;IF([.D97]=&quot;&quot;; &quot;&quot;; &quot;api-&quot;&amp;[.B97]&amp;&quot;-tip&quot;      &amp;&quot;|&quot;&amp;REPLACEMACRO([.D97];&quot;|&quot;;&quot;\u007C&quot;)&amp;CHAR(10)) &amp;IF([.E97]=&quot;&quot;; &quot;&quot;; &quot;api-&quot;&amp;[.B97]&amp;&quot;-letter&quot;   &amp;&quot;|&quot;&amp;[.E97]&amp;CHAR(10)) &amp;IF([.F97]=&quot;&quot;; &quot;&quot;; &quot;api-&quot;&amp;[.B97]&amp;&quot;-shortcut&quot; &amp;&quot;|&quot;&amp;[.F97]&amp;CHAR(10)) &amp;IF([.G97]=&quot;&quot;; &quot;&quot;; &quot;api-&quot;&amp;[.B97]&amp;&quot;-image&quot;    &amp;&quot;|&quot;&amp;[.G97]&amp;CHAR(10))" office:value-type="string" office:string-value="api-xowa.gui.browser.tabs.select_by_idx_7-name|Zu Tab #7 wechseln&#10;api-xowa.gui.browser.tabs.select_by_idx_7-tip|Tab #7 als aktuellen auswählen&#10;" calcext:value-type="string">
            <text:p>api-xowa.gui.browser.tabs.select_by_idx_7-name|Zu Tab #7 wechseln</text:p>
            <text:p>api-xowa.gui.browser.tabs.select_by_idx_7-tip|Tab #7 als aktuellen auswählen</text:p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string" calcext:value-type="string">
            <text:p>xowa.gui.browser.tabs.select_by_idx_8</text:p>
          </table:table-cell>
          <table:table-cell table:style-name="ce3" office:value-type="string" calcext:value-type="string">
            <text:p>Zu Tab #8 wechseln</text:p>
          </table:table-cell>
          <table:table-cell table:style-name="ce3" office:value-type="string" calcext:value-type="string">
            <text:p>Tab #8 als aktuellen auswählen</text:p>
          </table:table-cell>
          <table:table-cell table:style-name="ce3" table:number-columns-repeated="3"/>
          <table:table-cell table:style-name="ce7" table:formula="of:=IF([.C98]=&quot;&quot;; &quot;&quot;; &quot;api-&quot;&amp;[.B98]&amp;&quot;-name&quot;     &amp;&quot;|&quot;&amp;[.C98]&amp;CHAR(10)) &amp;IF([.D98]=&quot;&quot;; &quot;&quot;; &quot;api-&quot;&amp;[.B98]&amp;&quot;-tip&quot;      &amp;&quot;|&quot;&amp;REPLACEMACRO([.D98];&quot;|&quot;;&quot;\u007C&quot;)&amp;CHAR(10)) &amp;IF([.E98]=&quot;&quot;; &quot;&quot;; &quot;api-&quot;&amp;[.B98]&amp;&quot;-letter&quot;   &amp;&quot;|&quot;&amp;[.E98]&amp;CHAR(10)) &amp;IF([.F98]=&quot;&quot;; &quot;&quot;; &quot;api-&quot;&amp;[.B98]&amp;&quot;-shortcut&quot; &amp;&quot;|&quot;&amp;[.F98]&amp;CHAR(10)) &amp;IF([.G98]=&quot;&quot;; &quot;&quot;; &quot;api-&quot;&amp;[.B98]&amp;&quot;-image&quot;    &amp;&quot;|&quot;&amp;[.G98]&amp;CHAR(10))" office:value-type="string" office:string-value="api-xowa.gui.browser.tabs.select_by_idx_8-name|Zu Tab #8 wechseln&#10;api-xowa.gui.browser.tabs.select_by_idx_8-tip|Tab #8 als aktuellen auswählen&#10;" calcext:value-type="string">
            <text:p>api-xowa.gui.browser.tabs.select_by_idx_8-name|Zu Tab #8 wechseln</text:p>
            <text:p>api-xowa.gui.browser.tabs.select_by_idx_8-tip|Tab #8 als aktuellen auswählen</text:p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xowa.gui.browser.tabs.select_by_idx_9</text:p>
          </table:table-cell>
          <table:table-cell table:style-name="ce3" office:value-type="string" calcext:value-type="string">
            <text:p>Zu Tab #9 wechseln</text:p>
          </table:table-cell>
          <table:table-cell table:style-name="ce3" office:value-type="string" calcext:value-type="string">
            <text:p>Tab #9 als aktuellen auswählen</text:p>
          </table:table-cell>
          <table:table-cell table:style-name="ce3" table:number-columns-repeated="3"/>
          <table:table-cell table:style-name="ce7" table:formula="of:=IF([.C99]=&quot;&quot;; &quot;&quot;; &quot;api-&quot;&amp;[.B99]&amp;&quot;-name&quot;     &amp;&quot;|&quot;&amp;[.C99]&amp;CHAR(10)) &amp;IF([.D99]=&quot;&quot;; &quot;&quot;; &quot;api-&quot;&amp;[.B99]&amp;&quot;-tip&quot;      &amp;&quot;|&quot;&amp;REPLACEMACRO([.D99];&quot;|&quot;;&quot;\u007C&quot;)&amp;CHAR(10)) &amp;IF([.E99]=&quot;&quot;; &quot;&quot;; &quot;api-&quot;&amp;[.B99]&amp;&quot;-letter&quot;   &amp;&quot;|&quot;&amp;[.E99]&amp;CHAR(10)) &amp;IF([.F99]=&quot;&quot;; &quot;&quot;; &quot;api-&quot;&amp;[.B99]&amp;&quot;-shortcut&quot; &amp;&quot;|&quot;&amp;[.F99]&amp;CHAR(10)) &amp;IF([.G99]=&quot;&quot;; &quot;&quot;; &quot;api-&quot;&amp;[.B99]&amp;&quot;-image&quot;    &amp;&quot;|&quot;&amp;[.G99]&amp;CHAR(10))" office:value-type="string" office:string-value="api-xowa.gui.browser.tabs.select_by_idx_9-name|Zu Tab #9 wechseln&#10;api-xowa.gui.browser.tabs.select_by_idx_9-tip|Tab #9 als aktuellen auswählen&#10;" calcext:value-type="string">
            <text:p>api-xowa.gui.browser.tabs.select_by_idx_9-name|Zu Tab #9 wechseln</text:p>
            <text:p>api-xowa.gui.browser.tabs.select_by_idx_9-tip|Tab #9 als aktuellen auswählen</text:p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string" calcext:value-type="string">
            <text:p>xowa.gui.browser.tabs.move_bwd</text:p>
          </table:table-cell>
          <table:table-cell table:style-name="ce3" office:value-type="string" calcext:value-type="string">
            <text:p>Tab nach links verschieben</text:p>
          </table:table-cell>
          <table:table-cell table:style-name="ce3" office:value-type="string" calcext:value-type="string">
            <text:p>Aktuellen Tab nach links verschieben</text:p>
          </table:table-cell>
          <table:table-cell table:style-name="ce3" table:number-columns-repeated="3"/>
          <table:table-cell table:style-name="ce7" table:formula="of:=IF([.C100]=&quot;&quot;; &quot;&quot;; &quot;api-&quot;&amp;[.B100]&amp;&quot;-name&quot;     &amp;&quot;|&quot;&amp;[.C100]&amp;CHAR(10)) &amp;IF([.D100]=&quot;&quot;; &quot;&quot;; &quot;api-&quot;&amp;[.B100]&amp;&quot;-tip&quot;      &amp;&quot;|&quot;&amp;REPLACEMACRO([.D100];&quot;|&quot;;&quot;\u007C&quot;)&amp;CHAR(10)) &amp;IF([.E100]=&quot;&quot;; &quot;&quot;; &quot;api-&quot;&amp;[.B100]&amp;&quot;-letter&quot;   &amp;&quot;|&quot;&amp;[.E100]&amp;CHAR(10)) &amp;IF([.F100]=&quot;&quot;; &quot;&quot;; &quot;api-&quot;&amp;[.B100]&amp;&quot;-shortcut&quot; &amp;&quot;|&quot;&amp;[.F100]&amp;CHAR(10)) &amp;IF([.G100]=&quot;&quot;; &quot;&quot;; &quot;api-&quot;&amp;[.B100]&amp;&quot;-image&quot;    &amp;&quot;|&quot;&amp;[.G100]&amp;CHAR(10))" office:value-type="string" office:string-value="api-xowa.gui.browser.tabs.move_bwd-name|Tab nach links verschieben&#10;api-xowa.gui.browser.tabs.move_bwd-tip|Aktuellen Tab nach links verschieben&#10;" calcext:value-type="string">
            <text:p>api-xowa.gui.browser.tabs.move_bwd-name|Tab nach links verschieben</text:p>
            <text:p>api-xowa.gui.browser.tabs.move_bwd-tip|Aktuellen Tab nach links verschieben</text:p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string" calcext:value-type="string">
            <text:p>xowa.gui.browser.tabs.move_fwd</text:p>
          </table:table-cell>
          <table:table-cell table:style-name="ce3" office:value-type="string" calcext:value-type="string">
            <text:p>Tab nach rechts verschieben</text:p>
          </table:table-cell>
          <table:table-cell table:style-name="ce3" office:value-type="string" calcext:value-type="string">
            <text:p>Aktuellen Tab nach rechts verschieben</text:p>
          </table:table-cell>
          <table:table-cell table:style-name="ce3" table:number-columns-repeated="3"/>
          <table:table-cell table:style-name="ce7" table:formula="of:=IF([.C101]=&quot;&quot;; &quot;&quot;; &quot;api-&quot;&amp;[.B101]&amp;&quot;-name&quot;     &amp;&quot;|&quot;&amp;[.C101]&amp;CHAR(10)) &amp;IF([.D101]=&quot;&quot;; &quot;&quot;; &quot;api-&quot;&amp;[.B101]&amp;&quot;-tip&quot;      &amp;&quot;|&quot;&amp;REPLACEMACRO([.D101];&quot;|&quot;;&quot;\u007C&quot;)&amp;CHAR(10)) &amp;IF([.E101]=&quot;&quot;; &quot;&quot;; &quot;api-&quot;&amp;[.B101]&amp;&quot;-letter&quot;   &amp;&quot;|&quot;&amp;[.E101]&amp;CHAR(10)) &amp;IF([.F101]=&quot;&quot;; &quot;&quot;; &quot;api-&quot;&amp;[.B101]&amp;&quot;-shortcut&quot; &amp;&quot;|&quot;&amp;[.F101]&amp;CHAR(10)) &amp;IF([.G101]=&quot;&quot;; &quot;&quot;; &quot;api-&quot;&amp;[.B101]&amp;&quot;-image&quot;    &amp;&quot;|&quot;&amp;[.G101]&amp;CHAR(10))" office:value-type="string" office:string-value="api-xowa.gui.browser.tabs.move_fwd-name|Tab nach rechts verschieben&#10;api-xowa.gui.browser.tabs.move_fwd-tip|Aktuellen Tab nach rechts verschieben&#10;" calcext:value-type="string">
            <text:p>api-xowa.gui.browser.tabs.move_fwd-name|Tab nach rechts verschieben</text:p>
            <text:p>api-xowa.gui.browser.tabs.move_fwd-tip|Aktuellen Tab nach rechts verschieben</text:p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string" calcext:value-type="string">
            <text:p>xowa.gui.browser.tabs.pin_toggle</text:p>
          </table:table-cell>
          <table:table-cell table:number-columns-repeated="2"/>
          <table:table-cell table:style-name="ce3"/>
          <table:table-cell table:number-columns-repeated="2"/>
          <table:table-cell table:style-name="ce7" table:formula="of:=IF([.C102]=&quot;&quot;; &quot;&quot;; &quot;api-&quot;&amp;[.B102]&amp;&quot;-name&quot;     &amp;&quot;|&quot;&amp;[.C102]&amp;CHAR(10)) &amp;IF([.D102]=&quot;&quot;; &quot;&quot;; &quot;api-&quot;&amp;[.B102]&amp;&quot;-tip&quot;      &amp;&quot;|&quot;&amp;REPLACEMACRO([.D102];&quot;|&quot;;&quot;\u007C&quot;)&amp;CHAR(10)) &amp;IF([.E102]=&quot;&quot;; &quot;&quot;; &quot;api-&quot;&amp;[.B102]&amp;&quot;-letter&quot;   &amp;&quot;|&quot;&amp;[.E102]&amp;CHAR(10)) &amp;IF([.F102]=&quot;&quot;; &quot;&quot;; &quot;api-&quot;&amp;[.B102]&amp;&quot;-shortcut&quot; &amp;&quot;|&quot;&amp;[.F102]&amp;CHAR(10)) &amp;IF([.G102]=&quot;&quot;; &quot;&quot;; &quot;api-&quot;&amp;[.B102]&amp;&quot;-image&quot;    &amp;&quot;|&quot;&amp;[.G102]&amp;CHAR(10)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xowa.gui.browser.find.show</text:p>
          </table:table-cell>
          <table:table-cell office:value-type="string" calcext:value-type="string">
            <text:p>Suchen</text:p>
          </table:table-cell>
          <table:table-cell/>
          <table:table-cell table:style-name="ce3" office:value-type="string" calcext:value-type="string">
            <text:p>s</text:p>
          </table:table-cell>
          <table:table-cell table:style-name="ce3" table:number-columns-repeated="2"/>
          <table:table-cell table:style-name="ce7" table:formula="of:=IF([.C103]=&quot;&quot;; &quot;&quot;; &quot;api-&quot;&amp;[.B103]&amp;&quot;-name&quot;     &amp;&quot;|&quot;&amp;[.C103]&amp;CHAR(10)) &amp;IF([.D103]=&quot;&quot;; &quot;&quot;; &quot;api-&quot;&amp;[.B103]&amp;&quot;-tip&quot;      &amp;&quot;|&quot;&amp;REPLACEMACRO([.D103];&quot;|&quot;;&quot;\u007C&quot;)&amp;CHAR(10)) &amp;IF([.E103]=&quot;&quot;; &quot;&quot;; &quot;api-&quot;&amp;[.B103]&amp;&quot;-letter&quot;   &amp;&quot;|&quot;&amp;[.E103]&amp;CHAR(10)) &amp;IF([.F103]=&quot;&quot;; &quot;&quot;; &quot;api-&quot;&amp;[.B103]&amp;&quot;-shortcut&quot; &amp;&quot;|&quot;&amp;[.F103]&amp;CHAR(10)) &amp;IF([.G103]=&quot;&quot;; &quot;&quot;; &quot;api-&quot;&amp;[.B103]&amp;&quot;-image&quot;    &amp;&quot;|&quot;&amp;[.G103]&amp;CHAR(10))" office:value-type="string" office:string-value="api-xowa.gui.browser.find.show-name|Suchen&#10;api-xowa.gui.browser.find.show-letter|s&#10;" calcext:value-type="string">
            <text:p>api-xowa.gui.browser.find.show-name|Suchen</text:p>
            <text:p>api-xowa.gui.browser.find.show-letter|s</text:p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" office:value-type="string" calcext:value-type="string">
            <text:p>xowa.gui.browser.find.show_by_paste</text:p>
          </table:table-cell>
          <table:table-cell office:value-type="string" calcext:value-type="string">
            <text:p>Suchen</text:p>
          </table:table-cell>
          <table:table-cell/>
          <table:table-cell table:style-name="ce3" office:value-type="string" calcext:value-type="string">
            <text:p>s</text:p>
          </table:table-cell>
          <table:table-cell table:number-columns-repeated="2"/>
          <table:table-cell table:style-name="ce7" table:formula="of:=IF([.C104]=&quot;&quot;; &quot;&quot;; &quot;api-&quot;&amp;[.B104]&amp;&quot;-name&quot;     &amp;&quot;|&quot;&amp;[.C104]&amp;CHAR(10)) &amp;IF([.D104]=&quot;&quot;; &quot;&quot;; &quot;api-&quot;&amp;[.B104]&amp;&quot;-tip&quot;      &amp;&quot;|&quot;&amp;REPLACEMACRO([.D104];&quot;|&quot;;&quot;\u007C&quot;)&amp;CHAR(10)) &amp;IF([.E104]=&quot;&quot;; &quot;&quot;; &quot;api-&quot;&amp;[.B104]&amp;&quot;-letter&quot;   &amp;&quot;|&quot;&amp;[.E104]&amp;CHAR(10)) &amp;IF([.F104]=&quot;&quot;; &quot;&quot;; &quot;api-&quot;&amp;[.B104]&amp;&quot;-shortcut&quot; &amp;&quot;|&quot;&amp;[.F104]&amp;CHAR(10)) &amp;IF([.G104]=&quot;&quot;; &quot;&quot;; &quot;api-&quot;&amp;[.B104]&amp;&quot;-image&quot;    &amp;&quot;|&quot;&amp;[.G104]&amp;CHAR(10))" office:value-type="string" office:string-value="api-xowa.gui.browser.find.show_by_paste-name|Suchen&#10;api-xowa.gui.browser.find.show_by_paste-letter|s&#10;" calcext:value-type="string">
            <text:p>api-xowa.gui.browser.find.show_by_paste-name|Suchen</text:p>
            <text:p>api-xowa.gui.browser.find.show_by_paste-letter|s</text:p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xowa.gui.browser.find.hide</text:p>
          </table:table-cell>
          <table:table-cell table:number-columns-repeated="5"/>
          <table:table-cell table:style-name="ce7" table:formula="of:=IF([.C105]=&quot;&quot;; &quot;&quot;; &quot;api-&quot;&amp;[.B105]&amp;&quot;-name&quot;     &amp;&quot;|&quot;&amp;[.C105]&amp;CHAR(10)) &amp;IF([.D105]=&quot;&quot;; &quot;&quot;; &quot;api-&quot;&amp;[.B105]&amp;&quot;-tip&quot;      &amp;&quot;|&quot;&amp;REPLACEMACRO([.D105];&quot;|&quot;;&quot;\u007C&quot;)&amp;CHAR(10)) &amp;IF([.E105]=&quot;&quot;; &quot;&quot;; &quot;api-&quot;&amp;[.B105]&amp;&quot;-letter&quot;   &amp;&quot;|&quot;&amp;[.E105]&amp;CHAR(10)) &amp;IF([.F105]=&quot;&quot;; &quot;&quot;; &quot;api-&quot;&amp;[.B105]&amp;&quot;-shortcut&quot; &amp;&quot;|&quot;&amp;[.F105]&amp;CHAR(10)) &amp;IF([.G105]=&quot;&quot;; &quot;&quot;; &quot;api-&quot;&amp;[.B105]&amp;&quot;-image&quot;    &amp;&quot;|&quot;&amp;[.G105]&amp;CHAR(10)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xowa.gui.browser.find.exec</text:p>
          </table:table-cell>
          <table:table-cell table:number-columns-repeated="5"/>
          <table:table-cell table:style-name="ce7" table:formula="of:=IF([.C106]=&quot;&quot;; &quot;&quot;; &quot;api-&quot;&amp;[.B106]&amp;&quot;-name&quot;     &amp;&quot;|&quot;&amp;[.C106]&amp;CHAR(10)) &amp;IF([.D106]=&quot;&quot;; &quot;&quot;; &quot;api-&quot;&amp;[.B106]&amp;&quot;-tip&quot;      &amp;&quot;|&quot;&amp;REPLACEMACRO([.D106];&quot;|&quot;;&quot;\u007C&quot;)&amp;CHAR(10)) &amp;IF([.E106]=&quot;&quot;; &quot;&quot;; &quot;api-&quot;&amp;[.B106]&amp;&quot;-letter&quot;   &amp;&quot;|&quot;&amp;[.E106]&amp;CHAR(10)) &amp;IF([.F106]=&quot;&quot;; &quot;&quot;; &quot;api-&quot;&amp;[.B106]&amp;&quot;-shortcut&quot; &amp;&quot;|&quot;&amp;[.F106]&amp;CHAR(10)) &amp;IF([.G106]=&quot;&quot;; &quot;&quot;; &quot;api-&quot;&amp;[.B106]&amp;&quot;-image&quot;    &amp;&quot;|&quot;&amp;[.G106]&amp;CHAR(10)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xowa.gui.browser.find.type</text:p>
          </table:table-cell>
          <table:table-cell table:number-columns-repeated="5"/>
          <table:table-cell table:style-name="ce7" table:formula="of:=IF([.C107]=&quot;&quot;; &quot;&quot;; &quot;api-&quot;&amp;[.B107]&amp;&quot;-name&quot;     &amp;&quot;|&quot;&amp;[.C107]&amp;CHAR(10)) &amp;IF([.D107]=&quot;&quot;; &quot;&quot;; &quot;api-&quot;&amp;[.B107]&amp;&quot;-tip&quot;      &amp;&quot;|&quot;&amp;REPLACEMACRO([.D107];&quot;|&quot;;&quot;\u007C&quot;)&amp;CHAR(10)) &amp;IF([.E107]=&quot;&quot;; &quot;&quot;; &quot;api-&quot;&amp;[.B107]&amp;&quot;-letter&quot;   &amp;&quot;|&quot;&amp;[.E107]&amp;CHAR(10)) &amp;IF([.F107]=&quot;&quot;; &quot;&quot;; &quot;api-&quot;&amp;[.B107]&amp;&quot;-shortcut&quot; &amp;&quot;|&quot;&amp;[.F107]&amp;CHAR(10)) &amp;IF([.G107]=&quot;&quot;; &quot;&quot;; &quot;api-&quot;&amp;[.B107]&amp;&quot;-image&quot;    &amp;&quot;|&quot;&amp;[.G107]&amp;CHAR(10))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xowa.gui.browser.find.find_bwd</text:p>
          </table:table-cell>
          <table:table-cell table:number-columns-repeated="5"/>
          <table:table-cell table:style-name="ce7" table:formula="of:=IF([.C108]=&quot;&quot;; &quot;&quot;; &quot;api-&quot;&amp;[.B108]&amp;&quot;-name&quot;     &amp;&quot;|&quot;&amp;[.C108]&amp;CHAR(10)) &amp;IF([.D108]=&quot;&quot;; &quot;&quot;; &quot;api-&quot;&amp;[.B108]&amp;&quot;-tip&quot;      &amp;&quot;|&quot;&amp;REPLACEMACRO([.D108];&quot;|&quot;;&quot;\u007C&quot;)&amp;CHAR(10)) &amp;IF([.E108]=&quot;&quot;; &quot;&quot;; &quot;api-&quot;&amp;[.B108]&amp;&quot;-letter&quot;   &amp;&quot;|&quot;&amp;[.E108]&amp;CHAR(10)) &amp;IF([.F108]=&quot;&quot;; &quot;&quot;; &quot;api-&quot;&amp;[.B108]&amp;&quot;-shortcut&quot; &amp;&quot;|&quot;&amp;[.F108]&amp;CHAR(10)) &amp;IF([.G108]=&quot;&quot;; &quot;&quot;; &quot;api-&quot;&amp;[.B108]&amp;&quot;-image&quot;    &amp;&quot;|&quot;&amp;[.G108]&amp;CHAR(10)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xowa.gui.browser.find.find_fwd</text:p>
          </table:table-cell>
          <table:table-cell table:number-columns-repeated="5"/>
          <table:table-cell table:style-name="ce7" table:formula="of:=IF([.C109]=&quot;&quot;; &quot;&quot;; &quot;api-&quot;&amp;[.B109]&amp;&quot;-name&quot;     &amp;&quot;|&quot;&amp;[.C109]&amp;CHAR(10)) &amp;IF([.D109]=&quot;&quot;; &quot;&quot;; &quot;api-&quot;&amp;[.B109]&amp;&quot;-tip&quot;      &amp;&quot;|&quot;&amp;REPLACEMACRO([.D109];&quot;|&quot;;&quot;\u007C&quot;)&amp;CHAR(10)) &amp;IF([.E109]=&quot;&quot;; &quot;&quot;; &quot;api-&quot;&amp;[.B109]&amp;&quot;-letter&quot;   &amp;&quot;|&quot;&amp;[.E109]&amp;CHAR(10)) &amp;IF([.F109]=&quot;&quot;; &quot;&quot;; &quot;api-&quot;&amp;[.B109]&amp;&quot;-shortcut&quot; &amp;&quot;|&quot;&amp;[.F109]&amp;CHAR(10)) &amp;IF([.G109]=&quot;&quot;; &quot;&quot;; &quot;api-&quot;&amp;[.B109]&amp;&quot;-image&quot;    &amp;&quot;|&quot;&amp;[.G109]&amp;CHAR(10)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xowa.gui.browser.find.case_toggle</text:p>
          </table:table-cell>
          <table:table-cell table:number-columns-repeated="5"/>
          <table:table-cell table:style-name="ce7" table:formula="of:=IF([.C110]=&quot;&quot;; &quot;&quot;; &quot;api-&quot;&amp;[.B110]&amp;&quot;-name&quot;     &amp;&quot;|&quot;&amp;[.C110]&amp;CHAR(10)) &amp;IF([.D110]=&quot;&quot;; &quot;&quot;; &quot;api-&quot;&amp;[.B110]&amp;&quot;-tip&quot;      &amp;&quot;|&quot;&amp;REPLACEMACRO([.D110];&quot;|&quot;;&quot;\u007C&quot;)&amp;CHAR(10)) &amp;IF([.E110]=&quot;&quot;; &quot;&quot;; &quot;api-&quot;&amp;[.B110]&amp;&quot;-letter&quot;   &amp;&quot;|&quot;&amp;[.E110]&amp;CHAR(10)) &amp;IF([.F110]=&quot;&quot;; &quot;&quot;; &quot;api-&quot;&amp;[.B110]&amp;&quot;-shortcut&quot; &amp;&quot;|&quot;&amp;[.F110]&amp;CHAR(10)) &amp;IF([.G110]=&quot;&quot;; &quot;&quot;; &quot;api-&quot;&amp;[.B110]&amp;&quot;-image&quot;    &amp;&quot;|&quot;&amp;[.G110]&amp;CHAR(10)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xowa.gui.browser.find.wrap_toggle</text:p>
          </table:table-cell>
          <table:table-cell table:style-name="ce3" table:number-columns-repeated="5"/>
          <table:table-cell table:style-name="ce7" table:formula="of:=IF([.C111]=&quot;&quot;; &quot;&quot;; &quot;api-&quot;&amp;[.B111]&amp;&quot;-name&quot;     &amp;&quot;|&quot;&amp;[.C111]&amp;CHAR(10)) &amp;IF([.D111]=&quot;&quot;; &quot;&quot;; &quot;api-&quot;&amp;[.B111]&amp;&quot;-tip&quot;      &amp;&quot;|&quot;&amp;REPLACEMACRO([.D111];&quot;|&quot;;&quot;\u007C&quot;)&amp;CHAR(10)) &amp;IF([.E111]=&quot;&quot;; &quot;&quot;; &quot;api-&quot;&amp;[.B111]&amp;&quot;-letter&quot;   &amp;&quot;|&quot;&amp;[.E111]&amp;CHAR(10)) &amp;IF([.F111]=&quot;&quot;; &quot;&quot;; &quot;api-&quot;&amp;[.B111]&amp;&quot;-shortcut&quot; &amp;&quot;|&quot;&amp;[.F111]&amp;CHAR(10)) &amp;IF([.G111]=&quot;&quot;; &quot;&quot;; &quot;api-&quot;&amp;[.B111]&amp;&quot;-image&quot;    &amp;&quot;|&quot;&amp;[.G111]&amp;CHAR(10)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xowa.gui.browser.prog_log.show</text:p>
          </table:table-cell>
          <table:table-cell office:value-type="string" calcext:value-type="string">
            <text:p>Fortschrittsmeldungen anzeigen</text:p>
          </table:table-cell>
          <table:table-cell office:value-type="string" calcext:value-type="string">
            <text:p>Fenster mit den letzten Fortschrittsmeldungen anzeigen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7" table:formula="of:=IF([.C112]=&quot;&quot;; &quot;&quot;; &quot;api-&quot;&amp;[.B112]&amp;&quot;-name&quot;     &amp;&quot;|&quot;&amp;[.C112]&amp;CHAR(10)) &amp;IF([.D112]=&quot;&quot;; &quot;&quot;; &quot;api-&quot;&amp;[.B112]&amp;&quot;-tip&quot;      &amp;&quot;|&quot;&amp;REPLACEMACRO([.D112];&quot;|&quot;;&quot;\u007C&quot;)&amp;CHAR(10)) &amp;IF([.E112]=&quot;&quot;; &quot;&quot;; &quot;api-&quot;&amp;[.B112]&amp;&quot;-letter&quot;   &amp;&quot;|&quot;&amp;[.E112]&amp;CHAR(10)) &amp;IF([.F112]=&quot;&quot;; &quot;&quot;; &quot;api-&quot;&amp;[.B112]&amp;&quot;-shortcut&quot; &amp;&quot;|&quot;&amp;[.F112]&amp;CHAR(10)) &amp;IF([.G112]=&quot;&quot;; &quot;&quot;; &quot;api-&quot;&amp;[.B112]&amp;&quot;-image&quot;    &amp;&quot;|&quot;&amp;[.G112]&amp;CHAR(10))" office:value-type="string" office:string-value="api-xowa.gui.browser.prog_log.show-name|Fortschrittsmeldungen anzeigen&#10;api-xowa.gui.browser.prog_log.show-tip|Fenster mit den letzten Fortschrittsmeldungen anzeigen&#10;api-xowa.gui.browser.prog_log.show-letter|f&#10;" calcext:value-type="string">
            <text:p>api-xowa.gui.browser.prog_log.show-name|Fortschrittsmeldungen anzeigen</text:p>
            <text:p>api-xowa.gui.browser.prog_log.show-tip|Fenster mit den letzten Fortschrittsmeldungen anzeigen</text:p>
            <text:p>api-xowa.gui.browser.prog_log.show-letter|f</text:p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xowa.gui.browser.prog.focus</text:p>
          </table:table-cell>
          <table:table-cell table:number-columns-repeated="5"/>
          <table:table-cell table:style-name="ce7" table:formula="of:=IF([.C113]=&quot;&quot;; &quot;&quot;; &quot;api-&quot;&amp;[.B113]&amp;&quot;-name&quot;     &amp;&quot;|&quot;&amp;[.C113]&amp;CHAR(10)) &amp;IF([.D113]=&quot;&quot;; &quot;&quot;; &quot;api-&quot;&amp;[.B113]&amp;&quot;-tip&quot;      &amp;&quot;|&quot;&amp;REPLACEMACRO([.D113];&quot;|&quot;;&quot;\u007C&quot;)&amp;CHAR(10)) &amp;IF([.E113]=&quot;&quot;; &quot;&quot;; &quot;api-&quot;&amp;[.B113]&amp;&quot;-letter&quot;   &amp;&quot;|&quot;&amp;[.E113]&amp;CHAR(10)) &amp;IF([.F113]=&quot;&quot;; &quot;&quot;; &quot;api-&quot;&amp;[.B113]&amp;&quot;-shortcut&quot; &amp;&quot;|&quot;&amp;[.F113]&amp;CHAR(10)) &amp;IF([.G113]=&quot;&quot;; &quot;&quot;; &quot;api-&quot;&amp;[.B113]&amp;&quot;-image&quot;    &amp;&quot;|&quot;&amp;[.G113]&amp;CHAR(10)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xowa.gui.browser.info.clear</text:p>
          </table:table-cell>
          <table:table-cell table:number-columns-repeated="5"/>
          <table:table-cell table:style-name="ce7" table:formula="of:=IF([.C114]=&quot;&quot;; &quot;&quot;; &quot;api-&quot;&amp;[.B114]&amp;&quot;-name&quot;     &amp;&quot;|&quot;&amp;[.C114]&amp;CHAR(10)) &amp;IF([.D114]=&quot;&quot;; &quot;&quot;; &quot;api-&quot;&amp;[.B114]&amp;&quot;-tip&quot;      &amp;&quot;|&quot;&amp;REPLACEMACRO([.D114];&quot;|&quot;;&quot;\u007C&quot;)&amp;CHAR(10)) &amp;IF([.E114]=&quot;&quot;; &quot;&quot;; &quot;api-&quot;&amp;[.B114]&amp;&quot;-letter&quot;   &amp;&quot;|&quot;&amp;[.E114]&amp;CHAR(10)) &amp;IF([.F114]=&quot;&quot;; &quot;&quot;; &quot;api-&quot;&amp;[.B114]&amp;&quot;-shortcut&quot; &amp;&quot;|&quot;&amp;[.F114]&amp;CHAR(10)) &amp;IF([.G114]=&quot;&quot;; &quot;&quot;; &quot;api-&quot;&amp;[.B114]&amp;&quot;-image&quot;    &amp;&quot;|&quot;&amp;[.G114]&amp;CHAR(10))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xowa.gui.browser.info.focus</text:p>
          </table:table-cell>
          <table:table-cell table:style-name="ce3" table:number-columns-repeated="5"/>
          <table:table-cell table:style-name="ce7" table:formula="of:=IF([.C115]=&quot;&quot;; &quot;&quot;; &quot;api-&quot;&amp;[.B115]&amp;&quot;-name&quot;     &amp;&quot;|&quot;&amp;[.C115]&amp;CHAR(10)) &amp;IF([.D115]=&quot;&quot;; &quot;&quot;; &quot;api-&quot;&amp;[.B115]&amp;&quot;-tip&quot;      &amp;&quot;|&quot;&amp;REPLACEMACRO([.D115];&quot;|&quot;;&quot;\u007C&quot;)&amp;CHAR(10)) &amp;IF([.E115]=&quot;&quot;; &quot;&quot;; &quot;api-&quot;&amp;[.B115]&amp;&quot;-letter&quot;   &amp;&quot;|&quot;&amp;[.E115]&amp;CHAR(10)) &amp;IF([.F115]=&quot;&quot;; &quot;&quot;; &quot;api-&quot;&amp;[.B115]&amp;&quot;-shortcut&quot; &amp;&quot;|&quot;&amp;[.F115]&amp;CHAR(10)) &amp;IF([.G115]=&quot;&quot;; &quot;&quot;; &quot;api-&quot;&amp;[.B115]&amp;&quot;-image&quot;    &amp;&quot;|&quot;&amp;[.G115]&amp;CHAR(10)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" office:value-type="string" calcext:value-type="string">
            <text:p>xowa.html.tidy.toggle</text:p>
          </table:table-cell>
          <table:table-cell office:value-type="string" calcext:value-type="string">
            <text:p>HTML Tidy umschalten</text:p>
          </table:table-cell>
          <table:table-cell office:value-type="string" calcext:value-type="string">
            <text:p>HTML Tidy (de)aktivieren</text:p>
          </table:table-cell>
          <table:table-cell table:number-columns-repeated="3"/>
          <table:table-cell table:style-name="ce7" table:formula="of:=IF([.C116]=&quot;&quot;; &quot;&quot;; &quot;api-&quot;&amp;[.B116]&amp;&quot;-name&quot;     &amp;&quot;|&quot;&amp;[.C116]&amp;CHAR(10)) &amp;IF([.D116]=&quot;&quot;; &quot;&quot;; &quot;api-&quot;&amp;[.B116]&amp;&quot;-tip&quot;      &amp;&quot;|&quot;&amp;REPLACEMACRO([.D116];&quot;|&quot;;&quot;\u007C&quot;)&amp;CHAR(10)) &amp;IF([.E116]=&quot;&quot;; &quot;&quot;; &quot;api-&quot;&amp;[.B116]&amp;&quot;-letter&quot;   &amp;&quot;|&quot;&amp;[.E116]&amp;CHAR(10)) &amp;IF([.F116]=&quot;&quot;; &quot;&quot;; &quot;api-&quot;&amp;[.B116]&amp;&quot;-shortcut&quot; &amp;&quot;|&quot;&amp;[.F116]&amp;CHAR(10)) &amp;IF([.G116]=&quot;&quot;; &quot;&quot;; &quot;api-&quot;&amp;[.B116]&amp;&quot;-image&quot;    &amp;&quot;|&quot;&amp;[.G116]&amp;CHAR(10))" office:value-type="string" office:string-value="api-xowa.html.tidy.toggle-name|HTML Tidy umschalten&#10;api-xowa.html.tidy.toggle-tip|HTML Tidy (de)aktivieren&#10;" calcext:value-type="string">
            <text:p>api-xowa.html.tidy.toggle-name|HTML Tidy umschalten</text:p>
            <text:p>api-xowa.html.tidy.toggle-tip|HTML Tidy (de)aktivieren</text:p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xowa.net.enabled</text:p>
          </table:table-cell>
          <table:table-cell office:value-type="string" calcext:value-type="string">
            <text:p>Online</text:p>
          </table:table-cell>
          <table:table-cell table:number-columns-repeated="4"/>
          <table:table-cell table:style-name="ce7" table:formula="of:=IF([.C117]=&quot;&quot;; &quot;&quot;; &quot;api-&quot;&amp;[.B117]&amp;&quot;-name&quot;     &amp;&quot;|&quot;&amp;[.C117]&amp;CHAR(10)) &amp;IF([.D117]=&quot;&quot;; &quot;&quot;; &quot;api-&quot;&amp;[.B117]&amp;&quot;-tip&quot;      &amp;&quot;|&quot;&amp;REPLACEMACRO([.D117];&quot;|&quot;;&quot;\u007C&quot;)&amp;CHAR(10)) &amp;IF([.E117]=&quot;&quot;; &quot;&quot;; &quot;api-&quot;&amp;[.B117]&amp;&quot;-letter&quot;   &amp;&quot;|&quot;&amp;[.E117]&amp;CHAR(10)) &amp;IF([.F117]=&quot;&quot;; &quot;&quot;; &quot;api-&quot;&amp;[.B117]&amp;&quot;-shortcut&quot; &amp;&quot;|&quot;&amp;[.F117]&amp;CHAR(10)) &amp;IF([.G117]=&quot;&quot;; &quot;&quot;; &quot;api-&quot;&amp;[.B117]&amp;&quot;-image&quot;    &amp;&quot;|&quot;&amp;[.G117]&amp;CHAR(10))" office:value-type="string" office:string-value="api-xowa.net.enabled-name|Online&#10;" calcext:value-type="string">
            <text:p>api-xowa.net.enabled-name|Online</text:p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xowa.net.enabled_n_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Internetverbindung deaktivieren. XOWA wird keine Verbindung zum Internet aufnehmen. Einige Funktionen werden nicht funktionieren.</text:p>
          </table:table-cell>
          <table:table-cell table:number-columns-repeated="3"/>
          <table:table-cell table:style-name="ce7" table:formula="of:=IF([.C118]=&quot;&quot;; &quot;&quot;; &quot;api-&quot;&amp;[.B118]&amp;&quot;-name&quot;     &amp;&quot;|&quot;&amp;[.C118]&amp;CHAR(10)) &amp;IF([.D118]=&quot;&quot;; &quot;&quot;; &quot;api-&quot;&amp;[.B118]&amp;&quot;-tip&quot;      &amp;&quot;|&quot;&amp;REPLACEMACRO([.D118];&quot;|&quot;;&quot;\u007C&quot;)&amp;CHAR(10)) &amp;IF([.E118]=&quot;&quot;; &quot;&quot;; &quot;api-&quot;&amp;[.B118]&amp;&quot;-letter&quot;   &amp;&quot;|&quot;&amp;[.E118]&amp;CHAR(10)) &amp;IF([.F118]=&quot;&quot;; &quot;&quot;; &quot;api-&quot;&amp;[.B118]&amp;&quot;-shortcut&quot; &amp;&quot;|&quot;&amp;[.F118]&amp;CHAR(10)) &amp;IF([.G118]=&quot;&quot;; &quot;&quot;; &quot;api-&quot;&amp;[.B118]&amp;&quot;-image&quot;    &amp;&quot;|&quot;&amp;[.G118]&amp;CHAR(10))" office:value-type="string" office:string-value="api-xowa.net.enabled_n_-name|Offline&#10;api-xowa.net.enabled_n_-tip|Internetverbindung deaktivieren. XOWA wird keine Verbindung zum Internet aufnehmen. Einige Funktionen werden nicht funktionieren.&#10;" calcext:value-type="string">
            <text:p>api-xowa.net.enabled_n_-name|Offline</text:p>
            <text:p>api-xowa.net.enabled_n_-tip|Internetverbindung deaktivieren. XOWA wird keine Verbindung zum Internet aufnehmen. Einige Funktionen werden nicht funktionieren.</text:p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xowa.net.enabled_x_</text:p>
          </table:table-cell>
          <table:table-cell office:value-type="string" calcext:value-type="string">
            <text:p>Online/Offline umschalten</text:p>
          </table:table-cell>
          <table:table-cell office:value-type="string" calcext:value-type="string">
            <text:p>Internetverbindung umschalten</text:p>
          </table:table-cell>
          <table:table-cell table:number-columns-repeated="3"/>
          <table:table-cell table:style-name="ce7" table:formula="of:=IF([.C119]=&quot;&quot;; &quot;&quot;; &quot;api-&quot;&amp;[.B119]&amp;&quot;-name&quot;     &amp;&quot;|&quot;&amp;[.C119]&amp;CHAR(10)) &amp;IF([.D119]=&quot;&quot;; &quot;&quot;; &quot;api-&quot;&amp;[.B119]&amp;&quot;-tip&quot;      &amp;&quot;|&quot;&amp;REPLACEMACRO([.D119];&quot;|&quot;;&quot;\u007C&quot;)&amp;CHAR(10)) &amp;IF([.E119]=&quot;&quot;; &quot;&quot;; &quot;api-&quot;&amp;[.B119]&amp;&quot;-letter&quot;   &amp;&quot;|&quot;&amp;[.E119]&amp;CHAR(10)) &amp;IF([.F119]=&quot;&quot;; &quot;&quot;; &quot;api-&quot;&amp;[.B119]&amp;&quot;-shortcut&quot; &amp;&quot;|&quot;&amp;[.F119]&amp;CHAR(10)) &amp;IF([.G119]=&quot;&quot;; &quot;&quot;; &quot;api-&quot;&amp;[.B119]&amp;&quot;-image&quot;    &amp;&quot;|&quot;&amp;[.G119]&amp;CHAR(10))" office:value-type="string" office:string-value="api-xowa.net.enabled_x_-name|Online/Offline umschalten&#10;api-xowa.net.enabled_x_-tip|Internetverbindung umschalten&#10;" calcext:value-type="string">
            <text:p>api-xowa.net.enabled_x_-name|Online/Offline umschalten</text:p>
            <text:p>api-xowa.net.enabled_x_-tip|Internetverbindung umschalten</text:p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xowa.net.enabled_y_</text:p>
          </table:table-cell>
          <table:table-cell office:value-type="string" calcext:value-type="string">
            <text:p>Online</text:p>
          </table:table-cell>
          <table:table-cell table:style-name="ce3" office:value-type="string" calcext:value-type="string">
            <text:p>Internetverbindung aktivieren</text:p>
          </table:table-cell>
          <table:table-cell/>
          <table:table-cell table:style-name="ce3" table:number-columns-repeated="2"/>
          <table:table-cell table:style-name="ce7" table:formula="of:=IF([.C120]=&quot;&quot;; &quot;&quot;; &quot;api-&quot;&amp;[.B120]&amp;&quot;-name&quot;     &amp;&quot;|&quot;&amp;[.C120]&amp;CHAR(10)) &amp;IF([.D120]=&quot;&quot;; &quot;&quot;; &quot;api-&quot;&amp;[.B120]&amp;&quot;-tip&quot;      &amp;&quot;|&quot;&amp;REPLACEMACRO([.D120];&quot;|&quot;;&quot;\u007C&quot;)&amp;CHAR(10)) &amp;IF([.E120]=&quot;&quot;; &quot;&quot;; &quot;api-&quot;&amp;[.B120]&amp;&quot;-letter&quot;   &amp;&quot;|&quot;&amp;[.E120]&amp;CHAR(10)) &amp;IF([.F120]=&quot;&quot;; &quot;&quot;; &quot;api-&quot;&amp;[.B120]&amp;&quot;-shortcut&quot; &amp;&quot;|&quot;&amp;[.F120]&amp;CHAR(10)) &amp;IF([.G120]=&quot;&quot;; &quot;&quot;; &quot;api-&quot;&amp;[.B120]&amp;&quot;-image&quot;    &amp;&quot;|&quot;&amp;[.G120]&amp;CHAR(10))" office:value-type="string" office:string-value="api-xowa.net.enabled_y_-name|Online&#10;api-xowa.net.enabled_y_-tip|Internetverbindung aktivieren&#10;" calcext:value-type="string">
            <text:p>api-xowa.net.enabled_y_-name|Online</text:p>
            <text:p>api-xowa.net.enabled_y_-tip|Internetverbindung aktivieren</text:p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" office:value-type="string" calcext:value-type="string">
            <text:p>xowa.usr.bookmarks.add</text:p>
          </table:table-cell>
          <table:table-cell office:value-type="string" calcext:value-type="string">
            <text:p>Lesezeichen für diese Seite setzen</text:p>
          </table:table-cell>
          <table:table-cell table:style-name="ce3" office:value-type="string" calcext:value-type="string">
            <text:p>Aktuelle Seite zur Liste der Lesezeichen hinzufügen</text:p>
          </table:table-cell>
          <table:table-cell table:style-name="ce3" office:value-type="string" calcext:value-type="string">
            <text:p>l</text:p>
          </table:table-cell>
          <table:table-cell table:style-name="ce3" table:number-columns-repeated="2"/>
          <table:table-cell table:style-name="ce7" table:formula="of:=IF([.C121]=&quot;&quot;; &quot;&quot;; &quot;api-&quot;&amp;[.B121]&amp;&quot;-name&quot;     &amp;&quot;|&quot;&amp;[.C121]&amp;CHAR(10)) &amp;IF([.D121]=&quot;&quot;; &quot;&quot;; &quot;api-&quot;&amp;[.B121]&amp;&quot;-tip&quot;      &amp;&quot;|&quot;&amp;REPLACEMACRO([.D121];&quot;|&quot;;&quot;\u007C&quot;)&amp;CHAR(10)) &amp;IF([.E121]=&quot;&quot;; &quot;&quot;; &quot;api-&quot;&amp;[.B121]&amp;&quot;-letter&quot;   &amp;&quot;|&quot;&amp;[.E121]&amp;CHAR(10)) &amp;IF([.F121]=&quot;&quot;; &quot;&quot;; &quot;api-&quot;&amp;[.B121]&amp;&quot;-shortcut&quot; &amp;&quot;|&quot;&amp;[.F121]&amp;CHAR(10)) &amp;IF([.G121]=&quot;&quot;; &quot;&quot;; &quot;api-&quot;&amp;[.B121]&amp;&quot;-image&quot;    &amp;&quot;|&quot;&amp;[.G121]&amp;CHAR(10))" office:value-type="string" office:string-value="api-xowa.usr.bookmarks.add-name|Lesezeichen für diese Seite setzen&#10;api-xowa.usr.bookmarks.add-tip|Aktuelle Seite zur Liste der Lesezeichen hinzufügen&#10;api-xowa.usr.bookmarks.add-letter|l&#10;" calcext:value-type="string">
            <text:p>api-xowa.usr.bookmarks.add-name|Lesezeichen für diese Seite setzen</text:p>
            <text:p>api-xowa.usr.bookmarks.add-tip|Aktuelle Seite zur Liste der Lesezeichen hinzufügen</text:p>
            <text:p>api-xowa.usr.bookmarks.add-letter|l</text:p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" office:value-type="string" calcext:value-type="string">
            <text:p>xowa.usr.bookmarks.show</text:p>
          </table:table-cell>
          <table:table-cell office:value-type="string" calcext:value-type="string">
            <text:p>Alle Lesezeichen anzeigen</text:p>
          </table:table-cell>
          <table:table-cell table:style-name="ce3" office:value-type="string" calcext:value-type="string">
            <text:p>Alle Lesezeichen anzeigen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7" table:formula="of:=IF([.C122]=&quot;&quot;; &quot;&quot;; &quot;api-&quot;&amp;[.B122]&amp;&quot;-name&quot;     &amp;&quot;|&quot;&amp;[.C122]&amp;CHAR(10)) &amp;IF([.D122]=&quot;&quot;; &quot;&quot;; &quot;api-&quot;&amp;[.B122]&amp;&quot;-tip&quot;      &amp;&quot;|&quot;&amp;REPLACEMACRO([.D122];&quot;|&quot;;&quot;\u007C&quot;)&amp;CHAR(10)) &amp;IF([.E122]=&quot;&quot;; &quot;&quot;; &quot;api-&quot;&amp;[.B122]&amp;&quot;-letter&quot;   &amp;&quot;|&quot;&amp;[.E122]&amp;CHAR(10)) &amp;IF([.F122]=&quot;&quot;; &quot;&quot;; &quot;api-&quot;&amp;[.B122]&amp;&quot;-shortcut&quot; &amp;&quot;|&quot;&amp;[.F122]&amp;CHAR(10)) &amp;IF([.G122]=&quot;&quot;; &quot;&quot;; &quot;api-&quot;&amp;[.B122]&amp;&quot;-image&quot;    &amp;&quot;|&quot;&amp;[.G122]&amp;CHAR(10))" office:value-type="string" office:string-value="api-xowa.usr.bookmarks.show-name|Alle Lesezeichen anzeigen&#10;api-xowa.usr.bookmarks.show-tip|Alle Lesezeichen anzeigen&#10;api-xowa.usr.bookmarks.show-letter|a&#10;" calcext:value-type="string">
            <text:p>api-xowa.usr.bookmarks.show-name|Alle Lesezeichen anzeigen</text:p>
            <text:p>api-xowa.usr.bookmarks.show-tip|Alle Lesezeichen anzeigen</text:p>
            <text:p>api-xowa.usr.bookmarks.show-letter|a</text:p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xowa.usr.history.goto_recent</text:p>
          </table:table-cell>
          <table:table-cell office:value-type="string" calcext:value-type="string">
            <text:p>Aktuelle Seite</text:p>
          </table:table-cell>
          <table:table-cell office:value-type="string" calcext:value-type="string">
            <text:p>Zur zuletzt besuchten Seite gehen</text:p>
          </table:table-cell>
          <table:table-cell office:value-type="string" calcext:value-type="string">
            <text:p>a</text:p>
          </table:table-cell>
          <table:table-cell table:style-name="ce3"/>
          <table:table-cell/>
          <table:table-cell table:style-name="ce7" table:formula="of:=IF([.C123]=&quot;&quot;; &quot;&quot;; &quot;api-&quot;&amp;[.B123]&amp;&quot;-name&quot;     &amp;&quot;|&quot;&amp;[.C123]&amp;CHAR(10)) &amp;IF([.D123]=&quot;&quot;; &quot;&quot;; &quot;api-&quot;&amp;[.B123]&amp;&quot;-tip&quot;      &amp;&quot;|&quot;&amp;REPLACEMACRO([.D123];&quot;|&quot;;&quot;\u007C&quot;)&amp;CHAR(10)) &amp;IF([.E123]=&quot;&quot;; &quot;&quot;; &quot;api-&quot;&amp;[.B123]&amp;&quot;-letter&quot;   &amp;&quot;|&quot;&amp;[.E123]&amp;CHAR(10)) &amp;IF([.F123]=&quot;&quot;; &quot;&quot;; &quot;api-&quot;&amp;[.B123]&amp;&quot;-shortcut&quot; &amp;&quot;|&quot;&amp;[.F123]&amp;CHAR(10)) &amp;IF([.G123]=&quot;&quot;; &quot;&quot;; &quot;api-&quot;&amp;[.B123]&amp;&quot;-image&quot;    &amp;&quot;|&quot;&amp;[.G123]&amp;CHAR(10))" office:value-type="string" office:string-value="api-xowa.usr.history.goto_recent-name|Aktuelle Seite&#10;api-xowa.usr.history.goto_recent-tip|Zur zuletzt besuchten Seite gehen&#10;api-xowa.usr.history.goto_recent-letter|a&#10;" calcext:value-type="string">
            <text:p>api-xowa.usr.history.goto_recent-name|Aktuelle Seite</text:p>
            <text:p>api-xowa.usr.history.goto_recent-tip|Zur zuletzt besuchten Seite gehen</text:p>
            <text:p>api-xowa.usr.history.goto_recent-letter|a</text:p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" office:value-type="string" calcext:value-type="string">
            <text:p>xowa.usr.history.show</text:p>
          </table:table-cell>
          <table:table-cell office:value-type="string" calcext:value-type="string">
            <text:p>Anzeigen</text:p>
          </table:table-cell>
          <table:table-cell office:value-type="string" calcext:value-type="string">
            <text:p>Zum [[Special:XowaPageHistory\u007CVerlauf]] gehen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7" table:formula="of:=IF([.C124]=&quot;&quot;; &quot;&quot;; &quot;api-&quot;&amp;[.B124]&amp;&quot;-name&quot;     &amp;&quot;|&quot;&amp;[.C124]&amp;CHAR(10)) &amp;IF([.D124]=&quot;&quot;; &quot;&quot;; &quot;api-&quot;&amp;[.B124]&amp;&quot;-tip&quot;      &amp;&quot;|&quot;&amp;REPLACEMACRO([.D124];&quot;|&quot;;&quot;\u007C&quot;)&amp;CHAR(10)) &amp;IF([.E124]=&quot;&quot;; &quot;&quot;; &quot;api-&quot;&amp;[.B124]&amp;&quot;-letter&quot;   &amp;&quot;|&quot;&amp;[.E124]&amp;CHAR(10)) &amp;IF([.F124]=&quot;&quot;; &quot;&quot;; &quot;api-&quot;&amp;[.B124]&amp;&quot;-shortcut&quot; &amp;&quot;|&quot;&amp;[.F124]&amp;CHAR(10)) &amp;IF([.G124]=&quot;&quot;; &quot;&quot;; &quot;api-&quot;&amp;[.B124]&amp;&quot;-image&quot;    &amp;&quot;|&quot;&amp;[.G124]&amp;CHAR(10))" office:value-type="string" office:string-value="api-xowa.usr.history.show-name|Anzeigen&#10;api-xowa.usr.history.show-tip|Zum [[Special:XowaPageHistory\u007CVerlauf]] gehen&#10;api-xowa.usr.history.show-letter|a&#10;" calcext:value-type="string">
            <text:p>api-xowa.usr.history.show-name|Anzeigen</text:p>
            <text:p>api-xowa.usr.history.show-tip|Zum [[Special:XowaPageHistory\u007CVerlauf]] gehen</text:p>
            <text:p>api-xowa.usr.history.show-letter|a</text:p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xowa.xtns.scribunto.engine_lua_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Externes lua als Lua-Interpreter für Scribunto auswählen</text:p>
          </table:table-cell>
          <table:table-cell table:number-columns-repeated="3"/>
          <table:table-cell table:style-name="ce7" table:formula="of:=IF([.C125]=&quot;&quot;; &quot;&quot;; &quot;api-&quot;&amp;[.B125]&amp;&quot;-name&quot;     &amp;&quot;|&quot;&amp;[.C125]&amp;CHAR(10)) &amp;IF([.D125]=&quot;&quot;; &quot;&quot;; &quot;api-&quot;&amp;[.B125]&amp;&quot;-tip&quot;      &amp;&quot;|&quot;&amp;REPLACEMACRO([.D125];&quot;|&quot;;&quot;\u007C&quot;)&amp;CHAR(10)) &amp;IF([.E125]=&quot;&quot;; &quot;&quot;; &quot;api-&quot;&amp;[.B125]&amp;&quot;-letter&quot;   &amp;&quot;|&quot;&amp;[.E125]&amp;CHAR(10)) &amp;IF([.F125]=&quot;&quot;; &quot;&quot;; &quot;api-&quot;&amp;[.B125]&amp;&quot;-shortcut&quot; &amp;&quot;|&quot;&amp;[.F125]&amp;CHAR(10)) &amp;IF([.G125]=&quot;&quot;; &quot;&quot;; &quot;api-&quot;&amp;[.B125]&amp;&quot;-image&quot;    &amp;&quot;|&quot;&amp;[.G125]&amp;CHAR(10))" office:value-type="string" office:string-value="api-xowa.xtns.scribunto.engine_lua_-name|Lua&#10;api-xowa.xtns.scribunto.engine_lua_-tip|Externes lua als Lua-Interpreter für Scribunto auswählen&#10;" calcext:value-type="string">
            <text:p>api-xowa.xtns.scribunto.engine_lua_-name|Lua</text:p>
            <text:p>api-xowa.xtns.scribunto.engine_lua_-tip|Externes lua als Lua-Interpreter für Scribunto auswählen</text:p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xowa.xtns.scribunto.engine_luaj_</text:p>
          </table:table-cell>
          <table:table-cell office:value-type="string" calcext:value-type="string">
            <text:p>Luaj</text:p>
          </table:table-cell>
          <table:table-cell office:value-type="string" calcext:value-type="string">
            <text:p>Luaj als Lua-Interpreter für Scribunto auswählen</text:p>
          </table:table-cell>
          <table:table-cell table:number-columns-repeated="3"/>
          <table:table-cell table:style-name="ce7" table:formula="of:=IF([.C126]=&quot;&quot;; &quot;&quot;; &quot;api-&quot;&amp;[.B126]&amp;&quot;-name&quot;     &amp;&quot;|&quot;&amp;[.C126]&amp;CHAR(10)) &amp;IF([.D126]=&quot;&quot;; &quot;&quot;; &quot;api-&quot;&amp;[.B126]&amp;&quot;-tip&quot;      &amp;&quot;|&quot;&amp;REPLACEMACRO([.D126];&quot;|&quot;;&quot;\u007C&quot;)&amp;CHAR(10)) &amp;IF([.E126]=&quot;&quot;; &quot;&quot;; &quot;api-&quot;&amp;[.B126]&amp;&quot;-letter&quot;   &amp;&quot;|&quot;&amp;[.E126]&amp;CHAR(10)) &amp;IF([.F126]=&quot;&quot;; &quot;&quot;; &quot;api-&quot;&amp;[.B126]&amp;&quot;-shortcut&quot; &amp;&quot;|&quot;&amp;[.F126]&amp;CHAR(10)) &amp;IF([.G126]=&quot;&quot;; &quot;&quot;; &quot;api-&quot;&amp;[.B126]&amp;&quot;-image&quot;    &amp;&quot;|&quot;&amp;[.G126]&amp;CHAR(10))" office:value-type="string" office:string-value="api-xowa.xtns.scribunto.engine_luaj_-name|Luaj&#10;api-xowa.xtns.scribunto.engine_luaj_-tip|Luaj als Lua-Interpreter für Scribunto auswählen&#10;" calcext:value-type="string">
            <text:p>api-xowa.xtns.scribunto.engine_luaj_-name|Luaj</text:p>
            <text:p>api-xowa.xtns.scribunto.engine_luaj_-tip|Luaj als Lua-Interpreter für Scribunto auswählen</text:p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xowa.html.modules.popups.msgs.size</text:p>
          </table:table-cell>
          <table:table-cell office:value-type="string" calcext:value-type="string">
            <text:p>size: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xowa.html.modules.popups.msgs.edited</text:p>
          </table:table-cell>
          <table:table-cell office:value-type="string" calcext:value-type="string">
            <text:p>edited: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owa.html.modules.popups.msgs.viewed</text:p>
          </table:table-cell>
          <table:table-cell table:style-name="ce5" office:value-type="string" calcext:value-type="string">
            <text:p>viewed: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xowa.html.modules.popups.show_more</text:p>
          </table:table-cell>
          <table:table-cell office:value-type="string" calcext:value-type="string">
            <text:p>Show More</text:p>
          </table:table-cell>
          <table:table-cell office:value-type="string" calcext:value-type="string">
            <text:p>Show more text for the page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xowa.html.modules.popups.show_all</text:p>
          </table:table-cell>
          <table:table-cell office:value-type="string" calcext:value-type="string">
            <text:p>Show All</text:p>
          </table:table-cell>
          <table:table-cell office:value-type="string" calcext:value-type="string">
            <text:p>Show all text for the page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xowa.html.modules.popups.history</text:p>
          </table:table-cell>
          <table:table-cell office:value-type="string" calcext:value-type="string">
            <text:p>Show recent popups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xowa.nav.setup.download_central</text:p>
          </table:table-cell>
          <table:table-cell table:style-name="ce3" office:value-type="string" calcext:value-type="string">
            <text:p>Download Central</text:p>
          </table:table-cell>
          <table:table-cell table:style-name="ce3" office:value-type="string" calcext:value-type="string">
            <text:p>Download wikis</text:p>
          </table:table-cell>
          <table:table-cell table:style-name="ce3" office:value-type="string" calcext:value-type="string">
            <text:p>d</text:p>
          </table:table-cell>
          <table:table-cell table:style-name="ce3" table:number-columns-repeated="2"/>
          <table:table-cell table:style-name="ce7" table:formula="of:=IF([.C133]=&quot;&quot;; &quot;&quot;; &quot;api-&quot;&amp;[.B133]&amp;&quot;-name&quot;     &amp;&quot;|&quot;&amp;[.C133]&amp;CHAR(10)) &amp;IF([.D133]=&quot;&quot;; &quot;&quot;; &quot;api-&quot;&amp;[.B133]&amp;&quot;-tip&quot;      &amp;&quot;|&quot;&amp;REPLACEMACRO([.D133];&quot;|&quot;;&quot;\u007C&quot;)&amp;CHAR(10)) &amp;IF([.E133]=&quot;&quot;; &quot;&quot;; &quot;api-&quot;&amp;[.B133]&amp;&quot;-letter&quot;   &amp;&quot;|&quot;&amp;[.E133]&amp;CHAR(10)) &amp;IF([.F133]=&quot;&quot;; &quot;&quot;; &quot;api-&quot;&amp;[.B133]&amp;&quot;-shortcut&quot; &amp;&quot;|&quot;&amp;[.F133]&amp;CHAR(10)) &amp;IF([.G133]=&quot;&quot;; &quot;&quot;; &quot;api-&quot;&amp;[.B133]&amp;&quot;-image&quot;    &amp;&quot;|&quot;&amp;[.G133]&amp;CHAR(10))" office:value-type="string" office:string-value="api-xowa.nav.setup.download_central-name|Download Central&#10;api-xowa.nav.setup.download_central-tip|Download wikis&#10;api-xowa.nav.setup.download_central-letter|d&#10;" calcext:value-type="string">
            <text:p>api-xowa.nav.setup.download_central-name|Download Central</text:p>
            <text:p>api-xowa.nav.setup.download_central-tip|Download wikis</text:p>
            <text:p>api-xowa.nav.setup.download_central-letter|d</text:p>
            <text:p/>
          </table:table-cell>
        </table:table-row>
        <table:table-row table:style-name="ro1" table:number-rows-repeated="9">
          <table:table-cell table:style-name="Default" table:number-columns-repeated="8"/>
        </table:table-row>
        <table:table-row table:style-name="ro1" table:number-rows-repeated="73">
          <table:table-cell table:number-columns-repeated="7"/>
          <table:table-cell table:style-name="ce7"/>
        </table:table-row>
        <table:table-row table:style-name="ro1" table:number-rows-repeated="10483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zh_hans" table:style-name="ta1">
        <office:forms form:automatic-focus="false" form:apply-design-mode="false"/>
        <table:table-column table:style-name="co10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default-cell-style-name="ce11"/>
        <table:table-column table:style-name="co6" table:default-cell-style-name="ce11"/>
        <table:table-column table:style-name="co7" table:default-cell-style-name="ce11"/>
        <table:table-row table:style-name="ro1">
          <table:table-cell table:style-name="ce8" office:value-type="string" calcext:value-type="string">
            <text:p>sort</text:p>
          </table:table-cell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ip</text:p>
          </table:table-cell>
          <table:table-cell table:style-name="ce8" office:value-type="string" calcext:value-type="string">
            <text:p>letter</text:p>
          </table:table-cell>
          <table:table-cell table:style-name="ce8" office:value-type="string" calcext:value-type="string">
            <text:p>binding</text:p>
          </table:table-cell>
          <table:table-cell table:style-name="ce8" office:value-type="string" calcext:value-type="string">
            <text:p>image</text:p>
          </table:table-cell>
          <table:table-cell table:style-name="ce14" office:value-type="string" calcext:value-type="string">
            <text:p>gfs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xowa.null</text:p>
          </table:table-cell>
          <table:table-cell table:style-name="ce12" table:number-columns-repeated="5"/>
          <table:table-cell table:style-name="ce15" table:formula="of:=IF([.C2]=&quot;&quot;; &quot;&quot;; &quot;api.ctg-&quot;&amp;[.B2]&amp;&quot;-name&quot;     &amp;&quot;|&quot;&amp;[.C2]&amp;CHAR(10))">
            <text:p/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xowa.app</text:p>
          </table:table-cell>
          <table:table-cell table:style-name="ce12" table:number-columns-repeated="5"/>
          <table:table-cell table:style-name="ce15" table:formula="of:=IF([.C3]=&quot;&quot;; &quot;&quot;; &quot;api.ctg-&quot;&amp;[.B3]&amp;&quot;-name&quot;     &amp;&quot;|&quot;&amp;[.C3]&amp;CHAR(10))">
            <text:p/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xowa.nav</text:p>
          </table:table-cell>
          <table:table-cell table:style-name="ce12" table:number-columns-repeated="5"/>
          <table:table-cell table:style-name="ce15" table:formula="of:=IF([.C4]=&quot;&quot;; &quot;&quot;; &quot;api.ctg-&quot;&amp;[.B4]&amp;&quot;-name&quot;     &amp;&quot;|&quot;&amp;[.C4]&amp;CHAR(10))">
            <text:p/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xowa.nav.pages</text:p>
          </table:table-cell>
          <table:table-cell table:style-name="ce12" table:number-columns-repeated="5"/>
          <table:table-cell table:style-name="ce15" table:formula="of:=IF([.C5]=&quot;&quot;; &quot;&quot;; &quot;api.ctg-&quot;&amp;[.B5]&amp;&quot;-name&quot;     &amp;&quot;|&quot;&amp;[.C5]&amp;CHAR(10))">
            <text:p/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2" office:value-type="string" calcext:value-type="string">
            <text:p>xowa.font</text:p>
          </table:table-cell>
          <table:table-cell table:style-name="ce12" table:number-columns-repeated="5"/>
          <table:table-cell table:style-name="ce15" table:formula="of:=IF([.C6]=&quot;&quot;; &quot;&quot;; &quot;api.ctg-&quot;&amp;[.B6]&amp;&quot;-name&quot;     &amp;&quot;|&quot;&amp;[.C6]&amp;CHAR(10))">
            <text:p/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xowa.page</text:p>
          </table:table-cell>
          <table:table-cell table:style-name="ce12" table:number-columns-repeated="5"/>
          <table:table-cell table:style-name="ce15" table:formula="of:=IF([.C7]=&quot;&quot;; &quot;&quot;; &quot;api.ctg-&quot;&amp;[.B7]&amp;&quot;-name&quot;     &amp;&quot;|&quot;&amp;[.C7]&amp;CHAR(10))">
            <text:p/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2" office:value-type="string" calcext:value-type="string">
            <text:p>xowa.edit</text:p>
          </table:table-cell>
          <table:table-cell table:style-name="ce12" table:number-columns-repeated="5"/>
          <table:table-cell table:style-name="ce15" table:formula="of:=IF([.C8]=&quot;&quot;; &quot;&quot;; &quot;api.ctg-&quot;&amp;[.B8]&amp;&quot;-name&quot;     &amp;&quot;|&quot;&amp;[.C8]&amp;CHAR(10))">
            <text:p/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xowa.selection</text:p>
          </table:table-cell>
          <table:table-cell table:style-name="ce12" table:number-columns-repeated="5"/>
          <table:table-cell table:style-name="ce15" table:formula="of:=IF([.C9]=&quot;&quot;; &quot;&quot;; &quot;api.ctg-&quot;&amp;[.B9]&amp;&quot;-name&quot;     &amp;&quot;|&quot;&amp;[.C9]&amp;CHAR(10))">
            <text:p/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2" office:value-type="string" calcext:value-type="string">
            <text:p>xowa.browser</text:p>
          </table:table-cell>
          <table:table-cell table:style-name="ce12" table:number-columns-repeated="5"/>
          <table:table-cell table:style-name="ce15" table:formula="of:=IF([.C10]=&quot;&quot;; &quot;&quot;; &quot;api.ctg-&quot;&amp;[.B10]&amp;&quot;-name&quot;     &amp;&quot;|&quot;&amp;[.C10]&amp;CHAR(10))">
            <text:p/>
          </table:table-cell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xowa.tabs</text:p>
          </table:table-cell>
          <table:table-cell table:style-name="ce12" table:number-columns-repeated="5"/>
          <table:table-cell table:style-name="ce15" table:formula="of:=IF([.C11]=&quot;&quot;; &quot;&quot;; &quot;api.ctg-&quot;&amp;[.B11]&amp;&quot;-name&quot;     &amp;&quot;|&quot;&amp;[.C11]&amp;CHAR(10))">
            <text:p/>
          </table:table-cell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2" office:value-type="string" calcext:value-type="string">
            <text:p>xowa.html</text:p>
          </table:table-cell>
          <table:table-cell table:style-name="ce12" table:number-columns-repeated="5"/>
          <table:table-cell table:style-name="ce15" table:formula="of:=IF([.C12]=&quot;&quot;; &quot;&quot;; &quot;api.ctg-&quot;&amp;[.B12]&amp;&quot;-name&quot;     &amp;&quot;|&quot;&amp;[.C12]&amp;CHAR(10))">
            <text:p/>
          </table:table-cell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2" office:value-type="string" calcext:value-type="string">
            <text:p>xowa.net</text:p>
          </table:table-cell>
          <table:table-cell table:style-name="ce12" table:number-columns-repeated="5"/>
          <table:table-cell table:style-name="ce15" table:formula="of:=IF([.C13]=&quot;&quot;; &quot;&quot;; &quot;api.ctg-&quot;&amp;[.B13]&amp;&quot;-name&quot;     &amp;&quot;|&quot;&amp;[.C13]&amp;CHAR(10))">
            <text:p/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2" office:value-type="string" calcext:value-type="string">
            <text:p>xowa.bookmarks</text:p>
          </table:table-cell>
          <table:table-cell table:style-name="ce12" table:number-columns-repeated="5"/>
          <table:table-cell table:style-name="ce15" table:formula="of:=IF([.C14]=&quot;&quot;; &quot;&quot;; &quot;api.ctg-&quot;&amp;[.B14]&amp;&quot;-name&quot;     &amp;&quot;|&quot;&amp;[.C14]&amp;CHAR(10))">
            <text:p/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xowa.history</text:p>
          </table:table-cell>
          <table:table-cell table:style-name="ce12" table:number-columns-repeated="5"/>
          <table:table-cell table:style-name="ce15" table:formula="of:=IF([.C15]=&quot;&quot;; &quot;&quot;; &quot;api.ctg-&quot;&amp;[.B15]&amp;&quot;-name&quot;     &amp;&quot;|&quot;&amp;[.C15]&amp;CHAR(10))">
            <text:p/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2" office:value-type="string" calcext:value-type="string">
            <text:p>xowa.xtns</text:p>
          </table:table-cell>
          <table:table-cell table:style-name="ce12" table:number-columns-repeated="5"/>
          <table:table-cell table:style-name="ce15" table:formula="of:=IF([.C16]=&quot;&quot;; &quot;&quot;; &quot;api.ctg-&quot;&amp;[.B16]&amp;&quot;-name&quot;     &amp;&quot;|&quot;&amp;[.C16]&amp;CHAR(10))">
            <text:p/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2" office:value-type="string" calcext:value-type="string">
            <text:p>custom</text:p>
          </table:table-cell>
          <table:table-cell table:style-name="ce12" table:number-columns-repeated="5"/>
          <table:table-cell table:style-name="ce15" table:formula="of:=IF([.C17]=&quot;&quot;; &quot;&quot;; &quot;api.ctg-&quot;&amp;[.B17]&amp;&quot;-name&quot;     &amp;&quot;|&quot;&amp;[.C17]&amp;CHAR(10))">
            <text:p/>
          </table:table-cell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xowa.app.exit</text:p>
          </table:table-cell>
          <table:table-cell office:value-type="string" calcext:value-type="string">
            <text:p>退出</text:p>
          </table:table-cell>
          <table:table-cell table:style-name="ce10" table:number-columns-repeated="4"/>
          <table:table-cell table:style-name="ce16" table:formula="of:=IF([.C18]=&quot;&quot;; &quot;&quot;; &quot;api-&quot;&amp;[.B18]&amp;&quot;-name&quot;     &amp;&quot;|&quot;&amp;[.C18]&amp;CHAR(10)) &amp;IF([.D18]=&quot;&quot;; &quot;&quot;; &quot;api-&quot;&amp;[.B18]&amp;&quot;-tip&quot;      &amp;&quot;|&quot;&amp;REPLACEMACRO([.D18];&quot;|&quot;;&quot;\u007C&quot;)&amp;CHAR(10)) &amp;IF([.E18]=&quot;&quot;; &quot;&quot;; &quot;api-&quot;&amp;[.B18]&amp;&quot;-letter&quot;   &amp;&quot;|&quot;&amp;[.E18]&amp;CHAR(10)) &amp;IF([.F18]=&quot;&quot;; &quot;&quot;; &quot;api-&quot;&amp;[.B18]&amp;&quot;-shortcut&quot; &amp;&quot;|&quot;&amp;[.F18]&amp;CHAR(10)) &amp;IF([.G18]=&quot;&quot;; &quot;&quot;; &quot;api-&quot;&amp;[.B18]&amp;&quot;-image&quot;    &amp;&quot;|&quot;&amp;[.G18]&amp;CHAR(10))" office:value-type="string" office:string-value="api-xowa.app.exit-name|退出&#10;" calcext:value-type="string">
            <text:p>api-xowa.app.exit-name|退出</text:p>
            <text:p/>
          </table:table-cell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xowa.nav.go_bwd</text:p>
          </table:table-cell>
          <table:table-cell office:value-type="string" calcext:value-type="string">
            <text:p>后退</text:p>
          </table:table-cell>
          <table:table-cell table:style-name="ce10" table:number-columns-repeated="4"/>
          <table:table-cell table:style-name="ce16" table:formula="of:=IF([.C19]=&quot;&quot;; &quot;&quot;; &quot;api-&quot;&amp;[.B19]&amp;&quot;-name&quot;     &amp;&quot;|&quot;&amp;[.C19]&amp;CHAR(10)) &amp;IF([.D19]=&quot;&quot;; &quot;&quot;; &quot;api-&quot;&amp;[.B19]&amp;&quot;-tip&quot;      &amp;&quot;|&quot;&amp;REPLACEMACRO([.D19];&quot;|&quot;;&quot;\u007C&quot;)&amp;CHAR(10)) &amp;IF([.E19]=&quot;&quot;; &quot;&quot;; &quot;api-&quot;&amp;[.B19]&amp;&quot;-letter&quot;   &amp;&quot;|&quot;&amp;[.E19]&amp;CHAR(10)) &amp;IF([.F19]=&quot;&quot;; &quot;&quot;; &quot;api-&quot;&amp;[.B19]&amp;&quot;-shortcut&quot; &amp;&quot;|&quot;&amp;[.F19]&amp;CHAR(10)) &amp;IF([.G19]=&quot;&quot;; &quot;&quot;; &quot;api-&quot;&amp;[.B19]&amp;&quot;-image&quot;    &amp;&quot;|&quot;&amp;[.G19]&amp;CHAR(10))" office:value-type="string" office:string-value="api-xowa.nav.go_bwd-name|后退&#10;" calcext:value-type="string">
            <text:p>api-xowa.nav.go_bwd-name|后退</text:p>
            <text:p/>
          </table:table-cell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xowa.nav.go_fwd</text:p>
          </table:table-cell>
          <table:table-cell office:value-type="string" calcext:value-type="string">
            <text:p>前进</text:p>
          </table:table-cell>
          <table:table-cell table:style-name="ce10" table:number-columns-repeated="4"/>
          <table:table-cell table:style-name="ce16" table:formula="of:=IF([.C20]=&quot;&quot;; &quot;&quot;; &quot;api-&quot;&amp;[.B20]&amp;&quot;-name&quot;     &amp;&quot;|&quot;&amp;[.C20]&amp;CHAR(10)) &amp;IF([.D20]=&quot;&quot;; &quot;&quot;; &quot;api-&quot;&amp;[.B20]&amp;&quot;-tip&quot;      &amp;&quot;|&quot;&amp;REPLACEMACRO([.D20];&quot;|&quot;;&quot;\u007C&quot;)&amp;CHAR(10)) &amp;IF([.E20]=&quot;&quot;; &quot;&quot;; &quot;api-&quot;&amp;[.B20]&amp;&quot;-letter&quot;   &amp;&quot;|&quot;&amp;[.E20]&amp;CHAR(10)) &amp;IF([.F20]=&quot;&quot;; &quot;&quot;; &quot;api-&quot;&amp;[.B20]&amp;&quot;-shortcut&quot; &amp;&quot;|&quot;&amp;[.F20]&amp;CHAR(10)) &amp;IF([.G20]=&quot;&quot;; &quot;&quot;; &quot;api-&quot;&amp;[.B20]&amp;&quot;-image&quot;    &amp;&quot;|&quot;&amp;[.G20]&amp;CHAR(10))" office:value-type="string" office:string-value="api-xowa.nav.go_fwd-name|前进&#10;" calcext:value-type="string">
            <text:p>api-xowa.nav.go_fwd-name|前进</text:p>
            <text:p/>
          </table:table-cell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xowa.nav.cfg.main</text:p>
          </table:table-cell>
          <table:table-cell office:value-type="string" calcext:value-type="string">
            <text:p>设置</text:p>
          </table:table-cell>
          <table:table-cell table:style-name="ce10" table:number-columns-repeated="4"/>
          <table:table-cell table:style-name="ce16" table:formula="of:=IF([.C21]=&quot;&quot;; &quot;&quot;; &quot;api-&quot;&amp;[.B21]&amp;&quot;-name&quot;     &amp;&quot;|&quot;&amp;[.C21]&amp;CHAR(10)) &amp;IF([.D21]=&quot;&quot;; &quot;&quot;; &quot;api-&quot;&amp;[.B21]&amp;&quot;-tip&quot;      &amp;&quot;|&quot;&amp;REPLACEMACRO([.D21];&quot;|&quot;;&quot;\u007C&quot;)&amp;CHAR(10)) &amp;IF([.E21]=&quot;&quot;; &quot;&quot;; &quot;api-&quot;&amp;[.B21]&amp;&quot;-letter&quot;   &amp;&quot;|&quot;&amp;[.E21]&amp;CHAR(10)) &amp;IF([.F21]=&quot;&quot;; &quot;&quot;; &quot;api-&quot;&amp;[.B21]&amp;&quot;-shortcut&quot; &amp;&quot;|&quot;&amp;[.F21]&amp;CHAR(10)) &amp;IF([.G21]=&quot;&quot;; &quot;&quot;; &quot;api-&quot;&amp;[.B21]&amp;&quot;-image&quot;    &amp;&quot;|&quot;&amp;[.G21]&amp;CHAR(10))" office:value-type="string" office:string-value="api-xowa.nav.cfg.main-name|设置&#10;" calcext:value-type="string">
            <text:p>api-xowa.nav.cfg.main-name|设置</text:p>
            <text:p/>
          </table:table-cell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xowa.nav.cfg.menus</text:p>
          </table:table-cell>
          <table:table-cell office:value-type="string" calcext:value-type="string">
            <text:p>设置菜单</text:p>
          </table:table-cell>
          <table:table-cell table:style-name="ce10" table:number-columns-repeated="4"/>
          <table:table-cell table:style-name="ce16" table:formula="of:=IF([.C22]=&quot;&quot;; &quot;&quot;; &quot;api-&quot;&amp;[.B22]&amp;&quot;-name&quot;     &amp;&quot;|&quot;&amp;[.C22]&amp;CHAR(10)) &amp;IF([.D22]=&quot;&quot;; &quot;&quot;; &quot;api-&quot;&amp;[.B22]&amp;&quot;-tip&quot;      &amp;&quot;|&quot;&amp;REPLACEMACRO([.D22];&quot;|&quot;;&quot;\u007C&quot;)&amp;CHAR(10)) &amp;IF([.E22]=&quot;&quot;; &quot;&quot;; &quot;api-&quot;&amp;[.B22]&amp;&quot;-letter&quot;   &amp;&quot;|&quot;&amp;[.E22]&amp;CHAR(10)) &amp;IF([.F22]=&quot;&quot;; &quot;&quot;; &quot;api-&quot;&amp;[.B22]&amp;&quot;-shortcut&quot; &amp;&quot;|&quot;&amp;[.F22]&amp;CHAR(10)) &amp;IF([.G22]=&quot;&quot;; &quot;&quot;; &quot;api-&quot;&amp;[.B22]&amp;&quot;-image&quot;    &amp;&quot;|&quot;&amp;[.G22]&amp;CHAR(10))" office:value-type="string" office:string-value="api-xowa.nav.cfg.menus-name|设置菜单&#10;" calcext:value-type="string">
            <text:p>api-xowa.nav.cfg.menus-name|设置菜单</text:p>
            <text:p/>
          </table:table-cell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xowa.nav.wiki.main_page</text:p>
          </table:table-cell>
          <table:table-cell office:value-type="string" calcext:value-type="string">
            <text:p>显示所有书签</text:p>
          </table:table-cell>
          <table:table-cell table:style-name="ce10" table:number-columns-repeated="4"/>
          <table:table-cell table:style-name="ce16" table:formula="of:=IF([.C23]=&quot;&quot;; &quot;&quot;; &quot;api-&quot;&amp;[.B23]&amp;&quot;-name&quot;     &amp;&quot;|&quot;&amp;[.C23]&amp;CHAR(10)) &amp;IF([.D23]=&quot;&quot;; &quot;&quot;; &quot;api-&quot;&amp;[.B23]&amp;&quot;-tip&quot;      &amp;&quot;|&quot;&amp;REPLACEMACRO([.D23];&quot;|&quot;;&quot;\u007C&quot;)&amp;CHAR(10)) &amp;IF([.E23]=&quot;&quot;; &quot;&quot;; &quot;api-&quot;&amp;[.B23]&amp;&quot;-letter&quot;   &amp;&quot;|&quot;&amp;[.E23]&amp;CHAR(10)) &amp;IF([.F23]=&quot;&quot;; &quot;&quot;; &quot;api-&quot;&amp;[.B23]&amp;&quot;-shortcut&quot; &amp;&quot;|&quot;&amp;[.F23]&amp;CHAR(10)) &amp;IF([.G23]=&quot;&quot;; &quot;&quot;; &quot;api-&quot;&amp;[.B23]&amp;&quot;-image&quot;    &amp;&quot;|&quot;&amp;[.G23]&amp;CHAR(10))" office:value-type="string" office:string-value="api-xowa.nav.wiki.main_page-name|显示所有书签&#10;" calcext:value-type="string">
            <text:p>api-xowa.nav.wiki.main_page-name|显示所有书签</text:p>
            <text:p/>
          </table:table-cell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xowa.nav.wiki.sandbox</text:p>
          </table:table-cell>
          <table:table-cell table:style-name="ce10" table:number-columns-repeated="5"/>
          <table:table-cell table:style-name="ce16" table:formula="of:=IF([.C24]=&quot;&quot;; &quot;&quot;; &quot;api-&quot;&amp;[.B24]&amp;&quot;-name&quot;     &amp;&quot;|&quot;&amp;[.C24]&amp;CHAR(10)) &amp;IF([.D24]=&quot;&quot;; &quot;&quot;; &quot;api-&quot;&amp;[.B24]&amp;&quot;-tip&quot;      &amp;&quot;|&quot;&amp;REPLACEMACRO([.D24];&quot;|&quot;;&quot;\u007C&quot;)&amp;CHAR(10)) &amp;IF([.E24]=&quot;&quot;; &quot;&quot;; &quot;api-&quot;&amp;[.B24]&amp;&quot;-letter&quot;   &amp;&quot;|&quot;&amp;[.E24]&amp;CHAR(10)) &amp;IF([.F24]=&quot;&quot;; &quot;&quot;; &quot;api-&quot;&amp;[.B24]&amp;&quot;-shortcut&quot; &amp;&quot;|&quot;&amp;[.F24]&amp;CHAR(10)) &amp;IF([.G24]=&quot;&quot;; &quot;&quot;; &quot;api-&quot;&amp;[.B24]&amp;&quot;-image&quot;    &amp;&quot;|&quot;&amp;[.G24]&amp;CHAR(10))">
            <text:p/>
          </table:table-cell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xowa.nav.wiki.random</text:p>
          </table:table-cell>
          <table:table-cell table:style-name="ce10" table:number-columns-repeated="5"/>
          <table:table-cell table:style-name="ce16" table:formula="of:=IF([.C25]=&quot;&quot;; &quot;&quot;; &quot;api-&quot;&amp;[.B25]&amp;&quot;-name&quot;     &amp;&quot;|&quot;&amp;[.C25]&amp;CHAR(10)) &amp;IF([.D25]=&quot;&quot;; &quot;&quot;; &quot;api-&quot;&amp;[.B25]&amp;&quot;-tip&quot;      &amp;&quot;|&quot;&amp;REPLACEMACRO([.D25];&quot;|&quot;;&quot;\u007C&quot;)&amp;CHAR(10)) &amp;IF([.E25]=&quot;&quot;; &quot;&quot;; &quot;api-&quot;&amp;[.B25]&amp;&quot;-letter&quot;   &amp;&quot;|&quot;&amp;[.E25]&amp;CHAR(10)) &amp;IF([.F25]=&quot;&quot;; &quot;&quot;; &quot;api-&quot;&amp;[.B25]&amp;&quot;-shortcut&quot; &amp;&quot;|&quot;&amp;[.F25]&amp;CHAR(10)) &amp;IF([.G25]=&quot;&quot;; &quot;&quot;; &quot;api-&quot;&amp;[.B25]&amp;&quot;-image&quot;    &amp;&quot;|&quot;&amp;[.G25]&amp;CHAR(10))">
            <text:p/>
          </table:table-cell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xowa.nav.help.help</text:p>
          </table:table-cell>
          <table:table-cell office:value-type="string" calcext:value-type="string">
            <text:p>XOWA 帮助</text:p>
          </table:table-cell>
          <table:table-cell table:style-name="ce10" table:number-columns-repeated="4"/>
          <table:table-cell table:style-name="ce16" table:formula="of:=IF([.C26]=&quot;&quot;; &quot;&quot;; &quot;api-&quot;&amp;[.B26]&amp;&quot;-name&quot;     &amp;&quot;|&quot;&amp;[.C26]&amp;CHAR(10)) &amp;IF([.D26]=&quot;&quot;; &quot;&quot;; &quot;api-&quot;&amp;[.B26]&amp;&quot;-tip&quot;      &amp;&quot;|&quot;&amp;REPLACEMACRO([.D26];&quot;|&quot;;&quot;\u007C&quot;)&amp;CHAR(10)) &amp;IF([.E26]=&quot;&quot;; &quot;&quot;; &quot;api-&quot;&amp;[.B26]&amp;&quot;-letter&quot;   &amp;&quot;|&quot;&amp;[.E26]&amp;CHAR(10)) &amp;IF([.F26]=&quot;&quot;; &quot;&quot;; &quot;api-&quot;&amp;[.B26]&amp;&quot;-shortcut&quot; &amp;&quot;|&quot;&amp;[.F26]&amp;CHAR(10)) &amp;IF([.G26]=&quot;&quot;; &quot;&quot;; &quot;api-&quot;&amp;[.B26]&amp;&quot;-image&quot;    &amp;&quot;|&quot;&amp;[.G26]&amp;CHAR(10))" office:value-type="string" office:string-value="api-xowa.nav.help.help-name|XOWA 帮助&#10;" calcext:value-type="string">
            <text:p>api-xowa.nav.help.help-name|XOWA 帮助</text:p>
            <text:p/>
          </table:table-cell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xowa.nav.help.about</text:p>
          </table:table-cell>
          <table:table-cell office:value-type="string" calcext:value-type="string">
            <text:p>关于 XOWA</text:p>
          </table:table-cell>
          <table:table-cell table:style-name="ce10" table:number-columns-repeated="4"/>
          <table:table-cell table:style-name="ce16" table:formula="of:=IF([.C27]=&quot;&quot;; &quot;&quot;; &quot;api-&quot;&amp;[.B27]&amp;&quot;-name&quot;     &amp;&quot;|&quot;&amp;[.C27]&amp;CHAR(10)) &amp;IF([.D27]=&quot;&quot;; &quot;&quot;; &quot;api-&quot;&amp;[.B27]&amp;&quot;-tip&quot;      &amp;&quot;|&quot;&amp;REPLACEMACRO([.D27];&quot;|&quot;;&quot;\u007C&quot;)&amp;CHAR(10)) &amp;IF([.E27]=&quot;&quot;; &quot;&quot;; &quot;api-&quot;&amp;[.B27]&amp;&quot;-letter&quot;   &amp;&quot;|&quot;&amp;[.E27]&amp;CHAR(10)) &amp;IF([.F27]=&quot;&quot;; &quot;&quot;; &quot;api-&quot;&amp;[.B27]&amp;&quot;-shortcut&quot; &amp;&quot;|&quot;&amp;[.F27]&amp;CHAR(10)) &amp;IF([.G27]=&quot;&quot;; &quot;&quot;; &quot;api-&quot;&amp;[.B27]&amp;&quot;-image&quot;    &amp;&quot;|&quot;&amp;[.G27]&amp;CHAR(10))" office:value-type="string" office:string-value="api-xowa.nav.help.about-name|关于 XOWA&#10;" calcext:value-type="string">
            <text:p>api-xowa.nav.help.about-name|关于 XOWA</text:p>
            <text:p/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xowa.nav.help.xowa_main</text:p>
          </table:table-cell>
          <table:table-cell table:style-name="ce3" table:number-columns-repeated="5"/>
          <table:table-cell table:style-name="ce7" table:formula="of:=IF([.C28]=&quot;&quot;; &quot;&quot;; &quot;api-&quot;&amp;[.B28]&amp;&quot;-name&quot;     &amp;&quot;|&quot;&amp;[.C28]&amp;CHAR(10)) &amp;IF([.D28]=&quot;&quot;; &quot;&quot;; &quot;api-&quot;&amp;[.B28]&amp;&quot;-tip&quot;      &amp;&quot;|&quot;&amp;REPLACEMACRO([.D28];&quot;|&quot;;&quot;\u007C&quot;)&amp;CHAR(10)) &amp;IF([.E28]=&quot;&quot;; &quot;&quot;; &quot;api-&quot;&amp;[.B28]&amp;&quot;-letter&quot;   &amp;&quot;|&quot;&amp;[.E28]&amp;CHAR(10)) &amp;IF([.F28]=&quot;&quot;; &quot;&quot;; &quot;api-&quot;&amp;[.B28]&amp;&quot;-shortcut&quot; &amp;&quot;|&quot;&amp;[.F28]&amp;CHAR(10)) &amp;IF([.G28]=&quot;&quot;; &quot;&quot;; &quot;api-&quot;&amp;[.B28]&amp;&quot;-image&quot;    &amp;&quot;|&quot;&amp;[.G28]&amp;CHAR(10))">
            <text:p/>
          </table:table-cell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xowa.nav.help.change_log</text:p>
          </table:table-cell>
          <table:table-cell office:value-type="string" calcext:value-type="string">
            <text:p>更新日志</text:p>
          </table:table-cell>
          <table:table-cell table:style-name="ce10" table:number-columns-repeated="4"/>
          <table:table-cell table:style-name="ce16" table:formula="of:=IF([.C29]=&quot;&quot;; &quot;&quot;; &quot;api-&quot;&amp;[.B29]&amp;&quot;-name&quot;     &amp;&quot;|&quot;&amp;[.C29]&amp;CHAR(10)) &amp;IF([.D29]=&quot;&quot;; &quot;&quot;; &quot;api-&quot;&amp;[.B29]&amp;&quot;-tip&quot;      &amp;&quot;|&quot;&amp;REPLACEMACRO([.D29];&quot;|&quot;;&quot;\u007C&quot;)&amp;CHAR(10)) &amp;IF([.E29]=&quot;&quot;; &quot;&quot;; &quot;api-&quot;&amp;[.B29]&amp;&quot;-letter&quot;   &amp;&quot;|&quot;&amp;[.E29]&amp;CHAR(10)) &amp;IF([.F29]=&quot;&quot;; &quot;&quot;; &quot;api-&quot;&amp;[.B29]&amp;&quot;-shortcut&quot; &amp;&quot;|&quot;&amp;[.F29]&amp;CHAR(10)) &amp;IF([.G29]=&quot;&quot;; &quot;&quot;; &quot;api-&quot;&amp;[.B29]&amp;&quot;-image&quot;    &amp;&quot;|&quot;&amp;[.G29]&amp;CHAR(10))" office:value-type="string" office:string-value="api-xowa.nav.help.change_log-name|更新日志&#10;" calcext:value-type="string">
            <text:p>api-xowa.nav.help.change_log-name|更新日志</text:p>
            <text:p/>
          </table:table-cell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xowa.nav.help.diagnostics</text:p>
          </table:table-cell>
          <table:table-cell office:value-type="string" calcext:value-type="string">
            <text:p>诊断</text:p>
          </table:table-cell>
          <table:table-cell table:style-name="ce10" table:number-columns-repeated="4"/>
          <table:table-cell table:style-name="ce16" table:formula="of:=IF([.C30]=&quot;&quot;; &quot;&quot;; &quot;api-&quot;&amp;[.B30]&amp;&quot;-name&quot;     &amp;&quot;|&quot;&amp;[.C30]&amp;CHAR(10)) &amp;IF([.D30]=&quot;&quot;; &quot;&quot;; &quot;api-&quot;&amp;[.B30]&amp;&quot;-tip&quot;      &amp;&quot;|&quot;&amp;REPLACEMACRO([.D30];&quot;|&quot;;&quot;\u007C&quot;)&amp;CHAR(10)) &amp;IF([.E30]=&quot;&quot;; &quot;&quot;; &quot;api-&quot;&amp;[.B30]&amp;&quot;-letter&quot;   &amp;&quot;|&quot;&amp;[.E30]&amp;CHAR(10)) &amp;IF([.F30]=&quot;&quot;; &quot;&quot;; &quot;api-&quot;&amp;[.B30]&amp;&quot;-shortcut&quot; &amp;&quot;|&quot;&amp;[.F30]&amp;CHAR(10)) &amp;IF([.G30]=&quot;&quot;; &quot;&quot;; &quot;api-&quot;&amp;[.B30]&amp;&quot;-image&quot;    &amp;&quot;|&quot;&amp;[.G30]&amp;CHAR(10))" office:value-type="string" office:string-value="api-xowa.nav.help.diagnostics-name|诊断&#10;" calcext:value-type="string">
            <text:p>api-xowa.nav.help.diagnostics-name|诊断</text:p>
            <text:p/>
          </table:table-cell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xowa.nav.setup.import_from_list</text:p>
          </table:table-cell>
          <table:table-cell office:value-type="string" calcext:value-type="string">
            <text:p>使用列表导入</text:p>
          </table:table-cell>
          <table:table-cell table:style-name="ce10" table:number-columns-repeated="4"/>
          <table:table-cell table:style-name="ce16" table:formula="of:=IF([.C31]=&quot;&quot;; &quot;&quot;; &quot;api-&quot;&amp;[.B31]&amp;&quot;-name&quot;     &amp;&quot;|&quot;&amp;[.C31]&amp;CHAR(10)) &amp;IF([.D31]=&quot;&quot;; &quot;&quot;; &quot;api-&quot;&amp;[.B31]&amp;&quot;-tip&quot;      &amp;&quot;|&quot;&amp;REPLACEMACRO([.D31];&quot;|&quot;;&quot;\u007C&quot;)&amp;CHAR(10)) &amp;IF([.E31]=&quot;&quot;; &quot;&quot;; &quot;api-&quot;&amp;[.B31]&amp;&quot;-letter&quot;   &amp;&quot;|&quot;&amp;[.E31]&amp;CHAR(10)) &amp;IF([.F31]=&quot;&quot;; &quot;&quot;; &quot;api-&quot;&amp;[.B31]&amp;&quot;-shortcut&quot; &amp;&quot;|&quot;&amp;[.F31]&amp;CHAR(10)) &amp;IF([.G31]=&quot;&quot;; &quot;&quot;; &quot;api-&quot;&amp;[.B31]&amp;&quot;-image&quot;    &amp;&quot;|&quot;&amp;[.G31]&amp;CHAR(10))" office:value-type="string" office:string-value="api-xowa.nav.setup.import_from_list-name|使用列表导入&#10;" calcext:value-type="string">
            <text:p>api-xowa.nav.setup.import_from_list-name|使用列表导入</text:p>
            <text:p/>
          </table:table-cell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xowa.nav.setup.import_from_script</text:p>
          </table:table-cell>
          <table:table-cell office:value-type="string" calcext:value-type="string">
            <text:p>使用脚本导入</text:p>
          </table:table-cell>
          <table:table-cell table:style-name="ce10" table:number-columns-repeated="4"/>
          <table:table-cell table:style-name="ce16" table:formula="of:=IF([.C32]=&quot;&quot;; &quot;&quot;; &quot;api-&quot;&amp;[.B32]&amp;&quot;-name&quot;     &amp;&quot;|&quot;&amp;[.C32]&amp;CHAR(10)) &amp;IF([.D32]=&quot;&quot;; &quot;&quot;; &quot;api-&quot;&amp;[.B32]&amp;&quot;-tip&quot;      &amp;&quot;|&quot;&amp;REPLACEMACRO([.D32];&quot;|&quot;;&quot;\u007C&quot;)&amp;CHAR(10)) &amp;IF([.E32]=&quot;&quot;; &quot;&quot;; &quot;api-&quot;&amp;[.B32]&amp;&quot;-letter&quot;   &amp;&quot;|&quot;&amp;[.E32]&amp;CHAR(10)) &amp;IF([.F32]=&quot;&quot;; &quot;&quot;; &quot;api-&quot;&amp;[.B32]&amp;&quot;-shortcut&quot; &amp;&quot;|&quot;&amp;[.F32]&amp;CHAR(10)) &amp;IF([.G32]=&quot;&quot;; &quot;&quot;; &quot;api-&quot;&amp;[.B32]&amp;&quot;-image&quot;    &amp;&quot;|&quot;&amp;[.G32]&amp;CHAR(10))" office:value-type="string" office:string-value="api-xowa.nav.setup.import_from_script-name|使用脚本导入&#10;" calcext:value-type="string">
            <text:p>api-xowa.nav.setup.import_from_script-name|使用脚本导入</text:p>
            <text:p/>
          </table:table-cell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xowa.nav.setup.download</text:p>
          </table:table-cell>
          <table:table-cell/>
          <table:table-cell table:style-name="ce10" table:number-columns-repeated="4"/>
          <table:table-cell table:style-name="ce16" table:formula="of:=IF([.C33]=&quot;&quot;; &quot;&quot;; &quot;api-&quot;&amp;[.B33]&amp;&quot;-name&quot;     &amp;&quot;|&quot;&amp;[.C33]&amp;CHAR(10)) &amp;IF([.D33]=&quot;&quot;; &quot;&quot;; &quot;api-&quot;&amp;[.B33]&amp;&quot;-tip&quot;      &amp;&quot;|&quot;&amp;REPLACEMACRO([.D33];&quot;|&quot;;&quot;\u007C&quot;)&amp;CHAR(10)) &amp;IF([.E33]=&quot;&quot;; &quot;&quot;; &quot;api-&quot;&amp;[.B33]&amp;&quot;-letter&quot;   &amp;&quot;|&quot;&amp;[.E33]&amp;CHAR(10)) &amp;IF([.F33]=&quot;&quot;; &quot;&quot;; &quot;api-&quot;&amp;[.B33]&amp;&quot;-shortcut&quot; &amp;&quot;|&quot;&amp;[.F33]&amp;CHAR(10)) &amp;IF([.G33]=&quot;&quot;; &quot;&quot;; &quot;api-&quot;&amp;[.B33]&amp;&quot;-image&quot;    &amp;&quot;|&quot;&amp;[.G33]&amp;CHAR(10))">
            <text:p/>
          </table:table-cell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xowa.nav.setup.maintenance</text:p>
          </table:table-cell>
          <table:table-cell office:value-type="string" calcext:value-type="string">
            <text:p>维护维基</text:p>
          </table:table-cell>
          <table:table-cell table:style-name="ce10" table:number-columns-repeated="4"/>
          <table:table-cell table:style-name="ce16" table:formula="of:=IF([.C34]=&quot;&quot;; &quot;&quot;; &quot;api-&quot;&amp;[.B34]&amp;&quot;-name&quot;     &amp;&quot;|&quot;&amp;[.C34]&amp;CHAR(10)) &amp;IF([.D34]=&quot;&quot;; &quot;&quot;; &quot;api-&quot;&amp;[.B34]&amp;&quot;-tip&quot;      &amp;&quot;|&quot;&amp;REPLACEMACRO([.D34];&quot;|&quot;;&quot;\u007C&quot;)&amp;CHAR(10)) &amp;IF([.E34]=&quot;&quot;; &quot;&quot;; &quot;api-&quot;&amp;[.B34]&amp;&quot;-letter&quot;   &amp;&quot;|&quot;&amp;[.E34]&amp;CHAR(10)) &amp;IF([.F34]=&quot;&quot;; &quot;&quot;; &quot;api-&quot;&amp;[.B34]&amp;&quot;-shortcut&quot; &amp;&quot;|&quot;&amp;[.F34]&amp;CHAR(10)) &amp;IF([.G34]=&quot;&quot;; &quot;&quot;; &quot;api-&quot;&amp;[.B34]&amp;&quot;-image&quot;    &amp;&quot;|&quot;&amp;[.G34]&amp;CHAR(10))" office:value-type="string" office:string-value="api-xowa.nav.setup.maintenance-name|维护维基&#10;" calcext:value-type="string">
            <text:p>api-xowa.nav.setup.maintenance-name|维护维基</text:p>
            <text:p/>
          </table:table-cell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xowa.nav.system_data.cfg_app</text:p>
          </table:table-cell>
          <table:table-cell table:style-name="ce10" table:number-columns-repeated="5"/>
          <table:table-cell table:style-name="ce16" table:formula="of:=IF([.C35]=&quot;&quot;; &quot;&quot;; &quot;api-&quot;&amp;[.B35]&amp;&quot;-name&quot;     &amp;&quot;|&quot;&amp;[.C35]&amp;CHAR(10)) &amp;IF([.D35]=&quot;&quot;; &quot;&quot;; &quot;api-&quot;&amp;[.B35]&amp;&quot;-tip&quot;      &amp;&quot;|&quot;&amp;REPLACEMACRO([.D35];&quot;|&quot;;&quot;\u007C&quot;)&amp;CHAR(10)) &amp;IF([.E35]=&quot;&quot;; &quot;&quot;; &quot;api-&quot;&amp;[.B35]&amp;&quot;-letter&quot;   &amp;&quot;|&quot;&amp;[.E35]&amp;CHAR(10)) &amp;IF([.F35]=&quot;&quot;; &quot;&quot;; &quot;api-&quot;&amp;[.B35]&amp;&quot;-shortcut&quot; &amp;&quot;|&quot;&amp;[.F35]&amp;CHAR(10)) &amp;IF([.G35]=&quot;&quot;; &quot;&quot;; &quot;api-&quot;&amp;[.B35]&amp;&quot;-image&quot;    &amp;&quot;|&quot;&amp;[.G35]&amp;CHAR(10))">
            <text:p/>
          </table:table-cell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xowa.nav.system_data.cfg_user</text:p>
          </table:table-cell>
          <table:table-cell table:style-name="ce10" table:number-columns-repeated="5"/>
          <table:table-cell table:style-name="ce16" table:formula="of:=IF([.C36]=&quot;&quot;; &quot;&quot;; &quot;api-&quot;&amp;[.B36]&amp;&quot;-name&quot;     &amp;&quot;|&quot;&amp;[.C36]&amp;CHAR(10)) &amp;IF([.D36]=&quot;&quot;; &quot;&quot;; &quot;api-&quot;&amp;[.B36]&amp;&quot;-tip&quot;      &amp;&quot;|&quot;&amp;REPLACEMACRO([.D36];&quot;|&quot;;&quot;\u007C&quot;)&amp;CHAR(10)) &amp;IF([.E36]=&quot;&quot;; &quot;&quot;; &quot;api-&quot;&amp;[.B36]&amp;&quot;-letter&quot;   &amp;&quot;|&quot;&amp;[.E36]&amp;CHAR(10)) &amp;IF([.F36]=&quot;&quot;; &quot;&quot;; &quot;api-&quot;&amp;[.B36]&amp;&quot;-shortcut&quot; &amp;&quot;|&quot;&amp;[.F36]&amp;CHAR(10)) &amp;IF([.G36]=&quot;&quot;; &quot;&quot;; &quot;api-&quot;&amp;[.B36]&amp;&quot;-image&quot;    &amp;&quot;|&quot;&amp;[.G36]&amp;CHAR(10))">
            <text:p/>
          </table:table-cell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xowa.nav.system_data.cfg_custom</text:p>
          </table:table-cell>
          <table:table-cell table:style-name="ce10" table:number-columns-repeated="5"/>
          <table:table-cell table:style-name="ce16" table:formula="of:=IF([.C37]=&quot;&quot;; &quot;&quot;; &quot;api-&quot;&amp;[.B37]&amp;&quot;-name&quot;     &amp;&quot;|&quot;&amp;[.C37]&amp;CHAR(10)) &amp;IF([.D37]=&quot;&quot;; &quot;&quot;; &quot;api-&quot;&amp;[.B37]&amp;&quot;-tip&quot;      &amp;&quot;|&quot;&amp;REPLACEMACRO([.D37];&quot;|&quot;;&quot;\u007C&quot;)&amp;CHAR(10)) &amp;IF([.E37]=&quot;&quot;; &quot;&quot;; &quot;api-&quot;&amp;[.B37]&amp;&quot;-letter&quot;   &amp;&quot;|&quot;&amp;[.E37]&amp;CHAR(10)) &amp;IF([.F37]=&quot;&quot;; &quot;&quot;; &quot;api-&quot;&amp;[.B37]&amp;&quot;-shortcut&quot; &amp;&quot;|&quot;&amp;[.F37]&amp;CHAR(10)) &amp;IF([.G37]=&quot;&quot;; &quot;&quot;; &quot;api-&quot;&amp;[.B37]&amp;&quot;-image&quot;    &amp;&quot;|&quot;&amp;[.G37]&amp;CHAR(10))">
            <text:p/>
          </table:table-cell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xowa.nav.system_data.cfg_lang</text:p>
          </table:table-cell>
          <table:table-cell table:style-name="ce10" table:number-columns-repeated="5"/>
          <table:table-cell table:style-name="ce16" table:formula="of:=IF([.C38]=&quot;&quot;; &quot;&quot;; &quot;api-&quot;&amp;[.B38]&amp;&quot;-name&quot;     &amp;&quot;|&quot;&amp;[.C38]&amp;CHAR(10)) &amp;IF([.D38]=&quot;&quot;; &quot;&quot;; &quot;api-&quot;&amp;[.B38]&amp;&quot;-tip&quot;      &amp;&quot;|&quot;&amp;REPLACEMACRO([.D38];&quot;|&quot;;&quot;\u007C&quot;)&amp;CHAR(10)) &amp;IF([.E38]=&quot;&quot;; &quot;&quot;; &quot;api-&quot;&amp;[.B38]&amp;&quot;-letter&quot;   &amp;&quot;|&quot;&amp;[.E38]&amp;CHAR(10)) &amp;IF([.F38]=&quot;&quot;; &quot;&quot;; &quot;api-&quot;&amp;[.B38]&amp;&quot;-shortcut&quot; &amp;&quot;|&quot;&amp;[.F38]&amp;CHAR(10)) &amp;IF([.G38]=&quot;&quot;; &quot;&quot;; &quot;api-&quot;&amp;[.B38]&amp;&quot;-image&quot;    &amp;&quot;|&quot;&amp;[.G38]&amp;CHAR(10))">
            <text:p/>
          </table:table-cell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xowa.nav.system_data.log_session</text:p>
          </table:table-cell>
          <table:table-cell table:style-name="ce10" table:number-columns-repeated="5"/>
          <table:table-cell table:style-name="ce16" table:formula="of:=IF([.C39]=&quot;&quot;; &quot;&quot;; &quot;api-&quot;&amp;[.B39]&amp;&quot;-name&quot;     &amp;&quot;|&quot;&amp;[.C39]&amp;CHAR(10)) &amp;IF([.D39]=&quot;&quot;; &quot;&quot;; &quot;api-&quot;&amp;[.B39]&amp;&quot;-tip&quot;      &amp;&quot;|&quot;&amp;REPLACEMACRO([.D39];&quot;|&quot;;&quot;\u007C&quot;)&amp;CHAR(10)) &amp;IF([.E39]=&quot;&quot;; &quot;&quot;; &quot;api-&quot;&amp;[.B39]&amp;&quot;-letter&quot;   &amp;&quot;|&quot;&amp;[.E39]&amp;CHAR(10)) &amp;IF([.F39]=&quot;&quot;; &quot;&quot;; &quot;api-&quot;&amp;[.B39]&amp;&quot;-shortcut&quot; &amp;&quot;|&quot;&amp;[.F39]&amp;CHAR(10)) &amp;IF([.G39]=&quot;&quot;; &quot;&quot;; &quot;api-&quot;&amp;[.B39]&amp;&quot;-image&quot;    &amp;&quot;|&quot;&amp;[.G39]&amp;CHAR(10))">
            <text:p/>
          </table:table-cell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xowa.nav.system_data.usr_history</text:p>
          </table:table-cell>
          <table:table-cell table:style-name="ce10" table:number-columns-repeated="5"/>
          <table:table-cell table:style-name="ce16" table:formula="of:=IF([.C40]=&quot;&quot;; &quot;&quot;; &quot;api-&quot;&amp;[.B40]&amp;&quot;-name&quot;     &amp;&quot;|&quot;&amp;[.C40]&amp;CHAR(10)) &amp;IF([.D40]=&quot;&quot;; &quot;&quot;; &quot;api-&quot;&amp;[.B40]&amp;&quot;-tip&quot;      &amp;&quot;|&quot;&amp;REPLACEMACRO([.D40];&quot;|&quot;;&quot;\u007C&quot;)&amp;CHAR(10)) &amp;IF([.E40]=&quot;&quot;; &quot;&quot;; &quot;api-&quot;&amp;[.B40]&amp;&quot;-letter&quot;   &amp;&quot;|&quot;&amp;[.E40]&amp;CHAR(10)) &amp;IF([.F40]=&quot;&quot;; &quot;&quot;; &quot;api-&quot;&amp;[.B40]&amp;&quot;-shortcut&quot; &amp;&quot;|&quot;&amp;[.F40]&amp;CHAR(10)) &amp;IF([.G40]=&quot;&quot;; &quot;&quot;; &quot;api-&quot;&amp;[.B40]&amp;&quot;-image&quot;    &amp;&quot;|&quot;&amp;[.G40]&amp;CHAR(10))">
            <text:p/>
          </table:table-cell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xowa.gui.font.decrease</text:p>
          </table:table-cell>
          <table:table-cell office:value-type="string" calcext:value-type="string">
            <text:p>缩小字体</text:p>
          </table:table-cell>
          <table:table-cell table:style-name="ce10" table:number-columns-repeated="4"/>
          <table:table-cell table:style-name="ce16" table:formula="of:=IF([.C41]=&quot;&quot;; &quot;&quot;; &quot;api-&quot;&amp;[.B41]&amp;&quot;-name&quot;     &amp;&quot;|&quot;&amp;[.C41]&amp;CHAR(10)) &amp;IF([.D41]=&quot;&quot;; &quot;&quot;; &quot;api-&quot;&amp;[.B41]&amp;&quot;-tip&quot;      &amp;&quot;|&quot;&amp;REPLACEMACRO([.D41];&quot;|&quot;;&quot;\u007C&quot;)&amp;CHAR(10)) &amp;IF([.E41]=&quot;&quot;; &quot;&quot;; &quot;api-&quot;&amp;[.B41]&amp;&quot;-letter&quot;   &amp;&quot;|&quot;&amp;[.E41]&amp;CHAR(10)) &amp;IF([.F41]=&quot;&quot;; &quot;&quot;; &quot;api-&quot;&amp;[.B41]&amp;&quot;-shortcut&quot; &amp;&quot;|&quot;&amp;[.F41]&amp;CHAR(10)) &amp;IF([.G41]=&quot;&quot;; &quot;&quot;; &quot;api-&quot;&amp;[.B41]&amp;&quot;-image&quot;    &amp;&quot;|&quot;&amp;[.G41]&amp;CHAR(10))" office:value-type="string" office:string-value="api-xowa.gui.font.decrease-name|缩小字体&#10;" calcext:value-type="string">
            <text:p>api-xowa.gui.font.decrease-name|缩小字体</text:p>
            <text:p/>
          </table:table-cell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xowa.gui.font.increase</text:p>
          </table:table-cell>
          <table:table-cell office:value-type="string" calcext:value-type="string">
            <text:p>增大字体</text:p>
          </table:table-cell>
          <table:table-cell table:style-name="ce10" table:number-columns-repeated="4"/>
          <table:table-cell table:style-name="ce16" table:formula="of:=IF([.C42]=&quot;&quot;; &quot;&quot;; &quot;api-&quot;&amp;[.B42]&amp;&quot;-name&quot;     &amp;&quot;|&quot;&amp;[.C42]&amp;CHAR(10)) &amp;IF([.D42]=&quot;&quot;; &quot;&quot;; &quot;api-&quot;&amp;[.B42]&amp;&quot;-tip&quot;      &amp;&quot;|&quot;&amp;REPLACEMACRO([.D42];&quot;|&quot;;&quot;\u007C&quot;)&amp;CHAR(10)) &amp;IF([.E42]=&quot;&quot;; &quot;&quot;; &quot;api-&quot;&amp;[.B42]&amp;&quot;-letter&quot;   &amp;&quot;|&quot;&amp;[.E42]&amp;CHAR(10)) &amp;IF([.F42]=&quot;&quot;; &quot;&quot;; &quot;api-&quot;&amp;[.B42]&amp;&quot;-shortcut&quot; &amp;&quot;|&quot;&amp;[.F42]&amp;CHAR(10)) &amp;IF([.G42]=&quot;&quot;; &quot;&quot;; &quot;api-&quot;&amp;[.B42]&amp;&quot;-image&quot;    &amp;&quot;|&quot;&amp;[.G42]&amp;CHAR(10))" office:value-type="string" office:string-value="api-xowa.gui.font.increase-name|增大字体&#10;" calcext:value-type="string">
            <text:p>api-xowa.gui.font.increase-name|增大字体</text:p>
            <text:p/>
          </table:table-cell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xowa.gui.font.reset</text:p>
          </table:table-cell>
          <table:table-cell table:style-name="ce10" table:number-columns-repeated="5"/>
          <table:table-cell table:style-name="ce16" table:formula="of:=IF([.C43]=&quot;&quot;; &quot;&quot;; &quot;api-&quot;&amp;[.B43]&amp;&quot;-name&quot;     &amp;&quot;|&quot;&amp;[.C43]&amp;CHAR(10)) &amp;IF([.D43]=&quot;&quot;; &quot;&quot;; &quot;api-&quot;&amp;[.B43]&amp;&quot;-tip&quot;      &amp;&quot;|&quot;&amp;REPLACEMACRO([.D43];&quot;|&quot;;&quot;\u007C&quot;)&amp;CHAR(10)) &amp;IF([.E43]=&quot;&quot;; &quot;&quot;; &quot;api-&quot;&amp;[.B43]&amp;&quot;-letter&quot;   &amp;&quot;|&quot;&amp;[.E43]&amp;CHAR(10)) &amp;IF([.F43]=&quot;&quot;; &quot;&quot;; &quot;api-&quot;&amp;[.B43]&amp;&quot;-shortcut&quot; &amp;&quot;|&quot;&amp;[.F43]&amp;CHAR(10)) &amp;IF([.G43]=&quot;&quot;; &quot;&quot;; &quot;api-&quot;&amp;[.B43]&amp;&quot;-image&quot;    &amp;&quot;|&quot;&amp;[.G43]&amp;CHAR(10))">
            <text:p/>
          </table:table-cell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xowa.gui.page.view.mode_read</text:p>
          </table:table-cell>
          <table:table-cell office:value-type="string" calcext:value-type="string">
            <text:p>浏览页面</text:p>
          </table:table-cell>
          <table:table-cell table:style-name="ce10" table:number-columns-repeated="4"/>
          <table:table-cell table:style-name="ce16" table:formula="of:=IF([.C44]=&quot;&quot;; &quot;&quot;; &quot;api-&quot;&amp;[.B44]&amp;&quot;-name&quot;     &amp;&quot;|&quot;&amp;[.C44]&amp;CHAR(10)) &amp;IF([.D44]=&quot;&quot;; &quot;&quot;; &quot;api-&quot;&amp;[.B44]&amp;&quot;-tip&quot;      &amp;&quot;|&quot;&amp;REPLACEMACRO([.D44];&quot;|&quot;;&quot;\u007C&quot;)&amp;CHAR(10)) &amp;IF([.E44]=&quot;&quot;; &quot;&quot;; &quot;api-&quot;&amp;[.B44]&amp;&quot;-letter&quot;   &amp;&quot;|&quot;&amp;[.E44]&amp;CHAR(10)) &amp;IF([.F44]=&quot;&quot;; &quot;&quot;; &quot;api-&quot;&amp;[.B44]&amp;&quot;-shortcut&quot; &amp;&quot;|&quot;&amp;[.F44]&amp;CHAR(10)) &amp;IF([.G44]=&quot;&quot;; &quot;&quot;; &quot;api-&quot;&amp;[.B44]&amp;&quot;-image&quot;    &amp;&quot;|&quot;&amp;[.G44]&amp;CHAR(10))" office:value-type="string" office:string-value="api-xowa.gui.page.view.mode_read-name|浏览页面&#10;" calcext:value-type="string">
            <text:p>api-xowa.gui.page.view.mode_read-name|浏览页面</text:p>
            <text:p/>
          </table:table-cell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xowa.gui.page.view.mode_edit</text:p>
          </table:table-cell>
          <table:table-cell office:value-type="string" calcext:value-type="string">
            <text:p>编辑页面</text:p>
          </table:table-cell>
          <table:table-cell table:style-name="ce10" table:number-columns-repeated="4"/>
          <table:table-cell table:style-name="ce16" table:formula="of:=IF([.C45]=&quot;&quot;; &quot;&quot;; &quot;api-&quot;&amp;[.B45]&amp;&quot;-name&quot;     &amp;&quot;|&quot;&amp;[.C45]&amp;CHAR(10)) &amp;IF([.D45]=&quot;&quot;; &quot;&quot;; &quot;api-&quot;&amp;[.B45]&amp;&quot;-tip&quot;      &amp;&quot;|&quot;&amp;REPLACEMACRO([.D45];&quot;|&quot;;&quot;\u007C&quot;)&amp;CHAR(10)) &amp;IF([.E45]=&quot;&quot;; &quot;&quot;; &quot;api-&quot;&amp;[.B45]&amp;&quot;-letter&quot;   &amp;&quot;|&quot;&amp;[.E45]&amp;CHAR(10)) &amp;IF([.F45]=&quot;&quot;; &quot;&quot;; &quot;api-&quot;&amp;[.B45]&amp;&quot;-shortcut&quot; &amp;&quot;|&quot;&amp;[.F45]&amp;CHAR(10)) &amp;IF([.G45]=&quot;&quot;; &quot;&quot;; &quot;api-&quot;&amp;[.B45]&amp;&quot;-image&quot;    &amp;&quot;|&quot;&amp;[.G45]&amp;CHAR(10))" office:value-type="string" office:string-value="api-xowa.gui.page.view.mode_edit-name|编辑页面&#10;" calcext:value-type="string">
            <text:p>api-xowa.gui.page.view.mode_edit-name|编辑页面</text:p>
            <text:p/>
          </table:table-cell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xowa.gui.page.view.mode_html</text:p>
          </table:table-cell>
          <table:table-cell office:value-type="string" calcext:value-type="string">
            <text:p>页面源代码</text:p>
          </table:table-cell>
          <table:table-cell table:style-name="ce10" table:number-columns-repeated="4"/>
          <table:table-cell table:style-name="ce16" table:formula="of:=IF([.C46]=&quot;&quot;; &quot;&quot;; &quot;api-&quot;&amp;[.B46]&amp;&quot;-name&quot;     &amp;&quot;|&quot;&amp;[.C46]&amp;CHAR(10)) &amp;IF([.D46]=&quot;&quot;; &quot;&quot;; &quot;api-&quot;&amp;[.B46]&amp;&quot;-tip&quot;      &amp;&quot;|&quot;&amp;REPLACEMACRO([.D46];&quot;|&quot;;&quot;\u007C&quot;)&amp;CHAR(10)) &amp;IF([.E46]=&quot;&quot;; &quot;&quot;; &quot;api-&quot;&amp;[.B46]&amp;&quot;-letter&quot;   &amp;&quot;|&quot;&amp;[.E46]&amp;CHAR(10)) &amp;IF([.F46]=&quot;&quot;; &quot;&quot;; &quot;api-&quot;&amp;[.B46]&amp;&quot;-shortcut&quot; &amp;&quot;|&quot;&amp;[.F46]&amp;CHAR(10)) &amp;IF([.G46]=&quot;&quot;; &quot;&quot;; &quot;api-&quot;&amp;[.B46]&amp;&quot;-image&quot;    &amp;&quot;|&quot;&amp;[.G46]&amp;CHAR(10))" office:value-type="string" office:string-value="api-xowa.gui.page.view.mode_html-name|页面源代码&#10;" calcext:value-type="string">
            <text:p>api-xowa.gui.page.view.mode_html-name|页面源代码</text:p>
            <text:p/>
          </table:table-cell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string" calcext:value-type="string">
            <text:p>xowa.gui.page.view.refresh</text:p>
          </table:table-cell>
          <table:table-cell table:style-name="ce10" table:number-columns-repeated="5"/>
          <table:table-cell table:style-name="ce16" table:formula="of:=IF([.C47]=&quot;&quot;; &quot;&quot;; &quot;api-&quot;&amp;[.B47]&amp;&quot;-name&quot;     &amp;&quot;|&quot;&amp;[.C47]&amp;CHAR(10)) &amp;IF([.D47]=&quot;&quot;; &quot;&quot;; &quot;api-&quot;&amp;[.B47]&amp;&quot;-tip&quot;      &amp;&quot;|&quot;&amp;REPLACEMACRO([.D47];&quot;|&quot;;&quot;\u007C&quot;)&amp;CHAR(10)) &amp;IF([.E47]=&quot;&quot;; &quot;&quot;; &quot;api-&quot;&amp;[.B47]&amp;&quot;-letter&quot;   &amp;&quot;|&quot;&amp;[.E47]&amp;CHAR(10)) &amp;IF([.F47]=&quot;&quot;; &quot;&quot;; &quot;api-&quot;&amp;[.B47]&amp;&quot;-shortcut&quot; &amp;&quot;|&quot;&amp;[.F47]&amp;CHAR(10)) &amp;IF([.G47]=&quot;&quot;; &quot;&quot;; &quot;api-&quot;&amp;[.B47]&amp;&quot;-image&quot;    &amp;&quot;|&quot;&amp;[.G47]&amp;CHAR(10))">
            <text:p/>
          </table:table-cell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xowa.gui.page.view.reload</text:p>
          </table:table-cell>
          <table:table-cell table:style-name="ce10" table:number-columns-repeated="5"/>
          <table:table-cell table:style-name="ce16" table:formula="of:=IF([.C48]=&quot;&quot;; &quot;&quot;; &quot;api-&quot;&amp;[.B48]&amp;&quot;-name&quot;     &amp;&quot;|&quot;&amp;[.C48]&amp;CHAR(10)) &amp;IF([.D48]=&quot;&quot;; &quot;&quot;; &quot;api-&quot;&amp;[.B48]&amp;&quot;-tip&quot;      &amp;&quot;|&quot;&amp;REPLACEMACRO([.D48];&quot;|&quot;;&quot;\u007C&quot;)&amp;CHAR(10)) &amp;IF([.E48]=&quot;&quot;; &quot;&quot;; &quot;api-&quot;&amp;[.B48]&amp;&quot;-letter&quot;   &amp;&quot;|&quot;&amp;[.E48]&amp;CHAR(10)) &amp;IF([.F48]=&quot;&quot;; &quot;&quot;; &quot;api-&quot;&amp;[.B48]&amp;&quot;-shortcut&quot; &amp;&quot;|&quot;&amp;[.F48]&amp;CHAR(10)) &amp;IF([.G48]=&quot;&quot;; &quot;&quot;; &quot;api-&quot;&amp;[.B48]&amp;&quot;-image&quot;    &amp;&quot;|&quot;&amp;[.G48]&amp;CHAR(10))">
            <text:p/>
          </table:table-cell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xowa.gui.page.view.save_as</text:p>
          </table:table-cell>
          <table:table-cell office:value-type="string" calcext:value-type="string">
            <text:p>保存</text:p>
          </table:table-cell>
          <table:table-cell table:style-name="ce10" table:number-columns-repeated="4"/>
          <table:table-cell table:style-name="ce16" table:formula="of:=IF([.C49]=&quot;&quot;; &quot;&quot;; &quot;api-&quot;&amp;[.B49]&amp;&quot;-name&quot;     &amp;&quot;|&quot;&amp;[.C49]&amp;CHAR(10)) &amp;IF([.D49]=&quot;&quot;; &quot;&quot;; &quot;api-&quot;&amp;[.B49]&amp;&quot;-tip&quot;      &amp;&quot;|&quot;&amp;REPLACEMACRO([.D49];&quot;|&quot;;&quot;\u007C&quot;)&amp;CHAR(10)) &amp;IF([.E49]=&quot;&quot;; &quot;&quot;; &quot;api-&quot;&amp;[.B49]&amp;&quot;-letter&quot;   &amp;&quot;|&quot;&amp;[.E49]&amp;CHAR(10)) &amp;IF([.F49]=&quot;&quot;; &quot;&quot;; &quot;api-&quot;&amp;[.B49]&amp;&quot;-shortcut&quot; &amp;&quot;|&quot;&amp;[.F49]&amp;CHAR(10)) &amp;IF([.G49]=&quot;&quot;; &quot;&quot;; &quot;api-&quot;&amp;[.B49]&amp;&quot;-image&quot;    &amp;&quot;|&quot;&amp;[.G49]&amp;CHAR(10))" office:value-type="string" office:string-value="api-xowa.gui.page.view.save_as-name|保存&#10;" calcext:value-type="string">
            <text:p>api-xowa.gui.page.view.save_as-name|保存</text:p>
            <text:p/>
          </table:table-cell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10" office:value-type="string" calcext:value-type="string">
            <text:p>xowa.gui.page.view.print</text:p>
          </table:table-cell>
          <table:table-cell office:value-type="string" calcext:value-type="string">
            <text:p>打印</text:p>
          </table:table-cell>
          <table:table-cell table:style-name="ce10" table:number-columns-repeated="4"/>
          <table:table-cell table:style-name="ce16" table:formula="of:=IF([.C50]=&quot;&quot;; &quot;&quot;; &quot;api-&quot;&amp;[.B50]&amp;&quot;-name&quot;     &amp;&quot;|&quot;&amp;[.C50]&amp;CHAR(10)) &amp;IF([.D50]=&quot;&quot;; &quot;&quot;; &quot;api-&quot;&amp;[.B50]&amp;&quot;-tip&quot;      &amp;&quot;|&quot;&amp;REPLACEMACRO([.D50];&quot;|&quot;;&quot;\u007C&quot;)&amp;CHAR(10)) &amp;IF([.E50]=&quot;&quot;; &quot;&quot;; &quot;api-&quot;&amp;[.B50]&amp;&quot;-letter&quot;   &amp;&quot;|&quot;&amp;[.E50]&amp;CHAR(10)) &amp;IF([.F50]=&quot;&quot;; &quot;&quot;; &quot;api-&quot;&amp;[.B50]&amp;&quot;-shortcut&quot; &amp;&quot;|&quot;&amp;[.F50]&amp;CHAR(10)) &amp;IF([.G50]=&quot;&quot;; &quot;&quot;; &quot;api-&quot;&amp;[.B50]&amp;&quot;-image&quot;    &amp;&quot;|&quot;&amp;[.G50]&amp;CHAR(10))" office:value-type="string" office:string-value="api-xowa.gui.page.view.print-name|打印&#10;" calcext:value-type="string">
            <text:p>api-xowa.gui.page.view.print-name|打印</text:p>
            <text:p/>
          </table:table-cell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xowa.gui.page.selection.select_all</text:p>
          </table:table-cell>
          <table:table-cell office:value-type="string" calcext:value-type="string">
            <text:p>全选</text:p>
          </table:table-cell>
          <table:table-cell table:style-name="ce10" table:number-columns-repeated="4"/>
          <table:table-cell table:style-name="ce16" table:formula="of:=IF([.C51]=&quot;&quot;; &quot;&quot;; &quot;api-&quot;&amp;[.B51]&amp;&quot;-name&quot;     &amp;&quot;|&quot;&amp;[.C51]&amp;CHAR(10)) &amp;IF([.D51]=&quot;&quot;; &quot;&quot;; &quot;api-&quot;&amp;[.B51]&amp;&quot;-tip&quot;      &amp;&quot;|&quot;&amp;REPLACEMACRO([.D51];&quot;|&quot;;&quot;\u007C&quot;)&amp;CHAR(10)) &amp;IF([.E51]=&quot;&quot;; &quot;&quot;; &quot;api-&quot;&amp;[.B51]&amp;&quot;-letter&quot;   &amp;&quot;|&quot;&amp;[.E51]&amp;CHAR(10)) &amp;IF([.F51]=&quot;&quot;; &quot;&quot;; &quot;api-&quot;&amp;[.B51]&amp;&quot;-shortcut&quot; &amp;&quot;|&quot;&amp;[.F51]&amp;CHAR(10)) &amp;IF([.G51]=&quot;&quot;; &quot;&quot;; &quot;api-&quot;&amp;[.B51]&amp;&quot;-image&quot;    &amp;&quot;|&quot;&amp;[.G51]&amp;CHAR(10))" office:value-type="string" office:string-value="api-xowa.gui.page.selection.select_all-name|全选&#10;" calcext:value-type="string">
            <text:p>api-xowa.gui.page.selection.select_all-name|全选</text:p>
            <text:p/>
          </table:table-cell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xowa.gui.page.selection.copy</text:p>
          </table:table-cell>
          <table:table-cell office:value-type="string" calcext:value-type="string">
            <text:p>复制</text:p>
          </table:table-cell>
          <table:table-cell table:style-name="ce10" table:number-columns-repeated="4"/>
          <table:table-cell table:style-name="ce16" table:formula="of:=IF([.C52]=&quot;&quot;; &quot;&quot;; &quot;api-&quot;&amp;[.B52]&amp;&quot;-name&quot;     &amp;&quot;|&quot;&amp;[.C52]&amp;CHAR(10)) &amp;IF([.D52]=&quot;&quot;; &quot;&quot;; &quot;api-&quot;&amp;[.B52]&amp;&quot;-tip&quot;      &amp;&quot;|&quot;&amp;REPLACEMACRO([.D52];&quot;|&quot;;&quot;\u007C&quot;)&amp;CHAR(10)) &amp;IF([.E52]=&quot;&quot;; &quot;&quot;; &quot;api-&quot;&amp;[.B52]&amp;&quot;-letter&quot;   &amp;&quot;|&quot;&amp;[.E52]&amp;CHAR(10)) &amp;IF([.F52]=&quot;&quot;; &quot;&quot;; &quot;api-&quot;&amp;[.B52]&amp;&quot;-shortcut&quot; &amp;&quot;|&quot;&amp;[.F52]&amp;CHAR(10)) &amp;IF([.G52]=&quot;&quot;; &quot;&quot;; &quot;api-&quot;&amp;[.B52]&amp;&quot;-image&quot;    &amp;&quot;|&quot;&amp;[.G52]&amp;CHAR(10))" office:value-type="string" office:string-value="api-xowa.gui.page.selection.copy-name|复制&#10;" calcext:value-type="string">
            <text:p>api-xowa.gui.page.selection.copy-name|复制</text:p>
            <text:p/>
          </table:table-cell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xowa.gui.page.selection.save_file_as</text:p>
          </table:table-cell>
          <table:table-cell table:style-name="ce10" table:number-columns-repeated="5"/>
          <table:table-cell table:style-name="ce16" table:formula="of:=IF([.C53]=&quot;&quot;; &quot;&quot;; &quot;api-&quot;&amp;[.B53]&amp;&quot;-name&quot;     &amp;&quot;|&quot;&amp;[.C53]&amp;CHAR(10)) &amp;IF([.D53]=&quot;&quot;; &quot;&quot;; &quot;api-&quot;&amp;[.B53]&amp;&quot;-tip&quot;      &amp;&quot;|&quot;&amp;REPLACEMACRO([.D53];&quot;|&quot;;&quot;\u007C&quot;)&amp;CHAR(10)) &amp;IF([.E53]=&quot;&quot;; &quot;&quot;; &quot;api-&quot;&amp;[.B53]&amp;&quot;-letter&quot;   &amp;&quot;|&quot;&amp;[.E53]&amp;CHAR(10)) &amp;IF([.F53]=&quot;&quot;; &quot;&quot;; &quot;api-&quot;&amp;[.B53]&amp;&quot;-shortcut&quot; &amp;&quot;|&quot;&amp;[.F53]&amp;CHAR(10)) &amp;IF([.G53]=&quot;&quot;; &quot;&quot;; &quot;api-&quot;&amp;[.B53]&amp;&quot;-image&quot;    &amp;&quot;|&quot;&amp;[.G53]&amp;CHAR(10))">
            <text:p/>
          </table:table-cell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office:value-type="string" calcext:value-type="string">
            <text:p>xowa.gui.page.edit.focus_edit_box</text:p>
          </table:table-cell>
          <table:table-cell table:number-columns-repeated="5"/>
          <table:table-cell table:style-name="ce16" table:formula="of:=IF([.C54]=&quot;&quot;; &quot;&quot;; &quot;api-&quot;&amp;[.B54]&amp;&quot;-name&quot;     &amp;&quot;|&quot;&amp;[.C54]&amp;CHAR(10)) &amp;IF([.D54]=&quot;&quot;; &quot;&quot;; &quot;api-&quot;&amp;[.B54]&amp;&quot;-tip&quot;      &amp;&quot;|&quot;&amp;REPLACEMACRO([.D54];&quot;|&quot;;&quot;\u007C&quot;)&amp;CHAR(10)) &amp;IF([.E54]=&quot;&quot;; &quot;&quot;; &quot;api-&quot;&amp;[.B54]&amp;&quot;-letter&quot;   &amp;&quot;|&quot;&amp;[.E54]&amp;CHAR(10)) &amp;IF([.F54]=&quot;&quot;; &quot;&quot;; &quot;api-&quot;&amp;[.B54]&amp;&quot;-shortcut&quot; &amp;&quot;|&quot;&amp;[.F54]&amp;CHAR(10)) &amp;IF([.G54]=&quot;&quot;; &quot;&quot;; &quot;api-&quot;&amp;[.B54]&amp;&quot;-image&quot;    &amp;&quot;|&quot;&amp;[.G54]&amp;CHAR(10))">
            <text:p/>
          </table:table-cell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office:value-type="string" calcext:value-type="string">
            <text:p>xowa.gui.page.edit.save</text:p>
          </table:table-cell>
          <table:table-cell table:number-columns-repeated="5"/>
          <table:table-cell table:style-name="ce16" table:formula="of:=IF([.C55]=&quot;&quot;; &quot;&quot;; &quot;api-&quot;&amp;[.B55]&amp;&quot;-name&quot;     &amp;&quot;|&quot;&amp;[.C55]&amp;CHAR(10)) &amp;IF([.D55]=&quot;&quot;; &quot;&quot;; &quot;api-&quot;&amp;[.B55]&amp;&quot;-tip&quot;      &amp;&quot;|&quot;&amp;REPLACEMACRO([.D55];&quot;|&quot;;&quot;\u007C&quot;)&amp;CHAR(10)) &amp;IF([.E55]=&quot;&quot;; &quot;&quot;; &quot;api-&quot;&amp;[.B55]&amp;&quot;-letter&quot;   &amp;&quot;|&quot;&amp;[.E55]&amp;CHAR(10)) &amp;IF([.F55]=&quot;&quot;; &quot;&quot;; &quot;api-&quot;&amp;[.B55]&amp;&quot;-shortcut&quot; &amp;&quot;|&quot;&amp;[.F55]&amp;CHAR(10)) &amp;IF([.G55]=&quot;&quot;; &quot;&quot;; &quot;api-&quot;&amp;[.B55]&amp;&quot;-image&quot;    &amp;&quot;|&quot;&amp;[.G55]&amp;CHAR(10))">
            <text:p/>
          </table:table-cell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office:value-type="string" calcext:value-type="string">
            <text:p>xowa.gui.page.edit.save_draft</text:p>
          </table:table-cell>
          <table:table-cell table:number-columns-repeated="5"/>
          <table:table-cell table:style-name="ce16" table:formula="of:=IF([.C56]=&quot;&quot;; &quot;&quot;; &quot;api-&quot;&amp;[.B56]&amp;&quot;-name&quot;     &amp;&quot;|&quot;&amp;[.C56]&amp;CHAR(10)) &amp;IF([.D56]=&quot;&quot;; &quot;&quot;; &quot;api-&quot;&amp;[.B56]&amp;&quot;-tip&quot;      &amp;&quot;|&quot;&amp;REPLACEMACRO([.D56];&quot;|&quot;;&quot;\u007C&quot;)&amp;CHAR(10)) &amp;IF([.E56]=&quot;&quot;; &quot;&quot;; &quot;api-&quot;&amp;[.B56]&amp;&quot;-letter&quot;   &amp;&quot;|&quot;&amp;[.E56]&amp;CHAR(10)) &amp;IF([.F56]=&quot;&quot;; &quot;&quot;; &quot;api-&quot;&amp;[.B56]&amp;&quot;-shortcut&quot; &amp;&quot;|&quot;&amp;[.F56]&amp;CHAR(10)) &amp;IF([.G56]=&quot;&quot;; &quot;&quot;; &quot;api-&quot;&amp;[.B56]&amp;&quot;-image&quot;    &amp;&quot;|&quot;&amp;[.G56]&amp;CHAR(10))">
            <text:p/>
          </table:table-cell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xowa.gui.page.edit.preview</text:p>
          </table:table-cell>
          <table:table-cell table:number-columns-repeated="5"/>
          <table:table-cell table:style-name="ce16" table:formula="of:=IF([.C57]=&quot;&quot;; &quot;&quot;; &quot;api-&quot;&amp;[.B57]&amp;&quot;-name&quot;     &amp;&quot;|&quot;&amp;[.C57]&amp;CHAR(10)) &amp;IF([.D57]=&quot;&quot;; &quot;&quot;; &quot;api-&quot;&amp;[.B57]&amp;&quot;-tip&quot;      &amp;&quot;|&quot;&amp;REPLACEMACRO([.D57];&quot;|&quot;;&quot;\u007C&quot;)&amp;CHAR(10)) &amp;IF([.E57]=&quot;&quot;; &quot;&quot;; &quot;api-&quot;&amp;[.B57]&amp;&quot;-letter&quot;   &amp;&quot;|&quot;&amp;[.E57]&amp;CHAR(10)) &amp;IF([.F57]=&quot;&quot;; &quot;&quot;; &quot;api-&quot;&amp;[.B57]&amp;&quot;-shortcut&quot; &amp;&quot;|&quot;&amp;[.F57]&amp;CHAR(10)) &amp;IF([.G57]=&quot;&quot;; &quot;&quot;; &quot;api-&quot;&amp;[.B57]&amp;&quot;-image&quot;    &amp;&quot;|&quot;&amp;[.G57]&amp;CHAR(10))">
            <text:p/>
          </table:table-cell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office:value-type="string" calcext:value-type="string">
            <text:p>xowa.gui.page.edit.dbg_tmpl</text:p>
          </table:table-cell>
          <table:table-cell table:number-columns-repeated="5"/>
          <table:table-cell table:style-name="ce16" table:formula="of:=IF([.C58]=&quot;&quot;; &quot;&quot;; &quot;api-&quot;&amp;[.B58]&amp;&quot;-name&quot;     &amp;&quot;|&quot;&amp;[.C58]&amp;CHAR(10)) &amp;IF([.D58]=&quot;&quot;; &quot;&quot;; &quot;api-&quot;&amp;[.B58]&amp;&quot;-tip&quot;      &amp;&quot;|&quot;&amp;REPLACEMACRO([.D58];&quot;|&quot;;&quot;\u007C&quot;)&amp;CHAR(10)) &amp;IF([.E58]=&quot;&quot;; &quot;&quot;; &quot;api-&quot;&amp;[.B58]&amp;&quot;-letter&quot;   &amp;&quot;|&quot;&amp;[.E58]&amp;CHAR(10)) &amp;IF([.F58]=&quot;&quot;; &quot;&quot;; &quot;api-&quot;&amp;[.B58]&amp;&quot;-shortcut&quot; &amp;&quot;|&quot;&amp;[.F58]&amp;CHAR(10)) &amp;IF([.G58]=&quot;&quot;; &quot;&quot;; &quot;api-&quot;&amp;[.B58]&amp;&quot;-image&quot;    &amp;&quot;|&quot;&amp;[.G58]&amp;CHAR(10))">
            <text:p/>
          </table:table-cell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office:value-type="string" calcext:value-type="string">
            <text:p>xowa.gui.page.edit.dbg_html</text:p>
          </table:table-cell>
          <table:table-cell table:number-columns-repeated="5"/>
          <table:table-cell table:style-name="ce16" table:formula="of:=IF([.C59]=&quot;&quot;; &quot;&quot;; &quot;api-&quot;&amp;[.B59]&amp;&quot;-name&quot;     &amp;&quot;|&quot;&amp;[.C59]&amp;CHAR(10)) &amp;IF([.D59]=&quot;&quot;; &quot;&quot;; &quot;api-&quot;&amp;[.B59]&amp;&quot;-tip&quot;      &amp;&quot;|&quot;&amp;REPLACEMACRO([.D59];&quot;|&quot;;&quot;\u007C&quot;)&amp;CHAR(10)) &amp;IF([.E59]=&quot;&quot;; &quot;&quot;; &quot;api-&quot;&amp;[.B59]&amp;&quot;-letter&quot;   &amp;&quot;|&quot;&amp;[.E59]&amp;CHAR(10)) &amp;IF([.F59]=&quot;&quot;; &quot;&quot;; &quot;api-&quot;&amp;[.B59]&amp;&quot;-shortcut&quot; &amp;&quot;|&quot;&amp;[.F59]&amp;CHAR(10)) &amp;IF([.G59]=&quot;&quot;; &quot;&quot;; &quot;api-&quot;&amp;[.B59]&amp;&quot;-image&quot;    &amp;&quot;|&quot;&amp;[.G59]&amp;CHAR(10))">
            <text:p/>
          </table:table-cell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office:value-type="string" calcext:value-type="string">
            <text:p>xowa.gui.page.edit.exec</text:p>
          </table:table-cell>
          <table:table-cell table:number-columns-repeated="5"/>
          <table:table-cell table:style-name="ce16" table:formula="of:=IF([.C60]=&quot;&quot;; &quot;&quot;; &quot;api-&quot;&amp;[.B60]&amp;&quot;-name&quot;     &amp;&quot;|&quot;&amp;[.C60]&amp;CHAR(10)) &amp;IF([.D60]=&quot;&quot;; &quot;&quot;; &quot;api-&quot;&amp;[.B60]&amp;&quot;-tip&quot;      &amp;&quot;|&quot;&amp;REPLACEMACRO([.D60];&quot;|&quot;;&quot;\u007C&quot;)&amp;CHAR(10)) &amp;IF([.E60]=&quot;&quot;; &quot;&quot;; &quot;api-&quot;&amp;[.B60]&amp;&quot;-letter&quot;   &amp;&quot;|&quot;&amp;[.E60]&amp;CHAR(10)) &amp;IF([.F60]=&quot;&quot;; &quot;&quot;; &quot;api-&quot;&amp;[.B60]&amp;&quot;-shortcut&quot; &amp;&quot;|&quot;&amp;[.F60]&amp;CHAR(10)) &amp;IF([.G60]=&quot;&quot;; &quot;&quot;; &quot;api-&quot;&amp;[.B60]&amp;&quot;-image&quot;    &amp;&quot;|&quot;&amp;[.G60]&amp;CHAR(10))">
            <text:p/>
          </table:table-cell>
        </table:table-row>
        <table:table-row table:style-name="ro1"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xowa.gui.menus.group.file</text:p>
          </table:table-cell>
          <table:table-cell office:value-type="string" calcext:value-type="string">
            <text:p>文件</text:p>
          </table:table-cell>
          <table:table-cell table:style-name="ce10" table:number-columns-repeated="4"/>
          <table:table-cell table:style-name="ce16" table:formula="of:=IF([.C61]=&quot;&quot;; &quot;&quot;; &quot;api-&quot;&amp;[.B61]&amp;&quot;-name&quot;     &amp;&quot;|&quot;&amp;[.C61]&amp;CHAR(10)) &amp;IF([.D61]=&quot;&quot;; &quot;&quot;; &quot;api-&quot;&amp;[.B61]&amp;&quot;-tip&quot;      &amp;&quot;|&quot;&amp;REPLACEMACRO([.D61];&quot;|&quot;;&quot;\u007C&quot;)&amp;CHAR(10)) &amp;IF([.E61]=&quot;&quot;; &quot;&quot;; &quot;api-&quot;&amp;[.B61]&amp;&quot;-letter&quot;   &amp;&quot;|&quot;&amp;[.E61]&amp;CHAR(10)) &amp;IF([.F61]=&quot;&quot;; &quot;&quot;; &quot;api-&quot;&amp;[.B61]&amp;&quot;-shortcut&quot; &amp;&quot;|&quot;&amp;[.F61]&amp;CHAR(10)) &amp;IF([.G61]=&quot;&quot;; &quot;&quot;; &quot;api-&quot;&amp;[.B61]&amp;&quot;-image&quot;    &amp;&quot;|&quot;&amp;[.G61]&amp;CHAR(10))" office:value-type="string" office:string-value="api-xowa.gui.menus.group.file-name|文件&#10;" calcext:value-type="string">
            <text:p>api-xowa.gui.menus.group.file-name|文件</text:p>
            <text:p/>
          </table:table-cell>
        </table:table-row>
        <table:table-row table:style-name="ro1">
          <table:table-cell table:style-name="ce10" office:value-type="float" office:value="61" calcext:value-type="float">
            <text:p>61</text:p>
          </table:table-cell>
          <table:table-cell table:style-name="ce10" office:value-type="string" calcext:value-type="string">
            <text:p>xowa.gui.menus.group.edit</text:p>
          </table:table-cell>
          <table:table-cell office:value-type="string" calcext:value-type="string">
            <text:p>编辑</text:p>
          </table:table-cell>
          <table:table-cell table:style-name="ce10" table:number-columns-repeated="4"/>
          <table:table-cell table:style-name="ce16" table:formula="of:=IF([.C62]=&quot;&quot;; &quot;&quot;; &quot;api-&quot;&amp;[.B62]&amp;&quot;-name&quot;     &amp;&quot;|&quot;&amp;[.C62]&amp;CHAR(10)) &amp;IF([.D62]=&quot;&quot;; &quot;&quot;; &quot;api-&quot;&amp;[.B62]&amp;&quot;-tip&quot;      &amp;&quot;|&quot;&amp;REPLACEMACRO([.D62];&quot;|&quot;;&quot;\u007C&quot;)&amp;CHAR(10)) &amp;IF([.E62]=&quot;&quot;; &quot;&quot;; &quot;api-&quot;&amp;[.B62]&amp;&quot;-letter&quot;   &amp;&quot;|&quot;&amp;[.E62]&amp;CHAR(10)) &amp;IF([.F62]=&quot;&quot;; &quot;&quot;; &quot;api-&quot;&amp;[.B62]&amp;&quot;-shortcut&quot; &amp;&quot;|&quot;&amp;[.F62]&amp;CHAR(10)) &amp;IF([.G62]=&quot;&quot;; &quot;&quot;; &quot;api-&quot;&amp;[.B62]&amp;&quot;-image&quot;    &amp;&quot;|&quot;&amp;[.G62]&amp;CHAR(10))" office:value-type="string" office:string-value="api-xowa.gui.menus.group.edit-name|编辑&#10;" calcext:value-type="string">
            <text:p>api-xowa.gui.menus.group.edit-name|编辑</text:p>
            <text:p/>
          </table:table-cell>
        </table:table-row>
        <table:table-row table:style-name="ro1">
          <table:table-cell table:style-name="ce10" office:value-type="float" office:value="62" calcext:value-type="float">
            <text:p>62</text:p>
          </table:table-cell>
          <table:table-cell table:style-name="ce10" office:value-type="string" calcext:value-type="string">
            <text:p>xowa.gui.menus.group.view</text:p>
          </table:table-cell>
          <table:table-cell office:value-type="string" calcext:value-type="string">
            <text:p>查看</text:p>
          </table:table-cell>
          <table:table-cell table:style-name="ce10" table:number-columns-repeated="4"/>
          <table:table-cell table:style-name="ce16" table:formula="of:=IF([.C63]=&quot;&quot;; &quot;&quot;; &quot;api-&quot;&amp;[.B63]&amp;&quot;-name&quot;     &amp;&quot;|&quot;&amp;[.C63]&amp;CHAR(10)) &amp;IF([.D63]=&quot;&quot;; &quot;&quot;; &quot;api-&quot;&amp;[.B63]&amp;&quot;-tip&quot;      &amp;&quot;|&quot;&amp;REPLACEMACRO([.D63];&quot;|&quot;;&quot;\u007C&quot;)&amp;CHAR(10)) &amp;IF([.E63]=&quot;&quot;; &quot;&quot;; &quot;api-&quot;&amp;[.B63]&amp;&quot;-letter&quot;   &amp;&quot;|&quot;&amp;[.E63]&amp;CHAR(10)) &amp;IF([.F63]=&quot;&quot;; &quot;&quot;; &quot;api-&quot;&amp;[.B63]&amp;&quot;-shortcut&quot; &amp;&quot;|&quot;&amp;[.F63]&amp;CHAR(10)) &amp;IF([.G63]=&quot;&quot;; &quot;&quot;; &quot;api-&quot;&amp;[.B63]&amp;&quot;-image&quot;    &amp;&quot;|&quot;&amp;[.G63]&amp;CHAR(10))" office:value-type="string" office:string-value="api-xowa.gui.menus.group.view-name|查看&#10;" calcext:value-type="string">
            <text:p>api-xowa.gui.menus.group.view-name|查看</text:p>
            <text:p/>
          </table:table-cell>
        </table:table-row>
        <table:table-row table:style-name="ro1">
          <table:table-cell table:style-name="ce10" office:value-type="float" office:value="63" calcext:value-type="float">
            <text:p>63</text:p>
          </table:table-cell>
          <table:table-cell table:style-name="ce10" office:value-type="string" calcext:value-type="string">
            <text:p>xowa.gui.menus.group.history</text:p>
          </table:table-cell>
          <table:table-cell office:value-type="string" calcext:value-type="string">
            <text:p>历史</text:p>
          </table:table-cell>
          <table:table-cell/>
          <table:table-cell table:style-name="ce10" table:number-columns-repeated="3"/>
          <table:table-cell table:style-name="ce16" table:formula="of:=IF([.C64]=&quot;&quot;; &quot;&quot;; &quot;api-&quot;&amp;[.B64]&amp;&quot;-name&quot;     &amp;&quot;|&quot;&amp;[.C64]&amp;CHAR(10)) &amp;IF([.D64]=&quot;&quot;; &quot;&quot;; &quot;api-&quot;&amp;[.B64]&amp;&quot;-tip&quot;      &amp;&quot;|&quot;&amp;REPLACEMACRO([.D64];&quot;|&quot;;&quot;\u007C&quot;)&amp;CHAR(10)) &amp;IF([.E64]=&quot;&quot;; &quot;&quot;; &quot;api-&quot;&amp;[.B64]&amp;&quot;-letter&quot;   &amp;&quot;|&quot;&amp;[.E64]&amp;CHAR(10)) &amp;IF([.F64]=&quot;&quot;; &quot;&quot;; &quot;api-&quot;&amp;[.B64]&amp;&quot;-shortcut&quot; &amp;&quot;|&quot;&amp;[.F64]&amp;CHAR(10)) &amp;IF([.G64]=&quot;&quot;; &quot;&quot;; &quot;api-&quot;&amp;[.B64]&amp;&quot;-image&quot;    &amp;&quot;|&quot;&amp;[.G64]&amp;CHAR(10))" office:value-type="string" office:string-value="api-xowa.gui.menus.group.history-name|历史&#10;" calcext:value-type="string">
            <text:p>api-xowa.gui.menus.group.history-name|历史</text:p>
            <text:p/>
          </table:table-cell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xowa.gui.menus.group.bookmarks</text:p>
          </table:table-cell>
          <table:table-cell office:value-type="string" calcext:value-type="string">
            <text:p>书签</text:p>
          </table:table-cell>
          <table:table-cell table:style-name="ce10" table:number-columns-repeated="4"/>
          <table:table-cell table:style-name="ce16" table:formula="of:=IF([.C65]=&quot;&quot;; &quot;&quot;; &quot;api-&quot;&amp;[.B65]&amp;&quot;-name&quot;     &amp;&quot;|&quot;&amp;[.C65]&amp;CHAR(10)) &amp;IF([.D65]=&quot;&quot;; &quot;&quot;; &quot;api-&quot;&amp;[.B65]&amp;&quot;-tip&quot;      &amp;&quot;|&quot;&amp;REPLACEMACRO([.D65];&quot;|&quot;;&quot;\u007C&quot;)&amp;CHAR(10)) &amp;IF([.E65]=&quot;&quot;; &quot;&quot;; &quot;api-&quot;&amp;[.B65]&amp;&quot;-letter&quot;   &amp;&quot;|&quot;&amp;[.E65]&amp;CHAR(10)) &amp;IF([.F65]=&quot;&quot;; &quot;&quot;; &quot;api-&quot;&amp;[.B65]&amp;&quot;-shortcut&quot; &amp;&quot;|&quot;&amp;[.F65]&amp;CHAR(10)) &amp;IF([.G65]=&quot;&quot;; &quot;&quot;; &quot;api-&quot;&amp;[.B65]&amp;&quot;-image&quot;    &amp;&quot;|&quot;&amp;[.G65]&amp;CHAR(10))" office:value-type="string" office:string-value="api-xowa.gui.menus.group.bookmarks-name|书签&#10;" calcext:value-type="string">
            <text:p>api-xowa.gui.menus.group.bookmarks-name|书签</text:p>
            <text:p/>
          </table:table-cell>
        </table:table-row>
        <table:table-row table:style-name="ro1">
          <table:table-cell table:style-name="ce10" office:value-type="float" office:value="65" calcext:value-type="float">
            <text:p>65</text:p>
          </table:table-cell>
          <table:table-cell table:style-name="ce10" office:value-type="string" calcext:value-type="string">
            <text:p>xowa.gui.menus.group.tools</text:p>
          </table:table-cell>
          <table:table-cell office:value-type="string" calcext:value-type="string">
            <text:p>工具</text:p>
          </table:table-cell>
          <table:table-cell table:style-name="ce10" table:number-columns-repeated="4"/>
          <table:table-cell table:style-name="ce16" table:formula="of:=IF([.C66]=&quot;&quot;; &quot;&quot;; &quot;api-&quot;&amp;[.B66]&amp;&quot;-name&quot;     &amp;&quot;|&quot;&amp;[.C66]&amp;CHAR(10)) &amp;IF([.D66]=&quot;&quot;; &quot;&quot;; &quot;api-&quot;&amp;[.B66]&amp;&quot;-tip&quot;      &amp;&quot;|&quot;&amp;REPLACEMACRO([.D66];&quot;|&quot;;&quot;\u007C&quot;)&amp;CHAR(10)) &amp;IF([.E66]=&quot;&quot;; &quot;&quot;; &quot;api-&quot;&amp;[.B66]&amp;&quot;-letter&quot;   &amp;&quot;|&quot;&amp;[.E66]&amp;CHAR(10)) &amp;IF([.F66]=&quot;&quot;; &quot;&quot;; &quot;api-&quot;&amp;[.B66]&amp;&quot;-shortcut&quot; &amp;&quot;|&quot;&amp;[.F66]&amp;CHAR(10)) &amp;IF([.G66]=&quot;&quot;; &quot;&quot;; &quot;api-&quot;&amp;[.B66]&amp;&quot;-image&quot;    &amp;&quot;|&quot;&amp;[.G66]&amp;CHAR(10))" office:value-type="string" office:string-value="api-xowa.gui.menus.group.tools-name|工具&#10;" calcext:value-type="string">
            <text:p>api-xowa.gui.menus.group.tools-name|工具</text:p>
            <text:p/>
          </table:table-cell>
        </table:table-row>
        <table:table-row table:style-name="ro1"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xowa.gui.menus.group.help</text:p>
          </table:table-cell>
          <table:table-cell office:value-type="string" calcext:value-type="string">
            <text:p>帮助</text:p>
          </table:table-cell>
          <table:table-cell table:style-name="ce10" table:number-columns-repeated="4"/>
          <table:table-cell table:style-name="ce16" table:formula="of:=IF([.C67]=&quot;&quot;; &quot;&quot;; &quot;api-&quot;&amp;[.B67]&amp;&quot;-name&quot;     &amp;&quot;|&quot;&amp;[.C67]&amp;CHAR(10)) &amp;IF([.D67]=&quot;&quot;; &quot;&quot;; &quot;api-&quot;&amp;[.B67]&amp;&quot;-tip&quot;      &amp;&quot;|&quot;&amp;REPLACEMACRO([.D67];&quot;|&quot;;&quot;\u007C&quot;)&amp;CHAR(10)) &amp;IF([.E67]=&quot;&quot;; &quot;&quot;; &quot;api-&quot;&amp;[.B67]&amp;&quot;-letter&quot;   &amp;&quot;|&quot;&amp;[.E67]&amp;CHAR(10)) &amp;IF([.F67]=&quot;&quot;; &quot;&quot;; &quot;api-&quot;&amp;[.B67]&amp;&quot;-shortcut&quot; &amp;&quot;|&quot;&amp;[.F67]&amp;CHAR(10)) &amp;IF([.G67]=&quot;&quot;; &quot;&quot;; &quot;api-&quot;&amp;[.B67]&amp;&quot;-image&quot;    &amp;&quot;|&quot;&amp;[.G67]&amp;CHAR(10))" office:value-type="string" office:string-value="api-xowa.gui.menus.group.help-name|帮助&#10;" calcext:value-type="string">
            <text:p>api-xowa.gui.menus.group.help-name|帮助</text:p>
            <text:p/>
          </table:table-cell>
        </table:table-row>
        <table:table-row table:style-name="ro1">
          <table:table-cell table:style-name="ce10" office:value-type="float" office:value="67" calcext:value-type="float">
            <text:p>67</text:p>
          </table:table-cell>
          <table:table-cell table:style-name="ce10" office:value-type="string" calcext:value-type="string">
            <text:p>xowa.gui.menus.group.tabs</text:p>
          </table:table-cell>
          <table:table-cell table:style-name="ce10"/>
          <table:table-cell/>
          <table:table-cell table:style-name="ce10" table:number-columns-repeated="3"/>
          <table:table-cell table:style-name="ce16" table:formula="of:=IF([.C68]=&quot;&quot;; &quot;&quot;; &quot;api-&quot;&amp;[.B68]&amp;&quot;-name&quot;     &amp;&quot;|&quot;&amp;[.C68]&amp;CHAR(10)) &amp;IF([.D68]=&quot;&quot;; &quot;&quot;; &quot;api-&quot;&amp;[.B68]&amp;&quot;-tip&quot;      &amp;&quot;|&quot;&amp;REPLACEMACRO([.D68];&quot;|&quot;;&quot;\u007C&quot;)&amp;CHAR(10)) &amp;IF([.E68]=&quot;&quot;; &quot;&quot;; &quot;api-&quot;&amp;[.B68]&amp;&quot;-letter&quot;   &amp;&quot;|&quot;&amp;[.E68]&amp;CHAR(10)) &amp;IF([.F68]=&quot;&quot;; &quot;&quot;; &quot;api-&quot;&amp;[.B68]&amp;&quot;-shortcut&quot; &amp;&quot;|&quot;&amp;[.F68]&amp;CHAR(10)) &amp;IF([.G68]=&quot;&quot;; &quot;&quot;; &quot;api-&quot;&amp;[.B68]&amp;&quot;-image&quot;    &amp;&quot;|&quot;&amp;[.G68]&amp;CHAR(10))">
            <text:p/>
          </table:table-cell>
        </table:table-row>
        <table:table-row table:style-name="ro1">
          <table:table-cell table:style-name="ce10" office:value-type="float" office:value="68" calcext:value-type="float">
            <text:p>68</text:p>
          </table:table-cell>
          <table:table-cell table:style-name="ce10" office:value-type="string" calcext:value-type="string">
            <text:p>xowa.gui.menus.group.system_data</text:p>
          </table:table-cell>
          <table:table-cell table:style-name="ce10" table:number-columns-repeated="5"/>
          <table:table-cell table:style-name="ce16" table:formula="of:=IF([.C69]=&quot;&quot;; &quot;&quot;; &quot;api-&quot;&amp;[.B69]&amp;&quot;-name&quot;     &amp;&quot;|&quot;&amp;[.C69]&amp;CHAR(10)) &amp;IF([.D69]=&quot;&quot;; &quot;&quot;; &quot;api-&quot;&amp;[.B69]&amp;&quot;-tip&quot;      &amp;&quot;|&quot;&amp;REPLACEMACRO([.D69];&quot;|&quot;;&quot;\u007C&quot;)&amp;CHAR(10)) &amp;IF([.E69]=&quot;&quot;; &quot;&quot;; &quot;api-&quot;&amp;[.B69]&amp;&quot;-letter&quot;   &amp;&quot;|&quot;&amp;[.E69]&amp;CHAR(10)) &amp;IF([.F69]=&quot;&quot;; &quot;&quot;; &quot;api-&quot;&amp;[.B69]&amp;&quot;-shortcut&quot; &amp;&quot;|&quot;&amp;[.F69]&amp;CHAR(10)) &amp;IF([.G69]=&quot;&quot;; &quot;&quot;; &quot;api-&quot;&amp;[.B69]&amp;&quot;-image&quot;    &amp;&quot;|&quot;&amp;[.G69]&amp;CHAR(10))">
            <text:p/>
          </table:table-cell>
        </table:table-row>
        <table:table-row table:style-name="ro1">
          <table:table-cell table:style-name="ce10" office:value-type="float" office:value="69" calcext:value-type="float">
            <text:p>69</text:p>
          </table:table-cell>
          <table:table-cell table:style-name="ce10" office:value-type="string" calcext:value-type="string">
            <text:p>xowa.gui.menus.group.wikis</text:p>
          </table:table-cell>
          <table:table-cell table:style-name="ce10" table:number-columns-repeated="5"/>
          <table:table-cell table:style-name="ce16" table:formula="of:=IF([.C70]=&quot;&quot;; &quot;&quot;; &quot;api-&quot;&amp;[.B70]&amp;&quot;-name&quot;     &amp;&quot;|&quot;&amp;[.C70]&amp;CHAR(10)) &amp;IF([.D70]=&quot;&quot;; &quot;&quot;; &quot;api-&quot;&amp;[.B70]&amp;&quot;-tip&quot;      &amp;&quot;|&quot;&amp;REPLACEMACRO([.D70];&quot;|&quot;;&quot;\u007C&quot;)&amp;CHAR(10)) &amp;IF([.E70]=&quot;&quot;; &quot;&quot;; &quot;api-&quot;&amp;[.B70]&amp;&quot;-letter&quot;   &amp;&quot;|&quot;&amp;[.E70]&amp;CHAR(10)) &amp;IF([.F70]=&quot;&quot;; &quot;&quot;; &quot;api-&quot;&amp;[.B70]&amp;&quot;-shortcut&quot; &amp;&quot;|&quot;&amp;[.F70]&amp;CHAR(10)) &amp;IF([.G70]=&quot;&quot;; &quot;&quot;; &quot;api-&quot;&amp;[.B70]&amp;&quot;-image&quot;    &amp;&quot;|&quot;&amp;[.G70]&amp;CHAR(10))">
            <text:p/>
          </table:table-cell>
        </table:table-row>
        <table:table-row table:style-name="ro1"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xowa.gui.browser.url.focus</text:p>
          </table:table-cell>
          <table:table-cell table:number-columns-repeated="5"/>
          <table:table-cell table:style-name="ce16" table:formula="of:=IF([.C71]=&quot;&quot;; &quot;&quot;; &quot;api-&quot;&amp;[.B71]&amp;&quot;-name&quot;     &amp;&quot;|&quot;&amp;[.C71]&amp;CHAR(10)) &amp;IF([.D71]=&quot;&quot;; &quot;&quot;; &quot;api-&quot;&amp;[.B71]&amp;&quot;-tip&quot;      &amp;&quot;|&quot;&amp;REPLACEMACRO([.D71];&quot;|&quot;;&quot;\u007C&quot;)&amp;CHAR(10)) &amp;IF([.E71]=&quot;&quot;; &quot;&quot;; &quot;api-&quot;&amp;[.B71]&amp;&quot;-letter&quot;   &amp;&quot;|&quot;&amp;[.E71]&amp;CHAR(10)) &amp;IF([.F71]=&quot;&quot;; &quot;&quot;; &quot;api-&quot;&amp;[.B71]&amp;&quot;-shortcut&quot; &amp;&quot;|&quot;&amp;[.F71]&amp;CHAR(10)) &amp;IF([.G71]=&quot;&quot;; &quot;&quot;; &quot;api-&quot;&amp;[.B71]&amp;&quot;-image&quot;    &amp;&quot;|&quot;&amp;[.G71]&amp;CHAR(10))">
            <text:p/>
          </table:table-cell>
        </table:table-row>
        <table:table-row table:style-name="ro1">
          <table:table-cell table:style-name="ce10" office:value-type="float" office:value="71" calcext:value-type="float">
            <text:p>71</text:p>
          </table:table-cell>
          <table:table-cell table:style-name="ce13" office:value-type="string" calcext:value-type="string">
            <text:p>xowa.gui.browser.url.exec</text:p>
          </table:table-cell>
          <table:table-cell table:number-columns-repeated="5"/>
          <table:table-cell table:style-name="ce16" table:formula="of:=IF([.C72]=&quot;&quot;; &quot;&quot;; &quot;api-&quot;&amp;[.B72]&amp;&quot;-name&quot;     &amp;&quot;|&quot;&amp;[.C72]&amp;CHAR(10)) &amp;IF([.D72]=&quot;&quot;; &quot;&quot;; &quot;api-&quot;&amp;[.B72]&amp;&quot;-tip&quot;      &amp;&quot;|&quot;&amp;REPLACEMACRO([.D72];&quot;|&quot;;&quot;\u007C&quot;)&amp;CHAR(10)) &amp;IF([.E72]=&quot;&quot;; &quot;&quot;; &quot;api-&quot;&amp;[.B72]&amp;&quot;-letter&quot;   &amp;&quot;|&quot;&amp;[.E72]&amp;CHAR(10)) &amp;IF([.F72]=&quot;&quot;; &quot;&quot;; &quot;api-&quot;&amp;[.B72]&amp;&quot;-shortcut&quot; &amp;&quot;|&quot;&amp;[.F72]&amp;CHAR(10)) &amp;IF([.G72]=&quot;&quot;; &quot;&quot;; &quot;api-&quot;&amp;[.B72]&amp;&quot;-image&quot;    &amp;&quot;|&quot;&amp;[.G72]&amp;CHAR(10))">
            <text:p/>
          </table:table-cell>
        </table:table-row>
        <table:table-row table:style-name="ro1">
          <table:table-cell table:style-name="ce10" office:value-type="float" office:value="72" calcext:value-type="float">
            <text:p>72</text:p>
          </table:table-cell>
          <table:table-cell table:style-name="ce13" office:value-type="string" calcext:value-type="string">
            <text:p>xowa.gui.browser.url.exec_by_paste</text:p>
          </table:table-cell>
          <table:table-cell table:number-columns-repeated="5"/>
          <table:table-cell table:style-name="ce16" table:formula="of:=IF([.C73]=&quot;&quot;; &quot;&quot;; &quot;api-&quot;&amp;[.B73]&amp;&quot;-name&quot;     &amp;&quot;|&quot;&amp;[.C73]&amp;CHAR(10)) &amp;IF([.D73]=&quot;&quot;; &quot;&quot;; &quot;api-&quot;&amp;[.B73]&amp;&quot;-tip&quot;      &amp;&quot;|&quot;&amp;REPLACEMACRO([.D73];&quot;|&quot;;&quot;\u007C&quot;)&amp;CHAR(10)) &amp;IF([.E73]=&quot;&quot;; &quot;&quot;; &quot;api-&quot;&amp;[.B73]&amp;&quot;-letter&quot;   &amp;&quot;|&quot;&amp;[.E73]&amp;CHAR(10)) &amp;IF([.F73]=&quot;&quot;; &quot;&quot;; &quot;api-&quot;&amp;[.B73]&amp;&quot;-shortcut&quot; &amp;&quot;|&quot;&amp;[.F73]&amp;CHAR(10)) &amp;IF([.G73]=&quot;&quot;; &quot;&quot;; &quot;api-&quot;&amp;[.B73]&amp;&quot;-image&quot;    &amp;&quot;|&quot;&amp;[.G73]&amp;CHAR(10))">
            <text:p/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xowa.gui.browser.url.exec_new_tab_by_paste</text:p>
          </table:table-cell>
          <table:table-cell table:style-name="ce2" table:number-columns-repeated="5"/>
          <table:table-cell table:style-name="ce16" table:formula="of:=IF([.C74]=&quot;&quot;; &quot;&quot;; &quot;api-&quot;&amp;[.B74]&amp;&quot;-name&quot;     &amp;&quot;|&quot;&amp;[.C74]&amp;CHAR(10)) &amp;IF([.D74]=&quot;&quot;; &quot;&quot;; &quot;api-&quot;&amp;[.B74]&amp;&quot;-tip&quot;      &amp;&quot;|&quot;&amp;REPLACEMACRO([.D74];&quot;|&quot;;&quot;\u007C&quot;)&amp;CHAR(10)) &amp;IF([.E74]=&quot;&quot;; &quot;&quot;; &quot;api-&quot;&amp;[.B74]&amp;&quot;-letter&quot;   &amp;&quot;|&quot;&amp;[.E74]&amp;CHAR(10)) &amp;IF([.F74]=&quot;&quot;; &quot;&quot;; &quot;api-&quot;&amp;[.B74]&amp;&quot;-shortcut&quot; &amp;&quot;|&quot;&amp;[.F74]&amp;CHAR(10)) &amp;IF([.G74]=&quot;&quot;; &quot;&quot;; &quot;api-&quot;&amp;[.B74]&amp;&quot;-image&quot;    &amp;&quot;|&quot;&amp;[.G74]&amp;CHAR(10))">
            <text:p/>
          </table:table-cell>
        </table:table-row>
        <table:table-row table:style-name="ro1">
          <table:table-cell table:style-name="ce10" office:value-type="float" office:value="73" calcext:value-type="float">
            <text:p>73</text:p>
          </table:table-cell>
          <table:table-cell office:value-type="string" calcext:value-type="string">
            <text:p>xowa.gui.browser.search.focus</text:p>
          </table:table-cell>
          <table:table-cell table:number-columns-repeated="5"/>
          <table:table-cell table:style-name="ce16" table:formula="of:=IF([.C75]=&quot;&quot;; &quot;&quot;; &quot;api-&quot;&amp;[.B75]&amp;&quot;-name&quot;     &amp;&quot;|&quot;&amp;[.C75]&amp;CHAR(10)) &amp;IF([.D75]=&quot;&quot;; &quot;&quot;; &quot;api-&quot;&amp;[.B75]&amp;&quot;-tip&quot;      &amp;&quot;|&quot;&amp;REPLACEMACRO([.D75];&quot;|&quot;;&quot;\u007C&quot;)&amp;CHAR(10)) &amp;IF([.E75]=&quot;&quot;; &quot;&quot;; &quot;api-&quot;&amp;[.B75]&amp;&quot;-letter&quot;   &amp;&quot;|&quot;&amp;[.E75]&amp;CHAR(10)) &amp;IF([.F75]=&quot;&quot;; &quot;&quot;; &quot;api-&quot;&amp;[.B75]&amp;&quot;-shortcut&quot; &amp;&quot;|&quot;&amp;[.F75]&amp;CHAR(10)) &amp;IF([.G75]=&quot;&quot;; &quot;&quot;; &quot;api-&quot;&amp;[.B75]&amp;&quot;-image&quot;    &amp;&quot;|&quot;&amp;[.G75]&amp;CHAR(10))">
            <text:p/>
          </table:table-cell>
        </table:table-row>
        <table:table-row table:style-name="ro1">
          <table:table-cell table:style-name="ce10" office:value-type="float" office:value="74" calcext:value-type="float">
            <text:p>74</text:p>
          </table:table-cell>
          <table:table-cell office:value-type="string" calcext:value-type="string">
            <text:p>xowa.gui.browser.search.exec</text:p>
          </table:table-cell>
          <table:table-cell table:number-columns-repeated="5"/>
          <table:table-cell table:style-name="ce16" table:formula="of:=IF([.C76]=&quot;&quot;; &quot;&quot;; &quot;api-&quot;&amp;[.B76]&amp;&quot;-name&quot;     &amp;&quot;|&quot;&amp;[.C76]&amp;CHAR(10)) &amp;IF([.D76]=&quot;&quot;; &quot;&quot;; &quot;api-&quot;&amp;[.B76]&amp;&quot;-tip&quot;      &amp;&quot;|&quot;&amp;REPLACEMACRO([.D76];&quot;|&quot;;&quot;\u007C&quot;)&amp;CHAR(10)) &amp;IF([.E76]=&quot;&quot;; &quot;&quot;; &quot;api-&quot;&amp;[.B76]&amp;&quot;-letter&quot;   &amp;&quot;|&quot;&amp;[.E76]&amp;CHAR(10)) &amp;IF([.F76]=&quot;&quot;; &quot;&quot;; &quot;api-&quot;&amp;[.B76]&amp;&quot;-shortcut&quot; &amp;&quot;|&quot;&amp;[.F76]&amp;CHAR(10)) &amp;IF([.G76]=&quot;&quot;; &quot;&quot;; &quot;api-&quot;&amp;[.B76]&amp;&quot;-image&quot;    &amp;&quot;|&quot;&amp;[.G76]&amp;CHAR(10))">
            <text:p/>
          </table:table-cell>
        </table:table-row>
        <table:table-row table:style-name="ro1">
          <table:table-cell table:style-name="ce10" office:value-type="float" office:value="75" calcext:value-type="float">
            <text:p>75</text:p>
          </table:table-cell>
          <table:table-cell office:value-type="string" calcext:value-type="string">
            <text:p>xowa.gui.browser.html.focus</text:p>
          </table:table-cell>
          <table:table-cell table:number-columns-repeated="5"/>
          <table:table-cell table:style-name="ce16" table:formula="of:=IF([.C77]=&quot;&quot;; &quot;&quot;; &quot;api-&quot;&amp;[.B77]&amp;&quot;-name&quot;     &amp;&quot;|&quot;&amp;[.C77]&amp;CHAR(10)) &amp;IF([.D77]=&quot;&quot;; &quot;&quot;; &quot;api-&quot;&amp;[.B77]&amp;&quot;-tip&quot;      &amp;&quot;|&quot;&amp;REPLACEMACRO([.D77];&quot;|&quot;;&quot;\u007C&quot;)&amp;CHAR(10)) &amp;IF([.E77]=&quot;&quot;; &quot;&quot;; &quot;api-&quot;&amp;[.B77]&amp;&quot;-letter&quot;   &amp;&quot;|&quot;&amp;[.E77]&amp;CHAR(10)) &amp;IF([.F77]=&quot;&quot;; &quot;&quot;; &quot;api-&quot;&amp;[.B77]&amp;&quot;-shortcut&quot; &amp;&quot;|&quot;&amp;[.F77]&amp;CHAR(10)) &amp;IF([.G77]=&quot;&quot;; &quot;&quot;; &quot;api-&quot;&amp;[.B77]&amp;&quot;-image&quot;    &amp;&quot;|&quot;&amp;[.G77]&amp;CHAR(10))">
            <text:p/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xowa.gui.browser.html.selection_focus_toggle</text:p>
          </table:table-cell>
          <table:table-cell table:style-name="ce2" table:number-columns-repeated="5"/>
          <table:table-cell table:style-name="ce7" table:formula="of:=IF([.C78]=&quot;&quot;; &quot;&quot;; &quot;api-&quot;&amp;[.B78]&amp;&quot;-name&quot;     &amp;&quot;|&quot;&amp;[.C78]&amp;CHAR(10)) &amp;IF([.D78]=&quot;&quot;; &quot;&quot;; &quot;api-&quot;&amp;[.B78]&amp;&quot;-tip&quot;      &amp;&quot;|&quot;&amp;REPLACEMACRO([.D78];&quot;|&quot;;&quot;\u007C&quot;)&amp;CHAR(10)) &amp;IF([.E78]=&quot;&quot;; &quot;&quot;; &quot;api-&quot;&amp;[.B78]&amp;&quot;-letter&quot;   &amp;&quot;|&quot;&amp;[.E78]&amp;CHAR(10)) &amp;IF([.F78]=&quot;&quot;; &quot;&quot;; &quot;api-&quot;&amp;[.B78]&amp;&quot;-shortcut&quot; &amp;&quot;|&quot;&amp;[.F78]&amp;CHAR(10)) &amp;IF([.G78]=&quot;&quot;; &quot;&quot;; &quot;api-&quot;&amp;[.B78]&amp;&quot;-image&quot;    &amp;&quot;|&quot;&amp;[.G78]&amp;CHAR(10))">
            <text:p/>
          </table:table-cell>
        </table:table-row>
        <table:table-row table:style-name="ro1">
          <table:table-cell table:style-name="ce10" office:value-type="float" office:value="76" calcext:value-type="float">
            <text:p>76</text:p>
          </table:table-cell>
          <table:table-cell table:style-name="ce10" office:value-type="string" calcext:value-type="string">
            <text:p>xowa.gui.browser.tabs.new_dflt__at_dflt__focus_y</text:p>
          </table:table-cell>
          <table:table-cell table:style-name="ce10" table:number-columns-repeated="5"/>
          <table:table-cell table:style-name="ce16" table:formula="of:=IF([.C79]=&quot;&quot;; &quot;&quot;; &quot;api-&quot;&amp;[.B79]&amp;&quot;-name&quot;     &amp;&quot;|&quot;&amp;[.C79]&amp;CHAR(10)) &amp;IF([.D79]=&quot;&quot;; &quot;&quot;; &quot;api-&quot;&amp;[.B79]&amp;&quot;-tip&quot;      &amp;&quot;|&quot;&amp;REPLACEMACRO([.D79];&quot;|&quot;;&quot;\u007C&quot;)&amp;CHAR(10)) &amp;IF([.E79]=&quot;&quot;; &quot;&quot;; &quot;api-&quot;&amp;[.B79]&amp;&quot;-letter&quot;   &amp;&quot;|&quot;&amp;[.E79]&amp;CHAR(10)) &amp;IF([.F79]=&quot;&quot;; &quot;&quot;; &quot;api-&quot;&amp;[.B79]&amp;&quot;-shortcut&quot; &amp;&quot;|&quot;&amp;[.F79]&amp;CHAR(10)) &amp;IF([.G79]=&quot;&quot;; &quot;&quot;; &quot;api-&quot;&amp;[.B79]&amp;&quot;-image&quot;    &amp;&quot;|&quot;&amp;[.G79]&amp;CHAR(10))">
            <text:p/>
          </table:table-cell>
        </table:table-row>
        <table:table-row table:style-name="ro1">
          <table:table-cell table:style-name="ce10" office:value-type="float" office:value="77" calcext:value-type="float">
            <text:p>77</text:p>
          </table:table-cell>
          <table:table-cell table:style-name="ce10" office:value-type="string" calcext:value-type="string">
            <text:p>xowa.gui.browser.tabs.new_link__at_dflt__focus_y</text:p>
          </table:table-cell>
          <table:table-cell table:style-name="ce10" table:number-columns-repeated="5"/>
          <table:table-cell table:style-name="ce16" table:formula="of:=IF([.C80]=&quot;&quot;; &quot;&quot;; &quot;api-&quot;&amp;[.B80]&amp;&quot;-name&quot;     &amp;&quot;|&quot;&amp;[.C80]&amp;CHAR(10)) &amp;IF([.D80]=&quot;&quot;; &quot;&quot;; &quot;api-&quot;&amp;[.B80]&amp;&quot;-tip&quot;      &amp;&quot;|&quot;&amp;REPLACEMACRO([.D80];&quot;|&quot;;&quot;\u007C&quot;)&amp;CHAR(10)) &amp;IF([.E80]=&quot;&quot;; &quot;&quot;; &quot;api-&quot;&amp;[.B80]&amp;&quot;-letter&quot;   &amp;&quot;|&quot;&amp;[.E80]&amp;CHAR(10)) &amp;IF([.F80]=&quot;&quot;; &quot;&quot;; &quot;api-&quot;&amp;[.B80]&amp;&quot;-shortcut&quot; &amp;&quot;|&quot;&amp;[.F80]&amp;CHAR(10)) &amp;IF([.G80]=&quot;&quot;; &quot;&quot;; &quot;api-&quot;&amp;[.B80]&amp;&quot;-image&quot;    &amp;&quot;|&quot;&amp;[.G80]&amp;CHAR(10))">
            <text:p/>
          </table:table-cell>
        </table:table-row>
        <table:table-row table:style-name="ro1">
          <table:table-cell table:style-name="ce10" office:value-type="float" office:value="78" calcext:value-type="float">
            <text:p>78</text:p>
          </table:table-cell>
          <table:table-cell table:style-name="ce10" office:value-type="string" calcext:value-type="string">
            <text:p>xowa.gui.browser.tabs.new_link__at_dflt__focus_n</text:p>
          </table:table-cell>
          <table:table-cell table:style-name="ce10" table:number-columns-repeated="5"/>
          <table:table-cell table:style-name="ce16" table:formula="of:=IF([.C81]=&quot;&quot;; &quot;&quot;; &quot;api-&quot;&amp;[.B81]&amp;&quot;-name&quot;     &amp;&quot;|&quot;&amp;[.C81]&amp;CHAR(10)) &amp;IF([.D81]=&quot;&quot;; &quot;&quot;; &quot;api-&quot;&amp;[.B81]&amp;&quot;-tip&quot;      &amp;&quot;|&quot;&amp;REPLACEMACRO([.D81];&quot;|&quot;;&quot;\u007C&quot;)&amp;CHAR(10)) &amp;IF([.E81]=&quot;&quot;; &quot;&quot;; &quot;api-&quot;&amp;[.B81]&amp;&quot;-letter&quot;   &amp;&quot;|&quot;&amp;[.E81]&amp;CHAR(10)) &amp;IF([.F81]=&quot;&quot;; &quot;&quot;; &quot;api-&quot;&amp;[.B81]&amp;&quot;-shortcut&quot; &amp;&quot;|&quot;&amp;[.F81]&amp;CHAR(10)) &amp;IF([.G81]=&quot;&quot;; &quot;&quot;; &quot;api-&quot;&amp;[.B81]&amp;&quot;-image&quot;    &amp;&quot;|&quot;&amp;[.G81]&amp;CHAR(10))">
            <text:p/>
          </table:table-cell>
        </table:table-row>
        <table:table-row table:style-name="ro1">
          <table:table-cell table:style-name="ce10" office:value-type="float" office:value="79" calcext:value-type="float">
            <text:p>79</text:p>
          </table:table-cell>
          <table:table-cell table:style-name="ce10" office:value-type="string" calcext:value-type="string">
            <text:p>xowa.gui.browser.tabs.new_href__at_dflt__focus_y</text:p>
          </table:table-cell>
          <table:table-cell table:style-name="ce10" table:number-columns-repeated="5"/>
          <table:table-cell table:style-name="ce16" table:formula="of:=IF([.C82]=&quot;&quot;; &quot;&quot;; &quot;api-&quot;&amp;[.B82]&amp;&quot;-name&quot;     &amp;&quot;|&quot;&amp;[.C82]&amp;CHAR(10)) &amp;IF([.D82]=&quot;&quot;; &quot;&quot;; &quot;api-&quot;&amp;[.B82]&amp;&quot;-tip&quot;      &amp;&quot;|&quot;&amp;REPLACEMACRO([.D82];&quot;|&quot;;&quot;\u007C&quot;)&amp;CHAR(10)) &amp;IF([.E82]=&quot;&quot;; &quot;&quot;; &quot;api-&quot;&amp;[.B82]&amp;&quot;-letter&quot;   &amp;&quot;|&quot;&amp;[.E82]&amp;CHAR(10)) &amp;IF([.F82]=&quot;&quot;; &quot;&quot;; &quot;api-&quot;&amp;[.B82]&amp;&quot;-shortcut&quot; &amp;&quot;|&quot;&amp;[.F82]&amp;CHAR(10)) &amp;IF([.G82]=&quot;&quot;; &quot;&quot;; &quot;api-&quot;&amp;[.B82]&amp;&quot;-image&quot;    &amp;&quot;|&quot;&amp;[.G82]&amp;CHAR(10))">
            <text:p/>
          </table:table-cell>
        </table:table-row>
        <table:table-row table:style-name="ro1">
          <table:table-cell table:style-name="ce10" office:value-type="float" office:value="80" calcext:value-type="float">
            <text:p>80</text:p>
          </table:table-cell>
          <table:table-cell table:style-name="ce3" office:value-type="string" calcext:value-type="string">
            <text:p>xowa.gui.browser.tabs.new_dupe__at_dflt__focus_y</text:p>
          </table:table-cell>
          <table:table-cell table:style-name="ce10" table:number-columns-repeated="5"/>
          <table:table-cell table:style-name="ce16" table:formula="of:=IF([.C83]=&quot;&quot;; &quot;&quot;; &quot;api-&quot;&amp;[.B83]&amp;&quot;-name&quot;     &amp;&quot;|&quot;&amp;[.C83]&amp;CHAR(10)) &amp;IF([.D83]=&quot;&quot;; &quot;&quot;; &quot;api-&quot;&amp;[.B83]&amp;&quot;-tip&quot;      &amp;&quot;|&quot;&amp;REPLACEMACRO([.D83];&quot;|&quot;;&quot;\u007C&quot;)&amp;CHAR(10)) &amp;IF([.E83]=&quot;&quot;; &quot;&quot;; &quot;api-&quot;&amp;[.B83]&amp;&quot;-letter&quot;   &amp;&quot;|&quot;&amp;[.E83]&amp;CHAR(10)) &amp;IF([.F83]=&quot;&quot;; &quot;&quot;; &quot;api-&quot;&amp;[.B83]&amp;&quot;-shortcut&quot; &amp;&quot;|&quot;&amp;[.F83]&amp;CHAR(10)) &amp;IF([.G83]=&quot;&quot;; &quot;&quot;; &quot;api-&quot;&amp;[.B83]&amp;&quot;-image&quot;    &amp;&quot;|&quot;&amp;[.G83]&amp;CHAR(10))">
            <text:p/>
          </table:table-cell>
        </table:table-row>
        <table:table-row table:style-name="ro1">
          <table:table-cell table:style-name="ce10" office:value-type="float" office:value="81" calcext:value-type="float">
            <text:p>81</text:p>
          </table:table-cell>
          <table:table-cell table:style-name="ce10" office:value-type="string" calcext:value-type="string">
            <text:p>xowa.gui.browser.tabs.close_cur</text:p>
          </table:table-cell>
          <table:table-cell table:style-name="ce10" table:number-columns-repeated="5"/>
          <table:table-cell table:style-name="ce16" table:formula="of:=IF([.C84]=&quot;&quot;; &quot;&quot;; &quot;api-&quot;&amp;[.B84]&amp;&quot;-name&quot;     &amp;&quot;|&quot;&amp;[.C84]&amp;CHAR(10)) &amp;IF([.D84]=&quot;&quot;; &quot;&quot;; &quot;api-&quot;&amp;[.B84]&amp;&quot;-tip&quot;      &amp;&quot;|&quot;&amp;REPLACEMACRO([.D84];&quot;|&quot;;&quot;\u007C&quot;)&amp;CHAR(10)) &amp;IF([.E84]=&quot;&quot;; &quot;&quot;; &quot;api-&quot;&amp;[.B84]&amp;&quot;-letter&quot;   &amp;&quot;|&quot;&amp;[.E84]&amp;CHAR(10)) &amp;IF([.F84]=&quot;&quot;; &quot;&quot;; &quot;api-&quot;&amp;[.B84]&amp;&quot;-shortcut&quot; &amp;&quot;|&quot;&amp;[.F84]&amp;CHAR(10)) &amp;IF([.G84]=&quot;&quot;; &quot;&quot;; &quot;api-&quot;&amp;[.B84]&amp;&quot;-image&quot;    &amp;&quot;|&quot;&amp;[.G84]&amp;CHAR(10))">
            <text:p/>
          </table:table-cell>
        </table:table-row>
        <table:table-row table:style-name="ro1">
          <table:table-cell table:style-name="ce10" office:value-type="float" office:value="82" calcext:value-type="float">
            <text:p>82</text:p>
          </table:table-cell>
          <table:table-cell table:style-name="ce10" office:value-type="string" calcext:value-type="string">
            <text:p>xowa.gui.browser.tabs.close_others</text:p>
          </table:table-cell>
          <table:table-cell table:style-name="ce10" table:number-columns-repeated="5"/>
          <table:table-cell table:style-name="ce16" table:formula="of:=IF([.C85]=&quot;&quot;; &quot;&quot;; &quot;api-&quot;&amp;[.B85]&amp;&quot;-name&quot;     &amp;&quot;|&quot;&amp;[.C85]&amp;CHAR(10)) &amp;IF([.D85]=&quot;&quot;; &quot;&quot;; &quot;api-&quot;&amp;[.B85]&amp;&quot;-tip&quot;      &amp;&quot;|&quot;&amp;REPLACEMACRO([.D85];&quot;|&quot;;&quot;\u007C&quot;)&amp;CHAR(10)) &amp;IF([.E85]=&quot;&quot;; &quot;&quot;; &quot;api-&quot;&amp;[.B85]&amp;&quot;-letter&quot;   &amp;&quot;|&quot;&amp;[.E85]&amp;CHAR(10)) &amp;IF([.F85]=&quot;&quot;; &quot;&quot;; &quot;api-&quot;&amp;[.B85]&amp;&quot;-shortcut&quot; &amp;&quot;|&quot;&amp;[.F85]&amp;CHAR(10)) &amp;IF([.G85]=&quot;&quot;; &quot;&quot;; &quot;api-&quot;&amp;[.B85]&amp;&quot;-image&quot;    &amp;&quot;|&quot;&amp;[.G85]&amp;CHAR(10))">
            <text:p/>
          </table:table-cell>
        </table:table-row>
        <table:table-row table:style-name="ro1">
          <table:table-cell table:style-name="ce10" office:value-type="float" office:value="83" calcext:value-type="float">
            <text:p>83</text:p>
          </table:table-cell>
          <table:table-cell table:style-name="ce10" office:value-type="string" calcext:value-type="string">
            <text:p>xowa.gui.browser.tabs.close_to_bgn</text:p>
          </table:table-cell>
          <table:table-cell table:style-name="ce10" table:number-columns-repeated="5"/>
          <table:table-cell table:style-name="ce16" table:formula="of:=IF([.C86]=&quot;&quot;; &quot;&quot;; &quot;api-&quot;&amp;[.B86]&amp;&quot;-name&quot;     &amp;&quot;|&quot;&amp;[.C86]&amp;CHAR(10)) &amp;IF([.D86]=&quot;&quot;; &quot;&quot;; &quot;api-&quot;&amp;[.B86]&amp;&quot;-tip&quot;      &amp;&quot;|&quot;&amp;REPLACEMACRO([.D86];&quot;|&quot;;&quot;\u007C&quot;)&amp;CHAR(10)) &amp;IF([.E86]=&quot;&quot;; &quot;&quot;; &quot;api-&quot;&amp;[.B86]&amp;&quot;-letter&quot;   &amp;&quot;|&quot;&amp;[.E86]&amp;CHAR(10)) &amp;IF([.F86]=&quot;&quot;; &quot;&quot;; &quot;api-&quot;&amp;[.B86]&amp;&quot;-shortcut&quot; &amp;&quot;|&quot;&amp;[.F86]&amp;CHAR(10)) &amp;IF([.G86]=&quot;&quot;; &quot;&quot;; &quot;api-&quot;&amp;[.B86]&amp;&quot;-image&quot;    &amp;&quot;|&quot;&amp;[.G86]&amp;CHAR(10))">
            <text:p/>
          </table:table-cell>
        </table:table-row>
        <table:table-row table:style-name="ro1">
          <table:table-cell table:style-name="ce10" office:value-type="float" office:value="84" calcext:value-type="float">
            <text:p>84</text:p>
          </table:table-cell>
          <table:table-cell table:style-name="ce10" office:value-type="string" calcext:value-type="string">
            <text:p>xowa.gui.browser.tabs.close_to_end</text:p>
          </table:table-cell>
          <table:table-cell table:style-name="ce10" table:number-columns-repeated="5"/>
          <table:table-cell table:style-name="ce16" table:formula="of:=IF([.C87]=&quot;&quot;; &quot;&quot;; &quot;api-&quot;&amp;[.B87]&amp;&quot;-name&quot;     &amp;&quot;|&quot;&amp;[.C87]&amp;CHAR(10)) &amp;IF([.D87]=&quot;&quot;; &quot;&quot;; &quot;api-&quot;&amp;[.B87]&amp;&quot;-tip&quot;      &amp;&quot;|&quot;&amp;REPLACEMACRO([.D87];&quot;|&quot;;&quot;\u007C&quot;)&amp;CHAR(10)) &amp;IF([.E87]=&quot;&quot;; &quot;&quot;; &quot;api-&quot;&amp;[.B87]&amp;&quot;-letter&quot;   &amp;&quot;|&quot;&amp;[.E87]&amp;CHAR(10)) &amp;IF([.F87]=&quot;&quot;; &quot;&quot;; &quot;api-&quot;&amp;[.B87]&amp;&quot;-shortcut&quot; &amp;&quot;|&quot;&amp;[.F87]&amp;CHAR(10)) &amp;IF([.G87]=&quot;&quot;; &quot;&quot;; &quot;api-&quot;&amp;[.B87]&amp;&quot;-image&quot;    &amp;&quot;|&quot;&amp;[.G87]&amp;CHAR(10))">
            <text:p/>
          </table:table-cell>
        </table:table-row>
        <table:table-row table:style-name="ro1">
          <table:table-cell table:style-name="ce10" office:value-type="float" office:value="85" calcext:value-type="float">
            <text:p>85</text:p>
          </table:table-cell>
          <table:table-cell table:style-name="ce10" office:value-type="string" calcext:value-type="string">
            <text:p>xowa.gui.browser.tabs.close_undo</text:p>
          </table:table-cell>
          <table:table-cell table:style-name="ce10" table:number-columns-repeated="5"/>
          <table:table-cell table:style-name="ce16" table:formula="of:=IF([.C88]=&quot;&quot;; &quot;&quot;; &quot;api-&quot;&amp;[.B88]&amp;&quot;-name&quot;     &amp;&quot;|&quot;&amp;[.C88]&amp;CHAR(10)) &amp;IF([.D88]=&quot;&quot;; &quot;&quot;; &quot;api-&quot;&amp;[.B88]&amp;&quot;-tip&quot;      &amp;&quot;|&quot;&amp;REPLACEMACRO([.D88];&quot;|&quot;;&quot;\u007C&quot;)&amp;CHAR(10)) &amp;IF([.E88]=&quot;&quot;; &quot;&quot;; &quot;api-&quot;&amp;[.B88]&amp;&quot;-letter&quot;   &amp;&quot;|&quot;&amp;[.E88]&amp;CHAR(10)) &amp;IF([.F88]=&quot;&quot;; &quot;&quot;; &quot;api-&quot;&amp;[.B88]&amp;&quot;-shortcut&quot; &amp;&quot;|&quot;&amp;[.F88]&amp;CHAR(10)) &amp;IF([.G88]=&quot;&quot;; &quot;&quot;; &quot;api-&quot;&amp;[.B88]&amp;&quot;-image&quot;    &amp;&quot;|&quot;&amp;[.G88]&amp;CHAR(10))">
            <text:p/>
          </table:table-cell>
        </table:table-row>
        <table:table-row table:style-name="ro1">
          <table:table-cell table:style-name="ce10" office:value-type="float" office:value="86" calcext:value-type="float">
            <text:p>86</text:p>
          </table:table-cell>
          <table:table-cell table:style-name="ce10" office:value-type="string" calcext:value-type="string">
            <text:p>xowa.gui.browser.tabs.select_bwd</text:p>
          </table:table-cell>
          <table:table-cell table:style-name="ce10" table:number-columns-repeated="5"/>
          <table:table-cell table:style-name="ce16" table:formula="of:=IF([.C89]=&quot;&quot;; &quot;&quot;; &quot;api-&quot;&amp;[.B89]&amp;&quot;-name&quot;     &amp;&quot;|&quot;&amp;[.C89]&amp;CHAR(10)) &amp;IF([.D89]=&quot;&quot;; &quot;&quot;; &quot;api-&quot;&amp;[.B89]&amp;&quot;-tip&quot;      &amp;&quot;|&quot;&amp;REPLACEMACRO([.D89];&quot;|&quot;;&quot;\u007C&quot;)&amp;CHAR(10)) &amp;IF([.E89]=&quot;&quot;; &quot;&quot;; &quot;api-&quot;&amp;[.B89]&amp;&quot;-letter&quot;   &amp;&quot;|&quot;&amp;[.E89]&amp;CHAR(10)) &amp;IF([.F89]=&quot;&quot;; &quot;&quot;; &quot;api-&quot;&amp;[.B89]&amp;&quot;-shortcut&quot; &amp;&quot;|&quot;&amp;[.F89]&amp;CHAR(10)) &amp;IF([.G89]=&quot;&quot;; &quot;&quot;; &quot;api-&quot;&amp;[.B89]&amp;&quot;-image&quot;    &amp;&quot;|&quot;&amp;[.G89]&amp;CHAR(10))">
            <text:p/>
          </table:table-cell>
        </table:table-row>
        <table:table-row table:style-name="ro1">
          <table:table-cell table:style-name="ce10" office:value-type="float" office:value="87" calcext:value-type="float">
            <text:p>87</text:p>
          </table:table-cell>
          <table:table-cell table:style-name="ce10" office:value-type="string" calcext:value-type="string">
            <text:p>xowa.gui.browser.tabs.select_fwd</text:p>
          </table:table-cell>
          <table:table-cell table:style-name="ce10" table:number-columns-repeated="5"/>
          <table:table-cell table:style-name="ce16" table:formula="of:=IF([.C90]=&quot;&quot;; &quot;&quot;; &quot;api-&quot;&amp;[.B90]&amp;&quot;-name&quot;     &amp;&quot;|&quot;&amp;[.C90]&amp;CHAR(10)) &amp;IF([.D90]=&quot;&quot;; &quot;&quot;; &quot;api-&quot;&amp;[.B90]&amp;&quot;-tip&quot;      &amp;&quot;|&quot;&amp;REPLACEMACRO([.D90];&quot;|&quot;;&quot;\u007C&quot;)&amp;CHAR(10)) &amp;IF([.E90]=&quot;&quot;; &quot;&quot;; &quot;api-&quot;&amp;[.B90]&amp;&quot;-letter&quot;   &amp;&quot;|&quot;&amp;[.E90]&amp;CHAR(10)) &amp;IF([.F90]=&quot;&quot;; &quot;&quot;; &quot;api-&quot;&amp;[.B90]&amp;&quot;-shortcut&quot; &amp;&quot;|&quot;&amp;[.F90]&amp;CHAR(10)) &amp;IF([.G90]=&quot;&quot;; &quot;&quot;; &quot;api-&quot;&amp;[.B90]&amp;&quot;-image&quot;    &amp;&quot;|&quot;&amp;[.G90]&amp;CHAR(10))">
            <text:p/>
          </table:table-cell>
        </table:table-row>
        <table:table-row table:style-name="ro1">
          <table:table-cell table:style-name="ce10" office:value-type="float" office:value="88" calcext:value-type="float">
            <text:p>88</text:p>
          </table:table-cell>
          <table:table-cell table:style-name="ce3" office:value-type="string" calcext:value-type="string">
            <text:p>xowa.gui.browser.tabs.select_by_idx_1</text:p>
          </table:table-cell>
          <table:table-cell table:style-name="ce10" table:number-columns-repeated="5"/>
          <table:table-cell table:style-name="ce16" table:formula="of:=IF([.C91]=&quot;&quot;; &quot;&quot;; &quot;api-&quot;&amp;[.B91]&amp;&quot;-name&quot;     &amp;&quot;|&quot;&amp;[.C91]&amp;CHAR(10)) &amp;IF([.D91]=&quot;&quot;; &quot;&quot;; &quot;api-&quot;&amp;[.B91]&amp;&quot;-tip&quot;      &amp;&quot;|&quot;&amp;REPLACEMACRO([.D91];&quot;|&quot;;&quot;\u007C&quot;)&amp;CHAR(10)) &amp;IF([.E91]=&quot;&quot;; &quot;&quot;; &quot;api-&quot;&amp;[.B91]&amp;&quot;-letter&quot;   &amp;&quot;|&quot;&amp;[.E91]&amp;CHAR(10)) &amp;IF([.F91]=&quot;&quot;; &quot;&quot;; &quot;api-&quot;&amp;[.B91]&amp;&quot;-shortcut&quot; &amp;&quot;|&quot;&amp;[.F91]&amp;CHAR(10)) &amp;IF([.G91]=&quot;&quot;; &quot;&quot;; &quot;api-&quot;&amp;[.B91]&amp;&quot;-image&quot;    &amp;&quot;|&quot;&amp;[.G91]&amp;CHAR(10))">
            <text:p/>
          </table:table-cell>
        </table:table-row>
        <table:table-row table:style-name="ro1">
          <table:table-cell table:style-name="ce10" office:value-type="float" office:value="89" calcext:value-type="float">
            <text:p>89</text:p>
          </table:table-cell>
          <table:table-cell table:style-name="ce3" office:value-type="string" calcext:value-type="string">
            <text:p>xowa.gui.browser.tabs.select_by_idx_2</text:p>
          </table:table-cell>
          <table:table-cell table:style-name="ce10" table:number-columns-repeated="5"/>
          <table:table-cell table:style-name="ce16" table:formula="of:=IF([.C92]=&quot;&quot;; &quot;&quot;; &quot;api-&quot;&amp;[.B92]&amp;&quot;-name&quot;     &amp;&quot;|&quot;&amp;[.C92]&amp;CHAR(10)) &amp;IF([.D92]=&quot;&quot;; &quot;&quot;; &quot;api-&quot;&amp;[.B92]&amp;&quot;-tip&quot;      &amp;&quot;|&quot;&amp;REPLACEMACRO([.D92];&quot;|&quot;;&quot;\u007C&quot;)&amp;CHAR(10)) &amp;IF([.E92]=&quot;&quot;; &quot;&quot;; &quot;api-&quot;&amp;[.B92]&amp;&quot;-letter&quot;   &amp;&quot;|&quot;&amp;[.E92]&amp;CHAR(10)) &amp;IF([.F92]=&quot;&quot;; &quot;&quot;; &quot;api-&quot;&amp;[.B92]&amp;&quot;-shortcut&quot; &amp;&quot;|&quot;&amp;[.F92]&amp;CHAR(10)) &amp;IF([.G92]=&quot;&quot;; &quot;&quot;; &quot;api-&quot;&amp;[.B92]&amp;&quot;-image&quot;    &amp;&quot;|&quot;&amp;[.G92]&amp;CHAR(10))">
            <text:p/>
          </table:table-cell>
        </table:table-row>
        <table:table-row table:style-name="ro1">
          <table:table-cell table:style-name="ce10" office:value-type="float" office:value="90" calcext:value-type="float">
            <text:p>90</text:p>
          </table:table-cell>
          <table:table-cell table:style-name="ce3" office:value-type="string" calcext:value-type="string">
            <text:p>xowa.gui.browser.tabs.select_by_idx_3</text:p>
          </table:table-cell>
          <table:table-cell table:style-name="ce10" table:number-columns-repeated="5"/>
          <table:table-cell table:style-name="ce16" table:formula="of:=IF([.C93]=&quot;&quot;; &quot;&quot;; &quot;api-&quot;&amp;[.B93]&amp;&quot;-name&quot;     &amp;&quot;|&quot;&amp;[.C93]&amp;CHAR(10)) &amp;IF([.D93]=&quot;&quot;; &quot;&quot;; &quot;api-&quot;&amp;[.B93]&amp;&quot;-tip&quot;      &amp;&quot;|&quot;&amp;REPLACEMACRO([.D93];&quot;|&quot;;&quot;\u007C&quot;)&amp;CHAR(10)) &amp;IF([.E93]=&quot;&quot;; &quot;&quot;; &quot;api-&quot;&amp;[.B93]&amp;&quot;-letter&quot;   &amp;&quot;|&quot;&amp;[.E93]&amp;CHAR(10)) &amp;IF([.F93]=&quot;&quot;; &quot;&quot;; &quot;api-&quot;&amp;[.B93]&amp;&quot;-shortcut&quot; &amp;&quot;|&quot;&amp;[.F93]&amp;CHAR(10)) &amp;IF([.G93]=&quot;&quot;; &quot;&quot;; &quot;api-&quot;&amp;[.B93]&amp;&quot;-image&quot;    &amp;&quot;|&quot;&amp;[.G93]&amp;CHAR(10))">
            <text:p/>
          </table:table-cell>
        </table:table-row>
        <table:table-row table:style-name="ro1">
          <table:table-cell table:style-name="ce10" office:value-type="float" office:value="91" calcext:value-type="float">
            <text:p>91</text:p>
          </table:table-cell>
          <table:table-cell table:style-name="ce3" office:value-type="string" calcext:value-type="string">
            <text:p>xowa.gui.browser.tabs.select_by_idx_4</text:p>
          </table:table-cell>
          <table:table-cell table:style-name="ce10" table:number-columns-repeated="5"/>
          <table:table-cell table:style-name="ce16" table:formula="of:=IF([.C94]=&quot;&quot;; &quot;&quot;; &quot;api-&quot;&amp;[.B94]&amp;&quot;-name&quot;     &amp;&quot;|&quot;&amp;[.C94]&amp;CHAR(10)) &amp;IF([.D94]=&quot;&quot;; &quot;&quot;; &quot;api-&quot;&amp;[.B94]&amp;&quot;-tip&quot;      &amp;&quot;|&quot;&amp;REPLACEMACRO([.D94];&quot;|&quot;;&quot;\u007C&quot;)&amp;CHAR(10)) &amp;IF([.E94]=&quot;&quot;; &quot;&quot;; &quot;api-&quot;&amp;[.B94]&amp;&quot;-letter&quot;   &amp;&quot;|&quot;&amp;[.E94]&amp;CHAR(10)) &amp;IF([.F94]=&quot;&quot;; &quot;&quot;; &quot;api-&quot;&amp;[.B94]&amp;&quot;-shortcut&quot; &amp;&quot;|&quot;&amp;[.F94]&amp;CHAR(10)) &amp;IF([.G94]=&quot;&quot;; &quot;&quot;; &quot;api-&quot;&amp;[.B94]&amp;&quot;-image&quot;    &amp;&quot;|&quot;&amp;[.G94]&amp;CHAR(10))">
            <text:p/>
          </table:table-cell>
        </table:table-row>
        <table:table-row table:style-name="ro1">
          <table:table-cell table:style-name="ce10" office:value-type="float" office:value="92" calcext:value-type="float">
            <text:p>92</text:p>
          </table:table-cell>
          <table:table-cell table:style-name="ce3" office:value-type="string" calcext:value-type="string">
            <text:p>xowa.gui.browser.tabs.select_by_idx_5</text:p>
          </table:table-cell>
          <table:table-cell table:style-name="ce10" table:number-columns-repeated="5"/>
          <table:table-cell table:style-name="ce16" table:formula="of:=IF([.C95]=&quot;&quot;; &quot;&quot;; &quot;api-&quot;&amp;[.B95]&amp;&quot;-name&quot;     &amp;&quot;|&quot;&amp;[.C95]&amp;CHAR(10)) &amp;IF([.D95]=&quot;&quot;; &quot;&quot;; &quot;api-&quot;&amp;[.B95]&amp;&quot;-tip&quot;      &amp;&quot;|&quot;&amp;REPLACEMACRO([.D95];&quot;|&quot;;&quot;\u007C&quot;)&amp;CHAR(10)) &amp;IF([.E95]=&quot;&quot;; &quot;&quot;; &quot;api-&quot;&amp;[.B95]&amp;&quot;-letter&quot;   &amp;&quot;|&quot;&amp;[.E95]&amp;CHAR(10)) &amp;IF([.F95]=&quot;&quot;; &quot;&quot;; &quot;api-&quot;&amp;[.B95]&amp;&quot;-shortcut&quot; &amp;&quot;|&quot;&amp;[.F95]&amp;CHAR(10)) &amp;IF([.G95]=&quot;&quot;; &quot;&quot;; &quot;api-&quot;&amp;[.B95]&amp;&quot;-image&quot;    &amp;&quot;|&quot;&amp;[.G95]&amp;CHAR(10))">
            <text:p/>
          </table:table-cell>
        </table:table-row>
        <table:table-row table:style-name="ro1">
          <table:table-cell table:style-name="ce10" office:value-type="float" office:value="93" calcext:value-type="float">
            <text:p>93</text:p>
          </table:table-cell>
          <table:table-cell table:style-name="ce3" office:value-type="string" calcext:value-type="string">
            <text:p>xowa.gui.browser.tabs.select_by_idx_6</text:p>
          </table:table-cell>
          <table:table-cell table:style-name="ce10" table:number-columns-repeated="5"/>
          <table:table-cell table:style-name="ce16" table:formula="of:=IF([.C96]=&quot;&quot;; &quot;&quot;; &quot;api-&quot;&amp;[.B96]&amp;&quot;-name&quot;     &amp;&quot;|&quot;&amp;[.C96]&amp;CHAR(10)) &amp;IF([.D96]=&quot;&quot;; &quot;&quot;; &quot;api-&quot;&amp;[.B96]&amp;&quot;-tip&quot;      &amp;&quot;|&quot;&amp;REPLACEMACRO([.D96];&quot;|&quot;;&quot;\u007C&quot;)&amp;CHAR(10)) &amp;IF([.E96]=&quot;&quot;; &quot;&quot;; &quot;api-&quot;&amp;[.B96]&amp;&quot;-letter&quot;   &amp;&quot;|&quot;&amp;[.E96]&amp;CHAR(10)) &amp;IF([.F96]=&quot;&quot;; &quot;&quot;; &quot;api-&quot;&amp;[.B96]&amp;&quot;-shortcut&quot; &amp;&quot;|&quot;&amp;[.F96]&amp;CHAR(10)) &amp;IF([.G96]=&quot;&quot;; &quot;&quot;; &quot;api-&quot;&amp;[.B96]&amp;&quot;-image&quot;    &amp;&quot;|&quot;&amp;[.G96]&amp;CHAR(10))">
            <text:p/>
          </table:table-cell>
        </table:table-row>
        <table:table-row table:style-name="ro1">
          <table:table-cell table:style-name="ce10" office:value-type="float" office:value="94" calcext:value-type="float">
            <text:p>94</text:p>
          </table:table-cell>
          <table:table-cell table:style-name="ce3" office:value-type="string" calcext:value-type="string">
            <text:p>xowa.gui.browser.tabs.select_by_idx_7</text:p>
          </table:table-cell>
          <table:table-cell table:style-name="ce10" table:number-columns-repeated="5"/>
          <table:table-cell table:style-name="ce16" table:formula="of:=IF([.C97]=&quot;&quot;; &quot;&quot;; &quot;api-&quot;&amp;[.B97]&amp;&quot;-name&quot;     &amp;&quot;|&quot;&amp;[.C97]&amp;CHAR(10)) &amp;IF([.D97]=&quot;&quot;; &quot;&quot;; &quot;api-&quot;&amp;[.B97]&amp;&quot;-tip&quot;      &amp;&quot;|&quot;&amp;REPLACEMACRO([.D97];&quot;|&quot;;&quot;\u007C&quot;)&amp;CHAR(10)) &amp;IF([.E97]=&quot;&quot;; &quot;&quot;; &quot;api-&quot;&amp;[.B97]&amp;&quot;-letter&quot;   &amp;&quot;|&quot;&amp;[.E97]&amp;CHAR(10)) &amp;IF([.F97]=&quot;&quot;; &quot;&quot;; &quot;api-&quot;&amp;[.B97]&amp;&quot;-shortcut&quot; &amp;&quot;|&quot;&amp;[.F97]&amp;CHAR(10)) &amp;IF([.G97]=&quot;&quot;; &quot;&quot;; &quot;api-&quot;&amp;[.B97]&amp;&quot;-image&quot;    &amp;&quot;|&quot;&amp;[.G97]&amp;CHAR(10))">
            <text:p/>
          </table:table-cell>
        </table:table-row>
        <table:table-row table:style-name="ro1">
          <table:table-cell table:style-name="ce10" office:value-type="float" office:value="95" calcext:value-type="float">
            <text:p>95</text:p>
          </table:table-cell>
          <table:table-cell table:style-name="ce3" office:value-type="string" calcext:value-type="string">
            <text:p>xowa.gui.browser.tabs.select_by_idx_8</text:p>
          </table:table-cell>
          <table:table-cell table:style-name="ce10" table:number-columns-repeated="5"/>
          <table:table-cell table:style-name="ce16" table:formula="of:=IF([.C98]=&quot;&quot;; &quot;&quot;; &quot;api-&quot;&amp;[.B98]&amp;&quot;-name&quot;     &amp;&quot;|&quot;&amp;[.C98]&amp;CHAR(10)) &amp;IF([.D98]=&quot;&quot;; &quot;&quot;; &quot;api-&quot;&amp;[.B98]&amp;&quot;-tip&quot;      &amp;&quot;|&quot;&amp;REPLACEMACRO([.D98];&quot;|&quot;;&quot;\u007C&quot;)&amp;CHAR(10)) &amp;IF([.E98]=&quot;&quot;; &quot;&quot;; &quot;api-&quot;&amp;[.B98]&amp;&quot;-letter&quot;   &amp;&quot;|&quot;&amp;[.E98]&amp;CHAR(10)) &amp;IF([.F98]=&quot;&quot;; &quot;&quot;; &quot;api-&quot;&amp;[.B98]&amp;&quot;-shortcut&quot; &amp;&quot;|&quot;&amp;[.F98]&amp;CHAR(10)) &amp;IF([.G98]=&quot;&quot;; &quot;&quot;; &quot;api-&quot;&amp;[.B98]&amp;&quot;-image&quot;    &amp;&quot;|&quot;&amp;[.G98]&amp;CHAR(10))">
            <text:p/>
          </table:table-cell>
        </table:table-row>
        <table:table-row table:style-name="ro1">
          <table:table-cell table:style-name="ce10" office:value-type="float" office:value="96" calcext:value-type="float">
            <text:p>96</text:p>
          </table:table-cell>
          <table:table-cell table:style-name="ce3" office:value-type="string" calcext:value-type="string">
            <text:p>xowa.gui.browser.tabs.select_by_idx_9</text:p>
          </table:table-cell>
          <table:table-cell table:style-name="ce10" table:number-columns-repeated="5"/>
          <table:table-cell table:style-name="ce16" table:formula="of:=IF([.C99]=&quot;&quot;; &quot;&quot;; &quot;api-&quot;&amp;[.B99]&amp;&quot;-name&quot;     &amp;&quot;|&quot;&amp;[.C99]&amp;CHAR(10)) &amp;IF([.D99]=&quot;&quot;; &quot;&quot;; &quot;api-&quot;&amp;[.B99]&amp;&quot;-tip&quot;      &amp;&quot;|&quot;&amp;REPLACEMACRO([.D99];&quot;|&quot;;&quot;\u007C&quot;)&amp;CHAR(10)) &amp;IF([.E99]=&quot;&quot;; &quot;&quot;; &quot;api-&quot;&amp;[.B99]&amp;&quot;-letter&quot;   &amp;&quot;|&quot;&amp;[.E99]&amp;CHAR(10)) &amp;IF([.F99]=&quot;&quot;; &quot;&quot;; &quot;api-&quot;&amp;[.B99]&amp;&quot;-shortcut&quot; &amp;&quot;|&quot;&amp;[.F99]&amp;CHAR(10)) &amp;IF([.G99]=&quot;&quot;; &quot;&quot;; &quot;api-&quot;&amp;[.B99]&amp;&quot;-image&quot;    &amp;&quot;|&quot;&amp;[.G99]&amp;CHAR(10))">
            <text:p/>
          </table:table-cell>
        </table:table-row>
        <table:table-row table:style-name="ro1">
          <table:table-cell table:style-name="ce10" office:value-type="float" office:value="97" calcext:value-type="float">
            <text:p>97</text:p>
          </table:table-cell>
          <table:table-cell table:style-name="ce10" office:value-type="string" calcext:value-type="string">
            <text:p>xowa.gui.browser.tabs.move_bwd</text:p>
          </table:table-cell>
          <table:table-cell table:style-name="ce10" table:number-columns-repeated="5"/>
          <table:table-cell table:style-name="ce16" table:formula="of:=IF([.C100]=&quot;&quot;; &quot;&quot;; &quot;api-&quot;&amp;[.B100]&amp;&quot;-name&quot;     &amp;&quot;|&quot;&amp;[.C100]&amp;CHAR(10)) &amp;IF([.D100]=&quot;&quot;; &quot;&quot;; &quot;api-&quot;&amp;[.B100]&amp;&quot;-tip&quot;      &amp;&quot;|&quot;&amp;REPLACEMACRO([.D100];&quot;|&quot;;&quot;\u007C&quot;)&amp;CHAR(10)) &amp;IF([.E100]=&quot;&quot;; &quot;&quot;; &quot;api-&quot;&amp;[.B100]&amp;&quot;-letter&quot;   &amp;&quot;|&quot;&amp;[.E100]&amp;CHAR(10)) &amp;IF([.F100]=&quot;&quot;; &quot;&quot;; &quot;api-&quot;&amp;[.B100]&amp;&quot;-shortcut&quot; &amp;&quot;|&quot;&amp;[.F100]&amp;CHAR(10)) &amp;IF([.G100]=&quot;&quot;; &quot;&quot;; &quot;api-&quot;&amp;[.B100]&amp;&quot;-image&quot;    &amp;&quot;|&quot;&amp;[.G100]&amp;CHAR(10))">
            <text:p/>
          </table:table-cell>
        </table:table-row>
        <table:table-row table:style-name="ro1">
          <table:table-cell table:style-name="ce10" office:value-type="float" office:value="98" calcext:value-type="float">
            <text:p>98</text:p>
          </table:table-cell>
          <table:table-cell table:style-name="ce10" office:value-type="string" calcext:value-type="string">
            <text:p>xowa.gui.browser.tabs.move_fwd</text:p>
          </table:table-cell>
          <table:table-cell table:style-name="ce10" table:number-columns-repeated="5"/>
          <table:table-cell table:style-name="ce16" table:formula="of:=IF([.C101]=&quot;&quot;; &quot;&quot;; &quot;api-&quot;&amp;[.B101]&amp;&quot;-name&quot;     &amp;&quot;|&quot;&amp;[.C101]&amp;CHAR(10)) &amp;IF([.D101]=&quot;&quot;; &quot;&quot;; &quot;api-&quot;&amp;[.B101]&amp;&quot;-tip&quot;      &amp;&quot;|&quot;&amp;REPLACEMACRO([.D101];&quot;|&quot;;&quot;\u007C&quot;)&amp;CHAR(10)) &amp;IF([.E101]=&quot;&quot;; &quot;&quot;; &quot;api-&quot;&amp;[.B101]&amp;&quot;-letter&quot;   &amp;&quot;|&quot;&amp;[.E101]&amp;CHAR(10)) &amp;IF([.F101]=&quot;&quot;; &quot;&quot;; &quot;api-&quot;&amp;[.B101]&amp;&quot;-shortcut&quot; &amp;&quot;|&quot;&amp;[.F101]&amp;CHAR(10)) &amp;IF([.G101]=&quot;&quot;; &quot;&quot;; &quot;api-&quot;&amp;[.B101]&amp;&quot;-image&quot;    &amp;&quot;|&quot;&amp;[.G101]&amp;CHAR(10))">
            <text:p/>
          </table:table-cell>
        </table:table-row>
        <table:table-row table:style-name="ro1">
          <table:table-cell table:style-name="ce10" office:value-type="float" office:value="99" calcext:value-type="float">
            <text:p>99</text:p>
          </table:table-cell>
          <table:table-cell table:style-name="ce10" office:value-type="string" calcext:value-type="string">
            <text:p>xowa.gui.browser.tabs.pin_toggle</text:p>
          </table:table-cell>
          <table:table-cell table:style-name="ce10" table:number-columns-repeated="5"/>
          <table:table-cell table:style-name="ce16" table:formula="of:=IF([.C102]=&quot;&quot;; &quot;&quot;; &quot;api-&quot;&amp;[.B102]&amp;&quot;-name&quot;     &amp;&quot;|&quot;&amp;[.C102]&amp;CHAR(10)) &amp;IF([.D102]=&quot;&quot;; &quot;&quot;; &quot;api-&quot;&amp;[.B102]&amp;&quot;-tip&quot;      &amp;&quot;|&quot;&amp;REPLACEMACRO([.D102];&quot;|&quot;;&quot;\u007C&quot;)&amp;CHAR(10)) &amp;IF([.E102]=&quot;&quot;; &quot;&quot;; &quot;api-&quot;&amp;[.B102]&amp;&quot;-letter&quot;   &amp;&quot;|&quot;&amp;[.E102]&amp;CHAR(10)) &amp;IF([.F102]=&quot;&quot;; &quot;&quot;; &quot;api-&quot;&amp;[.B102]&amp;&quot;-shortcut&quot; &amp;&quot;|&quot;&amp;[.F102]&amp;CHAR(10)) &amp;IF([.G102]=&quot;&quot;; &quot;&quot;; &quot;api-&quot;&amp;[.B102]&amp;&quot;-image&quot;    &amp;&quot;|&quot;&amp;[.G102]&amp;CHAR(10))">
            <text:p/>
          </table:table-cell>
        </table:table-row>
        <table:table-row table:style-name="ro1"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xowa.gui.browser.find.show</text:p>
          </table:table-cell>
          <table:table-cell office:value-type="string" calcext:value-type="string">
            <text:p>查找</text:p>
          </table:table-cell>
          <table:table-cell table:number-columns-repeated="4"/>
          <table:table-cell table:style-name="ce16" table:formula="of:=IF([.C103]=&quot;&quot;; &quot;&quot;; &quot;api-&quot;&amp;[.B103]&amp;&quot;-name&quot;     &amp;&quot;|&quot;&amp;[.C103]&amp;CHAR(10)) &amp;IF([.D103]=&quot;&quot;; &quot;&quot;; &quot;api-&quot;&amp;[.B103]&amp;&quot;-tip&quot;      &amp;&quot;|&quot;&amp;REPLACEMACRO([.D103];&quot;|&quot;;&quot;\u007C&quot;)&amp;CHAR(10)) &amp;IF([.E103]=&quot;&quot;; &quot;&quot;; &quot;api-&quot;&amp;[.B103]&amp;&quot;-letter&quot;   &amp;&quot;|&quot;&amp;[.E103]&amp;CHAR(10)) &amp;IF([.F103]=&quot;&quot;; &quot;&quot;; &quot;api-&quot;&amp;[.B103]&amp;&quot;-shortcut&quot; &amp;&quot;|&quot;&amp;[.F103]&amp;CHAR(10)) &amp;IF([.G103]=&quot;&quot;; &quot;&quot;; &quot;api-&quot;&amp;[.B103]&amp;&quot;-image&quot;    &amp;&quot;|&quot;&amp;[.G103]&amp;CHAR(10))" office:value-type="string" office:string-value="api-xowa.gui.browser.find.show-name|查找&#10;" calcext:value-type="string">
            <text:p>api-xowa.gui.browser.find.show-name|查找</text:p>
            <text:p/>
          </table:table-cell>
        </table:table-row>
        <table:table-row table:style-name="ro1">
          <table:table-cell table:style-name="ce10" office:value-type="float" office:value="101" calcext:value-type="float">
            <text:p>101</text:p>
          </table:table-cell>
          <table:table-cell table:style-name="ce10" office:value-type="string" calcext:value-type="string">
            <text:p>xowa.gui.browser.find.show_by_paste</text:p>
          </table:table-cell>
          <table:table-cell office:value-type="string" calcext:value-type="string">
            <text:p>查找</text:p>
          </table:table-cell>
          <table:table-cell/>
          <table:table-cell table:style-name="ce10" table:number-columns-repeated="3"/>
          <table:table-cell table:style-name="ce16" table:formula="of:=IF([.C104]=&quot;&quot;; &quot;&quot;; &quot;api-&quot;&amp;[.B104]&amp;&quot;-name&quot;     &amp;&quot;|&quot;&amp;[.C104]&amp;CHAR(10)) &amp;IF([.D104]=&quot;&quot;; &quot;&quot;; &quot;api-&quot;&amp;[.B104]&amp;&quot;-tip&quot;      &amp;&quot;|&quot;&amp;REPLACEMACRO([.D104];&quot;|&quot;;&quot;\u007C&quot;)&amp;CHAR(10)) &amp;IF([.E104]=&quot;&quot;; &quot;&quot;; &quot;api-&quot;&amp;[.B104]&amp;&quot;-letter&quot;   &amp;&quot;|&quot;&amp;[.E104]&amp;CHAR(10)) &amp;IF([.F104]=&quot;&quot;; &quot;&quot;; &quot;api-&quot;&amp;[.B104]&amp;&quot;-shortcut&quot; &amp;&quot;|&quot;&amp;[.F104]&amp;CHAR(10)) &amp;IF([.G104]=&quot;&quot;; &quot;&quot;; &quot;api-&quot;&amp;[.B104]&amp;&quot;-image&quot;    &amp;&quot;|&quot;&amp;[.G104]&amp;CHAR(10))" office:value-type="string" office:string-value="api-xowa.gui.browser.find.show_by_paste-name|查找&#10;" calcext:value-type="string">
            <text:p>api-xowa.gui.browser.find.show_by_paste-name|查找</text:p>
            <text:p/>
          </table:table-cell>
        </table:table-row>
        <table:table-row table:style-name="ro1">
          <table:table-cell table:style-name="ce10" office:value-type="float" office:value="102" calcext:value-type="float">
            <text:p>102</text:p>
          </table:table-cell>
          <table:table-cell office:value-type="string" calcext:value-type="string">
            <text:p>xowa.gui.browser.find.hide</text:p>
          </table:table-cell>
          <table:table-cell table:number-columns-repeated="5"/>
          <table:table-cell table:style-name="ce16" table:formula="of:=IF([.C105]=&quot;&quot;; &quot;&quot;; &quot;api-&quot;&amp;[.B105]&amp;&quot;-name&quot;     &amp;&quot;|&quot;&amp;[.C105]&amp;CHAR(10)) &amp;IF([.D105]=&quot;&quot;; &quot;&quot;; &quot;api-&quot;&amp;[.B105]&amp;&quot;-tip&quot;      &amp;&quot;|&quot;&amp;REPLACEMACRO([.D105];&quot;|&quot;;&quot;\u007C&quot;)&amp;CHAR(10)) &amp;IF([.E105]=&quot;&quot;; &quot;&quot;; &quot;api-&quot;&amp;[.B105]&amp;&quot;-letter&quot;   &amp;&quot;|&quot;&amp;[.E105]&amp;CHAR(10)) &amp;IF([.F105]=&quot;&quot;; &quot;&quot;; &quot;api-&quot;&amp;[.B105]&amp;&quot;-shortcut&quot; &amp;&quot;|&quot;&amp;[.F105]&amp;CHAR(10)) &amp;IF([.G105]=&quot;&quot;; &quot;&quot;; &quot;api-&quot;&amp;[.B105]&amp;&quot;-image&quot;    &amp;&quot;|&quot;&amp;[.G105]&amp;CHAR(10))">
            <text:p/>
          </table:table-cell>
        </table:table-row>
        <table:table-row table:style-name="ro1">
          <table:table-cell table:style-name="ce10" office:value-type="float" office:value="103" calcext:value-type="float">
            <text:p>103</text:p>
          </table:table-cell>
          <table:table-cell office:value-type="string" calcext:value-type="string">
            <text:p>xowa.gui.browser.find.exec</text:p>
          </table:table-cell>
          <table:table-cell table:number-columns-repeated="5"/>
          <table:table-cell table:style-name="ce16" table:formula="of:=IF([.C106]=&quot;&quot;; &quot;&quot;; &quot;api-&quot;&amp;[.B106]&amp;&quot;-name&quot;     &amp;&quot;|&quot;&amp;[.C106]&amp;CHAR(10)) &amp;IF([.D106]=&quot;&quot;; &quot;&quot;; &quot;api-&quot;&amp;[.B106]&amp;&quot;-tip&quot;      &amp;&quot;|&quot;&amp;REPLACEMACRO([.D106];&quot;|&quot;;&quot;\u007C&quot;)&amp;CHAR(10)) &amp;IF([.E106]=&quot;&quot;; &quot;&quot;; &quot;api-&quot;&amp;[.B106]&amp;&quot;-letter&quot;   &amp;&quot;|&quot;&amp;[.E106]&amp;CHAR(10)) &amp;IF([.F106]=&quot;&quot;; &quot;&quot;; &quot;api-&quot;&amp;[.B106]&amp;&quot;-shortcut&quot; &amp;&quot;|&quot;&amp;[.F106]&amp;CHAR(10)) &amp;IF([.G106]=&quot;&quot;; &quot;&quot;; &quot;api-&quot;&amp;[.B106]&amp;&quot;-image&quot;    &amp;&quot;|&quot;&amp;[.G106]&amp;CHAR(10))">
            <text:p/>
          </table:table-cell>
        </table:table-row>
        <table:table-row table:style-name="ro1">
          <table:table-cell table:style-name="ce10" office:value-type="float" office:value="104" calcext:value-type="float">
            <text:p>104</text:p>
          </table:table-cell>
          <table:table-cell office:value-type="string" calcext:value-type="string">
            <text:p>xowa.gui.browser.find.type</text:p>
          </table:table-cell>
          <table:table-cell table:number-columns-repeated="5"/>
          <table:table-cell table:style-name="ce16" table:formula="of:=IF([.C107]=&quot;&quot;; &quot;&quot;; &quot;api-&quot;&amp;[.B107]&amp;&quot;-name&quot;     &amp;&quot;|&quot;&amp;[.C107]&amp;CHAR(10)) &amp;IF([.D107]=&quot;&quot;; &quot;&quot;; &quot;api-&quot;&amp;[.B107]&amp;&quot;-tip&quot;      &amp;&quot;|&quot;&amp;REPLACEMACRO([.D107];&quot;|&quot;;&quot;\u007C&quot;)&amp;CHAR(10)) &amp;IF([.E107]=&quot;&quot;; &quot;&quot;; &quot;api-&quot;&amp;[.B107]&amp;&quot;-letter&quot;   &amp;&quot;|&quot;&amp;[.E107]&amp;CHAR(10)) &amp;IF([.F107]=&quot;&quot;; &quot;&quot;; &quot;api-&quot;&amp;[.B107]&amp;&quot;-shortcut&quot; &amp;&quot;|&quot;&amp;[.F107]&amp;CHAR(10)) &amp;IF([.G107]=&quot;&quot;; &quot;&quot;; &quot;api-&quot;&amp;[.B107]&amp;&quot;-image&quot;    &amp;&quot;|&quot;&amp;[.G107]&amp;CHAR(10))">
            <text:p/>
          </table:table-cell>
        </table:table-row>
        <table:table-row table:style-name="ro1">
          <table:table-cell table:style-name="ce10" office:value-type="float" office:value="105" calcext:value-type="float">
            <text:p>105</text:p>
          </table:table-cell>
          <table:table-cell office:value-type="string" calcext:value-type="string">
            <text:p>xowa.gui.browser.find.find_bwd</text:p>
          </table:table-cell>
          <table:table-cell table:number-columns-repeated="5"/>
          <table:table-cell table:style-name="ce16" table:formula="of:=IF([.C108]=&quot;&quot;; &quot;&quot;; &quot;api-&quot;&amp;[.B108]&amp;&quot;-name&quot;     &amp;&quot;|&quot;&amp;[.C108]&amp;CHAR(10)) &amp;IF([.D108]=&quot;&quot;; &quot;&quot;; &quot;api-&quot;&amp;[.B108]&amp;&quot;-tip&quot;      &amp;&quot;|&quot;&amp;REPLACEMACRO([.D108];&quot;|&quot;;&quot;\u007C&quot;)&amp;CHAR(10)) &amp;IF([.E108]=&quot;&quot;; &quot;&quot;; &quot;api-&quot;&amp;[.B108]&amp;&quot;-letter&quot;   &amp;&quot;|&quot;&amp;[.E108]&amp;CHAR(10)) &amp;IF([.F108]=&quot;&quot;; &quot;&quot;; &quot;api-&quot;&amp;[.B108]&amp;&quot;-shortcut&quot; &amp;&quot;|&quot;&amp;[.F108]&amp;CHAR(10)) &amp;IF([.G108]=&quot;&quot;; &quot;&quot;; &quot;api-&quot;&amp;[.B108]&amp;&quot;-image&quot;    &amp;&quot;|&quot;&amp;[.G108]&amp;CHAR(10))">
            <text:p/>
          </table:table-cell>
        </table:table-row>
        <table:table-row table:style-name="ro1">
          <table:table-cell table:style-name="ce10" office:value-type="float" office:value="106" calcext:value-type="float">
            <text:p>106</text:p>
          </table:table-cell>
          <table:table-cell office:value-type="string" calcext:value-type="string">
            <text:p>xowa.gui.browser.find.find_fwd</text:p>
          </table:table-cell>
          <table:table-cell table:number-columns-repeated="5"/>
          <table:table-cell table:style-name="ce16" table:formula="of:=IF([.C109]=&quot;&quot;; &quot;&quot;; &quot;api-&quot;&amp;[.B109]&amp;&quot;-name&quot;     &amp;&quot;|&quot;&amp;[.C109]&amp;CHAR(10)) &amp;IF([.D109]=&quot;&quot;; &quot;&quot;; &quot;api-&quot;&amp;[.B109]&amp;&quot;-tip&quot;      &amp;&quot;|&quot;&amp;REPLACEMACRO([.D109];&quot;|&quot;;&quot;\u007C&quot;)&amp;CHAR(10)) &amp;IF([.E109]=&quot;&quot;; &quot;&quot;; &quot;api-&quot;&amp;[.B109]&amp;&quot;-letter&quot;   &amp;&quot;|&quot;&amp;[.E109]&amp;CHAR(10)) &amp;IF([.F109]=&quot;&quot;; &quot;&quot;; &quot;api-&quot;&amp;[.B109]&amp;&quot;-shortcut&quot; &amp;&quot;|&quot;&amp;[.F109]&amp;CHAR(10)) &amp;IF([.G109]=&quot;&quot;; &quot;&quot;; &quot;api-&quot;&amp;[.B109]&amp;&quot;-image&quot;    &amp;&quot;|&quot;&amp;[.G109]&amp;CHAR(10))">
            <text:p/>
          </table:table-cell>
        </table:table-row>
        <table:table-row table:style-name="ro1">
          <table:table-cell table:style-name="ce10" office:value-type="float" office:value="107" calcext:value-type="float">
            <text:p>107</text:p>
          </table:table-cell>
          <table:table-cell office:value-type="string" calcext:value-type="string">
            <text:p>xowa.gui.browser.find.case_toggle</text:p>
          </table:table-cell>
          <table:table-cell table:number-columns-repeated="5"/>
          <table:table-cell table:style-name="ce16" table:formula="of:=IF([.C110]=&quot;&quot;; &quot;&quot;; &quot;api-&quot;&amp;[.B110]&amp;&quot;-name&quot;     &amp;&quot;|&quot;&amp;[.C110]&amp;CHAR(10)) &amp;IF([.D110]=&quot;&quot;; &quot;&quot;; &quot;api-&quot;&amp;[.B110]&amp;&quot;-tip&quot;      &amp;&quot;|&quot;&amp;REPLACEMACRO([.D110];&quot;|&quot;;&quot;\u007C&quot;)&amp;CHAR(10)) &amp;IF([.E110]=&quot;&quot;; &quot;&quot;; &quot;api-&quot;&amp;[.B110]&amp;&quot;-letter&quot;   &amp;&quot;|&quot;&amp;[.E110]&amp;CHAR(10)) &amp;IF([.F110]=&quot;&quot;; &quot;&quot;; &quot;api-&quot;&amp;[.B110]&amp;&quot;-shortcut&quot; &amp;&quot;|&quot;&amp;[.F110]&amp;CHAR(10)) &amp;IF([.G110]=&quot;&quot;; &quot;&quot;; &quot;api-&quot;&amp;[.B110]&amp;&quot;-image&quot;    &amp;&quot;|&quot;&amp;[.G110]&amp;CHAR(10))">
            <text:p/>
          </table:table-cell>
        </table:table-row>
        <table:table-row table:style-name="ro1">
          <table:table-cell table:style-name="ce10" office:value-type="float" office:value="108" calcext:value-type="float">
            <text:p>108</text:p>
          </table:table-cell>
          <table:table-cell office:value-type="string" calcext:value-type="string">
            <text:p>xowa.gui.browser.find.wrap_toggle</text:p>
          </table:table-cell>
          <table:table-cell table:number-columns-repeated="5"/>
          <table:table-cell table:style-name="ce16" table:formula="of:=IF([.C111]=&quot;&quot;; &quot;&quot;; &quot;api-&quot;&amp;[.B111]&amp;&quot;-name&quot;     &amp;&quot;|&quot;&amp;[.C111]&amp;CHAR(10)) &amp;IF([.D111]=&quot;&quot;; &quot;&quot;; &quot;api-&quot;&amp;[.B111]&amp;&quot;-tip&quot;      &amp;&quot;|&quot;&amp;REPLACEMACRO([.D111];&quot;|&quot;;&quot;\u007C&quot;)&amp;CHAR(10)) &amp;IF([.E111]=&quot;&quot;; &quot;&quot;; &quot;api-&quot;&amp;[.B111]&amp;&quot;-letter&quot;   &amp;&quot;|&quot;&amp;[.E111]&amp;CHAR(10)) &amp;IF([.F111]=&quot;&quot;; &quot;&quot;; &quot;api-&quot;&amp;[.B111]&amp;&quot;-shortcut&quot; &amp;&quot;|&quot;&amp;[.F111]&amp;CHAR(10)) &amp;IF([.G111]=&quot;&quot;; &quot;&quot;; &quot;api-&quot;&amp;[.B111]&amp;&quot;-image&quot;    &amp;&quot;|&quot;&amp;[.G111]&amp;CHAR(10))">
            <text:p/>
          </table:table-cell>
        </table:table-row>
        <table:table-row table:style-name="ro1">
          <table:table-cell table:style-name="ce10" office:value-type="float" office:value="109" calcext:value-type="float">
            <text:p>109</text:p>
          </table:table-cell>
          <table:table-cell table:style-name="ce10" office:value-type="string" calcext:value-type="string">
            <text:p>xowa.gui.browser.prog_log.show</text:p>
          </table:table-cell>
          <table:table-cell table:style-name="ce10" table:number-columns-repeated="5"/>
          <table:table-cell table:style-name="ce16" table:formula="of:=IF([.C112]=&quot;&quot;; &quot;&quot;; &quot;api-&quot;&amp;[.B112]&amp;&quot;-name&quot;     &amp;&quot;|&quot;&amp;[.C112]&amp;CHAR(10)) &amp;IF([.D112]=&quot;&quot;; &quot;&quot;; &quot;api-&quot;&amp;[.B112]&amp;&quot;-tip&quot;      &amp;&quot;|&quot;&amp;REPLACEMACRO([.D112];&quot;|&quot;;&quot;\u007C&quot;)&amp;CHAR(10)) &amp;IF([.E112]=&quot;&quot;; &quot;&quot;; &quot;api-&quot;&amp;[.B112]&amp;&quot;-letter&quot;   &amp;&quot;|&quot;&amp;[.E112]&amp;CHAR(10)) &amp;IF([.F112]=&quot;&quot;; &quot;&quot;; &quot;api-&quot;&amp;[.B112]&amp;&quot;-shortcut&quot; &amp;&quot;|&quot;&amp;[.F112]&amp;CHAR(10)) &amp;IF([.G112]=&quot;&quot;; &quot;&quot;; &quot;api-&quot;&amp;[.B112]&amp;&quot;-image&quot;    &amp;&quot;|&quot;&amp;[.G112]&amp;CHAR(10))">
            <text:p/>
          </table:table-cell>
        </table:table-row>
        <table:table-row table:style-name="ro1">
          <table:table-cell table:style-name="ce10" office:value-type="float" office:value="110" calcext:value-type="float">
            <text:p>110</text:p>
          </table:table-cell>
          <table:table-cell office:value-type="string" calcext:value-type="string">
            <text:p>xowa.gui.browser.prog.focus</text:p>
          </table:table-cell>
          <table:table-cell table:number-columns-repeated="5"/>
          <table:table-cell table:style-name="ce16" table:formula="of:=IF([.C113]=&quot;&quot;; &quot;&quot;; &quot;api-&quot;&amp;[.B113]&amp;&quot;-name&quot;     &amp;&quot;|&quot;&amp;[.C113]&amp;CHAR(10)) &amp;IF([.D113]=&quot;&quot;; &quot;&quot;; &quot;api-&quot;&amp;[.B113]&amp;&quot;-tip&quot;      &amp;&quot;|&quot;&amp;REPLACEMACRO([.D113];&quot;|&quot;;&quot;\u007C&quot;)&amp;CHAR(10)) &amp;IF([.E113]=&quot;&quot;; &quot;&quot;; &quot;api-&quot;&amp;[.B113]&amp;&quot;-letter&quot;   &amp;&quot;|&quot;&amp;[.E113]&amp;CHAR(10)) &amp;IF([.F113]=&quot;&quot;; &quot;&quot;; &quot;api-&quot;&amp;[.B113]&amp;&quot;-shortcut&quot; &amp;&quot;|&quot;&amp;[.F113]&amp;CHAR(10)) &amp;IF([.G113]=&quot;&quot;; &quot;&quot;; &quot;api-&quot;&amp;[.B113]&amp;&quot;-image&quot;    &amp;&quot;|&quot;&amp;[.G113]&amp;CHAR(10))">
            <text:p/>
          </table:table-cell>
        </table:table-row>
        <table:table-row table:style-name="ro1">
          <table:table-cell table:style-name="ce10" office:value-type="float" office:value="111" calcext:value-type="float">
            <text:p>111</text:p>
          </table:table-cell>
          <table:table-cell office:value-type="string" calcext:value-type="string">
            <text:p>xowa.gui.browser.info.clear</text:p>
          </table:table-cell>
          <table:table-cell table:number-columns-repeated="5"/>
          <table:table-cell table:style-name="ce16" table:formula="of:=IF([.C114]=&quot;&quot;; &quot;&quot;; &quot;api-&quot;&amp;[.B114]&amp;&quot;-name&quot;     &amp;&quot;|&quot;&amp;[.C114]&amp;CHAR(10)) &amp;IF([.D114]=&quot;&quot;; &quot;&quot;; &quot;api-&quot;&amp;[.B114]&amp;&quot;-tip&quot;      &amp;&quot;|&quot;&amp;REPLACEMACRO([.D114];&quot;|&quot;;&quot;\u007C&quot;)&amp;CHAR(10)) &amp;IF([.E114]=&quot;&quot;; &quot;&quot;; &quot;api-&quot;&amp;[.B114]&amp;&quot;-letter&quot;   &amp;&quot;|&quot;&amp;[.E114]&amp;CHAR(10)) &amp;IF([.F114]=&quot;&quot;; &quot;&quot;; &quot;api-&quot;&amp;[.B114]&amp;&quot;-shortcut&quot; &amp;&quot;|&quot;&amp;[.F114]&amp;CHAR(10)) &amp;IF([.G114]=&quot;&quot;; &quot;&quot;; &quot;api-&quot;&amp;[.B114]&amp;&quot;-image&quot;    &amp;&quot;|&quot;&amp;[.G114]&amp;CHAR(10))">
            <text:p/>
          </table:table-cell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office:value-type="string" calcext:value-type="string">
            <text:p>xowa.gui.browser.info.focus</text:p>
          </table:table-cell>
          <table:table-cell table:number-columns-repeated="5"/>
          <table:table-cell table:style-name="ce16" table:formula="of:=IF([.C115]=&quot;&quot;; &quot;&quot;; &quot;api-&quot;&amp;[.B115]&amp;&quot;-name&quot;     &amp;&quot;|&quot;&amp;[.C115]&amp;CHAR(10)) &amp;IF([.D115]=&quot;&quot;; &quot;&quot;; &quot;api-&quot;&amp;[.B115]&amp;&quot;-tip&quot;      &amp;&quot;|&quot;&amp;REPLACEMACRO([.D115];&quot;|&quot;;&quot;\u007C&quot;)&amp;CHAR(10)) &amp;IF([.E115]=&quot;&quot;; &quot;&quot;; &quot;api-&quot;&amp;[.B115]&amp;&quot;-letter&quot;   &amp;&quot;|&quot;&amp;[.E115]&amp;CHAR(10)) &amp;IF([.F115]=&quot;&quot;; &quot;&quot;; &quot;api-&quot;&amp;[.B115]&amp;&quot;-shortcut&quot; &amp;&quot;|&quot;&amp;[.F115]&amp;CHAR(10)) &amp;IF([.G115]=&quot;&quot;; &quot;&quot;; &quot;api-&quot;&amp;[.B115]&amp;&quot;-image&quot;    &amp;&quot;|&quot;&amp;[.G115]&amp;CHAR(10))">
            <text:p/>
          </table:table-cell>
        </table:table-row>
        <table:table-row table:style-name="ro1">
          <table:table-cell table:style-name="ce10" office:value-type="float" office:value="113" calcext:value-type="float">
            <text:p>113</text:p>
          </table:table-cell>
          <table:table-cell table:style-name="ce10" office:value-type="string" calcext:value-type="string">
            <text:p>xowa.html.tidy.toggle</text:p>
          </table:table-cell>
          <table:table-cell table:style-name="ce10" table:number-columns-repeated="5"/>
          <table:table-cell table:style-name="ce16" table:formula="of:=IF([.C116]=&quot;&quot;; &quot;&quot;; &quot;api-&quot;&amp;[.B116]&amp;&quot;-name&quot;     &amp;&quot;|&quot;&amp;[.C116]&amp;CHAR(10)) &amp;IF([.D116]=&quot;&quot;; &quot;&quot;; &quot;api-&quot;&amp;[.B116]&amp;&quot;-tip&quot;      &amp;&quot;|&quot;&amp;REPLACEMACRO([.D116];&quot;|&quot;;&quot;\u007C&quot;)&amp;CHAR(10)) &amp;IF([.E116]=&quot;&quot;; &quot;&quot;; &quot;api-&quot;&amp;[.B116]&amp;&quot;-letter&quot;   &amp;&quot;|&quot;&amp;[.E116]&amp;CHAR(10)) &amp;IF([.F116]=&quot;&quot;; &quot;&quot;; &quot;api-&quot;&amp;[.B116]&amp;&quot;-shortcut&quot; &amp;&quot;|&quot;&amp;[.F116]&amp;CHAR(10)) &amp;IF([.G116]=&quot;&quot;; &quot;&quot;; &quot;api-&quot;&amp;[.B116]&amp;&quot;-image&quot;    &amp;&quot;|&quot;&amp;[.G116]&amp;CHAR(10))">
            <text:p/>
          </table:table-cell>
        </table:table-row>
        <table:table-row table:style-name="ro1">
          <table:table-cell table:style-name="ce10" office:value-type="float" office:value="114" calcext:value-type="float">
            <text:p>114</text:p>
          </table:table-cell>
          <table:table-cell office:value-type="string" calcext:value-type="string">
            <text:p>xowa.net.enabled</text:p>
          </table:table-cell>
          <table:table-cell table:number-columns-repeated="5"/>
          <table:table-cell table:style-name="ce16" table:formula="of:=IF([.C117]=&quot;&quot;; &quot;&quot;; &quot;api-&quot;&amp;[.B117]&amp;&quot;-name&quot;     &amp;&quot;|&quot;&amp;[.C117]&amp;CHAR(10)) &amp;IF([.D117]=&quot;&quot;; &quot;&quot;; &quot;api-&quot;&amp;[.B117]&amp;&quot;-tip&quot;      &amp;&quot;|&quot;&amp;REPLACEMACRO([.D117];&quot;|&quot;;&quot;\u007C&quot;)&amp;CHAR(10)) &amp;IF([.E117]=&quot;&quot;; &quot;&quot;; &quot;api-&quot;&amp;[.B117]&amp;&quot;-letter&quot;   &amp;&quot;|&quot;&amp;[.E117]&amp;CHAR(10)) &amp;IF([.F117]=&quot;&quot;; &quot;&quot;; &quot;api-&quot;&amp;[.B117]&amp;&quot;-shortcut&quot; &amp;&quot;|&quot;&amp;[.F117]&amp;CHAR(10)) &amp;IF([.G117]=&quot;&quot;; &quot;&quot;; &quot;api-&quot;&amp;[.B117]&amp;&quot;-image&quot;    &amp;&quot;|&quot;&amp;[.G117]&amp;CHAR(10))">
            <text:p/>
          </table:table-cell>
        </table:table-row>
        <table:table-row table:style-name="ro1">
          <table:table-cell table:style-name="ce10" office:value-type="float" office:value="115" calcext:value-type="float">
            <text:p>115</text:p>
          </table:table-cell>
          <table:table-cell office:value-type="string" calcext:value-type="string">
            <text:p>xowa.net.enabled_n_</text:p>
          </table:table-cell>
          <table:table-cell table:number-columns-repeated="5"/>
          <table:table-cell table:style-name="ce16" table:formula="of:=IF([.C118]=&quot;&quot;; &quot;&quot;; &quot;api-&quot;&amp;[.B118]&amp;&quot;-name&quot;     &amp;&quot;|&quot;&amp;[.C118]&amp;CHAR(10)) &amp;IF([.D118]=&quot;&quot;; &quot;&quot;; &quot;api-&quot;&amp;[.B118]&amp;&quot;-tip&quot;      &amp;&quot;|&quot;&amp;REPLACEMACRO([.D118];&quot;|&quot;;&quot;\u007C&quot;)&amp;CHAR(10)) &amp;IF([.E118]=&quot;&quot;; &quot;&quot;; &quot;api-&quot;&amp;[.B118]&amp;&quot;-letter&quot;   &amp;&quot;|&quot;&amp;[.E118]&amp;CHAR(10)) &amp;IF([.F118]=&quot;&quot;; &quot;&quot;; &quot;api-&quot;&amp;[.B118]&amp;&quot;-shortcut&quot; &amp;&quot;|&quot;&amp;[.F118]&amp;CHAR(10)) &amp;IF([.G118]=&quot;&quot;; &quot;&quot;; &quot;api-&quot;&amp;[.B118]&amp;&quot;-image&quot;    &amp;&quot;|&quot;&amp;[.G118]&amp;CHAR(10))">
            <text:p/>
          </table:table-cell>
        </table:table-row>
        <table:table-row table:style-name="ro1">
          <table:table-cell table:style-name="ce10" office:value-type="float" office:value="116" calcext:value-type="float">
            <text:p>116</text:p>
          </table:table-cell>
          <table:table-cell office:value-type="string" calcext:value-type="string">
            <text:p>xowa.net.enabled_x_</text:p>
          </table:table-cell>
          <table:table-cell table:number-columns-repeated="5"/>
          <table:table-cell table:style-name="ce16" table:formula="of:=IF([.C119]=&quot;&quot;; &quot;&quot;; &quot;api-&quot;&amp;[.B119]&amp;&quot;-name&quot;     &amp;&quot;|&quot;&amp;[.C119]&amp;CHAR(10)) &amp;IF([.D119]=&quot;&quot;; &quot;&quot;; &quot;api-&quot;&amp;[.B119]&amp;&quot;-tip&quot;      &amp;&quot;|&quot;&amp;REPLACEMACRO([.D119];&quot;|&quot;;&quot;\u007C&quot;)&amp;CHAR(10)) &amp;IF([.E119]=&quot;&quot;; &quot;&quot;; &quot;api-&quot;&amp;[.B119]&amp;&quot;-letter&quot;   &amp;&quot;|&quot;&amp;[.E119]&amp;CHAR(10)) &amp;IF([.F119]=&quot;&quot;; &quot;&quot;; &quot;api-&quot;&amp;[.B119]&amp;&quot;-shortcut&quot; &amp;&quot;|&quot;&amp;[.F119]&amp;CHAR(10)) &amp;IF([.G119]=&quot;&quot;; &quot;&quot;; &quot;api-&quot;&amp;[.B119]&amp;&quot;-image&quot;    &amp;&quot;|&quot;&amp;[.G119]&amp;CHAR(10))">
            <text:p/>
          </table:table-cell>
        </table:table-row>
        <table:table-row table:style-name="ro1">
          <table:table-cell table:style-name="ce10" office:value-type="float" office:value="117" calcext:value-type="float">
            <text:p>117</text:p>
          </table:table-cell>
          <table:table-cell office:value-type="string" calcext:value-type="string">
            <text:p>xowa.net.enabled_y_</text:p>
          </table:table-cell>
          <table:table-cell table:number-columns-repeated="5"/>
          <table:table-cell table:style-name="ce16" table:formula="of:=IF([.C120]=&quot;&quot;; &quot;&quot;; &quot;api-&quot;&amp;[.B120]&amp;&quot;-name&quot;     &amp;&quot;|&quot;&amp;[.C120]&amp;CHAR(10)) &amp;IF([.D120]=&quot;&quot;; &quot;&quot;; &quot;api-&quot;&amp;[.B120]&amp;&quot;-tip&quot;      &amp;&quot;|&quot;&amp;REPLACEMACRO([.D120];&quot;|&quot;;&quot;\u007C&quot;)&amp;CHAR(10)) &amp;IF([.E120]=&quot;&quot;; &quot;&quot;; &quot;api-&quot;&amp;[.B120]&amp;&quot;-letter&quot;   &amp;&quot;|&quot;&amp;[.E120]&amp;CHAR(10)) &amp;IF([.F120]=&quot;&quot;; &quot;&quot;; &quot;api-&quot;&amp;[.B120]&amp;&quot;-shortcut&quot; &amp;&quot;|&quot;&amp;[.F120]&amp;CHAR(10)) &amp;IF([.G120]=&quot;&quot;; &quot;&quot;; &quot;api-&quot;&amp;[.B120]&amp;&quot;-image&quot;    &amp;&quot;|&quot;&amp;[.G120]&amp;CHAR(10))">
            <text:p/>
          </table:table-cell>
        </table:table-row>
        <table:table-row table:style-name="ro1">
          <table:table-cell table:style-name="ce10" office:value-type="float" office:value="118" calcext:value-type="float">
            <text:p>118</text:p>
          </table:table-cell>
          <table:table-cell table:style-name="ce10" office:value-type="string" calcext:value-type="string">
            <text:p>xowa.usr.bookmarks.add</text:p>
          </table:table-cell>
          <table:table-cell office:value-type="string" calcext:value-type="string">
            <text:p>添加本页到书签</text:p>
          </table:table-cell>
          <table:table-cell table:style-name="ce10" table:number-columns-repeated="4"/>
          <table:table-cell table:style-name="ce16" table:formula="of:=IF([.C121]=&quot;&quot;; &quot;&quot;; &quot;api-&quot;&amp;[.B121]&amp;&quot;-name&quot;     &amp;&quot;|&quot;&amp;[.C121]&amp;CHAR(10)) &amp;IF([.D121]=&quot;&quot;; &quot;&quot;; &quot;api-&quot;&amp;[.B121]&amp;&quot;-tip&quot;      &amp;&quot;|&quot;&amp;REPLACEMACRO([.D121];&quot;|&quot;;&quot;\u007C&quot;)&amp;CHAR(10)) &amp;IF([.E121]=&quot;&quot;; &quot;&quot;; &quot;api-&quot;&amp;[.B121]&amp;&quot;-letter&quot;   &amp;&quot;|&quot;&amp;[.E121]&amp;CHAR(10)) &amp;IF([.F121]=&quot;&quot;; &quot;&quot;; &quot;api-&quot;&amp;[.B121]&amp;&quot;-shortcut&quot; &amp;&quot;|&quot;&amp;[.F121]&amp;CHAR(10)) &amp;IF([.G121]=&quot;&quot;; &quot;&quot;; &quot;api-&quot;&amp;[.B121]&amp;&quot;-image&quot;    &amp;&quot;|&quot;&amp;[.G121]&amp;CHAR(10))" office:value-type="string" office:string-value="api-xowa.usr.bookmarks.add-name|添加本页到书签&#10;" calcext:value-type="string">
            <text:p>api-xowa.usr.bookmarks.add-name|添加本页到书签</text:p>
            <text:p/>
          </table:table-cell>
        </table:table-row>
        <table:table-row table:style-name="ro1">
          <table:table-cell table:style-name="ce10" office:value-type="float" office:value="119" calcext:value-type="float">
            <text:p>119</text:p>
          </table:table-cell>
          <table:table-cell table:style-name="ce10" office:value-type="string" calcext:value-type="string">
            <text:p>xowa.usr.bookmarks.show</text:p>
          </table:table-cell>
          <table:table-cell office:value-type="string" calcext:value-type="string">
            <text:p>显示所有书签</text:p>
          </table:table-cell>
          <table:table-cell table:style-name="ce10" table:number-columns-repeated="4"/>
          <table:table-cell table:style-name="ce16" table:formula="of:=IF([.C122]=&quot;&quot;; &quot;&quot;; &quot;api-&quot;&amp;[.B122]&amp;&quot;-name&quot;     &amp;&quot;|&quot;&amp;[.C122]&amp;CHAR(10)) &amp;IF([.D122]=&quot;&quot;; &quot;&quot;; &quot;api-&quot;&amp;[.B122]&amp;&quot;-tip&quot;      &amp;&quot;|&quot;&amp;REPLACEMACRO([.D122];&quot;|&quot;;&quot;\u007C&quot;)&amp;CHAR(10)) &amp;IF([.E122]=&quot;&quot;; &quot;&quot;; &quot;api-&quot;&amp;[.B122]&amp;&quot;-letter&quot;   &amp;&quot;|&quot;&amp;[.E122]&amp;CHAR(10)) &amp;IF([.F122]=&quot;&quot;; &quot;&quot;; &quot;api-&quot;&amp;[.B122]&amp;&quot;-shortcut&quot; &amp;&quot;|&quot;&amp;[.F122]&amp;CHAR(10)) &amp;IF([.G122]=&quot;&quot;; &quot;&quot;; &quot;api-&quot;&amp;[.B122]&amp;&quot;-image&quot;    &amp;&quot;|&quot;&amp;[.G122]&amp;CHAR(10))" office:value-type="string" office:string-value="api-xowa.usr.bookmarks.show-name|显示所有书签&#10;" calcext:value-type="string">
            <text:p>api-xowa.usr.bookmarks.show-name|显示所有书签</text:p>
            <text:p/>
          </table:table-cell>
        </table:table-row>
        <table:table-row table:style-name="ro1">
          <table:table-cell table:style-name="ce10" office:value-type="float" office:value="120" calcext:value-type="float">
            <text:p>120</text:p>
          </table:table-cell>
          <table:table-cell table:style-name="ce10" office:value-type="string" calcext:value-type="string">
            <text:p>xowa.usr.history.goto_recent</text:p>
          </table:table-cell>
          <table:table-cell table:style-name="ce10" table:number-columns-repeated="5"/>
          <table:table-cell table:style-name="ce16" table:formula="of:=IF([.C123]=&quot;&quot;; &quot;&quot;; &quot;api-&quot;&amp;[.B123]&amp;&quot;-name&quot;     &amp;&quot;|&quot;&amp;[.C123]&amp;CHAR(10)) &amp;IF([.D123]=&quot;&quot;; &quot;&quot;; &quot;api-&quot;&amp;[.B123]&amp;&quot;-tip&quot;      &amp;&quot;|&quot;&amp;REPLACEMACRO([.D123];&quot;|&quot;;&quot;\u007C&quot;)&amp;CHAR(10)) &amp;IF([.E123]=&quot;&quot;; &quot;&quot;; &quot;api-&quot;&amp;[.B123]&amp;&quot;-letter&quot;   &amp;&quot;|&quot;&amp;[.E123]&amp;CHAR(10)) &amp;IF([.F123]=&quot;&quot;; &quot;&quot;; &quot;api-&quot;&amp;[.B123]&amp;&quot;-shortcut&quot; &amp;&quot;|&quot;&amp;[.F123]&amp;CHAR(10)) &amp;IF([.G123]=&quot;&quot;; &quot;&quot;; &quot;api-&quot;&amp;[.B123]&amp;&quot;-image&quot;    &amp;&quot;|&quot;&amp;[.G123]&amp;CHAR(10))">
            <text:p/>
          </table:table-cell>
        </table:table-row>
        <table:table-row table:style-name="ro1">
          <table:table-cell table:style-name="ce10" office:value-type="float" office:value="121" calcext:value-type="float">
            <text:p>121</text:p>
          </table:table-cell>
          <table:table-cell table:style-name="ce10" office:value-type="string" calcext:value-type="string">
            <text:p>xowa.usr.history.show</text:p>
          </table:table-cell>
          <table:table-cell office:value-type="string" calcext:value-type="string">
            <text:p>显示</text:p>
          </table:table-cell>
          <table:table-cell table:style-name="ce10" table:number-columns-repeated="4"/>
          <table:table-cell table:style-name="ce16" table:formula="of:=IF([.C124]=&quot;&quot;; &quot;&quot;; &quot;api-&quot;&amp;[.B124]&amp;&quot;-name&quot;     &amp;&quot;|&quot;&amp;[.C124]&amp;CHAR(10)) &amp;IF([.D124]=&quot;&quot;; &quot;&quot;; &quot;api-&quot;&amp;[.B124]&amp;&quot;-tip&quot;      &amp;&quot;|&quot;&amp;REPLACEMACRO([.D124];&quot;|&quot;;&quot;\u007C&quot;)&amp;CHAR(10)) &amp;IF([.E124]=&quot;&quot;; &quot;&quot;; &quot;api-&quot;&amp;[.B124]&amp;&quot;-letter&quot;   &amp;&quot;|&quot;&amp;[.E124]&amp;CHAR(10)) &amp;IF([.F124]=&quot;&quot;; &quot;&quot;; &quot;api-&quot;&amp;[.B124]&amp;&quot;-shortcut&quot; &amp;&quot;|&quot;&amp;[.F124]&amp;CHAR(10)) &amp;IF([.G124]=&quot;&quot;; &quot;&quot;; &quot;api-&quot;&amp;[.B124]&amp;&quot;-image&quot;    &amp;&quot;|&quot;&amp;[.G124]&amp;CHAR(10))" office:value-type="string" office:string-value="api-xowa.usr.history.show-name|显示&#10;" calcext:value-type="string">
            <text:p>api-xowa.usr.history.show-name|显示</text:p>
            <text:p/>
          </table:table-cell>
        </table:table-row>
        <table:table-row table:style-name="ro1">
          <table:table-cell table:style-name="ce10" office:value-type="float" office:value="122" calcext:value-type="float">
            <text:p>122</text:p>
          </table:table-cell>
          <table:table-cell office:value-type="string" calcext:value-type="string">
            <text:p>xowa.xtns.scribunto.engine_lua_</text:p>
          </table:table-cell>
          <table:table-cell table:number-columns-repeated="5"/>
          <table:table-cell table:style-name="ce16" table:formula="of:=IF([.C125]=&quot;&quot;; &quot;&quot;; &quot;api-&quot;&amp;[.B125]&amp;&quot;-name&quot;     &amp;&quot;|&quot;&amp;[.C125]&amp;CHAR(10)) &amp;IF([.D125]=&quot;&quot;; &quot;&quot;; &quot;api-&quot;&amp;[.B125]&amp;&quot;-tip&quot;      &amp;&quot;|&quot;&amp;REPLACEMACRO([.D125];&quot;|&quot;;&quot;\u007C&quot;)&amp;CHAR(10)) &amp;IF([.E125]=&quot;&quot;; &quot;&quot;; &quot;api-&quot;&amp;[.B125]&amp;&quot;-letter&quot;   &amp;&quot;|&quot;&amp;[.E125]&amp;CHAR(10)) &amp;IF([.F125]=&quot;&quot;; &quot;&quot;; &quot;api-&quot;&amp;[.B125]&amp;&quot;-shortcut&quot; &amp;&quot;|&quot;&amp;[.F125]&amp;CHAR(10)) &amp;IF([.G125]=&quot;&quot;; &quot;&quot;; &quot;api-&quot;&amp;[.B125]&amp;&quot;-image&quot;    &amp;&quot;|&quot;&amp;[.G125]&amp;CHAR(10))">
            <text:p/>
          </table:table-cell>
        </table:table-row>
        <table:table-row table:style-name="ro1">
          <table:table-cell table:style-name="ce10" office:value-type="float" office:value="123" calcext:value-type="float">
            <text:p>123</text:p>
          </table:table-cell>
          <table:table-cell office:value-type="string" calcext:value-type="string">
            <text:p>xowa.xtns.scribunto.engine_luaj_</text:p>
          </table:table-cell>
          <table:table-cell table:number-columns-repeated="5"/>
          <table:table-cell table:style-name="ce16" table:formula="of:=IF([.C126]=&quot;&quot;; &quot;&quot;; &quot;api-&quot;&amp;[.B126]&amp;&quot;-name&quot;     &amp;&quot;|&quot;&amp;[.C126]&amp;CHAR(10)) &amp;IF([.D126]=&quot;&quot;; &quot;&quot;; &quot;api-&quot;&amp;[.B126]&amp;&quot;-tip&quot;      &amp;&quot;|&quot;&amp;REPLACEMACRO([.D126];&quot;|&quot;;&quot;\u007C&quot;)&amp;CHAR(10)) &amp;IF([.E126]=&quot;&quot;; &quot;&quot;; &quot;api-&quot;&amp;[.B126]&amp;&quot;-letter&quot;   &amp;&quot;|&quot;&amp;[.E126]&amp;CHAR(10)) &amp;IF([.F126]=&quot;&quot;; &quot;&quot;; &quot;api-&quot;&amp;[.B126]&amp;&quot;-shortcut&quot; &amp;&quot;|&quot;&amp;[.F126]&amp;CHAR(10)) &amp;IF([.G126]=&quot;&quot;; &quot;&quot;; &quot;api-&quot;&amp;[.B126]&amp;&quot;-image&quot;    &amp;&quot;|&quot;&amp;[.G126]&amp;CHAR(10))">
            <text:p/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xowa.html.modules.popups.msgs.size</text:p>
          </table:table-cell>
          <table:table-cell table:style-name="ce2" office:value-type="string" calcext:value-type="string">
            <text:p>size:</text:p>
          </table:table-cell>
          <table:table-cell table:style-name="ce2"/>
          <table:table-cell table:number-columns-repeated="3"/>
          <table:table-cell table:style-name="ce16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xowa.html.modules.popups.msgs.edited</text:p>
          </table:table-cell>
          <table:table-cell table:style-name="ce2" office:value-type="string" calcext:value-type="string">
            <text:p>edited:</text:p>
          </table:table-cell>
          <table:table-cell table:style-name="ce2"/>
          <table:table-cell table:number-columns-repeated="3"/>
          <table:table-cell table:style-name="ce16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xowa.html.modules.popups.msgs.viewed</text:p>
          </table:table-cell>
          <table:table-cell table:style-name="ce5" office:value-type="string" calcext:value-type="string">
            <text:p>viewed:</text:p>
          </table:table-cell>
          <table:table-cell table:style-name="ce2"/>
          <table:table-cell table:number-columns-repeated="3"/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xowa.html.modules.popups.show_more</text:p>
          </table:table-cell>
          <table:table-cell table:style-name="ce2" office:value-type="string" calcext:value-type="string">
            <text:p>Show More</text:p>
          </table:table-cell>
          <table:table-cell table:style-name="ce2" office:value-type="string" calcext:value-type="string">
            <text:p>Show more text for the page</text:p>
          </table:table-cell>
          <table:table-cell table:number-columns-repeated="3"/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xowa.html.modules.popups.show_all</text:p>
          </table:table-cell>
          <table:table-cell table:style-name="ce2" office:value-type="string" calcext:value-type="string">
            <text:p>Show All</text:p>
          </table:table-cell>
          <table:table-cell table:style-name="ce2" office:value-type="string" calcext:value-type="string">
            <text:p>Show all text for the page</text:p>
          </table:table-cell>
          <table:table-cell table:number-columns-repeated="3"/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xowa.html.modules.popups.history</text:p>
          </table:table-cell>
          <table:table-cell table:style-name="ce2" office:value-type="string" calcext:value-type="string">
            <text:p>Show recent popups</text:p>
          </table:table-cell>
          <table:table-cell table:style-name="ce2"/>
          <table:table-cell table:number-columns-repeated="3"/>
          <table:table-cell table:style-name="ce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xowa.nav.setup.download_central</text:p>
          </table:table-cell>
          <table:table-cell table:style-name="ce3" office:value-type="string" calcext:value-type="string">
            <text:p>Download Central</text:p>
          </table:table-cell>
          <table:table-cell table:style-name="ce3" office:value-type="string" calcext:value-type="string">
            <text:p>Download wikis</text:p>
          </table:table-cell>
          <table:table-cell table:style-name="ce3" office:value-type="string" calcext:value-type="string">
            <text:p>d</text:p>
          </table:table-cell>
          <table:table-cell table:style-name="ce3" table:number-columns-repeated="2"/>
          <table:table-cell table:style-name="ce7" table:formula="of:=IF([.C133]=&quot;&quot;; &quot;&quot;; &quot;api-&quot;&amp;[.B133]&amp;&quot;-name&quot;     &amp;&quot;|&quot;&amp;[.C133]&amp;CHAR(10)) &amp;IF([.D133]=&quot;&quot;; &quot;&quot;; &quot;api-&quot;&amp;[.B133]&amp;&quot;-tip&quot;      &amp;&quot;|&quot;&amp;REPLACEMACRO([.D133];&quot;|&quot;;&quot;\u007C&quot;)&amp;CHAR(10)) &amp;IF([.E133]=&quot;&quot;; &quot;&quot;; &quot;api-&quot;&amp;[.B133]&amp;&quot;-letter&quot;   &amp;&quot;|&quot;&amp;[.E133]&amp;CHAR(10)) &amp;IF([.F133]=&quot;&quot;; &quot;&quot;; &quot;api-&quot;&amp;[.B133]&amp;&quot;-shortcut&quot; &amp;&quot;|&quot;&amp;[.F133]&amp;CHAR(10)) &amp;IF([.G133]=&quot;&quot;; &quot;&quot;; &quot;api-&quot;&amp;[.B133]&amp;&quot;-image&quot;    &amp;&quot;|&quot;&amp;[.G133]&amp;CHAR(10))" office:value-type="string" office:string-value="api-xowa.nav.setup.download_central-name|Download Central&#10;api-xowa.nav.setup.download_central-tip|Download wikis&#10;api-xowa.nav.setup.download_central-letter|d&#10;" calcext:value-type="string">
            <text:p>api-xowa.nav.setup.download_central-name|Download Central</text:p>
            <text:p>api-xowa.nav.setup.download_central-tip|Download wikis</text:p>
            <text:p>api-xowa.nav.setup.download_central-letter|d</text:p>
            <text:p/>
          </table:table-cell>
        </table:table-row>
        <table:table-row table:style-name="ro1" table:number-rows-repeated="83">
          <table:table-cell table:number-columns-repeated="7"/>
          <table:table-cell table:style-name="ce16"/>
        </table:table-row>
        <table:table-row table:style-name="ro1" table:number-rows-repeated="104835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zh_hant" table:style-name="ta1">
        <office:forms form:automatic-focus="false" form:apply-design-mode="false"/>
        <table:table-column table:style-name="co10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default-cell-style-name="ce11"/>
        <table:table-column table:style-name="co6" table:default-cell-style-name="ce11"/>
        <table:table-column table:style-name="co7" table:default-cell-style-name="ce11"/>
        <table:table-row table:style-name="ro1">
          <table:table-cell table:style-name="ce8" office:value-type="string" calcext:value-type="string">
            <text:p>sort</text:p>
          </table:table-cell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ip</text:p>
          </table:table-cell>
          <table:table-cell table:style-name="ce8" office:value-type="string" calcext:value-type="string">
            <text:p>letter</text:p>
          </table:table-cell>
          <table:table-cell table:style-name="ce8" office:value-type="string" calcext:value-type="string">
            <text:p>binding</text:p>
          </table:table-cell>
          <table:table-cell table:style-name="ce8" office:value-type="string" calcext:value-type="string">
            <text:p>image</text:p>
          </table:table-cell>
          <table:table-cell table:style-name="ce14" office:value-type="string" calcext:value-type="string">
            <text:p>gfs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xowa.null</text:p>
          </table:table-cell>
          <table:table-cell table:style-name="ce12" table:number-columns-repeated="5"/>
          <table:table-cell table:style-name="ce15" table:formula="of:=IF([.C2]=&quot;&quot;; &quot;&quot;; &quot;api.ctg-&quot;&amp;[.B2]&amp;&quot;-name&quot;     &amp;&quot;|&quot;&amp;[.C2]&amp;CHAR(10))">
            <text:p/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xowa.app</text:p>
          </table:table-cell>
          <table:table-cell table:style-name="ce12" table:number-columns-repeated="5"/>
          <table:table-cell table:style-name="ce15" table:formula="of:=IF([.C3]=&quot;&quot;; &quot;&quot;; &quot;api.ctg-&quot;&amp;[.B3]&amp;&quot;-name&quot;     &amp;&quot;|&quot;&amp;[.C3]&amp;CHAR(10))">
            <text:p/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xowa.nav</text:p>
          </table:table-cell>
          <table:table-cell table:style-name="ce12" table:number-columns-repeated="5"/>
          <table:table-cell table:style-name="ce15" table:formula="of:=IF([.C4]=&quot;&quot;; &quot;&quot;; &quot;api.ctg-&quot;&amp;[.B4]&amp;&quot;-name&quot;     &amp;&quot;|&quot;&amp;[.C4]&amp;CHAR(10))">
            <text:p/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xowa.nav.pages</text:p>
          </table:table-cell>
          <table:table-cell table:style-name="ce12" table:number-columns-repeated="5"/>
          <table:table-cell table:style-name="ce15" table:formula="of:=IF([.C5]=&quot;&quot;; &quot;&quot;; &quot;api.ctg-&quot;&amp;[.B5]&amp;&quot;-name&quot;     &amp;&quot;|&quot;&amp;[.C5]&amp;CHAR(10))">
            <text:p/>
          </table:table-cell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xowa.font</text:p>
          </table:table-cell>
          <table:table-cell table:style-name="ce12" table:number-columns-repeated="5"/>
          <table:table-cell table:style-name="ce15" table:formula="of:=IF([.C6]=&quot;&quot;; &quot;&quot;; &quot;api.ctg-&quot;&amp;[.B6]&amp;&quot;-name&quot;     &amp;&quot;|&quot;&amp;[.C6]&amp;CHAR(10))">
            <text:p/>
          </table:table-cell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2" office:value-type="string" calcext:value-type="string">
            <text:p>xowa.page</text:p>
          </table:table-cell>
          <table:table-cell table:style-name="ce12" table:number-columns-repeated="5"/>
          <table:table-cell table:style-name="ce15" table:formula="of:=IF([.C7]=&quot;&quot;; &quot;&quot;; &quot;api.ctg-&quot;&amp;[.B7]&amp;&quot;-name&quot;     &amp;&quot;|&quot;&amp;[.C7]&amp;CHAR(10))">
            <text:p/>
          </table:table-cell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2" office:value-type="string" calcext:value-type="string">
            <text:p>xowa.edit</text:p>
          </table:table-cell>
          <table:table-cell table:style-name="ce12" table:number-columns-repeated="5"/>
          <table:table-cell table:style-name="ce15" table:formula="of:=IF([.C8]=&quot;&quot;; &quot;&quot;; &quot;api.ctg-&quot;&amp;[.B8]&amp;&quot;-name&quot;     &amp;&quot;|&quot;&amp;[.C8]&amp;CHAR(10))">
            <text:p/>
          </table:table-cell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2" office:value-type="string" calcext:value-type="string">
            <text:p>xowa.selection</text:p>
          </table:table-cell>
          <table:table-cell table:style-name="ce12" table:number-columns-repeated="5"/>
          <table:table-cell table:style-name="ce15" table:formula="of:=IF([.C9]=&quot;&quot;; &quot;&quot;; &quot;api.ctg-&quot;&amp;[.B9]&amp;&quot;-name&quot;     &amp;&quot;|&quot;&amp;[.C9]&amp;CHAR(10))">
            <text:p/>
          </table:table-cell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2" office:value-type="string" calcext:value-type="string">
            <text:p>xowa.browser</text:p>
          </table:table-cell>
          <table:table-cell table:style-name="ce12" table:number-columns-repeated="5"/>
          <table:table-cell table:style-name="ce15" table:formula="of:=IF([.C10]=&quot;&quot;; &quot;&quot;; &quot;api.ctg-&quot;&amp;[.B10]&amp;&quot;-name&quot;     &amp;&quot;|&quot;&amp;[.C10]&amp;CHAR(10))">
            <text:p/>
          </table:table-cell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2" office:value-type="string" calcext:value-type="string">
            <text:p>xowa.tabs</text:p>
          </table:table-cell>
          <table:table-cell table:style-name="ce12" table:number-columns-repeated="5"/>
          <table:table-cell table:style-name="ce15" table:formula="of:=IF([.C11]=&quot;&quot;; &quot;&quot;; &quot;api.ctg-&quot;&amp;[.B11]&amp;&quot;-name&quot;     &amp;&quot;|&quot;&amp;[.C11]&amp;CHAR(10))">
            <text:p/>
          </table:table-cell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2" office:value-type="string" calcext:value-type="string">
            <text:p>xowa.html</text:p>
          </table:table-cell>
          <table:table-cell table:style-name="ce12" table:number-columns-repeated="5"/>
          <table:table-cell table:style-name="ce15" table:formula="of:=IF([.C12]=&quot;&quot;; &quot;&quot;; &quot;api.ctg-&quot;&amp;[.B12]&amp;&quot;-name&quot;     &amp;&quot;|&quot;&amp;[.C12]&amp;CHAR(10))">
            <text:p/>
          </table:table-cell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2" office:value-type="string" calcext:value-type="string">
            <text:p>xowa.net</text:p>
          </table:table-cell>
          <table:table-cell table:style-name="ce12" table:number-columns-repeated="5"/>
          <table:table-cell table:style-name="ce15" table:formula="of:=IF([.C13]=&quot;&quot;; &quot;&quot;; &quot;api.ctg-&quot;&amp;[.B13]&amp;&quot;-name&quot;     &amp;&quot;|&quot;&amp;[.C13]&amp;CHAR(10))">
            <text:p/>
          </table:table-cell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2" office:value-type="string" calcext:value-type="string">
            <text:p>xowa.bookmarks</text:p>
          </table:table-cell>
          <table:table-cell table:style-name="ce12" table:number-columns-repeated="5"/>
          <table:table-cell table:style-name="ce15" table:formula="of:=IF([.C14]=&quot;&quot;; &quot;&quot;; &quot;api.ctg-&quot;&amp;[.B14]&amp;&quot;-name&quot;     &amp;&quot;|&quot;&amp;[.C14]&amp;CHAR(10))">
            <text:p/>
          </table:table-cell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2" office:value-type="string" calcext:value-type="string">
            <text:p>xowa.history</text:p>
          </table:table-cell>
          <table:table-cell table:style-name="ce12" table:number-columns-repeated="5"/>
          <table:table-cell table:style-name="ce15" table:formula="of:=IF([.C15]=&quot;&quot;; &quot;&quot;; &quot;api.ctg-&quot;&amp;[.B15]&amp;&quot;-name&quot;     &amp;&quot;|&quot;&amp;[.C15]&amp;CHAR(10))">
            <text:p/>
          </table:table-cell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2" office:value-type="string" calcext:value-type="string">
            <text:p>xowa.xtns</text:p>
          </table:table-cell>
          <table:table-cell table:style-name="ce12" table:number-columns-repeated="5"/>
          <table:table-cell table:style-name="ce15" table:formula="of:=IF([.C16]=&quot;&quot;; &quot;&quot;; &quot;api.ctg-&quot;&amp;[.B16]&amp;&quot;-name&quot;     &amp;&quot;|&quot;&amp;[.C16]&amp;CHAR(10))">
            <text:p/>
          </table:table-cell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2" office:value-type="string" calcext:value-type="string">
            <text:p>custom</text:p>
          </table:table-cell>
          <table:table-cell table:style-name="ce12" table:number-columns-repeated="5"/>
          <table:table-cell table:style-name="ce15" table:formula="of:=IF([.C17]=&quot;&quot;; &quot;&quot;; &quot;api.ctg-&quot;&amp;[.B17]&amp;&quot;-name&quot;     &amp;&quot;|&quot;&amp;[.C17]&amp;CHAR(10))">
            <text:p/>
          </table:table-cell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xowa.app.exit</text:p>
          </table:table-cell>
          <table:table-cell office:value-type="string" calcext:value-type="string">
            <text:p>退出</text:p>
          </table:table-cell>
          <table:table-cell table:style-name="ce10" table:number-columns-repeated="4"/>
          <table:table-cell table:style-name="ce16" table:formula="of:=IF([.C18]=&quot;&quot;; &quot;&quot;; &quot;api-&quot;&amp;[.B18]&amp;&quot;-name&quot;     &amp;&quot;|&quot;&amp;[.C18]&amp;CHAR(10)) &amp;IF([.D18]=&quot;&quot;; &quot;&quot;; &quot;api-&quot;&amp;[.B18]&amp;&quot;-tip&quot;      &amp;&quot;|&quot;&amp;REPLACEMACRO([.D18];&quot;|&quot;;&quot;\u007C&quot;)&amp;CHAR(10)) &amp;IF([.E18]=&quot;&quot;; &quot;&quot;; &quot;api-&quot;&amp;[.B18]&amp;&quot;-letter&quot;   &amp;&quot;|&quot;&amp;[.E18]&amp;CHAR(10)) &amp;IF([.F18]=&quot;&quot;; &quot;&quot;; &quot;api-&quot;&amp;[.B18]&amp;&quot;-shortcut&quot; &amp;&quot;|&quot;&amp;[.F18]&amp;CHAR(10)) &amp;IF([.G18]=&quot;&quot;; &quot;&quot;; &quot;api-&quot;&amp;[.B18]&amp;&quot;-image&quot;    &amp;&quot;|&quot;&amp;[.G18]&amp;CHAR(10))" office:value-type="string" office:string-value="api-xowa.app.exit-name|退出&#10;" calcext:value-type="string">
            <text:p>api-xowa.app.exit-name|退出</text:p>
            <text:p/>
          </table:table-cell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xowa.nav.go_bwd</text:p>
          </table:table-cell>
          <table:table-cell office:value-type="string" calcext:value-type="string">
            <text:p>後退</text:p>
          </table:table-cell>
          <table:table-cell table:style-name="ce10" table:number-columns-repeated="4"/>
          <table:table-cell table:style-name="ce16" table:formula="of:=IF([.C19]=&quot;&quot;; &quot;&quot;; &quot;api-&quot;&amp;[.B19]&amp;&quot;-name&quot;     &amp;&quot;|&quot;&amp;[.C19]&amp;CHAR(10)) &amp;IF([.D19]=&quot;&quot;; &quot;&quot;; &quot;api-&quot;&amp;[.B19]&amp;&quot;-tip&quot;      &amp;&quot;|&quot;&amp;REPLACEMACRO([.D19];&quot;|&quot;;&quot;\u007C&quot;)&amp;CHAR(10)) &amp;IF([.E19]=&quot;&quot;; &quot;&quot;; &quot;api-&quot;&amp;[.B19]&amp;&quot;-letter&quot;   &amp;&quot;|&quot;&amp;[.E19]&amp;CHAR(10)) &amp;IF([.F19]=&quot;&quot;; &quot;&quot;; &quot;api-&quot;&amp;[.B19]&amp;&quot;-shortcut&quot; &amp;&quot;|&quot;&amp;[.F19]&amp;CHAR(10)) &amp;IF([.G19]=&quot;&quot;; &quot;&quot;; &quot;api-&quot;&amp;[.B19]&amp;&quot;-image&quot;    &amp;&quot;|&quot;&amp;[.G19]&amp;CHAR(10))" office:value-type="string" office:string-value="api-xowa.nav.go_bwd-name|後退&#10;" calcext:value-type="string">
            <text:p>api-xowa.nav.go_bwd-name|後退</text:p>
            <text:p/>
          </table:table-cell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xowa.nav.go_fwd</text:p>
          </table:table-cell>
          <table:table-cell office:value-type="string" calcext:value-type="string">
            <text:p>前進</text:p>
          </table:table-cell>
          <table:table-cell table:style-name="ce10" table:number-columns-repeated="4"/>
          <table:table-cell table:style-name="ce16" table:formula="of:=IF([.C20]=&quot;&quot;; &quot;&quot;; &quot;api-&quot;&amp;[.B20]&amp;&quot;-name&quot;     &amp;&quot;|&quot;&amp;[.C20]&amp;CHAR(10)) &amp;IF([.D20]=&quot;&quot;; &quot;&quot;; &quot;api-&quot;&amp;[.B20]&amp;&quot;-tip&quot;      &amp;&quot;|&quot;&amp;REPLACEMACRO([.D20];&quot;|&quot;;&quot;\u007C&quot;)&amp;CHAR(10)) &amp;IF([.E20]=&quot;&quot;; &quot;&quot;; &quot;api-&quot;&amp;[.B20]&amp;&quot;-letter&quot;   &amp;&quot;|&quot;&amp;[.E20]&amp;CHAR(10)) &amp;IF([.F20]=&quot;&quot;; &quot;&quot;; &quot;api-&quot;&amp;[.B20]&amp;&quot;-shortcut&quot; &amp;&quot;|&quot;&amp;[.F20]&amp;CHAR(10)) &amp;IF([.G20]=&quot;&quot;; &quot;&quot;; &quot;api-&quot;&amp;[.B20]&amp;&quot;-image&quot;    &amp;&quot;|&quot;&amp;[.G20]&amp;CHAR(10))" office:value-type="string" office:string-value="api-xowa.nav.go_fwd-name|前進&#10;" calcext:value-type="string">
            <text:p>api-xowa.nav.go_fwd-name|前進</text:p>
            <text:p/>
          </table:table-cell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xowa.nav.cfg.main</text:p>
          </table:table-cell>
          <table:table-cell office:value-type="string" calcext:value-type="string">
            <text:p>設置</text:p>
          </table:table-cell>
          <table:table-cell table:style-name="ce10" table:number-columns-repeated="4"/>
          <table:table-cell table:style-name="ce16" table:formula="of:=IF([.C21]=&quot;&quot;; &quot;&quot;; &quot;api-&quot;&amp;[.B21]&amp;&quot;-name&quot;     &amp;&quot;|&quot;&amp;[.C21]&amp;CHAR(10)) &amp;IF([.D21]=&quot;&quot;; &quot;&quot;; &quot;api-&quot;&amp;[.B21]&amp;&quot;-tip&quot;      &amp;&quot;|&quot;&amp;REPLACEMACRO([.D21];&quot;|&quot;;&quot;\u007C&quot;)&amp;CHAR(10)) &amp;IF([.E21]=&quot;&quot;; &quot;&quot;; &quot;api-&quot;&amp;[.B21]&amp;&quot;-letter&quot;   &amp;&quot;|&quot;&amp;[.E21]&amp;CHAR(10)) &amp;IF([.F21]=&quot;&quot;; &quot;&quot;; &quot;api-&quot;&amp;[.B21]&amp;&quot;-shortcut&quot; &amp;&quot;|&quot;&amp;[.F21]&amp;CHAR(10)) &amp;IF([.G21]=&quot;&quot;; &quot;&quot;; &quot;api-&quot;&amp;[.B21]&amp;&quot;-image&quot;    &amp;&quot;|&quot;&amp;[.G21]&amp;CHAR(10))" office:value-type="string" office:string-value="api-xowa.nav.cfg.main-name|設置&#10;" calcext:value-type="string">
            <text:p>api-xowa.nav.cfg.main-name|設置</text:p>
            <text:p/>
          </table:table-cell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xowa.nav.cfg.menus</text:p>
          </table:table-cell>
          <table:table-cell office:value-type="string" calcext:value-type="string">
            <text:p>設置菜單</text:p>
          </table:table-cell>
          <table:table-cell table:style-name="ce10" table:number-columns-repeated="4"/>
          <table:table-cell table:style-name="ce16" table:formula="of:=IF([.C22]=&quot;&quot;; &quot;&quot;; &quot;api-&quot;&amp;[.B22]&amp;&quot;-name&quot;     &amp;&quot;|&quot;&amp;[.C22]&amp;CHAR(10)) &amp;IF([.D22]=&quot;&quot;; &quot;&quot;; &quot;api-&quot;&amp;[.B22]&amp;&quot;-tip&quot;      &amp;&quot;|&quot;&amp;REPLACEMACRO([.D22];&quot;|&quot;;&quot;\u007C&quot;)&amp;CHAR(10)) &amp;IF([.E22]=&quot;&quot;; &quot;&quot;; &quot;api-&quot;&amp;[.B22]&amp;&quot;-letter&quot;   &amp;&quot;|&quot;&amp;[.E22]&amp;CHAR(10)) &amp;IF([.F22]=&quot;&quot;; &quot;&quot;; &quot;api-&quot;&amp;[.B22]&amp;&quot;-shortcut&quot; &amp;&quot;|&quot;&amp;[.F22]&amp;CHAR(10)) &amp;IF([.G22]=&quot;&quot;; &quot;&quot;; &quot;api-&quot;&amp;[.B22]&amp;&quot;-image&quot;    &amp;&quot;|&quot;&amp;[.G22]&amp;CHAR(10))" office:value-type="string" office:string-value="api-xowa.nav.cfg.menus-name|設置菜單&#10;" calcext:value-type="string">
            <text:p>api-xowa.nav.cfg.menus-name|設置菜單</text:p>
            <text:p/>
          </table:table-cell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xowa.nav.wiki.main_page</text:p>
          </table:table-cell>
          <table:table-cell office:value-type="string" calcext:value-type="string">
            <text:p>顯示所有書簽</text:p>
          </table:table-cell>
          <table:table-cell table:style-name="ce10" table:number-columns-repeated="4"/>
          <table:table-cell table:style-name="ce16" table:formula="of:=IF([.C23]=&quot;&quot;; &quot;&quot;; &quot;api-&quot;&amp;[.B23]&amp;&quot;-name&quot;     &amp;&quot;|&quot;&amp;[.C23]&amp;CHAR(10)) &amp;IF([.D23]=&quot;&quot;; &quot;&quot;; &quot;api-&quot;&amp;[.B23]&amp;&quot;-tip&quot;      &amp;&quot;|&quot;&amp;REPLACEMACRO([.D23];&quot;|&quot;;&quot;\u007C&quot;)&amp;CHAR(10)) &amp;IF([.E23]=&quot;&quot;; &quot;&quot;; &quot;api-&quot;&amp;[.B23]&amp;&quot;-letter&quot;   &amp;&quot;|&quot;&amp;[.E23]&amp;CHAR(10)) &amp;IF([.F23]=&quot;&quot;; &quot;&quot;; &quot;api-&quot;&amp;[.B23]&amp;&quot;-shortcut&quot; &amp;&quot;|&quot;&amp;[.F23]&amp;CHAR(10)) &amp;IF([.G23]=&quot;&quot;; &quot;&quot;; &quot;api-&quot;&amp;[.B23]&amp;&quot;-image&quot;    &amp;&quot;|&quot;&amp;[.G23]&amp;CHAR(10))" office:value-type="string" office:string-value="api-xowa.nav.wiki.main_page-name|顯示所有書簽&#10;" calcext:value-type="string">
            <text:p>api-xowa.nav.wiki.main_page-name|顯示所有書簽</text:p>
            <text:p/>
          </table:table-cell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xowa.nav.wiki.sandbox</text:p>
          </table:table-cell>
          <table:table-cell table:style-name="ce10" table:number-columns-repeated="5"/>
          <table:table-cell table:style-name="ce16" table:formula="of:=IF([.C24]=&quot;&quot;; &quot;&quot;; &quot;api-&quot;&amp;[.B24]&amp;&quot;-name&quot;     &amp;&quot;|&quot;&amp;[.C24]&amp;CHAR(10)) &amp;IF([.D24]=&quot;&quot;; &quot;&quot;; &quot;api-&quot;&amp;[.B24]&amp;&quot;-tip&quot;      &amp;&quot;|&quot;&amp;REPLACEMACRO([.D24];&quot;|&quot;;&quot;\u007C&quot;)&amp;CHAR(10)) &amp;IF([.E24]=&quot;&quot;; &quot;&quot;; &quot;api-&quot;&amp;[.B24]&amp;&quot;-letter&quot;   &amp;&quot;|&quot;&amp;[.E24]&amp;CHAR(10)) &amp;IF([.F24]=&quot;&quot;; &quot;&quot;; &quot;api-&quot;&amp;[.B24]&amp;&quot;-shortcut&quot; &amp;&quot;|&quot;&amp;[.F24]&amp;CHAR(10)) &amp;IF([.G24]=&quot;&quot;; &quot;&quot;; &quot;api-&quot;&amp;[.B24]&amp;&quot;-image&quot;    &amp;&quot;|&quot;&amp;[.G24]&amp;CHAR(10))">
            <text:p/>
          </table:table-cell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xowa.nav.wiki.random</text:p>
          </table:table-cell>
          <table:table-cell table:style-name="ce10" table:number-columns-repeated="5"/>
          <table:table-cell table:style-name="ce16" table:formula="of:=IF([.C25]=&quot;&quot;; &quot;&quot;; &quot;api-&quot;&amp;[.B25]&amp;&quot;-name&quot;     &amp;&quot;|&quot;&amp;[.C25]&amp;CHAR(10)) &amp;IF([.D25]=&quot;&quot;; &quot;&quot;; &quot;api-&quot;&amp;[.B25]&amp;&quot;-tip&quot;      &amp;&quot;|&quot;&amp;REPLACEMACRO([.D25];&quot;|&quot;;&quot;\u007C&quot;)&amp;CHAR(10)) &amp;IF([.E25]=&quot;&quot;; &quot;&quot;; &quot;api-&quot;&amp;[.B25]&amp;&quot;-letter&quot;   &amp;&quot;|&quot;&amp;[.E25]&amp;CHAR(10)) &amp;IF([.F25]=&quot;&quot;; &quot;&quot;; &quot;api-&quot;&amp;[.B25]&amp;&quot;-shortcut&quot; &amp;&quot;|&quot;&amp;[.F25]&amp;CHAR(10)) &amp;IF([.G25]=&quot;&quot;; &quot;&quot;; &quot;api-&quot;&amp;[.B25]&amp;&quot;-image&quot;    &amp;&quot;|&quot;&amp;[.G25]&amp;CHAR(10))">
            <text:p/>
          </table:table-cell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xowa.nav.help.help</text:p>
          </table:table-cell>
          <table:table-cell office:value-type="string" calcext:value-type="string">
            <text:p>XOWA 幫助</text:p>
          </table:table-cell>
          <table:table-cell table:style-name="ce10" table:number-columns-repeated="4"/>
          <table:table-cell table:style-name="ce16" table:formula="of:=IF([.C26]=&quot;&quot;; &quot;&quot;; &quot;api-&quot;&amp;[.B26]&amp;&quot;-name&quot;     &amp;&quot;|&quot;&amp;[.C26]&amp;CHAR(10)) &amp;IF([.D26]=&quot;&quot;; &quot;&quot;; &quot;api-&quot;&amp;[.B26]&amp;&quot;-tip&quot;      &amp;&quot;|&quot;&amp;REPLACEMACRO([.D26];&quot;|&quot;;&quot;\u007C&quot;)&amp;CHAR(10)) &amp;IF([.E26]=&quot;&quot;; &quot;&quot;; &quot;api-&quot;&amp;[.B26]&amp;&quot;-letter&quot;   &amp;&quot;|&quot;&amp;[.E26]&amp;CHAR(10)) &amp;IF([.F26]=&quot;&quot;; &quot;&quot;; &quot;api-&quot;&amp;[.B26]&amp;&quot;-shortcut&quot; &amp;&quot;|&quot;&amp;[.F26]&amp;CHAR(10)) &amp;IF([.G26]=&quot;&quot;; &quot;&quot;; &quot;api-&quot;&amp;[.B26]&amp;&quot;-image&quot;    &amp;&quot;|&quot;&amp;[.G26]&amp;CHAR(10))" office:value-type="string" office:string-value="api-xowa.nav.help.help-name|XOWA 幫助&#10;" calcext:value-type="string">
            <text:p>api-xowa.nav.help.help-name|XOWA 幫助</text:p>
            <text:p/>
          </table:table-cell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xowa.nav.help.about</text:p>
          </table:table-cell>
          <table:table-cell office:value-type="string" calcext:value-type="string">
            <text:p>關於 XOWA</text:p>
          </table:table-cell>
          <table:table-cell table:style-name="ce10" table:number-columns-repeated="4"/>
          <table:table-cell table:style-name="ce16" table:formula="of:=IF([.C27]=&quot;&quot;; &quot;&quot;; &quot;api-&quot;&amp;[.B27]&amp;&quot;-name&quot;     &amp;&quot;|&quot;&amp;[.C27]&amp;CHAR(10)) &amp;IF([.D27]=&quot;&quot;; &quot;&quot;; &quot;api-&quot;&amp;[.B27]&amp;&quot;-tip&quot;      &amp;&quot;|&quot;&amp;REPLACEMACRO([.D27];&quot;|&quot;;&quot;\u007C&quot;)&amp;CHAR(10)) &amp;IF([.E27]=&quot;&quot;; &quot;&quot;; &quot;api-&quot;&amp;[.B27]&amp;&quot;-letter&quot;   &amp;&quot;|&quot;&amp;[.E27]&amp;CHAR(10)) &amp;IF([.F27]=&quot;&quot;; &quot;&quot;; &quot;api-&quot;&amp;[.B27]&amp;&quot;-shortcut&quot; &amp;&quot;|&quot;&amp;[.F27]&amp;CHAR(10)) &amp;IF([.G27]=&quot;&quot;; &quot;&quot;; &quot;api-&quot;&amp;[.B27]&amp;&quot;-image&quot;    &amp;&quot;|&quot;&amp;[.G27]&amp;CHAR(10))" office:value-type="string" office:string-value="api-xowa.nav.help.about-name|關於 XOWA&#10;" calcext:value-type="string">
            <text:p>api-xowa.nav.help.about-name|關於 XOWA</text:p>
            <text:p/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xowa.nav.help.xowa_main</text:p>
          </table:table-cell>
          <table:table-cell table:style-name="ce3" table:number-columns-repeated="5"/>
          <table:table-cell table:style-name="ce7" table:formula="of:=IF([.C28]=&quot;&quot;; &quot;&quot;; &quot;api-&quot;&amp;[.B28]&amp;&quot;-name&quot;     &amp;&quot;|&quot;&amp;[.C28]&amp;CHAR(10)) &amp;IF([.D28]=&quot;&quot;; &quot;&quot;; &quot;api-&quot;&amp;[.B28]&amp;&quot;-tip&quot;      &amp;&quot;|&quot;&amp;REPLACEMACRO([.D28];&quot;|&quot;;&quot;\u007C&quot;)&amp;CHAR(10)) &amp;IF([.E28]=&quot;&quot;; &quot;&quot;; &quot;api-&quot;&amp;[.B28]&amp;&quot;-letter&quot;   &amp;&quot;|&quot;&amp;[.E28]&amp;CHAR(10)) &amp;IF([.F28]=&quot;&quot;; &quot;&quot;; &quot;api-&quot;&amp;[.B28]&amp;&quot;-shortcut&quot; &amp;&quot;|&quot;&amp;[.F28]&amp;CHAR(10)) &amp;IF([.G28]=&quot;&quot;; &quot;&quot;; &quot;api-&quot;&amp;[.B28]&amp;&quot;-image&quot;    &amp;&quot;|&quot;&amp;[.G28]&amp;CHAR(10))">
            <text:p/>
          </table:table-cell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xowa.nav.help.change_log</text:p>
          </table:table-cell>
          <table:table-cell office:value-type="string" calcext:value-type="string">
            <text:p>更新日誌</text:p>
          </table:table-cell>
          <table:table-cell table:style-name="ce10" table:number-columns-repeated="4"/>
          <table:table-cell table:style-name="ce16" table:formula="of:=IF([.C29]=&quot;&quot;; &quot;&quot;; &quot;api-&quot;&amp;[.B29]&amp;&quot;-name&quot;     &amp;&quot;|&quot;&amp;[.C29]&amp;CHAR(10)) &amp;IF([.D29]=&quot;&quot;; &quot;&quot;; &quot;api-&quot;&amp;[.B29]&amp;&quot;-tip&quot;      &amp;&quot;|&quot;&amp;REPLACEMACRO([.D29];&quot;|&quot;;&quot;\u007C&quot;)&amp;CHAR(10)) &amp;IF([.E29]=&quot;&quot;; &quot;&quot;; &quot;api-&quot;&amp;[.B29]&amp;&quot;-letter&quot;   &amp;&quot;|&quot;&amp;[.E29]&amp;CHAR(10)) &amp;IF([.F29]=&quot;&quot;; &quot;&quot;; &quot;api-&quot;&amp;[.B29]&amp;&quot;-shortcut&quot; &amp;&quot;|&quot;&amp;[.F29]&amp;CHAR(10)) &amp;IF([.G29]=&quot;&quot;; &quot;&quot;; &quot;api-&quot;&amp;[.B29]&amp;&quot;-image&quot;    &amp;&quot;|&quot;&amp;[.G29]&amp;CHAR(10))" office:value-type="string" office:string-value="api-xowa.nav.help.change_log-name|更新日誌&#10;" calcext:value-type="string">
            <text:p>api-xowa.nav.help.change_log-name|更新日誌</text:p>
            <text:p/>
          </table:table-cell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xowa.nav.help.diagnostics</text:p>
          </table:table-cell>
          <table:table-cell office:value-type="string" calcext:value-type="string">
            <text:p>診斷</text:p>
          </table:table-cell>
          <table:table-cell table:style-name="ce10" table:number-columns-repeated="4"/>
          <table:table-cell table:style-name="ce16" table:formula="of:=IF([.C30]=&quot;&quot;; &quot;&quot;; &quot;api-&quot;&amp;[.B30]&amp;&quot;-name&quot;     &amp;&quot;|&quot;&amp;[.C30]&amp;CHAR(10)) &amp;IF([.D30]=&quot;&quot;; &quot;&quot;; &quot;api-&quot;&amp;[.B30]&amp;&quot;-tip&quot;      &amp;&quot;|&quot;&amp;REPLACEMACRO([.D30];&quot;|&quot;;&quot;\u007C&quot;)&amp;CHAR(10)) &amp;IF([.E30]=&quot;&quot;; &quot;&quot;; &quot;api-&quot;&amp;[.B30]&amp;&quot;-letter&quot;   &amp;&quot;|&quot;&amp;[.E30]&amp;CHAR(10)) &amp;IF([.F30]=&quot;&quot;; &quot;&quot;; &quot;api-&quot;&amp;[.B30]&amp;&quot;-shortcut&quot; &amp;&quot;|&quot;&amp;[.F30]&amp;CHAR(10)) &amp;IF([.G30]=&quot;&quot;; &quot;&quot;; &quot;api-&quot;&amp;[.B30]&amp;&quot;-image&quot;    &amp;&quot;|&quot;&amp;[.G30]&amp;CHAR(10))" office:value-type="string" office:string-value="api-xowa.nav.help.diagnostics-name|診斷&#10;" calcext:value-type="string">
            <text:p>api-xowa.nav.help.diagnostics-name|診斷</text:p>
            <text:p/>
          </table:table-cell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xowa.nav.setup.import_from_list</text:p>
          </table:table-cell>
          <table:table-cell office:value-type="string" calcext:value-type="string">
            <text:p>使用列表導入</text:p>
          </table:table-cell>
          <table:table-cell table:style-name="ce10" table:number-columns-repeated="4"/>
          <table:table-cell table:style-name="ce16" table:formula="of:=IF([.C31]=&quot;&quot;; &quot;&quot;; &quot;api-&quot;&amp;[.B31]&amp;&quot;-name&quot;     &amp;&quot;|&quot;&amp;[.C31]&amp;CHAR(10)) &amp;IF([.D31]=&quot;&quot;; &quot;&quot;; &quot;api-&quot;&amp;[.B31]&amp;&quot;-tip&quot;      &amp;&quot;|&quot;&amp;REPLACEMACRO([.D31];&quot;|&quot;;&quot;\u007C&quot;)&amp;CHAR(10)) &amp;IF([.E31]=&quot;&quot;; &quot;&quot;; &quot;api-&quot;&amp;[.B31]&amp;&quot;-letter&quot;   &amp;&quot;|&quot;&amp;[.E31]&amp;CHAR(10)) &amp;IF([.F31]=&quot;&quot;; &quot;&quot;; &quot;api-&quot;&amp;[.B31]&amp;&quot;-shortcut&quot; &amp;&quot;|&quot;&amp;[.F31]&amp;CHAR(10)) &amp;IF([.G31]=&quot;&quot;; &quot;&quot;; &quot;api-&quot;&amp;[.B31]&amp;&quot;-image&quot;    &amp;&quot;|&quot;&amp;[.G31]&amp;CHAR(10))" office:value-type="string" office:string-value="api-xowa.nav.setup.import_from_list-name|使用列表導入&#10;" calcext:value-type="string">
            <text:p>api-xowa.nav.setup.import_from_list-name|使用列表導入</text:p>
            <text:p/>
          </table:table-cell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xowa.nav.setup.import_from_script</text:p>
          </table:table-cell>
          <table:table-cell office:value-type="string" calcext:value-type="string">
            <text:p>使用腳本導入</text:p>
          </table:table-cell>
          <table:table-cell table:style-name="ce10" table:number-columns-repeated="4"/>
          <table:table-cell table:style-name="ce16" table:formula="of:=IF([.C32]=&quot;&quot;; &quot;&quot;; &quot;api-&quot;&amp;[.B32]&amp;&quot;-name&quot;     &amp;&quot;|&quot;&amp;[.C32]&amp;CHAR(10)) &amp;IF([.D32]=&quot;&quot;; &quot;&quot;; &quot;api-&quot;&amp;[.B32]&amp;&quot;-tip&quot;      &amp;&quot;|&quot;&amp;REPLACEMACRO([.D32];&quot;|&quot;;&quot;\u007C&quot;)&amp;CHAR(10)) &amp;IF([.E32]=&quot;&quot;; &quot;&quot;; &quot;api-&quot;&amp;[.B32]&amp;&quot;-letter&quot;   &amp;&quot;|&quot;&amp;[.E32]&amp;CHAR(10)) &amp;IF([.F32]=&quot;&quot;; &quot;&quot;; &quot;api-&quot;&amp;[.B32]&amp;&quot;-shortcut&quot; &amp;&quot;|&quot;&amp;[.F32]&amp;CHAR(10)) &amp;IF([.G32]=&quot;&quot;; &quot;&quot;; &quot;api-&quot;&amp;[.B32]&amp;&quot;-image&quot;    &amp;&quot;|&quot;&amp;[.G32]&amp;CHAR(10))" office:value-type="string" office:string-value="api-xowa.nav.setup.import_from_script-name|使用腳本導入&#10;" calcext:value-type="string">
            <text:p>api-xowa.nav.setup.import_from_script-name|使用腳本導入</text:p>
            <text:p/>
          </table:table-cell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xowa.nav.setup.download</text:p>
          </table:table-cell>
          <table:table-cell table:style-name="ce10" table:number-columns-repeated="5"/>
          <table:table-cell table:style-name="ce16" table:formula="of:=IF([.C33]=&quot;&quot;; &quot;&quot;; &quot;api-&quot;&amp;[.B33]&amp;&quot;-name&quot;     &amp;&quot;|&quot;&amp;[.C33]&amp;CHAR(10)) &amp;IF([.D33]=&quot;&quot;; &quot;&quot;; &quot;api-&quot;&amp;[.B33]&amp;&quot;-tip&quot;      &amp;&quot;|&quot;&amp;REPLACEMACRO([.D33];&quot;|&quot;;&quot;\u007C&quot;)&amp;CHAR(10)) &amp;IF([.E33]=&quot;&quot;; &quot;&quot;; &quot;api-&quot;&amp;[.B33]&amp;&quot;-letter&quot;   &amp;&quot;|&quot;&amp;[.E33]&amp;CHAR(10)) &amp;IF([.F33]=&quot;&quot;; &quot;&quot;; &quot;api-&quot;&amp;[.B33]&amp;&quot;-shortcut&quot; &amp;&quot;|&quot;&amp;[.F33]&amp;CHAR(10)) &amp;IF([.G33]=&quot;&quot;; &quot;&quot;; &quot;api-&quot;&amp;[.B33]&amp;&quot;-image&quot;    &amp;&quot;|&quot;&amp;[.G33]&amp;CHAR(10))">
            <text:p/>
          </table:table-cell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xowa.nav.setup.maintenance</text:p>
          </table:table-cell>
          <table:table-cell office:value-type="string" calcext:value-type="string">
            <text:p>維護維基</text:p>
          </table:table-cell>
          <table:table-cell table:style-name="ce10" table:number-columns-repeated="4"/>
          <table:table-cell table:style-name="ce16" table:formula="of:=IF([.C34]=&quot;&quot;; &quot;&quot;; &quot;api-&quot;&amp;[.B34]&amp;&quot;-name&quot;     &amp;&quot;|&quot;&amp;[.C34]&amp;CHAR(10)) &amp;IF([.D34]=&quot;&quot;; &quot;&quot;; &quot;api-&quot;&amp;[.B34]&amp;&quot;-tip&quot;      &amp;&quot;|&quot;&amp;REPLACEMACRO([.D34];&quot;|&quot;;&quot;\u007C&quot;)&amp;CHAR(10)) &amp;IF([.E34]=&quot;&quot;; &quot;&quot;; &quot;api-&quot;&amp;[.B34]&amp;&quot;-letter&quot;   &amp;&quot;|&quot;&amp;[.E34]&amp;CHAR(10)) &amp;IF([.F34]=&quot;&quot;; &quot;&quot;; &quot;api-&quot;&amp;[.B34]&amp;&quot;-shortcut&quot; &amp;&quot;|&quot;&amp;[.F34]&amp;CHAR(10)) &amp;IF([.G34]=&quot;&quot;; &quot;&quot;; &quot;api-&quot;&amp;[.B34]&amp;&quot;-image&quot;    &amp;&quot;|&quot;&amp;[.G34]&amp;CHAR(10))" office:value-type="string" office:string-value="api-xowa.nav.setup.maintenance-name|維護維基&#10;" calcext:value-type="string">
            <text:p>api-xowa.nav.setup.maintenance-name|維護維基</text:p>
            <text:p/>
          </table:table-cell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xowa.nav.system_data.cfg_app</text:p>
          </table:table-cell>
          <table:table-cell table:style-name="ce10" table:number-columns-repeated="5"/>
          <table:table-cell table:style-name="ce16" table:formula="of:=IF([.C35]=&quot;&quot;; &quot;&quot;; &quot;api-&quot;&amp;[.B35]&amp;&quot;-name&quot;     &amp;&quot;|&quot;&amp;[.C35]&amp;CHAR(10)) &amp;IF([.D35]=&quot;&quot;; &quot;&quot;; &quot;api-&quot;&amp;[.B35]&amp;&quot;-tip&quot;      &amp;&quot;|&quot;&amp;REPLACEMACRO([.D35];&quot;|&quot;;&quot;\u007C&quot;)&amp;CHAR(10)) &amp;IF([.E35]=&quot;&quot;; &quot;&quot;; &quot;api-&quot;&amp;[.B35]&amp;&quot;-letter&quot;   &amp;&quot;|&quot;&amp;[.E35]&amp;CHAR(10)) &amp;IF([.F35]=&quot;&quot;; &quot;&quot;; &quot;api-&quot;&amp;[.B35]&amp;&quot;-shortcut&quot; &amp;&quot;|&quot;&amp;[.F35]&amp;CHAR(10)) &amp;IF([.G35]=&quot;&quot;; &quot;&quot;; &quot;api-&quot;&amp;[.B35]&amp;&quot;-image&quot;    &amp;&quot;|&quot;&amp;[.G35]&amp;CHAR(10))">
            <text:p/>
          </table:table-cell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xowa.nav.system_data.cfg_user</text:p>
          </table:table-cell>
          <table:table-cell table:style-name="ce10" table:number-columns-repeated="5"/>
          <table:table-cell table:style-name="ce16" table:formula="of:=IF([.C36]=&quot;&quot;; &quot;&quot;; &quot;api-&quot;&amp;[.B36]&amp;&quot;-name&quot;     &amp;&quot;|&quot;&amp;[.C36]&amp;CHAR(10)) &amp;IF([.D36]=&quot;&quot;; &quot;&quot;; &quot;api-&quot;&amp;[.B36]&amp;&quot;-tip&quot;      &amp;&quot;|&quot;&amp;REPLACEMACRO([.D36];&quot;|&quot;;&quot;\u007C&quot;)&amp;CHAR(10)) &amp;IF([.E36]=&quot;&quot;; &quot;&quot;; &quot;api-&quot;&amp;[.B36]&amp;&quot;-letter&quot;   &amp;&quot;|&quot;&amp;[.E36]&amp;CHAR(10)) &amp;IF([.F36]=&quot;&quot;; &quot;&quot;; &quot;api-&quot;&amp;[.B36]&amp;&quot;-shortcut&quot; &amp;&quot;|&quot;&amp;[.F36]&amp;CHAR(10)) &amp;IF([.G36]=&quot;&quot;; &quot;&quot;; &quot;api-&quot;&amp;[.B36]&amp;&quot;-image&quot;    &amp;&quot;|&quot;&amp;[.G36]&amp;CHAR(10))">
            <text:p/>
          </table:table-cell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xowa.nav.system_data.cfg_custom</text:p>
          </table:table-cell>
          <table:table-cell table:style-name="ce10" table:number-columns-repeated="5"/>
          <table:table-cell table:style-name="ce16" table:formula="of:=IF([.C37]=&quot;&quot;; &quot;&quot;; &quot;api-&quot;&amp;[.B37]&amp;&quot;-name&quot;     &amp;&quot;|&quot;&amp;[.C37]&amp;CHAR(10)) &amp;IF([.D37]=&quot;&quot;; &quot;&quot;; &quot;api-&quot;&amp;[.B37]&amp;&quot;-tip&quot;      &amp;&quot;|&quot;&amp;REPLACEMACRO([.D37];&quot;|&quot;;&quot;\u007C&quot;)&amp;CHAR(10)) &amp;IF([.E37]=&quot;&quot;; &quot;&quot;; &quot;api-&quot;&amp;[.B37]&amp;&quot;-letter&quot;   &amp;&quot;|&quot;&amp;[.E37]&amp;CHAR(10)) &amp;IF([.F37]=&quot;&quot;; &quot;&quot;; &quot;api-&quot;&amp;[.B37]&amp;&quot;-shortcut&quot; &amp;&quot;|&quot;&amp;[.F37]&amp;CHAR(10)) &amp;IF([.G37]=&quot;&quot;; &quot;&quot;; &quot;api-&quot;&amp;[.B37]&amp;&quot;-image&quot;    &amp;&quot;|&quot;&amp;[.G37]&amp;CHAR(10))">
            <text:p/>
          </table:table-cell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xowa.nav.system_data.cfg_lang</text:p>
          </table:table-cell>
          <table:table-cell table:style-name="ce10" table:number-columns-repeated="5"/>
          <table:table-cell table:style-name="ce16" table:formula="of:=IF([.C38]=&quot;&quot;; &quot;&quot;; &quot;api-&quot;&amp;[.B38]&amp;&quot;-name&quot;     &amp;&quot;|&quot;&amp;[.C38]&amp;CHAR(10)) &amp;IF([.D38]=&quot;&quot;; &quot;&quot;; &quot;api-&quot;&amp;[.B38]&amp;&quot;-tip&quot;      &amp;&quot;|&quot;&amp;REPLACEMACRO([.D38];&quot;|&quot;;&quot;\u007C&quot;)&amp;CHAR(10)) &amp;IF([.E38]=&quot;&quot;; &quot;&quot;; &quot;api-&quot;&amp;[.B38]&amp;&quot;-letter&quot;   &amp;&quot;|&quot;&amp;[.E38]&amp;CHAR(10)) &amp;IF([.F38]=&quot;&quot;; &quot;&quot;; &quot;api-&quot;&amp;[.B38]&amp;&quot;-shortcut&quot; &amp;&quot;|&quot;&amp;[.F38]&amp;CHAR(10)) &amp;IF([.G38]=&quot;&quot;; &quot;&quot;; &quot;api-&quot;&amp;[.B38]&amp;&quot;-image&quot;    &amp;&quot;|&quot;&amp;[.G38]&amp;CHAR(10))">
            <text:p/>
          </table:table-cell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xowa.nav.system_data.log_session</text:p>
          </table:table-cell>
          <table:table-cell table:style-name="ce10" table:number-columns-repeated="5"/>
          <table:table-cell table:style-name="ce16" table:formula="of:=IF([.C39]=&quot;&quot;; &quot;&quot;; &quot;api-&quot;&amp;[.B39]&amp;&quot;-name&quot;     &amp;&quot;|&quot;&amp;[.C39]&amp;CHAR(10)) &amp;IF([.D39]=&quot;&quot;; &quot;&quot;; &quot;api-&quot;&amp;[.B39]&amp;&quot;-tip&quot;      &amp;&quot;|&quot;&amp;REPLACEMACRO([.D39];&quot;|&quot;;&quot;\u007C&quot;)&amp;CHAR(10)) &amp;IF([.E39]=&quot;&quot;; &quot;&quot;; &quot;api-&quot;&amp;[.B39]&amp;&quot;-letter&quot;   &amp;&quot;|&quot;&amp;[.E39]&amp;CHAR(10)) &amp;IF([.F39]=&quot;&quot;; &quot;&quot;; &quot;api-&quot;&amp;[.B39]&amp;&quot;-shortcut&quot; &amp;&quot;|&quot;&amp;[.F39]&amp;CHAR(10)) &amp;IF([.G39]=&quot;&quot;; &quot;&quot;; &quot;api-&quot;&amp;[.B39]&amp;&quot;-image&quot;    &amp;&quot;|&quot;&amp;[.G39]&amp;CHAR(10))">
            <text:p/>
          </table:table-cell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xowa.nav.system_data.usr_history</text:p>
          </table:table-cell>
          <table:table-cell table:style-name="ce10" table:number-columns-repeated="5"/>
          <table:table-cell table:style-name="ce16" table:formula="of:=IF([.C40]=&quot;&quot;; &quot;&quot;; &quot;api-&quot;&amp;[.B40]&amp;&quot;-name&quot;     &amp;&quot;|&quot;&amp;[.C40]&amp;CHAR(10)) &amp;IF([.D40]=&quot;&quot;; &quot;&quot;; &quot;api-&quot;&amp;[.B40]&amp;&quot;-tip&quot;      &amp;&quot;|&quot;&amp;REPLACEMACRO([.D40];&quot;|&quot;;&quot;\u007C&quot;)&amp;CHAR(10)) &amp;IF([.E40]=&quot;&quot;; &quot;&quot;; &quot;api-&quot;&amp;[.B40]&amp;&quot;-letter&quot;   &amp;&quot;|&quot;&amp;[.E40]&amp;CHAR(10)) &amp;IF([.F40]=&quot;&quot;; &quot;&quot;; &quot;api-&quot;&amp;[.B40]&amp;&quot;-shortcut&quot; &amp;&quot;|&quot;&amp;[.F40]&amp;CHAR(10)) &amp;IF([.G40]=&quot;&quot;; &quot;&quot;; &quot;api-&quot;&amp;[.B40]&amp;&quot;-image&quot;    &amp;&quot;|&quot;&amp;[.G40]&amp;CHAR(10))">
            <text:p/>
          </table:table-cell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xowa.gui.font.decrease</text:p>
          </table:table-cell>
          <table:table-cell office:value-type="string" calcext:value-type="string">
            <text:p>縮小字體</text:p>
          </table:table-cell>
          <table:table-cell table:style-name="ce10" table:number-columns-repeated="4"/>
          <table:table-cell table:style-name="ce16" table:formula="of:=IF([.C41]=&quot;&quot;; &quot;&quot;; &quot;api-&quot;&amp;[.B41]&amp;&quot;-name&quot;     &amp;&quot;|&quot;&amp;[.C41]&amp;CHAR(10)) &amp;IF([.D41]=&quot;&quot;; &quot;&quot;; &quot;api-&quot;&amp;[.B41]&amp;&quot;-tip&quot;      &amp;&quot;|&quot;&amp;REPLACEMACRO([.D41];&quot;|&quot;;&quot;\u007C&quot;)&amp;CHAR(10)) &amp;IF([.E41]=&quot;&quot;; &quot;&quot;; &quot;api-&quot;&amp;[.B41]&amp;&quot;-letter&quot;   &amp;&quot;|&quot;&amp;[.E41]&amp;CHAR(10)) &amp;IF([.F41]=&quot;&quot;; &quot;&quot;; &quot;api-&quot;&amp;[.B41]&amp;&quot;-shortcut&quot; &amp;&quot;|&quot;&amp;[.F41]&amp;CHAR(10)) &amp;IF([.G41]=&quot;&quot;; &quot;&quot;; &quot;api-&quot;&amp;[.B41]&amp;&quot;-image&quot;    &amp;&quot;|&quot;&amp;[.G41]&amp;CHAR(10))" office:value-type="string" office:string-value="api-xowa.gui.font.decrease-name|縮小字體&#10;" calcext:value-type="string">
            <text:p>api-xowa.gui.font.decrease-name|縮小字體</text:p>
            <text:p/>
          </table:table-cell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xowa.gui.font.increase</text:p>
          </table:table-cell>
          <table:table-cell office:value-type="string" calcext:value-type="string">
            <text:p>增大字體</text:p>
          </table:table-cell>
          <table:table-cell table:style-name="ce10" table:number-columns-repeated="4"/>
          <table:table-cell table:style-name="ce16" table:formula="of:=IF([.C42]=&quot;&quot;; &quot;&quot;; &quot;api-&quot;&amp;[.B42]&amp;&quot;-name&quot;     &amp;&quot;|&quot;&amp;[.C42]&amp;CHAR(10)) &amp;IF([.D42]=&quot;&quot;; &quot;&quot;; &quot;api-&quot;&amp;[.B42]&amp;&quot;-tip&quot;      &amp;&quot;|&quot;&amp;REPLACEMACRO([.D42];&quot;|&quot;;&quot;\u007C&quot;)&amp;CHAR(10)) &amp;IF([.E42]=&quot;&quot;; &quot;&quot;; &quot;api-&quot;&amp;[.B42]&amp;&quot;-letter&quot;   &amp;&quot;|&quot;&amp;[.E42]&amp;CHAR(10)) &amp;IF([.F42]=&quot;&quot;; &quot;&quot;; &quot;api-&quot;&amp;[.B42]&amp;&quot;-shortcut&quot; &amp;&quot;|&quot;&amp;[.F42]&amp;CHAR(10)) &amp;IF([.G42]=&quot;&quot;; &quot;&quot;; &quot;api-&quot;&amp;[.B42]&amp;&quot;-image&quot;    &amp;&quot;|&quot;&amp;[.G42]&amp;CHAR(10))" office:value-type="string" office:string-value="api-xowa.gui.font.increase-name|增大字體&#10;" calcext:value-type="string">
            <text:p>api-xowa.gui.font.increase-name|增大字體</text:p>
            <text:p/>
          </table:table-cell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xowa.gui.font.reset</text:p>
          </table:table-cell>
          <table:table-cell table:style-name="ce10" table:number-columns-repeated="5"/>
          <table:table-cell table:style-name="ce16" table:formula="of:=IF([.C43]=&quot;&quot;; &quot;&quot;; &quot;api-&quot;&amp;[.B43]&amp;&quot;-name&quot;     &amp;&quot;|&quot;&amp;[.C43]&amp;CHAR(10)) &amp;IF([.D43]=&quot;&quot;; &quot;&quot;; &quot;api-&quot;&amp;[.B43]&amp;&quot;-tip&quot;      &amp;&quot;|&quot;&amp;REPLACEMACRO([.D43];&quot;|&quot;;&quot;\u007C&quot;)&amp;CHAR(10)) &amp;IF([.E43]=&quot;&quot;; &quot;&quot;; &quot;api-&quot;&amp;[.B43]&amp;&quot;-letter&quot;   &amp;&quot;|&quot;&amp;[.E43]&amp;CHAR(10)) &amp;IF([.F43]=&quot;&quot;; &quot;&quot;; &quot;api-&quot;&amp;[.B43]&amp;&quot;-shortcut&quot; &amp;&quot;|&quot;&amp;[.F43]&amp;CHAR(10)) &amp;IF([.G43]=&quot;&quot;; &quot;&quot;; &quot;api-&quot;&amp;[.B43]&amp;&quot;-image&quot;    &amp;&quot;|&quot;&amp;[.G43]&amp;CHAR(10))">
            <text:p/>
          </table:table-cell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xowa.gui.page.view.mode_read</text:p>
          </table:table-cell>
          <table:table-cell office:value-type="string" calcext:value-type="string">
            <text:p>瀏覽頁面</text:p>
          </table:table-cell>
          <table:table-cell table:style-name="ce10" table:number-columns-repeated="4"/>
          <table:table-cell table:style-name="ce16" table:formula="of:=IF([.C44]=&quot;&quot;; &quot;&quot;; &quot;api-&quot;&amp;[.B44]&amp;&quot;-name&quot;     &amp;&quot;|&quot;&amp;[.C44]&amp;CHAR(10)) &amp;IF([.D44]=&quot;&quot;; &quot;&quot;; &quot;api-&quot;&amp;[.B44]&amp;&quot;-tip&quot;      &amp;&quot;|&quot;&amp;REPLACEMACRO([.D44];&quot;|&quot;;&quot;\u007C&quot;)&amp;CHAR(10)) &amp;IF([.E44]=&quot;&quot;; &quot;&quot;; &quot;api-&quot;&amp;[.B44]&amp;&quot;-letter&quot;   &amp;&quot;|&quot;&amp;[.E44]&amp;CHAR(10)) &amp;IF([.F44]=&quot;&quot;; &quot;&quot;; &quot;api-&quot;&amp;[.B44]&amp;&quot;-shortcut&quot; &amp;&quot;|&quot;&amp;[.F44]&amp;CHAR(10)) &amp;IF([.G44]=&quot;&quot;; &quot;&quot;; &quot;api-&quot;&amp;[.B44]&amp;&quot;-image&quot;    &amp;&quot;|&quot;&amp;[.G44]&amp;CHAR(10))" office:value-type="string" office:string-value="api-xowa.gui.page.view.mode_read-name|瀏覽頁面&#10;" calcext:value-type="string">
            <text:p>api-xowa.gui.page.view.mode_read-name|瀏覽頁面</text:p>
            <text:p/>
          </table:table-cell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xowa.gui.page.view.mode_edit</text:p>
          </table:table-cell>
          <table:table-cell office:value-type="string" calcext:value-type="string">
            <text:p>編輯頁面</text:p>
          </table:table-cell>
          <table:table-cell table:style-name="ce10" table:number-columns-repeated="4"/>
          <table:table-cell table:style-name="ce16" table:formula="of:=IF([.C45]=&quot;&quot;; &quot;&quot;; &quot;api-&quot;&amp;[.B45]&amp;&quot;-name&quot;     &amp;&quot;|&quot;&amp;[.C45]&amp;CHAR(10)) &amp;IF([.D45]=&quot;&quot;; &quot;&quot;; &quot;api-&quot;&amp;[.B45]&amp;&quot;-tip&quot;      &amp;&quot;|&quot;&amp;REPLACEMACRO([.D45];&quot;|&quot;;&quot;\u007C&quot;)&amp;CHAR(10)) &amp;IF([.E45]=&quot;&quot;; &quot;&quot;; &quot;api-&quot;&amp;[.B45]&amp;&quot;-letter&quot;   &amp;&quot;|&quot;&amp;[.E45]&amp;CHAR(10)) &amp;IF([.F45]=&quot;&quot;; &quot;&quot;; &quot;api-&quot;&amp;[.B45]&amp;&quot;-shortcut&quot; &amp;&quot;|&quot;&amp;[.F45]&amp;CHAR(10)) &amp;IF([.G45]=&quot;&quot;; &quot;&quot;; &quot;api-&quot;&amp;[.B45]&amp;&quot;-image&quot;    &amp;&quot;|&quot;&amp;[.G45]&amp;CHAR(10))" office:value-type="string" office:string-value="api-xowa.gui.page.view.mode_edit-name|編輯頁面&#10;" calcext:value-type="string">
            <text:p>api-xowa.gui.page.view.mode_edit-name|編輯頁面</text:p>
            <text:p/>
          </table:table-cell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xowa.gui.page.view.mode_html</text:p>
          </table:table-cell>
          <table:table-cell office:value-type="string" calcext:value-type="string">
            <text:p>頁面源代碼</text:p>
          </table:table-cell>
          <table:table-cell table:style-name="ce10" table:number-columns-repeated="4"/>
          <table:table-cell table:style-name="ce16" table:formula="of:=IF([.C46]=&quot;&quot;; &quot;&quot;; &quot;api-&quot;&amp;[.B46]&amp;&quot;-name&quot;     &amp;&quot;|&quot;&amp;[.C46]&amp;CHAR(10)) &amp;IF([.D46]=&quot;&quot;; &quot;&quot;; &quot;api-&quot;&amp;[.B46]&amp;&quot;-tip&quot;      &amp;&quot;|&quot;&amp;REPLACEMACRO([.D46];&quot;|&quot;;&quot;\u007C&quot;)&amp;CHAR(10)) &amp;IF([.E46]=&quot;&quot;; &quot;&quot;; &quot;api-&quot;&amp;[.B46]&amp;&quot;-letter&quot;   &amp;&quot;|&quot;&amp;[.E46]&amp;CHAR(10)) &amp;IF([.F46]=&quot;&quot;; &quot;&quot;; &quot;api-&quot;&amp;[.B46]&amp;&quot;-shortcut&quot; &amp;&quot;|&quot;&amp;[.F46]&amp;CHAR(10)) &amp;IF([.G46]=&quot;&quot;; &quot;&quot;; &quot;api-&quot;&amp;[.B46]&amp;&quot;-image&quot;    &amp;&quot;|&quot;&amp;[.G46]&amp;CHAR(10))" office:value-type="string" office:string-value="api-xowa.gui.page.view.mode_html-name|頁面源代碼&#10;" calcext:value-type="string">
            <text:p>api-xowa.gui.page.view.mode_html-name|頁面源代碼</text:p>
            <text:p/>
          </table:table-cell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string" calcext:value-type="string">
            <text:p>xowa.gui.page.view.refresh</text:p>
          </table:table-cell>
          <table:table-cell table:style-name="ce10" table:number-columns-repeated="5"/>
          <table:table-cell table:style-name="ce16" table:formula="of:=IF([.C47]=&quot;&quot;; &quot;&quot;; &quot;api-&quot;&amp;[.B47]&amp;&quot;-name&quot;     &amp;&quot;|&quot;&amp;[.C47]&amp;CHAR(10)) &amp;IF([.D47]=&quot;&quot;; &quot;&quot;; &quot;api-&quot;&amp;[.B47]&amp;&quot;-tip&quot;      &amp;&quot;|&quot;&amp;REPLACEMACRO([.D47];&quot;|&quot;;&quot;\u007C&quot;)&amp;CHAR(10)) &amp;IF([.E47]=&quot;&quot;; &quot;&quot;; &quot;api-&quot;&amp;[.B47]&amp;&quot;-letter&quot;   &amp;&quot;|&quot;&amp;[.E47]&amp;CHAR(10)) &amp;IF([.F47]=&quot;&quot;; &quot;&quot;; &quot;api-&quot;&amp;[.B47]&amp;&quot;-shortcut&quot; &amp;&quot;|&quot;&amp;[.F47]&amp;CHAR(10)) &amp;IF([.G47]=&quot;&quot;; &quot;&quot;; &quot;api-&quot;&amp;[.B47]&amp;&quot;-image&quot;    &amp;&quot;|&quot;&amp;[.G47]&amp;CHAR(10))">
            <text:p/>
          </table:table-cell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xowa.gui.page.view.reload</text:p>
          </table:table-cell>
          <table:table-cell table:style-name="ce10" table:number-columns-repeated="5"/>
          <table:table-cell table:style-name="ce16" table:formula="of:=IF([.C48]=&quot;&quot;; &quot;&quot;; &quot;api-&quot;&amp;[.B48]&amp;&quot;-name&quot;     &amp;&quot;|&quot;&amp;[.C48]&amp;CHAR(10)) &amp;IF([.D48]=&quot;&quot;; &quot;&quot;; &quot;api-&quot;&amp;[.B48]&amp;&quot;-tip&quot;      &amp;&quot;|&quot;&amp;REPLACEMACRO([.D48];&quot;|&quot;;&quot;\u007C&quot;)&amp;CHAR(10)) &amp;IF([.E48]=&quot;&quot;; &quot;&quot;; &quot;api-&quot;&amp;[.B48]&amp;&quot;-letter&quot;   &amp;&quot;|&quot;&amp;[.E48]&amp;CHAR(10)) &amp;IF([.F48]=&quot;&quot;; &quot;&quot;; &quot;api-&quot;&amp;[.B48]&amp;&quot;-shortcut&quot; &amp;&quot;|&quot;&amp;[.F48]&amp;CHAR(10)) &amp;IF([.G48]=&quot;&quot;; &quot;&quot;; &quot;api-&quot;&amp;[.B48]&amp;&quot;-image&quot;    &amp;&quot;|&quot;&amp;[.G48]&amp;CHAR(10))">
            <text:p/>
          </table:table-cell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xowa.gui.page.view.save_as</text:p>
          </table:table-cell>
          <table:table-cell office:value-type="string" calcext:value-type="string">
            <text:p>保存</text:p>
          </table:table-cell>
          <table:table-cell table:style-name="ce10" table:number-columns-repeated="4"/>
          <table:table-cell table:style-name="ce16" table:formula="of:=IF([.C49]=&quot;&quot;; &quot;&quot;; &quot;api-&quot;&amp;[.B49]&amp;&quot;-name&quot;     &amp;&quot;|&quot;&amp;[.C49]&amp;CHAR(10)) &amp;IF([.D49]=&quot;&quot;; &quot;&quot;; &quot;api-&quot;&amp;[.B49]&amp;&quot;-tip&quot;      &amp;&quot;|&quot;&amp;REPLACEMACRO([.D49];&quot;|&quot;;&quot;\u007C&quot;)&amp;CHAR(10)) &amp;IF([.E49]=&quot;&quot;; &quot;&quot;; &quot;api-&quot;&amp;[.B49]&amp;&quot;-letter&quot;   &amp;&quot;|&quot;&amp;[.E49]&amp;CHAR(10)) &amp;IF([.F49]=&quot;&quot;; &quot;&quot;; &quot;api-&quot;&amp;[.B49]&amp;&quot;-shortcut&quot; &amp;&quot;|&quot;&amp;[.F49]&amp;CHAR(10)) &amp;IF([.G49]=&quot;&quot;; &quot;&quot;; &quot;api-&quot;&amp;[.B49]&amp;&quot;-image&quot;    &amp;&quot;|&quot;&amp;[.G49]&amp;CHAR(10))" office:value-type="string" office:string-value="api-xowa.gui.page.view.save_as-name|保存&#10;" calcext:value-type="string">
            <text:p>api-xowa.gui.page.view.save_as-name|保存</text:p>
            <text:p/>
          </table:table-cell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10" office:value-type="string" calcext:value-type="string">
            <text:p>xowa.gui.page.view.print</text:p>
          </table:table-cell>
          <table:table-cell office:value-type="string" calcext:value-type="string">
            <text:p>打印</text:p>
          </table:table-cell>
          <table:table-cell table:style-name="ce10" table:number-columns-repeated="4"/>
          <table:table-cell table:style-name="ce16" table:formula="of:=IF([.C50]=&quot;&quot;; &quot;&quot;; &quot;api-&quot;&amp;[.B50]&amp;&quot;-name&quot;     &amp;&quot;|&quot;&amp;[.C50]&amp;CHAR(10)) &amp;IF([.D50]=&quot;&quot;; &quot;&quot;; &quot;api-&quot;&amp;[.B50]&amp;&quot;-tip&quot;      &amp;&quot;|&quot;&amp;REPLACEMACRO([.D50];&quot;|&quot;;&quot;\u007C&quot;)&amp;CHAR(10)) &amp;IF([.E50]=&quot;&quot;; &quot;&quot;; &quot;api-&quot;&amp;[.B50]&amp;&quot;-letter&quot;   &amp;&quot;|&quot;&amp;[.E50]&amp;CHAR(10)) &amp;IF([.F50]=&quot;&quot;; &quot;&quot;; &quot;api-&quot;&amp;[.B50]&amp;&quot;-shortcut&quot; &amp;&quot;|&quot;&amp;[.F50]&amp;CHAR(10)) &amp;IF([.G50]=&quot;&quot;; &quot;&quot;; &quot;api-&quot;&amp;[.B50]&amp;&quot;-image&quot;    &amp;&quot;|&quot;&amp;[.G50]&amp;CHAR(10))" office:value-type="string" office:string-value="api-xowa.gui.page.view.print-name|打印&#10;" calcext:value-type="string">
            <text:p>api-xowa.gui.page.view.print-name|打印</text:p>
            <text:p/>
          </table:table-cell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xowa.gui.page.selection.select_all</text:p>
          </table:table-cell>
          <table:table-cell office:value-type="string" calcext:value-type="string">
            <text:p>全選</text:p>
          </table:table-cell>
          <table:table-cell table:style-name="ce10" table:number-columns-repeated="4"/>
          <table:table-cell table:style-name="ce16" table:formula="of:=IF([.C51]=&quot;&quot;; &quot;&quot;; &quot;api-&quot;&amp;[.B51]&amp;&quot;-name&quot;     &amp;&quot;|&quot;&amp;[.C51]&amp;CHAR(10)) &amp;IF([.D51]=&quot;&quot;; &quot;&quot;; &quot;api-&quot;&amp;[.B51]&amp;&quot;-tip&quot;      &amp;&quot;|&quot;&amp;REPLACEMACRO([.D51];&quot;|&quot;;&quot;\u007C&quot;)&amp;CHAR(10)) &amp;IF([.E51]=&quot;&quot;; &quot;&quot;; &quot;api-&quot;&amp;[.B51]&amp;&quot;-letter&quot;   &amp;&quot;|&quot;&amp;[.E51]&amp;CHAR(10)) &amp;IF([.F51]=&quot;&quot;; &quot;&quot;; &quot;api-&quot;&amp;[.B51]&amp;&quot;-shortcut&quot; &amp;&quot;|&quot;&amp;[.F51]&amp;CHAR(10)) &amp;IF([.G51]=&quot;&quot;; &quot;&quot;; &quot;api-&quot;&amp;[.B51]&amp;&quot;-image&quot;    &amp;&quot;|&quot;&amp;[.G51]&amp;CHAR(10))" office:value-type="string" office:string-value="api-xowa.gui.page.selection.select_all-name|全選&#10;" calcext:value-type="string">
            <text:p>api-xowa.gui.page.selection.select_all-name|全選</text:p>
            <text:p/>
          </table:table-cell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xowa.gui.page.selection.copy</text:p>
          </table:table-cell>
          <table:table-cell office:value-type="string" calcext:value-type="string">
            <text:p>復製</text:p>
          </table:table-cell>
          <table:table-cell table:style-name="ce10" table:number-columns-repeated="4"/>
          <table:table-cell table:style-name="ce16" table:formula="of:=IF([.C52]=&quot;&quot;; &quot;&quot;; &quot;api-&quot;&amp;[.B52]&amp;&quot;-name&quot;     &amp;&quot;|&quot;&amp;[.C52]&amp;CHAR(10)) &amp;IF([.D52]=&quot;&quot;; &quot;&quot;; &quot;api-&quot;&amp;[.B52]&amp;&quot;-tip&quot;      &amp;&quot;|&quot;&amp;REPLACEMACRO([.D52];&quot;|&quot;;&quot;\u007C&quot;)&amp;CHAR(10)) &amp;IF([.E52]=&quot;&quot;; &quot;&quot;; &quot;api-&quot;&amp;[.B52]&amp;&quot;-letter&quot;   &amp;&quot;|&quot;&amp;[.E52]&amp;CHAR(10)) &amp;IF([.F52]=&quot;&quot;; &quot;&quot;; &quot;api-&quot;&amp;[.B52]&amp;&quot;-shortcut&quot; &amp;&quot;|&quot;&amp;[.F52]&amp;CHAR(10)) &amp;IF([.G52]=&quot;&quot;; &quot;&quot;; &quot;api-&quot;&amp;[.B52]&amp;&quot;-image&quot;    &amp;&quot;|&quot;&amp;[.G52]&amp;CHAR(10))" office:value-type="string" office:string-value="api-xowa.gui.page.selection.copy-name|復製&#10;" calcext:value-type="string">
            <text:p>api-xowa.gui.page.selection.copy-name|復製</text:p>
            <text:p/>
          </table:table-cell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xowa.gui.page.selection.save_file_as</text:p>
          </table:table-cell>
          <table:table-cell table:style-name="ce10" table:number-columns-repeated="5"/>
          <table:table-cell table:style-name="ce16" table:formula="of:=IF([.C53]=&quot;&quot;; &quot;&quot;; &quot;api-&quot;&amp;[.B53]&amp;&quot;-name&quot;     &amp;&quot;|&quot;&amp;[.C53]&amp;CHAR(10)) &amp;IF([.D53]=&quot;&quot;; &quot;&quot;; &quot;api-&quot;&amp;[.B53]&amp;&quot;-tip&quot;      &amp;&quot;|&quot;&amp;REPLACEMACRO([.D53];&quot;|&quot;;&quot;\u007C&quot;)&amp;CHAR(10)) &amp;IF([.E53]=&quot;&quot;; &quot;&quot;; &quot;api-&quot;&amp;[.B53]&amp;&quot;-letter&quot;   &amp;&quot;|&quot;&amp;[.E53]&amp;CHAR(10)) &amp;IF([.F53]=&quot;&quot;; &quot;&quot;; &quot;api-&quot;&amp;[.B53]&amp;&quot;-shortcut&quot; &amp;&quot;|&quot;&amp;[.F53]&amp;CHAR(10)) &amp;IF([.G53]=&quot;&quot;; &quot;&quot;; &quot;api-&quot;&amp;[.B53]&amp;&quot;-image&quot;    &amp;&quot;|&quot;&amp;[.G53]&amp;CHAR(10))">
            <text:p/>
          </table:table-cell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office:value-type="string" calcext:value-type="string">
            <text:p>xowa.gui.page.edit.focus_edit_box</text:p>
          </table:table-cell>
          <table:table-cell table:number-columns-repeated="5"/>
          <table:table-cell table:style-name="ce16" table:formula="of:=IF([.C54]=&quot;&quot;; &quot;&quot;; &quot;api-&quot;&amp;[.B54]&amp;&quot;-name&quot;     &amp;&quot;|&quot;&amp;[.C54]&amp;CHAR(10)) &amp;IF([.D54]=&quot;&quot;; &quot;&quot;; &quot;api-&quot;&amp;[.B54]&amp;&quot;-tip&quot;      &amp;&quot;|&quot;&amp;REPLACEMACRO([.D54];&quot;|&quot;;&quot;\u007C&quot;)&amp;CHAR(10)) &amp;IF([.E54]=&quot;&quot;; &quot;&quot;; &quot;api-&quot;&amp;[.B54]&amp;&quot;-letter&quot;   &amp;&quot;|&quot;&amp;[.E54]&amp;CHAR(10)) &amp;IF([.F54]=&quot;&quot;; &quot;&quot;; &quot;api-&quot;&amp;[.B54]&amp;&quot;-shortcut&quot; &amp;&quot;|&quot;&amp;[.F54]&amp;CHAR(10)) &amp;IF([.G54]=&quot;&quot;; &quot;&quot;; &quot;api-&quot;&amp;[.B54]&amp;&quot;-image&quot;    &amp;&quot;|&quot;&amp;[.G54]&amp;CHAR(10))">
            <text:p/>
          </table:table-cell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office:value-type="string" calcext:value-type="string">
            <text:p>xowa.gui.page.edit.save</text:p>
          </table:table-cell>
          <table:table-cell table:number-columns-repeated="5"/>
          <table:table-cell table:style-name="ce16" table:formula="of:=IF([.C55]=&quot;&quot;; &quot;&quot;; &quot;api-&quot;&amp;[.B55]&amp;&quot;-name&quot;     &amp;&quot;|&quot;&amp;[.C55]&amp;CHAR(10)) &amp;IF([.D55]=&quot;&quot;; &quot;&quot;; &quot;api-&quot;&amp;[.B55]&amp;&quot;-tip&quot;      &amp;&quot;|&quot;&amp;REPLACEMACRO([.D55];&quot;|&quot;;&quot;\u007C&quot;)&amp;CHAR(10)) &amp;IF([.E55]=&quot;&quot;; &quot;&quot;; &quot;api-&quot;&amp;[.B55]&amp;&quot;-letter&quot;   &amp;&quot;|&quot;&amp;[.E55]&amp;CHAR(10)) &amp;IF([.F55]=&quot;&quot;; &quot;&quot;; &quot;api-&quot;&amp;[.B55]&amp;&quot;-shortcut&quot; &amp;&quot;|&quot;&amp;[.F55]&amp;CHAR(10)) &amp;IF([.G55]=&quot;&quot;; &quot;&quot;; &quot;api-&quot;&amp;[.B55]&amp;&quot;-image&quot;    &amp;&quot;|&quot;&amp;[.G55]&amp;CHAR(10))">
            <text:p/>
          </table:table-cell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office:value-type="string" calcext:value-type="string">
            <text:p>xowa.gui.page.edit.save_draft</text:p>
          </table:table-cell>
          <table:table-cell table:number-columns-repeated="5"/>
          <table:table-cell table:style-name="ce16" table:formula="of:=IF([.C56]=&quot;&quot;; &quot;&quot;; &quot;api-&quot;&amp;[.B56]&amp;&quot;-name&quot;     &amp;&quot;|&quot;&amp;[.C56]&amp;CHAR(10)) &amp;IF([.D56]=&quot;&quot;; &quot;&quot;; &quot;api-&quot;&amp;[.B56]&amp;&quot;-tip&quot;      &amp;&quot;|&quot;&amp;REPLACEMACRO([.D56];&quot;|&quot;;&quot;\u007C&quot;)&amp;CHAR(10)) &amp;IF([.E56]=&quot;&quot;; &quot;&quot;; &quot;api-&quot;&amp;[.B56]&amp;&quot;-letter&quot;   &amp;&quot;|&quot;&amp;[.E56]&amp;CHAR(10)) &amp;IF([.F56]=&quot;&quot;; &quot;&quot;; &quot;api-&quot;&amp;[.B56]&amp;&quot;-shortcut&quot; &amp;&quot;|&quot;&amp;[.F56]&amp;CHAR(10)) &amp;IF([.G56]=&quot;&quot;; &quot;&quot;; &quot;api-&quot;&amp;[.B56]&amp;&quot;-image&quot;    &amp;&quot;|&quot;&amp;[.G56]&amp;CHAR(10))">
            <text:p/>
          </table:table-cell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xowa.gui.page.edit.preview</text:p>
          </table:table-cell>
          <table:table-cell table:number-columns-repeated="5"/>
          <table:table-cell table:style-name="ce16" table:formula="of:=IF([.C57]=&quot;&quot;; &quot;&quot;; &quot;api-&quot;&amp;[.B57]&amp;&quot;-name&quot;     &amp;&quot;|&quot;&amp;[.C57]&amp;CHAR(10)) &amp;IF([.D57]=&quot;&quot;; &quot;&quot;; &quot;api-&quot;&amp;[.B57]&amp;&quot;-tip&quot;      &amp;&quot;|&quot;&amp;REPLACEMACRO([.D57];&quot;|&quot;;&quot;\u007C&quot;)&amp;CHAR(10)) &amp;IF([.E57]=&quot;&quot;; &quot;&quot;; &quot;api-&quot;&amp;[.B57]&amp;&quot;-letter&quot;   &amp;&quot;|&quot;&amp;[.E57]&amp;CHAR(10)) &amp;IF([.F57]=&quot;&quot;; &quot;&quot;; &quot;api-&quot;&amp;[.B57]&amp;&quot;-shortcut&quot; &amp;&quot;|&quot;&amp;[.F57]&amp;CHAR(10)) &amp;IF([.G57]=&quot;&quot;; &quot;&quot;; &quot;api-&quot;&amp;[.B57]&amp;&quot;-image&quot;    &amp;&quot;|&quot;&amp;[.G57]&amp;CHAR(10))">
            <text:p/>
          </table:table-cell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office:value-type="string" calcext:value-type="string">
            <text:p>xowa.gui.page.edit.dbg_tmpl</text:p>
          </table:table-cell>
          <table:table-cell table:number-columns-repeated="5"/>
          <table:table-cell table:style-name="ce16" table:formula="of:=IF([.C58]=&quot;&quot;; &quot;&quot;; &quot;api-&quot;&amp;[.B58]&amp;&quot;-name&quot;     &amp;&quot;|&quot;&amp;[.C58]&amp;CHAR(10)) &amp;IF([.D58]=&quot;&quot;; &quot;&quot;; &quot;api-&quot;&amp;[.B58]&amp;&quot;-tip&quot;      &amp;&quot;|&quot;&amp;REPLACEMACRO([.D58];&quot;|&quot;;&quot;\u007C&quot;)&amp;CHAR(10)) &amp;IF([.E58]=&quot;&quot;; &quot;&quot;; &quot;api-&quot;&amp;[.B58]&amp;&quot;-letter&quot;   &amp;&quot;|&quot;&amp;[.E58]&amp;CHAR(10)) &amp;IF([.F58]=&quot;&quot;; &quot;&quot;; &quot;api-&quot;&amp;[.B58]&amp;&quot;-shortcut&quot; &amp;&quot;|&quot;&amp;[.F58]&amp;CHAR(10)) &amp;IF([.G58]=&quot;&quot;; &quot;&quot;; &quot;api-&quot;&amp;[.B58]&amp;&quot;-image&quot;    &amp;&quot;|&quot;&amp;[.G58]&amp;CHAR(10))">
            <text:p/>
          </table:table-cell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office:value-type="string" calcext:value-type="string">
            <text:p>xowa.gui.page.edit.dbg_html</text:p>
          </table:table-cell>
          <table:table-cell table:number-columns-repeated="5"/>
          <table:table-cell table:style-name="ce16" table:formula="of:=IF([.C59]=&quot;&quot;; &quot;&quot;; &quot;api-&quot;&amp;[.B59]&amp;&quot;-name&quot;     &amp;&quot;|&quot;&amp;[.C59]&amp;CHAR(10)) &amp;IF([.D59]=&quot;&quot;; &quot;&quot;; &quot;api-&quot;&amp;[.B59]&amp;&quot;-tip&quot;      &amp;&quot;|&quot;&amp;REPLACEMACRO([.D59];&quot;|&quot;;&quot;\u007C&quot;)&amp;CHAR(10)) &amp;IF([.E59]=&quot;&quot;; &quot;&quot;; &quot;api-&quot;&amp;[.B59]&amp;&quot;-letter&quot;   &amp;&quot;|&quot;&amp;[.E59]&amp;CHAR(10)) &amp;IF([.F59]=&quot;&quot;; &quot;&quot;; &quot;api-&quot;&amp;[.B59]&amp;&quot;-shortcut&quot; &amp;&quot;|&quot;&amp;[.F59]&amp;CHAR(10)) &amp;IF([.G59]=&quot;&quot;; &quot;&quot;; &quot;api-&quot;&amp;[.B59]&amp;&quot;-image&quot;    &amp;&quot;|&quot;&amp;[.G59]&amp;CHAR(10))">
            <text:p/>
          </table:table-cell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office:value-type="string" calcext:value-type="string">
            <text:p>xowa.gui.page.edit.exec</text:p>
          </table:table-cell>
          <table:table-cell table:number-columns-repeated="5"/>
          <table:table-cell table:style-name="ce16" table:formula="of:=IF([.C60]=&quot;&quot;; &quot;&quot;; &quot;api-&quot;&amp;[.B60]&amp;&quot;-name&quot;     &amp;&quot;|&quot;&amp;[.C60]&amp;CHAR(10)) &amp;IF([.D60]=&quot;&quot;; &quot;&quot;; &quot;api-&quot;&amp;[.B60]&amp;&quot;-tip&quot;      &amp;&quot;|&quot;&amp;REPLACEMACRO([.D60];&quot;|&quot;;&quot;\u007C&quot;)&amp;CHAR(10)) &amp;IF([.E60]=&quot;&quot;; &quot;&quot;; &quot;api-&quot;&amp;[.B60]&amp;&quot;-letter&quot;   &amp;&quot;|&quot;&amp;[.E60]&amp;CHAR(10)) &amp;IF([.F60]=&quot;&quot;; &quot;&quot;; &quot;api-&quot;&amp;[.B60]&amp;&quot;-shortcut&quot; &amp;&quot;|&quot;&amp;[.F60]&amp;CHAR(10)) &amp;IF([.G60]=&quot;&quot;; &quot;&quot;; &quot;api-&quot;&amp;[.B60]&amp;&quot;-image&quot;    &amp;&quot;|&quot;&amp;[.G60]&amp;CHAR(10))">
            <text:p/>
          </table:table-cell>
        </table:table-row>
        <table:table-row table:style-name="ro1"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xowa.gui.menus.group.file</text:p>
          </table:table-cell>
          <table:table-cell office:value-type="string" calcext:value-type="string">
            <text:p>文件</text:p>
          </table:table-cell>
          <table:table-cell table:style-name="ce10" table:number-columns-repeated="4"/>
          <table:table-cell table:style-name="ce16" table:formula="of:=IF([.C61]=&quot;&quot;; &quot;&quot;; &quot;api-&quot;&amp;[.B61]&amp;&quot;-name&quot;     &amp;&quot;|&quot;&amp;[.C61]&amp;CHAR(10)) &amp;IF([.D61]=&quot;&quot;; &quot;&quot;; &quot;api-&quot;&amp;[.B61]&amp;&quot;-tip&quot;      &amp;&quot;|&quot;&amp;REPLACEMACRO([.D61];&quot;|&quot;;&quot;\u007C&quot;)&amp;CHAR(10)) &amp;IF([.E61]=&quot;&quot;; &quot;&quot;; &quot;api-&quot;&amp;[.B61]&amp;&quot;-letter&quot;   &amp;&quot;|&quot;&amp;[.E61]&amp;CHAR(10)) &amp;IF([.F61]=&quot;&quot;; &quot;&quot;; &quot;api-&quot;&amp;[.B61]&amp;&quot;-shortcut&quot; &amp;&quot;|&quot;&amp;[.F61]&amp;CHAR(10)) &amp;IF([.G61]=&quot;&quot;; &quot;&quot;; &quot;api-&quot;&amp;[.B61]&amp;&quot;-image&quot;    &amp;&quot;|&quot;&amp;[.G61]&amp;CHAR(10))" office:value-type="string" office:string-value="api-xowa.gui.menus.group.file-name|文件&#10;" calcext:value-type="string">
            <text:p>api-xowa.gui.menus.group.file-name|文件</text:p>
            <text:p/>
          </table:table-cell>
        </table:table-row>
        <table:table-row table:style-name="ro1">
          <table:table-cell table:style-name="ce10" office:value-type="float" office:value="61" calcext:value-type="float">
            <text:p>61</text:p>
          </table:table-cell>
          <table:table-cell table:style-name="ce10" office:value-type="string" calcext:value-type="string">
            <text:p>xowa.gui.menus.group.edit</text:p>
          </table:table-cell>
          <table:table-cell office:value-type="string" calcext:value-type="string">
            <text:p>編輯</text:p>
          </table:table-cell>
          <table:table-cell table:style-name="ce10" table:number-columns-repeated="4"/>
          <table:table-cell table:style-name="ce16" table:formula="of:=IF([.C62]=&quot;&quot;; &quot;&quot;; &quot;api-&quot;&amp;[.B62]&amp;&quot;-name&quot;     &amp;&quot;|&quot;&amp;[.C62]&amp;CHAR(10)) &amp;IF([.D62]=&quot;&quot;; &quot;&quot;; &quot;api-&quot;&amp;[.B62]&amp;&quot;-tip&quot;      &amp;&quot;|&quot;&amp;REPLACEMACRO([.D62];&quot;|&quot;;&quot;\u007C&quot;)&amp;CHAR(10)) &amp;IF([.E62]=&quot;&quot;; &quot;&quot;; &quot;api-&quot;&amp;[.B62]&amp;&quot;-letter&quot;   &amp;&quot;|&quot;&amp;[.E62]&amp;CHAR(10)) &amp;IF([.F62]=&quot;&quot;; &quot;&quot;; &quot;api-&quot;&amp;[.B62]&amp;&quot;-shortcut&quot; &amp;&quot;|&quot;&amp;[.F62]&amp;CHAR(10)) &amp;IF([.G62]=&quot;&quot;; &quot;&quot;; &quot;api-&quot;&amp;[.B62]&amp;&quot;-image&quot;    &amp;&quot;|&quot;&amp;[.G62]&amp;CHAR(10))" office:value-type="string" office:string-value="api-xowa.gui.menus.group.edit-name|編輯&#10;" calcext:value-type="string">
            <text:p>api-xowa.gui.menus.group.edit-name|編輯</text:p>
            <text:p/>
          </table:table-cell>
        </table:table-row>
        <table:table-row table:style-name="ro1">
          <table:table-cell table:style-name="ce10" office:value-type="float" office:value="62" calcext:value-type="float">
            <text:p>62</text:p>
          </table:table-cell>
          <table:table-cell table:style-name="ce10" office:value-type="string" calcext:value-type="string">
            <text:p>xowa.gui.menus.group.view</text:p>
          </table:table-cell>
          <table:table-cell office:value-type="string" calcext:value-type="string">
            <text:p>查看</text:p>
          </table:table-cell>
          <table:table-cell table:style-name="ce10" table:number-columns-repeated="4"/>
          <table:table-cell table:style-name="ce16" table:formula="of:=IF([.C63]=&quot;&quot;; &quot;&quot;; &quot;api-&quot;&amp;[.B63]&amp;&quot;-name&quot;     &amp;&quot;|&quot;&amp;[.C63]&amp;CHAR(10)) &amp;IF([.D63]=&quot;&quot;; &quot;&quot;; &quot;api-&quot;&amp;[.B63]&amp;&quot;-tip&quot;      &amp;&quot;|&quot;&amp;REPLACEMACRO([.D63];&quot;|&quot;;&quot;\u007C&quot;)&amp;CHAR(10)) &amp;IF([.E63]=&quot;&quot;; &quot;&quot;; &quot;api-&quot;&amp;[.B63]&amp;&quot;-letter&quot;   &amp;&quot;|&quot;&amp;[.E63]&amp;CHAR(10)) &amp;IF([.F63]=&quot;&quot;; &quot;&quot;; &quot;api-&quot;&amp;[.B63]&amp;&quot;-shortcut&quot; &amp;&quot;|&quot;&amp;[.F63]&amp;CHAR(10)) &amp;IF([.G63]=&quot;&quot;; &quot;&quot;; &quot;api-&quot;&amp;[.B63]&amp;&quot;-image&quot;    &amp;&quot;|&quot;&amp;[.G63]&amp;CHAR(10))" office:value-type="string" office:string-value="api-xowa.gui.menus.group.view-name|查看&#10;" calcext:value-type="string">
            <text:p>api-xowa.gui.menus.group.view-name|查看</text:p>
            <text:p/>
          </table:table-cell>
        </table:table-row>
        <table:table-row table:style-name="ro1">
          <table:table-cell table:style-name="ce10" office:value-type="float" office:value="63" calcext:value-type="float">
            <text:p>63</text:p>
          </table:table-cell>
          <table:table-cell table:style-name="ce10" office:value-type="string" calcext:value-type="string">
            <text:p>xowa.gui.menus.group.history</text:p>
          </table:table-cell>
          <table:table-cell office:value-type="string" calcext:value-type="string">
            <text:p>歷史</text:p>
          </table:table-cell>
          <table:table-cell/>
          <table:table-cell table:style-name="ce10" table:number-columns-repeated="3"/>
          <table:table-cell table:style-name="ce16" table:formula="of:=IF([.C64]=&quot;&quot;; &quot;&quot;; &quot;api-&quot;&amp;[.B64]&amp;&quot;-name&quot;     &amp;&quot;|&quot;&amp;[.C64]&amp;CHAR(10)) &amp;IF([.D64]=&quot;&quot;; &quot;&quot;; &quot;api-&quot;&amp;[.B64]&amp;&quot;-tip&quot;      &amp;&quot;|&quot;&amp;REPLACEMACRO([.D64];&quot;|&quot;;&quot;\u007C&quot;)&amp;CHAR(10)) &amp;IF([.E64]=&quot;&quot;; &quot;&quot;; &quot;api-&quot;&amp;[.B64]&amp;&quot;-letter&quot;   &amp;&quot;|&quot;&amp;[.E64]&amp;CHAR(10)) &amp;IF([.F64]=&quot;&quot;; &quot;&quot;; &quot;api-&quot;&amp;[.B64]&amp;&quot;-shortcut&quot; &amp;&quot;|&quot;&amp;[.F64]&amp;CHAR(10)) &amp;IF([.G64]=&quot;&quot;; &quot;&quot;; &quot;api-&quot;&amp;[.B64]&amp;&quot;-image&quot;    &amp;&quot;|&quot;&amp;[.G64]&amp;CHAR(10))" office:value-type="string" office:string-value="api-xowa.gui.menus.group.history-name|歷史&#10;" calcext:value-type="string">
            <text:p>api-xowa.gui.menus.group.history-name|歷史</text:p>
            <text:p/>
          </table:table-cell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xowa.gui.menus.group.bookmarks</text:p>
          </table:table-cell>
          <table:table-cell office:value-type="string" calcext:value-type="string">
            <text:p>书签</text:p>
          </table:table-cell>
          <table:table-cell table:style-name="ce10" table:number-columns-repeated="4"/>
          <table:table-cell table:style-name="ce16" table:formula="of:=IF([.C65]=&quot;&quot;; &quot;&quot;; &quot;api-&quot;&amp;[.B65]&amp;&quot;-name&quot;     &amp;&quot;|&quot;&amp;[.C65]&amp;CHAR(10)) &amp;IF([.D65]=&quot;&quot;; &quot;&quot;; &quot;api-&quot;&amp;[.B65]&amp;&quot;-tip&quot;      &amp;&quot;|&quot;&amp;REPLACEMACRO([.D65];&quot;|&quot;;&quot;\u007C&quot;)&amp;CHAR(10)) &amp;IF([.E65]=&quot;&quot;; &quot;&quot;; &quot;api-&quot;&amp;[.B65]&amp;&quot;-letter&quot;   &amp;&quot;|&quot;&amp;[.E65]&amp;CHAR(10)) &amp;IF([.F65]=&quot;&quot;; &quot;&quot;; &quot;api-&quot;&amp;[.B65]&amp;&quot;-shortcut&quot; &amp;&quot;|&quot;&amp;[.F65]&amp;CHAR(10)) &amp;IF([.G65]=&quot;&quot;; &quot;&quot;; &quot;api-&quot;&amp;[.B65]&amp;&quot;-image&quot;    &amp;&quot;|&quot;&amp;[.G65]&amp;CHAR(10))" office:value-type="string" office:string-value="api-xowa.gui.menus.group.bookmarks-name|书签&#10;" calcext:value-type="string">
            <text:p>api-xowa.gui.menus.group.bookmarks-name|书签</text:p>
            <text:p/>
          </table:table-cell>
        </table:table-row>
        <table:table-row table:style-name="ro1">
          <table:table-cell table:style-name="ce10" office:value-type="float" office:value="65" calcext:value-type="float">
            <text:p>65</text:p>
          </table:table-cell>
          <table:table-cell table:style-name="ce10" office:value-type="string" calcext:value-type="string">
            <text:p>xowa.gui.menus.group.tools</text:p>
          </table:table-cell>
          <table:table-cell office:value-type="string" calcext:value-type="string">
            <text:p>工具</text:p>
          </table:table-cell>
          <table:table-cell table:style-name="ce10" table:number-columns-repeated="4"/>
          <table:table-cell table:style-name="ce16" table:formula="of:=IF([.C66]=&quot;&quot;; &quot;&quot;; &quot;api-&quot;&amp;[.B66]&amp;&quot;-name&quot;     &amp;&quot;|&quot;&amp;[.C66]&amp;CHAR(10)) &amp;IF([.D66]=&quot;&quot;; &quot;&quot;; &quot;api-&quot;&amp;[.B66]&amp;&quot;-tip&quot;      &amp;&quot;|&quot;&amp;REPLACEMACRO([.D66];&quot;|&quot;;&quot;\u007C&quot;)&amp;CHAR(10)) &amp;IF([.E66]=&quot;&quot;; &quot;&quot;; &quot;api-&quot;&amp;[.B66]&amp;&quot;-letter&quot;   &amp;&quot;|&quot;&amp;[.E66]&amp;CHAR(10)) &amp;IF([.F66]=&quot;&quot;; &quot;&quot;; &quot;api-&quot;&amp;[.B66]&amp;&quot;-shortcut&quot; &amp;&quot;|&quot;&amp;[.F66]&amp;CHAR(10)) &amp;IF([.G66]=&quot;&quot;; &quot;&quot;; &quot;api-&quot;&amp;[.B66]&amp;&quot;-image&quot;    &amp;&quot;|&quot;&amp;[.G66]&amp;CHAR(10))" office:value-type="string" office:string-value="api-xowa.gui.menus.group.tools-name|工具&#10;" calcext:value-type="string">
            <text:p>api-xowa.gui.menus.group.tools-name|工具</text:p>
            <text:p/>
          </table:table-cell>
        </table:table-row>
        <table:table-row table:style-name="ro1"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xowa.gui.menus.group.help</text:p>
          </table:table-cell>
          <table:table-cell office:value-type="string" calcext:value-type="string">
            <text:p>幫助</text:p>
          </table:table-cell>
          <table:table-cell table:style-name="ce10" table:number-columns-repeated="4"/>
          <table:table-cell table:style-name="ce16" table:formula="of:=IF([.C67]=&quot;&quot;; &quot;&quot;; &quot;api-&quot;&amp;[.B67]&amp;&quot;-name&quot;     &amp;&quot;|&quot;&amp;[.C67]&amp;CHAR(10)) &amp;IF([.D67]=&quot;&quot;; &quot;&quot;; &quot;api-&quot;&amp;[.B67]&amp;&quot;-tip&quot;      &amp;&quot;|&quot;&amp;REPLACEMACRO([.D67];&quot;|&quot;;&quot;\u007C&quot;)&amp;CHAR(10)) &amp;IF([.E67]=&quot;&quot;; &quot;&quot;; &quot;api-&quot;&amp;[.B67]&amp;&quot;-letter&quot;   &amp;&quot;|&quot;&amp;[.E67]&amp;CHAR(10)) &amp;IF([.F67]=&quot;&quot;; &quot;&quot;; &quot;api-&quot;&amp;[.B67]&amp;&quot;-shortcut&quot; &amp;&quot;|&quot;&amp;[.F67]&amp;CHAR(10)) &amp;IF([.G67]=&quot;&quot;; &quot;&quot;; &quot;api-&quot;&amp;[.B67]&amp;&quot;-image&quot;    &amp;&quot;|&quot;&amp;[.G67]&amp;CHAR(10))" office:value-type="string" office:string-value="api-xowa.gui.menus.group.help-name|幫助&#10;" calcext:value-type="string">
            <text:p>api-xowa.gui.menus.group.help-name|幫助</text:p>
            <text:p/>
          </table:table-cell>
        </table:table-row>
        <table:table-row table:style-name="ro1">
          <table:table-cell table:style-name="ce10" office:value-type="float" office:value="67" calcext:value-type="float">
            <text:p>67</text:p>
          </table:table-cell>
          <table:table-cell table:style-name="ce10" office:value-type="string" calcext:value-type="string">
            <text:p>xowa.gui.menus.group.tabs</text:p>
          </table:table-cell>
          <table:table-cell table:style-name="ce10"/>
          <table:table-cell/>
          <table:table-cell table:style-name="ce10" table:number-columns-repeated="3"/>
          <table:table-cell table:style-name="ce16" table:formula="of:=IF([.C68]=&quot;&quot;; &quot;&quot;; &quot;api-&quot;&amp;[.B68]&amp;&quot;-name&quot;     &amp;&quot;|&quot;&amp;[.C68]&amp;CHAR(10)) &amp;IF([.D68]=&quot;&quot;; &quot;&quot;; &quot;api-&quot;&amp;[.B68]&amp;&quot;-tip&quot;      &amp;&quot;|&quot;&amp;REPLACEMACRO([.D68];&quot;|&quot;;&quot;\u007C&quot;)&amp;CHAR(10)) &amp;IF([.E68]=&quot;&quot;; &quot;&quot;; &quot;api-&quot;&amp;[.B68]&amp;&quot;-letter&quot;   &amp;&quot;|&quot;&amp;[.E68]&amp;CHAR(10)) &amp;IF([.F68]=&quot;&quot;; &quot;&quot;; &quot;api-&quot;&amp;[.B68]&amp;&quot;-shortcut&quot; &amp;&quot;|&quot;&amp;[.F68]&amp;CHAR(10)) &amp;IF([.G68]=&quot;&quot;; &quot;&quot;; &quot;api-&quot;&amp;[.B68]&amp;&quot;-image&quot;    &amp;&quot;|&quot;&amp;[.G68]&amp;CHAR(10))">
            <text:p/>
          </table:table-cell>
        </table:table-row>
        <table:table-row table:style-name="ro1">
          <table:table-cell table:style-name="ce10" office:value-type="float" office:value="68" calcext:value-type="float">
            <text:p>68</text:p>
          </table:table-cell>
          <table:table-cell table:style-name="ce10" office:value-type="string" calcext:value-type="string">
            <text:p>xowa.gui.menus.group.system_data</text:p>
          </table:table-cell>
          <table:table-cell table:style-name="ce10" table:number-columns-repeated="5"/>
          <table:table-cell table:style-name="ce16" table:formula="of:=IF([.C69]=&quot;&quot;; &quot;&quot;; &quot;api-&quot;&amp;[.B69]&amp;&quot;-name&quot;     &amp;&quot;|&quot;&amp;[.C69]&amp;CHAR(10)) &amp;IF([.D69]=&quot;&quot;; &quot;&quot;; &quot;api-&quot;&amp;[.B69]&amp;&quot;-tip&quot;      &amp;&quot;|&quot;&amp;REPLACEMACRO([.D69];&quot;|&quot;;&quot;\u007C&quot;)&amp;CHAR(10)) &amp;IF([.E69]=&quot;&quot;; &quot;&quot;; &quot;api-&quot;&amp;[.B69]&amp;&quot;-letter&quot;   &amp;&quot;|&quot;&amp;[.E69]&amp;CHAR(10)) &amp;IF([.F69]=&quot;&quot;; &quot;&quot;; &quot;api-&quot;&amp;[.B69]&amp;&quot;-shortcut&quot; &amp;&quot;|&quot;&amp;[.F69]&amp;CHAR(10)) &amp;IF([.G69]=&quot;&quot;; &quot;&quot;; &quot;api-&quot;&amp;[.B69]&amp;&quot;-image&quot;    &amp;&quot;|&quot;&amp;[.G69]&amp;CHAR(10))">
            <text:p/>
          </table:table-cell>
        </table:table-row>
        <table:table-row table:style-name="ro1">
          <table:table-cell table:style-name="ce10" office:value-type="float" office:value="69" calcext:value-type="float">
            <text:p>69</text:p>
          </table:table-cell>
          <table:table-cell table:style-name="ce10" office:value-type="string" calcext:value-type="string">
            <text:p>xowa.gui.menus.group.wikis</text:p>
          </table:table-cell>
          <table:table-cell table:style-name="ce10" table:number-columns-repeated="5"/>
          <table:table-cell table:style-name="ce16" table:formula="of:=IF([.C70]=&quot;&quot;; &quot;&quot;; &quot;api-&quot;&amp;[.B70]&amp;&quot;-name&quot;     &amp;&quot;|&quot;&amp;[.C70]&amp;CHAR(10)) &amp;IF([.D70]=&quot;&quot;; &quot;&quot;; &quot;api-&quot;&amp;[.B70]&amp;&quot;-tip&quot;      &amp;&quot;|&quot;&amp;REPLACEMACRO([.D70];&quot;|&quot;;&quot;\u007C&quot;)&amp;CHAR(10)) &amp;IF([.E70]=&quot;&quot;; &quot;&quot;; &quot;api-&quot;&amp;[.B70]&amp;&quot;-letter&quot;   &amp;&quot;|&quot;&amp;[.E70]&amp;CHAR(10)) &amp;IF([.F70]=&quot;&quot;; &quot;&quot;; &quot;api-&quot;&amp;[.B70]&amp;&quot;-shortcut&quot; &amp;&quot;|&quot;&amp;[.F70]&amp;CHAR(10)) &amp;IF([.G70]=&quot;&quot;; &quot;&quot;; &quot;api-&quot;&amp;[.B70]&amp;&quot;-image&quot;    &amp;&quot;|&quot;&amp;[.G70]&amp;CHAR(10))">
            <text:p/>
          </table:table-cell>
        </table:table-row>
        <table:table-row table:style-name="ro1"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xowa.gui.browser.url.focus</text:p>
          </table:table-cell>
          <table:table-cell table:number-columns-repeated="5"/>
          <table:table-cell table:style-name="ce16" table:formula="of:=IF([.C71]=&quot;&quot;; &quot;&quot;; &quot;api-&quot;&amp;[.B71]&amp;&quot;-name&quot;     &amp;&quot;|&quot;&amp;[.C71]&amp;CHAR(10)) &amp;IF([.D71]=&quot;&quot;; &quot;&quot;; &quot;api-&quot;&amp;[.B71]&amp;&quot;-tip&quot;      &amp;&quot;|&quot;&amp;REPLACEMACRO([.D71];&quot;|&quot;;&quot;\u007C&quot;)&amp;CHAR(10)) &amp;IF([.E71]=&quot;&quot;; &quot;&quot;; &quot;api-&quot;&amp;[.B71]&amp;&quot;-letter&quot;   &amp;&quot;|&quot;&amp;[.E71]&amp;CHAR(10)) &amp;IF([.F71]=&quot;&quot;; &quot;&quot;; &quot;api-&quot;&amp;[.B71]&amp;&quot;-shortcut&quot; &amp;&quot;|&quot;&amp;[.F71]&amp;CHAR(10)) &amp;IF([.G71]=&quot;&quot;; &quot;&quot;; &quot;api-&quot;&amp;[.B71]&amp;&quot;-image&quot;    &amp;&quot;|&quot;&amp;[.G71]&amp;CHAR(10))">
            <text:p/>
          </table:table-cell>
        </table:table-row>
        <table:table-row table:style-name="ro1">
          <table:table-cell table:style-name="ce10" office:value-type="float" office:value="71" calcext:value-type="float">
            <text:p>71</text:p>
          </table:table-cell>
          <table:table-cell table:style-name="ce13" office:value-type="string" calcext:value-type="string">
            <text:p>xowa.gui.browser.url.exec</text:p>
          </table:table-cell>
          <table:table-cell table:number-columns-repeated="5"/>
          <table:table-cell table:style-name="ce16" table:formula="of:=IF([.C72]=&quot;&quot;; &quot;&quot;; &quot;api-&quot;&amp;[.B72]&amp;&quot;-name&quot;     &amp;&quot;|&quot;&amp;[.C72]&amp;CHAR(10)) &amp;IF([.D72]=&quot;&quot;; &quot;&quot;; &quot;api-&quot;&amp;[.B72]&amp;&quot;-tip&quot;      &amp;&quot;|&quot;&amp;REPLACEMACRO([.D72];&quot;|&quot;;&quot;\u007C&quot;)&amp;CHAR(10)) &amp;IF([.E72]=&quot;&quot;; &quot;&quot;; &quot;api-&quot;&amp;[.B72]&amp;&quot;-letter&quot;   &amp;&quot;|&quot;&amp;[.E72]&amp;CHAR(10)) &amp;IF([.F72]=&quot;&quot;; &quot;&quot;; &quot;api-&quot;&amp;[.B72]&amp;&quot;-shortcut&quot; &amp;&quot;|&quot;&amp;[.F72]&amp;CHAR(10)) &amp;IF([.G72]=&quot;&quot;; &quot;&quot;; &quot;api-&quot;&amp;[.B72]&amp;&quot;-image&quot;    &amp;&quot;|&quot;&amp;[.G72]&amp;CHAR(10))">
            <text:p/>
          </table:table-cell>
        </table:table-row>
        <table:table-row table:style-name="ro1">
          <table:table-cell table:style-name="ce10" office:value-type="float" office:value="72" calcext:value-type="float">
            <text:p>72</text:p>
          </table:table-cell>
          <table:table-cell table:style-name="ce13" office:value-type="string" calcext:value-type="string">
            <text:p>xowa.gui.browser.url.exec_by_paste</text:p>
          </table:table-cell>
          <table:table-cell table:number-columns-repeated="5"/>
          <table:table-cell table:style-name="ce16" table:formula="of:=IF([.C73]=&quot;&quot;; &quot;&quot;; &quot;api-&quot;&amp;[.B73]&amp;&quot;-name&quot;     &amp;&quot;|&quot;&amp;[.C73]&amp;CHAR(10)) &amp;IF([.D73]=&quot;&quot;; &quot;&quot;; &quot;api-&quot;&amp;[.B73]&amp;&quot;-tip&quot;      &amp;&quot;|&quot;&amp;REPLACEMACRO([.D73];&quot;|&quot;;&quot;\u007C&quot;)&amp;CHAR(10)) &amp;IF([.E73]=&quot;&quot;; &quot;&quot;; &quot;api-&quot;&amp;[.B73]&amp;&quot;-letter&quot;   &amp;&quot;|&quot;&amp;[.E73]&amp;CHAR(10)) &amp;IF([.F73]=&quot;&quot;; &quot;&quot;; &quot;api-&quot;&amp;[.B73]&amp;&quot;-shortcut&quot; &amp;&quot;|&quot;&amp;[.F73]&amp;CHAR(10)) &amp;IF([.G73]=&quot;&quot;; &quot;&quot;; &quot;api-&quot;&amp;[.B73]&amp;&quot;-image&quot;    &amp;&quot;|&quot;&amp;[.G73]&amp;CHAR(10))">
            <text:p/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xowa.gui.browser.url.exec_new_tab_by_paste</text:p>
          </table:table-cell>
          <table:table-cell table:style-name="ce2" table:number-columns-repeated="5"/>
          <table:table-cell table:style-name="ce7" table:formula="of:=IF([.C74]=&quot;&quot;; &quot;&quot;; &quot;api-&quot;&amp;[.B74]&amp;&quot;-name&quot;     &amp;&quot;|&quot;&amp;[.C74]&amp;CHAR(10)) &amp;IF([.D74]=&quot;&quot;; &quot;&quot;; &quot;api-&quot;&amp;[.B74]&amp;&quot;-tip&quot;      &amp;&quot;|&quot;&amp;&quot;|&quot;&amp;REPLACEMACRO([.D74];&quot;|&quot;;&quot;\u007C&quot;)&amp;CHAR(10)) &amp;IF([.E74]=&quot;&quot;; &quot;&quot;; &quot;api-&quot;&amp;[.B74]&amp;&quot;-letter&quot;   &amp;&quot;|&quot;&amp;[.E74]&amp;CHAR(10)) &amp;IF([.F74]=&quot;&quot;; &quot;&quot;; &quot;api-&quot;&amp;[.B74]&amp;&quot;-shortcut&quot; &amp;&quot;|&quot;&amp;[.F74]&amp;CHAR(10)) &amp;IF([.G74]=&quot;&quot;; &quot;&quot;; &quot;api-&quot;&amp;[.B74]&amp;&quot;-image&quot;    &amp;&quot;|&quot;&amp;[.G74]&amp;CHAR(10))">
            <text:p/>
          </table:table-cell>
        </table:table-row>
        <table:table-row table:style-name="ro1">
          <table:table-cell table:style-name="ce10" office:value-type="float" office:value="73" calcext:value-type="float">
            <text:p>73</text:p>
          </table:table-cell>
          <table:table-cell office:value-type="string" calcext:value-type="string">
            <text:p>xowa.gui.browser.search.focus</text:p>
          </table:table-cell>
          <table:table-cell table:number-columns-repeated="5"/>
          <table:table-cell table:style-name="ce16" table:formula="of:=IF([.C75]=&quot;&quot;; &quot;&quot;; &quot;api-&quot;&amp;[.B75]&amp;&quot;-name&quot;     &amp;&quot;|&quot;&amp;[.C75]&amp;CHAR(10)) &amp;IF([.D75]=&quot;&quot;; &quot;&quot;; &quot;api-&quot;&amp;[.B75]&amp;&quot;-tip&quot;      &amp;&quot;|&quot;&amp;REPLACEMACRO([.D75];&quot;|&quot;;&quot;\u007C&quot;)&amp;CHAR(10)) &amp;IF([.E75]=&quot;&quot;; &quot;&quot;; &quot;api-&quot;&amp;[.B75]&amp;&quot;-letter&quot;   &amp;&quot;|&quot;&amp;[.E75]&amp;CHAR(10)) &amp;IF([.F75]=&quot;&quot;; &quot;&quot;; &quot;api-&quot;&amp;[.B75]&amp;&quot;-shortcut&quot; &amp;&quot;|&quot;&amp;[.F75]&amp;CHAR(10)) &amp;IF([.G75]=&quot;&quot;; &quot;&quot;; &quot;api-&quot;&amp;[.B75]&amp;&quot;-image&quot;    &amp;&quot;|&quot;&amp;[.G75]&amp;CHAR(10))">
            <text:p/>
          </table:table-cell>
        </table:table-row>
        <table:table-row table:style-name="ro1">
          <table:table-cell table:style-name="ce10" office:value-type="float" office:value="74" calcext:value-type="float">
            <text:p>74</text:p>
          </table:table-cell>
          <table:table-cell office:value-type="string" calcext:value-type="string">
            <text:p>xowa.gui.browser.search.exec</text:p>
          </table:table-cell>
          <table:table-cell table:number-columns-repeated="5"/>
          <table:table-cell table:style-name="ce16" table:formula="of:=IF([.C76]=&quot;&quot;; &quot;&quot;; &quot;api-&quot;&amp;[.B76]&amp;&quot;-name&quot;     &amp;&quot;|&quot;&amp;[.C76]&amp;CHAR(10)) &amp;IF([.D76]=&quot;&quot;; &quot;&quot;; &quot;api-&quot;&amp;[.B76]&amp;&quot;-tip&quot;      &amp;&quot;|&quot;&amp;REPLACEMACRO([.D76];&quot;|&quot;;&quot;\u007C&quot;)&amp;CHAR(10)) &amp;IF([.E76]=&quot;&quot;; &quot;&quot;; &quot;api-&quot;&amp;[.B76]&amp;&quot;-letter&quot;   &amp;&quot;|&quot;&amp;[.E76]&amp;CHAR(10)) &amp;IF([.F76]=&quot;&quot;; &quot;&quot;; &quot;api-&quot;&amp;[.B76]&amp;&quot;-shortcut&quot; &amp;&quot;|&quot;&amp;[.F76]&amp;CHAR(10)) &amp;IF([.G76]=&quot;&quot;; &quot;&quot;; &quot;api-&quot;&amp;[.B76]&amp;&quot;-image&quot;    &amp;&quot;|&quot;&amp;[.G76]&amp;CHAR(10))">
            <text:p/>
          </table:table-cell>
        </table:table-row>
        <table:table-row table:style-name="ro1">
          <table:table-cell table:style-name="ce10" office:value-type="float" office:value="75" calcext:value-type="float">
            <text:p>75</text:p>
          </table:table-cell>
          <table:table-cell office:value-type="string" calcext:value-type="string">
            <text:p>xowa.gui.browser.html.focus</text:p>
          </table:table-cell>
          <table:table-cell table:number-columns-repeated="5"/>
          <table:table-cell table:style-name="ce16" table:formula="of:=IF([.C77]=&quot;&quot;; &quot;&quot;; &quot;api-&quot;&amp;[.B77]&amp;&quot;-name&quot;     &amp;&quot;|&quot;&amp;[.C77]&amp;CHAR(10)) &amp;IF([.D77]=&quot;&quot;; &quot;&quot;; &quot;api-&quot;&amp;[.B77]&amp;&quot;-tip&quot;      &amp;&quot;|&quot;&amp;REPLACEMACRO([.D77];&quot;|&quot;;&quot;\u007C&quot;)&amp;CHAR(10)) &amp;IF([.E77]=&quot;&quot;; &quot;&quot;; &quot;api-&quot;&amp;[.B77]&amp;&quot;-letter&quot;   &amp;&quot;|&quot;&amp;[.E77]&amp;CHAR(10)) &amp;IF([.F77]=&quot;&quot;; &quot;&quot;; &quot;api-&quot;&amp;[.B77]&amp;&quot;-shortcut&quot; &amp;&quot;|&quot;&amp;[.F77]&amp;CHAR(10)) &amp;IF([.G77]=&quot;&quot;; &quot;&quot;; &quot;api-&quot;&amp;[.B77]&amp;&quot;-image&quot;    &amp;&quot;|&quot;&amp;[.G77]&amp;CHAR(10))">
            <text:p/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xowa.gui.browser.html.selection_focus_toggle</text:p>
          </table:table-cell>
          <table:table-cell table:style-name="ce2" table:number-columns-repeated="5"/>
          <table:table-cell table:style-name="ce7" table:formula="of:=IF([.C78]=&quot;&quot;; &quot;&quot;; &quot;api-&quot;&amp;[.B78]&amp;&quot;-name&quot;     &amp;&quot;|&quot;&amp;[.C78]&amp;CHAR(10)) &amp;IF([.D78]=&quot;&quot;; &quot;&quot;; &quot;api-&quot;&amp;[.B78]&amp;&quot;-tip&quot;      &amp;&quot;|&quot;&amp;REPLACEMACRO([.D78];&quot;|&quot;;&quot;\u007C&quot;)&amp;CHAR(10)) &amp;IF([.E78]=&quot;&quot;; &quot;&quot;; &quot;api-&quot;&amp;[.B78]&amp;&quot;-letter&quot;   &amp;&quot;|&quot;&amp;[.E78]&amp;CHAR(10)) &amp;IF([.F78]=&quot;&quot;; &quot;&quot;; &quot;api-&quot;&amp;[.B78]&amp;&quot;-shortcut&quot; &amp;&quot;|&quot;&amp;[.F78]&amp;CHAR(10)) &amp;IF([.G78]=&quot;&quot;; &quot;&quot;; &quot;api-&quot;&amp;[.B78]&amp;&quot;-image&quot;    &amp;&quot;|&quot;&amp;[.G78]&amp;CHAR(10))">
            <text:p/>
          </table:table-cell>
        </table:table-row>
        <table:table-row table:style-name="ro1">
          <table:table-cell table:style-name="ce10" office:value-type="float" office:value="76" calcext:value-type="float">
            <text:p>76</text:p>
          </table:table-cell>
          <table:table-cell table:style-name="ce10" office:value-type="string" calcext:value-type="string">
            <text:p>xowa.gui.browser.tabs.new_dflt__at_dflt__focus_y</text:p>
          </table:table-cell>
          <table:table-cell table:style-name="ce10" table:number-columns-repeated="5"/>
          <table:table-cell table:style-name="ce16" table:formula="of:=IF([.C79]=&quot;&quot;; &quot;&quot;; &quot;api-&quot;&amp;[.B79]&amp;&quot;-name&quot;     &amp;&quot;|&quot;&amp;[.C79]&amp;CHAR(10)) &amp;IF([.D79]=&quot;&quot;; &quot;&quot;; &quot;api-&quot;&amp;[.B79]&amp;&quot;-tip&quot;      &amp;&quot;|&quot;&amp;REPLACEMACRO([.D79];&quot;|&quot;;&quot;\u007C&quot;)&amp;CHAR(10)) &amp;IF([.E79]=&quot;&quot;; &quot;&quot;; &quot;api-&quot;&amp;[.B79]&amp;&quot;-letter&quot;   &amp;&quot;|&quot;&amp;[.E79]&amp;CHAR(10)) &amp;IF([.F79]=&quot;&quot;; &quot;&quot;; &quot;api-&quot;&amp;[.B79]&amp;&quot;-shortcut&quot; &amp;&quot;|&quot;&amp;[.F79]&amp;CHAR(10)) &amp;IF([.G79]=&quot;&quot;; &quot;&quot;; &quot;api-&quot;&amp;[.B79]&amp;&quot;-image&quot;    &amp;&quot;|&quot;&amp;[.G79]&amp;CHAR(10))">
            <text:p/>
          </table:table-cell>
        </table:table-row>
        <table:table-row table:style-name="ro1">
          <table:table-cell table:style-name="ce10" office:value-type="float" office:value="77" calcext:value-type="float">
            <text:p>77</text:p>
          </table:table-cell>
          <table:table-cell table:style-name="ce10" office:value-type="string" calcext:value-type="string">
            <text:p>xowa.gui.browser.tabs.new_link__at_dflt__focus_y</text:p>
          </table:table-cell>
          <table:table-cell table:style-name="ce10" table:number-columns-repeated="5"/>
          <table:table-cell table:style-name="ce16" table:formula="of:=IF([.C80]=&quot;&quot;; &quot;&quot;; &quot;api-&quot;&amp;[.B80]&amp;&quot;-name&quot;     &amp;&quot;|&quot;&amp;[.C80]&amp;CHAR(10)) &amp;IF([.D80]=&quot;&quot;; &quot;&quot;; &quot;api-&quot;&amp;[.B80]&amp;&quot;-tip&quot;      &amp;&quot;|&quot;&amp;REPLACEMACRO([.D80];&quot;|&quot;;&quot;\u007C&quot;)&amp;CHAR(10)) &amp;IF([.E80]=&quot;&quot;; &quot;&quot;; &quot;api-&quot;&amp;[.B80]&amp;&quot;-letter&quot;   &amp;&quot;|&quot;&amp;[.E80]&amp;CHAR(10)) &amp;IF([.F80]=&quot;&quot;; &quot;&quot;; &quot;api-&quot;&amp;[.B80]&amp;&quot;-shortcut&quot; &amp;&quot;|&quot;&amp;[.F80]&amp;CHAR(10)) &amp;IF([.G80]=&quot;&quot;; &quot;&quot;; &quot;api-&quot;&amp;[.B80]&amp;&quot;-image&quot;    &amp;&quot;|&quot;&amp;[.G80]&amp;CHAR(10))">
            <text:p/>
          </table:table-cell>
        </table:table-row>
        <table:table-row table:style-name="ro1">
          <table:table-cell table:style-name="ce10" office:value-type="float" office:value="78" calcext:value-type="float">
            <text:p>78</text:p>
          </table:table-cell>
          <table:table-cell table:style-name="ce10" office:value-type="string" calcext:value-type="string">
            <text:p>xowa.gui.browser.tabs.new_link__at_dflt__focus_n</text:p>
          </table:table-cell>
          <table:table-cell table:style-name="ce10" table:number-columns-repeated="5"/>
          <table:table-cell table:style-name="ce16" table:formula="of:=IF([.C81]=&quot;&quot;; &quot;&quot;; &quot;api-&quot;&amp;[.B81]&amp;&quot;-name&quot;     &amp;&quot;|&quot;&amp;[.C81]&amp;CHAR(10)) &amp;IF([.D81]=&quot;&quot;; &quot;&quot;; &quot;api-&quot;&amp;[.B81]&amp;&quot;-tip&quot;      &amp;&quot;|&quot;&amp;REPLACEMACRO([.D81];&quot;|&quot;;&quot;\u007C&quot;)&amp;CHAR(10)) &amp;IF([.E81]=&quot;&quot;; &quot;&quot;; &quot;api-&quot;&amp;[.B81]&amp;&quot;-letter&quot;   &amp;&quot;|&quot;&amp;[.E81]&amp;CHAR(10)) &amp;IF([.F81]=&quot;&quot;; &quot;&quot;; &quot;api-&quot;&amp;[.B81]&amp;&quot;-shortcut&quot; &amp;&quot;|&quot;&amp;[.F81]&amp;CHAR(10)) &amp;IF([.G81]=&quot;&quot;; &quot;&quot;; &quot;api-&quot;&amp;[.B81]&amp;&quot;-image&quot;    &amp;&quot;|&quot;&amp;[.G81]&amp;CHAR(10))">
            <text:p/>
          </table:table-cell>
        </table:table-row>
        <table:table-row table:style-name="ro1">
          <table:table-cell table:style-name="ce10" office:value-type="float" office:value="79" calcext:value-type="float">
            <text:p>79</text:p>
          </table:table-cell>
          <table:table-cell table:style-name="ce10" office:value-type="string" calcext:value-type="string">
            <text:p>xowa.gui.browser.tabs.new_href__at_dflt__focus_y</text:p>
          </table:table-cell>
          <table:table-cell table:style-name="ce10" table:number-columns-repeated="5"/>
          <table:table-cell table:style-name="ce16" table:formula="of:=IF([.C82]=&quot;&quot;; &quot;&quot;; &quot;api-&quot;&amp;[.B82]&amp;&quot;-name&quot;     &amp;&quot;|&quot;&amp;[.C82]&amp;CHAR(10)) &amp;IF([.D82]=&quot;&quot;; &quot;&quot;; &quot;api-&quot;&amp;[.B82]&amp;&quot;-tip&quot;      &amp;&quot;|&quot;&amp;REPLACEMACRO([.D82];&quot;|&quot;;&quot;\u007C&quot;)&amp;CHAR(10)) &amp;IF([.E82]=&quot;&quot;; &quot;&quot;; &quot;api-&quot;&amp;[.B82]&amp;&quot;-letter&quot;   &amp;&quot;|&quot;&amp;[.E82]&amp;CHAR(10)) &amp;IF([.F82]=&quot;&quot;; &quot;&quot;; &quot;api-&quot;&amp;[.B82]&amp;&quot;-shortcut&quot; &amp;&quot;|&quot;&amp;[.F82]&amp;CHAR(10)) &amp;IF([.G82]=&quot;&quot;; &quot;&quot;; &quot;api-&quot;&amp;[.B82]&amp;&quot;-image&quot;    &amp;&quot;|&quot;&amp;[.G82]&amp;CHAR(10))">
            <text:p/>
          </table:table-cell>
        </table:table-row>
        <table:table-row table:style-name="ro1">
          <table:table-cell table:style-name="ce10" office:value-type="float" office:value="80" calcext:value-type="float">
            <text:p>80</text:p>
          </table:table-cell>
          <table:table-cell table:style-name="ce3" office:value-type="string" calcext:value-type="string">
            <text:p>xowa.gui.browser.tabs.new_dupe__at_dflt__focus_y</text:p>
          </table:table-cell>
          <table:table-cell table:style-name="ce10" table:number-columns-repeated="5"/>
          <table:table-cell table:style-name="ce16" table:formula="of:=IF([.C83]=&quot;&quot;; &quot;&quot;; &quot;api-&quot;&amp;[.B83]&amp;&quot;-name&quot;     &amp;&quot;|&quot;&amp;[.C83]&amp;CHAR(10)) &amp;IF([.D83]=&quot;&quot;; &quot;&quot;; &quot;api-&quot;&amp;[.B83]&amp;&quot;-tip&quot;      &amp;&quot;|&quot;&amp;REPLACEMACRO([.D83];&quot;|&quot;;&quot;\u007C&quot;)&amp;CHAR(10)) &amp;IF([.E83]=&quot;&quot;; &quot;&quot;; &quot;api-&quot;&amp;[.B83]&amp;&quot;-letter&quot;   &amp;&quot;|&quot;&amp;[.E83]&amp;CHAR(10)) &amp;IF([.F83]=&quot;&quot;; &quot;&quot;; &quot;api-&quot;&amp;[.B83]&amp;&quot;-shortcut&quot; &amp;&quot;|&quot;&amp;[.F83]&amp;CHAR(10)) &amp;IF([.G83]=&quot;&quot;; &quot;&quot;; &quot;api-&quot;&amp;[.B83]&amp;&quot;-image&quot;    &amp;&quot;|&quot;&amp;[.G83]&amp;CHAR(10))">
            <text:p/>
          </table:table-cell>
        </table:table-row>
        <table:table-row table:style-name="ro1">
          <table:table-cell table:style-name="ce10" office:value-type="float" office:value="81" calcext:value-type="float">
            <text:p>81</text:p>
          </table:table-cell>
          <table:table-cell table:style-name="ce10" office:value-type="string" calcext:value-type="string">
            <text:p>xowa.gui.browser.tabs.close_cur</text:p>
          </table:table-cell>
          <table:table-cell table:style-name="ce10" table:number-columns-repeated="5"/>
          <table:table-cell table:style-name="ce16" table:formula="of:=IF([.C84]=&quot;&quot;; &quot;&quot;; &quot;api-&quot;&amp;[.B84]&amp;&quot;-name&quot;     &amp;&quot;|&quot;&amp;[.C84]&amp;CHAR(10)) &amp;IF([.D84]=&quot;&quot;; &quot;&quot;; &quot;api-&quot;&amp;[.B84]&amp;&quot;-tip&quot;      &amp;&quot;|&quot;&amp;REPLACEMACRO([.D84];&quot;|&quot;;&quot;\u007C&quot;)&amp;CHAR(10)) &amp;IF([.E84]=&quot;&quot;; &quot;&quot;; &quot;api-&quot;&amp;[.B84]&amp;&quot;-letter&quot;   &amp;&quot;|&quot;&amp;[.E84]&amp;CHAR(10)) &amp;IF([.F84]=&quot;&quot;; &quot;&quot;; &quot;api-&quot;&amp;[.B84]&amp;&quot;-shortcut&quot; &amp;&quot;|&quot;&amp;[.F84]&amp;CHAR(10)) &amp;IF([.G84]=&quot;&quot;; &quot;&quot;; &quot;api-&quot;&amp;[.B84]&amp;&quot;-image&quot;    &amp;&quot;|&quot;&amp;[.G84]&amp;CHAR(10))">
            <text:p/>
          </table:table-cell>
        </table:table-row>
        <table:table-row table:style-name="ro1">
          <table:table-cell table:style-name="ce10" office:value-type="float" office:value="82" calcext:value-type="float">
            <text:p>82</text:p>
          </table:table-cell>
          <table:table-cell table:style-name="ce10" office:value-type="string" calcext:value-type="string">
            <text:p>xowa.gui.browser.tabs.close_others</text:p>
          </table:table-cell>
          <table:table-cell table:style-name="ce10" table:number-columns-repeated="5"/>
          <table:table-cell table:style-name="ce16" table:formula="of:=IF([.C85]=&quot;&quot;; &quot;&quot;; &quot;api-&quot;&amp;[.B85]&amp;&quot;-name&quot;     &amp;&quot;|&quot;&amp;[.C85]&amp;CHAR(10)) &amp;IF([.D85]=&quot;&quot;; &quot;&quot;; &quot;api-&quot;&amp;[.B85]&amp;&quot;-tip&quot;      &amp;&quot;|&quot;&amp;REPLACEMACRO([.D85];&quot;|&quot;;&quot;\u007C&quot;)&amp;CHAR(10)) &amp;IF([.E85]=&quot;&quot;; &quot;&quot;; &quot;api-&quot;&amp;[.B85]&amp;&quot;-letter&quot;   &amp;&quot;|&quot;&amp;[.E85]&amp;CHAR(10)) &amp;IF([.F85]=&quot;&quot;; &quot;&quot;; &quot;api-&quot;&amp;[.B85]&amp;&quot;-shortcut&quot; &amp;&quot;|&quot;&amp;[.F85]&amp;CHAR(10)) &amp;IF([.G85]=&quot;&quot;; &quot;&quot;; &quot;api-&quot;&amp;[.B85]&amp;&quot;-image&quot;    &amp;&quot;|&quot;&amp;[.G85]&amp;CHAR(10))">
            <text:p/>
          </table:table-cell>
        </table:table-row>
        <table:table-row table:style-name="ro1">
          <table:table-cell table:style-name="ce10" office:value-type="float" office:value="83" calcext:value-type="float">
            <text:p>83</text:p>
          </table:table-cell>
          <table:table-cell table:style-name="ce10" office:value-type="string" calcext:value-type="string">
            <text:p>xowa.gui.browser.tabs.close_to_bgn</text:p>
          </table:table-cell>
          <table:table-cell table:style-name="ce10" table:number-columns-repeated="5"/>
          <table:table-cell table:style-name="ce16" table:formula="of:=IF([.C86]=&quot;&quot;; &quot;&quot;; &quot;api-&quot;&amp;[.B86]&amp;&quot;-name&quot;     &amp;&quot;|&quot;&amp;[.C86]&amp;CHAR(10)) &amp;IF([.D86]=&quot;&quot;; &quot;&quot;; &quot;api-&quot;&amp;[.B86]&amp;&quot;-tip&quot;      &amp;&quot;|&quot;&amp;REPLACEMACRO([.D86];&quot;|&quot;;&quot;\u007C&quot;)&amp;CHAR(10)) &amp;IF([.E86]=&quot;&quot;; &quot;&quot;; &quot;api-&quot;&amp;[.B86]&amp;&quot;-letter&quot;   &amp;&quot;|&quot;&amp;[.E86]&amp;CHAR(10)) &amp;IF([.F86]=&quot;&quot;; &quot;&quot;; &quot;api-&quot;&amp;[.B86]&amp;&quot;-shortcut&quot; &amp;&quot;|&quot;&amp;[.F86]&amp;CHAR(10)) &amp;IF([.G86]=&quot;&quot;; &quot;&quot;; &quot;api-&quot;&amp;[.B86]&amp;&quot;-image&quot;    &amp;&quot;|&quot;&amp;[.G86]&amp;CHAR(10))">
            <text:p/>
          </table:table-cell>
        </table:table-row>
        <table:table-row table:style-name="ro1">
          <table:table-cell table:style-name="ce10" office:value-type="float" office:value="84" calcext:value-type="float">
            <text:p>84</text:p>
          </table:table-cell>
          <table:table-cell table:style-name="ce10" office:value-type="string" calcext:value-type="string">
            <text:p>xowa.gui.browser.tabs.close_to_end</text:p>
          </table:table-cell>
          <table:table-cell table:style-name="ce10" table:number-columns-repeated="5"/>
          <table:table-cell table:style-name="ce16" table:formula="of:=IF([.C87]=&quot;&quot;; &quot;&quot;; &quot;api-&quot;&amp;[.B87]&amp;&quot;-name&quot;     &amp;&quot;|&quot;&amp;[.C87]&amp;CHAR(10)) &amp;IF([.D87]=&quot;&quot;; &quot;&quot;; &quot;api-&quot;&amp;[.B87]&amp;&quot;-tip&quot;      &amp;&quot;|&quot;&amp;REPLACEMACRO([.D87];&quot;|&quot;;&quot;\u007C&quot;)&amp;CHAR(10)) &amp;IF([.E87]=&quot;&quot;; &quot;&quot;; &quot;api-&quot;&amp;[.B87]&amp;&quot;-letter&quot;   &amp;&quot;|&quot;&amp;[.E87]&amp;CHAR(10)) &amp;IF([.F87]=&quot;&quot;; &quot;&quot;; &quot;api-&quot;&amp;[.B87]&amp;&quot;-shortcut&quot; &amp;&quot;|&quot;&amp;[.F87]&amp;CHAR(10)) &amp;IF([.G87]=&quot;&quot;; &quot;&quot;; &quot;api-&quot;&amp;[.B87]&amp;&quot;-image&quot;    &amp;&quot;|&quot;&amp;[.G87]&amp;CHAR(10))">
            <text:p/>
          </table:table-cell>
        </table:table-row>
        <table:table-row table:style-name="ro1">
          <table:table-cell table:style-name="ce10" office:value-type="float" office:value="85" calcext:value-type="float">
            <text:p>85</text:p>
          </table:table-cell>
          <table:table-cell table:style-name="ce10" office:value-type="string" calcext:value-type="string">
            <text:p>xowa.gui.browser.tabs.close_undo</text:p>
          </table:table-cell>
          <table:table-cell table:style-name="ce10" table:number-columns-repeated="5"/>
          <table:table-cell table:style-name="ce16" table:formula="of:=IF([.C88]=&quot;&quot;; &quot;&quot;; &quot;api-&quot;&amp;[.B88]&amp;&quot;-name&quot;     &amp;&quot;|&quot;&amp;[.C88]&amp;CHAR(10)) &amp;IF([.D88]=&quot;&quot;; &quot;&quot;; &quot;api-&quot;&amp;[.B88]&amp;&quot;-tip&quot;      &amp;&quot;|&quot;&amp;REPLACEMACRO([.D88];&quot;|&quot;;&quot;\u007C&quot;)&amp;CHAR(10)) &amp;IF([.E88]=&quot;&quot;; &quot;&quot;; &quot;api-&quot;&amp;[.B88]&amp;&quot;-letter&quot;   &amp;&quot;|&quot;&amp;[.E88]&amp;CHAR(10)) &amp;IF([.F88]=&quot;&quot;; &quot;&quot;; &quot;api-&quot;&amp;[.B88]&amp;&quot;-shortcut&quot; &amp;&quot;|&quot;&amp;[.F88]&amp;CHAR(10)) &amp;IF([.G88]=&quot;&quot;; &quot;&quot;; &quot;api-&quot;&amp;[.B88]&amp;&quot;-image&quot;    &amp;&quot;|&quot;&amp;[.G88]&amp;CHAR(10))">
            <text:p/>
          </table:table-cell>
        </table:table-row>
        <table:table-row table:style-name="ro1">
          <table:table-cell table:style-name="ce10" office:value-type="float" office:value="86" calcext:value-type="float">
            <text:p>86</text:p>
          </table:table-cell>
          <table:table-cell table:style-name="ce10" office:value-type="string" calcext:value-type="string">
            <text:p>xowa.gui.browser.tabs.select_bwd</text:p>
          </table:table-cell>
          <table:table-cell table:style-name="ce10" table:number-columns-repeated="5"/>
          <table:table-cell table:style-name="ce16" table:formula="of:=IF([.C89]=&quot;&quot;; &quot;&quot;; &quot;api-&quot;&amp;[.B89]&amp;&quot;-name&quot;     &amp;&quot;|&quot;&amp;[.C89]&amp;CHAR(10)) &amp;IF([.D89]=&quot;&quot;; &quot;&quot;; &quot;api-&quot;&amp;[.B89]&amp;&quot;-tip&quot;      &amp;&quot;|&quot;&amp;REPLACEMACRO([.D89];&quot;|&quot;;&quot;\u007C&quot;)&amp;CHAR(10)) &amp;IF([.E89]=&quot;&quot;; &quot;&quot;; &quot;api-&quot;&amp;[.B89]&amp;&quot;-letter&quot;   &amp;&quot;|&quot;&amp;[.E89]&amp;CHAR(10)) &amp;IF([.F89]=&quot;&quot;; &quot;&quot;; &quot;api-&quot;&amp;[.B89]&amp;&quot;-shortcut&quot; &amp;&quot;|&quot;&amp;[.F89]&amp;CHAR(10)) &amp;IF([.G89]=&quot;&quot;; &quot;&quot;; &quot;api-&quot;&amp;[.B89]&amp;&quot;-image&quot;    &amp;&quot;|&quot;&amp;[.G89]&amp;CHAR(10))">
            <text:p/>
          </table:table-cell>
        </table:table-row>
        <table:table-row table:style-name="ro1">
          <table:table-cell table:style-name="ce10" office:value-type="float" office:value="87" calcext:value-type="float">
            <text:p>87</text:p>
          </table:table-cell>
          <table:table-cell table:style-name="ce10" office:value-type="string" calcext:value-type="string">
            <text:p>xowa.gui.browser.tabs.select_fwd</text:p>
          </table:table-cell>
          <table:table-cell table:style-name="ce10" table:number-columns-repeated="5"/>
          <table:table-cell table:style-name="ce16" table:formula="of:=IF([.C90]=&quot;&quot;; &quot;&quot;; &quot;api-&quot;&amp;[.B90]&amp;&quot;-name&quot;     &amp;&quot;|&quot;&amp;[.C90]&amp;CHAR(10)) &amp;IF([.D90]=&quot;&quot;; &quot;&quot;; &quot;api-&quot;&amp;[.B90]&amp;&quot;-tip&quot;      &amp;&quot;|&quot;&amp;REPLACEMACRO([.D90];&quot;|&quot;;&quot;\u007C&quot;)&amp;CHAR(10)) &amp;IF([.E90]=&quot;&quot;; &quot;&quot;; &quot;api-&quot;&amp;[.B90]&amp;&quot;-letter&quot;   &amp;&quot;|&quot;&amp;[.E90]&amp;CHAR(10)) &amp;IF([.F90]=&quot;&quot;; &quot;&quot;; &quot;api-&quot;&amp;[.B90]&amp;&quot;-shortcut&quot; &amp;&quot;|&quot;&amp;[.F90]&amp;CHAR(10)) &amp;IF([.G90]=&quot;&quot;; &quot;&quot;; &quot;api-&quot;&amp;[.B90]&amp;&quot;-image&quot;    &amp;&quot;|&quot;&amp;[.G90]&amp;CHAR(10))">
            <text:p/>
          </table:table-cell>
        </table:table-row>
        <table:table-row table:style-name="ro1">
          <table:table-cell table:style-name="ce10" office:value-type="float" office:value="88" calcext:value-type="float">
            <text:p>88</text:p>
          </table:table-cell>
          <table:table-cell table:style-name="ce3" office:value-type="string" calcext:value-type="string">
            <text:p>xowa.gui.browser.tabs.select_by_idx_1</text:p>
          </table:table-cell>
          <table:table-cell table:style-name="ce10" table:number-columns-repeated="5"/>
          <table:table-cell table:style-name="ce16" table:formula="of:=IF([.C91]=&quot;&quot;; &quot;&quot;; &quot;api-&quot;&amp;[.B91]&amp;&quot;-name&quot;     &amp;&quot;|&quot;&amp;[.C91]&amp;CHAR(10)) &amp;IF([.D91]=&quot;&quot;; &quot;&quot;; &quot;api-&quot;&amp;[.B91]&amp;&quot;-tip&quot;      &amp;&quot;|&quot;&amp;REPLACEMACRO([.D91];&quot;|&quot;;&quot;\u007C&quot;)&amp;CHAR(10)) &amp;IF([.E91]=&quot;&quot;; &quot;&quot;; &quot;api-&quot;&amp;[.B91]&amp;&quot;-letter&quot;   &amp;&quot;|&quot;&amp;[.E91]&amp;CHAR(10)) &amp;IF([.F91]=&quot;&quot;; &quot;&quot;; &quot;api-&quot;&amp;[.B91]&amp;&quot;-shortcut&quot; &amp;&quot;|&quot;&amp;[.F91]&amp;CHAR(10)) &amp;IF([.G91]=&quot;&quot;; &quot;&quot;; &quot;api-&quot;&amp;[.B91]&amp;&quot;-image&quot;    &amp;&quot;|&quot;&amp;[.G91]&amp;CHAR(10))">
            <text:p/>
          </table:table-cell>
        </table:table-row>
        <table:table-row table:style-name="ro1">
          <table:table-cell table:style-name="ce10" office:value-type="float" office:value="89" calcext:value-type="float">
            <text:p>89</text:p>
          </table:table-cell>
          <table:table-cell table:style-name="ce3" office:value-type="string" calcext:value-type="string">
            <text:p>xowa.gui.browser.tabs.select_by_idx_2</text:p>
          </table:table-cell>
          <table:table-cell table:style-name="ce10" table:number-columns-repeated="5"/>
          <table:table-cell table:style-name="ce16" table:formula="of:=IF([.C92]=&quot;&quot;; &quot;&quot;; &quot;api-&quot;&amp;[.B92]&amp;&quot;-name&quot;     &amp;&quot;|&quot;&amp;[.C92]&amp;CHAR(10)) &amp;IF([.D92]=&quot;&quot;; &quot;&quot;; &quot;api-&quot;&amp;[.B92]&amp;&quot;-tip&quot;      &amp;&quot;|&quot;&amp;REPLACEMACRO([.D92];&quot;|&quot;;&quot;\u007C&quot;)&amp;CHAR(10)) &amp;IF([.E92]=&quot;&quot;; &quot;&quot;; &quot;api-&quot;&amp;[.B92]&amp;&quot;-letter&quot;   &amp;&quot;|&quot;&amp;[.E92]&amp;CHAR(10)) &amp;IF([.F92]=&quot;&quot;; &quot;&quot;; &quot;api-&quot;&amp;[.B92]&amp;&quot;-shortcut&quot; &amp;&quot;|&quot;&amp;[.F92]&amp;CHAR(10)) &amp;IF([.G92]=&quot;&quot;; &quot;&quot;; &quot;api-&quot;&amp;[.B92]&amp;&quot;-image&quot;    &amp;&quot;|&quot;&amp;[.G92]&amp;CHAR(10))">
            <text:p/>
          </table:table-cell>
        </table:table-row>
        <table:table-row table:style-name="ro1">
          <table:table-cell table:style-name="ce10" office:value-type="float" office:value="90" calcext:value-type="float">
            <text:p>90</text:p>
          </table:table-cell>
          <table:table-cell table:style-name="ce3" office:value-type="string" calcext:value-type="string">
            <text:p>xowa.gui.browser.tabs.select_by_idx_3</text:p>
          </table:table-cell>
          <table:table-cell table:style-name="ce10" table:number-columns-repeated="5"/>
          <table:table-cell table:style-name="ce16" table:formula="of:=IF([.C93]=&quot;&quot;; &quot;&quot;; &quot;api-&quot;&amp;[.B93]&amp;&quot;-name&quot;     &amp;&quot;|&quot;&amp;[.C93]&amp;CHAR(10)) &amp;IF([.D93]=&quot;&quot;; &quot;&quot;; &quot;api-&quot;&amp;[.B93]&amp;&quot;-tip&quot;      &amp;&quot;|&quot;&amp;REPLACEMACRO([.D93];&quot;|&quot;;&quot;\u007C&quot;)&amp;CHAR(10)) &amp;IF([.E93]=&quot;&quot;; &quot;&quot;; &quot;api-&quot;&amp;[.B93]&amp;&quot;-letter&quot;   &amp;&quot;|&quot;&amp;[.E93]&amp;CHAR(10)) &amp;IF([.F93]=&quot;&quot;; &quot;&quot;; &quot;api-&quot;&amp;[.B93]&amp;&quot;-shortcut&quot; &amp;&quot;|&quot;&amp;[.F93]&amp;CHAR(10)) &amp;IF([.G93]=&quot;&quot;; &quot;&quot;; &quot;api-&quot;&amp;[.B93]&amp;&quot;-image&quot;    &amp;&quot;|&quot;&amp;[.G93]&amp;CHAR(10))">
            <text:p/>
          </table:table-cell>
        </table:table-row>
        <table:table-row table:style-name="ro1">
          <table:table-cell table:style-name="ce10" office:value-type="float" office:value="91" calcext:value-type="float">
            <text:p>91</text:p>
          </table:table-cell>
          <table:table-cell table:style-name="ce3" office:value-type="string" calcext:value-type="string">
            <text:p>xowa.gui.browser.tabs.select_by_idx_4</text:p>
          </table:table-cell>
          <table:table-cell table:style-name="ce10" table:number-columns-repeated="5"/>
          <table:table-cell table:style-name="ce16" table:formula="of:=IF([.C94]=&quot;&quot;; &quot;&quot;; &quot;api-&quot;&amp;[.B94]&amp;&quot;-name&quot;     &amp;&quot;|&quot;&amp;[.C94]&amp;CHAR(10)) &amp;IF([.D94]=&quot;&quot;; &quot;&quot;; &quot;api-&quot;&amp;[.B94]&amp;&quot;-tip&quot;      &amp;&quot;|&quot;&amp;REPLACEMACRO([.D94];&quot;|&quot;;&quot;\u007C&quot;)&amp;CHAR(10)) &amp;IF([.E94]=&quot;&quot;; &quot;&quot;; &quot;api-&quot;&amp;[.B94]&amp;&quot;-letter&quot;   &amp;&quot;|&quot;&amp;[.E94]&amp;CHAR(10)) &amp;IF([.F94]=&quot;&quot;; &quot;&quot;; &quot;api-&quot;&amp;[.B94]&amp;&quot;-shortcut&quot; &amp;&quot;|&quot;&amp;[.F94]&amp;CHAR(10)) &amp;IF([.G94]=&quot;&quot;; &quot;&quot;; &quot;api-&quot;&amp;[.B94]&amp;&quot;-image&quot;    &amp;&quot;|&quot;&amp;[.G94]&amp;CHAR(10))">
            <text:p/>
          </table:table-cell>
        </table:table-row>
        <table:table-row table:style-name="ro1">
          <table:table-cell table:style-name="ce10" office:value-type="float" office:value="92" calcext:value-type="float">
            <text:p>92</text:p>
          </table:table-cell>
          <table:table-cell table:style-name="ce3" office:value-type="string" calcext:value-type="string">
            <text:p>xowa.gui.browser.tabs.select_by_idx_5</text:p>
          </table:table-cell>
          <table:table-cell table:style-name="ce10" table:number-columns-repeated="5"/>
          <table:table-cell table:style-name="ce16" table:formula="of:=IF([.C95]=&quot;&quot;; &quot;&quot;; &quot;api-&quot;&amp;[.B95]&amp;&quot;-name&quot;     &amp;&quot;|&quot;&amp;[.C95]&amp;CHAR(10)) &amp;IF([.D95]=&quot;&quot;; &quot;&quot;; &quot;api-&quot;&amp;[.B95]&amp;&quot;-tip&quot;      &amp;&quot;|&quot;&amp;REPLACEMACRO([.D95];&quot;|&quot;;&quot;\u007C&quot;)&amp;CHAR(10)) &amp;IF([.E95]=&quot;&quot;; &quot;&quot;; &quot;api-&quot;&amp;[.B95]&amp;&quot;-letter&quot;   &amp;&quot;|&quot;&amp;[.E95]&amp;CHAR(10)) &amp;IF([.F95]=&quot;&quot;; &quot;&quot;; &quot;api-&quot;&amp;[.B95]&amp;&quot;-shortcut&quot; &amp;&quot;|&quot;&amp;[.F95]&amp;CHAR(10)) &amp;IF([.G95]=&quot;&quot;; &quot;&quot;; &quot;api-&quot;&amp;[.B95]&amp;&quot;-image&quot;    &amp;&quot;|&quot;&amp;[.G95]&amp;CHAR(10))">
            <text:p/>
          </table:table-cell>
        </table:table-row>
        <table:table-row table:style-name="ro1">
          <table:table-cell table:style-name="ce10" office:value-type="float" office:value="93" calcext:value-type="float">
            <text:p>93</text:p>
          </table:table-cell>
          <table:table-cell table:style-name="ce3" office:value-type="string" calcext:value-type="string">
            <text:p>xowa.gui.browser.tabs.select_by_idx_6</text:p>
          </table:table-cell>
          <table:table-cell table:style-name="ce10" table:number-columns-repeated="5"/>
          <table:table-cell table:style-name="ce16" table:formula="of:=IF([.C96]=&quot;&quot;; &quot;&quot;; &quot;api-&quot;&amp;[.B96]&amp;&quot;-name&quot;     &amp;&quot;|&quot;&amp;[.C96]&amp;CHAR(10)) &amp;IF([.D96]=&quot;&quot;; &quot;&quot;; &quot;api-&quot;&amp;[.B96]&amp;&quot;-tip&quot;      &amp;&quot;|&quot;&amp;REPLACEMACRO([.D96];&quot;|&quot;;&quot;\u007C&quot;)&amp;CHAR(10)) &amp;IF([.E96]=&quot;&quot;; &quot;&quot;; &quot;api-&quot;&amp;[.B96]&amp;&quot;-letter&quot;   &amp;&quot;|&quot;&amp;[.E96]&amp;CHAR(10)) &amp;IF([.F96]=&quot;&quot;; &quot;&quot;; &quot;api-&quot;&amp;[.B96]&amp;&quot;-shortcut&quot; &amp;&quot;|&quot;&amp;[.F96]&amp;CHAR(10)) &amp;IF([.G96]=&quot;&quot;; &quot;&quot;; &quot;api-&quot;&amp;[.B96]&amp;&quot;-image&quot;    &amp;&quot;|&quot;&amp;[.G96]&amp;CHAR(10))">
            <text:p/>
          </table:table-cell>
        </table:table-row>
        <table:table-row table:style-name="ro1">
          <table:table-cell table:style-name="ce10" office:value-type="float" office:value="94" calcext:value-type="float">
            <text:p>94</text:p>
          </table:table-cell>
          <table:table-cell table:style-name="ce3" office:value-type="string" calcext:value-type="string">
            <text:p>xowa.gui.browser.tabs.select_by_idx_7</text:p>
          </table:table-cell>
          <table:table-cell table:style-name="ce10" table:number-columns-repeated="5"/>
          <table:table-cell table:style-name="ce16" table:formula="of:=IF([.C97]=&quot;&quot;; &quot;&quot;; &quot;api-&quot;&amp;[.B97]&amp;&quot;-name&quot;     &amp;&quot;|&quot;&amp;[.C97]&amp;CHAR(10)) &amp;IF([.D97]=&quot;&quot;; &quot;&quot;; &quot;api-&quot;&amp;[.B97]&amp;&quot;-tip&quot;      &amp;&quot;|&quot;&amp;REPLACEMACRO([.D97];&quot;|&quot;;&quot;\u007C&quot;)&amp;CHAR(10)) &amp;IF([.E97]=&quot;&quot;; &quot;&quot;; &quot;api-&quot;&amp;[.B97]&amp;&quot;-letter&quot;   &amp;&quot;|&quot;&amp;[.E97]&amp;CHAR(10)) &amp;IF([.F97]=&quot;&quot;; &quot;&quot;; &quot;api-&quot;&amp;[.B97]&amp;&quot;-shortcut&quot; &amp;&quot;|&quot;&amp;[.F97]&amp;CHAR(10)) &amp;IF([.G97]=&quot;&quot;; &quot;&quot;; &quot;api-&quot;&amp;[.B97]&amp;&quot;-image&quot;    &amp;&quot;|&quot;&amp;[.G97]&amp;CHAR(10))">
            <text:p/>
          </table:table-cell>
        </table:table-row>
        <table:table-row table:style-name="ro1">
          <table:table-cell table:style-name="ce10" office:value-type="float" office:value="95" calcext:value-type="float">
            <text:p>95</text:p>
          </table:table-cell>
          <table:table-cell table:style-name="ce3" office:value-type="string" calcext:value-type="string">
            <text:p>xowa.gui.browser.tabs.select_by_idx_8</text:p>
          </table:table-cell>
          <table:table-cell table:style-name="ce10" table:number-columns-repeated="5"/>
          <table:table-cell table:style-name="ce16" table:formula="of:=IF([.C98]=&quot;&quot;; &quot;&quot;; &quot;api-&quot;&amp;[.B98]&amp;&quot;-name&quot;     &amp;&quot;|&quot;&amp;[.C98]&amp;CHAR(10)) &amp;IF([.D98]=&quot;&quot;; &quot;&quot;; &quot;api-&quot;&amp;[.B98]&amp;&quot;-tip&quot;      &amp;&quot;|&quot;&amp;REPLACEMACRO([.D98];&quot;|&quot;;&quot;\u007C&quot;)&amp;CHAR(10)) &amp;IF([.E98]=&quot;&quot;; &quot;&quot;; &quot;api-&quot;&amp;[.B98]&amp;&quot;-letter&quot;   &amp;&quot;|&quot;&amp;[.E98]&amp;CHAR(10)) &amp;IF([.F98]=&quot;&quot;; &quot;&quot;; &quot;api-&quot;&amp;[.B98]&amp;&quot;-shortcut&quot; &amp;&quot;|&quot;&amp;[.F98]&amp;CHAR(10)) &amp;IF([.G98]=&quot;&quot;; &quot;&quot;; &quot;api-&quot;&amp;[.B98]&amp;&quot;-image&quot;    &amp;&quot;|&quot;&amp;[.G98]&amp;CHAR(10))">
            <text:p/>
          </table:table-cell>
        </table:table-row>
        <table:table-row table:style-name="ro1">
          <table:table-cell table:style-name="ce10" office:value-type="float" office:value="96" calcext:value-type="float">
            <text:p>96</text:p>
          </table:table-cell>
          <table:table-cell table:style-name="ce3" office:value-type="string" calcext:value-type="string">
            <text:p>xowa.gui.browser.tabs.select_by_idx_9</text:p>
          </table:table-cell>
          <table:table-cell table:style-name="ce10" table:number-columns-repeated="5"/>
          <table:table-cell table:style-name="ce16" table:formula="of:=IF([.C99]=&quot;&quot;; &quot;&quot;; &quot;api-&quot;&amp;[.B99]&amp;&quot;-name&quot;     &amp;&quot;|&quot;&amp;[.C99]&amp;CHAR(10)) &amp;IF([.D99]=&quot;&quot;; &quot;&quot;; &quot;api-&quot;&amp;[.B99]&amp;&quot;-tip&quot;      &amp;&quot;|&quot;&amp;REPLACEMACRO([.D99];&quot;|&quot;;&quot;\u007C&quot;)&amp;CHAR(10)) &amp;IF([.E99]=&quot;&quot;; &quot;&quot;; &quot;api-&quot;&amp;[.B99]&amp;&quot;-letter&quot;   &amp;&quot;|&quot;&amp;[.E99]&amp;CHAR(10)) &amp;IF([.F99]=&quot;&quot;; &quot;&quot;; &quot;api-&quot;&amp;[.B99]&amp;&quot;-shortcut&quot; &amp;&quot;|&quot;&amp;[.F99]&amp;CHAR(10)) &amp;IF([.G99]=&quot;&quot;; &quot;&quot;; &quot;api-&quot;&amp;[.B99]&amp;&quot;-image&quot;    &amp;&quot;|&quot;&amp;[.G99]&amp;CHAR(10))">
            <text:p/>
          </table:table-cell>
        </table:table-row>
        <table:table-row table:style-name="ro1">
          <table:table-cell table:style-name="ce10" office:value-type="float" office:value="97" calcext:value-type="float">
            <text:p>97</text:p>
          </table:table-cell>
          <table:table-cell table:style-name="ce10" office:value-type="string" calcext:value-type="string">
            <text:p>xowa.gui.browser.tabs.move_bwd</text:p>
          </table:table-cell>
          <table:table-cell table:style-name="ce10" table:number-columns-repeated="5"/>
          <table:table-cell table:style-name="ce16" table:formula="of:=IF([.C100]=&quot;&quot;; &quot;&quot;; &quot;api-&quot;&amp;[.B100]&amp;&quot;-name&quot;     &amp;&quot;|&quot;&amp;[.C100]&amp;CHAR(10)) &amp;IF([.D100]=&quot;&quot;; &quot;&quot;; &quot;api-&quot;&amp;[.B100]&amp;&quot;-tip&quot;      &amp;&quot;|&quot;&amp;REPLACEMACRO([.D100];&quot;|&quot;;&quot;\u007C&quot;)&amp;CHAR(10)) &amp;IF([.E100]=&quot;&quot;; &quot;&quot;; &quot;api-&quot;&amp;[.B100]&amp;&quot;-letter&quot;   &amp;&quot;|&quot;&amp;[.E100]&amp;CHAR(10)) &amp;IF([.F100]=&quot;&quot;; &quot;&quot;; &quot;api-&quot;&amp;[.B100]&amp;&quot;-shortcut&quot; &amp;&quot;|&quot;&amp;[.F100]&amp;CHAR(10)) &amp;IF([.G100]=&quot;&quot;; &quot;&quot;; &quot;api-&quot;&amp;[.B100]&amp;&quot;-image&quot;    &amp;&quot;|&quot;&amp;[.G100]&amp;CHAR(10))">
            <text:p/>
          </table:table-cell>
        </table:table-row>
        <table:table-row table:style-name="ro1">
          <table:table-cell table:style-name="ce10" office:value-type="float" office:value="98" calcext:value-type="float">
            <text:p>98</text:p>
          </table:table-cell>
          <table:table-cell table:style-name="ce10" office:value-type="string" calcext:value-type="string">
            <text:p>xowa.gui.browser.tabs.move_fwd</text:p>
          </table:table-cell>
          <table:table-cell table:style-name="ce10" table:number-columns-repeated="5"/>
          <table:table-cell table:style-name="ce16" table:formula="of:=IF([.C101]=&quot;&quot;; &quot;&quot;; &quot;api-&quot;&amp;[.B101]&amp;&quot;-name&quot;     &amp;&quot;|&quot;&amp;[.C101]&amp;CHAR(10)) &amp;IF([.D101]=&quot;&quot;; &quot;&quot;; &quot;api-&quot;&amp;[.B101]&amp;&quot;-tip&quot;      &amp;&quot;|&quot;&amp;REPLACEMACRO([.D101];&quot;|&quot;;&quot;\u007C&quot;)&amp;CHAR(10)) &amp;IF([.E101]=&quot;&quot;; &quot;&quot;; &quot;api-&quot;&amp;[.B101]&amp;&quot;-letter&quot;   &amp;&quot;|&quot;&amp;[.E101]&amp;CHAR(10)) &amp;IF([.F101]=&quot;&quot;; &quot;&quot;; &quot;api-&quot;&amp;[.B101]&amp;&quot;-shortcut&quot; &amp;&quot;|&quot;&amp;[.F101]&amp;CHAR(10)) &amp;IF([.G101]=&quot;&quot;; &quot;&quot;; &quot;api-&quot;&amp;[.B101]&amp;&quot;-image&quot;    &amp;&quot;|&quot;&amp;[.G101]&amp;CHAR(10))">
            <text:p/>
          </table:table-cell>
        </table:table-row>
        <table:table-row table:style-name="ro1">
          <table:table-cell table:style-name="ce10" office:value-type="float" office:value="99" calcext:value-type="float">
            <text:p>99</text:p>
          </table:table-cell>
          <table:table-cell table:style-name="ce10" office:value-type="string" calcext:value-type="string">
            <text:p>xowa.gui.browser.tabs.pin_toggle</text:p>
          </table:table-cell>
          <table:table-cell table:style-name="ce10" table:number-columns-repeated="5"/>
          <table:table-cell table:style-name="ce16" table:formula="of:=IF([.C102]=&quot;&quot;; &quot;&quot;; &quot;api-&quot;&amp;[.B102]&amp;&quot;-name&quot;     &amp;&quot;|&quot;&amp;[.C102]&amp;CHAR(10)) &amp;IF([.D102]=&quot;&quot;; &quot;&quot;; &quot;api-&quot;&amp;[.B102]&amp;&quot;-tip&quot;      &amp;&quot;|&quot;&amp;REPLACEMACRO([.D102];&quot;|&quot;;&quot;\u007C&quot;)&amp;CHAR(10)) &amp;IF([.E102]=&quot;&quot;; &quot;&quot;; &quot;api-&quot;&amp;[.B102]&amp;&quot;-letter&quot;   &amp;&quot;|&quot;&amp;[.E102]&amp;CHAR(10)) &amp;IF([.F102]=&quot;&quot;; &quot;&quot;; &quot;api-&quot;&amp;[.B102]&amp;&quot;-shortcut&quot; &amp;&quot;|&quot;&amp;[.F102]&amp;CHAR(10)) &amp;IF([.G102]=&quot;&quot;; &quot;&quot;; &quot;api-&quot;&amp;[.B102]&amp;&quot;-image&quot;    &amp;&quot;|&quot;&amp;[.G102]&amp;CHAR(10))">
            <text:p/>
          </table:table-cell>
        </table:table-row>
        <table:table-row table:style-name="ro1"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xowa.gui.browser.find.show</text:p>
          </table:table-cell>
          <table:table-cell office:value-type="string" calcext:value-type="string">
            <text:p>查找</text:p>
          </table:table-cell>
          <table:table-cell table:number-columns-repeated="4"/>
          <table:table-cell table:style-name="ce16" table:formula="of:=IF([.C103]=&quot;&quot;; &quot;&quot;; &quot;api-&quot;&amp;[.B103]&amp;&quot;-name&quot;     &amp;&quot;|&quot;&amp;[.C103]&amp;CHAR(10)) &amp;IF([.D103]=&quot;&quot;; &quot;&quot;; &quot;api-&quot;&amp;[.B103]&amp;&quot;-tip&quot;      &amp;&quot;|&quot;&amp;REPLACEMACRO([.D103];&quot;|&quot;;&quot;\u007C&quot;)&amp;CHAR(10)) &amp;IF([.E103]=&quot;&quot;; &quot;&quot;; &quot;api-&quot;&amp;[.B103]&amp;&quot;-letter&quot;   &amp;&quot;|&quot;&amp;[.E103]&amp;CHAR(10)) &amp;IF([.F103]=&quot;&quot;; &quot;&quot;; &quot;api-&quot;&amp;[.B103]&amp;&quot;-shortcut&quot; &amp;&quot;|&quot;&amp;[.F103]&amp;CHAR(10)) &amp;IF([.G103]=&quot;&quot;; &quot;&quot;; &quot;api-&quot;&amp;[.B103]&amp;&quot;-image&quot;    &amp;&quot;|&quot;&amp;[.G103]&amp;CHAR(10))" office:value-type="string" office:string-value="api-xowa.gui.browser.find.show-name|查找&#10;" calcext:value-type="string">
            <text:p>api-xowa.gui.browser.find.show-name|查找</text:p>
            <text:p/>
          </table:table-cell>
        </table:table-row>
        <table:table-row table:style-name="ro1">
          <table:table-cell table:style-name="ce10" office:value-type="float" office:value="101" calcext:value-type="float">
            <text:p>101</text:p>
          </table:table-cell>
          <table:table-cell table:style-name="ce10" office:value-type="string" calcext:value-type="string">
            <text:p>xowa.gui.browser.find.show_by_paste</text:p>
          </table:table-cell>
          <table:table-cell office:value-type="string" calcext:value-type="string">
            <text:p>查找</text:p>
          </table:table-cell>
          <table:table-cell/>
          <table:table-cell table:style-name="ce10" table:number-columns-repeated="3"/>
          <table:table-cell table:style-name="ce16" table:formula="of:=IF([.C104]=&quot;&quot;; &quot;&quot;; &quot;api-&quot;&amp;[.B104]&amp;&quot;-name&quot;     &amp;&quot;|&quot;&amp;[.C104]&amp;CHAR(10)) &amp;IF([.D104]=&quot;&quot;; &quot;&quot;; &quot;api-&quot;&amp;[.B104]&amp;&quot;-tip&quot;      &amp;&quot;|&quot;&amp;REPLACEMACRO([.D104];&quot;|&quot;;&quot;\u007C&quot;)&amp;CHAR(10)) &amp;IF([.E104]=&quot;&quot;; &quot;&quot;; &quot;api-&quot;&amp;[.B104]&amp;&quot;-letter&quot;   &amp;&quot;|&quot;&amp;[.E104]&amp;CHAR(10)) &amp;IF([.F104]=&quot;&quot;; &quot;&quot;; &quot;api-&quot;&amp;[.B104]&amp;&quot;-shortcut&quot; &amp;&quot;|&quot;&amp;[.F104]&amp;CHAR(10)) &amp;IF([.G104]=&quot;&quot;; &quot;&quot;; &quot;api-&quot;&amp;[.B104]&amp;&quot;-image&quot;    &amp;&quot;|&quot;&amp;[.G104]&amp;CHAR(10))" office:value-type="string" office:string-value="api-xowa.gui.browser.find.show_by_paste-name|查找&#10;" calcext:value-type="string">
            <text:p>api-xowa.gui.browser.find.show_by_paste-name|查找</text:p>
            <text:p/>
          </table:table-cell>
        </table:table-row>
        <table:table-row table:style-name="ro1">
          <table:table-cell table:style-name="ce10" office:value-type="float" office:value="102" calcext:value-type="float">
            <text:p>102</text:p>
          </table:table-cell>
          <table:table-cell office:value-type="string" calcext:value-type="string">
            <text:p>xowa.gui.browser.find.hide</text:p>
          </table:table-cell>
          <table:table-cell table:number-columns-repeated="5"/>
          <table:table-cell table:style-name="ce16" table:formula="of:=IF([.C105]=&quot;&quot;; &quot;&quot;; &quot;api-&quot;&amp;[.B105]&amp;&quot;-name&quot;     &amp;&quot;|&quot;&amp;[.C105]&amp;CHAR(10)) &amp;IF([.D105]=&quot;&quot;; &quot;&quot;; &quot;api-&quot;&amp;[.B105]&amp;&quot;-tip&quot;      &amp;&quot;|&quot;&amp;REPLACEMACRO([.D105];&quot;|&quot;;&quot;\u007C&quot;)&amp;CHAR(10)) &amp;IF([.E105]=&quot;&quot;; &quot;&quot;; &quot;api-&quot;&amp;[.B105]&amp;&quot;-letter&quot;   &amp;&quot;|&quot;&amp;[.E105]&amp;CHAR(10)) &amp;IF([.F105]=&quot;&quot;; &quot;&quot;; &quot;api-&quot;&amp;[.B105]&amp;&quot;-shortcut&quot; &amp;&quot;|&quot;&amp;[.F105]&amp;CHAR(10)) &amp;IF([.G105]=&quot;&quot;; &quot;&quot;; &quot;api-&quot;&amp;[.B105]&amp;&quot;-image&quot;    &amp;&quot;|&quot;&amp;[.G105]&amp;CHAR(10))">
            <text:p/>
          </table:table-cell>
        </table:table-row>
        <table:table-row table:style-name="ro1">
          <table:table-cell table:style-name="ce10" office:value-type="float" office:value="103" calcext:value-type="float">
            <text:p>103</text:p>
          </table:table-cell>
          <table:table-cell office:value-type="string" calcext:value-type="string">
            <text:p>xowa.gui.browser.find.exec</text:p>
          </table:table-cell>
          <table:table-cell table:number-columns-repeated="5"/>
          <table:table-cell table:style-name="ce16" table:formula="of:=IF([.C106]=&quot;&quot;; &quot;&quot;; &quot;api-&quot;&amp;[.B106]&amp;&quot;-name&quot;     &amp;&quot;|&quot;&amp;[.C106]&amp;CHAR(10)) &amp;IF([.D106]=&quot;&quot;; &quot;&quot;; &quot;api-&quot;&amp;[.B106]&amp;&quot;-tip&quot;      &amp;&quot;|&quot;&amp;REPLACEMACRO([.D106];&quot;|&quot;;&quot;\u007C&quot;)&amp;CHAR(10)) &amp;IF([.E106]=&quot;&quot;; &quot;&quot;; &quot;api-&quot;&amp;[.B106]&amp;&quot;-letter&quot;   &amp;&quot;|&quot;&amp;[.E106]&amp;CHAR(10)) &amp;IF([.F106]=&quot;&quot;; &quot;&quot;; &quot;api-&quot;&amp;[.B106]&amp;&quot;-shortcut&quot; &amp;&quot;|&quot;&amp;[.F106]&amp;CHAR(10)) &amp;IF([.G106]=&quot;&quot;; &quot;&quot;; &quot;api-&quot;&amp;[.B106]&amp;&quot;-image&quot;    &amp;&quot;|&quot;&amp;[.G106]&amp;CHAR(10))">
            <text:p/>
          </table:table-cell>
        </table:table-row>
        <table:table-row table:style-name="ro1">
          <table:table-cell table:style-name="ce10" office:value-type="float" office:value="104" calcext:value-type="float">
            <text:p>104</text:p>
          </table:table-cell>
          <table:table-cell office:value-type="string" calcext:value-type="string">
            <text:p>xowa.gui.browser.find.type</text:p>
          </table:table-cell>
          <table:table-cell table:number-columns-repeated="5"/>
          <table:table-cell table:style-name="ce16" table:formula="of:=IF([.C107]=&quot;&quot;; &quot;&quot;; &quot;api-&quot;&amp;[.B107]&amp;&quot;-name&quot;     &amp;&quot;|&quot;&amp;[.C107]&amp;CHAR(10)) &amp;IF([.D107]=&quot;&quot;; &quot;&quot;; &quot;api-&quot;&amp;[.B107]&amp;&quot;-tip&quot;      &amp;&quot;|&quot;&amp;REPLACEMACRO([.D107];&quot;|&quot;;&quot;\u007C&quot;)&amp;CHAR(10)) &amp;IF([.E107]=&quot;&quot;; &quot;&quot;; &quot;api-&quot;&amp;[.B107]&amp;&quot;-letter&quot;   &amp;&quot;|&quot;&amp;[.E107]&amp;CHAR(10)) &amp;IF([.F107]=&quot;&quot;; &quot;&quot;; &quot;api-&quot;&amp;[.B107]&amp;&quot;-shortcut&quot; &amp;&quot;|&quot;&amp;[.F107]&amp;CHAR(10)) &amp;IF([.G107]=&quot;&quot;; &quot;&quot;; &quot;api-&quot;&amp;[.B107]&amp;&quot;-image&quot;    &amp;&quot;|&quot;&amp;[.G107]&amp;CHAR(10))">
            <text:p/>
          </table:table-cell>
        </table:table-row>
        <table:table-row table:style-name="ro1">
          <table:table-cell table:style-name="ce10" office:value-type="float" office:value="105" calcext:value-type="float">
            <text:p>105</text:p>
          </table:table-cell>
          <table:table-cell office:value-type="string" calcext:value-type="string">
            <text:p>xowa.gui.browser.find.find_bwd</text:p>
          </table:table-cell>
          <table:table-cell table:number-columns-repeated="5"/>
          <table:table-cell table:style-name="ce16" table:formula="of:=IF([.C108]=&quot;&quot;; &quot;&quot;; &quot;api-&quot;&amp;[.B108]&amp;&quot;-name&quot;     &amp;&quot;|&quot;&amp;[.C108]&amp;CHAR(10)) &amp;IF([.D108]=&quot;&quot;; &quot;&quot;; &quot;api-&quot;&amp;[.B108]&amp;&quot;-tip&quot;      &amp;&quot;|&quot;&amp;REPLACEMACRO([.D108];&quot;|&quot;;&quot;\u007C&quot;)&amp;CHAR(10)) &amp;IF([.E108]=&quot;&quot;; &quot;&quot;; &quot;api-&quot;&amp;[.B108]&amp;&quot;-letter&quot;   &amp;&quot;|&quot;&amp;[.E108]&amp;CHAR(10)) &amp;IF([.F108]=&quot;&quot;; &quot;&quot;; &quot;api-&quot;&amp;[.B108]&amp;&quot;-shortcut&quot; &amp;&quot;|&quot;&amp;[.F108]&amp;CHAR(10)) &amp;IF([.G108]=&quot;&quot;; &quot;&quot;; &quot;api-&quot;&amp;[.B108]&amp;&quot;-image&quot;    &amp;&quot;|&quot;&amp;[.G108]&amp;CHAR(10))">
            <text:p/>
          </table:table-cell>
        </table:table-row>
        <table:table-row table:style-name="ro1">
          <table:table-cell table:style-name="ce10" office:value-type="float" office:value="106" calcext:value-type="float">
            <text:p>106</text:p>
          </table:table-cell>
          <table:table-cell office:value-type="string" calcext:value-type="string">
            <text:p>xowa.gui.browser.find.find_fwd</text:p>
          </table:table-cell>
          <table:table-cell table:number-columns-repeated="5"/>
          <table:table-cell table:style-name="ce16" table:formula="of:=IF([.C109]=&quot;&quot;; &quot;&quot;; &quot;api-&quot;&amp;[.B109]&amp;&quot;-name&quot;     &amp;&quot;|&quot;&amp;[.C109]&amp;CHAR(10)) &amp;IF([.D109]=&quot;&quot;; &quot;&quot;; &quot;api-&quot;&amp;[.B109]&amp;&quot;-tip&quot;      &amp;&quot;|&quot;&amp;REPLACEMACRO([.D109];&quot;|&quot;;&quot;\u007C&quot;)&amp;CHAR(10)) &amp;IF([.E109]=&quot;&quot;; &quot;&quot;; &quot;api-&quot;&amp;[.B109]&amp;&quot;-letter&quot;   &amp;&quot;|&quot;&amp;[.E109]&amp;CHAR(10)) &amp;IF([.F109]=&quot;&quot;; &quot;&quot;; &quot;api-&quot;&amp;[.B109]&amp;&quot;-shortcut&quot; &amp;&quot;|&quot;&amp;[.F109]&amp;CHAR(10)) &amp;IF([.G109]=&quot;&quot;; &quot;&quot;; &quot;api-&quot;&amp;[.B109]&amp;&quot;-image&quot;    &amp;&quot;|&quot;&amp;[.G109]&amp;CHAR(10))">
            <text:p/>
          </table:table-cell>
        </table:table-row>
        <table:table-row table:style-name="ro1">
          <table:table-cell table:style-name="ce10" office:value-type="float" office:value="107" calcext:value-type="float">
            <text:p>107</text:p>
          </table:table-cell>
          <table:table-cell office:value-type="string" calcext:value-type="string">
            <text:p>xowa.gui.browser.find.case_toggle</text:p>
          </table:table-cell>
          <table:table-cell table:number-columns-repeated="5"/>
          <table:table-cell table:style-name="ce16" table:formula="of:=IF([.C110]=&quot;&quot;; &quot;&quot;; &quot;api-&quot;&amp;[.B110]&amp;&quot;-name&quot;     &amp;&quot;|&quot;&amp;[.C110]&amp;CHAR(10)) &amp;IF([.D110]=&quot;&quot;; &quot;&quot;; &quot;api-&quot;&amp;[.B110]&amp;&quot;-tip&quot;      &amp;&quot;|&quot;&amp;REPLACEMACRO([.D110];&quot;|&quot;;&quot;\u007C&quot;)&amp;CHAR(10)) &amp;IF([.E110]=&quot;&quot;; &quot;&quot;; &quot;api-&quot;&amp;[.B110]&amp;&quot;-letter&quot;   &amp;&quot;|&quot;&amp;[.E110]&amp;CHAR(10)) &amp;IF([.F110]=&quot;&quot;; &quot;&quot;; &quot;api-&quot;&amp;[.B110]&amp;&quot;-shortcut&quot; &amp;&quot;|&quot;&amp;[.F110]&amp;CHAR(10)) &amp;IF([.G110]=&quot;&quot;; &quot;&quot;; &quot;api-&quot;&amp;[.B110]&amp;&quot;-image&quot;    &amp;&quot;|&quot;&amp;[.G110]&amp;CHAR(10))">
            <text:p/>
          </table:table-cell>
        </table:table-row>
        <table:table-row table:style-name="ro1">
          <table:table-cell table:style-name="ce10" office:value-type="float" office:value="108" calcext:value-type="float">
            <text:p>108</text:p>
          </table:table-cell>
          <table:table-cell office:value-type="string" calcext:value-type="string">
            <text:p>xowa.gui.browser.find.wrap_toggle</text:p>
          </table:table-cell>
          <table:table-cell table:number-columns-repeated="5"/>
          <table:table-cell table:style-name="ce16" table:formula="of:=IF([.C111]=&quot;&quot;; &quot;&quot;; &quot;api-&quot;&amp;[.B111]&amp;&quot;-name&quot;     &amp;&quot;|&quot;&amp;[.C111]&amp;CHAR(10)) &amp;IF([.D111]=&quot;&quot;; &quot;&quot;; &quot;api-&quot;&amp;[.B111]&amp;&quot;-tip&quot;      &amp;&quot;|&quot;&amp;REPLACEMACRO([.D111];&quot;|&quot;;&quot;\u007C&quot;)&amp;CHAR(10)) &amp;IF([.E111]=&quot;&quot;; &quot;&quot;; &quot;api-&quot;&amp;[.B111]&amp;&quot;-letter&quot;   &amp;&quot;|&quot;&amp;[.E111]&amp;CHAR(10)) &amp;IF([.F111]=&quot;&quot;; &quot;&quot;; &quot;api-&quot;&amp;[.B111]&amp;&quot;-shortcut&quot; &amp;&quot;|&quot;&amp;[.F111]&amp;CHAR(10)) &amp;IF([.G111]=&quot;&quot;; &quot;&quot;; &quot;api-&quot;&amp;[.B111]&amp;&quot;-image&quot;    &amp;&quot;|&quot;&amp;[.G111]&amp;CHAR(10))">
            <text:p/>
          </table:table-cell>
        </table:table-row>
        <table:table-row table:style-name="ro1">
          <table:table-cell table:style-name="ce10" office:value-type="float" office:value="109" calcext:value-type="float">
            <text:p>109</text:p>
          </table:table-cell>
          <table:table-cell table:style-name="ce10" office:value-type="string" calcext:value-type="string">
            <text:p>xowa.gui.browser.prog_log.show</text:p>
          </table:table-cell>
          <table:table-cell table:style-name="ce10" table:number-columns-repeated="5"/>
          <table:table-cell table:style-name="ce16" table:formula="of:=IF([.C112]=&quot;&quot;; &quot;&quot;; &quot;api-&quot;&amp;[.B112]&amp;&quot;-name&quot;     &amp;&quot;|&quot;&amp;[.C112]&amp;CHAR(10)) &amp;IF([.D112]=&quot;&quot;; &quot;&quot;; &quot;api-&quot;&amp;[.B112]&amp;&quot;-tip&quot;      &amp;&quot;|&quot;&amp;REPLACEMACRO([.D112];&quot;|&quot;;&quot;\u007C&quot;)&amp;CHAR(10)) &amp;IF([.E112]=&quot;&quot;; &quot;&quot;; &quot;api-&quot;&amp;[.B112]&amp;&quot;-letter&quot;   &amp;&quot;|&quot;&amp;[.E112]&amp;CHAR(10)) &amp;IF([.F112]=&quot;&quot;; &quot;&quot;; &quot;api-&quot;&amp;[.B112]&amp;&quot;-shortcut&quot; &amp;&quot;|&quot;&amp;[.F112]&amp;CHAR(10)) &amp;IF([.G112]=&quot;&quot;; &quot;&quot;; &quot;api-&quot;&amp;[.B112]&amp;&quot;-image&quot;    &amp;&quot;|&quot;&amp;[.G112]&amp;CHAR(10))">
            <text:p/>
          </table:table-cell>
        </table:table-row>
        <table:table-row table:style-name="ro1">
          <table:table-cell table:style-name="ce10" office:value-type="float" office:value="110" calcext:value-type="float">
            <text:p>110</text:p>
          </table:table-cell>
          <table:table-cell office:value-type="string" calcext:value-type="string">
            <text:p>xowa.gui.browser.prog.focus</text:p>
          </table:table-cell>
          <table:table-cell table:number-columns-repeated="5"/>
          <table:table-cell table:style-name="ce16" table:formula="of:=IF([.C113]=&quot;&quot;; &quot;&quot;; &quot;api-&quot;&amp;[.B113]&amp;&quot;-name&quot;     &amp;&quot;|&quot;&amp;[.C113]&amp;CHAR(10)) &amp;IF([.D113]=&quot;&quot;; &quot;&quot;; &quot;api-&quot;&amp;[.B113]&amp;&quot;-tip&quot;      &amp;&quot;|&quot;&amp;REPLACEMACRO([.D113];&quot;|&quot;;&quot;\u007C&quot;)&amp;CHAR(10)) &amp;IF([.E113]=&quot;&quot;; &quot;&quot;; &quot;api-&quot;&amp;[.B113]&amp;&quot;-letter&quot;   &amp;&quot;|&quot;&amp;[.E113]&amp;CHAR(10)) &amp;IF([.F113]=&quot;&quot;; &quot;&quot;; &quot;api-&quot;&amp;[.B113]&amp;&quot;-shortcut&quot; &amp;&quot;|&quot;&amp;[.F113]&amp;CHAR(10)) &amp;IF([.G113]=&quot;&quot;; &quot;&quot;; &quot;api-&quot;&amp;[.B113]&amp;&quot;-image&quot;    &amp;&quot;|&quot;&amp;[.G113]&amp;CHAR(10))">
            <text:p/>
          </table:table-cell>
        </table:table-row>
        <table:table-row table:style-name="ro1">
          <table:table-cell table:style-name="ce10" office:value-type="float" office:value="111" calcext:value-type="float">
            <text:p>111</text:p>
          </table:table-cell>
          <table:table-cell office:value-type="string" calcext:value-type="string">
            <text:p>xowa.gui.browser.info.clear</text:p>
          </table:table-cell>
          <table:table-cell table:number-columns-repeated="5"/>
          <table:table-cell table:style-name="ce16" table:formula="of:=IF([.C114]=&quot;&quot;; &quot;&quot;; &quot;api-&quot;&amp;[.B114]&amp;&quot;-name&quot;     &amp;&quot;|&quot;&amp;[.C114]&amp;CHAR(10)) &amp;IF([.D114]=&quot;&quot;; &quot;&quot;; &quot;api-&quot;&amp;[.B114]&amp;&quot;-tip&quot;      &amp;&quot;|&quot;&amp;REPLACEMACRO([.D114];&quot;|&quot;;&quot;\u007C&quot;)&amp;CHAR(10)) &amp;IF([.E114]=&quot;&quot;; &quot;&quot;; &quot;api-&quot;&amp;[.B114]&amp;&quot;-letter&quot;   &amp;&quot;|&quot;&amp;[.E114]&amp;CHAR(10)) &amp;IF([.F114]=&quot;&quot;; &quot;&quot;; &quot;api-&quot;&amp;[.B114]&amp;&quot;-shortcut&quot; &amp;&quot;|&quot;&amp;[.F114]&amp;CHAR(10)) &amp;IF([.G114]=&quot;&quot;; &quot;&quot;; &quot;api-&quot;&amp;[.B114]&amp;&quot;-image&quot;    &amp;&quot;|&quot;&amp;[.G114]&amp;CHAR(10))">
            <text:p/>
          </table:table-cell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office:value-type="string" calcext:value-type="string">
            <text:p>xowa.gui.browser.info.focus</text:p>
          </table:table-cell>
          <table:table-cell table:number-columns-repeated="5"/>
          <table:table-cell table:style-name="ce16" table:formula="of:=IF([.C115]=&quot;&quot;; &quot;&quot;; &quot;api-&quot;&amp;[.B115]&amp;&quot;-name&quot;     &amp;&quot;|&quot;&amp;[.C115]&amp;CHAR(10)) &amp;IF([.D115]=&quot;&quot;; &quot;&quot;; &quot;api-&quot;&amp;[.B115]&amp;&quot;-tip&quot;      &amp;&quot;|&quot;&amp;REPLACEMACRO([.D115];&quot;|&quot;;&quot;\u007C&quot;)&amp;CHAR(10)) &amp;IF([.E115]=&quot;&quot;; &quot;&quot;; &quot;api-&quot;&amp;[.B115]&amp;&quot;-letter&quot;   &amp;&quot;|&quot;&amp;[.E115]&amp;CHAR(10)) &amp;IF([.F115]=&quot;&quot;; &quot;&quot;; &quot;api-&quot;&amp;[.B115]&amp;&quot;-shortcut&quot; &amp;&quot;|&quot;&amp;[.F115]&amp;CHAR(10)) &amp;IF([.G115]=&quot;&quot;; &quot;&quot;; &quot;api-&quot;&amp;[.B115]&amp;&quot;-image&quot;    &amp;&quot;|&quot;&amp;[.G115]&amp;CHAR(10))">
            <text:p/>
          </table:table-cell>
        </table:table-row>
        <table:table-row table:style-name="ro1">
          <table:table-cell table:style-name="ce10" office:value-type="float" office:value="113" calcext:value-type="float">
            <text:p>113</text:p>
          </table:table-cell>
          <table:table-cell table:style-name="ce10" office:value-type="string" calcext:value-type="string">
            <text:p>xowa.html.tidy.toggle</text:p>
          </table:table-cell>
          <table:table-cell table:style-name="ce10" table:number-columns-repeated="5"/>
          <table:table-cell table:style-name="ce16" table:formula="of:=IF([.C116]=&quot;&quot;; &quot;&quot;; &quot;api-&quot;&amp;[.B116]&amp;&quot;-name&quot;     &amp;&quot;|&quot;&amp;[.C116]&amp;CHAR(10)) &amp;IF([.D116]=&quot;&quot;; &quot;&quot;; &quot;api-&quot;&amp;[.B116]&amp;&quot;-tip&quot;      &amp;&quot;|&quot;&amp;REPLACEMACRO([.D116];&quot;|&quot;;&quot;\u007C&quot;)&amp;CHAR(10)) &amp;IF([.E116]=&quot;&quot;; &quot;&quot;; &quot;api-&quot;&amp;[.B116]&amp;&quot;-letter&quot;   &amp;&quot;|&quot;&amp;[.E116]&amp;CHAR(10)) &amp;IF([.F116]=&quot;&quot;; &quot;&quot;; &quot;api-&quot;&amp;[.B116]&amp;&quot;-shortcut&quot; &amp;&quot;|&quot;&amp;[.F116]&amp;CHAR(10)) &amp;IF([.G116]=&quot;&quot;; &quot;&quot;; &quot;api-&quot;&amp;[.B116]&amp;&quot;-image&quot;    &amp;&quot;|&quot;&amp;[.G116]&amp;CHAR(10))">
            <text:p/>
          </table:table-cell>
        </table:table-row>
        <table:table-row table:style-name="ro1">
          <table:table-cell table:style-name="ce10" office:value-type="float" office:value="114" calcext:value-type="float">
            <text:p>114</text:p>
          </table:table-cell>
          <table:table-cell office:value-type="string" calcext:value-type="string">
            <text:p>xowa.net.enabled</text:p>
          </table:table-cell>
          <table:table-cell table:number-columns-repeated="5"/>
          <table:table-cell table:style-name="ce16" table:formula="of:=IF([.C117]=&quot;&quot;; &quot;&quot;; &quot;api-&quot;&amp;[.B117]&amp;&quot;-name&quot;     &amp;&quot;|&quot;&amp;[.C117]&amp;CHAR(10)) &amp;IF([.D117]=&quot;&quot;; &quot;&quot;; &quot;api-&quot;&amp;[.B117]&amp;&quot;-tip&quot;      &amp;&quot;|&quot;&amp;REPLACEMACRO([.D117];&quot;|&quot;;&quot;\u007C&quot;)&amp;CHAR(10)) &amp;IF([.E117]=&quot;&quot;; &quot;&quot;; &quot;api-&quot;&amp;[.B117]&amp;&quot;-letter&quot;   &amp;&quot;|&quot;&amp;[.E117]&amp;CHAR(10)) &amp;IF([.F117]=&quot;&quot;; &quot;&quot;; &quot;api-&quot;&amp;[.B117]&amp;&quot;-shortcut&quot; &amp;&quot;|&quot;&amp;[.F117]&amp;CHAR(10)) &amp;IF([.G117]=&quot;&quot;; &quot;&quot;; &quot;api-&quot;&amp;[.B117]&amp;&quot;-image&quot;    &amp;&quot;|&quot;&amp;[.G117]&amp;CHAR(10))">
            <text:p/>
          </table:table-cell>
        </table:table-row>
        <table:table-row table:style-name="ro1">
          <table:table-cell table:style-name="ce10" office:value-type="float" office:value="115" calcext:value-type="float">
            <text:p>115</text:p>
          </table:table-cell>
          <table:table-cell office:value-type="string" calcext:value-type="string">
            <text:p>xowa.net.enabled_n_</text:p>
          </table:table-cell>
          <table:table-cell table:number-columns-repeated="5"/>
          <table:table-cell table:style-name="ce16" table:formula="of:=IF([.C118]=&quot;&quot;; &quot;&quot;; &quot;api-&quot;&amp;[.B118]&amp;&quot;-name&quot;     &amp;&quot;|&quot;&amp;[.C118]&amp;CHAR(10)) &amp;IF([.D118]=&quot;&quot;; &quot;&quot;; &quot;api-&quot;&amp;[.B118]&amp;&quot;-tip&quot;      &amp;&quot;|&quot;&amp;REPLACEMACRO([.D118];&quot;|&quot;;&quot;\u007C&quot;)&amp;CHAR(10)) &amp;IF([.E118]=&quot;&quot;; &quot;&quot;; &quot;api-&quot;&amp;[.B118]&amp;&quot;-letter&quot;   &amp;&quot;|&quot;&amp;[.E118]&amp;CHAR(10)) &amp;IF([.F118]=&quot;&quot;; &quot;&quot;; &quot;api-&quot;&amp;[.B118]&amp;&quot;-shortcut&quot; &amp;&quot;|&quot;&amp;[.F118]&amp;CHAR(10)) &amp;IF([.G118]=&quot;&quot;; &quot;&quot;; &quot;api-&quot;&amp;[.B118]&amp;&quot;-image&quot;    &amp;&quot;|&quot;&amp;[.G118]&amp;CHAR(10))">
            <text:p/>
          </table:table-cell>
        </table:table-row>
        <table:table-row table:style-name="ro1">
          <table:table-cell table:style-name="ce10" office:value-type="float" office:value="116" calcext:value-type="float">
            <text:p>116</text:p>
          </table:table-cell>
          <table:table-cell office:value-type="string" calcext:value-type="string">
            <text:p>xowa.net.enabled_x_</text:p>
          </table:table-cell>
          <table:table-cell table:number-columns-repeated="5"/>
          <table:table-cell table:style-name="ce16" table:formula="of:=IF([.C119]=&quot;&quot;; &quot;&quot;; &quot;api-&quot;&amp;[.B119]&amp;&quot;-name&quot;     &amp;&quot;|&quot;&amp;[.C119]&amp;CHAR(10)) &amp;IF([.D119]=&quot;&quot;; &quot;&quot;; &quot;api-&quot;&amp;[.B119]&amp;&quot;-tip&quot;      &amp;&quot;|&quot;&amp;REPLACEMACRO([.D119];&quot;|&quot;;&quot;\u007C&quot;)&amp;CHAR(10)) &amp;IF([.E119]=&quot;&quot;; &quot;&quot;; &quot;api-&quot;&amp;[.B119]&amp;&quot;-letter&quot;   &amp;&quot;|&quot;&amp;[.E119]&amp;CHAR(10)) &amp;IF([.F119]=&quot;&quot;; &quot;&quot;; &quot;api-&quot;&amp;[.B119]&amp;&quot;-shortcut&quot; &amp;&quot;|&quot;&amp;[.F119]&amp;CHAR(10)) &amp;IF([.G119]=&quot;&quot;; &quot;&quot;; &quot;api-&quot;&amp;[.B119]&amp;&quot;-image&quot;    &amp;&quot;|&quot;&amp;[.G119]&amp;CHAR(10))">
            <text:p/>
          </table:table-cell>
        </table:table-row>
        <table:table-row table:style-name="ro1">
          <table:table-cell table:style-name="ce10" office:value-type="float" office:value="117" calcext:value-type="float">
            <text:p>117</text:p>
          </table:table-cell>
          <table:table-cell office:value-type="string" calcext:value-type="string">
            <text:p>xowa.net.enabled_y_</text:p>
          </table:table-cell>
          <table:table-cell table:number-columns-repeated="5"/>
          <table:table-cell table:style-name="ce16" table:formula="of:=IF([.C120]=&quot;&quot;; &quot;&quot;; &quot;api-&quot;&amp;[.B120]&amp;&quot;-name&quot;     &amp;&quot;|&quot;&amp;[.C120]&amp;CHAR(10)) &amp;IF([.D120]=&quot;&quot;; &quot;&quot;; &quot;api-&quot;&amp;[.B120]&amp;&quot;-tip&quot;      &amp;&quot;|&quot;&amp;REPLACEMACRO([.D120];&quot;|&quot;;&quot;\u007C&quot;)&amp;CHAR(10)) &amp;IF([.E120]=&quot;&quot;; &quot;&quot;; &quot;api-&quot;&amp;[.B120]&amp;&quot;-letter&quot;   &amp;&quot;|&quot;&amp;[.E120]&amp;CHAR(10)) &amp;IF([.F120]=&quot;&quot;; &quot;&quot;; &quot;api-&quot;&amp;[.B120]&amp;&quot;-shortcut&quot; &amp;&quot;|&quot;&amp;[.F120]&amp;CHAR(10)) &amp;IF([.G120]=&quot;&quot;; &quot;&quot;; &quot;api-&quot;&amp;[.B120]&amp;&quot;-image&quot;    &amp;&quot;|&quot;&amp;[.G120]&amp;CHAR(10))">
            <text:p/>
          </table:table-cell>
        </table:table-row>
        <table:table-row table:style-name="ro1">
          <table:table-cell table:style-name="ce10" office:value-type="float" office:value="118" calcext:value-type="float">
            <text:p>118</text:p>
          </table:table-cell>
          <table:table-cell table:style-name="ce10" office:value-type="string" calcext:value-type="string">
            <text:p>xowa.usr.bookmarks.add</text:p>
          </table:table-cell>
          <table:table-cell office:value-type="string" calcext:value-type="string">
            <text:p>添加本頁到書簽</text:p>
          </table:table-cell>
          <table:table-cell table:style-name="ce10" table:number-columns-repeated="4"/>
          <table:table-cell table:style-name="ce16" table:formula="of:=IF([.C121]=&quot;&quot;; &quot;&quot;; &quot;api-&quot;&amp;[.B121]&amp;&quot;-name&quot;     &amp;&quot;|&quot;&amp;[.C121]&amp;CHAR(10)) &amp;IF([.D121]=&quot;&quot;; &quot;&quot;; &quot;api-&quot;&amp;[.B121]&amp;&quot;-tip&quot;      &amp;&quot;|&quot;&amp;REPLACEMACRO([.D121];&quot;|&quot;;&quot;\u007C&quot;)&amp;CHAR(10)) &amp;IF([.E121]=&quot;&quot;; &quot;&quot;; &quot;api-&quot;&amp;[.B121]&amp;&quot;-letter&quot;   &amp;&quot;|&quot;&amp;[.E121]&amp;CHAR(10)) &amp;IF([.F121]=&quot;&quot;; &quot;&quot;; &quot;api-&quot;&amp;[.B121]&amp;&quot;-shortcut&quot; &amp;&quot;|&quot;&amp;[.F121]&amp;CHAR(10)) &amp;IF([.G121]=&quot;&quot;; &quot;&quot;; &quot;api-&quot;&amp;[.B121]&amp;&quot;-image&quot;    &amp;&quot;|&quot;&amp;[.G121]&amp;CHAR(10))" office:value-type="string" office:string-value="api-xowa.usr.bookmarks.add-name|添加本頁到書簽&#10;" calcext:value-type="string">
            <text:p>api-xowa.usr.bookmarks.add-name|添加本頁到書簽</text:p>
            <text:p/>
          </table:table-cell>
        </table:table-row>
        <table:table-row table:style-name="ro1">
          <table:table-cell table:style-name="ce10" office:value-type="float" office:value="119" calcext:value-type="float">
            <text:p>119</text:p>
          </table:table-cell>
          <table:table-cell table:style-name="ce10" office:value-type="string" calcext:value-type="string">
            <text:p>xowa.usr.bookmarks.show</text:p>
          </table:table-cell>
          <table:table-cell office:value-type="string" calcext:value-type="string">
            <text:p>顯示所有書簽</text:p>
          </table:table-cell>
          <table:table-cell table:style-name="ce10" table:number-columns-repeated="4"/>
          <table:table-cell table:style-name="ce16" table:formula="of:=IF([.C122]=&quot;&quot;; &quot;&quot;; &quot;api-&quot;&amp;[.B122]&amp;&quot;-name&quot;     &amp;&quot;|&quot;&amp;[.C122]&amp;CHAR(10)) &amp;IF([.D122]=&quot;&quot;; &quot;&quot;; &quot;api-&quot;&amp;[.B122]&amp;&quot;-tip&quot;      &amp;&quot;|&quot;&amp;REPLACEMACRO([.D122];&quot;|&quot;;&quot;\u007C&quot;)&amp;CHAR(10)) &amp;IF([.E122]=&quot;&quot;; &quot;&quot;; &quot;api-&quot;&amp;[.B122]&amp;&quot;-letter&quot;   &amp;&quot;|&quot;&amp;[.E122]&amp;CHAR(10)) &amp;IF([.F122]=&quot;&quot;; &quot;&quot;; &quot;api-&quot;&amp;[.B122]&amp;&quot;-shortcut&quot; &amp;&quot;|&quot;&amp;[.F122]&amp;CHAR(10)) &amp;IF([.G122]=&quot;&quot;; &quot;&quot;; &quot;api-&quot;&amp;[.B122]&amp;&quot;-image&quot;    &amp;&quot;|&quot;&amp;[.G122]&amp;CHAR(10))" office:value-type="string" office:string-value="api-xowa.usr.bookmarks.show-name|顯示所有書簽&#10;" calcext:value-type="string">
            <text:p>api-xowa.usr.bookmarks.show-name|顯示所有書簽</text:p>
            <text:p/>
          </table:table-cell>
        </table:table-row>
        <table:table-row table:style-name="ro1">
          <table:table-cell table:style-name="ce10" office:value-type="float" office:value="120" calcext:value-type="float">
            <text:p>120</text:p>
          </table:table-cell>
          <table:table-cell table:style-name="ce10" office:value-type="string" calcext:value-type="string">
            <text:p>xowa.usr.history.goto_recent</text:p>
          </table:table-cell>
          <table:table-cell table:style-name="ce10" table:number-columns-repeated="5"/>
          <table:table-cell table:style-name="ce16" table:formula="of:=IF([.C123]=&quot;&quot;; &quot;&quot;; &quot;api-&quot;&amp;[.B123]&amp;&quot;-name&quot;     &amp;&quot;|&quot;&amp;[.C123]&amp;CHAR(10)) &amp;IF([.D123]=&quot;&quot;; &quot;&quot;; &quot;api-&quot;&amp;[.B123]&amp;&quot;-tip&quot;      &amp;&quot;|&quot;&amp;REPLACEMACRO([.D123];&quot;|&quot;;&quot;\u007C&quot;)&amp;CHAR(10)) &amp;IF([.E123]=&quot;&quot;; &quot;&quot;; &quot;api-&quot;&amp;[.B123]&amp;&quot;-letter&quot;   &amp;&quot;|&quot;&amp;[.E123]&amp;CHAR(10)) &amp;IF([.F123]=&quot;&quot;; &quot;&quot;; &quot;api-&quot;&amp;[.B123]&amp;&quot;-shortcut&quot; &amp;&quot;|&quot;&amp;[.F123]&amp;CHAR(10)) &amp;IF([.G123]=&quot;&quot;; &quot;&quot;; &quot;api-&quot;&amp;[.B123]&amp;&quot;-image&quot;    &amp;&quot;|&quot;&amp;[.G123]&amp;CHAR(10))">
            <text:p/>
          </table:table-cell>
        </table:table-row>
        <table:table-row table:style-name="ro1">
          <table:table-cell table:style-name="ce10" office:value-type="float" office:value="121" calcext:value-type="float">
            <text:p>121</text:p>
          </table:table-cell>
          <table:table-cell table:style-name="ce10" office:value-type="string" calcext:value-type="string">
            <text:p>xowa.usr.history.show</text:p>
          </table:table-cell>
          <table:table-cell office:value-type="string" calcext:value-type="string">
            <text:p>顯示</text:p>
          </table:table-cell>
          <table:table-cell table:style-name="ce10" table:number-columns-repeated="4"/>
          <table:table-cell table:style-name="ce16" table:formula="of:=IF([.C124]=&quot;&quot;; &quot;&quot;; &quot;api-&quot;&amp;[.B124]&amp;&quot;-name&quot;     &amp;&quot;|&quot;&amp;[.C124]&amp;CHAR(10)) &amp;IF([.D124]=&quot;&quot;; &quot;&quot;; &quot;api-&quot;&amp;[.B124]&amp;&quot;-tip&quot;      &amp;&quot;|&quot;&amp;REPLACEMACRO([.D124];&quot;|&quot;;&quot;\u007C&quot;)&amp;CHAR(10)) &amp;IF([.E124]=&quot;&quot;; &quot;&quot;; &quot;api-&quot;&amp;[.B124]&amp;&quot;-letter&quot;   &amp;&quot;|&quot;&amp;[.E124]&amp;CHAR(10)) &amp;IF([.F124]=&quot;&quot;; &quot;&quot;; &quot;api-&quot;&amp;[.B124]&amp;&quot;-shortcut&quot; &amp;&quot;|&quot;&amp;[.F124]&amp;CHAR(10)) &amp;IF([.G124]=&quot;&quot;; &quot;&quot;; &quot;api-&quot;&amp;[.B124]&amp;&quot;-image&quot;    &amp;&quot;|&quot;&amp;[.G124]&amp;CHAR(10))" office:value-type="string" office:string-value="api-xowa.usr.history.show-name|顯示&#10;" calcext:value-type="string">
            <text:p>api-xowa.usr.history.show-name|顯示</text:p>
            <text:p/>
          </table:table-cell>
        </table:table-row>
        <table:table-row table:style-name="ro1">
          <table:table-cell table:style-name="ce10" office:value-type="float" office:value="122" calcext:value-type="float">
            <text:p>122</text:p>
          </table:table-cell>
          <table:table-cell office:value-type="string" calcext:value-type="string">
            <text:p>xowa.xtns.scribunto.engine_lua_</text:p>
          </table:table-cell>
          <table:table-cell table:number-columns-repeated="5"/>
          <table:table-cell table:style-name="ce16" table:formula="of:=IF([.C125]=&quot;&quot;; &quot;&quot;; &quot;api-&quot;&amp;[.B125]&amp;&quot;-name&quot;     &amp;&quot;|&quot;&amp;[.C125]&amp;CHAR(10)) &amp;IF([.D125]=&quot;&quot;; &quot;&quot;; &quot;api-&quot;&amp;[.B125]&amp;&quot;-tip&quot;      &amp;&quot;|&quot;&amp;REPLACEMACRO([.D125];&quot;|&quot;;&quot;\u007C&quot;)&amp;CHAR(10)) &amp;IF([.E125]=&quot;&quot;; &quot;&quot;; &quot;api-&quot;&amp;[.B125]&amp;&quot;-letter&quot;   &amp;&quot;|&quot;&amp;[.E125]&amp;CHAR(10)) &amp;IF([.F125]=&quot;&quot;; &quot;&quot;; &quot;api-&quot;&amp;[.B125]&amp;&quot;-shortcut&quot; &amp;&quot;|&quot;&amp;[.F125]&amp;CHAR(10)) &amp;IF([.G125]=&quot;&quot;; &quot;&quot;; &quot;api-&quot;&amp;[.B125]&amp;&quot;-image&quot;    &amp;&quot;|&quot;&amp;[.G125]&amp;CHAR(10))">
            <text:p/>
          </table:table-cell>
        </table:table-row>
        <table:table-row table:style-name="ro1">
          <table:table-cell table:style-name="ce10" office:value-type="float" office:value="123" calcext:value-type="float">
            <text:p>123</text:p>
          </table:table-cell>
          <table:table-cell office:value-type="string" calcext:value-type="string">
            <text:p>xowa.xtns.scribunto.engine_luaj_</text:p>
          </table:table-cell>
          <table:table-cell table:number-columns-repeated="5"/>
          <table:table-cell table:style-name="ce16" table:formula="of:=IF([.C126]=&quot;&quot;; &quot;&quot;; &quot;api-&quot;&amp;[.B126]&amp;&quot;-name&quot;     &amp;&quot;|&quot;&amp;[.C126]&amp;CHAR(10)) &amp;IF([.D126]=&quot;&quot;; &quot;&quot;; &quot;api-&quot;&amp;[.B126]&amp;&quot;-tip&quot;      &amp;&quot;|&quot;&amp;REPLACEMACRO([.D126];&quot;|&quot;;&quot;\u007C&quot;)&amp;CHAR(10)) &amp;IF([.E126]=&quot;&quot;; &quot;&quot;; &quot;api-&quot;&amp;[.B126]&amp;&quot;-letter&quot;   &amp;&quot;|&quot;&amp;[.E126]&amp;CHAR(10)) &amp;IF([.F126]=&quot;&quot;; &quot;&quot;; &quot;api-&quot;&amp;[.B126]&amp;&quot;-shortcut&quot; &amp;&quot;|&quot;&amp;[.F126]&amp;CHAR(10)) &amp;IF([.G126]=&quot;&quot;; &quot;&quot;; &quot;api-&quot;&amp;[.B126]&amp;&quot;-image&quot;    &amp;&quot;|&quot;&amp;[.G126]&amp;CHAR(10))">
            <text:p/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xowa.html.modules.popups.msgs.size</text:p>
          </table:table-cell>
          <table:table-cell table:style-name="ce2" office:value-type="string" calcext:value-type="string">
            <text:p>size:</text:p>
          </table:table-cell>
          <table:table-cell table:style-name="ce2"/>
          <table:table-cell table:number-columns-repeated="3"/>
          <table:table-cell table:style-name="ce16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xowa.html.modules.popups.msgs.edited</text:p>
          </table:table-cell>
          <table:table-cell table:style-name="ce2" office:value-type="string" calcext:value-type="string">
            <text:p>edited:</text:p>
          </table:table-cell>
          <table:table-cell table:style-name="ce2"/>
          <table:table-cell table:number-columns-repeated="3"/>
          <table:table-cell table:style-name="ce16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xowa.html.modules.popups.msgs.viewed</text:p>
          </table:table-cell>
          <table:table-cell table:style-name="ce5" office:value-type="string" calcext:value-type="string">
            <text:p>viewed:</text:p>
          </table:table-cell>
          <table:table-cell table:style-name="ce2"/>
          <table:table-cell table:number-columns-repeated="3"/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xowa.html.modules.popups.show_more</text:p>
          </table:table-cell>
          <table:table-cell table:style-name="ce2" office:value-type="string" calcext:value-type="string">
            <text:p>Show More</text:p>
          </table:table-cell>
          <table:table-cell table:style-name="ce2" office:value-type="string" calcext:value-type="string">
            <text:p>Show more text for the page</text:p>
          </table:table-cell>
          <table:table-cell table:number-columns-repeated="3"/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xowa.html.modules.popups.show_all</text:p>
          </table:table-cell>
          <table:table-cell table:style-name="ce2" office:value-type="string" calcext:value-type="string">
            <text:p>Show All</text:p>
          </table:table-cell>
          <table:table-cell table:style-name="ce2" office:value-type="string" calcext:value-type="string">
            <text:p>Show all text for the page</text:p>
          </table:table-cell>
          <table:table-cell table:number-columns-repeated="3"/>
          <table:table-cell table:style-name="ce16"/>
        </table:table-row>
        <table:table-row table:style-name="ro1">
          <table:table-cell/>
          <table:table-cell table:style-name="ce2" office:value-type="string" calcext:value-type="string">
            <text:p>xowa.html.modules.popups.history</text:p>
          </table:table-cell>
          <table:table-cell table:style-name="ce2" office:value-type="string" calcext:value-type="string">
            <text:p>Show recent popups</text:p>
          </table:table-cell>
          <table:table-cell table:style-name="ce2"/>
          <table:table-cell table:number-columns-repeated="3"/>
          <table:table-cell table:style-name="ce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xowa.nav.setup.download_central</text:p>
          </table:table-cell>
          <table:table-cell table:style-name="ce3" office:value-type="string" calcext:value-type="string">
            <text:p>Download Central</text:p>
          </table:table-cell>
          <table:table-cell table:style-name="ce3" office:value-type="string" calcext:value-type="string">
            <text:p>Download wikis</text:p>
          </table:table-cell>
          <table:table-cell table:style-name="ce3" office:value-type="string" calcext:value-type="string">
            <text:p>d</text:p>
          </table:table-cell>
          <table:table-cell table:style-name="ce3" table:number-columns-repeated="2"/>
          <table:table-cell table:style-name="ce7" table:formula="of:=IF([.C133]=&quot;&quot;; &quot;&quot;; &quot;api-&quot;&amp;[.B133]&amp;&quot;-name&quot;     &amp;&quot;|&quot;&amp;[.C133]&amp;CHAR(10)) &amp;IF([.D133]=&quot;&quot;; &quot;&quot;; &quot;api-&quot;&amp;[.B133]&amp;&quot;-tip&quot;      &amp;&quot;|&quot;&amp;REPLACEMACRO([.D133];&quot;|&quot;;&quot;\u007C&quot;)&amp;CHAR(10)) &amp;IF([.E133]=&quot;&quot;; &quot;&quot;; &quot;api-&quot;&amp;[.B133]&amp;&quot;-letter&quot;   &amp;&quot;|&quot;&amp;[.E133]&amp;CHAR(10)) &amp;IF([.F133]=&quot;&quot;; &quot;&quot;; &quot;api-&quot;&amp;[.B133]&amp;&quot;-shortcut&quot; &amp;&quot;|&quot;&amp;[.F133]&amp;CHAR(10)) &amp;IF([.G133]=&quot;&quot;; &quot;&quot;; &quot;api-&quot;&amp;[.B133]&amp;&quot;-image&quot;    &amp;&quot;|&quot;&amp;[.G133]&amp;CHAR(10))" office:value-type="string" office:string-value="api-xowa.nav.setup.download_central-name|Download Central&#10;api-xowa.nav.setup.download_central-tip|Download wikis&#10;api-xowa.nav.setup.download_central-letter|d&#10;" calcext:value-type="string">
            <text:p>api-xowa.nav.setup.download_central-name|Download Central</text:p>
            <text:p>api-xowa.nav.setup.download_central-tip|Download wikis</text:p>
            <text:p>api-xowa.nav.setup.download_central-letter|d</text:p>
            <text:p/>
          </table:table-cell>
        </table:table-row>
        <table:table-row table:style-name="ro1" table:number-rows-repeated="83">
          <table:table-cell table:number-columns-repeated="7"/>
          <table:table-cell table:style-name="ce16"/>
        </table:table-row>
        <table:table-row table:style-name="ro1" table:number-rows-repeated="104835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en.A1:en.H127">
          <table:sort>
            <table:sort-by table:field-number="0" table:data-type="automatic"/>
          </table:sort>
        </table:database-range>
        <table:database-range table:name="__Anonymous_Sheet_DB__1" table:target-range-address="de.A1:de.H125">
          <table:sort>
            <table:sort-by table:field-number="0" table:data-type="automatic"/>
          </table:sort>
        </table:database-range>
        <table:database-range table:name="__Anonymous_Sheet_DB__2" table:target-range-address="zh_hans.A1:zh_hans.H126">
          <table:sort>
            <table:sort-by table:field-number="0" table:data-type="automatic"/>
          </table:sort>
        </table:database-range>
        <table:database-range table:name="__Anonymous_Sheet_DB__3" table:target-range-address="zh_hant.A1:zh_hant.H1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1" loext:min-decimal-places="1" number:min-integer-digits="1"/>
    </number:number-style>
    <number:number-style style:name="N157P0" style:volatile="true">
      <number:number number:decimal-places="1" loext:min-decimal-places="1" number:min-integer-digits="1" number:grouping="true"/>
      <number:text> </number:text>
    </number:number-style>
    <number:number-style style:name="N157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57P2" style:volatile="true">
      <number:text> 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59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date-style style:name="N160">
      <number:year number:style="long"/>
      <number:text>.</number:text>
      <number:month number:style="long"/>
      <number:text>.</number:text>
      <number:day number:style="long"/>
      <number:text> </number:text>
      <number:hours number:style="long"/>
      <number:text>:</number:text>
      <number:minutes number:style="long"/>
      <number:text>:nn</number:text>
    </number:date-style>
    <number:date-style style:name="N161">
      <number:year number:style="long"/>
      <number:text>.</number:text>
      <number:month number:style="long"/>
      <number:text>.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62">
      <number:year number:style="long"/>
      <number:text>.</number:text>
      <number:month number:style="long"/>
      <number:text>.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date-style style:name="N163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166P0" style:volatile="true">
      <number:number number:decimal-places="3" loext:min-decimal-places="3" number:min-integer-digits="1" number:grouping="true"/>
      <number:text> </number:text>
    </number:number-style>
    <number:number-style style:name="N166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166P2" style:volatile="true">
      <number:text> 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1" loext:min-decimal-places="1" number:min-integer-digits="1" number:grouping="true"/>
    </number:number-style>
    <number:number-style style:name="N170">
      <number:number number:decimal-places="3" loext:min-decimal-places="3" number:min-integer-digits="1" number:grouping="true"/>
    </number:number-style>
    <number:number-style style:name="N171">
      <number:number number:decimal-places="4" loext:min-decimal-places="4" number:min-integer-digits="1" number:grouping="true"/>
    </number:number-style>
    <number:number-style style:name="N172">
      <number:number number:decimal-places="5" loext:min-decimal-places="5" number:min-integer-digits="1" number:grouping="true"/>
    </number:number-style>
    <number:number-style style:name="N173">
      <number:number number:decimal-places="6" loext:min-decimal-places="6" number:min-integer-digits="1" number:grouping="true"/>
    </number:number-style>
    <number:number-style style:name="N174">
      <number:number number:decimal-places="9" loext:min-decimal-places="9" number:min-integer-digits="1"/>
    </number:number-style>
    <number:number-style style:name="N175">
      <number:number number:decimal-places="10" loext:min-decimal-places="10" number:min-integer-digits="1"/>
    </number:number-style>
    <number:number-style style:name="N176">
      <number:number number:decimal-places="11" loext:min-decimal-places="11" number:min-integer-digits="1"/>
    </number:number-style>
    <number:number-style style:name="N177">
      <number:number number:decimal-places="12" loext:min-decimal-places="12" number:min-integer-digits="1"/>
    </number:number-style>
    <number:number-style style:name="N178">
      <number:number number:decimal-places="8" loext:min-decimal-places="8" number:min-integer-digits="1"/>
    </number:number-style>
    <number:number-style style:name="N179">
      <number:number number:decimal-places="7" loext:min-decimal-places="7" number:min-integer-digits="1"/>
    </number:number-style>
    <number:number-style style:name="N180">
      <number:number number:decimal-places="6" loext:min-decimal-places="6" number:min-integer-digits="1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4" loext:min-decimal-places="4" number:min-integer-digits="1"/>
    </number:number-style>
    <number:number-style style:name="N183">
      <number:number number:decimal-places="3" loext:min-decimal-places="3" number:min-integer-digits="1"/>
    </number:number-style>
    <number:number-style style:name="N186P0" style:volatile="true">
      <number:number number:decimal-places="0" loext:min-decimal-places="0" number:min-integer-digits="1" number:grouping="true"/>
      <number:text> </number:text>
    </number:number-style>
    <number:number-style style:name="N186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86P2" style:volatile="true"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number number:decimal-places="2" loext:min-decimal-places="2" number:min-integer-digits="1" number:grouping="true"/>
      <number:text> </number:text>
    </number:number-style>
    <number:number-style style:name="N189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89P2" style:volatile="true">
      <number:text>-</number:text>
      <number:number number:decimal-places="0" loext:min-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number number:decimal-places="1" loext:min-decimal-places="1" number:min-integer-digits="1" number:grouping="true"/>
      <number:text> </number:text>
    </number:number-style>
    <number:number-style style:name="N190">
      <number:text>(</number:text>
      <number:number number:decimal-places="1" loext:min-decimal-places="1" number:min-integer-digits="1" number:grouping="true"/>
      <number:text>)</number:text>
      <style:map style:condition="value()&gt;=0" style:apply-style-name="N190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 style:data-style-name="N2" text:time-value="09:31:09.8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22:03:29.296000000</meta:creation-date>
    <dc:date>2016-06-17T09:34:07.192000000</dc:date>
    <meta:editing-duration>PT2H2M17S</meta:editing-duration>
    <meta:editing-cycles>40</meta:editing-cycles>
    <meta:generator>LibreOffice/5.1.0.3$Windows_x86 LibreOffice_project/5e3e00a007d9b3b6efb6797a8b8e57b51ab1f737</meta:generator>
    <meta:document-statistic meta:table-count="4" meta:cell-count="2223" meta:object-count="0"/>
  </office:meta>
</office:document-meta>
</file>

<file path=Basic/Standard/modStrings.xml><?xml version="1.0" encoding="utf-8"?>
<!DOCTYPE module  PUBLIC '-//OpenOffice.org//DTD OfficeDocument 1.0//EN'  'module.dtd'>
<script:module xmlns:script="http://openoffice.org/2000/script" script:name="modStrings" script:language="StarBasic">REM  *****  BASIC  *****

Public Function ReplaceMacro(sText As String, sFind As String, sRepl As String) As String
    If (Len(sText)) = 0 Then
		ReplaceMacro = ""
    	Exit Function
    End If
	Dim rv As String
	rv = Replace(sText, sFind, sRepl)
	ReplaceMacro = rv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Strin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